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1" svg:font-family="Cambria"/>
    <style:font-face style:name="Cambria" svg:font-family="Cambr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57.04mm"/>
    </style:style>
    <style:style style:name="co3" style:family="table-column">
      <style:table-column-properties fo:break-before="auto" style:column-width="22.58mm"/>
    </style:style>
    <style:style style:name="co4" style:family="table-column">
      <style:table-column-properties fo:break-before="auto" style:column-width="59.21mm"/>
    </style:style>
    <style:style style:name="co5" style:family="table-column">
      <style:table-column-properties fo:break-before="auto" style:column-width="40.96mm"/>
    </style:style>
    <style:style style:name="co6" style:family="table-column">
      <style:table-column-properties fo:break-before="auto" style:column-width="47.61mm"/>
    </style:style>
    <style:style style:name="co7" style:family="table-column">
      <style:table-column-properties fo:break-before="auto" style:column-width="14.69mm"/>
    </style:style>
    <style:style style:name="co8" style:family="table-column">
      <style:table-column-properties fo:break-before="auto" style:column-width="65.16mm"/>
    </style:style>
    <style:style style:name="co9" style:family="table-column">
      <style:table-column-properties fo:break-before="auto" style:column-width="59.07mm"/>
    </style:style>
    <style:style style:name="co10" style:family="table-column">
      <style:table-column-properties fo:break-before="auto" style:column-width="40.99mm"/>
    </style:style>
    <style:style style:name="co11" style:family="table-column">
      <style:table-column-properties fo:break-before="auto" style:column-width="83.1mm"/>
    </style:style>
    <style:style style:name="co12" style:family="table-column">
      <style:table-column-properties fo:break-before="auto" style:column-width="42.84mm"/>
    </style:style>
    <style:style style:name="co13" style:family="table-column">
      <style:table-column-properties fo:break-before="auto" style:column-width="40.94mm"/>
    </style:style>
    <style:style style:name="co14" style:family="table-column">
      <style:table-column-properties fo:break-before="auto" style:column-width="85.3mm"/>
    </style:style>
    <style:style style:name="co15" style:family="table-column">
      <style:table-column-properties fo:break-before="auto" style:column-width="62.83mm"/>
    </style:style>
    <style:style style:name="co16" style:family="table-column">
      <style:table-column-properties fo:break-before="auto" style:column-width="78.53mm"/>
    </style:style>
    <style:style style:name="co17" style:family="table-column">
      <style:table-column-properties fo:break-before="auto" style:column-width="81.54mm"/>
    </style:style>
    <style:style style:name="co18" style:family="table-column">
      <style:table-column-properties fo:break-before="auto" style:column-width="70.36mm"/>
    </style:style>
    <style:style style:name="co19" style:family="table-column">
      <style:table-column-properties fo:break-before="auto" style:column-width="77.86mm"/>
    </style:style>
    <style:style style:name="ro1" style:family="table-row">
      <style:table-row-properties style:row-height="5.5mm" fo:break-before="auto" style:use-optimal-row-height="true"/>
    </style:style>
    <style:style style:name="ro2" style:family="table-row">
      <style:table-row-properties style:row-height="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0.3mm" fo:break-before="auto" style:use-optimal-row-height="true"/>
    </style:style>
    <style:style style:name="ro5" style:family="table-row">
      <style:table-row-properties style:row-height="7.02mm" fo:break-before="auto" style:use-optimal-row-height="true"/>
    </style:style>
    <style:style style:name="ro6" style:family="table-row">
      <style:table-row-properties style:row-height="6.76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5.29mm" fo:break-before="auto" style:use-optimal-row-height="true"/>
    </style:style>
    <style:style style:name="ro9" style:family="table-row">
      <style:table-row-properties style:row-height="15.52mm" fo:break-before="auto" style:use-optimal-row-height="true"/>
    </style:style>
    <style:style style:name="ro10" style:family="table-row">
      <style:table-row-properties style:row-height="7.74mm" fo:break-before="auto" style:use-optimal-row-height="true"/>
    </style:style>
    <style:style style:name="ro11" style:family="table-row">
      <style:table-row-properties style:row-height="15.79mm" fo:break-before="auto" style:use-optimal-row-height="true"/>
    </style:style>
    <style:style style:name="ro12" style:family="table-row">
      <style:table-row-properties style:row-height="19.44mm" fo:break-before="auto" style:use-optimal-row-height="true"/>
    </style:style>
    <style:style style:name="ro13" style:family="table-row">
      <style:table-row-properties style:row-height="12.63mm" fo:break-before="auto" style:use-optimal-row-height="true"/>
    </style:style>
    <style:style style:name="ro14" style:family="table-row">
      <style:table-row-properties style:row-height="30.53mm" fo:break-before="auto" style:use-optimal-row-height="true"/>
    </style:style>
    <style:style style:name="ro15" style:family="table-row">
      <style:table-row-properties style:row-height="11.57mm" fo:break-before="auto" style:use-optimal-row-height="true"/>
    </style:style>
    <style:style style:name="ro16" style:family="table-row">
      <style:table-row-properties style:row-height="8.15mm" fo:break-before="auto" style:use-optimal-row-height="true"/>
    </style:style>
    <style:style style:name="ro17" style:family="table-row">
      <style:table-row-properties style:row-height="17.11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27.25mm" fo:break-before="auto" style:use-optimal-row-height="true"/>
    </style:style>
    <style:style style:name="ro20" style:family="table-row">
      <style:table-row-properties style:row-height="15.59mm" fo:break-before="auto" style:use-optimal-row-height="true"/>
    </style:style>
    <style:style style:name="ro21" style:family="table-row">
      <style:table-row-properties style:row-height="11.64mm" fo:break-before="auto" style:use-optimal-row-height="true"/>
    </style:style>
    <style:style style:name="ro22" style:family="table-row">
      <style:table-row-properties style:row-height="21.57mm" fo:break-before="auto" style:use-optimal-row-height="true"/>
    </style:style>
    <style:style style:name="ro23" style:family="table-row">
      <style:table-row-properties style:row-height="8.61mm" fo:break-before="auto" style:use-optimal-row-height="true"/>
    </style:style>
    <style:style style:name="ro24" style:family="table-row">
      <style:table-row-properties style:row-height="22.97mm" fo:break-before="auto" style:use-optimal-row-height="true"/>
    </style:style>
    <style:style style:name="ro25" style:family="table-row">
      <style:table-row-properties style:row-height="13.39mm" fo:break-before="auto" style:use-optimal-row-height="true"/>
    </style:style>
    <style:style style:name="ro26" style:family="table-row">
      <style:table-row-properties style:row-height="13.34mm" fo:break-before="auto" style:use-optimal-row-height="true"/>
    </style:style>
    <style:style style:name="ro27" style:family="table-row">
      <style:table-row-properties style:row-height="8.59mm" fo:break-before="auto" style:use-optimal-row-height="true"/>
    </style:style>
    <style:style style:name="ro28" style:family="table-row">
      <style:table-row-properties style:row-height="19.3mm" fo:break-before="auto" style:use-optimal-row-height="true"/>
    </style:style>
    <style:style style:name="ro29" style:family="table-row">
      <style:table-row-properties style:row-height="18.94mm" fo:break-before="auto" style:use-optimal-row-height="true"/>
    </style:style>
    <style:style style:name="ro30" style:family="table-row">
      <style:table-row-properties style:row-height="18.24mm" fo:break-before="auto" style:use-optimal-row-height="true"/>
    </style:style>
    <style:style style:name="ro31" style:family="table-row">
      <style:table-row-properties style:row-height="18.66mm" fo:break-before="auto" style:use-optimal-row-height="false"/>
    </style:style>
    <style:style style:name="ro32" style:family="table-row">
      <style:table-row-properties style:row-height="19.3mm" fo:break-before="auto" style:use-optimal-row-height="false"/>
    </style:style>
    <style:style style:name="ro33" style:family="table-row">
      <style:table-row-properties style:row-height="8.33mm" fo:break-before="auto" style:use-optimal-row-height="true"/>
    </style:style>
    <style:style style:name="ro34" style:family="table-row">
      <style:table-row-properties style:row-height="8.45mm" fo:break-before="auto" style:use-optimal-row-height="true"/>
    </style:style>
    <style:style style:name="ro35" style:family="table-row">
      <style:table-row-properties style:row-height="12.59mm" fo:break-before="auto" style:use-optimal-row-height="false"/>
    </style:style>
    <style:style style:name="ro36" style:family="table-row">
      <style:table-row-properties style:row-height="17.85mm" fo:break-before="auto" style:use-optimal-row-height="true"/>
    </style:style>
    <style:style style:name="ro37" style:family="table-row">
      <style:table-row-properties style:row-height="17.27mm" fo:break-before="auto" style:use-optimal-row-height="false"/>
    </style:style>
    <style:style style:name="ro38" style:family="table-row">
      <style:table-row-properties style:row-height="10.92mm" fo:break-before="auto" style:use-optimal-row-height="false"/>
    </style:style>
    <style:style style:name="ro39" style:family="table-row">
      <style:table-row-properties style:row-height="8.55mm" fo:break-before="auto" style:use-optimal-row-height="true"/>
    </style:style>
    <style:style style:name="ro40" style:family="table-row">
      <style:table-row-properties style:row-height="22.37mm" fo:break-before="auto" style:use-optimal-row-height="true"/>
    </style:style>
    <style:style style:name="ro41" style:family="table-row">
      <style:table-row-properties style:row-height="17.76mm" fo:break-before="auto" style:use-optimal-row-height="true"/>
    </style:style>
    <style:style style:name="ro42" style:family="table-row">
      <style:table-row-properties style:row-height="31.59mm" fo:break-before="auto" style:use-optimal-row-height="true"/>
    </style:style>
    <style:style style:name="ro43" style:family="table-row">
      <style:table-row-properties style:row-height="31.41mm" fo:break-before="auto" style:use-optimal-row-height="false"/>
    </style:style>
    <style:style style:name="ro44" style:family="table-row">
      <style:table-row-properties style:row-height="18.19mm" fo:break-before="auto" style:use-optimal-row-height="true"/>
    </style:style>
    <style:style style:name="ro45" style:family="table-row">
      <style:table-row-properties style:row-height="8.68mm" fo:break-before="auto" style:use-optimal-row-height="true"/>
    </style:style>
    <style:style style:name="ro46" style:family="table-row">
      <style:table-row-properties style:row-height="12.33mm" fo:break-before="auto" style:use-optimal-row-height="false"/>
    </style:style>
    <style:style style:name="ro47" style:family="table-row">
      <style:table-row-properties style:row-height="26.92mm" fo:break-before="auto" style:use-optimal-row-height="true"/>
    </style:style>
    <style:style style:name="ro48" style:family="table-row">
      <style:table-row-properties style:row-height="8.87mm" fo:break-before="auto" style:use-optimal-row-height="true"/>
    </style:style>
    <style:style style:name="ro49" style:family="table-row">
      <style:table-row-properties style:row-height="17.97mm" fo:break-before="auto" style:use-optimal-row-height="true"/>
    </style:style>
    <style:style style:name="ro50" style:family="table-row">
      <style:table-row-properties style:row-height="22.81mm" fo:break-before="auto" style:use-optimal-row-height="true"/>
    </style:style>
    <style:style style:name="ro51" style:family="table-row">
      <style:table-row-properties style:row-height="32.46mm" fo:break-before="auto" style:use-optimal-row-height="true"/>
    </style:style>
    <style:style style:name="ro52" style:family="table-row">
      <style:table-row-properties style:row-height="27.64mm" fo:break-before="auto" style:use-optimal-row-height="true"/>
    </style:style>
    <style:style style:name="ro53" style:family="table-row">
      <style:table-row-properties style:row-height="46.94mm" fo:break-before="auto" style:use-optimal-row-height="true"/>
    </style:style>
    <style:style style:name="ro54" style:family="table-row">
      <style:table-row-properties style:row-height="22.56mm" fo:break-before="auto" style:use-optimal-row-height="true"/>
    </style:style>
    <style:style style:name="ro55" style:family="table-row">
      <style:table-row-properties style:row-height="46.14mm" fo:break-before="auto" style:use-optimal-row-height="false"/>
    </style:style>
    <style:style style:name="ro56" style:family="table-row">
      <style:table-row-properties style:row-height="49.23mm" fo:break-before="auto" style:use-optimal-row-height="false"/>
    </style:style>
    <style:style style:name="ro57" style:family="table-row">
      <style:table-row-properties style:row-height="12.14mm" fo:break-before="auto" style:use-optimal-row-height="true"/>
    </style:style>
    <style:style style:name="ro58" style:family="table-row">
      <style:table-row-properties style:row-height="18.75mm" fo:break-before="auto" style:use-optimal-row-height="true"/>
    </style:style>
    <style:style style:name="ro59" style:family="table-row">
      <style:table-row-properties style:row-height="7.8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fo:padding="1.99mm" style:vertical-align="top"/>
      <style:paragraph-properties fo:text-align="end" fo:margin-left="0mm"/>
      <style:text-properties style:font-name="Cambria" fo:font-weight="bold" style:font-weight-asian="bold" style:font-weight-complex="bold"/>
      <style:map style:condition="cell-content()=[$1Fonctions.$A$13]" style:apply-style-name="Default" style:base-cell-address="1Fonctions.A2"/>
      <style:map style:condition="cell-content()=[$1Fonctions.$A$14]" style:apply-style-name="Default" style:base-cell-address="1Fonctions.A2"/>
      <style:map style:condition="cell-content()=[$1Fonctions.$A$15]" style:apply-style-name="Default" style:base-cell-address="1Fonctions.A2"/>
      <style:map style:condition="cell-content()=[$1Fonctions.$A$16]" style:apply-style-name="Default" style:base-cell-address="1Fonctions.A2"/>
      <style:map style:condition="cell-content()=[$1Fonctions.$A$17]" style:apply-style-name="Default" style:base-cell-address="1Fonctions.A2"/>
      <style:map style:condition="cell-content()=[$1Fonctions.$A$18]" style:apply-style-name="Default" style:base-cell-address="1Fonctions.A2"/>
      <style:map style:condition="cell-content()=[$1Fonctions.$A$19]" style:apply-style-name="Default" style:base-cell-address="1Fonctions.A2"/>
      <style:map style:condition="cell-content()=[$1Fonctions.$A$20]" style:apply-style-name="Default" style:base-cell-address="1Fonctions.A2"/>
      <style:map style:condition="cell-content()=[$1Fonctions.$A$21]" style:apply-style-name="Default" style:base-cell-address="1Fonctions.A2"/>
      <style:map style:condition="cell-content()=[$1Fonctions.$A$22]" style:apply-style-name="Default" style:base-cell-address="1Fonctions.A2"/>
      <style:map style:condition="cell-content()=[$1Fonctions.$A$23]" style:apply-style-name="Default" style:base-cell-address="1Fonctions.A2"/>
      <style:map style:condition="cell-content()=[$1Fonctions.$A$24]" style:apply-style-name="Default" style:base-cell-address="1Fonctions.A2"/>
      <style:map style:condition="cell-content()=[$1Fonctions.$A$25]" style:apply-style-name="Default" style:base-cell-address="1Fonctions.A2"/>
      <style:map style:condition="cell-content()=[$1Fonctions.$A$26]" style:apply-style-name="Default" style:base-cell-address="1Fonctions.A2"/>
      <style:map style:condition="cell-content()=[$1Fonctions.$A$27]" style:apply-style-name="Default" style:base-cell-address="1Fonctions.A2"/>
      <style:map style:condition="cell-content()=[$1Fonctions.$A$28]" style:apply-style-name="Default" style:base-cell-address="1Fonctions.A2"/>
    </style:style>
    <style:style style:name="ce3" style:family="table-cell" style:parent-style-name="Default">
      <style:table-cell-properties style:text-align-source="fix" style:repeat-content="false" fo:wrap-option="wrap" fo:padding="1.99mm" style:vertical-align="top"/>
      <style:paragraph-properties fo:text-align="end" fo:margin-left="0mm"/>
      <style:text-properties style:font-name="Cambria" fo:font-weight="bold" style:font-weight-asian="bold" style:font-weight-complex="bold"/>
      <style:map style:condition="cell-content()=[$1Fonctions.$A$13]" style:apply-style-name="Default" style:base-cell-address="1Fonctions.A3"/>
      <style:map style:condition="cell-content()=[$1Fonctions.$A$14]" style:apply-style-name="Default" style:base-cell-address="1Fonctions.A3"/>
      <style:map style:condition="cell-content()=[$1Fonctions.$A$15]" style:apply-style-name="Default" style:base-cell-address="1Fonctions.A3"/>
      <style:map style:condition="cell-content()=[$1Fonctions.$A$16]" style:apply-style-name="Default" style:base-cell-address="1Fonctions.A3"/>
      <style:map style:condition="cell-content()=[$1Fonctions.$A$17]" style:apply-style-name="Default" style:base-cell-address="1Fonctions.A3"/>
      <style:map style:condition="cell-content()=[$1Fonctions.$A$18]" style:apply-style-name="Default" style:base-cell-address="1Fonctions.A3"/>
      <style:map style:condition="cell-content()=[$1Fonctions.$A$19]" style:apply-style-name="Default" style:base-cell-address="1Fonctions.A3"/>
      <style:map style:condition="cell-content()=[$1Fonctions.$A$20]" style:apply-style-name="Default" style:base-cell-address="1Fonctions.A3"/>
      <style:map style:condition="cell-content()=[$1Fonctions.$A$21]" style:apply-style-name="Default" style:base-cell-address="1Fonctions.A3"/>
      <style:map style:condition="cell-content()=[$1Fonctions.$A$22]" style:apply-style-name="Default" style:base-cell-address="1Fonctions.A3"/>
      <style:map style:condition="cell-content()=[$1Fonctions.$A$23]" style:apply-style-name="Default" style:base-cell-address="1Fonctions.A3"/>
      <style:map style:condition="cell-content()=[$1Fonctions.$A$24]" style:apply-style-name="Default" style:base-cell-address="1Fonctions.A3"/>
      <style:map style:condition="cell-content()=[$1Fonctions.$A$25]" style:apply-style-name="Default" style:base-cell-address="1Fonctions.A3"/>
      <style:map style:condition="cell-content()=[$1Fonctions.$A$26]" style:apply-style-name="Default" style:base-cell-address="1Fonctions.A3"/>
      <style:map style:condition="cell-content()=[$1Fonctions.$A$27]" style:apply-style-name="Default" style:base-cell-address="1Fonctions.A3"/>
      <style:map style:condition="cell-content()=[$1Fonctions.$A$28]" style:apply-style-name="Default" style:base-cell-address="1Fonctions.A3"/>
    </style:style>
    <style:style style:name="ce4" style:family="table-cell" style:parent-style-name="Default">
      <style:table-cell-properties style:text-align-source="fix" style:repeat-content="false" fo:wrap-option="wrap" fo:padding="1.99mm" style:vertical-align="top"/>
      <style:paragraph-properties fo:text-align="end" fo:margin-left="0mm"/>
      <style:text-properties style:font-name="Cambria" fo:font-weight="bold" style:font-weight-asian="bold" style:font-weight-complex="bold"/>
      <style:map style:condition="cell-content()=[$1Fonctions.$A$13]" style:apply-style-name="Default" style:base-cell-address="1Fonctions.A4"/>
      <style:map style:condition="cell-content()=[$1Fonctions.$A$14]" style:apply-style-name="Default" style:base-cell-address="1Fonctions.A4"/>
      <style:map style:condition="cell-content()=[$1Fonctions.$A$15]" style:apply-style-name="Default" style:base-cell-address="1Fonctions.A4"/>
      <style:map style:condition="cell-content()=[$1Fonctions.$A$16]" style:apply-style-name="Default" style:base-cell-address="1Fonctions.A4"/>
      <style:map style:condition="cell-content()=[$1Fonctions.$A$17]" style:apply-style-name="Default" style:base-cell-address="1Fonctions.A4"/>
      <style:map style:condition="cell-content()=[$1Fonctions.$A$18]" style:apply-style-name="Default" style:base-cell-address="1Fonctions.A4"/>
      <style:map style:condition="cell-content()=[$1Fonctions.$A$19]" style:apply-style-name="Default" style:base-cell-address="1Fonctions.A4"/>
      <style:map style:condition="cell-content()=[$1Fonctions.$A$20]" style:apply-style-name="Default" style:base-cell-address="1Fonctions.A4"/>
      <style:map style:condition="cell-content()=[$1Fonctions.$A$21]" style:apply-style-name="Default" style:base-cell-address="1Fonctions.A4"/>
      <style:map style:condition="cell-content()=[$1Fonctions.$A$22]" style:apply-style-name="Default" style:base-cell-address="1Fonctions.A4"/>
      <style:map style:condition="cell-content()=[$1Fonctions.$A$23]" style:apply-style-name="Default" style:base-cell-address="1Fonctions.A4"/>
      <style:map style:condition="cell-content()=[$1Fonctions.$A$24]" style:apply-style-name="Default" style:base-cell-address="1Fonctions.A4"/>
      <style:map style:condition="cell-content()=[$1Fonctions.$A$25]" style:apply-style-name="Default" style:base-cell-address="1Fonctions.A4"/>
      <style:map style:condition="cell-content()=[$1Fonctions.$A$26]" style:apply-style-name="Default" style:base-cell-address="1Fonctions.A4"/>
      <style:map style:condition="cell-content()=[$1Fonctions.$A$27]" style:apply-style-name="Default" style:base-cell-address="1Fonctions.A4"/>
      <style:map style:condition="cell-content()=[$1Fonctions.$A$28]" style:apply-style-name="Default" style:base-cell-address="1Fonctions.A4"/>
    </style:style>
    <style:style style:name="ce5" style:family="table-cell" style:parent-style-name="Default">
      <style:table-cell-properties fo:background-color="#ccff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99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333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ff420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cc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cc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 style:family="table-cell" style:parent-style-name="Default">
      <style:table-cell-properties fo:wrap-option="wrap"/>
    </style:style>
    <style:style style:name="ce16" style:family="table-cell" style:parent-style-name="Default">
      <style:table-cell-properties fo:background-color="#99cc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cc00"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ffff00"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0" style:family="table-cell" style:parent-style-name="Default">
      <style:table-cell-properties fo:wrap-option="wrap" fo:padding="1.99mm" style:vertical-align="top"/>
      <style:map style:condition="cell-content()!=&quot;&quot;" style:apply-style-name="cellule_20_narrateur" style:base-cell-address="'2L''île au trésor'.A3"/>
    </style:style>
    <style:style style:name="ce21" style:family="table-cell" style:parent-style-name="Default">
      <style:map style:condition="cell-content()!=&quot;&quot;" style:apply-style-name="cellule_20_narrateur" style:base-cell-address="'2L''île au trésor'.A3"/>
    </style:style>
    <style:style style:name="ce22" style:family="table-cell" style:parent-style-name="Default">
      <style:table-cell-properties fo:wrap-option="wrap" fo:padding="1.99mm" style:vertical-align="top"/>
      <style:map style:condition="cell-content()!=&quot;&quot;" style:apply-style-name="cellule_20_narrateur" style:base-cell-address="'2L''île au trésor'.A31"/>
    </style:style>
    <style:style style:name="ce23" style:family="table-cell" style:parent-style-name="Default">
      <style:table-cell-properties fo:wrap-option="wrap" fo:padding="1.99mm"/>
      <style:map style:condition="cell-content()!=&quot;&quot;" style:apply-style-name="cellule_20_narrateur" style:base-cell-address="'2L''île au trésor'.A3"/>
    </style:style>
    <style:style style:name="ce24" style:family="table-cell" style:parent-style-name="Default">
      <style:table-cell-properties fo:wrap-option="wrap" fo:padding="1.99mm" style:vertical-align="top"/>
      <style:map style:condition="cell-content()!=&quot;&quot;" style:apply-style-name="cellule_20_narrateur" style:base-cell-address="'2L''île au trésor'.B24"/>
    </style:style>
    <style:style style:name="ce25" style:family="table-cell" style:parent-style-name="Default">
      <style:table-cell-properties fo:wrap-option="wrap" fo:padding="1.99mm" style:vertical-align="top"/>
      <style:map style:condition="cell-content()!=&quot;&quot;" style:apply-style-name="cellule_20_narrateur" style:base-cell-address="'2L''île au trésor'.B25"/>
    </style:style>
    <style:style style:name="ce26" style:family="table-cell" style:parent-style-name="Default">
      <style:table-cell-properties fo:wrap-option="wrap" fo:padding="1.99mm" style:vertical-align="top"/>
      <style:map style:condition="cell-content()!=&quot;&quot;" style:apply-style-name="cellule_20_narrateur" style:base-cell-address="'2L''île au trésor'.B31"/>
    </style:style>
    <style:style style:name="ce27" style:family="table-cell" style:parent-style-name="Default">
      <style:table-cell-properties fo:wrap-option="wrap" fo:padding="1.99mm" style:vertical-align="top"/>
      <style:map style:condition="cell-content()!=&quot;&quot;" style:apply-style-name="cellule_20_narrateur" style:base-cell-address="'2L''île au trésor'.C31"/>
    </style:style>
    <style:style style:name="ce28" style:family="table-cell" style:parent-style-name="Default">
      <style:table-cell-properties fo:wrap-option="wrap" fo:padding="1.99mm" style:vertical-align="top"/>
      <style:map style:condition="cell-content()!=&quot;&quot;" style:apply-style-name="cellule_20_narrateur" style:base-cell-address="'2L''île au trésor'.C32"/>
    </style:style>
    <style:style style:name="ce29" style:family="table-cell" style:parent-style-name="Default">
      <style:table-cell-properties fo:wrap-option="wrap" fo:padding="1.99mm" style:vertical-align="top"/>
      <style:map style:condition="cell-content()!=&quot;&quot;" style:apply-style-name="cellule_20_narrateur" style:base-cell-address="'2L''île au trésor'.D30"/>
    </style:style>
    <style:style style:name="ce30" style:family="table-cell" style:parent-style-name="Default">
      <style:table-cell-properties fo:wrap-option="wrap" fo:padding="1.99mm" style:vertical-align="top"/>
      <style:map style:condition="cell-content()!=&quot;&quot;" style:apply-style-name="cellule_20_narrateur" style:base-cell-address="'2L''île au trésor'.D31"/>
    </style:style>
    <style:style style:name="ce31" style:family="table-cell" style:parent-style-name="Default">
      <style:table-cell-properties fo:background-color="#ffff00" style:text-align-source="fix" style:repeat-content="false"/>
      <style:paragraph-properties fo:text-align="center" fo:margin-left="0mm"/>
      <style:text-properties fo:font-size="12pt" style:font-size-asian="12pt" style:font-size-complex="12pt"/>
    </style:style>
    <style:style style:name="ce32" style:family="table-cell" style:parent-style-name="Default">
      <style:table-cell-properties fo:wrap-option="wrap" fo:padding="1.99mm" style:vertical-align="top"/>
      <style:map style:condition="cell-content()!=&quot;&quot;" style:apply-style-name="cellule_20_normale" style:base-cell-address="3Indice.A3"/>
    </style:style>
    <style:style style:name="ce33" style:family="table-cell" style:parent-style-name="Default">
      <style:table-cell-properties fo:wrap-option="wrap" fo:padding="1.99mm" style:vertical-align="top"/>
      <style:map style:condition="cell-content()!=&quot;&quot;" style:apply-style-name="cellule_20_normale" style:base-cell-address="3Indice.A4"/>
    </style:style>
    <style:style style:name="ce34" style:family="table-cell" style:parent-style-name="Default">
      <style:table-cell-properties fo:wrap-option="wrap" fo:padding="1.99mm" style:vertical-align="top"/>
      <style:map style:condition="cell-content()!=&quot;&quot;" style:apply-style-name="cellule_20_normale" style:base-cell-address="3Indice.A5"/>
    </style:style>
    <style:style style:name="ce35" style:family="table-cell" style:parent-style-name="Default">
      <style:table-cell-properties fo:wrap-option="wrap" fo:padding="1.99mm" style:vertical-align="top"/>
      <style:map style:condition="cell-content()!=&quot;&quot;" style:apply-style-name="cellule_20_normale" style:base-cell-address="3Indice.A6"/>
    </style:style>
    <style:style style:name="ce36" style:family="table-cell" style:parent-style-name="Default">
      <style:map style:condition="cell-content()!=&quot;&quot;" style:apply-style-name="cellule_20_normale" style:base-cell-address="3Indice.A3"/>
    </style:style>
    <style:style style:name="ce37" style:family="table-cell" style:parent-style-name="Default">
      <style:table-cell-properties fo:wrap-option="wrap" fo:padding="1.99mm" style:vertical-align="top"/>
      <style:map style:condition="cell-content()!=&quot;&quot;" style:apply-style-name="cellule_20_normale" style:base-cell-address="3Indice.B5"/>
    </style:style>
    <style:style style:name="ce38" style:family="table-cell" style:parent-style-name="Default">
      <style:table-cell-properties fo:wrap-option="wrap" fo:padding="1.99mm" style:vertical-align="top"/>
      <style:map style:condition="cell-content()!=&quot;&quot;" style:apply-style-name="cellule_20_normale" style:base-cell-address="3Indice.B6"/>
    </style:style>
    <style:style style:name="ce39" style:family="table-cell" style:parent-style-name="Default">
      <style:table-cell-properties fo:wrap-option="wrap" fo:padding="1.99mm" style:vertical-align="top"/>
      <style:map style:condition="cell-content()!=&quot;&quot;" style:apply-style-name="cellule_20_normale" style:base-cell-address="3Indice.B7"/>
    </style:style>
    <style:style style:name="ce40" style:family="table-cell" style:parent-style-name="Default">
      <style:table-cell-properties fo:wrap-option="wrap" fo:padding="1.99mm" style:vertical-align="top"/>
      <style:map style:condition="cell-content()!=&quot;&quot;" style:apply-style-name="cellule_20_normale" style:base-cell-address="3Indice.B8"/>
    </style:style>
    <style:style style:name="ce41" style:family="table-cell" style:parent-style-name="Default">
      <style:table-cell-properties fo:wrap-option="wrap" fo:padding="1.99mm" style:vertical-align="top"/>
      <style:map style:condition="cell-content()!=&quot;&quot;" style:apply-style-name="cellule_20_normale" style:base-cell-address="3Indice.B9"/>
    </style:style>
    <style:style style:name="ce42" style:family="table-cell" style:parent-style-name="Default">
      <style:table-cell-properties fo:wrap-option="wrap" fo:padding="1.99mm" style:vertical-align="top"/>
      <style:map style:condition="cell-content()!=&quot;&quot;" style:apply-style-name="cellule_20_normale" style:base-cell-address="3Indice.B10"/>
    </style:style>
    <style:style style:name="ce43" style:family="table-cell" style:parent-style-name="Default">
      <style:table-cell-properties fo:wrap-option="wrap" fo:padding="1.99mm" style:vertical-align="top"/>
      <style:map style:condition="cell-content()!=&quot;&quot;" style:apply-style-name="cellule_20_normale" style:base-cell-address="3Indice.B11"/>
    </style:style>
    <style:style style:name="ce44" style:family="table-cell" style:parent-style-name="Default">
      <style:table-cell-properties fo:wrap-option="wrap" fo:padding="1.99mm" style:vertical-align="top"/>
      <style:map style:condition="cell-content()!=&quot;&quot;" style:apply-style-name="cellule_20_normale" style:base-cell-address="3Indice.B11"/>
    </style:style>
    <style:style style:name="ce45" style:family="table-cell" style:parent-style-name="Default">
      <style:table-cell-properties fo:wrap-option="wrap" fo:padding="1.99mm" style:vertical-align="top"/>
      <style:map style:condition="cell-content()!=&quot;&quot;" style:apply-style-name="cellule_20_normale" style:base-cell-address="3Indice.B14"/>
    </style:style>
    <style:style style:name="ce46" style:family="table-cell" style:parent-style-name="Default">
      <style:table-cell-properties fo:wrap-option="wrap" fo:padding="1.99mm" style:vertical-align="top"/>
      <style:map style:condition="cell-content()!=&quot;&quot;" style:apply-style-name="cellule_20_normale" style:base-cell-address="3Indice.B15"/>
    </style:style>
    <style:style style:name="ce47" style:family="table-cell" style:parent-style-name="Default">
      <style:table-cell-properties fo:wrap-option="wrap" fo:padding="1.99mm" style:vertical-align="top"/>
      <style:map style:condition="cell-content()!=&quot;&quot;" style:apply-style-name="cellule_20_normale" style:base-cell-address="3Indice.B16"/>
    </style:style>
    <style:style style:name="ce48" style:family="table-cell" style:parent-style-name="Default">
      <style:table-cell-properties fo:wrap-option="wrap" fo:padding="1.99mm" style:vertical-align="top"/>
      <style:map style:condition="cell-content()!=&quot;&quot;" style:apply-style-name="cellule_20_normale" style:base-cell-address="3Indice.B17"/>
    </style:style>
    <style:style style:name="ce49" style:family="table-cell" style:parent-style-name="Default">
      <style:table-cell-properties fo:wrap-option="wrap" fo:padding="1.99mm" style:vertical-align="top"/>
      <style:map style:condition="cell-content()!=&quot;&quot;" style:apply-style-name="cellule_20_normale" style:base-cell-address="3Indice.B18"/>
    </style:style>
    <style:style style:name="ce50" style:family="table-cell" style:parent-style-name="Default">
      <style:table-cell-properties fo:wrap-option="wrap" fo:padding="1.99mm"/>
      <style:map style:condition="cell-content()!=&quot;&quot;" style:apply-style-name="cellule_20_normale" style:base-cell-address="3Indice.B19"/>
    </style:style>
    <style:style style:name="ce51" style:family="table-cell" style:parent-style-name="Default">
      <style:table-cell-properties fo:wrap-option="wrap" fo:padding="1.99mm"/>
      <style:map style:condition="cell-content()!=&quot;&quot;" style:apply-style-name="cellule_20_normale" style:base-cell-address="3Indice.A3"/>
    </style:style>
    <style:style style:name="ce52" style:family="table-cell" style:parent-style-name="Default">
      <style:table-cell-properties fo:wrap-option="wrap" fo:padding="1.99mm" style:vertical-align="top"/>
      <style:map style:condition="cell-content()!=&quot;&quot;" style:apply-style-name="cellule_20_normale" style:base-cell-address="3Indice.E11"/>
    </style:style>
    <style:style style:name="ce53" style:family="table-cell" style:parent-style-name="Default">
      <style:map style:condition="cell-content()!=&quot;&quot;" style:apply-style-name="cellule_20_normale" style:base-cell-address="3Indice.E14"/>
    </style:style>
    <style:style style:name="ce54" style:family="table-cell" style:parent-style-name="Default">
      <style:table-cell-properties fo:wrap-option="wrap" fo:padding="1.99mm" style:vertical-align="top"/>
      <style:map style:condition="cell-content()!=&quot;&quot;" style:apply-style-name="cellule_20_normale" style:base-cell-address="3Indice.E17"/>
    </style:style>
    <style:style style:name="ce55" style:family="table-cell" style:parent-style-name="Default">
      <style:table-cell-properties fo:wrap-option="wrap" fo:padding="1.99mm" style:vertical-align="top"/>
      <style:map style:condition="cell-content()!=&quot;&quot;" style:apply-style-name="cellule_20_normale" style:base-cell-address="3Indice.E18"/>
    </style:style>
    <style:style style:name="ce56" style:family="table-cell" style:parent-style-name="Default">
      <style:table-cell-properties fo:wrap-option="wrap" fo:padding="1.99mm" style:vertical-align="top"/>
      <style:map style:condition="cell-content()!=&quot;&quot;" style:apply-style-name="cellule_20_normale" style:base-cell-address="3Indice.E19"/>
    </style:style>
    <style:style style:name="ce57" style:family="table-cell" style:parent-style-name="Default">
      <style:table-cell-properties fo:wrap-option="wrap" fo:padding="1.99mm" style:vertical-align="top"/>
      <style:map style:condition="cell-content()!=&quot;&quot;" style:apply-style-name="cellule_20_normale" style:base-cell-address="3Indice.E20"/>
    </style:style>
    <style:style style:name="ce58" style:family="table-cell" style:parent-style-name="Default">
      <style:table-cell-properties fo:wrap-option="wrap" fo:padding="1.99mm" style:vertical-align="top"/>
      <style:map style:condition="cell-content()!=&quot;&quot;" style:apply-style-name="cellule_20_normale" style:base-cell-address="3Indice.E21"/>
    </style:style>
    <style:style style:name="ce59" style:family="table-cell" style:parent-style-name="Default">
      <style:table-cell-properties fo:wrap-option="wrap" fo:padding="1.99mm" style:vertical-align="top"/>
      <style:map style:condition="cell-content()!=&quot;&quot;" style:apply-style-name="cellule_20_normale" style:base-cell-address="3Indice.E22"/>
    </style:style>
    <style:style style:name="ce60" style:family="table-cell" style:parent-style-name="Default">
      <style:table-cell-properties fo:wrap-option="wrap" fo:padding="1.99mm"/>
      <style:map style:condition="cell-content()!=&quot;&quot;" style:apply-style-name="cellule_20_normale" style:base-cell-address="3Indice.E23"/>
    </style:style>
    <style:style style:name="ce61" style:family="table-cell" style:parent-style-name="Default">
      <style:map style:condition="cell-content()!=&quot;&quot;" style:apply-style-name="cellule_20_normale" style:base-cell-address="3Indice.E24"/>
    </style:style>
    <style:style style:name="ce62" style:family="table-cell" style:parent-style-name="Default">
      <style:table-cell-properties fo:wrap-option="wrap" fo:padding="1.99mm" style:vertical-align="top"/>
      <style:map style:condition="cell-content()!=&quot;&quot;" style:apply-style-name="cellule_20_normale" style:base-cell-address="3Indice.F3"/>
    </style:style>
    <style:style style:name="ce63" style:family="table-cell" style:parent-style-name="Default">
      <style:map style:condition="cell-content()!=&quot;&quot;" style:apply-style-name="cellule_20_normale" style:base-cell-address="3Indice.F17"/>
    </style:style>
    <style:style style:name="ce64" style:family="table-cell" style:parent-style-name="Default">
      <style:table-cell-properties fo:wrap-option="wrap" fo:padding="1.99mm"/>
      <style:map style:condition="cell-content()!=&quot;&quot;" style:apply-style-name="cellule_20_normale" style:base-cell-address="3Indice.F18"/>
    </style:style>
    <style:style style:name="ce65" style:family="table-cell" style:parent-style-name="Default">
      <style:map style:condition="cell-content()!=&quot;&quot;" style:apply-style-name="cellule_20_normale" style:base-cell-address="3Indice.F19"/>
    </style:style>
    <style:style style:name="ce66" style:family="table-cell" style:parent-style-name="Default">
      <style:table-cell-properties fo:wrap-option="wrap" fo:padding="1.99mm"/>
      <style:map style:condition="cell-content()!=&quot;&quot;" style:apply-style-name="cellule_20_normale" style:base-cell-address="3Indice.F20"/>
    </style:style>
    <style:style style:name="ce67" style:family="table-cell" style:parent-style-name="Default">
      <style:table-cell-properties fo:wrap-option="wrap" fo:padding="1.99mm" style:vertical-align="top"/>
      <style:map style:condition="cell-content()!=&quot;&quot;" style:apply-style-name="cellule_20_normale" style:base-cell-address="3Indice.F21"/>
    </style:style>
    <style:style style:name="ce68" style:family="table-cell" style:parent-style-name="Default">
      <style:table-cell-properties fo:wrap-option="wrap" fo:padding="1.99mm" style:vertical-align="top"/>
      <style:map style:condition="cell-content()!=&quot;&quot;" style:apply-style-name="cellule_20_normale" style:base-cell-address="3Indice.F22"/>
    </style:style>
    <style:style style:name="ce69" style:family="table-cell" style:parent-style-name="Default">
      <style:table-cell-properties fo:wrap-option="wrap" fo:padding="1.99mm" style:vertical-align="top"/>
      <style:map style:condition="cell-content()!=&quot;&quot;" style:apply-style-name="cellule_20_normale" style:base-cell-address="3Indice.F23"/>
    </style:style>
    <style:style style:name="ce70" style:family="table-cell" style:parent-style-name="Default">
      <style:table-cell-properties fo:wrap-option="wrap" fo:padding="1.99mm" style:vertical-align="top"/>
      <style:map style:condition="cell-content()!=&quot;&quot;" style:apply-style-name="cellule_20_normale" style:base-cell-address="3Indice.J28"/>
    </style:style>
    <style:style style:name="ce71" style:family="table-cell" style:parent-style-name="Default">
      <style:map style:condition="cell-content()!=&quot;&quot;" style:apply-style-name="cellule_20_normale" style:base-cell-address="3Indice.F28"/>
    </style:style>
    <style:style style:name="ce72" style:family="table-cell" style:parent-style-name="Default">
      <style:table-cell-properties fo:wrap-option="wrap" fo:padding="1.99mm" style:vertical-align="top"/>
      <style:map style:condition="cell-content()!=&quot;&quot;" style:apply-style-name="cellule_20_normale" style:base-cell-address="3Indice.I13"/>
    </style:style>
    <style:style style:name="ce73" style:family="table-cell" style:parent-style-name="Default">
      <style:table-cell-properties fo:wrap-option="wrap" fo:padding="1.99mm"/>
      <style:map style:condition="cell-content()!=&quot;&quot;" style:apply-style-name="cellule_20_normale" style:base-cell-address="3Indice.G22"/>
    </style:style>
    <style:style style:name="ce74" style:family="table-cell" style:parent-style-name="Default">
      <style:table-cell-properties fo:wrap-option="wrap" fo:padding="1.99mm"/>
      <style:map style:condition="cell-content()!=&quot;&quot;" style:apply-style-name="cellule_20_normale" style:base-cell-address="3Indice.G23"/>
    </style:style>
    <style:style style:name="ce75" style:family="table-cell" style:parent-style-name="Default">
      <style:map style:condition="cell-content()!=&quot;&quot;" style:apply-style-name="cellule_20_normale" style:base-cell-address="3Indice.G24"/>
    </style:style>
    <style:style style:name="ce76" style:family="table-cell" style:parent-style-name="Default">
      <style:map style:condition="cell-content()!=&quot;&quot;" style:apply-style-name="cellule_20_normale" style:base-cell-address="3Indice.G25"/>
    </style:style>
    <style:style style:name="ce77" style:family="table-cell" style:parent-style-name="Default">
      <style:table-cell-properties fo:wrap-option="wrap" fo:padding="1.99mm" style:vertical-align="top"/>
      <style:map style:condition="cell-content()!=&quot;&quot;" style:apply-style-name="cellule_20_normale" style:base-cell-address="3Indice.G26"/>
    </style:style>
    <style:style style:name="ce78" style:family="table-cell" style:parent-style-name="Default">
      <style:table-cell-properties fo:wrap-option="wrap" fo:padding="1.99mm" style:vertical-align="top"/>
      <style:map style:condition="cell-content()!=&quot;&quot;" style:apply-style-name="cellule_20_normale" style:base-cell-address="3Indice.G27"/>
    </style:style>
    <style:style style:name="ce79" style:family="table-cell" style:parent-style-name="Default">
      <style:table-cell-properties fo:wrap-option="wrap" fo:padding="1.99mm" style:vertical-align="top"/>
      <style:map style:condition="cell-content()!=&quot;&quot;" style:apply-style-name="cellule_20_normale" style:base-cell-address="3Indice.J28"/>
    </style:style>
    <style:style style:name="ce80" style:family="table-cell" style:parent-style-name="Default">
      <style:table-cell-properties fo:wrap-option="wrap" fo:padding="1.99mm" style:vertical-align="top"/>
      <style:map style:condition="cell-content()!=&quot;&quot;" style:apply-style-name="cellule_20_normale" style:base-cell-address="3Indice.H3"/>
    </style:style>
    <style:style style:name="ce81" style:family="table-cell" style:parent-style-name="Default">
      <style:table-cell-properties fo:wrap-option="wrap" fo:padding="1.99mm"/>
      <style:map style:condition="cell-content()!=&quot;&quot;" style:apply-style-name="cellule_20_normale" style:base-cell-address="3Indice.H8"/>
    </style:style>
    <style:style style:name="ce82" style:family="table-cell" style:parent-style-name="Default">
      <style:map style:condition="cell-content()!=&quot;&quot;" style:apply-style-name="cellule_20_normale" style:base-cell-address="3Indice.H9"/>
    </style:style>
    <style:style style:name="ce83" style:family="table-cell" style:parent-style-name="Default">
      <style:table-cell-properties fo:wrap-option="wrap" fo:padding="1.99mm"/>
      <style:map style:condition="cell-content()!=&quot;&quot;" style:apply-style-name="cellule_20_normale" style:base-cell-address="3Indice.H10"/>
    </style:style>
    <style:style style:name="ce84" style:family="table-cell" style:parent-style-name="Default">
      <style:map style:condition="cell-content()!=&quot;&quot;" style:apply-style-name="cellule_20_normale" style:base-cell-address="3Indice.H11"/>
    </style:style>
    <style:style style:name="ce85" style:family="table-cell" style:parent-style-name="Default">
      <style:table-cell-properties fo:wrap-option="wrap" fo:padding="1.99mm"/>
      <style:map style:condition="cell-content()!=&quot;&quot;" style:apply-style-name="cellule_20_normale" style:base-cell-address="3Indice.H13"/>
    </style:style>
    <style:style style:name="ce86" style:family="table-cell" style:parent-style-name="Default">
      <style:table-cell-properties fo:wrap-option="wrap" fo:padding="1.99mm" style:vertical-align="top"/>
      <style:map style:condition="cell-content()!=&quot;&quot;" style:apply-style-name="cellule_20_normale" style:base-cell-address="3Indice.H14"/>
    </style:style>
    <style:style style:name="ce87" style:family="table-cell" style:parent-style-name="Default">
      <style:table-cell-properties fo:wrap-option="wrap" fo:padding="1.99mm" style:vertical-align="top"/>
      <style:map style:condition="cell-content()!=&quot;&quot;" style:apply-style-name="cellule_20_normale" style:base-cell-address="3Indice.I13"/>
    </style:style>
    <style:style style:name="ce88" style:family="table-cell" style:parent-style-name="Default">
      <style:table-cell-properties fo:wrap-option="wrap" fo:padding="1.99mm" style:vertical-align="top"/>
      <style:map style:condition="cell-content()!=&quot;&quot;" style:apply-style-name="cellule_20_normale" style:base-cell-address="3Indice.J28"/>
    </style:style>
    <style:style style:name="ce89" style:family="table-cell" style:parent-style-name="Default">
      <style:map style:condition="cell-content()!=&quot;&quot;" style:apply-style-name="cellule_20_normale" style:base-cell-address="3Indice.H28"/>
    </style:style>
    <style:style style:name="ce90" style:family="table-cell" style:parent-style-name="Default">
      <style:table-cell-properties fo:wrap-option="wrap" fo:padding="1.99mm"/>
      <style:map style:condition="cell-content()!=&quot;&quot;" style:apply-style-name="cellule_20_normale" style:base-cell-address="3Indice.I8"/>
    </style:style>
    <style:style style:name="ce91" style:family="table-cell" style:parent-style-name="Default">
      <style:table-cell-properties fo:wrap-option="wrap" fo:padding="1.99mm" style:vertical-align="top"/>
      <style:map style:condition="cell-content()!=&quot;&quot;" style:apply-style-name="cellule_20_normale" style:base-cell-address="3Indice.I11"/>
    </style:style>
    <style:style style:name="ce92" style:family="table-cell" style:parent-style-name="Default">
      <style:table-cell-properties fo:wrap-option="wrap" fo:padding="1.99mm" style:vertical-align="top"/>
      <style:map style:condition="cell-content()!=&quot;&quot;" style:apply-style-name="cellule_20_normale" style:base-cell-address="3Indice.I13"/>
    </style:style>
    <style:style style:name="ce93" style:family="table-cell" style:parent-style-name="Default">
      <style:map style:condition="cell-content()!=&quot;&quot;" style:apply-style-name="cellule_20_normale" style:base-cell-address="3Indice.I14"/>
    </style:style>
    <style:style style:name="ce94" style:family="table-cell" style:parent-style-name="Default">
      <style:map style:condition="cell-content()!=&quot;&quot;" style:apply-style-name="cellule_20_normale" style:base-cell-address="3Indice.I15"/>
    </style:style>
    <style:style style:name="ce95" style:family="table-cell" style:parent-style-name="Default">
      <style:map style:condition="cell-content()!=&quot;&quot;" style:apply-style-name="cellule_20_normale" style:base-cell-address="3Indice.I25"/>
    </style:style>
    <style:style style:name="ce96" style:family="table-cell" style:parent-style-name="Default">
      <style:table-cell-properties fo:wrap-option="wrap" fo:padding="1.99mm" style:vertical-align="top"/>
      <style:map style:condition="cell-content()!=&quot;&quot;" style:apply-style-name="cellule_20_normale" style:base-cell-address="3Indice.I26"/>
    </style:style>
    <style:style style:name="ce97" style:family="table-cell" style:parent-style-name="Default">
      <style:table-cell-properties fo:wrap-option="wrap" fo:padding="1.99mm" style:vertical-align="top"/>
      <style:map style:condition="cell-content()!=&quot;&quot;" style:apply-style-name="cellule_20_normale" style:base-cell-address="3Indice.I27"/>
    </style:style>
    <style:style style:name="ce98" style:family="table-cell" style:parent-style-name="Default">
      <style:table-cell-properties fo:wrap-option="wrap" fo:padding="1.99mm" style:vertical-align="top"/>
      <style:map style:condition="cell-content()!=&quot;&quot;" style:apply-style-name="cellule_20_normale" style:base-cell-address="3Indice.J28"/>
    </style:style>
    <style:style style:name="ce99" style:family="table-cell" style:parent-style-name="Default">
      <style:table-cell-properties fo:wrap-option="wrap" fo:padding="1.99mm"/>
      <style:map style:condition="cell-content()!=&quot;&quot;" style:apply-style-name="cellule_20_normale" style:base-cell-address="3Indice.J17"/>
    </style:style>
    <style:style style:name="ce100" style:family="table-cell" style:parent-style-name="Default">
      <style:table-cell-properties fo:wrap-option="wrap" fo:padding="1.99mm"/>
      <style:map style:condition="cell-content()!=&quot;&quot;" style:apply-style-name="cellule_20_normale" style:base-cell-address="3Indice.J18"/>
    </style:style>
    <style:style style:name="ce101" style:family="table-cell" style:parent-style-name="Default">
      <style:table-cell-properties fo:wrap-option="wrap" fo:padding="1.99mm" style:vertical-align="top"/>
      <style:map style:condition="cell-content()!=&quot;&quot;" style:apply-style-name="cellule_20_normale" style:base-cell-address="3Indice.J25"/>
    </style:style>
    <style:style style:name="ce102" style:family="table-cell" style:parent-style-name="Default">
      <style:table-cell-properties fo:wrap-option="wrap" fo:padding="1.99mm" style:vertical-align="top"/>
      <style:map style:condition="cell-content()!=&quot;&quot;" style:apply-style-name="cellule_20_normale" style:base-cell-address="3Indice.J26"/>
    </style:style>
    <style:style style:name="ce103" style:family="table-cell" style:parent-style-name="Default">
      <style:table-cell-properties fo:wrap-option="wrap" fo:padding="1.99mm" style:vertical-align="top"/>
      <style:map style:condition="cell-content()!=&quot;&quot;" style:apply-style-name="cellule_20_normale" style:base-cell-address="3Indice.J27"/>
    </style:style>
    <style:style style:name="ce104" style:family="table-cell" style:parent-style-name="Default">
      <style:table-cell-properties fo:wrap-option="wrap" fo:padding="1.99mm" style:vertical-align="top"/>
      <style:map style:condition="cell-content()!=&quot;&quot;" style:apply-style-name="cellule_20_normale" style:base-cell-address="3Indice.J28"/>
    </style:style>
    <style:style style:name="ce105" style:family="table-cell" style:parent-style-name="Default">
      <style:table-cell-properties fo:wrap-option="wrap" fo:padding="1.99mm" style:vertical-align="top"/>
      <style:map style:condition="cell-content()!=&quot;&quot;" style:apply-style-name="cellule_20_normale" style:base-cell-address="3Indice.A3"/>
    </style:style>
    <style:style style:name="ce106" style:family="table-cell" style:parent-style-name="Default">
      <style:table-cell-properties fo:wrap-option="wrap" fo:padding="1.99mm" style:vertical-align="top"/>
      <style:map style:condition="cell-content()!=&quot;&quot;" style:apply-style-name="cellule_20_normale" style:base-cell-address="3Indice.J28"/>
    </style:style>
    <style:style style:name="ce107" style:family="table-cell" style:parent-style-name="Default">
      <style:table-cell-properties fo:wrap-option="wrap" fo:padding="1.99mm"/>
      <style:map style:condition="cell-content()!=&quot;&quot;" style:apply-style-name="cellule_20_normale" style:base-cell-address="3Indice.A3"/>
    </style:style>
    <style:style style:name="ce108" style:family="table-cell" style:parent-style-name="Default">
      <style:table-cell-properties fo:wrap-option="wrap" fo:padding="1.99mm"/>
    </style:style>
    <style:style style:name="ce109" style:family="table-cell" style:parent-style-name="Default">
      <style:table-cell-properties fo:wrap-option="wrap" fo:padding="1.99mm" style:vertical-align="top"/>
      <style:map style:condition="cell-content()!=&quot;&quot;" style:apply-style-name="cellule_20_normale" style:base-cell-address="Bandits.A3"/>
    </style:style>
    <style:style style:name="ce110" style:family="table-cell" style:parent-style-name="Default">
      <style:table-cell-properties fo:wrap-option="wrap" fo:padding="1.99mm" style:vertical-align="top"/>
      <style:map style:condition="cell-content()!=&quot;&quot;" style:apply-style-name="cellule_20_normale" style:base-cell-address="Bandits.A4"/>
    </style:style>
    <style:style style:name="ce111" style:family="table-cell" style:parent-style-name="Default">
      <style:table-cell-properties fo:wrap-option="wrap" fo:padding="1.99mm" style:vertical-align="top"/>
      <style:map style:condition="cell-content()!=&quot;&quot;" style:apply-style-name="cellule_20_normale" style:base-cell-address="Bandits.A5"/>
    </style:style>
    <style:style style:name="ce112" style:family="table-cell" style:parent-style-name="Default">
      <style:table-cell-properties fo:wrap-option="wrap" fo:padding="1.99mm" style:vertical-align="top"/>
      <style:map style:condition="cell-content()!=&quot;&quot;" style:apply-style-name="cellule_20_normale" style:base-cell-address="Bandits.A6"/>
    </style:style>
    <style:style style:name="ce113" style:family="table-cell" style:parent-style-name="Default">
      <style:table-cell-properties fo:wrap-option="wrap" fo:padding="1.99mm" style:vertical-align="top"/>
      <style:map style:condition="cell-content()!=&quot;&quot;" style:apply-style-name="cellule_20_normale" style:base-cell-address="Bandits.A7"/>
    </style:style>
    <style:style style:name="ce114" style:family="table-cell" style:parent-style-name="Default">
      <style:table-cell-properties fo:wrap-option="wrap" fo:padding="1.99mm" style:vertical-align="top"/>
    </style:style>
    <style:style style:name="ce115" style:family="table-cell" style:parent-style-name="Default">
      <style:table-cell-properties fo:wrap-option="wrap" fo:padding="1.99mm" style:vertical-align="top"/>
      <style:map style:condition="cell-content()!=&quot;&quot;" style:apply-style-name="cellule_20_normale" style:base-cell-address="Bandits.A9"/>
    </style:style>
    <style:style style:name="ce116" style:family="table-cell" style:parent-style-name="Default">
      <style:table-cell-properties fo:wrap-option="wrap" fo:padding="1.99mm" style:vertical-align="top"/>
      <style:map style:condition="cell-content()!=&quot;&quot;" style:apply-style-name="cellule_20_normale" style:base-cell-address="Bandits.A10"/>
    </style:style>
    <style:style style:name="ce117" style:family="table-cell" style:parent-style-name="Default">
      <style:table-cell-properties fo:wrap-option="wrap" fo:padding="1.99mm" style:vertical-align="top"/>
      <style:map style:condition="cell-content()!=&quot;&quot;" style:apply-style-name="cellule_20_normale" style:base-cell-address="Bandits.A11"/>
    </style:style>
    <style:style style:name="ce118" style:family="table-cell" style:parent-style-name="Default">
      <style:table-cell-properties fo:wrap-option="wrap" fo:padding="1.99mm" style:vertical-align="top"/>
      <style:map style:condition="cell-content()!=&quot;&quot;" style:apply-style-name="cellule_20_normale" style:base-cell-address="Bandits.A12"/>
    </style:style>
    <style:style style:name="ce119" style:family="table-cell" style:parent-style-name="Default">
      <style:table-cell-properties fo:wrap-option="wrap" fo:padding="1.99mm" style:vertical-align="top"/>
      <style:map style:condition="cell-content()!=&quot;&quot;" style:apply-style-name="cellule_20_normale" style:base-cell-address="Bandits.A13"/>
    </style:style>
    <style:style style:name="ce120" style:family="table-cell" style:parent-style-name="Default">
      <style:table-cell-properties fo:wrap-option="wrap" fo:padding="1.99mm" style:vertical-align="top"/>
      <style:map style:condition="cell-content()!=&quot;&quot;" style:apply-style-name="cellule_20_normale" style:base-cell-address="Bandits.A14"/>
    </style:style>
    <style:style style:name="ce121" style:family="table-cell" style:parent-style-name="Default">
      <style:table-cell-properties fo:wrap-option="wrap" fo:padding="1.99mm" style:vertical-align="top"/>
      <style:map style:condition="cell-content()!=&quot;&quot;" style:apply-style-name="cellule_20_normale" style:base-cell-address="Bandits.A15"/>
    </style:style>
    <style:style style:name="ce122" style:family="table-cell" style:parent-style-name="Default">
      <style:table-cell-properties fo:wrap-option="wrap" fo:padding="1.99mm" style:vertical-align="top"/>
      <style:map style:condition="cell-content()!=&quot;&quot;" style:apply-style-name="cellule_20_normale" style:base-cell-address="Bandits.A16"/>
    </style:style>
    <style:style style:name="ce123" style:family="table-cell" style:parent-style-name="Default">
      <style:table-cell-properties fo:wrap-option="wrap" fo:padding="1.99mm" style:vertical-align="top"/>
      <style:map style:condition="cell-content()!=&quot;&quot;" style:apply-style-name="cellule_20_normale" style:base-cell-address="Bandits.A17"/>
    </style:style>
    <style:style style:name="ce124" style:family="table-cell" style:parent-style-name="Default">
      <style:table-cell-properties fo:wrap-option="wrap" fo:padding="1.99mm" style:vertical-align="top"/>
      <style:map style:condition="cell-content()!=&quot;&quot;" style:apply-style-name="cellule_20_normale" style:base-cell-address="Bandits.A18"/>
    </style:style>
    <style:style style:name="ce125" style:family="table-cell" style:parent-style-name="Default">
      <style:table-cell-properties fo:wrap-option="wrap" fo:padding="1.99mm" style:vertical-align="top"/>
      <style:map style:condition="cell-content()!=&quot;&quot;" style:apply-style-name="cellule_20_normale" style:base-cell-address="Bandits.A19"/>
    </style:style>
    <style:style style:name="ce126" style:family="table-cell" style:parent-style-name="Default">
      <style:table-cell-properties fo:wrap-option="wrap" fo:padding="1.99mm" style:vertical-align="top"/>
      <style:map style:condition="cell-content()!=&quot;&quot;" style:apply-style-name="cellule_20_normale" style:base-cell-address="Bandits.B13"/>
    </style:style>
    <style:style style:name="ce127" style:family="table-cell" style:parent-style-name="Default">
      <style:table-cell-properties fo:wrap-option="wrap" fo:padding="1.99mm" style:vertical-align="top"/>
      <style:map style:condition="cell-content()!=&quot;&quot;" style:apply-style-name="cellule_20_normale" style:base-cell-address="Bandits.B14"/>
    </style:style>
    <style:style style:name="ce128" style:family="table-cell" style:parent-style-name="Default">
      <style:table-cell-properties fo:wrap-option="wrap" fo:padding="1.99mm" style:vertical-align="top"/>
      <style:map style:condition="cell-content()!=&quot;&quot;" style:apply-style-name="cellule_20_normale" style:base-cell-address="Bandits.B15"/>
    </style:style>
    <style:style style:name="ce129" style:family="table-cell" style:parent-style-name="Default">
      <style:table-cell-properties fo:wrap-option="wrap" fo:padding="1.99mm" style:vertical-align="top"/>
      <style:map style:condition="cell-content()!=&quot;&quot;" style:apply-style-name="cellule_20_normale" style:base-cell-address="Bandits.C11"/>
    </style:style>
    <style:style style:name="ce130" style:family="table-cell" style:parent-style-name="Default">
      <style:table-cell-properties fo:wrap-option="wrap" fo:padding="1.99mm" style:vertical-align="top"/>
      <style:map style:condition="cell-content()!=&quot;&quot;" style:apply-style-name="cellule_20_normale" style:base-cell-address="Bandits.C12"/>
    </style:style>
    <style:style style:name="ce131" style:family="table-cell" style:parent-style-name="Default">
      <style:table-cell-properties fo:wrap-option="wrap" fo:padding="1.99mm" style:vertical-align="top"/>
      <style:map style:condition="cell-content()!=&quot;&quot;" style:apply-style-name="cellule_20_normale" style:base-cell-address="Bandits.C13"/>
    </style:style>
    <style:style style:name="ce132" style:family="table-cell" style:parent-style-name="Default">
      <style:table-cell-properties fo:wrap-option="wrap" fo:padding="1.99mm" style:vertical-align="top"/>
      <style:map style:condition="cell-content()!=&quot;&quot;" style:apply-style-name="cellule_20_normale" style:base-cell-address="Bandits.C16"/>
    </style:style>
    <style:style style:name="ce133" style:family="table-cell" style:parent-style-name="Default">
      <style:table-cell-properties fo:wrap-option="wrap" fo:padding="1.99mm" style:vertical-align="top"/>
      <style:map style:condition="cell-content()!=&quot;&quot;" style:apply-style-name="cellule_20_normale" style:base-cell-address="Bandits.C17"/>
    </style:style>
    <style:style style:name="ce134" style:family="table-cell" style:parent-style-name="Default">
      <style:table-cell-properties fo:wrap-option="wrap" fo:padding="1.99mm" style:vertical-align="top"/>
      <style:map style:condition="cell-content()!=&quot;&quot;" style:apply-style-name="cellule_20_normale" style:base-cell-address="Bandits.D3"/>
    </style:style>
    <style:style style:name="ce135" style:family="table-cell" style:parent-style-name="Default">
      <style:table-cell-properties fo:wrap-option="wrap" fo:padding="1.99mm" style:vertical-align="top"/>
      <style:map style:condition="cell-content()!=&quot;&quot;" style:apply-style-name="cellule_20_normale" style:base-cell-address="Bandits.D4"/>
    </style:style>
    <style:style style:name="ce136" style:family="table-cell" style:parent-style-name="Default">
      <style:table-cell-properties fo:wrap-option="wrap" fo:padding="1.99mm" style:vertical-align="top"/>
      <style:map style:condition="cell-content()!=&quot;&quot;" style:apply-style-name="cellule_20_normale" style:base-cell-address="Bandits.D5"/>
    </style:style>
    <style:style style:name="ce137" style:family="table-cell" style:parent-style-name="Default">
      <style:table-cell-properties fo:wrap-option="wrap" fo:padding="1.99mm" style:vertical-align="top"/>
      <style:map style:condition="cell-content()!=&quot;&quot;" style:apply-style-name="cellule_20_normale" style:base-cell-address="Bandits.D6"/>
    </style:style>
    <style:style style:name="ce138" style:family="table-cell" style:parent-style-name="Default">
      <style:table-cell-properties fo:wrap-option="wrap" fo:padding="1.99mm" style:vertical-align="top"/>
      <style:map style:condition="cell-content()!=&quot;&quot;" style:apply-style-name="cellule_20_normale" style:base-cell-address="Bandits.D9"/>
    </style:style>
    <style:style style:name="ce139" style:family="table-cell" style:parent-style-name="Default">
      <style:table-cell-properties fo:wrap-option="wrap" fo:padding="1.99mm" style:vertical-align="top"/>
      <style:map style:condition="cell-content()!=&quot;&quot;" style:apply-style-name="cellule_20_normale" style:base-cell-address="Bandits.D10"/>
    </style:style>
    <style:style style:name="ce140" style:family="table-cell" style:parent-style-name="Default">
      <style:table-cell-properties fo:wrap-option="wrap" fo:padding="1.99mm" style:vertical-align="top"/>
      <style:map style:condition="cell-content()!=&quot;&quot;" style:apply-style-name="cellule_20_normale" style:base-cell-address="Bandits.D11"/>
    </style:style>
    <style:style style:name="ce141" style:family="table-cell" style:parent-style-name="Default">
      <style:table-cell-properties fo:wrap-option="wrap" fo:padding="1.99mm" style:vertical-align="top"/>
      <style:map style:condition="cell-content()!=&quot;&quot;" style:apply-style-name="cellule_20_normale" style:base-cell-address="Bandits.D12"/>
    </style:style>
    <style:style style:name="ce142" style:family="table-cell" style:parent-style-name="Default">
      <style:table-cell-properties fo:wrap-option="wrap" fo:padding="1.99mm" style:vertical-align="top"/>
      <style:map style:condition="cell-content()!=&quot;&quot;" style:apply-style-name="cellule_20_normale" style:base-cell-address="Bandits.D13"/>
    </style:style>
    <style:style style:name="ce143" style:family="table-cell" style:parent-style-name="Default">
      <style:table-cell-properties fo:wrap-option="wrap" fo:padding="1.99mm" style:vertical-align="top"/>
      <style:map style:condition="cell-content()!=&quot;&quot;" style:apply-style-name="cellule_20_normale" style:base-cell-address="Bandits.D14"/>
    </style:style>
    <style:style style:name="ce144" style:family="table-cell" style:parent-style-name="Default">
      <style:table-cell-properties fo:wrap-option="wrap" fo:padding="1.99mm" style:vertical-align="top"/>
      <style:map style:condition="cell-content()!=&quot;&quot;" style:apply-style-name="cellule_20_normale" style:base-cell-address="Bandits.D15"/>
    </style:style>
    <style:style style:name="ce145" style:family="table-cell" style:parent-style-name="Default">
      <style:table-cell-properties fo:wrap-option="wrap" fo:padding="1.99mm" style:vertical-align="top"/>
      <style:map style:condition="cell-content()!=&quot;&quot;" style:apply-style-name="cellule_20_normale" style:base-cell-address="Bandits.D16"/>
    </style:style>
    <style:style style:name="ce146" style:family="table-cell" style:parent-style-name="Default">
      <style:table-cell-properties fo:wrap-option="wrap" fo:padding="1.99mm" style:vertical-align="top"/>
      <style:map style:condition="cell-content()!=&quot;&quot;" style:apply-style-name="cellule_20_normale" style:base-cell-address="Bandits.D17"/>
    </style:style>
    <style:style style:name="ce147" style:family="table-cell" style:parent-style-name="Default">
      <style:table-cell-properties fo:wrap-option="wrap" fo:padding="1.99mm" style:vertical-align="top"/>
      <style:map style:condition="cell-content()!=&quot;&quot;" style:apply-style-name="cellule_20_normale" style:base-cell-address="Bandits.D18"/>
    </style:style>
    <style:style style:name="ce148" style:family="table-cell" style:parent-style-name="Default">
      <style:table-cell-properties fo:wrap-option="wrap" fo:padding="1.99mm" style:vertical-align="top"/>
      <style:map style:condition="cell-content()!=&quot;&quot;" style:apply-style-name="cellule_20_normale" style:base-cell-address="Bandits.D19"/>
    </style:style>
    <style:style style:name="ce149" style:family="table-cell" style:parent-style-name="Default">
      <style:table-cell-properties fo:wrap-option="wrap" fo:padding="1.99mm" style:vertical-align="top"/>
      <style:map style:condition="cell-content()!=&quot;&quot;" style:apply-style-name="cellule_20_normale" style:base-cell-address="Bandits.E13"/>
    </style:style>
    <style:style style:name="ce150" style:family="table-cell" style:parent-style-name="Default">
      <style:table-cell-properties fo:wrap-option="wrap" fo:padding="1.99mm" style:vertical-align="top"/>
      <style:map style:condition="cell-content()!=&quot;&quot;" style:apply-style-name="cellule_20_normale" style:base-cell-address="Bandits.E14"/>
    </style:style>
    <style:style style:name="ce151" style:family="table-cell" style:parent-style-name="Default">
      <style:table-cell-properties fo:wrap-option="wrap" fo:padding="1.99mm" style:vertical-align="top"/>
      <style:map style:condition="cell-content()!=&quot;&quot;" style:apply-style-name="cellule_20_normale" style:base-cell-address="Bandits.E15"/>
    </style:style>
    <style:style style:name="ce152" style:family="table-cell" style:parent-style-name="Default">
      <style:table-cell-properties fo:wrap-option="wrap" fo:padding="1.99mm" style:vertical-align="top"/>
      <style:map style:condition="cell-content()!=&quot;&quot;" style:apply-style-name="cellule_20_normale" style:base-cell-address="Bandits.F3"/>
    </style:style>
    <style:style style:name="ce153" style:family="table-cell" style:parent-style-name="Default">
      <style:table-cell-properties fo:wrap-option="wrap" fo:padding="1.99mm" style:vertical-align="top"/>
      <style:map style:condition="cell-content()!=&quot;&quot;" style:apply-style-name="cellule_20_normale" style:base-cell-address="Bandits.F4"/>
    </style:style>
    <style:style style:name="ce154" style:family="table-cell" style:parent-style-name="Default">
      <style:table-cell-properties fo:wrap-option="wrap" fo:padding="1.99mm" style:vertical-align="top"/>
      <style:map style:condition="cell-content()!=&quot;&quot;" style:apply-style-name="cellule_20_normale" style:base-cell-address="Bandits.F5"/>
    </style:style>
    <style:style style:name="ce155" style:family="table-cell" style:parent-style-name="Default">
      <style:table-cell-properties fo:wrap-option="wrap" fo:padding="1.99mm" style:vertical-align="top"/>
      <style:map style:condition="cell-content()!=&quot;&quot;" style:apply-style-name="cellule_20_normale" style:base-cell-address="Bandits.F6"/>
    </style:style>
    <style:style style:name="ce156" style:family="table-cell" style:parent-style-name="Default">
      <style:table-cell-properties fo:wrap-option="wrap" fo:padding="1.99mm" style:vertical-align="top"/>
      <style:map style:condition="cell-content()!=&quot;&quot;" style:apply-style-name="cellule_20_normale" style:base-cell-address="Bandits.F7"/>
    </style:style>
    <style:style style:name="ce157" style:family="table-cell" style:parent-style-name="Default">
      <style:table-cell-properties fo:wrap-option="wrap" fo:padding="1.99mm" style:vertical-align="top"/>
      <style:map style:condition="cell-content()!=&quot;&quot;" style:apply-style-name="cellule_20_normale" style:base-cell-address="Bandits.F8"/>
    </style:style>
    <style:style style:name="ce158" style:family="table-cell" style:parent-style-name="Default">
      <style:table-cell-properties fo:wrap-option="wrap" fo:padding="1.99mm" style:vertical-align="top"/>
      <style:map style:condition="cell-content()!=&quot;&quot;" style:apply-style-name="cellule_20_normale" style:base-cell-address="Bandits.F9"/>
    </style:style>
    <style:style style:name="ce159" style:family="table-cell" style:parent-style-name="Default">
      <style:table-cell-properties fo:wrap-option="wrap" fo:padding="1.99mm" style:vertical-align="top"/>
      <style:map style:condition="cell-content()!=&quot;&quot;" style:apply-style-name="cellule_20_normale" style:base-cell-address="Bandits.F10"/>
    </style:style>
    <style:style style:name="ce160" style:family="table-cell" style:parent-style-name="Default">
      <style:table-cell-properties fo:wrap-option="wrap" fo:padding="1.99mm" style:vertical-align="top"/>
      <style:map style:condition="cell-content()!=&quot;&quot;" style:apply-style-name="cellule_20_normale" style:base-cell-address="Bandits.F11"/>
    </style:style>
    <style:style style:name="ce161" style:family="table-cell" style:parent-style-name="Default">
      <style:table-cell-properties fo:wrap-option="wrap" fo:padding="1.99mm" style:vertical-align="top"/>
      <style:map style:condition="cell-content()!=&quot;&quot;" style:apply-style-name="cellule_20_normale" style:base-cell-address="Bandits.F12"/>
    </style:style>
    <style:style style:name="ce162" style:family="table-cell" style:parent-style-name="Default">
      <style:table-cell-properties fo:wrap-option="wrap" fo:padding="1.99mm" style:vertical-align="top"/>
      <style:map style:condition="cell-content()!=&quot;&quot;" style:apply-style-name="cellule_20_normale" style:base-cell-address="Bandits.F13"/>
    </style:style>
    <style:style style:name="ce163" style:family="table-cell" style:parent-style-name="Default">
      <style:table-cell-properties fo:wrap-option="wrap" fo:padding="1.99mm" style:vertical-align="top"/>
      <style:map style:condition="cell-content()!=&quot;&quot;" style:apply-style-name="cellule_20_normale" style:base-cell-address="Bandits.F14"/>
    </style:style>
    <style:style style:name="ce164" style:family="table-cell" style:parent-style-name="Default">
      <style:table-cell-properties fo:wrap-option="wrap" fo:padding="1.99mm" style:vertical-align="top"/>
      <style:map style:condition="cell-content()!=&quot;&quot;" style:apply-style-name="cellule_20_normale" style:base-cell-address="Bandits.F15"/>
    </style:style>
    <style:style style:name="ce165" style:family="table-cell" style:parent-style-name="Default">
      <style:table-cell-properties fo:wrap-option="wrap" fo:padding="1.99mm" style:vertical-align="top"/>
      <style:map style:condition="cell-content()!=&quot;&quot;" style:apply-style-name="cellule_20_normale" style:base-cell-address="Bandits.F16"/>
    </style:style>
    <style:style style:name="ce166" style:family="table-cell" style:parent-style-name="Default">
      <style:table-cell-properties fo:wrap-option="wrap" fo:padding="1.99mm" style:vertical-align="top"/>
      <style:map style:condition="cell-content()!=&quot;&quot;" style:apply-style-name="cellule_20_normale" style:base-cell-address="Bandits.F17"/>
    </style:style>
    <style:style style:name="ce167" style:family="table-cell" style:parent-style-name="Default">
      <style:table-cell-properties fo:wrap-option="wrap" fo:padding="1.99mm" style:vertical-align="top"/>
      <style:map style:condition="cell-content()!=&quot;&quot;" style:apply-style-name="cellule_20_normale" style:base-cell-address="Bandits.F18"/>
    </style:style>
    <style:style style:name="ce168" style:family="table-cell" style:parent-style-name="Default">
      <style:table-cell-properties fo:wrap-option="wrap" fo:padding="1.99mm" style:vertical-align="top"/>
      <style:map style:condition="cell-content()!=&quot;&quot;" style:apply-style-name="cellule_20_normale" style:base-cell-address="Bandits.F19"/>
    </style:style>
    <style:style style:name="ce169" style:family="table-cell" style:parent-style-name="Default">
      <style:table-cell-properties fo:background-color="#ffcc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70"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71" style:family="table-cell" style:parent-style-name="Default">
      <style:table-cell-properties fo:wrap-option="wrap" fo:padding="1.99mm" style:vertical-align="top"/>
      <style:map style:condition="cell-content()!=&quot;&quot;" style:apply-style-name="cellule_20_normale" style:base-cell-address="Taverne.A3"/>
    </style:style>
    <style:style style:name="ce172" style:family="table-cell" style:parent-style-name="Default">
      <style:table-cell-properties fo:wrap-option="wrap" fo:border="0.06pt solid #000000" fo:padding="1.99mm"/>
      <style:map style:condition="cell-content()!=&quot;&quot;" style:apply-style-name="cellule_20_normale" style:base-cell-address="Taverne.A4"/>
    </style:style>
    <style:style style:name="ce173" style:family="table-cell" style:parent-style-name="Default">
      <style:table-cell-properties fo:wrap-option="wrap" fo:border="0.06pt solid #000000" fo:padding="1.99mm"/>
      <style:map style:condition="cell-content()!=&quot;&quot;" style:apply-style-name="cellule_20_normale" style:base-cell-address="Taverne.A5"/>
    </style:style>
    <style:style style:name="ce174" style:family="table-cell" style:parent-style-name="Default">
      <style:table-cell-properties fo:wrap-option="wrap" fo:border="0.06pt solid #000000" fo:padding="1.99mm"/>
      <style:map style:condition="cell-content()!=&quot;&quot;" style:apply-style-name="cellule_20_normale" style:base-cell-address="Taverne.A6"/>
    </style:style>
    <style:style style:name="ce175" style:family="table-cell" style:parent-style-name="Default">
      <style:table-cell-properties fo:wrap-option="wrap" fo:border="0.06pt solid #000000" fo:padding="1.99mm"/>
      <style:map style:condition="cell-content()!=&quot;&quot;" style:apply-style-name="cellule_20_normale" style:base-cell-address="Taverne.A7"/>
    </style:style>
    <style:style style:name="ce176" style:family="table-cell" style:parent-style-name="Default">
      <style:table-cell-properties fo:wrap-option="wrap" fo:border="0.06pt solid #000000" fo:padding="1.99mm"/>
      <style:map style:condition="cell-content()!=&quot;&quot;" style:apply-style-name="cellule_20_normale" style:base-cell-address="Taverne.A8"/>
    </style:style>
    <style:style style:name="ce177" style:family="table-cell" style:parent-style-name="Default">
      <style:table-cell-properties fo:wrap-option="wrap" fo:border="0.06pt solid #000000" fo:padding="1.99mm"/>
      <style:map style:condition="cell-content()!=&quot;&quot;" style:apply-style-name="cellule_20_normale" style:base-cell-address="Taverne.A9"/>
    </style:style>
    <style:style style:name="ce178" style:family="table-cell" style:parent-style-name="Default">
      <style:table-cell-properties fo:wrap-option="wrap" fo:border="0.06pt solid #000000" fo:padding="1.99mm"/>
      <style:map style:condition="cell-content()!=&quot;&quot;" style:apply-style-name="cellule_20_normale" style:base-cell-address="Taverne.A10"/>
    </style:style>
    <style:style style:name="ce179" style:family="table-cell" style:parent-style-name="Default">
      <style:table-cell-properties fo:wrap-option="wrap" fo:border="0.06pt solid #000000" fo:padding="1.99mm"/>
      <style:map style:condition="cell-content()!=&quot;&quot;" style:apply-style-name="cellule_20_normale" style:base-cell-address="Taverne.A11"/>
    </style:style>
    <style:style style:name="ce180" style:family="table-cell" style:parent-style-name="Default">
      <style:table-cell-properties fo:wrap-option="wrap" fo:border="0.06pt solid #000000" fo:padding="1.99mm"/>
      <style:map style:condition="cell-content()!=&quot;&quot;" style:apply-style-name="cellule_20_normale" style:base-cell-address="Taverne.A12"/>
    </style:style>
    <style:style style:name="ce181" style:family="table-cell" style:parent-style-name="Default">
      <style:table-cell-properties fo:wrap-option="wrap" fo:border="0.06pt solid #000000" fo:padding="1.99mm"/>
      <style:map style:condition="cell-content()!=&quot;&quot;" style:apply-style-name="cellule_20_normale" style:base-cell-address="Taverne.A13"/>
    </style:style>
    <style:style style:name="ce182" style:family="table-cell" style:parent-style-name="Default">
      <style:table-cell-properties fo:wrap-option="wrap" fo:border="0.06pt solid #000000" fo:padding="1.99mm"/>
      <style:map style:condition="cell-content()!=&quot;&quot;" style:apply-style-name="cellule_20_normale" style:base-cell-address="Taverne.A14"/>
    </style:style>
    <style:style style:name="ce183" style:family="table-cell" style:parent-style-name="Default">
      <style:table-cell-properties fo:wrap-option="wrap" fo:border="0.06pt solid #000000" fo:padding="1.99mm"/>
      <style:map style:condition="cell-content()!=&quot;&quot;" style:apply-style-name="cellule_20_normale" style:base-cell-address="Taverne.A15"/>
    </style:style>
    <style:style style:name="ce184" style:family="table-cell" style:parent-style-name="Default">
      <style:table-cell-properties fo:wrap-option="wrap" fo:border="0.06pt solid #000000" fo:padding="1.99mm"/>
      <style:map style:condition="cell-content()!=&quot;&quot;" style:apply-style-name="cellule_20_normale" style:base-cell-address="Taverne.A16"/>
    </style:style>
    <style:style style:name="ce185" style:family="table-cell" style:parent-style-name="Default">
      <style:table-cell-properties fo:wrap-option="wrap" fo:border="0.06pt solid #000000" fo:padding="1.99mm"/>
      <style:map style:condition="cell-content()!=&quot;&quot;" style:apply-style-name="cellule_20_normale" style:base-cell-address="Taverne.A17"/>
    </style:style>
    <style:style style:name="ce186" style:family="table-cell" style:parent-style-name="Default">
      <style:table-cell-properties fo:wrap-option="wrap" fo:border="0.06pt solid #000000" fo:padding="1.99mm"/>
      <style:map style:condition="cell-content()!=&quot;&quot;" style:apply-style-name="cellule_20_normale" style:base-cell-address="Taverne.A18"/>
    </style:style>
    <style:style style:name="ce187" style:family="table-cell" style:parent-style-name="Default">
      <style:table-cell-properties fo:wrap-option="wrap" fo:border="0.06pt solid #000000" fo:padding="1.99mm"/>
      <style:map style:condition="cell-content()!=&quot;&quot;" style:apply-style-name="cellule_20_normale" style:base-cell-address="Taverne.A19"/>
    </style:style>
    <style:style style:name="ce188" style:family="table-cell" style:parent-style-name="Default">
      <style:table-cell-properties fo:wrap-option="wrap" fo:border="0.06pt solid #000000" fo:padding="1.99mm"/>
      <style:map style:condition="cell-content()!=&quot;&quot;" style:apply-style-name="cellule_20_normale" style:base-cell-address="Taverne.A20"/>
    </style:style>
    <style:style style:name="ce189" style:family="table-cell" style:parent-style-name="Default">
      <style:table-cell-properties fo:wrap-option="wrap" fo:border="0.06pt solid #000000" fo:padding="1.99mm"/>
      <style:map style:condition="cell-content()!=&quot;&quot;" style:apply-style-name="cellule_20_normale" style:base-cell-address="Taverne.A21"/>
    </style:style>
    <style:style style:name="ce190" style:family="table-cell" style:parent-style-name="Default">
      <style:table-cell-properties fo:wrap-option="wrap" fo:border="0.06pt solid #000000" fo:padding="1.99mm"/>
      <style:map style:condition="cell-content()!=&quot;&quot;" style:apply-style-name="cellule_20_normale" style:base-cell-address="Taverne.A22"/>
    </style:style>
    <style:style style:name="ce191" style:family="table-cell" style:parent-style-name="Default">
      <style:table-cell-properties fo:wrap-option="wrap" fo:border="0.06pt solid #000000" fo:padding="1.99mm"/>
      <style:map style:condition="cell-content()!=&quot;&quot;" style:apply-style-name="cellule_20_normale" style:base-cell-address="Taverne.A23"/>
    </style:style>
    <style:style style:name="ce192" style:family="table-cell" style:parent-style-name="Default">
      <style:table-cell-properties fo:wrap-option="wrap" fo:border="0.06pt solid #000000" fo:padding="1.99mm"/>
      <style:map style:condition="cell-content()!=&quot;&quot;" style:apply-style-name="cellule_20_normale" style:base-cell-address="Taverne.A24"/>
    </style:style>
    <style:style style:name="ce193" style:family="table-cell" style:parent-style-name="Default">
      <style:table-cell-properties fo:wrap-option="wrap" fo:border="0.06pt solid #000000" fo:padding="1.99mm"/>
      <style:map style:condition="cell-content()!=&quot;&quot;" style:apply-style-name="cellule_20_normale" style:base-cell-address="Taverne.A25"/>
    </style:style>
    <style:style style:name="ce194" style:family="table-cell" style:parent-style-name="Default">
      <style:table-cell-properties fo:wrap-option="wrap" fo:border="0.06pt solid #000000" fo:padding="1.99mm"/>
      <style:map style:condition="cell-content()!=&quot;&quot;" style:apply-style-name="cellule_20_normale" style:base-cell-address="Taverne.A26"/>
    </style:style>
    <style:style style:name="ce195" style:family="table-cell" style:parent-style-name="Default">
      <style:table-cell-properties fo:wrap-option="wrap" fo:border="0.06pt solid #000000" fo:padding="1.99mm"/>
      <style:map style:condition="cell-content()!=&quot;&quot;" style:apply-style-name="cellule_20_normale" style:base-cell-address="Taverne.A27"/>
    </style:style>
    <style:style style:name="ce196" style:family="table-cell" style:parent-style-name="Default">
      <style:table-cell-properties fo:wrap-option="wrap" fo:border="0.06pt solid #000000" fo:padding="1.99mm"/>
      <style:map style:condition="cell-content()!=&quot;&quot;" style:apply-style-name="cellule_20_normale" style:base-cell-address="Taverne.A28"/>
    </style:style>
    <style:style style:name="ce197" style:family="table-cell" style:parent-style-name="Default">
      <style:table-cell-properties fo:wrap-option="wrap" fo:border="0.06pt solid #000000" fo:padding="1.99mm"/>
      <style:map style:condition="cell-content()!=&quot;&quot;" style:apply-style-name="cellule_20_normale" style:base-cell-address="Taverne.A29"/>
    </style:style>
    <style:style style:name="ce198" style:family="table-cell" style:parent-style-name="Default">
      <style:table-cell-properties fo:wrap-option="wrap" fo:padding="1.99mm" style:vertical-align="top"/>
      <style:map style:condition="cell-content()!=&quot;&quot;" style:apply-style-name="cellule_20_normale" style:base-cell-address="Taverne.A30"/>
    </style:style>
    <style:style style:name="ce199" style:family="table-cell" style:parent-style-name="Default">
      <style:table-cell-properties fo:wrap-option="wrap" fo:padding="1.99mm" style:vertical-align="top"/>
      <style:map style:condition="cell-content()!=&quot;&quot;" style:apply-style-name="cellule_20_normale" style:base-cell-address="Taverne.A31"/>
    </style:style>
    <style:style style:name="ce200" style:family="table-cell" style:parent-style-name="Default">
      <style:table-cell-properties fo:wrap-option="wrap" fo:padding="1.99mm" style:vertical-align="top"/>
      <style:map style:condition="cell-content()!=&quot;&quot;" style:apply-style-name="cellule_20_normale" style:base-cell-address="Taverne.A32"/>
    </style:style>
    <style:style style:name="ce201" style:family="table-cell" style:parent-style-name="Default">
      <style:table-cell-properties fo:wrap-option="wrap" fo:padding="1.99mm" style:vertical-align="top"/>
      <style:map style:condition="cell-content()!=&quot;&quot;" style:apply-style-name="cellule_20_normale" style:base-cell-address="Taverne.A33"/>
    </style:style>
    <style:style style:name="ce202" style:family="table-cell" style:parent-style-name="Default">
      <style:table-cell-properties fo:wrap-option="wrap" fo:padding="1.99mm" style:vertical-align="top"/>
      <style:map style:condition="cell-content()!=&quot;&quot;" style:apply-style-name="cellule_20_normale" style:base-cell-address="Taverne.A34"/>
    </style:style>
    <style:style style:name="ce203" style:family="table-cell" style:parent-style-name="Default">
      <style:table-cell-properties fo:wrap-option="wrap" fo:padding="1.99mm" style:vertical-align="top"/>
      <style:map style:condition="cell-content()!=&quot;&quot;" style:apply-style-name="cellule_20_normale" style:base-cell-address="Taverne.A35"/>
    </style:style>
    <style:style style:name="ce204" style:family="table-cell" style:parent-style-name="Default">
      <style:table-cell-properties fo:wrap-option="wrap" fo:padding="1.99mm" style:vertical-align="top"/>
      <style:map style:condition="cell-content()!=&quot;&quot;" style:apply-style-name="cellule_20_normale" style:base-cell-address="Taverne.A36"/>
    </style:style>
    <style:style style:name="ce205" style:family="table-cell" style:parent-style-name="Default">
      <style:table-cell-properties style:vertical-align="top"/>
    </style:style>
    <style:style style:name="ce206" style:family="table-cell" style:parent-style-name="Default">
      <style:table-cell-properties fo:wrap-option="wrap" fo:border="0.06pt solid #000000" fo:padding="1.99mm"/>
      <style:map style:condition="cell-content()!=&quot;&quot;" style:apply-style-name="cellule_20_normale" style:base-cell-address="Taverne.B4"/>
    </style:style>
    <style:style style:name="ce207" style:family="table-cell" style:parent-style-name="Default">
      <style:table-cell-properties fo:wrap-option="wrap" fo:border="0.06pt solid #000000" fo:padding="1.99mm"/>
      <style:map style:condition="cell-content()!=&quot;&quot;" style:apply-style-name="cellule_20_normale" style:base-cell-address="Taverne.B5"/>
    </style:style>
    <style:style style:name="ce208" style:family="table-cell" style:parent-style-name="Default">
      <style:table-cell-properties fo:wrap-option="wrap" fo:border="0.06pt solid #000000" fo:padding="1.99mm"/>
      <style:map style:condition="cell-content()!=&quot;&quot;" style:apply-style-name="cellule_20_normale" style:base-cell-address="Taverne.B6"/>
    </style:style>
    <style:style style:name="ce209" style:family="table-cell" style:parent-style-name="Default">
      <style:table-cell-properties fo:wrap-option="wrap" fo:border="0.06pt solid #000000" fo:padding="1.99mm"/>
      <style:map style:condition="cell-content()!=&quot;&quot;" style:apply-style-name="cellule_20_normale" style:base-cell-address="Taverne.B7"/>
    </style:style>
    <style:style style:name="ce210" style:family="table-cell" style:parent-style-name="Default">
      <style:table-cell-properties fo:wrap-option="wrap" fo:border="0.06pt solid #000000" fo:padding="1.99mm"/>
      <style:map style:condition="cell-content()!=&quot;&quot;" style:apply-style-name="cellule_20_normale" style:base-cell-address="Taverne.B8"/>
    </style:style>
    <style:style style:name="ce211" style:family="table-cell" style:parent-style-name="Default">
      <style:table-cell-properties fo:wrap-option="wrap" fo:border="0.06pt solid #000000" fo:padding="1.99mm"/>
      <style:map style:condition="cell-content()!=&quot;&quot;" style:apply-style-name="cellule_20_normale" style:base-cell-address="Taverne.B9"/>
    </style:style>
    <style:style style:name="ce212" style:family="table-cell" style:parent-style-name="Default">
      <style:table-cell-properties fo:wrap-option="wrap" fo:border="0.06pt solid #000000" fo:padding="1.99mm"/>
      <style:map style:condition="cell-content()!=&quot;&quot;" style:apply-style-name="cellule_20_normale" style:base-cell-address="Taverne.B10"/>
    </style:style>
    <style:style style:name="ce213" style:family="table-cell" style:parent-style-name="Default">
      <style:table-cell-properties fo:wrap-option="wrap" fo:border="0.06pt solid #000000" fo:padding="1.99mm"/>
      <style:map style:condition="cell-content()!=&quot;&quot;" style:apply-style-name="cellule_20_normale" style:base-cell-address="Taverne.B11"/>
    </style:style>
    <style:style style:name="ce214" style:family="table-cell" style:parent-style-name="Default">
      <style:table-cell-properties fo:wrap-option="wrap" fo:border="0.06pt solid #000000" fo:padding="1.99mm"/>
      <style:map style:condition="cell-content()!=&quot;&quot;" style:apply-style-name="cellule_20_normale" style:base-cell-address="Taverne.B12"/>
    </style:style>
    <style:style style:name="ce215" style:family="table-cell" style:parent-style-name="Default">
      <style:table-cell-properties fo:wrap-option="wrap" fo:border="0.06pt solid #000000" fo:padding="1.99mm"/>
      <style:map style:condition="cell-content()!=&quot;&quot;" style:apply-style-name="cellule_20_normale" style:base-cell-address="Taverne.B13"/>
    </style:style>
    <style:style style:name="ce216" style:family="table-cell" style:parent-style-name="Default">
      <style:table-cell-properties fo:wrap-option="wrap" fo:border="0.06pt solid #000000" fo:padding="1.99mm"/>
      <style:map style:condition="cell-content()!=&quot;&quot;" style:apply-style-name="cellule_20_normale" style:base-cell-address="Taverne.B14"/>
    </style:style>
    <style:style style:name="ce217" style:family="table-cell" style:parent-style-name="Default">
      <style:table-cell-properties fo:wrap-option="wrap" fo:border="0.06pt solid #000000" fo:padding="1.99mm"/>
      <style:map style:condition="cell-content()!=&quot;&quot;" style:apply-style-name="cellule_20_normale" style:base-cell-address="Taverne.B15"/>
    </style:style>
    <style:style style:name="ce218" style:family="table-cell" style:parent-style-name="Default">
      <style:table-cell-properties fo:wrap-option="wrap" fo:border="0.06pt solid #000000" fo:padding="1.99mm"/>
      <style:map style:condition="cell-content()!=&quot;&quot;" style:apply-style-name="cellule_20_normale" style:base-cell-address="Taverne.B16"/>
    </style:style>
    <style:style style:name="ce219" style:family="table-cell" style:parent-style-name="Default">
      <style:table-cell-properties fo:wrap-option="wrap" fo:border="0.06pt solid #000000" fo:padding="1.99mm"/>
      <style:map style:condition="cell-content()!=&quot;&quot;" style:apply-style-name="cellule_20_normale" style:base-cell-address="Taverne.B17"/>
    </style:style>
    <style:style style:name="ce220" style:family="table-cell" style:parent-style-name="Default">
      <style:table-cell-properties fo:wrap-option="wrap" fo:border="0.06pt solid #000000" fo:padding="1.99mm"/>
      <style:map style:condition="cell-content()!=&quot;&quot;" style:apply-style-name="cellule_20_normale" style:base-cell-address="Taverne.B18"/>
    </style:style>
    <style:style style:name="ce221" style:family="table-cell" style:parent-style-name="Default">
      <style:table-cell-properties fo:wrap-option="wrap" fo:border="0.06pt solid #000000" fo:padding="1.99mm"/>
      <style:map style:condition="cell-content()!=&quot;&quot;" style:apply-style-name="cellule_20_normale" style:base-cell-address="Taverne.B19"/>
    </style:style>
    <style:style style:name="ce222" style:family="table-cell" style:parent-style-name="Default">
      <style:table-cell-properties fo:wrap-option="wrap" fo:border="0.06pt solid #000000" fo:padding="1.99mm"/>
      <style:map style:condition="cell-content()!=&quot;&quot;" style:apply-style-name="cellule_20_normale" style:base-cell-address="Taverne.B20"/>
    </style:style>
    <style:style style:name="ce223" style:family="table-cell" style:parent-style-name="Default">
      <style:table-cell-properties fo:wrap-option="wrap" fo:border="0.06pt solid #000000" fo:padding="1.99mm"/>
      <style:map style:condition="cell-content()!=&quot;&quot;" style:apply-style-name="cellule_20_normale" style:base-cell-address="Taverne.B21"/>
    </style:style>
    <style:style style:name="ce224" style:family="table-cell" style:parent-style-name="Default">
      <style:table-cell-properties fo:wrap-option="wrap" fo:border="0.06pt solid #000000" fo:padding="1.99mm"/>
      <style:map style:condition="cell-content()!=&quot;&quot;" style:apply-style-name="cellule_20_normale" style:base-cell-address="Taverne.B22"/>
    </style:style>
    <style:style style:name="ce225" style:family="table-cell" style:parent-style-name="Default">
      <style:table-cell-properties fo:wrap-option="wrap" fo:border="0.06pt solid #000000" fo:padding="1.99mm"/>
      <style:map style:condition="cell-content()!=&quot;&quot;" style:apply-style-name="cellule_20_normale" style:base-cell-address="Taverne.B23"/>
    </style:style>
    <style:style style:name="ce226" style:family="table-cell" style:parent-style-name="Default">
      <style:table-cell-properties fo:wrap-option="wrap" fo:border="0.06pt solid #000000" fo:padding="1.99mm"/>
      <style:map style:condition="cell-content()!=&quot;&quot;" style:apply-style-name="cellule_20_normale" style:base-cell-address="Taverne.B24"/>
    </style:style>
    <style:style style:name="ce227" style:family="table-cell" style:parent-style-name="Default">
      <style:table-cell-properties fo:wrap-option="wrap" fo:border="0.06pt solid #000000" fo:padding="1.99mm"/>
      <style:map style:condition="cell-content()!=&quot;&quot;" style:apply-style-name="cellule_20_normale" style:base-cell-address="Taverne.B25"/>
    </style:style>
    <style:style style:name="ce228" style:family="table-cell" style:parent-style-name="Default">
      <style:table-cell-properties fo:wrap-option="wrap" fo:border="0.06pt solid #000000" fo:padding="1.99mm"/>
    </style:style>
    <style:style style:name="ce229" style:family="table-cell" style:parent-style-name="Default">
      <style:table-cell-properties fo:wrap-option="wrap" fo:border="0.06pt solid #000000" fo:padding="1.99mm"/>
      <style:map style:condition="cell-content()!=&quot;&quot;" style:apply-style-name="cellule_20_normale" style:base-cell-address="Taverne.B28"/>
    </style:style>
    <style:style style:name="ce230" style:family="table-cell" style:parent-style-name="Default">
      <style:table-cell-properties fo:wrap-option="wrap" fo:border="0.06pt solid #000000" fo:padding="1.99mm"/>
      <style:map style:condition="cell-content()!=&quot;&quot;" style:apply-style-name="cellule_20_normale" style:base-cell-address="Taverne.B29"/>
    </style:style>
    <style:style style:name="ce231" style:family="table-cell" style:parent-style-name="Default">
      <style:table-cell-properties fo:wrap-option="wrap" fo:border="0.06pt solid #000000" fo:padding="1.99mm"/>
      <style:map style:condition="cell-content()!=&quot;&quot;" style:apply-style-name="cellule_20_normale" style:base-cell-address="Taverne.C4"/>
    </style:style>
    <style:style style:name="ce232" style:family="table-cell" style:parent-style-name="Default">
      <style:table-cell-properties fo:wrap-option="wrap" fo:border="0.06pt solid #000000" fo:padding="1.99mm"/>
      <style:map style:condition="cell-content()!=&quot;&quot;" style:apply-style-name="cellule_20_normale" style:base-cell-address="Taverne.C5"/>
    </style:style>
    <style:style style:name="ce233" style:family="table-cell" style:parent-style-name="Default">
      <style:table-cell-properties fo:wrap-option="wrap" fo:border="0.06pt solid #000000" fo:padding="1.99mm"/>
      <style:map style:condition="cell-content()!=&quot;&quot;" style:apply-style-name="cellule_20_normale" style:base-cell-address="Taverne.C6"/>
    </style:style>
    <style:style style:name="ce234" style:family="table-cell" style:parent-style-name="Default">
      <style:table-cell-properties fo:wrap-option="wrap" fo:border="0.06pt solid #000000" fo:padding="1.99mm"/>
      <style:map style:condition="cell-content()!=&quot;&quot;" style:apply-style-name="cellule_20_normale" style:base-cell-address="Taverne.C7"/>
    </style:style>
    <style:style style:name="ce235" style:family="table-cell" style:parent-style-name="Default">
      <style:table-cell-properties fo:wrap-option="wrap" fo:border="0.06pt solid #000000" fo:padding="1.99mm"/>
      <style:map style:condition="cell-content()!=&quot;&quot;" style:apply-style-name="cellule_20_normale" style:base-cell-address="Taverne.C8"/>
    </style:style>
    <style:style style:name="ce236" style:family="table-cell" style:parent-style-name="Default">
      <style:table-cell-properties fo:wrap-option="wrap" fo:border="0.06pt solid #000000" fo:padding="1.99mm"/>
      <style:map style:condition="cell-content()!=&quot;&quot;" style:apply-style-name="cellule_20_normale" style:base-cell-address="Taverne.C9"/>
    </style:style>
    <style:style style:name="ce237" style:family="table-cell" style:parent-style-name="Default">
      <style:table-cell-properties fo:wrap-option="wrap" fo:border="0.06pt solid #000000" fo:padding="1.99mm"/>
      <style:map style:condition="cell-content()!=&quot;&quot;" style:apply-style-name="cellule_20_normale" style:base-cell-address="Taverne.C10"/>
    </style:style>
    <style:style style:name="ce238" style:family="table-cell" style:parent-style-name="Default">
      <style:table-cell-properties fo:wrap-option="wrap" fo:border="0.06pt solid #000000" fo:padding="1.99mm"/>
      <style:map style:condition="cell-content()!=&quot;&quot;" style:apply-style-name="cellule_20_normale" style:base-cell-address="Taverne.C11"/>
    </style:style>
    <style:style style:name="ce239" style:family="table-cell" style:parent-style-name="Default">
      <style:table-cell-properties fo:wrap-option="wrap" fo:border="0.06pt solid #000000" fo:padding="1.99mm"/>
      <style:map style:condition="cell-content()!=&quot;&quot;" style:apply-style-name="cellule_20_normale" style:base-cell-address="Taverne.C12"/>
    </style:style>
    <style:style style:name="ce240" style:family="table-cell" style:parent-style-name="Default">
      <style:table-cell-properties fo:wrap-option="wrap" fo:border="0.06pt solid #000000" fo:padding="1.99mm"/>
      <style:map style:condition="cell-content()!=&quot;&quot;" style:apply-style-name="cellule_20_normale" style:base-cell-address="Taverne.C13"/>
    </style:style>
    <style:style style:name="ce241" style:family="table-cell" style:parent-style-name="Default">
      <style:table-cell-properties fo:wrap-option="wrap" fo:border="0.06pt solid #000000" fo:padding="1.99mm"/>
      <style:map style:condition="cell-content()!=&quot;&quot;" style:apply-style-name="cellule_20_normale" style:base-cell-address="Taverne.C14"/>
    </style:style>
    <style:style style:name="ce242" style:family="table-cell" style:parent-style-name="Default">
      <style:table-cell-properties fo:wrap-option="wrap" fo:border="0.06pt solid #000000" fo:padding="1.99mm"/>
      <style:map style:condition="cell-content()!=&quot;&quot;" style:apply-style-name="cellule_20_normale" style:base-cell-address="Taverne.C15"/>
    </style:style>
    <style:style style:name="ce243" style:family="table-cell" style:parent-style-name="Default">
      <style:table-cell-properties fo:wrap-option="wrap" fo:border="0.06pt solid #000000" fo:padding="1.99mm"/>
      <style:map style:condition="cell-content()!=&quot;&quot;" style:apply-style-name="cellule_20_normale" style:base-cell-address="Taverne.C16"/>
    </style:style>
    <style:style style:name="ce244" style:family="table-cell" style:parent-style-name="Default">
      <style:table-cell-properties fo:wrap-option="wrap" fo:border="0.06pt solid #000000" fo:padding="1.99mm"/>
      <style:map style:condition="cell-content()!=&quot;&quot;" style:apply-style-name="cellule_20_normale" style:base-cell-address="Taverne.C19"/>
    </style:style>
    <style:style style:name="ce245" style:family="table-cell" style:parent-style-name="Default">
      <style:table-cell-properties fo:wrap-option="wrap" fo:border="0.06pt solid #000000" fo:padding="1.99mm"/>
      <style:map style:condition="cell-content()!=&quot;&quot;" style:apply-style-name="cellule_20_normale" style:base-cell-address="Taverne.C20"/>
    </style:style>
    <style:style style:name="ce246" style:family="table-cell" style:parent-style-name="Default">
      <style:table-cell-properties fo:wrap-option="wrap" fo:border="0.06pt solid #000000" fo:padding="1.99mm"/>
      <style:map style:condition="cell-content()!=&quot;&quot;" style:apply-style-name="cellule_20_normale" style:base-cell-address="Taverne.C21"/>
    </style:style>
    <style:style style:name="ce247" style:family="table-cell" style:parent-style-name="Default">
      <style:table-cell-properties fo:wrap-option="wrap" fo:border="0.06pt solid #000000" fo:padding="1.99mm"/>
      <style:map style:condition="cell-content()!=&quot;&quot;" style:apply-style-name="cellule_20_normale" style:base-cell-address="Taverne.C22"/>
    </style:style>
    <style:style style:name="ce248" style:family="table-cell" style:parent-style-name="Default">
      <style:table-cell-properties fo:wrap-option="wrap" fo:border="0.06pt solid #000000" fo:padding="1.99mm"/>
      <style:map style:condition="cell-content()!=&quot;&quot;" style:apply-style-name="cellule_20_normale" style:base-cell-address="Taverne.C23"/>
    </style:style>
    <style:style style:name="ce249" style:family="table-cell" style:parent-style-name="Default">
      <style:table-cell-properties fo:wrap-option="wrap" fo:border="0.06pt solid #000000" fo:padding="1.99mm"/>
      <style:map style:condition="cell-content()!=&quot;&quot;" style:apply-style-name="cellule_20_normale" style:base-cell-address="Taverne.C24"/>
    </style:style>
    <style:style style:name="ce250" style:family="table-cell" style:parent-style-name="Default">
      <style:table-cell-properties fo:wrap-option="wrap" fo:border="0.06pt solid #000000" fo:padding="1.99mm"/>
      <style:map style:condition="cell-content()!=&quot;&quot;" style:apply-style-name="cellule_20_normale" style:base-cell-address="Taverne.C25"/>
    </style:style>
    <style:style style:name="ce251" style:family="table-cell" style:parent-style-name="Default">
      <style:table-cell-properties fo:wrap-option="wrap" fo:border="0.06pt solid #000000" fo:padding="1.99mm"/>
      <style:map style:condition="cell-content()!=&quot;&quot;" style:apply-style-name="cellule_20_normale" style:base-cell-address="Taverne.C26"/>
    </style:style>
    <style:style style:name="ce252" style:family="table-cell" style:parent-style-name="Default">
      <style:table-cell-properties fo:wrap-option="wrap" fo:border="0.06pt solid #000000" fo:padding="1.99mm"/>
      <style:map style:condition="cell-content()!=&quot;&quot;" style:apply-style-name="cellule_20_normale" style:base-cell-address="Taverne.C28"/>
    </style:style>
    <style:style style:name="ce253" style:family="table-cell" style:parent-style-name="Default">
      <style:table-cell-properties fo:wrap-option="wrap" fo:border="0.06pt solid #000000" fo:padding="1.99mm"/>
      <style:map style:condition="cell-content()!=&quot;&quot;" style:apply-style-name="cellule_20_normale" style:base-cell-address="Taverne.C29"/>
    </style:style>
    <style:style style:name="ce254" style:family="table-cell" style:parent-style-name="Default">
      <style:table-cell-properties fo:wrap-option="wrap" fo:padding="1.99mm" style:vertical-align="top"/>
      <style:map style:condition="cell-content()!=&quot;&quot;" style:apply-style-name="cellule_20_normale" style:base-cell-address="Taverne.D3"/>
    </style:style>
    <style:style style:name="ce255" style:family="table-cell" style:parent-style-name="Default">
      <style:table-cell-properties fo:wrap-option="wrap" fo:border="0.06pt solid #000000" fo:padding="1.99mm"/>
      <style:map style:condition="cell-content()!=&quot;&quot;" style:apply-style-name="cellule_20_normale" style:base-cell-address="Taverne.D12"/>
    </style:style>
    <style:style style:name="ce256" style:family="table-cell" style:parent-style-name="Default">
      <style:table-cell-properties fo:wrap-option="wrap" fo:border="0.06pt solid #000000" fo:padding="1.99mm"/>
      <style:map style:condition="cell-content()!=&quot;&quot;" style:apply-style-name="cellule_20_normale" style:base-cell-address="Taverne.D13"/>
    </style:style>
    <style:style style:name="ce257" style:family="table-cell" style:parent-style-name="Default">
      <style:table-cell-properties fo:wrap-option="wrap" fo:border="0.06pt solid #000000" fo:padding="1.99mm"/>
      <style:map style:condition="cell-content()!=&quot;&quot;" style:apply-style-name="cellule_20_normale" style:base-cell-address="Taverne.D14"/>
    </style:style>
    <style:style style:name="ce258" style:family="table-cell" style:parent-style-name="Default">
      <style:table-cell-properties fo:wrap-option="wrap" fo:padding="1.99mm" style:vertical-align="top"/>
      <style:map style:condition="cell-content()!=&quot;&quot;" style:apply-style-name="cellule_20_normale" style:base-cell-address="Taverne.D30"/>
    </style:style>
    <style:style style:name="ce259" style:family="table-cell" style:parent-style-name="Default">
      <style:table-cell-properties fo:wrap-option="wrap" fo:border="0.06pt solid #000000" fo:padding="1.99mm"/>
      <style:map style:condition="cell-content()!=&quot;&quot;" style:apply-style-name="cellule_20_normale" style:base-cell-address="Taverne.E12"/>
    </style:style>
    <style:style style:name="ce260" style:family="table-cell" style:parent-style-name="Default">
      <style:table-cell-properties fo:wrap-option="wrap" fo:border="0.06pt solid #000000" fo:padding="1.99mm"/>
      <style:map style:condition="cell-content()!=&quot;&quot;" style:apply-style-name="cellule_20_normale" style:base-cell-address="Taverne.E15"/>
    </style:style>
    <style:style style:name="ce261" style:family="table-cell" style:parent-style-name="Default">
      <style:table-cell-properties fo:wrap-option="wrap" fo:border="0.06pt solid #000000" fo:padding="1.99mm"/>
      <style:map style:condition="cell-content()!=&quot;&quot;" style:apply-style-name="cellule_20_normale" style:base-cell-address="Taverne.E16"/>
    </style:style>
    <style:style style:name="ce262" style:family="table-cell" style:parent-style-name="Default">
      <style:table-cell-properties fo:wrap-option="wrap" fo:border="0.06pt solid #000000" fo:padding="1.99mm"/>
      <style:map style:condition="cell-content()!=&quot;&quot;" style:apply-style-name="cellule_20_normale" style:base-cell-address="Taverne.E17"/>
    </style:style>
    <style:style style:name="ce263" style:family="table-cell" style:parent-style-name="Default">
      <style:table-cell-properties fo:wrap-option="wrap" fo:border="0.06pt solid #000000" fo:padding="1.99mm"/>
      <style:map style:condition="cell-content()!=&quot;&quot;" style:apply-style-name="cellule_20_normale" style:base-cell-address="Taverne.E18"/>
    </style:style>
    <style:style style:name="ce264" style:family="table-cell" style:parent-style-name="Default">
      <style:table-cell-properties fo:wrap-option="wrap" fo:border="0.06pt solid #000000" fo:padding="1.99mm"/>
      <style:map style:condition="cell-content()!=&quot;&quot;" style:apply-style-name="cellule_20_normale" style:base-cell-address="Taverne.E19"/>
    </style:style>
    <style:style style:name="ce265" style:family="table-cell" style:parent-style-name="Default">
      <style:table-cell-properties fo:wrap-option="wrap" fo:border="0.06pt solid #000000" fo:padding="1.99mm"/>
      <style:map style:condition="cell-content()!=&quot;&quot;" style:apply-style-name="cellule_20_normale" style:base-cell-address="Taverne.E20"/>
    </style:style>
    <style:style style:name="ce266" style:family="table-cell" style:parent-style-name="Default">
      <style:table-cell-properties fo:wrap-option="wrap" fo:border="0.06pt solid #000000" fo:padding="1.99mm"/>
      <style:map style:condition="cell-content()!=&quot;&quot;" style:apply-style-name="cellule_20_normale" style:base-cell-address="Taverne.E21"/>
    </style:style>
    <style:style style:name="ce267" style:family="table-cell" style:parent-style-name="Default">
      <style:table-cell-properties fo:wrap-option="wrap" fo:border="0.06pt solid #000000" fo:padding="1.99mm"/>
      <style:map style:condition="cell-content()!=&quot;&quot;" style:apply-style-name="cellule_20_normale" style:base-cell-address="Taverne.E22"/>
    </style:style>
    <style:style style:name="ce268" style:family="table-cell" style:parent-style-name="Default">
      <style:table-cell-properties fo:wrap-option="wrap" fo:border="0.06pt solid #000000" fo:padding="1.99mm"/>
      <style:map style:condition="cell-content()!=&quot;&quot;" style:apply-style-name="cellule_20_normale" style:base-cell-address="Taverne.E23"/>
    </style:style>
    <style:style style:name="ce269" style:family="table-cell" style:parent-style-name="Default">
      <style:table-cell-properties fo:wrap-option="wrap" fo:border="0.06pt solid #000000" fo:padding="1.99mm"/>
      <style:map style:condition="cell-content()!=&quot;&quot;" style:apply-style-name="cellule_20_normale" style:base-cell-address="Taverne.E24"/>
    </style:style>
    <style:style style:name="ce270" style:family="table-cell" style:parent-style-name="Default">
      <style:table-cell-properties fo:wrap-option="wrap" fo:border="0.06pt solid #000000" fo:padding="1.99mm"/>
      <style:map style:condition="cell-content()!=&quot;&quot;" style:apply-style-name="cellule_20_normale" style:base-cell-address="Taverne.E25"/>
    </style:style>
    <style:style style:name="ce271" style:family="table-cell" style:parent-style-name="Default">
      <style:table-cell-properties fo:wrap-option="wrap" fo:border="0.06pt solid #000000" fo:padding="1.99mm"/>
      <style:map style:condition="cell-content()!=&quot;&quot;" style:apply-style-name="cellule_20_normale" style:base-cell-address="Taverne.E26"/>
    </style:style>
    <style:style style:name="ce272" style:family="table-cell" style:parent-style-name="Default">
      <style:table-cell-properties fo:wrap-option="wrap" fo:border="0.06pt solid #000000" fo:padding="1.99mm"/>
      <style:map style:condition="cell-content()!=&quot;&quot;" style:apply-style-name="cellule_20_normale" style:base-cell-address="Taverne.E27"/>
    </style:style>
    <style:style style:name="ce273" style:family="table-cell" style:parent-style-name="Default">
      <style:table-cell-properties fo:wrap-option="wrap" fo:padding="1.99mm" style:vertical-align="top"/>
      <style:map style:condition="cell-content()!=&quot;&quot;" style:apply-style-name="cellule_20_normale" style:base-cell-address="Taverne.F3"/>
    </style:style>
    <style:style style:name="ce274" style:family="table-cell" style:parent-style-name="Default">
      <style:table-cell-properties fo:wrap-option="wrap" fo:border="0.06pt solid #000000" fo:padding="1.99mm"/>
      <style:map style:condition="cell-content()!=&quot;&quot;" style:apply-style-name="cellule_20_normale" style:base-cell-address="Taverne.F17"/>
    </style:style>
    <style:style style:name="ce275" style:family="table-cell" style:parent-style-name="Default">
      <style:table-cell-properties fo:wrap-option="wrap" fo:border="0.06pt solid #000000" fo:padding="1.99mm"/>
      <style:map style:condition="cell-content()!=&quot;&quot;" style:apply-style-name="cellule_20_normale" style:base-cell-address="Taverne.F18"/>
    </style:style>
    <style:style style:name="ce276" style:family="table-cell" style:parent-style-name="Default">
      <style:table-cell-properties fo:wrap-option="wrap" fo:border="0.06pt solid #000000" fo:padding="1.99mm"/>
      <style:map style:condition="cell-content()!=&quot;&quot;" style:apply-style-name="cellule_20_normale" style:base-cell-address="Taverne.F19"/>
    </style:style>
    <style:style style:name="ce277" style:family="table-cell" style:parent-style-name="Default">
      <style:table-cell-properties fo:wrap-option="wrap" fo:border="0.06pt solid #000000" fo:padding="1.99mm"/>
      <style:map style:condition="cell-content()!=&quot;&quot;" style:apply-style-name="cellule_20_normale" style:base-cell-address="Taverne.F20"/>
    </style:style>
    <style:style style:name="ce278" style:family="table-cell" style:parent-style-name="Default">
      <style:table-cell-properties fo:wrap-option="wrap" fo:border="0.06pt solid #000000" fo:padding="1.99mm"/>
      <style:map style:condition="cell-content()!=&quot;&quot;" style:apply-style-name="cellule_20_normale" style:base-cell-address="Taverne.F22"/>
    </style:style>
    <style:style style:name="ce279" style:family="table-cell" style:parent-style-name="Default">
      <style:table-cell-properties fo:wrap-option="wrap" fo:border="0.06pt solid #000000" fo:padding="1.99mm"/>
      <style:map style:condition="cell-content()!=&quot;&quot;" style:apply-style-name="cellule_20_normale" style:base-cell-address="Taverne.F23"/>
    </style:style>
    <style:style style:name="ce280" style:family="table-cell" style:parent-style-name="Default">
      <style:table-cell-properties fo:wrap-option="wrap" fo:padding="1.99mm" style:vertical-align="top"/>
      <style:map style:condition="cell-content()!=&quot;&quot;" style:apply-style-name="cellule_20_normale" style:base-cell-address="Taverne.F30"/>
    </style:style>
    <style:style style:name="ce281" style:family="table-cell" style:parent-style-name="Default">
      <style:table-cell-properties fo:background-color="#ffff00" style:text-align-source="fix" style:repeat-content="false" style:vertical-align="top"/>
      <style:paragraph-properties fo:text-align="center" fo:margin-left="0mm"/>
      <style:text-properties fo:font-size="12pt" style:font-size-asian="12pt" style:font-size-complex="12pt"/>
    </style:style>
    <style:style style:name="ce282" style:family="table-cell" style:parent-style-name="Default">
      <style:table-cell-properties fo:wrap-option="wrap" fo:padding="1.99mm" style:vertical-align="top"/>
      <style:map style:condition="cell-content()!=&quot;&quot;" style:apply-style-name="cellule_20_normale" style:base-cell-address="'Ile déserte'.A3"/>
    </style:style>
    <style:style style:name="ce283" style:family="table-cell" style:parent-style-name="Default">
      <style:table-cell-properties fo:wrap-option="wrap" fo:padding="1.99mm" style:vertical-align="top"/>
      <style:map style:condition="cell-content()!=&quot;&quot;" style:apply-style-name="cellule_20_normale" style:base-cell-address="'Ile déserte'.A4"/>
    </style:style>
    <style:style style:name="ce284" style:family="table-cell" style:parent-style-name="Default">
      <style:table-cell-properties fo:wrap-option="wrap" fo:padding="1.99mm" style:vertical-align="top"/>
      <style:map style:condition="cell-content()!=&quot;&quot;" style:apply-style-name="cellule_20_normale" style:base-cell-address="'Ile déserte'.A5"/>
    </style:style>
    <style:style style:name="ce285" style:family="table-cell" style:parent-style-name="Default">
      <style:table-cell-properties fo:wrap-option="wrap" fo:padding="1.99mm" style:vertical-align="top"/>
      <style:map style:condition="cell-content()!=&quot;&quot;" style:apply-style-name="cellule_20_normale" style:base-cell-address="'Ile déserte'.A6"/>
    </style:style>
    <style:style style:name="ce286" style:family="table-cell" style:parent-style-name="Default">
      <style:table-cell-properties fo:wrap-option="wrap" fo:padding="1.99mm" style:vertical-align="top"/>
      <style:map style:condition="cell-content()!=&quot;&quot;" style:apply-style-name="cellule_20_normale" style:base-cell-address="'Ile déserte'.A7"/>
    </style:style>
    <style:style style:name="ce287" style:family="table-cell" style:parent-style-name="Default">
      <style:table-cell-properties fo:wrap-option="wrap" fo:padding="1.99mm" style:vertical-align="top"/>
      <style:map style:condition="cell-content()!=&quot;&quot;" style:apply-style-name="cellule_20_normale" style:base-cell-address="'Ile déserte'.A8"/>
    </style:style>
    <style:style style:name="ce288" style:family="table-cell" style:parent-style-name="Default">
      <style:table-cell-properties fo:wrap-option="wrap" fo:padding="1.99mm" style:vertical-align="top"/>
      <style:map style:condition="cell-content()!=&quot;&quot;" style:apply-style-name="cellule_20_normale" style:base-cell-address="'Ile déserte'.A17"/>
    </style:style>
    <style:style style:name="ce289" style:family="table-cell" style:parent-style-name="Default">
      <style:table-cell-properties fo:wrap-option="wrap" fo:padding="1.99mm" style:vertical-align="top"/>
      <style:map style:condition="cell-content()!=&quot;&quot;" style:apply-style-name="cellule_20_normale" style:base-cell-address="'Ile déserte'.A18"/>
    </style:style>
    <style:style style:name="ce290" style:family="table-cell" style:parent-style-name="Default">
      <style:table-cell-properties fo:wrap-option="wrap" fo:padding="1.99mm" style:vertical-align="top"/>
      <style:map style:condition="cell-content()!=&quot;&quot;" style:apply-style-name="cellule_20_normale" style:base-cell-address="'Ile déserte'.A19"/>
    </style:style>
    <style:style style:name="ce291" style:family="table-cell" style:parent-style-name="Default">
      <style:table-cell-properties fo:wrap-option="wrap" fo:padding="1.99mm" style:vertical-align="top"/>
      <style:map style:condition="cell-content()!=&quot;&quot;" style:apply-style-name="cellule_20_normale" style:base-cell-address="'Ile déserte'.A20"/>
    </style:style>
    <style:style style:name="ce292" style:family="table-cell" style:parent-style-name="Default">
      <style:table-cell-properties fo:wrap-option="wrap" fo:padding="1.99mm" style:vertical-align="top"/>
      <style:map style:condition="cell-content()!=&quot;&quot;" style:apply-style-name="cellule_20_normale" style:base-cell-address="'Ile déserte'.A21"/>
    </style:style>
    <style:style style:name="ce293" style:family="table-cell" style:parent-style-name="Default">
      <style:table-cell-properties fo:wrap-option="wrap" fo:padding="1.99mm" style:vertical-align="top"/>
      <style:map style:condition="cell-content()!=&quot;&quot;" style:apply-style-name="cellule_20_normale" style:base-cell-address="'Ile déserte'.A22"/>
    </style:style>
    <style:style style:name="ce294" style:family="table-cell" style:parent-style-name="Default">
      <style:table-cell-properties fo:wrap-option="wrap" fo:padding="1.99mm" style:vertical-align="top"/>
      <style:map style:condition="cell-content()!=&quot;&quot;" style:apply-style-name="cellule_20_normale" style:base-cell-address="'Ile déserte'.A23"/>
    </style:style>
    <style:style style:name="ce295" style:family="table-cell" style:parent-style-name="Default">
      <style:table-cell-properties fo:wrap-option="wrap" fo:padding="1.99mm" style:vertical-align="top"/>
      <style:map style:condition="cell-content()!=&quot;&quot;" style:apply-style-name="cellule_20_normale" style:base-cell-address="'Ile déserte'.A24"/>
    </style:style>
    <style:style style:name="ce296" style:family="table-cell" style:parent-style-name="Default">
      <style:table-cell-properties fo:wrap-option="wrap" fo:padding="1.99mm" style:vertical-align="top"/>
      <style:map style:condition="cell-content()!=&quot;&quot;" style:apply-style-name="cellule_20_normale" style:base-cell-address="'Ile déserte'.A25"/>
    </style:style>
    <style:style style:name="ce297" style:family="table-cell" style:parent-style-name="Default">
      <style:table-cell-properties fo:wrap-option="wrap" fo:padding="1.99mm" style:vertical-align="top"/>
      <style:map style:condition="cell-content()!=&quot;&quot;" style:apply-style-name="cellule_20_normale" style:base-cell-address="'Ile déserte'.A26"/>
    </style:style>
    <style:style style:name="ce298" style:family="table-cell" style:parent-style-name="Default">
      <style:table-cell-properties fo:wrap-option="wrap" fo:padding="1.99mm" style:vertical-align="top"/>
      <style:map style:condition="cell-content()!=&quot;&quot;" style:apply-style-name="cellule_20_normale" style:base-cell-address="'Ile déserte'.A27"/>
    </style:style>
    <style:style style:name="ce299" style:family="table-cell" style:parent-style-name="Default">
      <style:table-cell-properties fo:wrap-option="wrap" fo:padding="1.99mm" style:vertical-align="top"/>
      <style:map style:condition="cell-content()!=&quot;&quot;" style:apply-style-name="cellule_20_normale" style:base-cell-address="'Ile déserte'.A28"/>
    </style:style>
    <style:style style:name="ce300" style:family="table-cell" style:parent-style-name="Default">
      <style:table-cell-properties fo:wrap-option="wrap" fo:padding="1.99mm" style:vertical-align="top"/>
      <style:map style:condition="cell-content()!=&quot;&quot;" style:apply-style-name="cellule_20_normale" style:base-cell-address="'Ile déserte'.A29"/>
    </style:style>
    <style:style style:name="ce301" style:family="table-cell" style:parent-style-name="Default">
      <style:table-cell-properties fo:wrap-option="wrap" fo:padding="1.99mm" style:vertical-align="top"/>
      <style:map style:condition="cell-content()!=&quot;&quot;" style:apply-style-name="cellule_20_normale" style:base-cell-address="'Ile déserte'.A30"/>
    </style:style>
    <style:style style:name="ce302" style:family="table-cell" style:parent-style-name="Default">
      <style:table-cell-properties fo:wrap-option="wrap" fo:padding="1.99mm" style:vertical-align="top"/>
      <style:map style:condition="cell-content()!=&quot;&quot;" style:apply-style-name="cellule_20_normale" style:base-cell-address="'Ile déserte'.A31"/>
    </style:style>
    <style:style style:name="ce303" style:family="table-cell" style:parent-style-name="Default">
      <style:table-cell-properties fo:wrap-option="wrap" fo:padding="1.99mm" style:vertical-align="top"/>
      <style:map style:condition="cell-content()!=&quot;&quot;" style:apply-style-name="cellule_20_normale" style:base-cell-address="'Ile déserte'.A32"/>
    </style:style>
    <style:style style:name="ce304" style:family="table-cell" style:parent-style-name="Default">
      <style:table-cell-properties fo:wrap-option="wrap" fo:padding="1.99mm" style:vertical-align="top"/>
      <style:map style:condition="cell-content()!=&quot;&quot;" style:apply-style-name="cellule_20_normale" style:base-cell-address="'Ile déserte'.A33"/>
    </style:style>
    <style:style style:name="ce305" style:family="table-cell" style:parent-style-name="Default">
      <style:table-cell-properties fo:wrap-option="wrap" fo:padding="1.99mm" style:vertical-align="top"/>
      <style:map style:condition="cell-content()!=&quot;&quot;" style:apply-style-name="cellule_20_normale" style:base-cell-address="'Ile déserte'.A34"/>
    </style:style>
    <style:style style:name="ce306" style:family="table-cell" style:parent-style-name="Default">
      <style:table-cell-properties fo:wrap-option="wrap" fo:padding="1.99mm" style:vertical-align="top"/>
      <style:map style:condition="cell-content()!=&quot;&quot;" style:apply-style-name="cellule_20_normale" style:base-cell-address="'Ile déserte'.A35"/>
    </style:style>
    <style:style style:name="ce307" style:family="table-cell" style:parent-style-name="Default">
      <style:table-cell-properties fo:wrap-option="wrap" fo:padding="1.99mm" style:vertical-align="top"/>
      <style:map style:condition="cell-content()!=&quot;&quot;" style:apply-style-name="cellule_20_normale" style:base-cell-address="'Ile déserte'.A36"/>
    </style:style>
    <style:style style:name="ce308" style:family="table-cell" style:parent-style-name="Default">
      <style:table-cell-properties fo:wrap-option="wrap" fo:padding="1.99mm" style:vertical-align="top"/>
      <style:map style:condition="cell-content()!=&quot;&quot;" style:apply-style-name="cellule_20_normale" style:base-cell-address="'Ile déserte'.A37"/>
    </style:style>
    <style:style style:name="ce309" style:family="table-cell" style:parent-style-name="Default">
      <style:table-cell-properties fo:wrap-option="wrap" fo:padding="1.99mm" style:vertical-align="top"/>
      <style:map style:condition="cell-content()!=&quot;&quot;" style:apply-style-name="cellule_20_normale" style:base-cell-address="'Ile déserte'.A38"/>
    </style:style>
    <style:style style:name="ce310" style:family="table-cell" style:parent-style-name="Default">
      <style:table-cell-properties fo:wrap-option="wrap" fo:padding="1.99mm" style:vertical-align="top"/>
      <style:map style:condition="cell-content()!=&quot;&quot;" style:apply-style-name="cellule_20_normale" style:base-cell-address="'Ile déserte'.A39"/>
    </style:style>
    <style:style style:name="ce311" style:family="table-cell" style:parent-style-name="Default">
      <style:table-cell-properties fo:wrap-option="wrap" fo:padding="1.99mm" style:vertical-align="top"/>
      <style:map style:condition="cell-content()!=&quot;&quot;" style:apply-style-name="cellule_20_normale" style:base-cell-address="'Ile déserte'.A40"/>
    </style:style>
    <style:style style:name="ce312" style:family="table-cell" style:parent-style-name="Default">
      <style:table-cell-properties fo:wrap-option="wrap" fo:padding="1.99mm" style:vertical-align="top"/>
      <style:map style:condition="cell-content()!=&quot;&quot;" style:apply-style-name="cellule_20_normale" style:base-cell-address="'Ile déserte'.A41"/>
    </style:style>
    <style:style style:name="ce313" style:family="table-cell" style:parent-style-name="Default">
      <style:table-cell-properties fo:wrap-option="wrap" fo:padding="1.99mm" style:vertical-align="top"/>
      <style:map style:condition="cell-content()!=&quot;&quot;" style:apply-style-name="cellule_20_normale" style:base-cell-address="'Ile déserte'.A42"/>
    </style:style>
    <style:style style:name="ce314" style:family="table-cell" style:parent-style-name="Default">
      <style:table-cell-properties fo:wrap-option="wrap" fo:padding="1.99mm" style:vertical-align="top"/>
      <style:map style:condition="cell-content()!=&quot;&quot;" style:apply-style-name="cellule_20_normale" style:base-cell-address="'Ile déserte'.A43"/>
    </style:style>
    <style:style style:name="ce315" style:family="table-cell" style:parent-style-name="Default">
      <style:table-cell-properties fo:wrap-option="wrap" fo:padding="1.99mm" style:vertical-align="top"/>
      <style:map style:condition="cell-content()!=&quot;&quot;" style:apply-style-name="cellule_20_normale" style:base-cell-address="'Ile déserte'.A44"/>
    </style:style>
    <style:style style:name="ce316" style:family="table-cell" style:parent-style-name="Default">
      <style:table-cell-properties fo:wrap-option="wrap" fo:padding="1.99mm" style:vertical-align="top"/>
      <style:map style:condition="cell-content()!=&quot;&quot;" style:apply-style-name="cellule_20_normale" style:base-cell-address="'Ile déserte'.A45"/>
    </style:style>
    <style:style style:name="ce317" style:family="table-cell" style:parent-style-name="Default">
      <style:table-cell-properties fo:wrap-option="wrap" fo:padding="1.99mm" style:vertical-align="top"/>
      <style:map style:condition="cell-content()!=&quot;&quot;" style:apply-style-name="cellule_20_normale" style:base-cell-address="'Ile déserte'.A46"/>
    </style:style>
    <style:style style:name="ce318" style:family="table-cell" style:parent-style-name="Default">
      <style:table-cell-properties fo:wrap-option="wrap" fo:padding="1.99mm" style:vertical-align="top"/>
      <style:map style:condition="cell-content()!=&quot;&quot;" style:apply-style-name="cellule_20_normale" style:base-cell-address="'Ile déserte'.A47"/>
    </style:style>
    <style:style style:name="ce319" style:family="table-cell" style:parent-style-name="Default">
      <style:table-cell-properties fo:wrap-option="wrap" fo:padding="1.99mm" style:vertical-align="top"/>
      <style:map style:condition="cell-content()!=&quot;&quot;" style:apply-style-name="cellule_20_normale" style:base-cell-address="'Ile déserte'.A48"/>
    </style:style>
    <style:style style:name="ce320" style:family="table-cell" style:parent-style-name="Default">
      <style:table-cell-properties fo:wrap-option="wrap" fo:padding="1.99mm" style:vertical-align="top"/>
      <style:map style:condition="cell-content()!=&quot;&quot;" style:apply-style-name="cellule_20_normale" style:base-cell-address="'Ile déserte'.A49"/>
    </style:style>
    <style:style style:name="ce321" style:family="table-cell" style:parent-style-name="Default">
      <style:table-cell-properties fo:wrap-option="wrap" fo:padding="1.99mm" style:vertical-align="top"/>
      <style:map style:condition="cell-content()!=&quot;&quot;" style:apply-style-name="cellule_20_normale" style:base-cell-address="'Ile déserte'.A50"/>
    </style:style>
    <style:style style:name="ce322" style:family="table-cell" style:parent-style-name="Default">
      <style:table-cell-properties fo:wrap-option="wrap" fo:padding="1.99mm" style:vertical-align="top"/>
      <style:map style:condition="cell-content()!=&quot;&quot;" style:apply-style-name="cellule_20_normale" style:base-cell-address="'Ile déserte'.A51"/>
    </style:style>
    <style:style style:name="ce323" style:family="table-cell" style:parent-style-name="Default">
      <style:table-cell-properties fo:wrap-option="wrap" fo:padding="1.99mm" style:vertical-align="top"/>
      <style:map style:condition="cell-content()!=&quot;&quot;" style:apply-style-name="cellule_20_normale" style:base-cell-address="'Ile déserte'.A52"/>
    </style:style>
    <style:style style:name="ce324" style:family="table-cell" style:parent-style-name="Default">
      <style:table-cell-properties fo:wrap-option="wrap" fo:padding="1.99mm" style:vertical-align="top"/>
      <style:map style:condition="cell-content()!=&quot;&quot;" style:apply-style-name="cellule_20_normale" style:base-cell-address="'Ile déserte'.A53"/>
    </style:style>
    <style:style style:name="ce325" style:family="table-cell" style:parent-style-name="Default">
      <style:table-cell-properties fo:wrap-option="wrap" fo:padding="1.99mm" style:vertical-align="top"/>
      <style:map style:condition="cell-content()!=&quot;&quot;" style:apply-style-name="cellule_20_normale" style:base-cell-address="'Ile déserte'.A54"/>
    </style:style>
    <style:style style:name="ce326" style:family="table-cell" style:parent-style-name="Default">
      <style:table-cell-properties fo:wrap-option="wrap" fo:padding="1.99mm" style:vertical-align="top"/>
      <style:map style:condition="cell-content()!=&quot;&quot;" style:apply-style-name="cellule_20_normale" style:base-cell-address="'Ile déserte'.A55"/>
    </style:style>
    <style:style style:name="ce327" style:family="table-cell" style:parent-style-name="Default">
      <style:table-cell-properties fo:wrap-option="wrap" fo:padding="1.99mm" style:vertical-align="top"/>
      <style:map style:condition="cell-content()!=&quot;&quot;" style:apply-style-name="cellule_20_normale" style:base-cell-address="'Ile déserte'.A56"/>
    </style:style>
    <style:style style:name="ce328" style:family="table-cell" style:parent-style-name="Default">
      <style:table-cell-properties fo:wrap-option="wrap" fo:padding="1.99mm" style:vertical-align="top"/>
      <style:map style:condition="cell-content()!=&quot;&quot;" style:apply-style-name="cellule_20_normale" style:base-cell-address="'Ile déserte'.A57"/>
    </style:style>
    <style:style style:name="ce329" style:family="table-cell" style:parent-style-name="Default">
      <style:table-cell-properties fo:wrap-option="wrap" fo:padding="1.99mm" style:vertical-align="top"/>
      <style:map style:condition="cell-content()!=&quot;&quot;" style:apply-style-name="cellule_20_normale" style:base-cell-address="'Ile déserte'.A58"/>
    </style:style>
    <style:style style:name="ce330" style:family="table-cell" style:parent-style-name="Default">
      <style:table-cell-properties fo:wrap-option="wrap" fo:padding="1.99mm" style:vertical-align="top"/>
      <style:map style:condition="cell-content()!=&quot;&quot;" style:apply-style-name="cellule_20_normale" style:base-cell-address="'Ile déserte'.A59"/>
    </style:style>
    <style:style style:name="ce331" style:family="table-cell" style:parent-style-name="Default">
      <style:table-cell-properties fo:wrap-option="wrap" fo:padding="1.99mm" style:vertical-align="top"/>
      <style:map style:condition="cell-content()!=&quot;&quot;" style:apply-style-name="cellule_20_normale" style:base-cell-address="'Ile déserte'.A60"/>
    </style:style>
    <style:style style:name="ce332" style:family="table-cell" style:parent-style-name="Default">
      <style:table-cell-properties fo:wrap-option="wrap" fo:padding="1.99mm" style:vertical-align="top"/>
      <style:map style:condition="cell-content()!=&quot;&quot;" style:apply-style-name="cellule_20_normale" style:base-cell-address="'Ile déserte'.A61"/>
    </style:style>
    <style:style style:name="ce333" style:family="table-cell" style:parent-style-name="Default">
      <style:table-cell-properties fo:wrap-option="wrap" fo:padding="1.99mm" style:vertical-align="top"/>
      <style:map style:condition="cell-content()!=&quot;&quot;" style:apply-style-name="cellule_20_normale" style:base-cell-address="'Ile déserte'.A62"/>
    </style:style>
    <style:style style:name="ce334" style:family="table-cell" style:parent-style-name="Default">
      <style:table-cell-properties fo:wrap-option="wrap" fo:padding="1.99mm" style:vertical-align="top"/>
      <style:map style:condition="cell-content()!=&quot;&quot;" style:apply-style-name="cellule_20_normale" style:base-cell-address="'Ile déserte'.A63"/>
    </style:style>
    <style:style style:name="ce335" style:family="table-cell" style:parent-style-name="Default">
      <style:table-cell-properties fo:wrap-option="wrap" fo:padding="1.99mm" style:vertical-align="top"/>
      <style:map style:condition="cell-content()!=&quot;&quot;" style:apply-style-name="cellule_20_normale" style:base-cell-address="'Ile déserte'.A64"/>
    </style:style>
    <style:style style:name="ce336" style:family="table-cell" style:parent-style-name="Default">
      <style:table-cell-properties fo:wrap-option="wrap" fo:padding="1.99mm" style:vertical-align="top"/>
      <style:map style:condition="cell-content()!=&quot;&quot;" style:apply-style-name="cellule_20_normale" style:base-cell-address="'Ile déserte'.A65"/>
    </style:style>
    <style:style style:name="ce337" style:family="table-cell" style:parent-style-name="Default">
      <style:table-cell-properties fo:wrap-option="wrap" fo:padding="1.99mm" style:vertical-align="top"/>
      <style:map style:condition="cell-content()!=&quot;&quot;" style:apply-style-name="cellule_20_normale" style:base-cell-address="'Ile déserte'.A66"/>
    </style:style>
    <style:style style:name="ce338" style:family="table-cell" style:parent-style-name="Default">
      <style:table-cell-properties fo:wrap-option="wrap" fo:padding="1.99mm" style:vertical-align="top"/>
      <style:map style:condition="cell-content()!=&quot;&quot;" style:apply-style-name="cellule_20_normale" style:base-cell-address="'Ile déserte'.A67"/>
    </style:style>
    <style:style style:name="ce339" style:family="table-cell" style:parent-style-name="Default">
      <style:table-cell-properties fo:wrap-option="wrap" fo:padding="1.99mm" style:vertical-align="top"/>
      <style:map style:condition="cell-content()!=&quot;&quot;" style:apply-style-name="cellule_20_normale" style:base-cell-address="'Ile déserte'.A68"/>
    </style:style>
    <style:style style:name="ce340" style:family="table-cell" style:parent-style-name="Default">
      <style:table-cell-properties fo:wrap-option="wrap" fo:padding="1.99mm" style:vertical-align="top"/>
      <style:map style:condition="cell-content()!=&quot;&quot;" style:apply-style-name="cellule_20_normale" style:base-cell-address="'Ile déserte'.A69"/>
    </style:style>
    <style:style style:name="ce341" style:family="table-cell" style:parent-style-name="Default">
      <style:table-cell-properties fo:wrap-option="wrap" fo:padding="1.99mm" style:vertical-align="top"/>
      <style:map style:condition="cell-content()!=&quot;&quot;" style:apply-style-name="cellule_20_normale" style:base-cell-address="'Ile déserte'.A70"/>
    </style:style>
    <style:style style:name="ce342" style:family="table-cell" style:parent-style-name="Default">
      <style:table-cell-properties fo:wrap-option="wrap" fo:padding="1.99mm" style:vertical-align="top"/>
      <style:map style:condition="cell-content()!=&quot;&quot;" style:apply-style-name="cellule_20_normale" style:base-cell-address="'Ile déserte'.A71"/>
    </style:style>
    <style:style style:name="ce343" style:family="table-cell" style:parent-style-name="Default">
      <style:table-cell-properties fo:wrap-option="wrap" fo:padding="1.99mm" style:vertical-align="top"/>
      <style:map style:condition="cell-content()!=&quot;&quot;" style:apply-style-name="cellule_20_normale" style:base-cell-address="'Ile déserte'.A72"/>
    </style:style>
    <style:style style:name="ce344" style:family="table-cell" style:parent-style-name="Default">
      <style:table-cell-properties fo:wrap-option="wrap" fo:padding="1.99mm" style:vertical-align="top"/>
      <style:map style:condition="cell-content()!=&quot;&quot;" style:apply-style-name="cellule_20_normale" style:base-cell-address="'Ile déserte'.A73"/>
    </style:style>
    <style:style style:name="ce345" style:family="table-cell" style:parent-style-name="Default">
      <style:table-cell-properties fo:wrap-option="wrap" fo:padding="1.99mm" style:vertical-align="top"/>
      <style:map style:condition="cell-content()!=&quot;&quot;" style:apply-style-name="cellule_20_normale" style:base-cell-address="'Ile déserte'.A74"/>
    </style:style>
    <style:style style:name="ce346" style:family="table-cell" style:parent-style-name="Default">
      <style:table-cell-properties fo:wrap-option="wrap" fo:padding="1.99mm" style:vertical-align="top"/>
      <style:map style:condition="cell-content()!=&quot;&quot;" style:apply-style-name="cellule_20_normale" style:base-cell-address="'Ile déserte'.A75"/>
    </style:style>
    <style:style style:name="ce347" style:family="table-cell" style:parent-style-name="Default">
      <style:table-cell-properties fo:wrap-option="wrap" fo:padding="1.99mm" style:vertical-align="top"/>
      <style:map style:condition="cell-content()!=&quot;&quot;" style:apply-style-name="cellule_20_normale" style:base-cell-address="'Ile déserte'.A76"/>
    </style:style>
    <style:style style:name="ce348" style:family="table-cell" style:parent-style-name="Default">
      <style:table-cell-properties fo:wrap-option="wrap" fo:padding="1.99mm" style:vertical-align="top"/>
      <style:map style:condition="cell-content()!=&quot;&quot;" style:apply-style-name="cellule_20_normale" style:base-cell-address="'Ile déserte'.A77"/>
    </style:style>
    <style:style style:name="ce349" style:family="table-cell" style:parent-style-name="Default">
      <style:table-cell-properties fo:wrap-option="wrap" fo:padding="1.99mm" style:vertical-align="top"/>
      <style:map style:condition="cell-content()!=&quot;&quot;" style:apply-style-name="cellule_20_normale" style:base-cell-address="'Ile déserte'.A78"/>
    </style:style>
    <style:style style:name="ce350" style:family="table-cell" style:parent-style-name="Default">
      <style:table-cell-properties fo:wrap-option="wrap" fo:padding="1.99mm" style:vertical-align="top"/>
      <style:map style:condition="cell-content()!=&quot;&quot;" style:apply-style-name="cellule_20_normale" style:base-cell-address="'Ile déserte'.A79"/>
    </style:style>
    <style:style style:name="ce351" style:family="table-cell" style:parent-style-name="Default">
      <style:table-cell-properties fo:wrap-option="wrap" fo:padding="1.99mm" style:vertical-align="top"/>
      <style:map style:condition="cell-content()!=&quot;&quot;" style:apply-style-name="cellule_20_normale" style:base-cell-address="'Ile déserte'.A80"/>
    </style:style>
    <style:style style:name="ce352" style:family="table-cell" style:parent-style-name="Default">
      <style:table-cell-properties fo:wrap-option="wrap" fo:padding="1.99mm" style:vertical-align="top"/>
      <style:map style:condition="cell-content()!=&quot;&quot;" style:apply-style-name="cellule_20_normale" style:base-cell-address="'Ile déserte'.A81"/>
    </style:style>
    <style:style style:name="ce353" style:family="table-cell" style:parent-style-name="Default">
      <style:table-cell-properties fo:wrap-option="wrap" fo:padding="1.99mm" style:vertical-align="top"/>
      <style:map style:condition="cell-content()!=&quot;&quot;" style:apply-style-name="cellule_20_normale" style:base-cell-address="'Ile déserte'.A82"/>
    </style:style>
    <style:style style:name="ce354" style:family="table-cell" style:parent-style-name="Default">
      <style:table-cell-properties fo:wrap-option="wrap" fo:padding="1.99mm" style:vertical-align="top"/>
      <style:map style:condition="cell-content()!=&quot;&quot;" style:apply-style-name="cellule_20_normale" style:base-cell-address="'Ile déserte'.A83"/>
    </style:style>
    <style:style style:name="ce355" style:family="table-cell" style:parent-style-name="Default">
      <style:table-cell-properties fo:wrap-option="wrap" fo:padding="1.99mm" style:vertical-align="top"/>
      <style:map style:condition="cell-content()!=&quot;&quot;" style:apply-style-name="cellule_20_normale" style:base-cell-address="'Ile déserte'.A84"/>
    </style:style>
    <style:style style:name="ce356" style:family="table-cell" style:parent-style-name="Default">
      <style:table-cell-properties fo:wrap-option="wrap" fo:padding="1.99mm" style:vertical-align="top"/>
      <style:map style:condition="cell-content()!=&quot;&quot;" style:apply-style-name="cellule_20_normale" style:base-cell-address="'Ile déserte'.A85"/>
    </style:style>
    <style:style style:name="ce357" style:family="table-cell" style:parent-style-name="Default">
      <style:table-cell-properties fo:wrap-option="wrap" fo:padding="1.99mm" style:vertical-align="top"/>
      <style:map style:condition="cell-content()!=&quot;&quot;" style:apply-style-name="cellule_20_normale" style:base-cell-address="'Ile déserte'.A86"/>
    </style:style>
    <style:style style:name="ce358" style:family="table-cell" style:parent-style-name="Default">
      <style:table-cell-properties fo:wrap-option="wrap" fo:padding="1.99mm" style:vertical-align="top"/>
      <style:map style:condition="cell-content()!=&quot;&quot;" style:apply-style-name="cellule_20_normale" style:base-cell-address="'Ile déserte'.A87"/>
    </style:style>
    <style:style style:name="ce359" style:family="table-cell" style:parent-style-name="Default">
      <style:table-cell-properties fo:wrap-option="wrap" fo:padding="1.99mm" style:vertical-align="top"/>
      <style:map style:condition="cell-content()!=&quot;&quot;" style:apply-style-name="cellule_20_normale" style:base-cell-address="'Ile déserte'.A88"/>
    </style:style>
    <style:style style:name="ce360" style:family="table-cell" style:parent-style-name="Default">
      <style:table-cell-properties fo:wrap-option="wrap" fo:padding="1.99mm" style:vertical-align="top"/>
      <style:map style:condition="cell-content()!=&quot;&quot;" style:apply-style-name="cellule_20_normale" style:base-cell-address="'Ile déserte'.A89"/>
    </style:style>
    <style:style style:name="ce361" style:family="table-cell" style:parent-style-name="Default">
      <style:table-cell-properties fo:wrap-option="wrap" fo:padding="1.99mm" style:vertical-align="top"/>
      <style:map style:condition="cell-content()!=&quot;&quot;" style:apply-style-name="cellule_20_normale" style:base-cell-address="'Ile déserte'.A90"/>
    </style:style>
    <style:style style:name="ce362" style:family="table-cell" style:parent-style-name="Default">
      <style:table-cell-properties fo:wrap-option="wrap" fo:padding="1.99mm" style:vertical-align="top"/>
      <style:map style:condition="cell-content()!=&quot;&quot;" style:apply-style-name="cellule_20_normale" style:base-cell-address="'Ile déserte'.A91"/>
    </style:style>
    <style:style style:name="ce363" style:family="table-cell" style:parent-style-name="Default">
      <style:table-cell-properties fo:wrap-option="wrap" fo:padding="1.99mm" style:vertical-align="top"/>
      <style:map style:condition="cell-content()!=&quot;&quot;" style:apply-style-name="cellule_20_normale" style:base-cell-address="'Ile déserte'.A92"/>
    </style:style>
    <style:style style:name="ce364" style:family="table-cell" style:parent-style-name="Default">
      <style:table-cell-properties fo:wrap-option="wrap" fo:padding="1.99mm" style:vertical-align="top"/>
      <style:map style:condition="cell-content()!=&quot;&quot;" style:apply-style-name="cellule_20_normale" style:base-cell-address="'Ile déserte'.A93"/>
    </style:style>
    <style:style style:name="ce365" style:family="table-cell" style:parent-style-name="Default">
      <style:table-cell-properties fo:wrap-option="wrap" fo:padding="1.99mm" style:vertical-align="top"/>
      <style:map style:condition="cell-content()!=&quot;&quot;" style:apply-style-name="cellule_20_normale" style:base-cell-address="'Ile déserte'.A94"/>
    </style:style>
    <style:style style:name="ce366" style:family="table-cell" style:parent-style-name="Default">
      <style:table-cell-properties fo:wrap-option="wrap" fo:padding="1.99mm" style:vertical-align="top"/>
      <style:map style:condition="cell-content()!=&quot;&quot;" style:apply-style-name="cellule_20_normale" style:base-cell-address="'Ile déserte'.A95"/>
    </style:style>
    <style:style style:name="ce367" style:family="table-cell" style:parent-style-name="Default">
      <style:table-cell-properties fo:wrap-option="wrap" fo:padding="1.99mm" style:vertical-align="top"/>
      <style:map style:condition="cell-content()!=&quot;&quot;" style:apply-style-name="cellule_20_normale" style:base-cell-address="'Ile déserte'.A96"/>
    </style:style>
    <style:style style:name="ce368" style:family="table-cell" style:parent-style-name="Default">
      <style:table-cell-properties fo:wrap-option="wrap" fo:padding="1.99mm" style:vertical-align="top"/>
      <style:map style:condition="cell-content()!=&quot;&quot;" style:apply-style-name="cellule_20_normale" style:base-cell-address="'Ile déserte'.A97"/>
    </style:style>
    <style:style style:name="ce369" style:family="table-cell" style:parent-style-name="Default">
      <style:table-cell-properties fo:wrap-option="wrap" fo:padding="1.99mm" style:vertical-align="top"/>
      <style:map style:condition="cell-content()!=&quot;&quot;" style:apply-style-name="cellule_20_normale" style:base-cell-address="'Ile déserte'.A98"/>
    </style:style>
    <style:style style:name="ce370" style:family="table-cell" style:parent-style-name="Default">
      <style:table-cell-properties fo:wrap-option="wrap" fo:padding="1.99mm" style:vertical-align="top"/>
      <style:map style:condition="cell-content()!=&quot;&quot;" style:apply-style-name="cellule_20_normale" style:base-cell-address="'Ile déserte'.A99"/>
    </style:style>
    <style:style style:name="ce371" style:family="table-cell" style:parent-style-name="Default">
      <style:table-cell-properties fo:wrap-option="wrap" fo:padding="1.99mm" style:vertical-align="top"/>
      <style:map style:condition="cell-content()!=&quot;&quot;" style:apply-style-name="cellule_20_normale" style:base-cell-address="'Ile déserte'.A100"/>
    </style:style>
    <style:style style:name="ce372" style:family="table-cell" style:parent-style-name="Default">
      <style:table-cell-properties fo:wrap-option="wrap" fo:padding="1.99mm" style:vertical-align="top"/>
      <style:map style:condition="cell-content()!=&quot;&quot;" style:apply-style-name="cellule_20_normale" style:base-cell-address="'Ile déserte'.A101"/>
    </style:style>
    <style:style style:name="ce373" style:family="table-cell" style:parent-style-name="Default">
      <style:table-cell-properties fo:wrap-option="wrap" fo:padding="1.99mm" style:vertical-align="top"/>
      <style:map style:condition="cell-content()!=&quot;&quot;" style:apply-style-name="cellule_20_normale" style:base-cell-address="'Ile déserte'.A102"/>
    </style:style>
    <style:style style:name="ce374" style:family="table-cell" style:parent-style-name="Default">
      <style:table-cell-properties fo:wrap-option="wrap" fo:padding="1.99mm" style:vertical-align="top"/>
      <style:map style:condition="cell-content()!=&quot;&quot;" style:apply-style-name="cellule_20_normale" style:base-cell-address="'Ile déserte'.A103"/>
    </style:style>
    <style:style style:name="ce375" style:family="table-cell" style:parent-style-name="Default">
      <style:table-cell-properties fo:wrap-option="wrap" fo:padding="1.99mm" style:vertical-align="top"/>
      <style:map style:condition="cell-content()!=&quot;&quot;" style:apply-style-name="cellule_20_normale" style:base-cell-address="'Ile déserte'.A104"/>
    </style:style>
    <style:style style:name="ce376" style:family="table-cell" style:parent-style-name="Default">
      <style:table-cell-properties fo:wrap-option="wrap" fo:padding="1.99mm" style:vertical-align="top"/>
      <style:map style:condition="cell-content()!=&quot;&quot;" style:apply-style-name="cellule_20_normale" style:base-cell-address="'Ile déserte'.A105"/>
    </style:style>
    <style:style style:name="ce377" style:family="table-cell" style:parent-style-name="Default">
      <style:table-cell-properties fo:wrap-option="wrap" fo:padding="1.99mm" style:vertical-align="top"/>
      <style:map style:condition="cell-content()!=&quot;&quot;" style:apply-style-name="cellule_20_normale" style:base-cell-address="'Ile déserte'.A106"/>
    </style:style>
    <style:style style:name="ce378" style:family="table-cell" style:parent-style-name="Default">
      <style:table-cell-properties fo:wrap-option="wrap" fo:padding="1.99mm" style:vertical-align="top"/>
      <style:map style:condition="cell-content()!=&quot;&quot;" style:apply-style-name="cellule_20_normale" style:base-cell-address="'Ile déserte'.A107"/>
    </style:style>
    <style:style style:name="ce379" style:family="table-cell" style:parent-style-name="Default">
      <style:table-cell-properties fo:wrap-option="wrap" fo:padding="1.99mm" style:vertical-align="top"/>
      <style:map style:condition="cell-content()!=&quot;&quot;" style:apply-style-name="cellule_20_normale" style:base-cell-address="'Ile déserte'.A108"/>
    </style:style>
    <style:style style:name="ce380" style:family="table-cell" style:parent-style-name="Default">
      <style:table-cell-properties fo:wrap-option="wrap" fo:padding="1.99mm" style:vertical-align="top"/>
      <style:map style:condition="cell-content()!=&quot;&quot;" style:apply-style-name="cellule_20_normale" style:base-cell-address="'Ile déserte'.A109"/>
    </style:style>
    <style:style style:name="ce381" style:family="table-cell" style:parent-style-name="Default">
      <style:table-cell-properties fo:wrap-option="wrap" fo:padding="1.99mm" style:vertical-align="top"/>
      <style:map style:condition="cell-content()!=&quot;&quot;" style:apply-style-name="cellule_20_normale" style:base-cell-address="'Ile déserte'.A110"/>
    </style:style>
    <style:style style:name="ce382" style:family="table-cell" style:parent-style-name="Default">
      <style:table-cell-properties fo:wrap-option="wrap" fo:padding="1.99mm" style:vertical-align="top"/>
      <style:map style:condition="cell-content()!=&quot;&quot;" style:apply-style-name="cellule_20_normale" style:base-cell-address="'Ile déserte'.A111"/>
    </style:style>
    <style:style style:name="ce383" style:family="table-cell" style:parent-style-name="Default">
      <style:table-cell-properties fo:wrap-option="wrap" fo:padding="1.99mm" style:vertical-align="top"/>
      <style:map style:condition="cell-content()!=&quot;&quot;" style:apply-style-name="cellule_20_normale" style:base-cell-address="'Ile déserte'.A112"/>
    </style:style>
    <style:style style:name="ce384" style:family="table-cell" style:parent-style-name="Default">
      <style:table-cell-properties fo:wrap-option="wrap" fo:padding="1.99mm" style:vertical-align="top"/>
      <style:map style:condition="cell-content()!=&quot;&quot;" style:apply-style-name="cellule_20_normale" style:base-cell-address="'Ile déserte'.A113"/>
    </style:style>
    <style:style style:name="ce385" style:family="table-cell" style:parent-style-name="Default">
      <style:table-cell-properties fo:wrap-option="wrap" fo:padding="1.99mm" style:vertical-align="top"/>
      <style:map style:condition="cell-content()!=&quot;&quot;" style:apply-style-name="cellule_20_normale" style:base-cell-address="'Ile déserte'.A114"/>
    </style:style>
    <style:style style:name="ce386" style:family="table-cell" style:parent-style-name="Default">
      <style:table-cell-properties fo:wrap-option="wrap" fo:padding="1.99mm" style:vertical-align="top"/>
      <style:map style:condition="cell-content()!=&quot;&quot;" style:apply-style-name="cellule_20_normale" style:base-cell-address="'Ile déserte'.A115"/>
    </style:style>
    <style:style style:name="ce387" style:family="table-cell" style:parent-style-name="Default">
      <style:table-cell-properties fo:wrap-option="wrap" fo:padding="1.99mm" style:vertical-align="top"/>
      <style:map style:condition="cell-content()!=&quot;&quot;" style:apply-style-name="cellule_20_normale" style:base-cell-address="'Ile déserte'.A116"/>
    </style:style>
    <style:style style:name="ce388" style:family="table-cell" style:parent-style-name="Default">
      <style:table-cell-properties fo:wrap-option="wrap" fo:padding="1.99mm" style:vertical-align="top"/>
      <style:map style:condition="cell-content()!=&quot;&quot;" style:apply-style-name="cellule_20_normale" style:base-cell-address="'Ile déserte'.A117"/>
    </style:style>
    <style:style style:name="ce389" style:family="table-cell" style:parent-style-name="Default">
      <style:table-cell-properties fo:wrap-option="wrap" fo:padding="1.99mm" style:vertical-align="top"/>
      <style:map style:condition="cell-content()!=&quot;&quot;" style:apply-style-name="cellule_20_normale" style:base-cell-address="'Ile déserte'.A118"/>
    </style:style>
    <style:style style:name="ce390" style:family="table-cell" style:parent-style-name="Default">
      <style:table-cell-properties fo:wrap-option="wrap" fo:padding="1.99mm" style:vertical-align="top"/>
      <style:map style:condition="cell-content()!=&quot;&quot;" style:apply-style-name="cellule_20_normale" style:base-cell-address="'Ile déserte'.A119"/>
    </style:style>
    <style:style style:name="ce391" style:family="table-cell" style:parent-style-name="Default">
      <style:table-cell-properties fo:wrap-option="wrap" fo:padding="1.99mm" style:vertical-align="top"/>
      <style:map style:condition="cell-content()!=&quot;&quot;" style:apply-style-name="cellule_20_normale" style:base-cell-address="'Ile déserte'.A120"/>
    </style:style>
    <style:style style:name="ce392" style:family="table-cell" style:parent-style-name="Default">
      <style:table-cell-properties fo:wrap-option="wrap" fo:padding="1.99mm" style:vertical-align="top"/>
      <style:map style:condition="cell-content()!=&quot;&quot;" style:apply-style-name="cellule_20_normale" style:base-cell-address="'Ile déserte'.A121"/>
    </style:style>
    <style:style style:name="ce393" style:family="table-cell" style:parent-style-name="Default">
      <style:table-cell-properties fo:wrap-option="wrap" fo:padding="1.99mm" style:vertical-align="top"/>
      <style:map style:condition="cell-content()!=&quot;&quot;" style:apply-style-name="cellule_20_normale" style:base-cell-address="'Ile déserte'.A122"/>
    </style:style>
    <style:style style:name="ce394" style:family="table-cell" style:parent-style-name="Default">
      <style:table-cell-properties fo:wrap-option="wrap" fo:padding="1.99mm" style:vertical-align="top"/>
      <style:map style:condition="cell-content()!=&quot;&quot;" style:apply-style-name="cellule_20_normale" style:base-cell-address="'Ile déserte'.B3"/>
    </style:style>
    <style:style style:name="ce395" style:family="table-cell" style:parent-style-name="Default">
      <style:table-cell-properties fo:wrap-option="wrap" fo:padding="1.99mm" style:vertical-align="top"/>
      <style:map style:condition="cell-content()!=&quot;&quot;" style:apply-style-name="cellule_20_normale" style:base-cell-address="'Ile déserte'.B4"/>
    </style:style>
    <style:style style:name="ce396" style:family="table-cell" style:parent-style-name="Default">
      <style:table-cell-properties fo:wrap-option="wrap" fo:padding="1.99mm" style:vertical-align="top"/>
      <style:map style:condition="cell-content()!=&quot;&quot;" style:apply-style-name="cellule_20_normale" style:base-cell-address="'Ile déserte'.B5"/>
    </style:style>
    <style:style style:name="ce397" style:family="table-cell" style:parent-style-name="Default">
      <style:table-cell-properties fo:wrap-option="wrap" fo:padding="1.99mm" style:vertical-align="top"/>
      <style:map style:condition="cell-content()!=&quot;&quot;" style:apply-style-name="cellule_20_normale" style:base-cell-address="'Ile déserte'.B6"/>
    </style:style>
    <style:style style:name="ce398" style:family="table-cell" style:parent-style-name="Default">
      <style:table-cell-properties fo:wrap-option="wrap" fo:padding="1.99mm" style:vertical-align="top"/>
      <style:map style:condition="cell-content()!=&quot;&quot;" style:apply-style-name="cellule_20_normale" style:base-cell-address="'Ile déserte'.B7"/>
    </style:style>
    <style:style style:name="ce399" style:family="table-cell" style:parent-style-name="Default">
      <style:table-cell-properties fo:wrap-option="wrap" fo:padding="1.99mm" style:vertical-align="top"/>
      <style:map style:condition="cell-content()!=&quot;&quot;" style:apply-style-name="cellule_20_normale" style:base-cell-address="'Ile déserte'.B8"/>
    </style:style>
    <style:style style:name="ce400" style:family="table-cell" style:parent-style-name="Default">
      <style:table-cell-properties fo:wrap-option="wrap" fo:padding="1.99mm" style:vertical-align="top"/>
      <style:map style:condition="cell-content()!=&quot;&quot;" style:apply-style-name="cellule_20_normale" style:base-cell-address="'Ile déserte'.B10"/>
    </style:style>
    <style:style style:name="ce401" style:family="table-cell" style:parent-style-name="Default">
      <style:table-cell-properties fo:wrap-option="wrap" fo:padding="1.99mm" style:vertical-align="top"/>
      <style:map style:condition="cell-content()!=&quot;&quot;" style:apply-style-name="cellule_20_normale" style:base-cell-address="'Ile déserte'.B11"/>
    </style:style>
    <style:style style:name="ce402" style:family="table-cell" style:parent-style-name="Default">
      <style:table-cell-properties fo:wrap-option="wrap" fo:padding="1.99mm" style:vertical-align="top"/>
      <style:map style:condition="cell-content()!=&quot;&quot;" style:apply-style-name="cellule_20_normale" style:base-cell-address="'Ile déserte'.B12"/>
    </style:style>
    <style:style style:name="ce403" style:family="table-cell" style:parent-style-name="Default">
      <style:table-cell-properties fo:wrap-option="wrap" fo:padding="1.99mm" style:vertical-align="top"/>
      <style:map style:condition="cell-content()!=&quot;&quot;" style:apply-style-name="cellule_20_normale" style:base-cell-address="'Ile déserte'.B13"/>
    </style:style>
    <style:style style:name="ce404" style:family="table-cell" style:parent-style-name="Default">
      <style:table-cell-properties fo:wrap-option="wrap" fo:padding="1.99mm" style:vertical-align="top"/>
      <style:map style:condition="cell-content()!=&quot;&quot;" style:apply-style-name="cellule_20_normale" style:base-cell-address="'Ile déserte'.B14"/>
    </style:style>
    <style:style style:name="ce405" style:family="table-cell" style:parent-style-name="Default">
      <style:table-cell-properties fo:wrap-option="wrap" fo:padding="1.99mm" style:vertical-align="top"/>
      <style:map style:condition="cell-content()!=&quot;&quot;" style:apply-style-name="cellule_20_normale" style:base-cell-address="'Ile déserte'.B15"/>
    </style:style>
    <style:style style:name="ce406" style:family="table-cell" style:parent-style-name="Default">
      <style:table-cell-properties fo:wrap-option="wrap" fo:padding="1.99mm" style:vertical-align="top"/>
      <style:map style:condition="cell-content()!=&quot;&quot;" style:apply-style-name="cellule_20_normale" style:base-cell-address="'Ile déserte'.B16"/>
    </style:style>
    <style:style style:name="ce407" style:family="table-cell" style:parent-style-name="Default">
      <style:table-cell-properties fo:wrap-option="wrap" fo:padding="1.99mm" style:vertical-align="top"/>
      <style:map style:condition="cell-content()!=&quot;&quot;" style:apply-style-name="cellule_20_normale" style:base-cell-address="'Ile déserte_2'.A3"/>
    </style:style>
    <style:style style:name="ce408" style:family="table-cell" style:parent-style-name="Default">
      <style:table-cell-properties fo:wrap-option="wrap" fo:padding="1.99mm" style:vertical-align="top"/>
      <style:map style:condition="cell-content()!=&quot;&quot;" style:apply-style-name="cellule_20_normale" style:base-cell-address="'Ile déserte_2'.A4"/>
    </style:style>
    <style:style style:name="ce409" style:family="table-cell" style:parent-style-name="Default">
      <style:table-cell-properties fo:wrap-option="wrap" fo:padding="1.99mm" style:vertical-align="top"/>
      <style:map style:condition="cell-content()!=&quot;&quot;" style:apply-style-name="cellule_20_normale" style:base-cell-address="'Ile déserte_2'.A5"/>
    </style:style>
    <style:style style:name="ce410" style:family="table-cell" style:parent-style-name="Default">
      <style:table-cell-properties fo:wrap-option="wrap" fo:padding="1.99mm" style:vertical-align="top"/>
      <style:map style:condition="cell-content()!=&quot;&quot;" style:apply-style-name="cellule_20_normale" style:base-cell-address="'Ile déserte_2'.A6"/>
    </style:style>
    <style:style style:name="ce411" style:family="table-cell" style:parent-style-name="Default">
      <style:table-cell-properties fo:wrap-option="wrap" fo:padding="1.99mm" style:vertical-align="top"/>
      <style:map style:condition="cell-content()!=&quot;&quot;" style:apply-style-name="cellule_20_normale" style:base-cell-address="'Ile déserte_2'.A7"/>
    </style:style>
    <style:style style:name="ce412" style:family="table-cell" style:parent-style-name="Default">
      <style:table-cell-properties fo:wrap-option="wrap" fo:padding="1.99mm" style:vertical-align="top"/>
      <style:map style:condition="cell-content()!=&quot;&quot;" style:apply-style-name="cellule_20_normale" style:base-cell-address="'Ile déserte_2'.A9"/>
    </style:style>
    <style:style style:name="ce413" style:family="table-cell" style:parent-style-name="Default">
      <style:table-cell-properties fo:wrap-option="wrap" fo:padding="1.99mm" style:vertical-align="top"/>
      <style:map style:condition="cell-content()!=&quot;&quot;" style:apply-style-name="cellule_20_normale" style:base-cell-address="'Ile déserte_2'.A10"/>
    </style:style>
    <style:style style:name="ce414" style:family="table-cell" style:parent-style-name="Default">
      <style:table-cell-properties fo:wrap-option="wrap" fo:padding="1.99mm" style:vertical-align="top"/>
      <style:map style:condition="cell-content()!=&quot;&quot;" style:apply-style-name="cellule_20_normale" style:base-cell-address="'Ile déserte_2'.A12"/>
    </style:style>
    <style:style style:name="ce415" style:family="table-cell" style:parent-style-name="Default">
      <style:table-cell-properties fo:wrap-option="wrap" fo:padding="1.99mm" style:vertical-align="top"/>
      <style:map style:condition="cell-content()!=&quot;&quot;" style:apply-style-name="cellule_20_normale" style:base-cell-address="'Ile déserte_2'.A13"/>
    </style:style>
    <style:style style:name="ce416" style:family="table-cell" style:parent-style-name="Default">
      <style:table-cell-properties fo:wrap-option="wrap" fo:padding="1.99mm" style:vertical-align="top"/>
      <style:map style:condition="cell-content()!=&quot;&quot;" style:apply-style-name="cellule_20_normale" style:base-cell-address="'Ile déserte_2'.A17"/>
    </style:style>
    <style:style style:name="ce417" style:family="table-cell" style:parent-style-name="Default">
      <style:table-cell-properties fo:wrap-option="wrap" fo:padding="1.99mm" style:vertical-align="top"/>
      <style:map style:condition="cell-content()!=&quot;&quot;" style:apply-style-name="cellule_20_normale" style:base-cell-address="'Ile déserte_2'.A18"/>
    </style:style>
    <style:style style:name="ce418" style:family="table-cell" style:parent-style-name="Default">
      <style:table-cell-properties fo:wrap-option="wrap" fo:padding="1.99mm" style:vertical-align="top"/>
      <style:map style:condition="cell-content()!=&quot;&quot;" style:apply-style-name="cellule_20_normale" style:base-cell-address="'Ile déserte_2'.A19"/>
    </style:style>
    <style:style style:name="ce419" style:family="table-cell" style:parent-style-name="Default">
      <style:table-cell-properties fo:wrap-option="wrap" fo:padding="1.99mm" style:vertical-align="top"/>
      <style:map style:condition="cell-content()!=&quot;&quot;" style:apply-style-name="cellule_20_normale" style:base-cell-address="'Ile déserte_2'.A20"/>
    </style:style>
    <style:style style:name="ce420" style:family="table-cell" style:parent-style-name="Default">
      <style:table-cell-properties fo:wrap-option="wrap" fo:padding="1.99mm" style:vertical-align="top"/>
      <style:map style:condition="cell-content()!=&quot;&quot;" style:apply-style-name="cellule_20_normale" style:base-cell-address="'Ile déserte_2'.A21"/>
    </style:style>
    <style:style style:name="ce421" style:family="table-cell" style:parent-style-name="Default">
      <style:table-cell-properties fo:wrap-option="wrap" fo:padding="1.99mm" style:vertical-align="top"/>
      <style:map style:condition="cell-content()!=&quot;&quot;" style:apply-style-name="cellule_20_normale" style:base-cell-address="'Ile déserte_2'.A22"/>
    </style:style>
    <style:style style:name="ce422" style:family="table-cell" style:parent-style-name="Default">
      <style:table-cell-properties fo:wrap-option="wrap" fo:padding="1.99mm" style:vertical-align="top"/>
      <style:map style:condition="cell-content()!=&quot;&quot;" style:apply-style-name="cellule_20_normale" style:base-cell-address="'Ile déserte_2'.A23"/>
    </style:style>
    <style:style style:name="ce423" style:family="table-cell" style:parent-style-name="Default">
      <style:table-cell-properties fo:wrap-option="wrap" fo:padding="1.99mm" style:vertical-align="top"/>
      <style:map style:condition="cell-content()!=&quot;&quot;" style:apply-style-name="cellule_20_normale" style:base-cell-address="'Ile déserte_2'.A24"/>
    </style:style>
    <style:style style:name="ce424" style:family="table-cell" style:parent-style-name="Default">
      <style:table-cell-properties fo:wrap-option="wrap" fo:padding="1.99mm" style:vertical-align="top"/>
      <style:map style:condition="cell-content()!=&quot;&quot;" style:apply-style-name="cellule_20_normale" style:base-cell-address="'Ile déserte_2'.A25"/>
    </style:style>
    <style:style style:name="ce425" style:family="table-cell" style:parent-style-name="Default">
      <style:table-cell-properties fo:wrap-option="wrap" fo:padding="1.99mm" style:vertical-align="top"/>
      <style:map style:condition="cell-content()!=&quot;&quot;" style:apply-style-name="cellule_20_normale" style:base-cell-address="'Ile déserte_2'.A26"/>
    </style:style>
    <style:style style:name="ce426" style:family="table-cell" style:parent-style-name="Default">
      <style:table-cell-properties fo:wrap-option="wrap" fo:padding="1.99mm" style:vertical-align="top"/>
      <style:map style:condition="cell-content()!=&quot;&quot;" style:apply-style-name="cellule_20_normale" style:base-cell-address="'Ile déserte_2'.A27"/>
    </style:style>
    <style:style style:name="ce427" style:family="table-cell" style:parent-style-name="Default">
      <style:table-cell-properties fo:wrap-option="wrap" fo:padding="1.99mm" style:vertical-align="top"/>
      <style:map style:condition="cell-content()!=&quot;&quot;" style:apply-style-name="cellule_20_normale" style:base-cell-address="'Ile déserte_2'.A28"/>
    </style:style>
    <style:style style:name="ce428" style:family="table-cell" style:parent-style-name="Default">
      <style:table-cell-properties fo:wrap-option="wrap" fo:padding="1.99mm" style:vertical-align="top"/>
      <style:map style:condition="cell-content()!=&quot;&quot;" style:apply-style-name="cellule_20_normale" style:base-cell-address="'Ile déserte_2'.A29"/>
    </style:style>
    <style:style style:name="ce429" style:family="table-cell" style:parent-style-name="Default">
      <style:table-cell-properties fo:wrap-option="wrap" fo:padding="1.99mm" style:vertical-align="top"/>
      <style:map style:condition="cell-content()!=&quot;&quot;" style:apply-style-name="cellule_20_normale" style:base-cell-address="'Ile déserte_2'.A30"/>
    </style:style>
    <style:style style:name="ce430" style:family="table-cell" style:parent-style-name="Default">
      <style:table-cell-properties fo:wrap-option="wrap" fo:padding="1.99mm" style:vertical-align="top"/>
      <style:map style:condition="cell-content()!=&quot;&quot;" style:apply-style-name="cellule_20_normale" style:base-cell-address="'Ile déserte_2'.A31"/>
    </style:style>
    <style:style style:name="ce431" style:family="table-cell" style:parent-style-name="Default">
      <style:table-cell-properties fo:wrap-option="wrap" fo:padding="1.99mm" style:vertical-align="top"/>
      <style:map style:condition="cell-content()!=&quot;&quot;" style:apply-style-name="cellule_20_normale" style:base-cell-address="'Ile déserte_2'.A32"/>
    </style:style>
    <style:style style:name="ce432" style:family="table-cell" style:parent-style-name="Default">
      <style:table-cell-properties fo:wrap-option="wrap" fo:padding="1.99mm" style:vertical-align="top"/>
      <style:map style:condition="cell-content()!=&quot;&quot;" style:apply-style-name="cellule_20_normale" style:base-cell-address="'Ile déserte_2'.A33"/>
    </style:style>
    <style:style style:name="ce433" style:family="table-cell" style:parent-style-name="Default">
      <style:table-cell-properties fo:wrap-option="wrap" fo:padding="1.99mm" style:vertical-align="top"/>
      <style:map style:condition="cell-content()!=&quot;&quot;" style:apply-style-name="cellule_20_normale" style:base-cell-address="'Ile déserte_2'.A34"/>
    </style:style>
    <style:style style:name="ce434" style:family="table-cell" style:parent-style-name="Default">
      <style:table-cell-properties fo:wrap-option="wrap" fo:padding="1.99mm" style:vertical-align="top"/>
      <style:map style:condition="cell-content()!=&quot;&quot;" style:apply-style-name="cellule_20_normale" style:base-cell-address="'Ile déserte_2'.A35"/>
    </style:style>
    <style:style style:name="ce435" style:family="table-cell" style:parent-style-name="Default">
      <style:table-cell-properties fo:wrap-option="wrap" fo:padding="1.99mm" style:vertical-align="top"/>
      <style:map style:condition="cell-content()!=&quot;&quot;" style:apply-style-name="cellule_20_normale" style:base-cell-address="'Ile déserte_2'.A36"/>
    </style:style>
    <style:style style:name="ce436" style:family="table-cell" style:parent-style-name="Default">
      <style:table-cell-properties fo:wrap-option="wrap" fo:padding="1.99mm" style:vertical-align="top"/>
      <style:map style:condition="cell-content()!=&quot;&quot;" style:apply-style-name="cellule_20_normale" style:base-cell-address="'Ile déserte_2'.A37"/>
    </style:style>
    <style:style style:name="ce437" style:family="table-cell" style:parent-style-name="Default">
      <style:table-cell-properties fo:wrap-option="wrap" fo:padding="1.99mm" style:vertical-align="top"/>
      <style:map style:condition="cell-content()!=&quot;&quot;" style:apply-style-name="cellule_20_normale" style:base-cell-address="'Ile déserte_2'.A38"/>
    </style:style>
    <style:style style:name="ce438" style:family="table-cell" style:parent-style-name="Default">
      <style:table-cell-properties fo:wrap-option="wrap" fo:padding="1.99mm" style:vertical-align="top"/>
      <style:map style:condition="cell-content()!=&quot;&quot;" style:apply-style-name="cellule_20_normale" style:base-cell-address="'Ile déserte_2'.A39"/>
    </style:style>
    <style:style style:name="ce439" style:family="table-cell" style:parent-style-name="Default">
      <style:table-cell-properties fo:wrap-option="wrap" fo:padding="1.99mm" style:vertical-align="top"/>
      <style:map style:condition="cell-content()!=&quot;&quot;" style:apply-style-name="cellule_20_normale" style:base-cell-address="'Ile déserte_2'.A40"/>
    </style:style>
    <style:style style:name="ce440" style:family="table-cell" style:parent-style-name="Default">
      <style:table-cell-properties fo:wrap-option="wrap" fo:padding="1.99mm" style:vertical-align="top"/>
      <style:map style:condition="cell-content()!=&quot;&quot;" style:apply-style-name="cellule_20_normale" style:base-cell-address="'Ile déserte_2'.A41"/>
    </style:style>
    <style:style style:name="ce441" style:family="table-cell" style:parent-style-name="Default">
      <style:table-cell-properties fo:wrap-option="wrap" fo:padding="1.99mm" style:vertical-align="top"/>
      <style:map style:condition="cell-content()!=&quot;&quot;" style:apply-style-name="cellule_20_normale" style:base-cell-address="'Ile déserte_2'.A42"/>
    </style:style>
    <style:style style:name="ce442" style:family="table-cell" style:parent-style-name="Default">
      <style:table-cell-properties fo:wrap-option="wrap" fo:padding="1.99mm" style:vertical-align="top"/>
      <style:map style:condition="cell-content()!=&quot;&quot;" style:apply-style-name="cellule_20_normale" style:base-cell-address="'Ile déserte_2'.A43"/>
    </style:style>
    <style:style style:name="ce443" style:family="table-cell" style:parent-style-name="Default">
      <style:table-cell-properties fo:wrap-option="wrap" fo:padding="1.99mm" style:vertical-align="top"/>
      <style:map style:condition="cell-content()!=&quot;&quot;" style:apply-style-name="cellule_20_normale" style:base-cell-address="'Ile déserte_2'.A44"/>
    </style:style>
    <style:style style:name="ce444" style:family="table-cell" style:parent-style-name="Default">
      <style:table-cell-properties fo:wrap-option="wrap" fo:padding="1.99mm" style:vertical-align="top"/>
      <style:map style:condition="cell-content()!=&quot;&quot;" style:apply-style-name="cellule_20_normale" style:base-cell-address="'Ile déserte_2'.A45"/>
    </style:style>
    <style:style style:name="ce445" style:family="table-cell" style:parent-style-name="Default">
      <style:table-cell-properties fo:wrap-option="wrap" fo:padding="1.99mm" style:vertical-align="top"/>
      <style:map style:condition="cell-content()!=&quot;&quot;" style:apply-style-name="cellule_20_normale" style:base-cell-address="'Ile déserte_2'.A46"/>
    </style:style>
    <style:style style:name="ce446" style:family="table-cell" style:parent-style-name="Default">
      <style:table-cell-properties fo:wrap-option="wrap" fo:padding="1.99mm" style:vertical-align="top"/>
      <style:map style:condition="cell-content()!=&quot;&quot;" style:apply-style-name="cellule_20_normale" style:base-cell-address="'Ile déserte_2'.A47"/>
    </style:style>
    <style:style style:name="ce447" style:family="table-cell" style:parent-style-name="Default">
      <style:table-cell-properties fo:wrap-option="wrap" fo:padding="1.99mm" style:vertical-align="top"/>
      <style:map style:condition="cell-content()!=&quot;&quot;" style:apply-style-name="cellule_20_normale" style:base-cell-address="'Ile déserte_2'.A48"/>
    </style:style>
    <style:style style:name="ce448" style:family="table-cell" style:parent-style-name="Default">
      <style:table-cell-properties fo:wrap-option="wrap" fo:padding="1.99mm" style:vertical-align="top"/>
      <style:map style:condition="cell-content()!=&quot;&quot;" style:apply-style-name="cellule_20_normale" style:base-cell-address="'Ile déserte_2'.A49"/>
    </style:style>
    <style:style style:name="ce449" style:family="table-cell" style:parent-style-name="Default">
      <style:table-cell-properties fo:wrap-option="wrap" fo:padding="1.99mm" style:vertical-align="top"/>
      <style:map style:condition="cell-content()!=&quot;&quot;" style:apply-style-name="cellule_20_normale" style:base-cell-address="'Ile déserte_2'.A50"/>
    </style:style>
    <style:style style:name="ce450" style:family="table-cell" style:parent-style-name="Default">
      <style:table-cell-properties fo:wrap-option="wrap" fo:padding="1.99mm" style:vertical-align="top"/>
      <style:map style:condition="cell-content()!=&quot;&quot;" style:apply-style-name="cellule_20_normale" style:base-cell-address="'Ile déserte_2'.A51"/>
    </style:style>
    <style:style style:name="ce451" style:family="table-cell" style:parent-style-name="Default">
      <style:table-cell-properties fo:wrap-option="wrap" fo:padding="1.99mm" style:vertical-align="top"/>
      <style:map style:condition="cell-content()!=&quot;&quot;" style:apply-style-name="cellule_20_normale" style:base-cell-address="'Ile déserte_2'.A52"/>
    </style:style>
    <style:style style:name="ce452" style:family="table-cell" style:parent-style-name="Default">
      <style:table-cell-properties fo:wrap-option="wrap" fo:padding="1.99mm" style:vertical-align="top"/>
      <style:map style:condition="cell-content()!=&quot;&quot;" style:apply-style-name="cellule_20_normale" style:base-cell-address="'Ile déserte_2'.A53"/>
    </style:style>
    <style:style style:name="ce453" style:family="table-cell" style:parent-style-name="Default">
      <style:table-cell-properties fo:wrap-option="wrap" fo:padding="1.99mm" style:vertical-align="top"/>
      <style:map style:condition="cell-content()!=&quot;&quot;" style:apply-style-name="cellule_20_normale" style:base-cell-address="'Ile déserte_2'.A54"/>
    </style:style>
    <style:style style:name="ce454" style:family="table-cell" style:parent-style-name="Default">
      <style:table-cell-properties fo:wrap-option="wrap" fo:padding="1.99mm" style:vertical-align="top"/>
      <style:map style:condition="cell-content()!=&quot;&quot;" style:apply-style-name="cellule_20_normale" style:base-cell-address="'Ile déserte_2'.A55"/>
    </style:style>
    <style:style style:name="ce455" style:family="table-cell" style:parent-style-name="Default">
      <style:table-cell-properties fo:wrap-option="wrap" fo:padding="1.99mm" style:vertical-align="top"/>
      <style:map style:condition="cell-content()!=&quot;&quot;" style:apply-style-name="cellule_20_normale" style:base-cell-address="'Ile déserte_2'.A56"/>
    </style:style>
    <style:style style:name="ce456" style:family="table-cell" style:parent-style-name="Default">
      <style:table-cell-properties fo:wrap-option="wrap" fo:padding="1.99mm" style:vertical-align="top"/>
      <style:map style:condition="cell-content()!=&quot;&quot;" style:apply-style-name="cellule_20_normale" style:base-cell-address="'Ile déserte_2'.A57"/>
    </style:style>
    <style:style style:name="ce457" style:family="table-cell" style:parent-style-name="Default">
      <style:table-cell-properties fo:wrap-option="wrap" fo:padding="1.99mm" style:vertical-align="top"/>
      <style:map style:condition="cell-content()!=&quot;&quot;" style:apply-style-name="cellule_20_normale" style:base-cell-address="'Ile déserte_2'.A58"/>
    </style:style>
    <style:style style:name="ce458" style:family="table-cell" style:parent-style-name="Default">
      <style:table-cell-properties fo:wrap-option="wrap" fo:padding="1.99mm" style:vertical-align="top"/>
      <style:map style:condition="cell-content()!=&quot;&quot;" style:apply-style-name="cellule_20_normale" style:base-cell-address="'Ile déserte_2'.A59"/>
    </style:style>
    <style:style style:name="ce459" style:family="table-cell" style:parent-style-name="Default">
      <style:table-cell-properties fo:wrap-option="wrap" fo:padding="1.99mm" style:vertical-align="top"/>
      <style:map style:condition="cell-content()!=&quot;&quot;" style:apply-style-name="cellule_20_normale" style:base-cell-address="'Ile déserte_2'.A60"/>
    </style:style>
    <style:style style:name="ce460" style:family="table-cell" style:parent-style-name="Default">
      <style:table-cell-properties fo:wrap-option="wrap" fo:padding="1.99mm" style:vertical-align="top"/>
      <style:map style:condition="cell-content()!=&quot;&quot;" style:apply-style-name="cellule_20_normale" style:base-cell-address="'Ile déserte_2'.A61"/>
    </style:style>
    <style:style style:name="ce461" style:family="table-cell" style:parent-style-name="Default">
      <style:table-cell-properties fo:wrap-option="wrap" fo:padding="1.99mm" style:vertical-align="top"/>
      <style:map style:condition="cell-content()!=&quot;&quot;" style:apply-style-name="cellule_20_normale" style:base-cell-address="'Ile déserte_2'.A62"/>
    </style:style>
    <style:style style:name="ce462" style:family="table-cell" style:parent-style-name="Default">
      <style:table-cell-properties fo:wrap-option="wrap" fo:padding="1.99mm" style:vertical-align="top"/>
      <style:map style:condition="cell-content()!=&quot;&quot;" style:apply-style-name="cellule_20_normale" style:base-cell-address="'Ile déserte_2'.A63"/>
    </style:style>
    <style:style style:name="ce463" style:family="table-cell" style:parent-style-name="Default">
      <style:table-cell-properties fo:wrap-option="wrap" fo:padding="1.99mm" style:vertical-align="top"/>
      <style:map style:condition="cell-content()!=&quot;&quot;" style:apply-style-name="cellule_20_normale" style:base-cell-address="'Ile déserte_2'.A64"/>
    </style:style>
    <style:style style:name="ce464" style:family="table-cell" style:parent-style-name="Default">
      <style:table-cell-properties fo:wrap-option="wrap" fo:padding="1.99mm" style:vertical-align="top"/>
      <style:map style:condition="cell-content()!=&quot;&quot;" style:apply-style-name="cellule_20_normale" style:base-cell-address="'Ile déserte_2'.A65"/>
    </style:style>
    <style:style style:name="ce465" style:family="table-cell" style:parent-style-name="Default">
      <style:table-cell-properties fo:wrap-option="wrap" fo:padding="1.99mm" style:vertical-align="top"/>
      <style:map style:condition="cell-content()!=&quot;&quot;" style:apply-style-name="cellule_20_normale" style:base-cell-address="'Ile déserte_2'.A66"/>
    </style:style>
    <style:style style:name="ce466" style:family="table-cell" style:parent-style-name="Default">
      <style:table-cell-properties fo:wrap-option="wrap" fo:padding="1.99mm" style:vertical-align="top"/>
      <style:map style:condition="cell-content()!=&quot;&quot;" style:apply-style-name="cellule_20_normale" style:base-cell-address="'Ile déserte_2'.A67"/>
    </style:style>
    <style:style style:name="ce467" style:family="table-cell" style:parent-style-name="Default">
      <style:table-cell-properties fo:wrap-option="wrap" fo:padding="1.99mm" style:vertical-align="top"/>
      <style:map style:condition="cell-content()!=&quot;&quot;" style:apply-style-name="cellule_20_normale" style:base-cell-address="'Ile déserte_2'.A68"/>
    </style:style>
    <style:style style:name="ce468" style:family="table-cell" style:parent-style-name="Default">
      <style:table-cell-properties fo:wrap-option="wrap" fo:padding="1.99mm" style:vertical-align="top"/>
      <style:map style:condition="cell-content()!=&quot;&quot;" style:apply-style-name="cellule_20_normale" style:base-cell-address="'Ile déserte_2'.A69"/>
    </style:style>
    <style:style style:name="ce469" style:family="table-cell" style:parent-style-name="Default">
      <style:table-cell-properties fo:wrap-option="wrap" fo:padding="1.99mm" style:vertical-align="top"/>
      <style:map style:condition="cell-content()!=&quot;&quot;" style:apply-style-name="cellule_20_normale" style:base-cell-address="'Ile déserte_2'.A70"/>
    </style:style>
    <style:style style:name="ce470" style:family="table-cell" style:parent-style-name="Default">
      <style:table-cell-properties fo:wrap-option="wrap" fo:padding="1.99mm" style:vertical-align="top"/>
      <style:map style:condition="cell-content()!=&quot;&quot;" style:apply-style-name="cellule_20_normale" style:base-cell-address="'Ile déserte_2'.A71"/>
    </style:style>
    <style:style style:name="ce471" style:family="table-cell" style:parent-style-name="Default">
      <style:table-cell-properties fo:wrap-option="wrap" fo:padding="1.99mm" style:vertical-align="top"/>
      <style:map style:condition="cell-content()!=&quot;&quot;" style:apply-style-name="cellule_20_normale" style:base-cell-address="'Ile déserte_2'.A72"/>
    </style:style>
    <style:style style:name="ce472" style:family="table-cell" style:parent-style-name="Default">
      <style:table-cell-properties fo:wrap-option="wrap" fo:padding="1.99mm" style:vertical-align="top"/>
      <style:map style:condition="cell-content()!=&quot;&quot;" style:apply-style-name="cellule_20_normale" style:base-cell-address="'Ile déserte_2'.A73"/>
    </style:style>
    <style:style style:name="ce473" style:family="table-cell" style:parent-style-name="Default">
      <style:table-cell-properties fo:wrap-option="wrap" fo:padding="1.99mm" style:vertical-align="top"/>
      <style:map style:condition="cell-content()!=&quot;&quot;" style:apply-style-name="cellule_20_normale" style:base-cell-address="'Ile déserte_2'.A74"/>
    </style:style>
    <style:style style:name="ce474" style:family="table-cell" style:parent-style-name="Default">
      <style:table-cell-properties fo:wrap-option="wrap" fo:padding="1.99mm" style:vertical-align="top"/>
      <style:map style:condition="cell-content()!=&quot;&quot;" style:apply-style-name="cellule_20_normale" style:base-cell-address="'Ile déserte_2'.A75"/>
    </style:style>
    <style:style style:name="ce475" style:family="table-cell" style:parent-style-name="Default">
      <style:table-cell-properties fo:wrap-option="wrap" fo:padding="1.99mm" style:vertical-align="top"/>
      <style:map style:condition="cell-content()!=&quot;&quot;" style:apply-style-name="cellule_20_normale" style:base-cell-address="'Ile déserte_2'.A76"/>
    </style:style>
    <style:style style:name="ce476" style:family="table-cell" style:parent-style-name="Default">
      <style:table-cell-properties fo:wrap-option="wrap" fo:padding="1.99mm" style:vertical-align="top"/>
      <style:map style:condition="cell-content()!=&quot;&quot;" style:apply-style-name="cellule_20_normale" style:base-cell-address="'Ile déserte_2'.A77"/>
    </style:style>
    <style:style style:name="ce477" style:family="table-cell" style:parent-style-name="Default">
      <style:table-cell-properties fo:wrap-option="wrap" fo:padding="1.99mm" style:vertical-align="top"/>
      <style:map style:condition="cell-content()!=&quot;&quot;" style:apply-style-name="cellule_20_normale" style:base-cell-address="'Ile déserte_2'.A78"/>
    </style:style>
    <style:style style:name="ce478" style:family="table-cell" style:parent-style-name="Default">
      <style:table-cell-properties fo:wrap-option="wrap" fo:padding="1.99mm" style:vertical-align="top"/>
      <style:map style:condition="cell-content()!=&quot;&quot;" style:apply-style-name="cellule_20_normale" style:base-cell-address="'Ile déserte_2'.A79"/>
    </style:style>
    <style:style style:name="ce479" style:family="table-cell" style:parent-style-name="Default">
      <style:table-cell-properties fo:wrap-option="wrap" fo:padding="1.99mm" style:vertical-align="top"/>
      <style:map style:condition="cell-content()!=&quot;&quot;" style:apply-style-name="cellule_20_normale" style:base-cell-address="'Ile déserte_2'.A80"/>
    </style:style>
    <style:style style:name="ce480" style:family="table-cell" style:parent-style-name="Default">
      <style:table-cell-properties fo:wrap-option="wrap" fo:padding="1.99mm" style:vertical-align="top"/>
      <style:map style:condition="cell-content()!=&quot;&quot;" style:apply-style-name="cellule_20_normale" style:base-cell-address="'Ile déserte_2'.A81"/>
    </style:style>
    <style:style style:name="ce481" style:family="table-cell" style:parent-style-name="Default">
      <style:table-cell-properties fo:wrap-option="wrap" fo:padding="1.99mm" style:vertical-align="top"/>
      <style:map style:condition="cell-content()!=&quot;&quot;" style:apply-style-name="cellule_20_normale" style:base-cell-address="'Ile déserte_2'.A82"/>
    </style:style>
    <style:style style:name="ce482" style:family="table-cell" style:parent-style-name="Default">
      <style:table-cell-properties fo:wrap-option="wrap" fo:padding="1.99mm" style:vertical-align="top"/>
      <style:map style:condition="cell-content()!=&quot;&quot;" style:apply-style-name="cellule_20_normale" style:base-cell-address="'Ile déserte_2'.A83"/>
    </style:style>
    <style:style style:name="ce483" style:family="table-cell" style:parent-style-name="Default">
      <style:table-cell-properties fo:wrap-option="wrap" fo:padding="1.99mm" style:vertical-align="top"/>
      <style:map style:condition="cell-content()!=&quot;&quot;" style:apply-style-name="cellule_20_normale" style:base-cell-address="'Ile déserte_2'.A84"/>
    </style:style>
    <style:style style:name="ce484" style:family="table-cell" style:parent-style-name="Default">
      <style:table-cell-properties fo:wrap-option="wrap" fo:padding="1.99mm" style:vertical-align="top"/>
      <style:map style:condition="cell-content()!=&quot;&quot;" style:apply-style-name="cellule_20_normale" style:base-cell-address="'Ile déserte_2'.A85"/>
    </style:style>
    <style:style style:name="ce485" style:family="table-cell" style:parent-style-name="Default">
      <style:table-cell-properties fo:wrap-option="wrap" fo:padding="1.99mm" style:vertical-align="top"/>
      <style:map style:condition="cell-content()!=&quot;&quot;" style:apply-style-name="cellule_20_normale" style:base-cell-address="'Ile déserte_2'.A86"/>
    </style:style>
    <style:style style:name="ce486" style:family="table-cell" style:parent-style-name="Default">
      <style:table-cell-properties fo:wrap-option="wrap" fo:padding="1.99mm" style:vertical-align="top"/>
      <style:map style:condition="cell-content()!=&quot;&quot;" style:apply-style-name="cellule_20_normale" style:base-cell-address="'Ile déserte_2'.A87"/>
    </style:style>
    <style:style style:name="ce487" style:family="table-cell" style:parent-style-name="Default">
      <style:table-cell-properties fo:wrap-option="wrap" fo:padding="1.99mm" style:vertical-align="top"/>
      <style:map style:condition="cell-content()!=&quot;&quot;" style:apply-style-name="cellule_20_normale" style:base-cell-address="'Ile déserte_2'.A88"/>
    </style:style>
    <style:style style:name="ce488" style:family="table-cell" style:parent-style-name="Default">
      <style:table-cell-properties fo:wrap-option="wrap" fo:padding="1.99mm" style:vertical-align="top"/>
      <style:map style:condition="cell-content()!=&quot;&quot;" style:apply-style-name="cellule_20_normale" style:base-cell-address="'Ile déserte_2'.A89"/>
    </style:style>
    <style:style style:name="ce489" style:family="table-cell" style:parent-style-name="Default">
      <style:table-cell-properties fo:wrap-option="wrap" fo:padding="1.99mm" style:vertical-align="top"/>
      <style:map style:condition="cell-content()!=&quot;&quot;" style:apply-style-name="cellule_20_normale" style:base-cell-address="'Ile déserte_2'.A90"/>
    </style:style>
    <style:style style:name="ce490" style:family="table-cell" style:parent-style-name="Default">
      <style:table-cell-properties fo:wrap-option="wrap" fo:padding="1.99mm" style:vertical-align="top"/>
      <style:map style:condition="cell-content()!=&quot;&quot;" style:apply-style-name="cellule_20_normale" style:base-cell-address="'Ile déserte_2'.A91"/>
    </style:style>
    <style:style style:name="ce491" style:family="table-cell" style:parent-style-name="Default">
      <style:table-cell-properties fo:wrap-option="wrap" fo:padding="1.99mm" style:vertical-align="top"/>
      <style:map style:condition="cell-content()!=&quot;&quot;" style:apply-style-name="cellule_20_normale" style:base-cell-address="'Ile déserte_2'.A92"/>
    </style:style>
    <style:style style:name="ce492" style:family="table-cell" style:parent-style-name="Default">
      <style:table-cell-properties fo:wrap-option="wrap" fo:padding="1.99mm" style:vertical-align="top"/>
      <style:map style:condition="cell-content()!=&quot;&quot;" style:apply-style-name="cellule_20_normale" style:base-cell-address="'Ile déserte_2'.A93"/>
    </style:style>
    <style:style style:name="ce493" style:family="table-cell" style:parent-style-name="Default">
      <style:table-cell-properties fo:wrap-option="wrap" fo:padding="1.99mm" style:vertical-align="top"/>
      <style:map style:condition="cell-content()!=&quot;&quot;" style:apply-style-name="cellule_20_normale" style:base-cell-address="'Ile déserte_2'.A94"/>
    </style:style>
    <style:style style:name="ce494" style:family="table-cell" style:parent-style-name="Default">
      <style:table-cell-properties fo:wrap-option="wrap" fo:padding="1.99mm" style:vertical-align="top"/>
      <style:map style:condition="cell-content()!=&quot;&quot;" style:apply-style-name="cellule_20_normale" style:base-cell-address="'Ile déserte_2'.A95"/>
    </style:style>
    <style:style style:name="ce495" style:family="table-cell" style:parent-style-name="Default">
      <style:table-cell-properties fo:wrap-option="wrap" fo:padding="1.99mm" style:vertical-align="top"/>
      <style:map style:condition="cell-content()!=&quot;&quot;" style:apply-style-name="cellule_20_normale" style:base-cell-address="'Ile déserte_2'.A96"/>
    </style:style>
    <style:style style:name="ce496" style:family="table-cell" style:parent-style-name="Default">
      <style:table-cell-properties fo:wrap-option="wrap" fo:padding="1.99mm" style:vertical-align="top"/>
      <style:map style:condition="cell-content()!=&quot;&quot;" style:apply-style-name="cellule_20_normale" style:base-cell-address="'Ile déserte_2'.A97"/>
    </style:style>
    <style:style style:name="ce497" style:family="table-cell" style:parent-style-name="Default">
      <style:table-cell-properties fo:wrap-option="wrap" fo:padding="1.99mm" style:vertical-align="top"/>
      <style:map style:condition="cell-content()!=&quot;&quot;" style:apply-style-name="cellule_20_normale" style:base-cell-address="'Ile déserte_2'.A98"/>
    </style:style>
    <style:style style:name="ce498" style:family="table-cell" style:parent-style-name="Default">
      <style:table-cell-properties fo:wrap-option="wrap" fo:padding="1.99mm" style:vertical-align="top"/>
      <style:map style:condition="cell-content()!=&quot;&quot;" style:apply-style-name="cellule_20_normale" style:base-cell-address="'Ile déserte_2'.A99"/>
    </style:style>
    <style:style style:name="ce499" style:family="table-cell" style:parent-style-name="Default">
      <style:table-cell-properties fo:wrap-option="wrap" fo:padding="1.99mm" style:vertical-align="top"/>
      <style:map style:condition="cell-content()!=&quot;&quot;" style:apply-style-name="cellule_20_normale" style:base-cell-address="'Ile déserte_2'.A100"/>
    </style:style>
    <style:style style:name="ce500" style:family="table-cell" style:parent-style-name="Default">
      <style:table-cell-properties fo:wrap-option="wrap" fo:padding="1.99mm" style:vertical-align="top"/>
      <style:map style:condition="cell-content()!=&quot;&quot;" style:apply-style-name="cellule_20_normale" style:base-cell-address="'Ile déserte_2'.A101"/>
    </style:style>
    <style:style style:name="ce501" style:family="table-cell" style:parent-style-name="Default">
      <style:table-cell-properties fo:wrap-option="wrap" fo:padding="1.99mm" style:vertical-align="top"/>
      <style:map style:condition="cell-content()!=&quot;&quot;" style:apply-style-name="cellule_20_normale" style:base-cell-address="'Ile déserte_2'.A102"/>
    </style:style>
    <style:style style:name="ce502" style:family="table-cell" style:parent-style-name="Default">
      <style:table-cell-properties fo:wrap-option="wrap" fo:padding="1.99mm" style:vertical-align="top"/>
      <style:map style:condition="cell-content()!=&quot;&quot;" style:apply-style-name="cellule_20_normale" style:base-cell-address="'Ile déserte_2'.A103"/>
    </style:style>
    <style:style style:name="ce503" style:family="table-cell" style:parent-style-name="Default">
      <style:table-cell-properties fo:wrap-option="wrap" fo:padding="1.99mm" style:vertical-align="top"/>
      <style:map style:condition="cell-content()!=&quot;&quot;" style:apply-style-name="cellule_20_normale" style:base-cell-address="'Ile déserte_2'.A104"/>
    </style:style>
    <style:style style:name="ce504" style:family="table-cell" style:parent-style-name="Default">
      <style:table-cell-properties fo:wrap-option="wrap" fo:padding="1.99mm" style:vertical-align="top"/>
      <style:map style:condition="cell-content()!=&quot;&quot;" style:apply-style-name="cellule_20_normale" style:base-cell-address="'Ile déserte_2'.A105"/>
    </style:style>
    <style:style style:name="ce505" style:family="table-cell" style:parent-style-name="Default">
      <style:table-cell-properties fo:wrap-option="wrap" fo:padding="1.99mm" style:vertical-align="top"/>
      <style:map style:condition="cell-content()!=&quot;&quot;" style:apply-style-name="cellule_20_normale" style:base-cell-address="'Ile déserte_2'.A106"/>
    </style:style>
    <style:style style:name="ce506" style:family="table-cell" style:parent-style-name="Default">
      <style:table-cell-properties fo:wrap-option="wrap" fo:padding="1.99mm" style:vertical-align="top"/>
      <style:map style:condition="cell-content()!=&quot;&quot;" style:apply-style-name="cellule_20_normale" style:base-cell-address="'Ile déserte_2'.A107"/>
    </style:style>
    <style:style style:name="ce507" style:family="table-cell" style:parent-style-name="Default">
      <style:table-cell-properties fo:wrap-option="wrap" fo:padding="1.99mm" style:vertical-align="top"/>
      <style:map style:condition="cell-content()!=&quot;&quot;" style:apply-style-name="cellule_20_normale" style:base-cell-address="'Ile déserte_2'.A108"/>
    </style:style>
    <style:style style:name="ce508" style:family="table-cell" style:parent-style-name="Default">
      <style:table-cell-properties fo:wrap-option="wrap" fo:padding="1.99mm" style:vertical-align="top"/>
      <style:map style:condition="cell-content()!=&quot;&quot;" style:apply-style-name="cellule_20_normale" style:base-cell-address="'Ile déserte_2'.A109"/>
    </style:style>
    <style:style style:name="ce509" style:family="table-cell" style:parent-style-name="Default">
      <style:table-cell-properties fo:wrap-option="wrap" fo:padding="1.99mm" style:vertical-align="top"/>
      <style:map style:condition="cell-content()!=&quot;&quot;" style:apply-style-name="cellule_20_normale" style:base-cell-address="'Ile déserte_2'.A110"/>
    </style:style>
    <style:style style:name="ce510" style:family="table-cell" style:parent-style-name="Default">
      <style:table-cell-properties fo:wrap-option="wrap" fo:padding="1.99mm" style:vertical-align="top"/>
      <style:map style:condition="cell-content()!=&quot;&quot;" style:apply-style-name="cellule_20_normale" style:base-cell-address="'Ile déserte_2'.A111"/>
    </style:style>
    <style:style style:name="ce511" style:family="table-cell" style:parent-style-name="Default">
      <style:table-cell-properties fo:wrap-option="wrap" fo:padding="1.99mm" style:vertical-align="top"/>
      <style:map style:condition="cell-content()!=&quot;&quot;" style:apply-style-name="cellule_20_normale" style:base-cell-address="'Ile déserte_2'.A112"/>
    </style:style>
    <style:style style:name="ce512" style:family="table-cell" style:parent-style-name="Default">
      <style:table-cell-properties fo:wrap-option="wrap" fo:padding="1.99mm" style:vertical-align="top"/>
      <style:map style:condition="cell-content()!=&quot;&quot;" style:apply-style-name="cellule_20_normale" style:base-cell-address="'Ile déserte_2'.A113"/>
    </style:style>
    <style:style style:name="ce513" style:family="table-cell" style:parent-style-name="Default">
      <style:table-cell-properties fo:wrap-option="wrap" fo:padding="1.99mm" style:vertical-align="top"/>
      <style:map style:condition="cell-content()!=&quot;&quot;" style:apply-style-name="cellule_20_normale" style:base-cell-address="'Ile déserte_2'.A114"/>
    </style:style>
    <style:style style:name="ce514" style:family="table-cell" style:parent-style-name="Default">
      <style:table-cell-properties fo:wrap-option="wrap" fo:padding="1.99mm" style:vertical-align="top"/>
      <style:map style:condition="cell-content()!=&quot;&quot;" style:apply-style-name="cellule_20_normale" style:base-cell-address="'Ile déserte_2'.A115"/>
    </style:style>
    <style:style style:name="ce515" style:family="table-cell" style:parent-style-name="Default">
      <style:table-cell-properties fo:wrap-option="wrap" fo:padding="1.99mm" style:vertical-align="top"/>
      <style:map style:condition="cell-content()!=&quot;&quot;" style:apply-style-name="cellule_20_normale" style:base-cell-address="'Ile déserte_2'.A116"/>
    </style:style>
    <style:style style:name="ce516" style:family="table-cell" style:parent-style-name="Default">
      <style:table-cell-properties fo:wrap-option="wrap" fo:padding="1.99mm" style:vertical-align="top"/>
      <style:map style:condition="cell-content()!=&quot;&quot;" style:apply-style-name="cellule_20_normale" style:base-cell-address="'Ile déserte_2'.A117"/>
    </style:style>
    <style:style style:name="ce517" style:family="table-cell" style:parent-style-name="Default">
      <style:table-cell-properties fo:wrap-option="wrap" fo:padding="1.99mm" style:vertical-align="top"/>
      <style:map style:condition="cell-content()!=&quot;&quot;" style:apply-style-name="cellule_20_normale" style:base-cell-address="'Ile déserte_2'.A118"/>
    </style:style>
    <style:style style:name="ce518" style:family="table-cell" style:parent-style-name="Default">
      <style:table-cell-properties fo:wrap-option="wrap" fo:padding="1.99mm" style:vertical-align="top"/>
      <style:map style:condition="cell-content()!=&quot;&quot;" style:apply-style-name="cellule_20_normale" style:base-cell-address="'Ile déserte_2'.A119"/>
    </style:style>
    <style:style style:name="ce519" style:family="table-cell" style:parent-style-name="Default">
      <style:table-cell-properties fo:wrap-option="wrap" fo:padding="1.99mm" style:vertical-align="top"/>
      <style:map style:condition="cell-content()!=&quot;&quot;" style:apply-style-name="cellule_20_normale" style:base-cell-address="'Ile déserte_2'.A120"/>
    </style:style>
    <style:style style:name="ce520" style:family="table-cell" style:parent-style-name="Default">
      <style:table-cell-properties fo:wrap-option="wrap" fo:padding="1.99mm" style:vertical-align="top"/>
      <style:map style:condition="cell-content()!=&quot;&quot;" style:apply-style-name="cellule_20_normale" style:base-cell-address="'Ile déserte_2'.A121"/>
    </style:style>
    <style:style style:name="ce521" style:family="table-cell" style:parent-style-name="Default">
      <style:table-cell-properties fo:wrap-option="wrap" fo:padding="1.99mm" style:vertical-align="top"/>
      <style:map style:condition="cell-content()!=&quot;&quot;" style:apply-style-name="cellule_20_normale" style:base-cell-address="'Ile déserte_2'.A122"/>
    </style:style>
    <style:style style:name="ce522" style:family="table-cell" style:parent-style-name="Default">
      <style:table-cell-properties fo:wrap-option="wrap" fo:padding="1.99mm" style:vertical-align="top"/>
      <style:map style:condition="cell-content()!=&quot;&quot;" style:apply-style-name="cellule_20_normale" style:base-cell-address="'Ile déserte_2'.B3"/>
    </style:style>
    <style:style style:name="ce523" style:family="table-cell" style:parent-style-name="Default">
      <style:table-cell-properties fo:wrap-option="wrap" fo:padding="1.99mm" style:vertical-align="top"/>
      <style:map style:condition="cell-content()!=&quot;&quot;" style:apply-style-name="cellule_20_normale" style:base-cell-address="'Ile déserte_2'.B4"/>
    </style:style>
    <style:style style:name="ce524" style:family="table-cell" style:parent-style-name="Default">
      <style:table-cell-properties fo:wrap-option="wrap" fo:padding="1.99mm" style:vertical-align="top"/>
      <style:map style:condition="cell-content()!=&quot;&quot;" style:apply-style-name="cellule_20_normale" style:base-cell-address="'Ile déserte_2'.B5"/>
    </style:style>
    <style:style style:name="ce525" style:family="table-cell" style:parent-style-name="Default">
      <style:table-cell-properties fo:wrap-option="wrap" fo:padding="1.99mm" style:vertical-align="top"/>
      <style:map style:condition="cell-content()!=&quot;&quot;" style:apply-style-name="cellule_20_normale" style:base-cell-address="'Ile déserte_2'.B6"/>
    </style:style>
    <style:style style:name="ce526" style:family="table-cell" style:parent-style-name="Default">
      <style:table-cell-properties fo:wrap-option="wrap" fo:padding="1.99mm" style:vertical-align="top"/>
      <style:map style:condition="cell-content()!=&quot;&quot;" style:apply-style-name="cellule_20_normale" style:base-cell-address="'Ile déserte_2'.B7"/>
    </style:style>
    <style:style style:name="ce527" style:family="table-cell" style:parent-style-name="Default">
      <style:table-cell-properties fo:wrap-option="wrap" fo:padding="1.99mm" style:vertical-align="top"/>
      <style:map style:condition="cell-content()!=&quot;&quot;" style:apply-style-name="cellule_20_normale" style:base-cell-address="'Ile déserte_2'.B8"/>
    </style:style>
    <style:style style:name="ce528" style:family="table-cell" style:parent-style-name="Default">
      <style:table-cell-properties fo:wrap-option="wrap" fo:padding="1.99mm" style:vertical-align="top"/>
      <style:map style:condition="cell-content()!=&quot;&quot;" style:apply-style-name="cellule_20_normale" style:base-cell-address="'Ile déserte_2'.B9"/>
    </style:style>
    <style:style style:name="ce529" style:family="table-cell" style:parent-style-name="Default">
      <style:table-cell-properties fo:wrap-option="wrap" fo:padding="1.99mm" style:vertical-align="top"/>
      <style:map style:condition="cell-content()!=&quot;&quot;" style:apply-style-name="cellule_20_normale" style:base-cell-address="'Ile déserte_2'.B10"/>
    </style:style>
    <style:style style:name="ce530" style:family="table-cell" style:parent-style-name="Default">
      <style:table-cell-properties fo:wrap-option="wrap" fo:padding="1.99mm" style:vertical-align="top"/>
      <style:map style:condition="cell-content()!=&quot;&quot;" style:apply-style-name="cellule_20_normale" style:base-cell-address="'Ile déserte_2'.B12"/>
    </style:style>
    <style:style style:name="ce531" style:family="table-cell" style:parent-style-name="Default">
      <style:table-cell-properties fo:wrap-option="wrap" fo:padding="1.99mm" style:vertical-align="top"/>
      <style:map style:condition="cell-content()!=&quot;&quot;" style:apply-style-name="cellule_20_normale" style:base-cell-address="'Ile déserte_2'.B13"/>
    </style:style>
    <style:style style:name="ce532" style:family="table-cell" style:parent-style-name="Default">
      <style:table-cell-properties fo:wrap-option="wrap" fo:padding="1.99mm" style:vertical-align="top"/>
      <style:map style:condition="cell-content()!=&quot;&quot;" style:apply-style-name="cellule_20_normale" style:base-cell-address="'Ile déserte_2'.B15"/>
    </style:style>
    <style:style style:name="ce533" style:family="table-cell" style:parent-style-name="Default">
      <style:table-cell-properties fo:wrap-option="wrap" fo:padding="1.99mm" style:vertical-align="top"/>
      <style:map style:condition="cell-content()!=&quot;&quot;" style:apply-style-name="cellule_20_normale" style:base-cell-address="'Ile déserte_2'.B16"/>
    </style:style>
    <style:style style:name="ce534" style:family="table-cell" style:parent-style-name="Default">
      <style:table-cell-properties fo:wrap-option="wrap" fo:padding="1.99mm" style:vertical-align="top"/>
      <style:map style:condition="cell-content()!=&quot;&quot;" style:apply-style-name="cellule_20_normale" style:base-cell-address="'Ile déserte_2'.C3"/>
    </style:style>
    <style:style style:name="ce535" style:family="table-cell" style:parent-style-name="Default">
      <style:table-cell-properties fo:wrap-option="wrap" fo:padding="1.99mm" style:vertical-align="top"/>
      <style:map style:condition="cell-content()!=&quot;&quot;" style:apply-style-name="cellule_20_normale" style:base-cell-address="'Ile déserte_2'.C4"/>
    </style:style>
    <style:style style:name="ce536" style:family="table-cell" style:parent-style-name="Default">
      <style:table-cell-properties fo:wrap-option="wrap" fo:padding="1.99mm" style:vertical-align="top"/>
      <style:map style:condition="cell-content()!=&quot;&quot;" style:apply-style-name="cellule_20_normale" style:base-cell-address="'Ile déserte_2'.C5"/>
    </style:style>
    <style:style style:name="ce537" style:family="table-cell" style:parent-style-name="Default">
      <style:table-cell-properties fo:wrap-option="wrap" fo:padding="1.99mm" style:vertical-align="top"/>
      <style:map style:condition="cell-content()!=&quot;&quot;" style:apply-style-name="cellule_20_normale" style:base-cell-address="'Ile déserte_2'.C6"/>
    </style:style>
    <style:style style:name="ce538" style:family="table-cell" style:parent-style-name="Default">
      <style:table-cell-properties fo:wrap-option="wrap" fo:padding="1.99mm" style:vertical-align="top"/>
      <style:map style:condition="cell-content()!=&quot;&quot;" style:apply-style-name="cellule_20_normale" style:base-cell-address="'Ile déserte_2'.C7"/>
    </style:style>
    <style:style style:name="ce539" style:family="table-cell" style:parent-style-name="Default">
      <style:table-cell-properties fo:wrap-option="wrap" fo:padding="1.99mm" style:vertical-align="top"/>
      <style:map style:condition="cell-content()!=&quot;&quot;" style:apply-style-name="cellule_20_normale" style:base-cell-address="'Ile déserte_2'.C8"/>
    </style:style>
    <style:style style:name="ce540" style:family="table-cell" style:parent-style-name="Default">
      <style:table-cell-properties fo:wrap-option="wrap" fo:padding="1.99mm" style:vertical-align="top"/>
      <style:map style:condition="cell-content()!=&quot;&quot;" style:apply-style-name="cellule_20_normale" style:base-cell-address="'Ile déserte_2'.C9"/>
    </style:style>
    <style:style style:name="ce541" style:family="table-cell" style:parent-style-name="Default">
      <style:table-cell-properties fo:wrap-option="wrap" fo:padding="1.99mm" style:vertical-align="top"/>
      <style:map style:condition="cell-content()!=&quot;&quot;" style:apply-style-name="cellule_20_normale" style:base-cell-address="'Ile déserte_2'.C10"/>
    </style:style>
    <style:style style:name="ce542" style:family="table-cell" style:parent-style-name="Default">
      <style:table-cell-properties fo:wrap-option="wrap" fo:padding="1.99mm" style:vertical-align="top"/>
      <style:map style:condition="cell-content()!=&quot;&quot;" style:apply-style-name="cellule_20_normale" style:base-cell-address="'Ile déserte_2'.C12"/>
    </style:style>
    <style:style style:name="ce543" style:family="table-cell" style:parent-style-name="Default">
      <style:table-cell-properties fo:wrap-option="wrap" fo:padding="1.99mm" style:vertical-align="top"/>
      <style:map style:condition="cell-content()!=&quot;&quot;" style:apply-style-name="cellule_20_normale" style:base-cell-address="'Ile déserte_2'.C13"/>
    </style:style>
    <style:style style:name="ce544" style:family="table-cell" style:parent-style-name="Default">
      <style:table-cell-properties fo:wrap-option="wrap" fo:padding="1.99mm" style:vertical-align="top"/>
      <style:map style:condition="cell-content()!=&quot;&quot;" style:apply-style-name="cellule_20_normale" style:base-cell-address="'Ile déserte_2'.D3"/>
    </style:style>
    <style:style style:name="ce545" style:family="table-cell" style:parent-style-name="Default">
      <style:table-cell-properties fo:wrap-option="wrap" fo:padding="1.99mm" style:vertical-align="top"/>
      <style:map style:condition="cell-content()!=&quot;&quot;" style:apply-style-name="cellule_20_normale" style:base-cell-address="'Ile déserte_2'.D4"/>
    </style:style>
    <style:style style:name="ce546" style:family="table-cell" style:parent-style-name="Default">
      <style:table-cell-properties fo:wrap-option="wrap" fo:padding="1.99mm" style:vertical-align="top"/>
      <style:map style:condition="cell-content()!=&quot;&quot;" style:apply-style-name="cellule_20_normale" style:base-cell-address="'Ile déserte_2'.D6"/>
    </style:style>
    <style:style style:name="ce547" style:family="table-cell" style:parent-style-name="Default">
      <style:table-cell-properties fo:wrap-option="wrap" fo:padding="1.99mm" style:vertical-align="top"/>
      <style:map style:condition="cell-content()!=&quot;&quot;" style:apply-style-name="cellule_20_normale" style:base-cell-address="'Ile déserte_2'.D7"/>
    </style:style>
    <style:style style:name="ce548" style:family="table-cell" style:parent-style-name="Default">
      <style:table-cell-properties fo:wrap-option="wrap" fo:padding="1.99mm" style:vertical-align="top"/>
      <style:map style:condition="cell-content()!=&quot;&quot;" style:apply-style-name="cellule_20_normale" style:base-cell-address="'Ile déserte_2'.D8"/>
    </style:style>
    <style:style style:name="ce549" style:family="table-cell" style:parent-style-name="Default">
      <style:table-cell-properties fo:wrap-option="wrap" fo:padding="1.99mm" style:vertical-align="top"/>
      <style:map style:condition="cell-content()!=&quot;&quot;" style:apply-style-name="cellule_20_normale" style:base-cell-address="'Ile déserte_2'.D9"/>
    </style:style>
    <style:style style:name="ce550" style:family="table-cell" style:parent-style-name="Default">
      <style:table-cell-properties fo:wrap-option="wrap" fo:padding="1.99mm" style:vertical-align="top"/>
      <style:map style:condition="cell-content()!=&quot;&quot;" style:apply-style-name="cellule_20_normale" style:base-cell-address="'Ile déserte_2'.D10"/>
    </style:style>
    <style:style style:name="ce551" style:family="table-cell" style:parent-style-name="Default">
      <style:table-cell-properties fo:wrap-option="wrap" fo:padding="1.99mm" style:vertical-align="top"/>
      <style:map style:condition="cell-content()!=&quot;&quot;" style:apply-style-name="cellule_20_normale" style:base-cell-address="'Ile déserte_2'.D12"/>
    </style:style>
    <style:style style:name="ce552" style:family="table-cell" style:parent-style-name="Default">
      <style:table-cell-properties fo:wrap-option="wrap" fo:padding="1.99mm" style:vertical-align="top"/>
      <style:map style:condition="cell-content()!=&quot;&quot;" style:apply-style-name="cellule_20_normale" style:base-cell-address="'Ile déserte_2'.D13"/>
    </style:style>
    <style:style style:name="ce553" style:family="table-cell" style:parent-style-name="Default">
      <style:table-cell-properties fo:wrap-option="wrap" fo:padding="1.99mm" style:vertical-align="top"/>
      <style:map style:condition="cell-content()!=&quot;&quot;" style:apply-style-name="cellule_20_normale" style:base-cell-address="'Village pêcheur taverne seule'.A3"/>
    </style:style>
    <style:style style:name="ce554" style:family="table-cell" style:parent-style-name="Default">
      <style:table-cell-properties fo:wrap-option="wrap" fo:padding="1.99mm" style:vertical-align="top"/>
      <style:map style:condition="cell-content()!=&quot;&quot;" style:apply-style-name="cellule_20_normale" style:base-cell-address="'Village pêcheur taverne seule'.A4"/>
    </style:style>
    <style:style style:name="ce555" style:family="table-cell" style:parent-style-name="Default">
      <style:table-cell-properties fo:wrap-option="wrap" fo:padding="1.99mm" style:vertical-align="top"/>
      <style:map style:condition="cell-content()!=&quot;&quot;" style:apply-style-name="cellule_20_normale" style:base-cell-address="'Village pêcheur taverne seule'.A5"/>
    </style:style>
    <style:style style:name="ce556" style:family="table-cell" style:parent-style-name="Default">
      <style:table-cell-properties fo:wrap-option="wrap" fo:padding="1.99mm" style:vertical-align="top"/>
      <style:map style:condition="cell-content()!=&quot;&quot;" style:apply-style-name="cellule_20_normale" style:base-cell-address="'Village pêcheur taverne seule'.A6"/>
    </style:style>
    <style:style style:name="ce557" style:family="table-cell" style:parent-style-name="Default">
      <style:table-cell-properties fo:wrap-option="wrap" fo:padding="1.99mm" style:vertical-align="top"/>
      <style:map style:condition="cell-content()!=&quot;&quot;" style:apply-style-name="cellule_20_normale" style:base-cell-address="'Village pêcheur taverne seule'.A7"/>
    </style:style>
    <style:style style:name="ce558" style:family="table-cell" style:parent-style-name="Default">
      <style:table-cell-properties fo:wrap-option="wrap" fo:padding="1.99mm" style:vertical-align="top"/>
      <style:map style:condition="cell-content()!=&quot;&quot;" style:apply-style-name="cellule_20_normale" style:base-cell-address="'Village pêcheur taverne seule'.A8"/>
    </style:style>
    <style:style style:name="ce559" style:family="table-cell" style:parent-style-name="Default">
      <style:table-cell-properties fo:wrap-option="wrap" fo:padding="1.99mm" style:vertical-align="top"/>
      <style:map style:condition="cell-content()!=&quot;&quot;" style:apply-style-name="cellule_20_normale" style:base-cell-address="'Village pêcheur taverne seule'.A9"/>
    </style:style>
    <style:style style:name="ce560" style:family="table-cell" style:parent-style-name="Default">
      <style:table-cell-properties fo:wrap-option="wrap" fo:padding="1.99mm" style:vertical-align="top"/>
      <style:map style:condition="cell-content()!=&quot;&quot;" style:apply-style-name="cellule_20_normale" style:base-cell-address="'Village pêcheur taverne seule'.A10"/>
    </style:style>
    <style:style style:name="ce561" style:family="table-cell" style:parent-style-name="Default">
      <style:table-cell-properties fo:wrap-option="wrap" fo:padding="1.99mm" style:vertical-align="top"/>
      <style:map style:condition="cell-content()!=&quot;&quot;" style:apply-style-name="cellule_20_normale" style:base-cell-address="'Village pêcheur taverne seule'.A11"/>
    </style:style>
    <style:style style:name="ce562" style:family="table-cell" style:parent-style-name="Default">
      <style:table-cell-properties fo:wrap-option="wrap" fo:padding="1.99mm" style:vertical-align="top"/>
      <style:map style:condition="cell-content()!=&quot;&quot;" style:apply-style-name="cellule_20_normale" style:base-cell-address="'Village pêcheur taverne seule'.A13"/>
    </style:style>
    <style:style style:name="ce563" style:family="table-cell" style:parent-style-name="Default">
      <style:table-cell-properties fo:wrap-option="wrap" fo:padding="1.99mm" style:vertical-align="top"/>
      <style:map style:condition="cell-content()!=&quot;&quot;" style:apply-style-name="cellule_20_normale" style:base-cell-address="'Village pêcheur taverne seule'.A17"/>
    </style:style>
    <style:style style:name="ce564" style:family="table-cell" style:parent-style-name="Default">
      <style:table-cell-properties fo:wrap-option="wrap" fo:padding="1.99mm" style:vertical-align="top"/>
      <style:map style:condition="cell-content()!=&quot;&quot;" style:apply-style-name="cellule_20_normale" style:base-cell-address="'Village pêcheur taverne seule'.A18"/>
    </style:style>
    <style:style style:name="ce565" style:family="table-cell" style:parent-style-name="Default">
      <style:table-cell-properties fo:wrap-option="wrap" fo:padding="1.99mm" style:vertical-align="top"/>
      <style:map style:condition="cell-content()!=&quot;&quot;" style:apply-style-name="cellule_20_normale" style:base-cell-address="'Village pêcheur taverne seule'.A19"/>
    </style:style>
    <style:style style:name="ce566" style:family="table-cell" style:parent-style-name="Default">
      <style:table-cell-properties fo:wrap-option="wrap" fo:padding="1.99mm" style:vertical-align="top"/>
      <style:map style:condition="cell-content()!=&quot;&quot;" style:apply-style-name="cellule_20_normale" style:base-cell-address="'Village pêcheur taverne seule'.A20"/>
    </style:style>
    <style:style style:name="ce567" style:family="table-cell" style:parent-style-name="Default">
      <style:table-cell-properties fo:wrap-option="wrap" fo:padding="1.99mm" style:vertical-align="top"/>
      <style:map style:condition="cell-content()!=&quot;&quot;" style:apply-style-name="cellule_20_normale" style:base-cell-address="'Village pêcheur taverne seule'.A21"/>
    </style:style>
    <style:style style:name="ce568" style:family="table-cell" style:parent-style-name="Default">
      <style:table-cell-properties fo:wrap-option="wrap" fo:padding="1.99mm" style:vertical-align="top"/>
      <style:map style:condition="cell-content()!=&quot;&quot;" style:apply-style-name="cellule_20_normale" style:base-cell-address="'Village pêcheur taverne seule'.A22"/>
    </style:style>
    <style:style style:name="ce569" style:family="table-cell" style:parent-style-name="Default">
      <style:table-cell-properties fo:wrap-option="wrap" fo:padding="1.99mm" style:vertical-align="top"/>
      <style:map style:condition="cell-content()!=&quot;&quot;" style:apply-style-name="cellule_20_normale" style:base-cell-address="'Village pêcheur taverne seule'.A23"/>
    </style:style>
    <style:style style:name="ce570" style:family="table-cell" style:parent-style-name="Default">
      <style:table-cell-properties fo:wrap-option="wrap" fo:border="0.06pt solid #000000" fo:padding="1.99mm"/>
      <style:map style:condition="cell-content()!=&quot;&quot;" style:apply-style-name="cellule_20_normale" style:base-cell-address="'Village pêcheur taverne seule'.A24"/>
    </style:style>
    <style:style style:name="ce571" style:family="table-cell" style:parent-style-name="Default">
      <style:table-cell-properties fo:wrap-option="wrap" fo:border="0.06pt solid #000000" fo:padding="1.99mm"/>
      <style:map style:condition="cell-content()!=&quot;&quot;" style:apply-style-name="cellule_20_normale" style:base-cell-address="'Village pêcheur taverne seule'.A25"/>
    </style:style>
    <style:style style:name="ce572" style:family="table-cell" style:parent-style-name="Default">
      <style:table-cell-properties fo:wrap-option="wrap" fo:border="0.06pt solid #000000" fo:padding="1.99mm"/>
      <style:map style:condition="cell-content()!=&quot;&quot;" style:apply-style-name="cellule_20_normale" style:base-cell-address="'Village pêcheur taverne seule'.A26"/>
    </style:style>
    <style:style style:name="ce573" style:family="table-cell" style:parent-style-name="Default">
      <style:table-cell-properties fo:wrap-option="wrap" fo:border="0.06pt solid #000000" fo:padding="1.99mm"/>
      <style:map style:condition="cell-content()!=&quot;&quot;" style:apply-style-name="cellule_20_normale" style:base-cell-address="'Village pêcheur taverne seule'.A27"/>
    </style:style>
    <style:style style:name="ce574" style:family="table-cell" style:parent-style-name="Default">
      <style:table-cell-properties fo:wrap-option="wrap" fo:border="0.06pt solid #000000" fo:padding="1.99mm"/>
      <style:map style:condition="cell-content()!=&quot;&quot;" style:apply-style-name="cellule_20_normale" style:base-cell-address="'Village pêcheur taverne seule'.A28"/>
    </style:style>
    <style:style style:name="ce575" style:family="table-cell" style:parent-style-name="Default">
      <style:table-cell-properties fo:wrap-option="wrap" fo:border="0.06pt solid #000000" fo:padding="1.99mm"/>
      <style:map style:condition="cell-content()!=&quot;&quot;" style:apply-style-name="cellule_20_normale" style:base-cell-address="'Village pêcheur taverne seule'.A29"/>
    </style:style>
    <style:style style:name="ce576" style:family="table-cell" style:parent-style-name="Default">
      <style:table-cell-properties fo:wrap-option="wrap" fo:border="0.06pt solid #000000" fo:padding="1.99mm"/>
      <style:map style:condition="cell-content()!=&quot;&quot;" style:apply-style-name="cellule_20_normale" style:base-cell-address="'Village pêcheur taverne seule'.A30"/>
    </style:style>
    <style:style style:name="ce577" style:family="table-cell" style:parent-style-name="Default">
      <style:table-cell-properties fo:wrap-option="wrap" fo:border="0.06pt solid #000000" fo:padding="1.99mm"/>
      <style:map style:condition="cell-content()!=&quot;&quot;" style:apply-style-name="cellule_20_normale" style:base-cell-address="'Village pêcheur taverne seule'.A31"/>
    </style:style>
    <style:style style:name="ce578" style:family="table-cell" style:parent-style-name="Default">
      <style:table-cell-properties fo:wrap-option="wrap" fo:border="0.06pt solid #000000" fo:padding="1.99mm"/>
      <style:map style:condition="cell-content()!=&quot;&quot;" style:apply-style-name="cellule_20_normale" style:base-cell-address="'Village pêcheur taverne seule'.A32"/>
    </style:style>
    <style:style style:name="ce579" style:family="table-cell" style:parent-style-name="Default">
      <style:table-cell-properties fo:wrap-option="wrap" fo:border="0.06pt solid #000000" fo:padding="1.99mm"/>
      <style:map style:condition="cell-content()!=&quot;&quot;" style:apply-style-name="cellule_20_normale" style:base-cell-address="'Village pêcheur taverne seule'.A33"/>
    </style:style>
    <style:style style:name="ce580" style:family="table-cell" style:parent-style-name="Default">
      <style:table-cell-properties fo:wrap-option="wrap" fo:border="0.06pt solid #000000" fo:padding="1.99mm"/>
      <style:map style:condition="cell-content()!=&quot;&quot;" style:apply-style-name="cellule_20_normale" style:base-cell-address="'Village pêcheur taverne seule'.A34"/>
    </style:style>
    <style:style style:name="ce581" style:family="table-cell" style:parent-style-name="Default">
      <style:table-cell-properties fo:wrap-option="wrap" fo:border="0.06pt solid #000000" fo:padding="1.99mm"/>
      <style:map style:condition="cell-content()!=&quot;&quot;" style:apply-style-name="cellule_20_normale" style:base-cell-address="'Village pêcheur taverne seule'.A35"/>
    </style:style>
    <style:style style:name="ce582" style:family="table-cell" style:parent-style-name="Default">
      <style:table-cell-properties fo:wrap-option="wrap" fo:border="0.06pt solid #000000" fo:padding="1.99mm"/>
      <style:map style:condition="cell-content()!=&quot;&quot;" style:apply-style-name="cellule_20_normale" style:base-cell-address="'Village pêcheur taverne seule'.A36"/>
    </style:style>
    <style:style style:name="ce583" style:family="table-cell" style:parent-style-name="Default">
      <style:table-cell-properties fo:wrap-option="wrap" fo:border="0.06pt solid #000000" fo:padding="1.99mm"/>
      <style:map style:condition="cell-content()!=&quot;&quot;" style:apply-style-name="cellule_20_normale" style:base-cell-address="'Village pêcheur taverne seule'.A37"/>
    </style:style>
    <style:style style:name="ce584" style:family="table-cell" style:parent-style-name="Default">
      <style:table-cell-properties fo:wrap-option="wrap" fo:border="0.06pt solid #000000" fo:padding="1.99mm"/>
      <style:map style:condition="cell-content()!=&quot;&quot;" style:apply-style-name="cellule_20_normale" style:base-cell-address="'Village pêcheur taverne seule'.A38"/>
    </style:style>
    <style:style style:name="ce585" style:family="table-cell" style:parent-style-name="Default">
      <style:table-cell-properties fo:wrap-option="wrap" fo:border="0.06pt solid #000000" fo:padding="1.99mm"/>
      <style:map style:condition="cell-content()!=&quot;&quot;" style:apply-style-name="cellule_20_normale" style:base-cell-address="'Village pêcheur taverne seule'.A39"/>
    </style:style>
    <style:style style:name="ce586" style:family="table-cell" style:parent-style-name="Default">
      <style:table-cell-properties fo:wrap-option="wrap" fo:border="0.06pt solid #000000" fo:padding="1.99mm"/>
      <style:map style:condition="cell-content()!=&quot;&quot;" style:apply-style-name="cellule_20_normale" style:base-cell-address="'Village pêcheur taverne seule'.A40"/>
    </style:style>
    <style:style style:name="ce587" style:family="table-cell" style:parent-style-name="Default">
      <style:table-cell-properties fo:wrap-option="wrap" fo:padding="1.99mm" style:vertical-align="top"/>
      <style:map style:condition="cell-content()!=&quot;&quot;" style:apply-style-name="cellule_20_normale" style:base-cell-address="'Village pêcheur taverne seule'.A43"/>
    </style:style>
    <style:style style:name="ce588" style:family="table-cell" style:parent-style-name="Default">
      <style:table-cell-properties fo:wrap-option="wrap" fo:padding="1.99mm" style:vertical-align="top"/>
      <style:map style:condition="cell-content()!=&quot;&quot;" style:apply-style-name="cellule_20_normale" style:base-cell-address="'Village pêcheur taverne seule'.A44"/>
    </style:style>
    <style:style style:name="ce589" style:family="table-cell" style:parent-style-name="Default">
      <style:table-cell-properties fo:wrap-option="wrap" fo:padding="1.99mm" style:vertical-align="top"/>
      <style:map style:condition="cell-content()!=&quot;&quot;" style:apply-style-name="cellule_20_normale" style:base-cell-address="'Village pêcheur taverne seule'.A45"/>
    </style:style>
    <style:style style:name="ce590" style:family="table-cell" style:parent-style-name="Default">
      <style:table-cell-properties fo:wrap-option="wrap" fo:padding="1.99mm" style:vertical-align="top"/>
      <style:map style:condition="cell-content()!=&quot;&quot;" style:apply-style-name="cellule_20_normale" style:base-cell-address="'Village pêcheur taverne seule'.A46"/>
    </style:style>
    <style:style style:name="ce591" style:family="table-cell" style:parent-style-name="Default">
      <style:table-cell-properties fo:wrap-option="wrap" fo:padding="1.99mm" style:vertical-align="top"/>
      <style:map style:condition="cell-content()!=&quot;&quot;" style:apply-style-name="cellule_20_normale" style:base-cell-address="'Village pêcheur taverne seule'.A47"/>
    </style:style>
    <style:style style:name="ce592" style:family="table-cell" style:parent-style-name="Default">
      <style:table-cell-properties fo:wrap-option="wrap" fo:padding="1.99mm" style:vertical-align="top"/>
      <style:map style:condition="cell-content()!=&quot;&quot;" style:apply-style-name="cellule_20_normale" style:base-cell-address="'Village pêcheur taverne seule'.A48"/>
    </style:style>
    <style:style style:name="ce593" style:family="table-cell" style:parent-style-name="Default">
      <style:table-cell-properties fo:wrap-option="wrap" fo:padding="1.99mm" style:vertical-align="top"/>
      <style:map style:condition="cell-content()!=&quot;&quot;" style:apply-style-name="cellule_20_normale" style:base-cell-address="'Village pêcheur taverne seule'.A49"/>
    </style:style>
    <style:style style:name="ce594" style:family="table-cell" style:parent-style-name="Default">
      <style:table-cell-properties fo:wrap-option="wrap" fo:padding="1.99mm" style:vertical-align="top"/>
      <style:map style:condition="cell-content()!=&quot;&quot;" style:apply-style-name="cellule_20_normale" style:base-cell-address="'Village pêcheur taverne seule'.A50"/>
    </style:style>
    <style:style style:name="ce595" style:family="table-cell" style:parent-style-name="Default">
      <style:table-cell-properties fo:wrap-option="wrap" fo:padding="1.99mm" style:vertical-align="top"/>
      <style:map style:condition="cell-content()!=&quot;&quot;" style:apply-style-name="cellule_20_normale" style:base-cell-address="'Village pêcheur taverne seule'.A51"/>
    </style:style>
    <style:style style:name="ce596" style:family="table-cell" style:parent-style-name="Default">
      <style:table-cell-properties fo:wrap-option="wrap" fo:padding="1.99mm" style:vertical-align="top"/>
      <style:map style:condition="cell-content()!=&quot;&quot;" style:apply-style-name="cellule_20_normale" style:base-cell-address="'Village pêcheur taverne seule'.A52"/>
    </style:style>
    <style:style style:name="ce597" style:family="table-cell" style:parent-style-name="Default">
      <style:table-cell-properties fo:wrap-option="wrap" fo:padding="1.99mm" style:vertical-align="top"/>
      <style:map style:condition="cell-content()!=&quot;&quot;" style:apply-style-name="cellule_20_normale" style:base-cell-address="'Village pêcheur taverne seule'.A53"/>
    </style:style>
    <style:style style:name="ce598" style:family="table-cell" style:parent-style-name="Default">
      <style:table-cell-properties fo:wrap-option="wrap" fo:padding="1.99mm" style:vertical-align="top"/>
      <style:map style:condition="cell-content()!=&quot;&quot;" style:apply-style-name="cellule_20_normale" style:base-cell-address="'Village pêcheur taverne seule'.A54"/>
    </style:style>
    <style:style style:name="ce599" style:family="table-cell" style:parent-style-name="Default">
      <style:table-cell-properties fo:wrap-option="wrap" fo:padding="1.99mm" style:vertical-align="top"/>
      <style:map style:condition="cell-content()!=&quot;&quot;" style:apply-style-name="cellule_20_normale" style:base-cell-address="'Village pêcheur taverne seule'.A55"/>
    </style:style>
    <style:style style:name="ce600" style:family="table-cell" style:parent-style-name="Default">
      <style:table-cell-properties fo:wrap-option="wrap" fo:padding="1.99mm" style:vertical-align="top"/>
      <style:map style:condition="cell-content()!=&quot;&quot;" style:apply-style-name="cellule_20_normale" style:base-cell-address="'Village pêcheur taverne seule'.A56"/>
    </style:style>
    <style:style style:name="ce601" style:family="table-cell" style:parent-style-name="Default">
      <style:table-cell-properties fo:wrap-option="wrap" fo:padding="1.99mm" style:vertical-align="top"/>
      <style:map style:condition="cell-content()!=&quot;&quot;" style:apply-style-name="cellule_20_normale" style:base-cell-address="'Village pêcheur taverne seule'.A57"/>
    </style:style>
    <style:style style:name="ce602" style:family="table-cell" style:parent-style-name="Default">
      <style:table-cell-properties fo:wrap-option="wrap" fo:padding="1.99mm" style:vertical-align="top"/>
      <style:map style:condition="cell-content()!=&quot;&quot;" style:apply-style-name="cellule_20_normale" style:base-cell-address="'Village pêcheur taverne seule'.A58"/>
    </style:style>
    <style:style style:name="ce603" style:family="table-cell" style:parent-style-name="Default">
      <style:table-cell-properties fo:wrap-option="wrap" fo:padding="1.99mm" style:vertical-align="top"/>
      <style:map style:condition="cell-content()!=&quot;&quot;" style:apply-style-name="cellule_20_normale" style:base-cell-address="'Village pêcheur taverne seule'.A59"/>
    </style:style>
    <style:style style:name="ce604" style:family="table-cell" style:parent-style-name="Default">
      <style:table-cell-properties fo:wrap-option="wrap" fo:padding="1.99mm" style:vertical-align="top"/>
      <style:map style:condition="cell-content()!=&quot;&quot;" style:apply-style-name="cellule_20_normale" style:base-cell-address="'Village pêcheur taverne seule'.A60"/>
    </style:style>
    <style:style style:name="ce605" style:family="table-cell" style:parent-style-name="Default">
      <style:table-cell-properties fo:wrap-option="wrap" fo:padding="1.99mm" style:vertical-align="top"/>
      <style:map style:condition="cell-content()!=&quot;&quot;" style:apply-style-name="cellule_20_normale" style:base-cell-address="'Village pêcheur taverne seule'.A61"/>
    </style:style>
    <style:style style:name="ce606" style:family="table-cell" style:parent-style-name="Default">
      <style:table-cell-properties fo:wrap-option="wrap" fo:padding="1.99mm" style:vertical-align="top"/>
      <style:map style:condition="cell-content()!=&quot;&quot;" style:apply-style-name="cellule_20_normale" style:base-cell-address="'Village pêcheur taverne seule'.A62"/>
    </style:style>
    <style:style style:name="ce607" style:family="table-cell" style:parent-style-name="Default">
      <style:table-cell-properties fo:wrap-option="wrap" fo:padding="1.99mm" style:vertical-align="top"/>
      <style:map style:condition="cell-content()!=&quot;&quot;" style:apply-style-name="cellule_20_normale" style:base-cell-address="'Village pêcheur taverne seule'.A63"/>
    </style:style>
    <style:style style:name="ce608" style:family="table-cell" style:parent-style-name="Default">
      <style:table-cell-properties fo:wrap-option="wrap" fo:padding="1.99mm" style:vertical-align="top"/>
      <style:map style:condition="cell-content()!=&quot;&quot;" style:apply-style-name="cellule_20_normale" style:base-cell-address="'Village pêcheur taverne seule'.A64"/>
    </style:style>
    <style:style style:name="ce609" style:family="table-cell" style:parent-style-name="Default">
      <style:table-cell-properties fo:wrap-option="wrap" fo:padding="1.99mm" style:vertical-align="top"/>
      <style:map style:condition="cell-content()!=&quot;&quot;" style:apply-style-name="cellule_20_normale" style:base-cell-address="'Village pêcheur taverne seule'.A65"/>
    </style:style>
    <style:style style:name="ce610" style:family="table-cell" style:parent-style-name="Default">
      <style:table-cell-properties fo:wrap-option="wrap" fo:padding="1.99mm" style:vertical-align="top"/>
      <style:map style:condition="cell-content()!=&quot;&quot;" style:apply-style-name="cellule_20_normale" style:base-cell-address="'Village pêcheur taverne seule'.A66"/>
    </style:style>
    <style:style style:name="ce611" style:family="table-cell" style:parent-style-name="Default">
      <style:table-cell-properties fo:wrap-option="wrap" fo:padding="1.99mm" style:vertical-align="top"/>
      <style:map style:condition="cell-content()!=&quot;&quot;" style:apply-style-name="cellule_20_normale" style:base-cell-address="'Village pêcheur taverne seule'.A67"/>
    </style:style>
    <style:style style:name="ce612" style:family="table-cell" style:parent-style-name="Default">
      <style:table-cell-properties fo:wrap-option="wrap" fo:padding="1.99mm" style:vertical-align="top"/>
      <style:map style:condition="cell-content()!=&quot;&quot;" style:apply-style-name="cellule_20_normale" style:base-cell-address="'Village pêcheur taverne seule'.A68"/>
    </style:style>
    <style:style style:name="ce613" style:family="table-cell" style:parent-style-name="Default">
      <style:table-cell-properties fo:wrap-option="wrap" fo:padding="1.99mm" style:vertical-align="top"/>
      <style:map style:condition="cell-content()!=&quot;&quot;" style:apply-style-name="cellule_20_normale" style:base-cell-address="'Village pêcheur taverne seule'.A69"/>
    </style:style>
    <style:style style:name="ce614" style:family="table-cell" style:parent-style-name="Default">
      <style:table-cell-properties fo:wrap-option="wrap" fo:padding="1.99mm" style:vertical-align="top"/>
      <style:map style:condition="cell-content()!=&quot;&quot;" style:apply-style-name="cellule_20_normale" style:base-cell-address="'Village pêcheur taverne seule'.A70"/>
    </style:style>
    <style:style style:name="ce615" style:family="table-cell" style:parent-style-name="Default">
      <style:table-cell-properties fo:wrap-option="wrap" fo:padding="1.99mm" style:vertical-align="top"/>
      <style:map style:condition="cell-content()!=&quot;&quot;" style:apply-style-name="cellule_20_normale" style:base-cell-address="'Village pêcheur taverne seule'.A71"/>
    </style:style>
    <style:style style:name="ce616" style:family="table-cell" style:parent-style-name="Default">
      <style:table-cell-properties fo:wrap-option="wrap" fo:padding="1.99mm" style:vertical-align="top"/>
      <style:map style:condition="cell-content()!=&quot;&quot;" style:apply-style-name="cellule_20_normale" style:base-cell-address="'Village pêcheur taverne seule'.A72"/>
    </style:style>
    <style:style style:name="ce617" style:family="table-cell" style:parent-style-name="Default">
      <style:table-cell-properties fo:wrap-option="wrap" fo:padding="1.99mm" style:vertical-align="top"/>
      <style:map style:condition="cell-content()!=&quot;&quot;" style:apply-style-name="cellule_20_normale" style:base-cell-address="'Village pêcheur taverne seule'.A73"/>
    </style:style>
    <style:style style:name="ce618" style:family="table-cell" style:parent-style-name="Default">
      <style:table-cell-properties fo:wrap-option="wrap" fo:padding="1.99mm" style:vertical-align="top"/>
      <style:map style:condition="cell-content()!=&quot;&quot;" style:apply-style-name="cellule_20_normale" style:base-cell-address="'Village pêcheur taverne seule'.A74"/>
    </style:style>
    <style:style style:name="ce619" style:family="table-cell" style:parent-style-name="Default">
      <style:table-cell-properties fo:wrap-option="wrap" fo:padding="1.99mm" style:vertical-align="top"/>
      <style:map style:condition="cell-content()!=&quot;&quot;" style:apply-style-name="cellule_20_normale" style:base-cell-address="'Village pêcheur taverne seule'.A75"/>
    </style:style>
    <style:style style:name="ce620" style:family="table-cell" style:parent-style-name="Default">
      <style:table-cell-properties fo:wrap-option="wrap" fo:padding="1.99mm" style:vertical-align="top"/>
      <style:map style:condition="cell-content()!=&quot;&quot;" style:apply-style-name="cellule_20_normale" style:base-cell-address="'Village pêcheur taverne seule'.A76"/>
    </style:style>
    <style:style style:name="ce621" style:family="table-cell" style:parent-style-name="Default">
      <style:table-cell-properties fo:wrap-option="wrap" fo:padding="1.99mm" style:vertical-align="top"/>
      <style:map style:condition="cell-content()!=&quot;&quot;" style:apply-style-name="cellule_20_normale" style:base-cell-address="'Village pêcheur taverne seule'.A77"/>
    </style:style>
    <style:style style:name="ce622" style:family="table-cell" style:parent-style-name="Default">
      <style:table-cell-properties fo:wrap-option="wrap" fo:padding="1.99mm" style:vertical-align="top"/>
      <style:map style:condition="cell-content()!=&quot;&quot;" style:apply-style-name="cellule_20_normale" style:base-cell-address="'Village pêcheur taverne seule'.A78"/>
    </style:style>
    <style:style style:name="ce623" style:family="table-cell" style:parent-style-name="Default">
      <style:table-cell-properties fo:wrap-option="wrap" fo:padding="1.99mm" style:vertical-align="top"/>
      <style:map style:condition="cell-content()!=&quot;&quot;" style:apply-style-name="cellule_20_normale" style:base-cell-address="'Village pêcheur taverne seule'.A79"/>
    </style:style>
    <style:style style:name="ce624" style:family="table-cell" style:parent-style-name="Default">
      <style:table-cell-properties fo:wrap-option="wrap" fo:padding="1.99mm" style:vertical-align="top"/>
      <style:map style:condition="cell-content()!=&quot;&quot;" style:apply-style-name="cellule_20_normale" style:base-cell-address="'Village pêcheur taverne seule'.A80"/>
    </style:style>
    <style:style style:name="ce625" style:family="table-cell" style:parent-style-name="Default">
      <style:table-cell-properties fo:wrap-option="wrap" fo:padding="1.99mm" style:vertical-align="top"/>
      <style:map style:condition="cell-content()!=&quot;&quot;" style:apply-style-name="cellule_20_normale" style:base-cell-address="'Village pêcheur taverne seule'.A81"/>
    </style:style>
    <style:style style:name="ce626" style:family="table-cell" style:parent-style-name="Default">
      <style:table-cell-properties fo:wrap-option="wrap" fo:padding="1.99mm" style:vertical-align="top"/>
      <style:map style:condition="cell-content()!=&quot;&quot;" style:apply-style-name="cellule_20_normale" style:base-cell-address="'Village pêcheur taverne seule'.A82"/>
    </style:style>
    <style:style style:name="ce627" style:family="table-cell" style:parent-style-name="Default">
      <style:table-cell-properties fo:wrap-option="wrap" fo:padding="1.99mm" style:vertical-align="top"/>
      <style:map style:condition="cell-content()!=&quot;&quot;" style:apply-style-name="cellule_20_normale" style:base-cell-address="'Village pêcheur taverne seule'.A83"/>
    </style:style>
    <style:style style:name="ce628" style:family="table-cell" style:parent-style-name="Default">
      <style:table-cell-properties fo:wrap-option="wrap" fo:padding="1.99mm" style:vertical-align="top"/>
      <style:map style:condition="cell-content()!=&quot;&quot;" style:apply-style-name="cellule_20_normale" style:base-cell-address="'Village pêcheur taverne seule'.A84"/>
    </style:style>
    <style:style style:name="ce629" style:family="table-cell" style:parent-style-name="Default">
      <style:table-cell-properties fo:wrap-option="wrap" fo:padding="1.99mm" style:vertical-align="top"/>
      <style:map style:condition="cell-content()!=&quot;&quot;" style:apply-style-name="cellule_20_normale" style:base-cell-address="'Village pêcheur taverne seule'.A85"/>
    </style:style>
    <style:style style:name="ce630" style:family="table-cell" style:parent-style-name="Default">
      <style:table-cell-properties fo:wrap-option="wrap" fo:padding="1.99mm" style:vertical-align="top"/>
      <style:map style:condition="cell-content()!=&quot;&quot;" style:apply-style-name="cellule_20_normale" style:base-cell-address="'Village pêcheur taverne seule'.A86"/>
    </style:style>
    <style:style style:name="ce631" style:family="table-cell" style:parent-style-name="Default">
      <style:table-cell-properties fo:wrap-option="wrap" fo:padding="1.99mm" style:vertical-align="top"/>
      <style:map style:condition="cell-content()!=&quot;&quot;" style:apply-style-name="cellule_20_normale" style:base-cell-address="'Village pêcheur taverne seule'.A87"/>
    </style:style>
    <style:style style:name="ce632" style:family="table-cell" style:parent-style-name="Default">
      <style:table-cell-properties fo:wrap-option="wrap" fo:padding="1.99mm" style:vertical-align="top"/>
      <style:map style:condition="cell-content()!=&quot;&quot;" style:apply-style-name="cellule_20_normale" style:base-cell-address="'Village pêcheur taverne seule'.A88"/>
    </style:style>
    <style:style style:name="ce633" style:family="table-cell" style:parent-style-name="Default">
      <style:table-cell-properties fo:wrap-option="wrap" fo:padding="1.99mm" style:vertical-align="top"/>
      <style:map style:condition="cell-content()!=&quot;&quot;" style:apply-style-name="cellule_20_normale" style:base-cell-address="'Village pêcheur taverne seule'.A89"/>
    </style:style>
    <style:style style:name="ce634" style:family="table-cell" style:parent-style-name="Default">
      <style:table-cell-properties fo:wrap-option="wrap" fo:padding="1.99mm" style:vertical-align="top"/>
      <style:map style:condition="cell-content()!=&quot;&quot;" style:apply-style-name="cellule_20_normale" style:base-cell-address="'Village pêcheur taverne seule'.A90"/>
    </style:style>
    <style:style style:name="ce635" style:family="table-cell" style:parent-style-name="Default">
      <style:table-cell-properties fo:wrap-option="wrap" fo:padding="1.99mm" style:vertical-align="top"/>
      <style:map style:condition="cell-content()!=&quot;&quot;" style:apply-style-name="cellule_20_normale" style:base-cell-address="'Village pêcheur taverne seule'.A91"/>
    </style:style>
    <style:style style:name="ce636" style:family="table-cell" style:parent-style-name="Default">
      <style:table-cell-properties fo:wrap-option="wrap" fo:padding="1.99mm" style:vertical-align="top"/>
      <style:map style:condition="cell-content()!=&quot;&quot;" style:apply-style-name="cellule_20_normale" style:base-cell-address="'Village pêcheur taverne seule'.A92"/>
    </style:style>
    <style:style style:name="ce637" style:family="table-cell" style:parent-style-name="Default">
      <style:table-cell-properties fo:wrap-option="wrap" fo:padding="1.99mm" style:vertical-align="top"/>
      <style:map style:condition="cell-content()!=&quot;&quot;" style:apply-style-name="cellule_20_normale" style:base-cell-address="'Village pêcheur taverne seule'.A93"/>
    </style:style>
    <style:style style:name="ce638" style:family="table-cell" style:parent-style-name="Default">
      <style:table-cell-properties fo:wrap-option="wrap" fo:padding="1.99mm" style:vertical-align="top"/>
      <style:map style:condition="cell-content()!=&quot;&quot;" style:apply-style-name="cellule_20_normale" style:base-cell-address="'Village pêcheur taverne seule'.A94"/>
    </style:style>
    <style:style style:name="ce639" style:family="table-cell" style:parent-style-name="Default">
      <style:table-cell-properties fo:wrap-option="wrap" fo:padding="1.99mm" style:vertical-align="top"/>
      <style:map style:condition="cell-content()!=&quot;&quot;" style:apply-style-name="cellule_20_normale" style:base-cell-address="'Village pêcheur taverne seule'.A95"/>
    </style:style>
    <style:style style:name="ce640" style:family="table-cell" style:parent-style-name="Default">
      <style:table-cell-properties fo:wrap-option="wrap" fo:padding="1.99mm" style:vertical-align="top"/>
      <style:map style:condition="cell-content()!=&quot;&quot;" style:apply-style-name="cellule_20_normale" style:base-cell-address="'Village pêcheur taverne seule'.A96"/>
    </style:style>
    <style:style style:name="ce641" style:family="table-cell" style:parent-style-name="Default">
      <style:table-cell-properties fo:wrap-option="wrap" fo:padding="1.99mm" style:vertical-align="top"/>
      <style:map style:condition="cell-content()!=&quot;&quot;" style:apply-style-name="cellule_20_normale" style:base-cell-address="'Village pêcheur taverne seule'.A97"/>
    </style:style>
    <style:style style:name="ce642" style:family="table-cell" style:parent-style-name="Default">
      <style:table-cell-properties fo:wrap-option="wrap" fo:padding="1.99mm" style:vertical-align="top"/>
      <style:map style:condition="cell-content()!=&quot;&quot;" style:apply-style-name="cellule_20_normale" style:base-cell-address="'Village pêcheur taverne seule'.A98"/>
    </style:style>
    <style:style style:name="ce643" style:family="table-cell" style:parent-style-name="Default">
      <style:table-cell-properties fo:wrap-option="wrap" fo:padding="1.99mm" style:vertical-align="top"/>
      <style:map style:condition="cell-content()!=&quot;&quot;" style:apply-style-name="cellule_20_normale" style:base-cell-address="'Village pêcheur taverne seule'.A99"/>
    </style:style>
    <style:style style:name="ce644" style:family="table-cell" style:parent-style-name="Default">
      <style:table-cell-properties fo:wrap-option="wrap" fo:padding="1.99mm" style:vertical-align="top"/>
      <style:map style:condition="cell-content()!=&quot;&quot;" style:apply-style-name="cellule_20_normale" style:base-cell-address="'Village pêcheur taverne seule'.A100"/>
    </style:style>
    <style:style style:name="ce645" style:family="table-cell" style:parent-style-name="Default">
      <style:table-cell-properties fo:wrap-option="wrap" fo:padding="1.99mm" style:vertical-align="top"/>
      <style:map style:condition="cell-content()!=&quot;&quot;" style:apply-style-name="cellule_20_normale" style:base-cell-address="'Village pêcheur taverne seule'.A101"/>
    </style:style>
    <style:style style:name="ce646" style:family="table-cell" style:parent-style-name="Default">
      <style:table-cell-properties fo:wrap-option="wrap" fo:padding="1.99mm" style:vertical-align="top"/>
      <style:map style:condition="cell-content()!=&quot;&quot;" style:apply-style-name="cellule_20_normale" style:base-cell-address="'Village pêcheur taverne seule'.A102"/>
    </style:style>
    <style:style style:name="ce647" style:family="table-cell" style:parent-style-name="Default">
      <style:table-cell-properties fo:wrap-option="wrap" fo:padding="1.99mm" style:vertical-align="top"/>
      <style:map style:condition="cell-content()!=&quot;&quot;" style:apply-style-name="cellule_20_normale" style:base-cell-address="'Village pêcheur taverne seule'.A103"/>
    </style:style>
    <style:style style:name="ce648" style:family="table-cell" style:parent-style-name="Default">
      <style:table-cell-properties fo:wrap-option="wrap" fo:padding="1.99mm" style:vertical-align="top"/>
      <style:map style:condition="cell-content()!=&quot;&quot;" style:apply-style-name="cellule_20_normale" style:base-cell-address="'Village pêcheur taverne seule'.A104"/>
    </style:style>
    <style:style style:name="ce649" style:family="table-cell" style:parent-style-name="Default">
      <style:table-cell-properties fo:wrap-option="wrap" fo:padding="1.99mm" style:vertical-align="top"/>
      <style:map style:condition="cell-content()!=&quot;&quot;" style:apply-style-name="cellule_20_normale" style:base-cell-address="'Village pêcheur taverne seule'.A105"/>
    </style:style>
    <style:style style:name="ce650" style:family="table-cell" style:parent-style-name="Default">
      <style:table-cell-properties fo:wrap-option="wrap" fo:padding="1.99mm" style:vertical-align="top"/>
      <style:map style:condition="cell-content()!=&quot;&quot;" style:apply-style-name="cellule_20_normale" style:base-cell-address="'Village pêcheur taverne seule'.A106"/>
    </style:style>
    <style:style style:name="ce651" style:family="table-cell" style:parent-style-name="Default">
      <style:table-cell-properties fo:wrap-option="wrap" fo:padding="1.99mm" style:vertical-align="top"/>
      <style:map style:condition="cell-content()!=&quot;&quot;" style:apply-style-name="cellule_20_normale" style:base-cell-address="'Village pêcheur taverne seule'.A107"/>
    </style:style>
    <style:style style:name="ce652" style:family="table-cell" style:parent-style-name="Default">
      <style:table-cell-properties fo:wrap-option="wrap" fo:padding="1.99mm" style:vertical-align="top"/>
      <style:map style:condition="cell-content()!=&quot;&quot;" style:apply-style-name="cellule_20_normale" style:base-cell-address="'Village pêcheur taverne seule'.A108"/>
    </style:style>
    <style:style style:name="ce653" style:family="table-cell" style:parent-style-name="Default">
      <style:table-cell-properties fo:wrap-option="wrap" fo:padding="1.99mm" style:vertical-align="top"/>
      <style:map style:condition="cell-content()!=&quot;&quot;" style:apply-style-name="cellule_20_normale" style:base-cell-address="'Village pêcheur taverne seule'.A109"/>
    </style:style>
    <style:style style:name="ce654" style:family="table-cell" style:parent-style-name="Default">
      <style:table-cell-properties fo:wrap-option="wrap" fo:padding="1.99mm" style:vertical-align="top"/>
      <style:map style:condition="cell-content()!=&quot;&quot;" style:apply-style-name="cellule_20_normale" style:base-cell-address="'Village pêcheur taverne seule'.A110"/>
    </style:style>
    <style:style style:name="ce655" style:family="table-cell" style:parent-style-name="Default">
      <style:table-cell-properties fo:wrap-option="wrap" fo:padding="1.99mm" style:vertical-align="top"/>
      <style:map style:condition="cell-content()!=&quot;&quot;" style:apply-style-name="cellule_20_normale" style:base-cell-address="'Village pêcheur taverne seule'.A111"/>
    </style:style>
    <style:style style:name="ce656" style:family="table-cell" style:parent-style-name="Default">
      <style:table-cell-properties fo:wrap-option="wrap" fo:padding="1.99mm" style:vertical-align="top"/>
      <style:map style:condition="cell-content()!=&quot;&quot;" style:apply-style-name="cellule_20_normale" style:base-cell-address="'Village pêcheur taverne seule'.A112"/>
    </style:style>
    <style:style style:name="ce657" style:family="table-cell" style:parent-style-name="Default">
      <style:table-cell-properties fo:wrap-option="wrap" fo:padding="1.99mm" style:vertical-align="top"/>
      <style:map style:condition="cell-content()!=&quot;&quot;" style:apply-style-name="cellule_20_normale" style:base-cell-address="'Village pêcheur taverne seule'.A113"/>
    </style:style>
    <style:style style:name="ce658" style:family="table-cell" style:parent-style-name="Default">
      <style:table-cell-properties fo:wrap-option="wrap" fo:padding="1.99mm" style:vertical-align="top"/>
      <style:map style:condition="cell-content()!=&quot;&quot;" style:apply-style-name="cellule_20_normale" style:base-cell-address="'Village pêcheur taverne seule'.A114"/>
    </style:style>
    <style:style style:name="ce659" style:family="table-cell" style:parent-style-name="Default">
      <style:table-cell-properties fo:wrap-option="wrap" fo:padding="1.99mm" style:vertical-align="top"/>
      <style:map style:condition="cell-content()!=&quot;&quot;" style:apply-style-name="cellule_20_normale" style:base-cell-address="'Village pêcheur taverne seule'.A115"/>
    </style:style>
    <style:style style:name="ce660" style:family="table-cell" style:parent-style-name="Default">
      <style:table-cell-properties fo:wrap-option="wrap" fo:padding="1.99mm" style:vertical-align="top"/>
      <style:map style:condition="cell-content()!=&quot;&quot;" style:apply-style-name="cellule_20_normale" style:base-cell-address="'Village pêcheur taverne seule'.A116"/>
    </style:style>
    <style:style style:name="ce661" style:family="table-cell" style:parent-style-name="Default">
      <style:table-cell-properties fo:wrap-option="wrap" fo:padding="1.99mm" style:vertical-align="top"/>
      <style:map style:condition="cell-content()!=&quot;&quot;" style:apply-style-name="cellule_20_normale" style:base-cell-address="'Village pêcheur taverne seule'.A117"/>
    </style:style>
    <style:style style:name="ce662" style:family="table-cell" style:parent-style-name="Default">
      <style:table-cell-properties fo:wrap-option="wrap" fo:padding="1.99mm" style:vertical-align="top"/>
      <style:map style:condition="cell-content()!=&quot;&quot;" style:apply-style-name="cellule_20_normale" style:base-cell-address="'Village pêcheur taverne seule'.A118"/>
    </style:style>
    <style:style style:name="ce663" style:family="table-cell" style:parent-style-name="Default">
      <style:table-cell-properties fo:wrap-option="wrap" fo:padding="1.99mm" style:vertical-align="top"/>
      <style:map style:condition="cell-content()!=&quot;&quot;" style:apply-style-name="cellule_20_normale" style:base-cell-address="'Village pêcheur taverne seule'.A119"/>
    </style:style>
    <style:style style:name="ce664" style:family="table-cell" style:parent-style-name="Default">
      <style:table-cell-properties fo:wrap-option="wrap" fo:padding="1.99mm" style:vertical-align="top"/>
      <style:map style:condition="cell-content()!=&quot;&quot;" style:apply-style-name="cellule_20_normale" style:base-cell-address="'Village pêcheur taverne seule'.A120"/>
    </style:style>
    <style:style style:name="ce665" style:family="table-cell" style:parent-style-name="Default">
      <style:table-cell-properties fo:wrap-option="wrap" fo:padding="1.99mm" style:vertical-align="top"/>
      <style:map style:condition="cell-content()!=&quot;&quot;" style:apply-style-name="cellule_20_normale" style:base-cell-address="'Village pêcheur taverne seule'.A121"/>
    </style:style>
    <style:style style:name="ce666" style:family="table-cell" style:parent-style-name="Default">
      <style:table-cell-properties fo:wrap-option="wrap" fo:padding="1.99mm" style:vertical-align="top"/>
      <style:map style:condition="cell-content()!=&quot;&quot;" style:apply-style-name="cellule_20_normale" style:base-cell-address="'Village pêcheur taverne seule'.A122"/>
    </style:style>
    <style:style style:name="ce667" style:family="table-cell" style:parent-style-name="Default">
      <style:table-cell-properties fo:wrap-option="wrap" fo:padding="1.99mm" style:vertical-align="top"/>
      <style:map style:condition="cell-content()!=&quot;&quot;" style:apply-style-name="cellule_20_normale" style:base-cell-address="'Village pêcheur taverne seule'.B3"/>
    </style:style>
    <style:style style:name="ce668" style:family="table-cell" style:parent-style-name="Default">
      <style:table-cell-properties fo:wrap-option="wrap" fo:padding="1.99mm" style:vertical-align="top"/>
      <style:map style:condition="cell-content()!=&quot;&quot;" style:apply-style-name="cellule_20_normale" style:base-cell-address="'Village pêcheur taverne seule'.B7"/>
    </style:style>
    <style:style style:name="ce669" style:family="table-cell" style:parent-style-name="Default">
      <style:table-cell-properties fo:wrap-option="wrap" fo:padding="1.99mm" style:vertical-align="top"/>
      <style:map style:condition="cell-content()!=&quot;&quot;" style:apply-style-name="cellule_20_normale" style:base-cell-address="'Village pêcheur taverne seule'.B9"/>
    </style:style>
    <style:style style:name="ce670" style:family="table-cell" style:parent-style-name="Default">
      <style:table-cell-properties fo:wrap-option="wrap" fo:padding="1.99mm" style:vertical-align="top"/>
      <style:map style:condition="cell-content()!=&quot;&quot;" style:apply-style-name="cellule_20_normale" style:base-cell-address="'Village pêcheur taverne seule'.B10"/>
    </style:style>
    <style:style style:name="ce671" style:family="table-cell" style:parent-style-name="Default">
      <style:table-cell-properties fo:wrap-option="wrap" fo:padding="1.99mm" style:vertical-align="top"/>
      <style:map style:condition="cell-content()!=&quot;&quot;" style:apply-style-name="cellule_20_normale" style:base-cell-address="'Village pêcheur taverne seule'.B11"/>
    </style:style>
    <style:style style:name="ce672" style:family="table-cell" style:parent-style-name="Default">
      <style:table-cell-properties fo:wrap-option="wrap" fo:padding="1.99mm" style:vertical-align="top"/>
      <style:map style:condition="cell-content()!=&quot;&quot;" style:apply-style-name="cellule_20_normale" style:base-cell-address="'Village pêcheur taverne seule'.B12"/>
    </style:style>
    <style:style style:name="ce673" style:family="table-cell" style:parent-style-name="Default">
      <style:table-cell-properties fo:wrap-option="wrap" fo:padding="1.99mm" style:vertical-align="top"/>
      <style:map style:condition="cell-content()!=&quot;&quot;" style:apply-style-name="cellule_20_normale" style:base-cell-address="'Village pêcheur taverne seule'.B13"/>
    </style:style>
    <style:style style:name="ce674" style:family="table-cell" style:parent-style-name="Default">
      <style:table-cell-properties fo:wrap-option="wrap" fo:padding="1.99mm" style:vertical-align="top"/>
      <style:map style:condition="cell-content()!=&quot;&quot;" style:apply-style-name="cellule_20_normale" style:base-cell-address="'Village pêcheur taverne seule'.B14"/>
    </style:style>
    <style:style style:name="ce675" style:family="table-cell" style:parent-style-name="Default">
      <style:table-cell-properties fo:wrap-option="wrap" fo:padding="1.99mm" style:vertical-align="top"/>
      <style:map style:condition="cell-content()!=&quot;&quot;" style:apply-style-name="cellule_20_normale" style:base-cell-address="'Village pêcheur taverne seule'.B15"/>
    </style:style>
    <style:style style:name="ce676" style:family="table-cell" style:parent-style-name="Default">
      <style:table-cell-properties fo:wrap-option="wrap" fo:padding="1.99mm" style:vertical-align="top"/>
      <style:map style:condition="cell-content()!=&quot;&quot;" style:apply-style-name="cellule_20_normale" style:base-cell-address="'Village pêcheur taverne seule'.B21"/>
    </style:style>
    <style:style style:name="ce677" style:family="table-cell" style:parent-style-name="Default">
      <style:table-cell-properties fo:wrap-option="wrap" fo:padding="1.99mm" style:vertical-align="top"/>
      <style:map style:condition="cell-content()!=&quot;&quot;" style:apply-style-name="cellule_20_normale" style:base-cell-address="'Village pêcheur taverne seule'.B22"/>
    </style:style>
    <style:style style:name="ce678" style:family="table-cell" style:parent-style-name="Default">
      <style:table-cell-properties fo:wrap-option="wrap" fo:padding="1.99mm" style:vertical-align="top"/>
      <style:map style:condition="cell-content()!=&quot;&quot;" style:apply-style-name="cellule_20_normale" style:base-cell-address="'Village pêcheur taverne seule'.B23"/>
    </style:style>
    <style:style style:name="ce679" style:family="table-cell" style:parent-style-name="Default">
      <style:table-cell-properties fo:wrap-option="wrap" fo:padding="1.99mm" style:vertical-align="top"/>
      <style:map style:condition="cell-content()!=&quot;&quot;" style:apply-style-name="cellule_20_normale" style:base-cell-address="'Village pêcheur taverne seule'.B24"/>
    </style:style>
    <style:style style:name="ce680" style:family="table-cell" style:parent-style-name="Default">
      <style:table-cell-properties fo:wrap-option="wrap" fo:padding="1.99mm" style:vertical-align="top"/>
      <style:map style:condition="cell-content()!=&quot;&quot;" style:apply-style-name="cellule_20_normale" style:base-cell-address="'Village pêcheur taverne seule'.B25"/>
    </style:style>
    <style:style style:name="ce681" style:family="table-cell" style:parent-style-name="Default">
      <style:table-cell-properties fo:wrap-option="wrap" fo:padding="1.99mm" style:vertical-align="top"/>
      <style:map style:condition="cell-content()!=&quot;&quot;" style:apply-style-name="cellule_20_normale" style:base-cell-address="'Village pêcheur taverne seule'.B26"/>
    </style:style>
    <style:style style:name="ce682" style:family="table-cell" style:parent-style-name="Default">
      <style:table-cell-properties fo:wrap-option="wrap" fo:padding="1.99mm" style:vertical-align="top"/>
      <style:map style:condition="cell-content()!=&quot;&quot;" style:apply-style-name="cellule_20_normale" style:base-cell-address="'Village pêcheur taverne seule'.B27"/>
    </style:style>
    <style:style style:name="ce683" style:family="table-cell" style:parent-style-name="Default">
      <style:table-cell-properties fo:wrap-option="wrap" fo:padding="1.99mm" style:vertical-align="top"/>
      <style:map style:condition="cell-content()!=&quot;&quot;" style:apply-style-name="cellule_20_normale" style:base-cell-address="'Village pêcheur taverne seule'.B28"/>
    </style:style>
    <style:style style:name="ce684" style:family="table-cell" style:parent-style-name="Default">
      <style:table-cell-properties fo:wrap-option="wrap" fo:padding="1.99mm" style:vertical-align="top"/>
      <style:map style:condition="cell-content()!=&quot;&quot;" style:apply-style-name="cellule_20_normale" style:base-cell-address="'Village pêcheur taverne seule'.B29"/>
    </style:style>
    <style:style style:name="ce685" style:family="table-cell" style:parent-style-name="Default">
      <style:table-cell-properties fo:wrap-option="wrap" fo:padding="1.99mm" style:vertical-align="top"/>
      <style:map style:condition="cell-content()!=&quot;&quot;" style:apply-style-name="cellule_20_normale" style:base-cell-address="'Village pêcheur taverne seule'.B30"/>
    </style:style>
    <style:style style:name="ce686" style:family="table-cell" style:parent-style-name="Default">
      <style:table-cell-properties fo:wrap-option="wrap" fo:padding="1.99mm" style:vertical-align="top"/>
      <style:map style:condition="cell-content()!=&quot;&quot;" style:apply-style-name="cellule_20_normale" style:base-cell-address="'Village pêcheur taverne seule'.B31"/>
    </style:style>
    <style:style style:name="ce687" style:family="table-cell" style:parent-style-name="Default">
      <style:table-cell-properties fo:wrap-option="wrap" fo:border="0.06pt solid #000000" fo:padding="1.99mm"/>
      <style:map style:condition="cell-content()!=&quot;&quot;" style:apply-style-name="cellule_20_normale" style:base-cell-address="'Village pêcheur taverne seule'.B32"/>
    </style:style>
    <style:style style:name="ce688" style:family="table-cell" style:parent-style-name="Default">
      <style:table-cell-properties fo:wrap-option="wrap" fo:border="0.06pt solid #000000" fo:padding="1.99mm"/>
      <style:map style:condition="cell-content()!=&quot;&quot;" style:apply-style-name="cellule_20_normale" style:base-cell-address="'Village pêcheur taverne seule'.B33"/>
    </style:style>
    <style:style style:name="ce689" style:family="table-cell" style:parent-style-name="Default">
      <style:table-cell-properties fo:wrap-option="wrap" fo:padding="1.99mm" style:vertical-align="top"/>
      <style:map style:condition="cell-content()!=&quot;&quot;" style:apply-style-name="cellule_20_normale" style:base-cell-address="'Village pêcheur taverne seule'.B34"/>
    </style:style>
    <style:style style:name="ce690" style:family="table-cell" style:parent-style-name="Default">
      <style:table-cell-properties fo:wrap-option="wrap" fo:padding="1.99mm" style:vertical-align="top"/>
      <style:map style:condition="cell-content()!=&quot;&quot;" style:apply-style-name="cellule_20_normale" style:base-cell-address="'Village pêcheur taverne seule'.B35"/>
    </style:style>
    <style:style style:name="ce691" style:family="table-cell" style:parent-style-name="Default">
      <style:map style:condition="cell-content()!=&quot;&quot;" style:apply-style-name="cellule_20_normale" style:base-cell-address="'Village pêcheur taverne seule'.B37"/>
    </style:style>
    <style:style style:name="ce692" style:family="table-cell" style:parent-style-name="Default">
      <style:table-cell-properties fo:wrap-option="wrap" fo:padding="1.99mm" style:vertical-align="top"/>
      <style:map style:condition="cell-content()!=&quot;&quot;" style:apply-style-name="cellule_20_normale" style:base-cell-address="'Village pêcheur taverne seule'.B38"/>
    </style:style>
    <style:style style:name="ce693" style:family="table-cell" style:parent-style-name="Default">
      <style:table-cell-properties fo:wrap-option="wrap" fo:border="0.06pt solid #000000" fo:padding="1.99mm"/>
      <style:map style:condition="cell-content()!=&quot;&quot;" style:apply-style-name="cellule_20_normale" style:base-cell-address="'Village pêcheur taverne seule'.B39"/>
    </style:style>
    <style:style style:name="ce694" style:family="table-cell" style:parent-style-name="Default">
      <style:table-cell-properties fo:wrap-option="wrap" fo:border="0.06pt solid #000000" fo:padding="1.99mm"/>
      <style:map style:condition="cell-content()!=&quot;&quot;" style:apply-style-name="cellule_20_normale" style:base-cell-address="'Village pêcheur taverne seule'.B40"/>
    </style:style>
    <style:style style:name="ce695" style:family="table-cell" style:parent-style-name="Default">
      <style:table-cell-properties fo:wrap-option="wrap" fo:padding="1.99mm" style:vertical-align="top"/>
      <style:map style:condition="cell-content()!=&quot;&quot;" style:apply-style-name="cellule_20_normale" style:base-cell-address="'Village pêcheur taverne seule'.B43"/>
    </style:style>
    <style:style style:name="ce696" style:family="table-cell" style:parent-style-name="Default">
      <style:table-cell-properties fo:wrap-option="wrap" fo:padding="1.99mm" style:vertical-align="top"/>
      <style:map style:condition="cell-content()!=&quot;&quot;" style:apply-style-name="cellule_20_normale" style:base-cell-address="'Village pêcheur taverne seule'.B44"/>
    </style:style>
    <style:style style:name="ce697" style:family="table-cell" style:parent-style-name="Default">
      <style:table-cell-properties fo:wrap-option="wrap" fo:padding="1.99mm" style:vertical-align="top"/>
      <style:map style:condition="cell-content()!=&quot;&quot;" style:apply-style-name="cellule_20_normale" style:base-cell-address="'Village pêcheur taverne seule'.B45"/>
    </style:style>
    <style:style style:name="ce698" style:family="table-cell" style:parent-style-name="Default">
      <style:table-cell-properties fo:wrap-option="wrap" fo:padding="1.99mm" style:vertical-align="top"/>
      <style:map style:condition="cell-content()!=&quot;&quot;" style:apply-style-name="cellule_20_normale" style:base-cell-address="'Village pêcheur taverne seule'.B46"/>
    </style:style>
    <style:style style:name="ce699" style:family="table-cell" style:parent-style-name="Default">
      <style:table-cell-properties fo:wrap-option="wrap" fo:padding="1.99mm" style:vertical-align="top"/>
      <style:map style:condition="cell-content()!=&quot;&quot;" style:apply-style-name="cellule_20_normale" style:base-cell-address="'Village pêcheur taverne seule'.B47"/>
    </style:style>
    <style:style style:name="ce700" style:family="table-cell" style:parent-style-name="Default">
      <style:table-cell-properties fo:wrap-option="wrap" fo:padding="1.99mm" style:vertical-align="top"/>
      <style:map style:condition="cell-content()!=&quot;&quot;" style:apply-style-name="cellule_20_normale" style:base-cell-address="'Village pêcheur taverne seule'.C1"/>
    </style:style>
    <style:style style:name="ce701" style:family="table-cell" style:parent-style-name="Default">
      <style:table-cell-properties fo:wrap-option="wrap" fo:padding="1.99mm" style:vertical-align="top"/>
      <style:map style:condition="cell-content()!=&quot;&quot;" style:apply-style-name="cellule_20_normale" style:base-cell-address="'Village pêcheur taverne seule'.C2"/>
    </style:style>
    <style:style style:name="ce702" style:family="table-cell" style:parent-style-name="Default">
      <style:table-cell-properties fo:wrap-option="wrap" fo:padding="1.99mm" style:vertical-align="top"/>
      <style:map style:condition="cell-content()!=&quot;&quot;" style:apply-style-name="cellule_20_normale" style:base-cell-address="'Village pêcheur taverne seule'.C3"/>
    </style:style>
    <style:style style:name="ce703" style:family="table-cell" style:parent-style-name="Default">
      <style:table-cell-properties fo:wrap-option="wrap" fo:padding="1.99mm" style:vertical-align="top"/>
      <style:map style:condition="cell-content()!=&quot;&quot;" style:apply-style-name="cellule_20_normale" style:base-cell-address="'Village pêcheur taverne seule'.C5"/>
    </style:style>
    <style:style style:name="ce704" style:family="table-cell" style:parent-style-name="Default">
      <style:table-cell-properties fo:wrap-option="wrap" fo:padding="1.99mm" style:vertical-align="top"/>
      <style:map style:condition="cell-content()!=&quot;&quot;" style:apply-style-name="cellule_20_normale" style:base-cell-address="'Village pêcheur taverne seule'.C6"/>
    </style:style>
    <style:style style:name="ce705" style:family="table-cell" style:parent-style-name="Default">
      <style:table-cell-properties fo:wrap-option="wrap" fo:padding="1.99mm" style:vertical-align="top"/>
      <style:map style:condition="cell-content()!=&quot;&quot;" style:apply-style-name="cellule_20_normale" style:base-cell-address="'Village pêcheur taverne seule'.C7"/>
    </style:style>
    <style:style style:name="ce706" style:family="table-cell" style:parent-style-name="Default">
      <style:table-cell-properties fo:wrap-option="wrap" fo:padding="1.99mm" style:vertical-align="top"/>
      <style:map style:condition="cell-content()!=&quot;&quot;" style:apply-style-name="cellule_20_normale" style:base-cell-address="'Village pêcheur taverne seule'.C8"/>
    </style:style>
    <style:style style:name="ce707" style:family="table-cell" style:parent-style-name="Default">
      <style:table-cell-properties fo:wrap-option="wrap" fo:padding="1.99mm" style:vertical-align="top"/>
      <style:map style:condition="cell-content()!=&quot;&quot;" style:apply-style-name="cellule_20_normale" style:base-cell-address="'Village pêcheur taverne seule'.C9"/>
    </style:style>
    <style:style style:name="ce708" style:family="table-cell" style:parent-style-name="Default">
      <style:table-cell-properties fo:wrap-option="wrap" fo:padding="1.99mm" style:vertical-align="top"/>
      <style:map style:condition="cell-content()!=&quot;&quot;" style:apply-style-name="cellule_20_normale" style:base-cell-address="'Village pêcheur taverne seule'.C10"/>
    </style:style>
    <style:style style:name="ce709" style:family="table-cell" style:parent-style-name="Default">
      <style:table-cell-properties fo:wrap-option="wrap" fo:padding="1.99mm" style:vertical-align="top"/>
      <style:map style:condition="cell-content()!=&quot;&quot;" style:apply-style-name="cellule_20_normale" style:base-cell-address="'Village pêcheur taverne seule'.C12"/>
    </style:style>
    <style:style style:name="ce710" style:family="table-cell" style:parent-style-name="Default">
      <style:table-cell-properties fo:wrap-option="wrap" fo:padding="1.99mm" style:vertical-align="top"/>
      <style:map style:condition="cell-content()!=&quot;&quot;" style:apply-style-name="cellule_20_normale" style:base-cell-address="'Village pêcheur taverne seule'.C13"/>
    </style:style>
    <style:style style:name="ce711" style:family="table-cell" style:parent-style-name="Default">
      <style:table-cell-properties fo:wrap-option="wrap" fo:padding="1.99mm" style:vertical-align="top"/>
      <style:map style:condition="cell-content()!=&quot;&quot;" style:apply-style-name="cellule_20_normale" style:base-cell-address="'Village pêcheur taverne seule'.C24"/>
    </style:style>
    <style:style style:name="ce712" style:family="table-cell" style:parent-style-name="Default">
      <style:table-cell-properties fo:wrap-option="wrap" fo:padding="1.99mm" style:vertical-align="top"/>
      <style:map style:condition="cell-content()!=&quot;&quot;" style:apply-style-name="cellule_20_normale" style:base-cell-address="'Village pêcheur taverne seule'.C25"/>
    </style:style>
    <style:style style:name="ce713" style:family="table-cell" style:parent-style-name="Default">
      <style:table-cell-properties fo:wrap-option="wrap" fo:padding="1.99mm" style:vertical-align="top"/>
      <style:map style:condition="cell-content()!=&quot;&quot;" style:apply-style-name="cellule_20_normale" style:base-cell-address="'Village pêcheur taverne seule'.C26"/>
    </style:style>
    <style:style style:name="ce714" style:family="table-cell" style:parent-style-name="Default">
      <style:table-cell-properties fo:wrap-option="wrap" fo:padding="1.99mm" style:vertical-align="top"/>
      <style:map style:condition="cell-content()!=&quot;&quot;" style:apply-style-name="cellule_20_normale" style:base-cell-address="'Village pêcheur taverne seule'.C27"/>
    </style:style>
    <style:style style:name="ce715" style:family="table-cell" style:parent-style-name="Default">
      <style:table-cell-properties fo:wrap-option="wrap" fo:padding="1.99mm" style:vertical-align="top"/>
      <style:map style:condition="cell-content()!=&quot;&quot;" style:apply-style-name="cellule_20_normale" style:base-cell-address="'Village pêcheur taverne seule'.C28"/>
    </style:style>
    <style:style style:name="ce716" style:family="table-cell" style:parent-style-name="Default">
      <style:table-cell-properties fo:wrap-option="wrap" fo:padding="1.99mm" style:vertical-align="top"/>
      <style:map style:condition="cell-content()!=&quot;&quot;" style:apply-style-name="cellule_20_normale" style:base-cell-address="'Village pêcheur taverne seule'.C29"/>
    </style:style>
    <style:style style:name="ce717" style:family="table-cell" style:parent-style-name="Default">
      <style:table-cell-properties fo:wrap-option="wrap" fo:border="0.06pt solid #000000" fo:padding="1.99mm"/>
      <style:map style:condition="cell-content()!=&quot;&quot;" style:apply-style-name="cellule_20_normale" style:base-cell-address="'Village pêcheur taverne seule'.C30"/>
    </style:style>
    <style:style style:name="ce718" style:family="table-cell" style:parent-style-name="Default">
      <style:table-cell-properties fo:wrap-option="wrap" fo:border="0.06pt solid #000000" fo:padding="1.99mm"/>
      <style:map style:condition="cell-content()!=&quot;&quot;" style:apply-style-name="cellule_20_normale" style:base-cell-address="'Village pêcheur taverne seule'.C31"/>
    </style:style>
    <style:style style:name="ce719" style:family="table-cell" style:parent-style-name="Default">
      <style:table-cell-properties fo:wrap-option="wrap" fo:border="0.06pt solid #000000" fo:padding="1.99mm"/>
      <style:map style:condition="cell-content()!=&quot;&quot;" style:apply-style-name="cellule_20_normale" style:base-cell-address="'Village pêcheur taverne seule'.C32"/>
    </style:style>
    <style:style style:name="ce720" style:family="table-cell" style:parent-style-name="Default">
      <style:table-cell-properties fo:wrap-option="wrap" fo:padding="1.99mm" style:vertical-align="top"/>
      <style:map style:condition="cell-content()!=&quot;&quot;" style:apply-style-name="cellule_20_normale" style:base-cell-address="'Village pêcheur taverne seule'.C33"/>
    </style:style>
    <style:style style:name="ce721" style:family="table-cell" style:parent-style-name="Default">
      <style:table-cell-properties fo:wrap-option="wrap" fo:padding="1.99mm" style:vertical-align="top"/>
      <style:map style:condition="cell-content()!=&quot;&quot;" style:apply-style-name="cellule_20_normale" style:base-cell-address="'Village pêcheur taverne seule'.C34"/>
    </style:style>
    <style:style style:name="ce722" style:family="table-cell" style:parent-style-name="Default">
      <style:table-cell-properties fo:wrap-option="wrap" fo:padding="1.99mm" style:vertical-align="top"/>
      <style:map style:condition="cell-content()!=[.C1]" style:apply-style-name="cellule_20_normale" style:base-cell-address="'Village pêcheur taverne seule'.C35"/>
    </style:style>
    <style:style style:name="ce723" style:family="table-cell" style:parent-style-name="Default">
      <style:table-cell-properties fo:wrap-option="wrap" fo:padding="1.99mm" style:vertical-align="top"/>
      <style:map style:condition="cell-content()!=&quot;&quot;" style:apply-style-name="cellule_20_normale" style:base-cell-address="'Village pêcheur taverne seule'.C36"/>
    </style:style>
    <style:style style:name="ce724" style:family="table-cell" style:parent-style-name="Default">
      <style:table-cell-properties fo:wrap-option="wrap" fo:padding="1.99mm" style:vertical-align="top"/>
      <style:map style:condition="cell-content()!=&quot;&quot;" style:apply-style-name="cellule_20_normale" style:base-cell-address="'Village pêcheur taverne seule'.C37"/>
    </style:style>
    <style:style style:name="ce725" style:family="table-cell" style:parent-style-name="Default">
      <style:table-cell-properties fo:wrap-option="wrap" fo:padding="1.99mm" style:vertical-align="top"/>
      <style:map style:condition="cell-content()!=&quot;&quot;" style:apply-style-name="cellule_20_normale" style:base-cell-address="'Village pêcheur taverne seule'.C38"/>
    </style:style>
    <style:style style:name="ce726" style:family="table-cell" style:parent-style-name="Default">
      <style:table-cell-properties fo:wrap-option="wrap" fo:padding="1.99mm" style:vertical-align="top"/>
      <style:map style:condition="cell-content()!=&quot;&quot;" style:apply-style-name="cellule_20_normale" style:base-cell-address="'Village pêcheur taverne seule'.C39"/>
    </style:style>
    <style:style style:name="ce727" style:family="table-cell" style:parent-style-name="Default">
      <style:table-cell-properties fo:wrap-option="wrap" fo:padding="1.99mm" style:vertical-align="top"/>
      <style:map style:condition="cell-content()!=&quot;&quot;" style:apply-style-name="cellule_20_normale" style:base-cell-address="'Village pêcheur taverne seule'.C45"/>
    </style:style>
    <style:style style:name="ce728" style:family="table-cell" style:parent-style-name="Default">
      <style:table-cell-properties fo:wrap-option="wrap" fo:padding="1.99mm" style:vertical-align="top"/>
      <style:map style:condition="cell-content()!=&quot;&quot;" style:apply-style-name="cellule_20_normale" style:base-cell-address="'Village pêcheur taverne seule'.C46"/>
    </style:style>
    <style:style style:name="ce729" style:family="table-cell" style:parent-style-name="Default">
      <style:table-cell-properties fo:wrap-option="wrap" fo:padding="1.99mm" style:vertical-align="top"/>
      <style:map style:condition="cell-content()!=&quot;&quot;" style:apply-style-name="cellule_20_normale" style:base-cell-address="'Village pêcheur taverne seule'.C47"/>
    </style:style>
    <style:style style:name="ce730" style:family="table-cell" style:parent-style-name="Default">
      <style:table-cell-properties fo:wrap-option="wrap" fo:padding="1.99mm" style:vertical-align="top"/>
      <style:map style:condition="cell-content()!=&quot;&quot;" style:apply-style-name="cellule_20_normale" style:base-cell-address="'Village pêcheur taverne seule'.D3"/>
    </style:style>
    <style:style style:name="ce731" style:family="table-cell" style:parent-style-name="Default">
      <style:table-cell-properties fo:wrap-option="wrap" fo:padding="1.99mm" style:vertical-align="top"/>
      <style:map style:condition="cell-content()!=&quot;&quot;" style:apply-style-name="cellule_20_normale" style:base-cell-address="'Village pêcheur taverne seule'.D4"/>
    </style:style>
    <style:style style:name="ce732" style:family="table-cell" style:parent-style-name="Default">
      <style:table-cell-properties fo:wrap-option="wrap" fo:padding="1.99mm" style:vertical-align="top"/>
      <style:map style:condition="cell-content()!=&quot;&quot;" style:apply-style-name="cellule_20_normale" style:base-cell-address="'Village pêcheur taverne seule'.D5"/>
    </style:style>
    <style:style style:name="ce733" style:family="table-cell" style:parent-style-name="Default">
      <style:table-cell-properties fo:wrap-option="wrap" fo:padding="1.99mm" style:vertical-align="top"/>
      <style:map style:condition="cell-content()!=&quot;&quot;" style:apply-style-name="cellule_20_normale" style:base-cell-address="'Village pêcheur taverne seule'.D6"/>
    </style:style>
    <style:style style:name="ce734" style:family="table-cell" style:parent-style-name="Default">
      <style:table-cell-properties fo:wrap-option="wrap" fo:padding="1.99mm" style:vertical-align="top"/>
      <style:map style:condition="cell-content()!=&quot;&quot;" style:apply-style-name="cellule_20_normale" style:base-cell-address="'Village pêcheur taverne seule'.D7"/>
    </style:style>
    <style:style style:name="ce735" style:family="table-cell" style:parent-style-name="Default">
      <style:table-cell-properties fo:wrap-option="wrap" fo:padding="1.99mm" style:vertical-align="top"/>
      <style:map style:condition="cell-content()!=&quot;&quot;" style:apply-style-name="cellule_20_normale" style:base-cell-address="'Village pêcheur taverne seule'.D9"/>
    </style:style>
    <style:style style:name="ce736" style:family="table-cell" style:parent-style-name="Default">
      <style:table-cell-properties fo:wrap-option="wrap" fo:padding="1.99mm" style:vertical-align="top"/>
      <style:map style:condition="cell-content()!=&quot;&quot;" style:apply-style-name="cellule_20_normale" style:base-cell-address="'Village pêcheur taverne seule'.D10"/>
    </style:style>
    <style:style style:name="ce737" style:family="table-cell" style:parent-style-name="Default">
      <style:table-cell-properties fo:wrap-option="wrap" fo:padding="1.99mm" style:vertical-align="top"/>
      <style:map style:condition="cell-content()!=&quot;&quot;" style:apply-style-name="cellule_20_normale" style:base-cell-address="'Village pêcheur taverne seule'.D11"/>
    </style:style>
    <style:style style:name="ce738" style:family="table-cell" style:parent-style-name="Default">
      <style:table-cell-properties fo:wrap-option="wrap" fo:padding="1.99mm" style:vertical-align="top"/>
      <style:map style:condition="cell-content()!=&quot;&quot;" style:apply-style-name="cellule_20_normale" style:base-cell-address="'Village pêcheur taverne seule'.D12"/>
    </style:style>
    <style:style style:name="ce739" style:family="table-cell" style:parent-style-name="Default">
      <style:table-cell-properties fo:wrap-option="wrap" fo:padding="1.99mm" style:vertical-align="top"/>
      <style:map style:condition="cell-content()!=&quot;&quot;" style:apply-style-name="cellule_20_normale" style:base-cell-address="'Village pêcheur taverne seule'.D13"/>
    </style:style>
    <style:style style:name="ce740" style:family="table-cell" style:parent-style-name="Default">
      <style:table-cell-properties fo:wrap-option="wrap" fo:padding="1.99mm" style:vertical-align="top"/>
      <style:map style:condition="cell-content()!=&quot;&quot;" style:apply-style-name="cellule_20_normale" style:base-cell-address="'Village pêcheur taverne seule'.D14"/>
    </style:style>
    <style:style style:name="ce741" style:family="table-cell" style:parent-style-name="Default">
      <style:table-cell-properties fo:wrap-option="wrap" fo:padding="1.99mm" style:vertical-align="top"/>
      <style:map style:condition="cell-content()!=&quot;&quot;" style:apply-style-name="cellule_20_normale" style:base-cell-address="'Village pêcheur taverne seule'.D15"/>
    </style:style>
    <style:style style:name="ce742" style:family="table-cell" style:parent-style-name="Default">
      <style:table-cell-properties fo:wrap-option="wrap" fo:padding="1.99mm" style:vertical-align="top"/>
      <style:map style:condition="cell-content()!=&quot;&quot;" style:apply-style-name="cellule_20_normale" style:base-cell-address="'Village pêcheur taverne seule'.D16"/>
    </style:style>
    <style:style style:name="ce743" style:family="table-cell" style:parent-style-name="Default">
      <style:table-cell-properties fo:wrap-option="wrap" fo:padding="1.99mm" style:vertical-align="top"/>
      <style:map style:condition="cell-content()!=&quot;&quot;" style:apply-style-name="cellule_20_normale" style:base-cell-address="'Village pêcheur taverne seule'.D17"/>
    </style:style>
    <style:style style:name="ce744" style:family="table-cell" style:parent-style-name="Default">
      <style:table-cell-properties fo:wrap-option="wrap" fo:padding="1.99mm" style:vertical-align="top"/>
      <style:map style:condition="cell-content()!=&quot;&quot;" style:apply-style-name="cellule_20_normale" style:base-cell-address="'Village pêcheur taverne seule'.D18"/>
    </style:style>
    <style:style style:name="ce745" style:family="table-cell" style:parent-style-name="Default">
      <style:table-cell-properties fo:wrap-option="wrap" fo:border="0.06pt solid #000000" fo:padding="1.99mm"/>
      <style:map style:condition="cell-content()!=&quot;&quot;" style:apply-style-name="cellule_20_normale" style:base-cell-address="'Village pêcheur taverne seule'.D30"/>
    </style:style>
    <style:style style:name="ce746" style:family="table-cell" style:parent-style-name="Default">
      <style:table-cell-properties fo:wrap-option="wrap" fo:padding="1.99mm" style:vertical-align="top"/>
      <style:map style:condition="cell-content()!=&quot;&quot;" style:apply-style-name="cellule_20_normale" style:base-cell-address="'Village pêcheur taverne seule'.D31"/>
    </style:style>
    <style:style style:name="ce747" style:family="table-cell" style:parent-style-name="Default">
      <style:table-cell-properties fo:wrap-option="wrap" fo:padding="1.99mm" style:vertical-align="top"/>
      <style:map style:condition="cell-content()!=&quot;&quot;" style:apply-style-name="cellule_20_normale" style:base-cell-address="'Village pêcheur taverne seule'.D32"/>
    </style:style>
    <style:style style:name="ce748" style:family="table-cell" style:parent-style-name="Default">
      <style:table-cell-properties fo:wrap-option="wrap" fo:padding="1.99mm" style:vertical-align="top"/>
      <style:map style:condition="cell-content()!=&quot;&quot;" style:apply-style-name="cellule_20_normale" style:base-cell-address="'Village pêcheur taverne seule'.D33"/>
    </style:style>
    <style:style style:name="ce749" style:family="table-cell" style:parent-style-name="Default">
      <style:table-cell-properties fo:wrap-option="wrap" fo:padding="1.99mm" style:vertical-align="top"/>
      <style:map style:condition="cell-content()!=&quot;&quot;" style:apply-style-name="cellule_20_normale" style:base-cell-address="'Village pêcheur taverne seule'.D34"/>
    </style:style>
    <style:style style:name="ce750" style:family="table-cell" style:parent-style-name="Default">
      <style:table-cell-properties fo:wrap-option="wrap" fo:padding="1.99mm" style:vertical-align="top"/>
      <style:map style:condition="cell-content()!=&quot;&quot;" style:apply-style-name="cellule_20_normale" style:base-cell-address="'Village pêcheur taverne seule'.D35"/>
    </style:style>
    <style:style style:name="ce751" style:family="table-cell" style:parent-style-name="Default">
      <style:table-cell-properties fo:wrap-option="wrap" fo:padding="1.99mm" style:vertical-align="top"/>
      <style:map style:condition="cell-content()!=&quot;&quot;" style:apply-style-name="cellule_20_normale" style:base-cell-address="'Village pêcheur taverne seule'.D36"/>
    </style:style>
    <style:style style:name="ce752" style:family="table-cell" style:parent-style-name="Default">
      <style:table-cell-properties fo:wrap-option="wrap" fo:padding="1.99mm" style:vertical-align="top"/>
      <style:map style:condition="cell-content()!=&quot;&quot;" style:apply-style-name="cellule_20_normale" style:base-cell-address="'Village pêcheur taverne seule'.D37"/>
    </style:style>
    <style:style style:name="ce753" style:family="table-cell" style:parent-style-name="Default">
      <style:table-cell-properties fo:wrap-option="wrap" fo:padding="1.99mm" style:vertical-align="top"/>
      <style:map style:condition="cell-content()!=&quot;&quot;" style:apply-style-name="cellule_20_normale" style:base-cell-address="'Village pêcheur taverne seule'.D38"/>
    </style:style>
    <style:style style:name="ce754" style:family="table-cell" style:parent-style-name="Default">
      <style:table-cell-properties fo:wrap-option="wrap" fo:padding="1.99mm" style:vertical-align="top"/>
      <style:map style:condition="cell-content()!=&quot;&quot;" style:apply-style-name="cellule_20_normale" style:base-cell-address="'Village pêcheur taverne seule'.D39"/>
    </style:style>
    <style:style style:name="ce755" style:family="table-cell" style:parent-style-name="Default">
      <style:table-cell-properties fo:wrap-option="wrap" fo:padding="1.99mm" style:vertical-align="top"/>
      <style:map style:condition="cell-content()!=&quot;&quot;" style:apply-style-name="cellule_20_normale" style:base-cell-address="'Village pêcheur taverne seule'.D40"/>
    </style:style>
    <style:style style:name="ce756" style:family="table-cell" style:parent-style-name="Default">
      <style:table-cell-properties fo:wrap-option="wrap" fo:padding="1.99mm" style:vertical-align="top"/>
      <style:map style:condition="cell-content()!=&quot;&quot;" style:apply-style-name="cellule_20_normale" style:base-cell-address="'Village pêcheur taverne seule'.D41"/>
    </style:style>
    <style:style style:name="ce757" style:family="table-cell" style:parent-style-name="Default">
      <style:table-cell-properties fo:wrap-option="wrap" fo:padding="1.99mm" style:vertical-align="top"/>
      <style:map style:condition="cell-content()!=&quot;&quot;" style:apply-style-name="cellule_20_normale" style:base-cell-address="'Village pêcheur taverne seule'.D42"/>
    </style:style>
    <style:style style:name="ce758" style:family="table-cell" style:parent-style-name="Default">
      <style:table-cell-properties fo:wrap-option="wrap" fo:padding="1.99mm" style:vertical-align="top"/>
      <style:map style:condition="cell-content()!=&quot;&quot;" style:apply-style-name="cellule_20_normale" style:base-cell-address="'Village pêcheur taverne seule'.D43"/>
    </style:style>
    <style:style style:name="ce759" style:family="table-cell" style:parent-style-name="Default">
      <style:table-cell-properties fo:wrap-option="wrap" fo:padding="1.99mm" style:vertical-align="top"/>
      <style:map style:condition="cell-content()!=&quot;&quot;" style:apply-style-name="cellule_20_normale" style:base-cell-address="'Village pêcheur taverne seule'.D44"/>
    </style:style>
    <style:style style:name="ce760" style:family="table-cell" style:parent-style-name="Default">
      <style:table-cell-properties fo:wrap-option="wrap" fo:padding="1.99mm" style:vertical-align="top"/>
      <style:map style:condition="cell-content()!=&quot;&quot;" style:apply-style-name="cellule_20_normale" style:base-cell-address="'Village pêcheur taverne seule'.D45"/>
    </style:style>
    <style:style style:name="ce761" style:family="table-cell" style:parent-style-name="Default">
      <style:table-cell-properties fo:wrap-option="wrap" fo:padding="1.99mm" style:vertical-align="top"/>
      <style:map style:condition="cell-content()!=&quot;&quot;" style:apply-style-name="cellule_20_normale" style:base-cell-address="'Village pêcheur taverne seule'.D46"/>
    </style:style>
    <style:style style:name="ce762" style:family="table-cell" style:parent-style-name="Default">
      <style:table-cell-properties fo:wrap-option="wrap" fo:padding="1.99mm" style:vertical-align="top"/>
      <style:map style:condition="cell-content()!=&quot;&quot;" style:apply-style-name="cellule_20_normale" style:base-cell-address="'Village pêcheur taverne seule'.D47"/>
    </style:style>
    <style:style style:name="ce763" style:family="table-cell" style:parent-style-name="Default">
      <style:table-cell-properties fo:wrap-option="wrap" fo:padding="1.99mm" style:vertical-align="top"/>
      <style:map style:condition="cell-content()!=&quot;&quot;" style:apply-style-name="cellule_20_normale" style:base-cell-address="'Village pêcheur taverne seule'.E3"/>
    </style:style>
    <style:style style:name="ce764" style:family="table-cell" style:parent-style-name="Default">
      <style:table-cell-properties fo:wrap-option="wrap" fo:padding="1.99mm" style:vertical-align="top"/>
      <style:map style:condition="cell-content()!=&quot;&quot;" style:apply-style-name="cellule_20_normale" style:base-cell-address="'Village pêcheur taverne seule'.E4"/>
    </style:style>
    <style:style style:name="ce765" style:family="table-cell" style:parent-style-name="Default">
      <style:table-cell-properties fo:wrap-option="wrap" fo:padding="1.99mm" style:vertical-align="top"/>
      <style:map style:condition="cell-content()!=&quot;&quot;" style:apply-style-name="cellule_20_normale" style:base-cell-address="'Village pêcheur taverne seule'.E5"/>
    </style:style>
    <style:style style:name="ce766" style:family="table-cell" style:parent-style-name="Default">
      <style:table-cell-properties fo:wrap-option="wrap" fo:padding="1.99mm" style:vertical-align="top"/>
      <style:map style:condition="cell-content()!=&quot;&quot;" style:apply-style-name="cellule_20_normale" style:base-cell-address="'Village pêcheur taverne seule'.E6"/>
    </style:style>
    <style:style style:name="ce767" style:family="table-cell" style:parent-style-name="Default">
      <style:table-cell-properties fo:wrap-option="wrap" fo:padding="1.99mm" style:vertical-align="top"/>
      <style:map style:condition="cell-content()!=&quot;&quot;" style:apply-style-name="cellule_20_normale" style:base-cell-address="'Village pêcheur taverne seule'.E7"/>
    </style:style>
    <style:style style:name="ce768" style:family="table-cell" style:parent-style-name="Default">
      <style:table-cell-properties fo:wrap-option="wrap" fo:padding="1.99mm" style:vertical-align="top"/>
      <style:map style:condition="cell-content()!=&quot;&quot;" style:apply-style-name="cellule_20_normale" style:base-cell-address="'Village pêcheur taverne seule'.E8"/>
    </style:style>
    <style:style style:name="ce769" style:family="table-cell" style:parent-style-name="Default">
      <style:table-cell-properties fo:wrap-option="wrap" fo:padding="1.99mm" style:vertical-align="top"/>
      <style:map style:condition="cell-content()!=&quot;&quot;" style:apply-style-name="cellule_20_normale" style:base-cell-address="'Village pêcheur taverne seule'.E9"/>
    </style:style>
    <style:style style:name="ce770" style:family="table-cell" style:parent-style-name="Default">
      <style:table-cell-properties fo:wrap-option="wrap" fo:padding="1.99mm" style:vertical-align="top"/>
      <style:map style:condition="cell-content()!=&quot;&quot;" style:apply-style-name="cellule_20_normale" style:base-cell-address="'Village pêcheur taverne seule'.E10"/>
    </style:style>
    <style:style style:name="ce771" style:family="table-cell" style:parent-style-name="Default">
      <style:table-cell-properties fo:wrap-option="wrap" fo:padding="1.99mm" style:vertical-align="top"/>
      <style:map style:condition="cell-content()!=&quot;&quot;" style:apply-style-name="cellule_20_normale" style:base-cell-address="'Village pêcheur taverne seule'.E11"/>
    </style:style>
    <style:style style:name="ce772" style:family="table-cell" style:parent-style-name="Default">
      <style:table-cell-properties fo:wrap-option="wrap" fo:border="0.06pt solid #000000" fo:padding="1.99mm"/>
      <style:map style:condition="cell-content()!=&quot;&quot;" style:apply-style-name="cellule_20_normale" style:base-cell-address="'Village pêcheur taverne seule'.E12"/>
    </style:style>
    <style:style style:name="ce773" style:family="table-cell" style:parent-style-name="Default">
      <style:table-cell-properties fo:wrap-option="wrap" fo:border="0.06pt solid #000000" fo:padding="1.99mm"/>
      <style:map style:condition="cell-content()!=&quot;&quot;" style:apply-style-name="cellule_20_normale" style:base-cell-address="'Village pêcheur taverne seule'.E13"/>
    </style:style>
    <style:style style:name="ce774" style:family="table-cell" style:parent-style-name="Default">
      <style:table-cell-properties fo:wrap-option="wrap" fo:border="0.06pt solid #000000" fo:padding="1.99mm"/>
      <style:map style:condition="cell-content()!=&quot;&quot;" style:apply-style-name="cellule_20_normale" style:base-cell-address="'Village pêcheur taverne seule'.E30"/>
    </style:style>
    <style:style style:name="ce775" style:family="table-cell" style:parent-style-name="Default">
      <style:table-cell-properties fo:wrap-option="wrap" fo:padding="1.99mm" style:vertical-align="top"/>
      <style:map style:condition="cell-content()!=&quot;&quot;" style:apply-style-name="cellule_20_normale" style:base-cell-address="'Village pêcheur taverne seule'.F3"/>
    </style:style>
    <style:style style:name="ce776" style:family="table-cell" style:parent-style-name="Default">
      <style:table-cell-properties fo:wrap-option="wrap" fo:padding="1.99mm" style:vertical-align="top"/>
      <style:map style:condition="cell-content()!=&quot;&quot;" style:apply-style-name="cellule_20_normale" style:base-cell-address="'Village pêcheur taverne seule'.F4"/>
    </style:style>
    <style:style style:name="ce777" style:family="table-cell" style:parent-style-name="Default">
      <style:table-cell-properties fo:wrap-option="wrap" fo:padding="1.99mm" style:vertical-align="top"/>
      <style:map style:condition="cell-content()!=&quot;&quot;" style:apply-style-name="cellule_20_normale" style:base-cell-address="'Village pêcheur taverne seule'.F5"/>
    </style:style>
    <style:style style:name="ce778" style:family="table-cell" style:parent-style-name="Default">
      <style:table-cell-properties fo:wrap-option="wrap" fo:padding="1.99mm" style:vertical-align="top"/>
      <style:map style:condition="cell-content()!=&quot;&quot;" style:apply-style-name="cellule_20_normale" style:base-cell-address="'Village pêcheur taverne seule'.F6"/>
    </style:style>
    <style:style style:name="ce779" style:family="table-cell" style:parent-style-name="Default">
      <style:table-cell-properties fo:wrap-option="wrap" fo:padding="1.99mm" style:vertical-align="top"/>
      <style:map style:condition="cell-content()!=&quot;&quot;" style:apply-style-name="cellule_20_normale" style:base-cell-address="'Village pêcheur taverne seule'.F8"/>
    </style:style>
    <style:style style:name="ce780" style:family="table-cell" style:parent-style-name="Default">
      <style:table-cell-properties fo:wrap-option="wrap" fo:padding="1.99mm" style:vertical-align="top"/>
      <style:map style:condition="cell-content()!=&quot;&quot;" style:apply-style-name="cellule_20_normale" style:base-cell-address="'Village pêcheur taverne seule'.F9"/>
    </style:style>
    <style:style style:name="ce781" style:family="table-cell" style:parent-style-name="Default">
      <style:table-cell-properties fo:wrap-option="wrap" fo:padding="1.99mm" style:vertical-align="top"/>
      <style:map style:condition="cell-content()!=&quot;&quot;" style:apply-style-name="cellule_20_normale" style:base-cell-address="'Village pêcheur taverne seule'.F10"/>
    </style:style>
    <style:style style:name="ce782" style:family="table-cell" style:parent-style-name="Default">
      <style:table-cell-properties fo:wrap-option="wrap" fo:padding="1.99mm" style:vertical-align="top"/>
      <style:map style:condition="cell-content()!=&quot;&quot;" style:apply-style-name="cellule_20_normale" style:base-cell-address="'Village pêcheur taverne seule'.F11"/>
    </style:style>
    <style:style style:name="ce783" style:family="table-cell" style:parent-style-name="Default">
      <style:table-cell-properties fo:wrap-option="wrap" fo:border="0.06pt solid #000000" fo:padding="1.99mm"/>
      <style:map style:condition="cell-content()!=&quot;&quot;" style:apply-style-name="cellule_20_normale" style:base-cell-address="'Village pêcheur taverne seule'.F12"/>
    </style:style>
    <style:style style:name="ce784" style:family="table-cell" style:parent-style-name="Default">
      <style:table-cell-properties fo:wrap-option="wrap" fo:border="0.06pt solid #000000" fo:padding="1.99mm"/>
      <style:map style:condition="cell-content()!=&quot;&quot;" style:apply-style-name="cellule_20_normale" style:base-cell-address="'Village pêcheur taverne seule'.F13"/>
    </style:style>
    <style:style style:name="ce785" style:family="table-cell" style:parent-style-name="Default">
      <style:table-cell-properties fo:wrap-option="wrap" fo:padding="1.99mm" style:vertical-align="top"/>
      <style:map style:condition="cell-content()!=&quot;&quot;" style:apply-style-name="cellule_20_normale" style:base-cell-address="'Village pêcheur taverne seule'.F14"/>
    </style:style>
    <style:style style:name="ce786" style:family="table-cell" style:parent-style-name="Default">
      <style:table-cell-properties fo:wrap-option="wrap" fo:padding="1.99mm" style:vertical-align="top"/>
      <style:map style:condition="cell-content()!=&quot;&quot;" style:apply-style-name="cellule_20_normale" style:base-cell-address="'Village pêcheur taverne seule'.F15"/>
    </style:style>
    <style:style style:name="ce787" style:family="table-cell" style:parent-style-name="Default">
      <style:table-cell-properties fo:wrap-option="wrap" fo:padding="1.99mm" style:vertical-align="top"/>
      <style:map style:condition="cell-content()!=&quot;&quot;" style:apply-style-name="cellule_20_normale" style:base-cell-address="'Village pêcheur taverne seule'.F16"/>
    </style:style>
    <style:style style:name="ce788" style:family="table-cell" style:parent-style-name="Default">
      <style:table-cell-properties fo:wrap-option="wrap" fo:padding="1.99mm" style:vertical-align="top"/>
      <style:map style:condition="cell-content()!=&quot;&quot;" style:apply-style-name="cellule_20_normale" style:base-cell-address="'Village pêcheur taverne seule'.F17"/>
    </style:style>
    <style:style style:name="ce789" style:family="table-cell" style:parent-style-name="Default">
      <style:table-cell-properties fo:wrap-option="wrap" fo:padding="1.99mm" style:vertical-align="top"/>
      <style:map style:condition="cell-content()!=&quot;&quot;" style:apply-style-name="cellule_20_normale" style:base-cell-address="'Village pêcheur taverne seule'.G3"/>
    </style:style>
    <style:style style:name="ce790" style:family="table-cell" style:parent-style-name="Default">
      <style:table-cell-properties fo:wrap-option="wrap" fo:padding="1.99mm" style:vertical-align="top"/>
      <style:map style:condition="cell-content()!=&quot;&quot;" style:apply-style-name="cellule_20_normale" style:base-cell-address="'Village pêcheur taverne seule'.G4"/>
    </style:style>
    <style:style style:name="ce791" style:family="table-cell" style:parent-style-name="Default">
      <style:table-cell-properties fo:wrap-option="wrap" fo:padding="1.99mm" style:vertical-align="top"/>
      <style:map style:condition="cell-content()!=&quot;&quot;" style:apply-style-name="cellule_20_normale" style:base-cell-address="'Village pêcheur taverne seule'.G5"/>
    </style:style>
    <style:style style:name="ce792" style:family="table-cell" style:parent-style-name="Default">
      <style:table-cell-properties fo:wrap-option="wrap" fo:padding="1.99mm" style:vertical-align="top"/>
      <style:map style:condition="cell-content()!=&quot;&quot;" style:apply-style-name="cellule_20_normale" style:base-cell-address="'Village pêcheur taverne seule'.G6"/>
    </style:style>
    <style:style style:name="ce793" style:family="table-cell" style:parent-style-name="Default">
      <style:table-cell-properties fo:wrap-option="wrap" fo:padding="1.99mm" style:vertical-align="top"/>
      <style:map style:condition="cell-content()!=&quot;&quot;" style:apply-style-name="cellule_20_normale" style:base-cell-address="'Village pêcheur taverne seule'.G7"/>
    </style:style>
    <style:style style:name="ce794" style:family="table-cell" style:parent-style-name="Default">
      <style:table-cell-properties fo:wrap-option="wrap" fo:padding="1.99mm" style:vertical-align="top"/>
      <style:map style:condition="cell-content()!=&quot;&quot;" style:apply-style-name="cellule_20_normale" style:base-cell-address="'Village pêcheur taverne seule'.G8"/>
    </style:style>
    <style:style style:name="ce795" style:family="table-cell" style:parent-style-name="Default">
      <style:table-cell-properties fo:wrap-option="wrap" fo:padding="1.99mm" style:vertical-align="top"/>
      <style:map style:condition="cell-content()!=&quot;&quot;" style:apply-style-name="cellule_20_normale" style:base-cell-address="'Village pêcheur taverne seule'.G9"/>
    </style:style>
    <style:style style:name="ce796" style:family="table-cell" style:parent-style-name="Default">
      <style:table-cell-properties fo:wrap-option="wrap" fo:padding="1.99mm" style:vertical-align="top"/>
      <style:map style:condition="cell-content()!=&quot;&quot;" style:apply-style-name="cellule_20_normale" style:base-cell-address="'Village pêcheur taverne seule'.G10"/>
    </style:style>
    <style:style style:name="ce797" style:family="table-cell" style:parent-style-name="Default">
      <style:table-cell-properties fo:wrap-option="wrap" fo:padding="1.99mm" style:vertical-align="top"/>
      <style:map style:condition="cell-content()!=&quot;&quot;" style:apply-style-name="cellule_20_normale" style:base-cell-address="'Village pêcheur taverne seule'.G12"/>
    </style:style>
    <style:style style:name="ce798" style:family="table-cell" style:parent-style-name="Default">
      <style:table-cell-properties fo:wrap-option="wrap" fo:padding="1.99mm" style:vertical-align="top"/>
      <style:map style:condition="cell-content()!=&quot;&quot;" style:apply-style-name="cellule_20_normale" style:base-cell-address="'Village pêcheur taverne seule'.G13"/>
    </style:style>
    <style:style style:name="ce799" style:family="table-cell" style:parent-style-name="Default">
      <style:table-cell-properties fo:wrap-option="wrap" fo:padding="1.99mm" style:vertical-align="top"/>
      <style:map style:condition="cell-content()!=&quot;&quot;" style:apply-style-name="cellule_20_normale" style:base-cell-address="'Village pêcheur taverne seule'.G17"/>
    </style:style>
    <style:style style:name="ce800" style:family="table-cell" style:parent-style-name="Default">
      <style:table-cell-properties fo:wrap-option="wrap" fo:padding="1.99mm" style:vertical-align="top"/>
      <style:map style:condition="cell-content()!=&quot;&quot;" style:apply-style-name="cellule_20_normale" style:base-cell-address="'Village pêcheur taverne seule'.H8"/>
    </style:style>
    <style:style style:name="ce801" style:family="table-cell" style:parent-style-name="Default">
      <style:table-cell-properties fo:wrap-option="wrap" fo:padding="1.99mm" style:vertical-align="top"/>
      <style:map style:condition="cell-content()!=&quot;&quot;" style:apply-style-name="cellule_20_normale" style:base-cell-address="'Village pêcheur taverne seule'.H9"/>
    </style:style>
    <style:style style:name="ce802" style:family="table-cell" style:parent-style-name="Default">
      <style:table-cell-properties fo:wrap-option="wrap" fo:padding="1.99mm" style:vertical-align="top"/>
      <style:map style:condition="cell-content()!=&quot;&quot;" style:apply-style-name="cellule_20_normale" style:base-cell-address="'Village pêcheur taverne seule'.H10"/>
    </style:style>
    <style:style style:name="ce803" style:family="table-cell" style:parent-style-name="Default">
      <style:table-cell-properties fo:wrap-option="wrap" fo:padding="1.99mm" style:vertical-align="top"/>
      <style:map style:condition="cell-content()!=&quot;&quot;" style:apply-style-name="cellule_20_normale" style:base-cell-address="'Village pêcheur taverne seule'.H11"/>
    </style:style>
    <style:style style:name="ce804" style:family="table-cell" style:parent-style-name="Default">
      <style:table-cell-properties fo:wrap-option="wrap" fo:border="0.06pt solid #000000" fo:padding="1.99mm"/>
      <style:map style:condition="cell-content()!=&quot;&quot;" style:apply-style-name="cellule_20_normale" style:base-cell-address="'Village pêcheur taverne seule'.H12"/>
    </style:style>
    <style:style style:name="ce805" style:family="table-cell" style:parent-style-name="Default">
      <style:table-cell-properties fo:wrap-option="wrap" fo:border="0.06pt solid #000000" fo:padding="1.99mm"/>
      <style:map style:condition="cell-content()!=&quot;&quot;" style:apply-style-name="cellule_20_normale" style:base-cell-address="'Village pêcheur taverne seule'.H13"/>
    </style:style>
    <style:style style:name="ce806" style:family="table-cell" style:parent-style-name="Default">
      <style:table-cell-properties fo:wrap-option="wrap" fo:padding="1.99mm" style:vertical-align="top"/>
      <style:map style:condition="cell-content()!=&quot;&quot;" style:apply-style-name="cellule_20_normale" style:base-cell-address="'Village pêcheur taverne seule'.I8"/>
    </style:style>
    <style:style style:name="ce807" style:family="table-cell" style:parent-style-name="Default">
      <style:table-cell-properties fo:wrap-option="wrap" fo:padding="1.99mm" style:vertical-align="top"/>
      <style:map style:condition="cell-content()!=&quot;&quot;" style:apply-style-name="cellule_20_normale" style:base-cell-address="'Village pêcheur taverne seule'.I9"/>
    </style:style>
    <style:style style:name="ce808" style:family="table-cell" style:parent-style-name="Default">
      <style:table-cell-properties fo:wrap-option="wrap" fo:padding="1.99mm" style:vertical-align="top"/>
      <style:map style:condition="cell-content()!=&quot;&quot;" style:apply-style-name="cellule_20_normale" style:base-cell-address="'Village pêcheur taverne seule'.I10"/>
    </style:style>
    <style:style style:name="ce809" style:family="table-cell" style:parent-style-name="Default">
      <style:table-cell-properties fo:wrap-option="wrap" fo:padding="1.99mm" style:vertical-align="top"/>
      <style:map style:condition="cell-content()!=&quot;&quot;" style:apply-style-name="cellule_20_normale" style:base-cell-address="'Village pêcheur taverne seule'.I11"/>
    </style:style>
    <style:style style:name="ce810" style:family="table-cell" style:parent-style-name="Default">
      <style:table-cell-properties fo:wrap-option="wrap" fo:border="0.06pt solid #000000" fo:padding="1.99mm"/>
      <style:map style:condition="cell-content()!=&quot;&quot;" style:apply-style-name="cellule_20_normale" style:base-cell-address="'Village pêcheur taverne seule'.I12"/>
    </style:style>
    <style:style style:name="ce811" style:family="table-cell" style:parent-style-name="Default">
      <style:table-cell-properties fo:wrap-option="wrap" fo:border="0.06pt solid #000000" fo:padding="1.99mm"/>
      <style:map style:condition="cell-content()!=&quot;&quot;" style:apply-style-name="cellule_20_normale" style:base-cell-address="'Village pêcheur taverne seule'.I13"/>
    </style:style>
    <style:style style:name="ce812" style:family="table-cell" style:parent-style-name="Default">
      <style:table-cell-properties fo:wrap-option="wrap" fo:padding="1.99mm" style:vertical-align="top"/>
      <style:map style:condition="cell-content()!=&quot;&quot;" style:apply-style-name="cellule_20_normale" style:base-cell-address="'Village pêcheur taverne seule'.I14"/>
    </style:style>
    <style:style style:name="ce813" style:family="table-cell" style:parent-style-name="Default">
      <style:table-cell-properties fo:wrap-option="wrap" fo:padding="1.99mm" style:vertical-align="top"/>
      <style:map style:condition="cell-content()!=&quot;&quot;" style:apply-style-name="cellule_20_normale" style:base-cell-address="'Village pêcheur taverne seule'.I15"/>
    </style:style>
    <style:style style:name="ce814" style:family="table-cell" style:parent-style-name="Default">
      <style:table-cell-properties fo:wrap-option="wrap" fo:padding="1.99mm" style:vertical-align="top"/>
      <style:map style:condition="cell-content()!=&quot;&quot;" style:apply-style-name="cellule_20_normale" style:base-cell-address="'Village pêcheur taverne seule'.I16"/>
    </style:style>
    <style:style style:name="ce815" style:family="table-cell" style:parent-style-name="Default">
      <style:table-cell-properties fo:wrap-option="wrap" fo:padding="1.99mm" style:vertical-align="top"/>
      <style:map style:condition="cell-content()!=&quot;&quot;" style:apply-style-name="cellule_20_normale" style:base-cell-address="'Village pêcheur taverne seule'.I17"/>
    </style:style>
    <style:style style:name="ce816" style:family="table-cell" style:parent-style-name="Default">
      <style:table-cell-properties fo:wrap-option="wrap" fo:padding="1.99mm" style:vertical-align="top"/>
      <style:map style:condition="cell-content()!=&quot;&quot;" style:apply-style-name="cellule_20_normale" style:base-cell-address="'Village pêcheur avec maçon'.A3"/>
    </style:style>
    <style:style style:name="ce817" style:family="table-cell" style:parent-style-name="Default">
      <style:table-cell-properties fo:wrap-option="wrap" fo:padding="1.99mm" style:vertical-align="top"/>
      <style:map style:condition="cell-content()!=&quot;&quot;" style:apply-style-name="cellule_20_normale" style:base-cell-address="'Village pêcheur avec maçon'.A4"/>
    </style:style>
    <style:style style:name="ce818" style:family="table-cell" style:parent-style-name="Default">
      <style:table-cell-properties fo:wrap-option="wrap" fo:padding="1.99mm" style:vertical-align="top"/>
      <style:map style:condition="cell-content()!=&quot;&quot;" style:apply-style-name="cellule_20_normale" style:base-cell-address="'Village pêcheur avec maçon'.A5"/>
    </style:style>
    <style:style style:name="ce819" style:family="table-cell" style:parent-style-name="Default">
      <style:table-cell-properties fo:wrap-option="wrap" fo:padding="1.99mm" style:vertical-align="top"/>
      <style:map style:condition="cell-content()!=&quot;&quot;" style:apply-style-name="cellule_20_normale" style:base-cell-address="'Village pêcheur avec maçon'.A6"/>
    </style:style>
    <style:style style:name="ce820" style:family="table-cell" style:parent-style-name="Default">
      <style:table-cell-properties fo:wrap-option="wrap" fo:padding="1.99mm" style:vertical-align="top"/>
      <style:map style:condition="cell-content()!=&quot;&quot;" style:apply-style-name="cellule_20_normale" style:base-cell-address="'Village pêcheur avec maçon'.A7"/>
    </style:style>
    <style:style style:name="ce821" style:family="table-cell" style:parent-style-name="Default">
      <style:table-cell-properties fo:wrap-option="wrap" fo:padding="1.99mm" style:vertical-align="top"/>
      <style:map style:condition="cell-content()!=&quot;&quot;" style:apply-style-name="cellule_20_normale" style:base-cell-address="'Village pêcheur avec maçon'.A8"/>
    </style:style>
    <style:style style:name="ce822" style:family="table-cell" style:parent-style-name="Default">
      <style:table-cell-properties fo:wrap-option="wrap" fo:padding="1.99mm" style:vertical-align="top"/>
      <style:map style:condition="cell-content()!=&quot;&quot;" style:apply-style-name="cellule_20_normale" style:base-cell-address="'Village pêcheur avec maçon'.A9"/>
    </style:style>
    <style:style style:name="ce823" style:family="table-cell" style:parent-style-name="Default">
      <style:table-cell-properties fo:wrap-option="wrap" fo:padding="1.99mm" style:vertical-align="top"/>
      <style:map style:condition="cell-content()!=&quot;&quot;" style:apply-style-name="cellule_20_normale" style:base-cell-address="'Village pêcheur avec maçon'.A10"/>
    </style:style>
    <style:style style:name="ce824" style:family="table-cell" style:parent-style-name="Default">
      <style:table-cell-properties fo:wrap-option="wrap" fo:padding="1.99mm" style:vertical-align="top"/>
      <style:map style:condition="cell-content()!=&quot;&quot;" style:apply-style-name="cellule_20_normale" style:base-cell-address="'Village pêcheur avec maçon'.A11"/>
    </style:style>
    <style:style style:name="ce825" style:family="table-cell" style:parent-style-name="Default">
      <style:table-cell-properties fo:wrap-option="wrap" fo:padding="1.99mm" style:vertical-align="top"/>
      <style:map style:condition="cell-content()!=&quot;&quot;" style:apply-style-name="cellule_20_normale" style:base-cell-address="'Village pêcheur avec maçon'.A13"/>
    </style:style>
    <style:style style:name="ce826" style:family="table-cell" style:parent-style-name="Default">
      <style:table-cell-properties fo:wrap-option="wrap" fo:padding="1.99mm" style:vertical-align="top"/>
      <style:map style:condition="cell-content()!=&quot;&quot;" style:apply-style-name="cellule_20_normale" style:base-cell-address="'Village pêcheur avec maçon'.A17"/>
    </style:style>
    <style:style style:name="ce827" style:family="table-cell" style:parent-style-name="Default">
      <style:table-cell-properties fo:wrap-option="wrap" fo:padding="1.99mm" style:vertical-align="top"/>
      <style:map style:condition="cell-content()!=&quot;&quot;" style:apply-style-name="cellule_20_normale" style:base-cell-address="'Village pêcheur avec maçon'.A18"/>
    </style:style>
    <style:style style:name="ce828" style:family="table-cell" style:parent-style-name="Default">
      <style:table-cell-properties fo:wrap-option="wrap" fo:padding="1.99mm" style:vertical-align="top"/>
      <style:map style:condition="cell-content()!=&quot;&quot;" style:apply-style-name="cellule_20_normale" style:base-cell-address="'Village pêcheur avec maçon'.A19"/>
    </style:style>
    <style:style style:name="ce829" style:family="table-cell" style:parent-style-name="Default">
      <style:table-cell-properties fo:wrap-option="wrap" fo:padding="1.99mm" style:vertical-align="top"/>
      <style:map style:condition="cell-content()!=&quot;&quot;" style:apply-style-name="cellule_20_normale" style:base-cell-address="'Village pêcheur avec maçon'.A20"/>
    </style:style>
    <style:style style:name="ce830" style:family="table-cell" style:parent-style-name="Default">
      <style:table-cell-properties fo:wrap-option="wrap" fo:padding="1.99mm" style:vertical-align="top"/>
      <style:map style:condition="cell-content()!=&quot;&quot;" style:apply-style-name="cellule_20_normale" style:base-cell-address="'Village pêcheur avec maçon'.A21"/>
    </style:style>
    <style:style style:name="ce831" style:family="table-cell" style:parent-style-name="Default">
      <style:table-cell-properties fo:wrap-option="wrap" fo:padding="1.99mm" style:vertical-align="top"/>
      <style:map style:condition="cell-content()!=&quot;&quot;" style:apply-style-name="cellule_20_normale" style:base-cell-address="'Village pêcheur avec maçon'.A22"/>
    </style:style>
    <style:style style:name="ce832" style:family="table-cell" style:parent-style-name="Default">
      <style:table-cell-properties fo:wrap-option="wrap" fo:padding="1.99mm" style:vertical-align="top"/>
      <style:map style:condition="cell-content()!=&quot;&quot;" style:apply-style-name="cellule_20_normale" style:base-cell-address="'Village pêcheur avec maçon'.A23"/>
    </style:style>
    <style:style style:name="ce833" style:family="table-cell" style:parent-style-name="Default">
      <style:table-cell-properties fo:wrap-option="wrap" fo:border="0.06pt solid #000000" fo:padding="1.99mm"/>
      <style:map style:condition="cell-content()!=&quot;&quot;" style:apply-style-name="cellule_20_normale" style:base-cell-address="'Village pêcheur avec maçon'.A24"/>
    </style:style>
    <style:style style:name="ce834" style:family="table-cell" style:parent-style-name="Default">
      <style:table-cell-properties fo:wrap-option="wrap" fo:border="0.06pt solid #000000" fo:padding="1.99mm"/>
      <style:map style:condition="cell-content()!=&quot;&quot;" style:apply-style-name="cellule_20_normale" style:base-cell-address="'Village pêcheur avec maçon'.A25"/>
    </style:style>
    <style:style style:name="ce835" style:family="table-cell" style:parent-style-name="Default">
      <style:table-cell-properties fo:wrap-option="wrap" fo:border="0.06pt solid #000000" fo:padding="1.99mm"/>
      <style:map style:condition="cell-content()!=&quot;&quot;" style:apply-style-name="cellule_20_normale" style:base-cell-address="'Village pêcheur avec maçon'.A26"/>
    </style:style>
    <style:style style:name="ce836" style:family="table-cell" style:parent-style-name="Default">
      <style:table-cell-properties fo:wrap-option="wrap" fo:border="0.06pt solid #000000" fo:padding="1.99mm"/>
      <style:map style:condition="cell-content()!=&quot;&quot;" style:apply-style-name="cellule_20_normale" style:base-cell-address="'Village pêcheur avec maçon'.A27"/>
    </style:style>
    <style:style style:name="ce837" style:family="table-cell" style:parent-style-name="Default">
      <style:table-cell-properties fo:wrap-option="wrap" fo:border="0.06pt solid #000000" fo:padding="1.99mm"/>
      <style:map style:condition="cell-content()!=&quot;&quot;" style:apply-style-name="cellule_20_normale" style:base-cell-address="'Village pêcheur avec maçon'.A28"/>
    </style:style>
    <style:style style:name="ce838" style:family="table-cell" style:parent-style-name="Default">
      <style:table-cell-properties fo:wrap-option="wrap" fo:border="0.06pt solid #000000" fo:padding="1.99mm"/>
      <style:map style:condition="cell-content()!=&quot;&quot;" style:apply-style-name="cellule_20_normale" style:base-cell-address="'Village pêcheur avec maçon'.A29"/>
    </style:style>
    <style:style style:name="ce839" style:family="table-cell" style:parent-style-name="Default">
      <style:table-cell-properties fo:wrap-option="wrap" fo:border="0.06pt solid #000000" fo:padding="1.99mm"/>
      <style:map style:condition="cell-content()!=&quot;&quot;" style:apply-style-name="cellule_20_normale" style:base-cell-address="'Village pêcheur avec maçon'.A30"/>
    </style:style>
    <style:style style:name="ce840" style:family="table-cell" style:parent-style-name="Default">
      <style:table-cell-properties fo:wrap-option="wrap" fo:border="0.06pt solid #000000" fo:padding="1.99mm"/>
      <style:map style:condition="cell-content()!=&quot;&quot;" style:apply-style-name="cellule_20_normale" style:base-cell-address="'Village pêcheur avec maçon'.A31"/>
    </style:style>
    <style:style style:name="ce841" style:family="table-cell" style:parent-style-name="Default">
      <style:table-cell-properties fo:wrap-option="wrap" fo:border="0.06pt solid #000000" fo:padding="1.99mm"/>
      <style:map style:condition="cell-content()!=&quot;&quot;" style:apply-style-name="cellule_20_normale" style:base-cell-address="'Village pêcheur avec maçon'.A32"/>
    </style:style>
    <style:style style:name="ce842" style:family="table-cell" style:parent-style-name="Default">
      <style:table-cell-properties fo:wrap-option="wrap" fo:border="0.06pt solid #000000" fo:padding="1.99mm"/>
      <style:map style:condition="cell-content()!=&quot;&quot;" style:apply-style-name="cellule_20_normale" style:base-cell-address="'Village pêcheur avec maçon'.A33"/>
    </style:style>
    <style:style style:name="ce843" style:family="table-cell" style:parent-style-name="Default">
      <style:table-cell-properties fo:wrap-option="wrap" fo:border="0.06pt solid #000000" fo:padding="1.99mm"/>
      <style:map style:condition="cell-content()!=&quot;&quot;" style:apply-style-name="cellule_20_normale" style:base-cell-address="'Village pêcheur avec maçon'.A34"/>
    </style:style>
    <style:style style:name="ce844" style:family="table-cell" style:parent-style-name="Default">
      <style:table-cell-properties fo:wrap-option="wrap" fo:border="0.06pt solid #000000" fo:padding="1.99mm"/>
      <style:map style:condition="cell-content()!=&quot;&quot;" style:apply-style-name="cellule_20_normale" style:base-cell-address="'Village pêcheur avec maçon'.A35"/>
    </style:style>
    <style:style style:name="ce845" style:family="table-cell" style:parent-style-name="Default">
      <style:table-cell-properties fo:wrap-option="wrap" fo:border="0.06pt solid #000000" fo:padding="1.99mm"/>
      <style:map style:condition="cell-content()!=&quot;&quot;" style:apply-style-name="cellule_20_normale" style:base-cell-address="'Village pêcheur avec maçon'.A36"/>
    </style:style>
    <style:style style:name="ce846" style:family="table-cell" style:parent-style-name="Default">
      <style:table-cell-properties fo:wrap-option="wrap" fo:border="0.06pt solid #000000" fo:padding="1.99mm"/>
      <style:map style:condition="cell-content()!=&quot;&quot;" style:apply-style-name="cellule_20_normale" style:base-cell-address="'Village pêcheur avec maçon'.A37"/>
    </style:style>
    <style:style style:name="ce847" style:family="table-cell" style:parent-style-name="Default">
      <style:table-cell-properties fo:wrap-option="wrap" fo:border="0.06pt solid #000000" fo:padding="1.99mm"/>
      <style:map style:condition="cell-content()!=&quot;&quot;" style:apply-style-name="cellule_20_normale" style:base-cell-address="'Village pêcheur avec maçon'.A38"/>
    </style:style>
    <style:style style:name="ce848" style:family="table-cell" style:parent-style-name="Default">
      <style:table-cell-properties fo:wrap-option="wrap" fo:border="0.06pt solid #000000" fo:padding="1.99mm"/>
      <style:map style:condition="cell-content()!=&quot;&quot;" style:apply-style-name="cellule_20_normale" style:base-cell-address="'Village pêcheur avec maçon'.A39"/>
    </style:style>
    <style:style style:name="ce849" style:family="table-cell" style:parent-style-name="Default">
      <style:table-cell-properties fo:wrap-option="wrap" fo:border="0.06pt solid #000000" fo:padding="1.99mm"/>
      <style:map style:condition="cell-content()!=&quot;&quot;" style:apply-style-name="cellule_20_normale" style:base-cell-address="'Village pêcheur avec maçon'.A40"/>
    </style:style>
    <style:style style:name="ce850" style:family="table-cell" style:parent-style-name="Default">
      <style:table-cell-properties fo:wrap-option="wrap" fo:padding="1.99mm" style:vertical-align="top"/>
      <style:map style:condition="cell-content()!=&quot;&quot;" style:apply-style-name="cellule_20_normale" style:base-cell-address="'Village pêcheur avec maçon'.A43"/>
    </style:style>
    <style:style style:name="ce851" style:family="table-cell" style:parent-style-name="Default">
      <style:table-cell-properties fo:wrap-option="wrap" fo:padding="1.99mm" style:vertical-align="top"/>
      <style:map style:condition="cell-content()!=&quot;&quot;" style:apply-style-name="cellule_20_normale" style:base-cell-address="'Village pêcheur avec maçon'.A44"/>
    </style:style>
    <style:style style:name="ce852" style:family="table-cell" style:parent-style-name="Default">
      <style:table-cell-properties fo:wrap-option="wrap" fo:padding="1.99mm" style:vertical-align="top"/>
      <style:map style:condition="cell-content()!=&quot;&quot;" style:apply-style-name="cellule_20_normale" style:base-cell-address="'Village pêcheur avec maçon'.A45"/>
    </style:style>
    <style:style style:name="ce853" style:family="table-cell" style:parent-style-name="Default">
      <style:table-cell-properties fo:wrap-option="wrap" fo:padding="1.99mm" style:vertical-align="top"/>
      <style:map style:condition="cell-content()!=&quot;&quot;" style:apply-style-name="cellule_20_normale" style:base-cell-address="'Village pêcheur avec maçon'.A46"/>
    </style:style>
    <style:style style:name="ce854" style:family="table-cell" style:parent-style-name="Default">
      <style:table-cell-properties fo:wrap-option="wrap" fo:padding="1.99mm" style:vertical-align="top"/>
      <style:map style:condition="cell-content()!=&quot;&quot;" style:apply-style-name="cellule_20_normale" style:base-cell-address="'Village pêcheur avec maçon'.A47"/>
    </style:style>
    <style:style style:name="ce855" style:family="table-cell" style:parent-style-name="Default">
      <style:table-cell-properties fo:wrap-option="wrap" fo:padding="1.99mm" style:vertical-align="top"/>
      <style:map style:condition="cell-content()!=&quot;&quot;" style:apply-style-name="cellule_20_normale" style:base-cell-address="'Village pêcheur avec maçon'.A48"/>
    </style:style>
    <style:style style:name="ce856" style:family="table-cell" style:parent-style-name="Default">
      <style:table-cell-properties fo:wrap-option="wrap" fo:padding="1.99mm" style:vertical-align="top"/>
      <style:map style:condition="cell-content()!=&quot;&quot;" style:apply-style-name="cellule_20_normale" style:base-cell-address="'Village pêcheur avec maçon'.A49"/>
    </style:style>
    <style:style style:name="ce857" style:family="table-cell" style:parent-style-name="Default">
      <style:table-cell-properties fo:wrap-option="wrap" fo:padding="1.99mm" style:vertical-align="top"/>
      <style:map style:condition="cell-content()!=&quot;&quot;" style:apply-style-name="cellule_20_normale" style:base-cell-address="'Village pêcheur avec maçon'.A50"/>
    </style:style>
    <style:style style:name="ce858" style:family="table-cell" style:parent-style-name="Default">
      <style:table-cell-properties fo:wrap-option="wrap" fo:padding="1.99mm" style:vertical-align="top"/>
      <style:map style:condition="cell-content()!=&quot;&quot;" style:apply-style-name="cellule_20_normale" style:base-cell-address="'Village pêcheur avec maçon'.A51"/>
    </style:style>
    <style:style style:name="ce859" style:family="table-cell" style:parent-style-name="Default">
      <style:table-cell-properties fo:wrap-option="wrap" fo:padding="1.99mm" style:vertical-align="top"/>
      <style:map style:condition="cell-content()!=&quot;&quot;" style:apply-style-name="cellule_20_normale" style:base-cell-address="'Village pêcheur avec maçon'.A52"/>
    </style:style>
    <style:style style:name="ce860" style:family="table-cell" style:parent-style-name="Default">
      <style:table-cell-properties fo:wrap-option="wrap" fo:padding="1.99mm" style:vertical-align="top"/>
      <style:map style:condition="cell-content()!=&quot;&quot;" style:apply-style-name="cellule_20_normale" style:base-cell-address="'Village pêcheur avec maçon'.A53"/>
    </style:style>
    <style:style style:name="ce861" style:family="table-cell" style:parent-style-name="Default">
      <style:table-cell-properties fo:wrap-option="wrap" fo:padding="1.99mm" style:vertical-align="top"/>
      <style:map style:condition="cell-content()!=&quot;&quot;" style:apply-style-name="cellule_20_normale" style:base-cell-address="'Village pêcheur avec maçon'.A54"/>
    </style:style>
    <style:style style:name="ce862" style:family="table-cell" style:parent-style-name="Default">
      <style:table-cell-properties fo:wrap-option="wrap" fo:padding="1.99mm" style:vertical-align="top"/>
      <style:map style:condition="cell-content()!=&quot;&quot;" style:apply-style-name="cellule_20_normale" style:base-cell-address="'Village pêcheur avec maçon'.A55"/>
    </style:style>
    <style:style style:name="ce863" style:family="table-cell" style:parent-style-name="Default">
      <style:table-cell-properties fo:wrap-option="wrap" fo:padding="1.99mm" style:vertical-align="top"/>
      <style:map style:condition="cell-content()!=&quot;&quot;" style:apply-style-name="cellule_20_normale" style:base-cell-address="'Village pêcheur avec maçon'.A56"/>
    </style:style>
    <style:style style:name="ce864" style:family="table-cell" style:parent-style-name="Default">
      <style:table-cell-properties fo:wrap-option="wrap" fo:padding="1.99mm" style:vertical-align="top"/>
      <style:map style:condition="cell-content()!=&quot;&quot;" style:apply-style-name="cellule_20_normale" style:base-cell-address="'Village pêcheur avec maçon'.A57"/>
    </style:style>
    <style:style style:name="ce865" style:family="table-cell" style:parent-style-name="Default">
      <style:table-cell-properties fo:wrap-option="wrap" fo:padding="1.99mm" style:vertical-align="top"/>
      <style:map style:condition="cell-content()!=&quot;&quot;" style:apply-style-name="cellule_20_normale" style:base-cell-address="'Village pêcheur avec maçon'.A58"/>
    </style:style>
    <style:style style:name="ce866" style:family="table-cell" style:parent-style-name="Default">
      <style:table-cell-properties fo:wrap-option="wrap" fo:padding="1.99mm" style:vertical-align="top"/>
      <style:map style:condition="cell-content()!=&quot;&quot;" style:apply-style-name="cellule_20_normale" style:base-cell-address="'Village pêcheur avec maçon'.A59"/>
    </style:style>
    <style:style style:name="ce867" style:family="table-cell" style:parent-style-name="Default">
      <style:table-cell-properties fo:wrap-option="wrap" fo:padding="1.99mm" style:vertical-align="top"/>
      <style:map style:condition="cell-content()!=&quot;&quot;" style:apply-style-name="cellule_20_normale" style:base-cell-address="'Village pêcheur avec maçon'.A60"/>
    </style:style>
    <style:style style:name="ce868" style:family="table-cell" style:parent-style-name="Default">
      <style:table-cell-properties fo:wrap-option="wrap" fo:padding="1.99mm" style:vertical-align="top"/>
      <style:map style:condition="cell-content()!=&quot;&quot;" style:apply-style-name="cellule_20_normale" style:base-cell-address="'Village pêcheur avec maçon'.A61"/>
    </style:style>
    <style:style style:name="ce869" style:family="table-cell" style:parent-style-name="Default">
      <style:table-cell-properties fo:wrap-option="wrap" fo:padding="1.99mm" style:vertical-align="top"/>
      <style:map style:condition="cell-content()!=&quot;&quot;" style:apply-style-name="cellule_20_normale" style:base-cell-address="'Village pêcheur avec maçon'.A62"/>
    </style:style>
    <style:style style:name="ce870" style:family="table-cell" style:parent-style-name="Default">
      <style:table-cell-properties fo:wrap-option="wrap" fo:padding="1.99mm" style:vertical-align="top"/>
      <style:map style:condition="cell-content()!=&quot;&quot;" style:apply-style-name="cellule_20_normale" style:base-cell-address="'Village pêcheur avec maçon'.A63"/>
    </style:style>
    <style:style style:name="ce871" style:family="table-cell" style:parent-style-name="Default">
      <style:table-cell-properties fo:wrap-option="wrap" fo:padding="1.99mm" style:vertical-align="top"/>
      <style:map style:condition="cell-content()!=&quot;&quot;" style:apply-style-name="cellule_20_normale" style:base-cell-address="'Village pêcheur avec maçon'.A64"/>
    </style:style>
    <style:style style:name="ce872" style:family="table-cell" style:parent-style-name="Default">
      <style:table-cell-properties fo:wrap-option="wrap" fo:padding="1.99mm" style:vertical-align="top"/>
      <style:map style:condition="cell-content()!=&quot;&quot;" style:apply-style-name="cellule_20_normale" style:base-cell-address="'Village pêcheur avec maçon'.A65"/>
    </style:style>
    <style:style style:name="ce873" style:family="table-cell" style:parent-style-name="Default">
      <style:table-cell-properties fo:wrap-option="wrap" fo:padding="1.99mm" style:vertical-align="top"/>
      <style:map style:condition="cell-content()!=&quot;&quot;" style:apply-style-name="cellule_20_normale" style:base-cell-address="'Village pêcheur avec maçon'.A66"/>
    </style:style>
    <style:style style:name="ce874" style:family="table-cell" style:parent-style-name="Default">
      <style:table-cell-properties fo:wrap-option="wrap" fo:padding="1.99mm" style:vertical-align="top"/>
      <style:map style:condition="cell-content()!=&quot;&quot;" style:apply-style-name="cellule_20_normale" style:base-cell-address="'Village pêcheur avec maçon'.A67"/>
    </style:style>
    <style:style style:name="ce875" style:family="table-cell" style:parent-style-name="Default">
      <style:table-cell-properties fo:wrap-option="wrap" fo:padding="1.99mm" style:vertical-align="top"/>
      <style:map style:condition="cell-content()!=&quot;&quot;" style:apply-style-name="cellule_20_normale" style:base-cell-address="'Village pêcheur avec maçon'.A68"/>
    </style:style>
    <style:style style:name="ce876" style:family="table-cell" style:parent-style-name="Default">
      <style:table-cell-properties fo:wrap-option="wrap" fo:padding="1.99mm" style:vertical-align="top"/>
      <style:map style:condition="cell-content()!=&quot;&quot;" style:apply-style-name="cellule_20_normale" style:base-cell-address="'Village pêcheur avec maçon'.A69"/>
    </style:style>
    <style:style style:name="ce877" style:family="table-cell" style:parent-style-name="Default">
      <style:table-cell-properties fo:wrap-option="wrap" fo:padding="1.99mm" style:vertical-align="top"/>
      <style:map style:condition="cell-content()!=&quot;&quot;" style:apply-style-name="cellule_20_normale" style:base-cell-address="'Village pêcheur avec maçon'.A70"/>
    </style:style>
    <style:style style:name="ce878" style:family="table-cell" style:parent-style-name="Default">
      <style:table-cell-properties fo:wrap-option="wrap" fo:padding="1.99mm" style:vertical-align="top"/>
      <style:map style:condition="cell-content()!=&quot;&quot;" style:apply-style-name="cellule_20_normale" style:base-cell-address="'Village pêcheur avec maçon'.A71"/>
    </style:style>
    <style:style style:name="ce879" style:family="table-cell" style:parent-style-name="Default">
      <style:table-cell-properties fo:wrap-option="wrap" fo:padding="1.99mm" style:vertical-align="top"/>
      <style:map style:condition="cell-content()!=&quot;&quot;" style:apply-style-name="cellule_20_normale" style:base-cell-address="'Village pêcheur avec maçon'.A72"/>
    </style:style>
    <style:style style:name="ce880" style:family="table-cell" style:parent-style-name="Default">
      <style:table-cell-properties fo:wrap-option="wrap" fo:padding="1.99mm" style:vertical-align="top"/>
      <style:map style:condition="cell-content()!=&quot;&quot;" style:apply-style-name="cellule_20_normale" style:base-cell-address="'Village pêcheur avec maçon'.A73"/>
    </style:style>
    <style:style style:name="ce881" style:family="table-cell" style:parent-style-name="Default">
      <style:table-cell-properties fo:wrap-option="wrap" fo:padding="1.99mm" style:vertical-align="top"/>
      <style:map style:condition="cell-content()!=&quot;&quot;" style:apply-style-name="cellule_20_normale" style:base-cell-address="'Village pêcheur avec maçon'.A74"/>
    </style:style>
    <style:style style:name="ce882" style:family="table-cell" style:parent-style-name="Default">
      <style:table-cell-properties fo:wrap-option="wrap" fo:padding="1.99mm" style:vertical-align="top"/>
      <style:map style:condition="cell-content()!=&quot;&quot;" style:apply-style-name="cellule_20_normale" style:base-cell-address="'Village pêcheur avec maçon'.A75"/>
    </style:style>
    <style:style style:name="ce883" style:family="table-cell" style:parent-style-name="Default">
      <style:table-cell-properties fo:wrap-option="wrap" fo:padding="1.99mm" style:vertical-align="top"/>
      <style:map style:condition="cell-content()!=&quot;&quot;" style:apply-style-name="cellule_20_normale" style:base-cell-address="'Village pêcheur avec maçon'.A76"/>
    </style:style>
    <style:style style:name="ce884" style:family="table-cell" style:parent-style-name="Default">
      <style:table-cell-properties fo:wrap-option="wrap" fo:padding="1.99mm" style:vertical-align="top"/>
      <style:map style:condition="cell-content()!=&quot;&quot;" style:apply-style-name="cellule_20_normale" style:base-cell-address="'Village pêcheur avec maçon'.A77"/>
    </style:style>
    <style:style style:name="ce885" style:family="table-cell" style:parent-style-name="Default">
      <style:table-cell-properties fo:wrap-option="wrap" fo:padding="1.99mm" style:vertical-align="top"/>
      <style:map style:condition="cell-content()!=&quot;&quot;" style:apply-style-name="cellule_20_normale" style:base-cell-address="'Village pêcheur avec maçon'.A78"/>
    </style:style>
    <style:style style:name="ce886" style:family="table-cell" style:parent-style-name="Default">
      <style:table-cell-properties fo:wrap-option="wrap" fo:padding="1.99mm" style:vertical-align="top"/>
      <style:map style:condition="cell-content()!=&quot;&quot;" style:apply-style-name="cellule_20_normale" style:base-cell-address="'Village pêcheur avec maçon'.A79"/>
    </style:style>
    <style:style style:name="ce887" style:family="table-cell" style:parent-style-name="Default">
      <style:table-cell-properties fo:wrap-option="wrap" fo:padding="1.99mm" style:vertical-align="top"/>
      <style:map style:condition="cell-content()!=&quot;&quot;" style:apply-style-name="cellule_20_normale" style:base-cell-address="'Village pêcheur avec maçon'.A80"/>
    </style:style>
    <style:style style:name="ce888" style:family="table-cell" style:parent-style-name="Default">
      <style:table-cell-properties fo:wrap-option="wrap" fo:padding="1.99mm" style:vertical-align="top"/>
      <style:map style:condition="cell-content()!=&quot;&quot;" style:apply-style-name="cellule_20_normale" style:base-cell-address="'Village pêcheur avec maçon'.A81"/>
    </style:style>
    <style:style style:name="ce889" style:family="table-cell" style:parent-style-name="Default">
      <style:table-cell-properties fo:wrap-option="wrap" fo:padding="1.99mm" style:vertical-align="top"/>
      <style:map style:condition="cell-content()!=&quot;&quot;" style:apply-style-name="cellule_20_normale" style:base-cell-address="'Village pêcheur avec maçon'.A82"/>
    </style:style>
    <style:style style:name="ce890" style:family="table-cell" style:parent-style-name="Default">
      <style:table-cell-properties fo:wrap-option="wrap" fo:padding="1.99mm" style:vertical-align="top"/>
      <style:map style:condition="cell-content()!=&quot;&quot;" style:apply-style-name="cellule_20_normale" style:base-cell-address="'Village pêcheur avec maçon'.A83"/>
    </style:style>
    <style:style style:name="ce891" style:family="table-cell" style:parent-style-name="Default">
      <style:table-cell-properties fo:wrap-option="wrap" fo:padding="1.99mm" style:vertical-align="top"/>
      <style:map style:condition="cell-content()!=&quot;&quot;" style:apply-style-name="cellule_20_normale" style:base-cell-address="'Village pêcheur avec maçon'.A84"/>
    </style:style>
    <style:style style:name="ce892" style:family="table-cell" style:parent-style-name="Default">
      <style:table-cell-properties fo:wrap-option="wrap" fo:padding="1.99mm" style:vertical-align="top"/>
      <style:map style:condition="cell-content()!=&quot;&quot;" style:apply-style-name="cellule_20_normale" style:base-cell-address="'Village pêcheur avec maçon'.A85"/>
    </style:style>
    <style:style style:name="ce893" style:family="table-cell" style:parent-style-name="Default">
      <style:table-cell-properties fo:wrap-option="wrap" fo:padding="1.99mm" style:vertical-align="top"/>
      <style:map style:condition="cell-content()!=&quot;&quot;" style:apply-style-name="cellule_20_normale" style:base-cell-address="'Village pêcheur avec maçon'.A86"/>
    </style:style>
    <style:style style:name="ce894" style:family="table-cell" style:parent-style-name="Default">
      <style:table-cell-properties fo:wrap-option="wrap" fo:padding="1.99mm" style:vertical-align="top"/>
      <style:map style:condition="cell-content()!=&quot;&quot;" style:apply-style-name="cellule_20_normale" style:base-cell-address="'Village pêcheur avec maçon'.A87"/>
    </style:style>
    <style:style style:name="ce895" style:family="table-cell" style:parent-style-name="Default">
      <style:table-cell-properties fo:wrap-option="wrap" fo:padding="1.99mm" style:vertical-align="top"/>
      <style:map style:condition="cell-content()!=&quot;&quot;" style:apply-style-name="cellule_20_normale" style:base-cell-address="'Village pêcheur avec maçon'.A88"/>
    </style:style>
    <style:style style:name="ce896" style:family="table-cell" style:parent-style-name="Default">
      <style:table-cell-properties fo:wrap-option="wrap" fo:padding="1.99mm" style:vertical-align="top"/>
      <style:map style:condition="cell-content()!=&quot;&quot;" style:apply-style-name="cellule_20_normale" style:base-cell-address="'Village pêcheur avec maçon'.A89"/>
    </style:style>
    <style:style style:name="ce897" style:family="table-cell" style:parent-style-name="Default">
      <style:table-cell-properties fo:wrap-option="wrap" fo:padding="1.99mm" style:vertical-align="top"/>
      <style:map style:condition="cell-content()!=&quot;&quot;" style:apply-style-name="cellule_20_normale" style:base-cell-address="'Village pêcheur avec maçon'.A90"/>
    </style:style>
    <style:style style:name="ce898" style:family="table-cell" style:parent-style-name="Default">
      <style:table-cell-properties fo:wrap-option="wrap" fo:padding="1.99mm" style:vertical-align="top"/>
      <style:map style:condition="cell-content()!=&quot;&quot;" style:apply-style-name="cellule_20_normale" style:base-cell-address="'Village pêcheur avec maçon'.A91"/>
    </style:style>
    <style:style style:name="ce899" style:family="table-cell" style:parent-style-name="Default">
      <style:table-cell-properties fo:wrap-option="wrap" fo:padding="1.99mm" style:vertical-align="top"/>
      <style:map style:condition="cell-content()!=&quot;&quot;" style:apply-style-name="cellule_20_normale" style:base-cell-address="'Village pêcheur avec maçon'.A92"/>
    </style:style>
    <style:style style:name="ce900" style:family="table-cell" style:parent-style-name="Default">
      <style:table-cell-properties fo:wrap-option="wrap" fo:padding="1.99mm" style:vertical-align="top"/>
      <style:map style:condition="cell-content()!=&quot;&quot;" style:apply-style-name="cellule_20_normale" style:base-cell-address="'Village pêcheur avec maçon'.A93"/>
    </style:style>
    <style:style style:name="ce901" style:family="table-cell" style:parent-style-name="Default">
      <style:table-cell-properties fo:wrap-option="wrap" fo:padding="1.99mm" style:vertical-align="top"/>
      <style:map style:condition="cell-content()!=&quot;&quot;" style:apply-style-name="cellule_20_normale" style:base-cell-address="'Village pêcheur avec maçon'.A94"/>
    </style:style>
    <style:style style:name="ce902" style:family="table-cell" style:parent-style-name="Default">
      <style:table-cell-properties fo:wrap-option="wrap" fo:padding="1.99mm" style:vertical-align="top"/>
      <style:map style:condition="cell-content()!=&quot;&quot;" style:apply-style-name="cellule_20_normale" style:base-cell-address="'Village pêcheur avec maçon'.A95"/>
    </style:style>
    <style:style style:name="ce903" style:family="table-cell" style:parent-style-name="Default">
      <style:table-cell-properties fo:wrap-option="wrap" fo:padding="1.99mm" style:vertical-align="top"/>
      <style:map style:condition="cell-content()!=&quot;&quot;" style:apply-style-name="cellule_20_normale" style:base-cell-address="'Village pêcheur avec maçon'.A96"/>
    </style:style>
    <style:style style:name="ce904" style:family="table-cell" style:parent-style-name="Default">
      <style:table-cell-properties fo:wrap-option="wrap" fo:padding="1.99mm" style:vertical-align="top"/>
      <style:map style:condition="cell-content()!=&quot;&quot;" style:apply-style-name="cellule_20_normale" style:base-cell-address="'Village pêcheur avec maçon'.A97"/>
    </style:style>
    <style:style style:name="ce905" style:family="table-cell" style:parent-style-name="Default">
      <style:table-cell-properties fo:wrap-option="wrap" fo:padding="1.99mm" style:vertical-align="top"/>
      <style:map style:condition="cell-content()!=&quot;&quot;" style:apply-style-name="cellule_20_normale" style:base-cell-address="'Village pêcheur avec maçon'.A98"/>
    </style:style>
    <style:style style:name="ce906" style:family="table-cell" style:parent-style-name="Default">
      <style:table-cell-properties fo:wrap-option="wrap" fo:padding="1.99mm" style:vertical-align="top"/>
      <style:map style:condition="cell-content()!=&quot;&quot;" style:apply-style-name="cellule_20_normale" style:base-cell-address="'Village pêcheur avec maçon'.A99"/>
    </style:style>
    <style:style style:name="ce907" style:family="table-cell" style:parent-style-name="Default">
      <style:table-cell-properties fo:wrap-option="wrap" fo:padding="1.99mm" style:vertical-align="top"/>
      <style:map style:condition="cell-content()!=&quot;&quot;" style:apply-style-name="cellule_20_normale" style:base-cell-address="'Village pêcheur avec maçon'.A100"/>
    </style:style>
    <style:style style:name="ce908" style:family="table-cell" style:parent-style-name="Default">
      <style:table-cell-properties fo:wrap-option="wrap" fo:padding="1.99mm" style:vertical-align="top"/>
      <style:map style:condition="cell-content()!=&quot;&quot;" style:apply-style-name="cellule_20_normale" style:base-cell-address="'Village pêcheur avec maçon'.A101"/>
    </style:style>
    <style:style style:name="ce909" style:family="table-cell" style:parent-style-name="Default">
      <style:table-cell-properties fo:wrap-option="wrap" fo:padding="1.99mm" style:vertical-align="top"/>
      <style:map style:condition="cell-content()!=&quot;&quot;" style:apply-style-name="cellule_20_normale" style:base-cell-address="'Village pêcheur avec maçon'.A102"/>
    </style:style>
    <style:style style:name="ce910" style:family="table-cell" style:parent-style-name="Default">
      <style:table-cell-properties fo:wrap-option="wrap" fo:padding="1.99mm" style:vertical-align="top"/>
      <style:map style:condition="cell-content()!=&quot;&quot;" style:apply-style-name="cellule_20_normale" style:base-cell-address="'Village pêcheur avec maçon'.A103"/>
    </style:style>
    <style:style style:name="ce911" style:family="table-cell" style:parent-style-name="Default">
      <style:table-cell-properties fo:wrap-option="wrap" fo:padding="1.99mm" style:vertical-align="top"/>
      <style:map style:condition="cell-content()!=&quot;&quot;" style:apply-style-name="cellule_20_normale" style:base-cell-address="'Village pêcheur avec maçon'.A104"/>
    </style:style>
    <style:style style:name="ce912" style:family="table-cell" style:parent-style-name="Default">
      <style:table-cell-properties fo:wrap-option="wrap" fo:padding="1.99mm" style:vertical-align="top"/>
      <style:map style:condition="cell-content()!=&quot;&quot;" style:apply-style-name="cellule_20_normale" style:base-cell-address="'Village pêcheur avec maçon'.A105"/>
    </style:style>
    <style:style style:name="ce913" style:family="table-cell" style:parent-style-name="Default">
      <style:table-cell-properties fo:wrap-option="wrap" fo:padding="1.99mm" style:vertical-align="top"/>
      <style:map style:condition="cell-content()!=&quot;&quot;" style:apply-style-name="cellule_20_normale" style:base-cell-address="'Village pêcheur avec maçon'.A106"/>
    </style:style>
    <style:style style:name="ce914" style:family="table-cell" style:parent-style-name="Default">
      <style:table-cell-properties fo:wrap-option="wrap" fo:padding="1.99mm" style:vertical-align="top"/>
      <style:map style:condition="cell-content()!=&quot;&quot;" style:apply-style-name="cellule_20_normale" style:base-cell-address="'Village pêcheur avec maçon'.A107"/>
    </style:style>
    <style:style style:name="ce915" style:family="table-cell" style:parent-style-name="Default">
      <style:table-cell-properties fo:wrap-option="wrap" fo:padding="1.99mm" style:vertical-align="top"/>
      <style:map style:condition="cell-content()!=&quot;&quot;" style:apply-style-name="cellule_20_normale" style:base-cell-address="'Village pêcheur avec maçon'.A108"/>
    </style:style>
    <style:style style:name="ce916" style:family="table-cell" style:parent-style-name="Default">
      <style:table-cell-properties fo:wrap-option="wrap" fo:padding="1.99mm" style:vertical-align="top"/>
      <style:map style:condition="cell-content()!=&quot;&quot;" style:apply-style-name="cellule_20_normale" style:base-cell-address="'Village pêcheur avec maçon'.A109"/>
    </style:style>
    <style:style style:name="ce917" style:family="table-cell" style:parent-style-name="Default">
      <style:table-cell-properties fo:wrap-option="wrap" fo:padding="1.99mm" style:vertical-align="top"/>
      <style:map style:condition="cell-content()!=&quot;&quot;" style:apply-style-name="cellule_20_normale" style:base-cell-address="'Village pêcheur avec maçon'.A110"/>
    </style:style>
    <style:style style:name="ce918" style:family="table-cell" style:parent-style-name="Default">
      <style:table-cell-properties fo:wrap-option="wrap" fo:padding="1.99mm" style:vertical-align="top"/>
      <style:map style:condition="cell-content()!=&quot;&quot;" style:apply-style-name="cellule_20_normale" style:base-cell-address="'Village pêcheur avec maçon'.A111"/>
    </style:style>
    <style:style style:name="ce919" style:family="table-cell" style:parent-style-name="Default">
      <style:table-cell-properties fo:wrap-option="wrap" fo:padding="1.99mm" style:vertical-align="top"/>
      <style:map style:condition="cell-content()!=&quot;&quot;" style:apply-style-name="cellule_20_normale" style:base-cell-address="'Village pêcheur avec maçon'.A112"/>
    </style:style>
    <style:style style:name="ce920" style:family="table-cell" style:parent-style-name="Default">
      <style:table-cell-properties fo:wrap-option="wrap" fo:padding="1.99mm" style:vertical-align="top"/>
      <style:map style:condition="cell-content()!=&quot;&quot;" style:apply-style-name="cellule_20_normale" style:base-cell-address="'Village pêcheur avec maçon'.A113"/>
    </style:style>
    <style:style style:name="ce921" style:family="table-cell" style:parent-style-name="Default">
      <style:table-cell-properties fo:wrap-option="wrap" fo:padding="1.99mm" style:vertical-align="top"/>
      <style:map style:condition="cell-content()!=&quot;&quot;" style:apply-style-name="cellule_20_normale" style:base-cell-address="'Village pêcheur avec maçon'.A114"/>
    </style:style>
    <style:style style:name="ce922" style:family="table-cell" style:parent-style-name="Default">
      <style:table-cell-properties fo:wrap-option="wrap" fo:padding="1.99mm" style:vertical-align="top"/>
      <style:map style:condition="cell-content()!=&quot;&quot;" style:apply-style-name="cellule_20_normale" style:base-cell-address="'Village pêcheur avec maçon'.A115"/>
    </style:style>
    <style:style style:name="ce923" style:family="table-cell" style:parent-style-name="Default">
      <style:table-cell-properties fo:wrap-option="wrap" fo:padding="1.99mm" style:vertical-align="top"/>
      <style:map style:condition="cell-content()!=&quot;&quot;" style:apply-style-name="cellule_20_normale" style:base-cell-address="'Village pêcheur avec maçon'.A116"/>
    </style:style>
    <style:style style:name="ce924" style:family="table-cell" style:parent-style-name="Default">
      <style:table-cell-properties fo:wrap-option="wrap" fo:padding="1.99mm" style:vertical-align="top"/>
      <style:map style:condition="cell-content()!=&quot;&quot;" style:apply-style-name="cellule_20_normale" style:base-cell-address="'Village pêcheur avec maçon'.A117"/>
    </style:style>
    <style:style style:name="ce925" style:family="table-cell" style:parent-style-name="Default">
      <style:table-cell-properties fo:wrap-option="wrap" fo:padding="1.99mm" style:vertical-align="top"/>
      <style:map style:condition="cell-content()!=&quot;&quot;" style:apply-style-name="cellule_20_normale" style:base-cell-address="'Village pêcheur avec maçon'.A118"/>
    </style:style>
    <style:style style:name="ce926" style:family="table-cell" style:parent-style-name="Default">
      <style:table-cell-properties fo:wrap-option="wrap" fo:padding="1.99mm" style:vertical-align="top"/>
      <style:map style:condition="cell-content()!=&quot;&quot;" style:apply-style-name="cellule_20_normale" style:base-cell-address="'Village pêcheur avec maçon'.A119"/>
    </style:style>
    <style:style style:name="ce927" style:family="table-cell" style:parent-style-name="Default">
      <style:table-cell-properties fo:wrap-option="wrap" fo:padding="1.99mm" style:vertical-align="top"/>
      <style:map style:condition="cell-content()!=&quot;&quot;" style:apply-style-name="cellule_20_normale" style:base-cell-address="'Village pêcheur avec maçon'.A120"/>
    </style:style>
    <style:style style:name="ce928" style:family="table-cell" style:parent-style-name="Default">
      <style:table-cell-properties fo:wrap-option="wrap" fo:padding="1.99mm" style:vertical-align="top"/>
      <style:map style:condition="cell-content()!=&quot;&quot;" style:apply-style-name="cellule_20_normale" style:base-cell-address="'Village pêcheur avec maçon'.A121"/>
    </style:style>
    <style:style style:name="ce929" style:family="table-cell" style:parent-style-name="Default">
      <style:table-cell-properties fo:wrap-option="wrap" fo:padding="1.99mm" style:vertical-align="top"/>
      <style:map style:condition="cell-content()!=&quot;&quot;" style:apply-style-name="cellule_20_normale" style:base-cell-address="'Village pêcheur avec maçon'.A122"/>
    </style:style>
    <style:style style:name="ce930" style:family="table-cell" style:parent-style-name="Default">
      <style:table-cell-properties fo:wrap-option="wrap" fo:padding="1.99mm" style:vertical-align="top"/>
      <style:map style:condition="cell-content()!=&quot;&quot;" style:apply-style-name="cellule_20_normale" style:base-cell-address="'Village pêcheur avec maçon'.B3"/>
    </style:style>
    <style:style style:name="ce931" style:family="table-cell" style:parent-style-name="Default">
      <style:table-cell-properties fo:wrap-option="wrap" fo:padding="1.99mm" style:vertical-align="top"/>
      <style:map style:condition="cell-content()!=&quot;&quot;" style:apply-style-name="cellule_20_normale" style:base-cell-address="'Village pêcheur avec maçon'.B7"/>
    </style:style>
    <style:style style:name="ce932" style:family="table-cell" style:parent-style-name="Default">
      <style:table-cell-properties fo:wrap-option="wrap" fo:padding="1.99mm" style:vertical-align="top"/>
      <style:map style:condition="cell-content()!=&quot;&quot;" style:apply-style-name="cellule_20_normale" style:base-cell-address="'Village pêcheur avec maçon'.B9"/>
    </style:style>
    <style:style style:name="ce933" style:family="table-cell" style:parent-style-name="Default">
      <style:table-cell-properties fo:wrap-option="wrap" fo:padding="1.99mm" style:vertical-align="top"/>
      <style:map style:condition="cell-content()!=&quot;&quot;" style:apply-style-name="cellule_20_normale" style:base-cell-address="'Village pêcheur avec maçon'.B10"/>
    </style:style>
    <style:style style:name="ce934" style:family="table-cell" style:parent-style-name="Default">
      <style:table-cell-properties fo:wrap-option="wrap" fo:padding="1.99mm" style:vertical-align="top"/>
      <style:map style:condition="cell-content()!=&quot;&quot;" style:apply-style-name="cellule_20_normale" style:base-cell-address="'Village pêcheur avec maçon'.B11"/>
    </style:style>
    <style:style style:name="ce935" style:family="table-cell" style:parent-style-name="Default">
      <style:table-cell-properties fo:wrap-option="wrap" fo:padding="1.99mm" style:vertical-align="top"/>
      <style:map style:condition="cell-content()!=&quot;&quot;" style:apply-style-name="cellule_20_normale" style:base-cell-address="'Village pêcheur avec maçon'.B12"/>
    </style:style>
    <style:style style:name="ce936" style:family="table-cell" style:parent-style-name="Default">
      <style:table-cell-properties fo:wrap-option="wrap" fo:padding="1.99mm" style:vertical-align="top"/>
      <style:map style:condition="cell-content()!=&quot;&quot;" style:apply-style-name="cellule_20_normale" style:base-cell-address="'Village pêcheur avec maçon'.B13"/>
    </style:style>
    <style:style style:name="ce937" style:family="table-cell" style:parent-style-name="Default">
      <style:table-cell-properties fo:wrap-option="wrap" fo:padding="1.99mm" style:vertical-align="top"/>
      <style:map style:condition="cell-content()!=&quot;&quot;" style:apply-style-name="cellule_20_normale" style:base-cell-address="'Village pêcheur avec maçon'.B14"/>
    </style:style>
    <style:style style:name="ce938" style:family="table-cell" style:parent-style-name="Default">
      <style:table-cell-properties fo:wrap-option="wrap" fo:padding="1.99mm" style:vertical-align="top"/>
      <style:map style:condition="cell-content()!=&quot;&quot;" style:apply-style-name="cellule_20_normale" style:base-cell-address="'Village pêcheur avec maçon'.B15"/>
    </style:style>
    <style:style style:name="ce939" style:family="table-cell" style:parent-style-name="Default">
      <style:table-cell-properties fo:wrap-option="wrap" fo:padding="1.99mm" style:vertical-align="top"/>
      <style:map style:condition="cell-content()!=&quot;&quot;" style:apply-style-name="cellule_20_normale" style:base-cell-address="'Village pêcheur avec maçon'.B21"/>
    </style:style>
    <style:style style:name="ce940" style:family="table-cell" style:parent-style-name="Default">
      <style:table-cell-properties fo:wrap-option="wrap" fo:padding="1.99mm" style:vertical-align="top"/>
      <style:map style:condition="cell-content()!=&quot;&quot;" style:apply-style-name="cellule_20_normale" style:base-cell-address="'Village pêcheur avec maçon'.B22"/>
    </style:style>
    <style:style style:name="ce941" style:family="table-cell" style:parent-style-name="Default">
      <style:table-cell-properties fo:wrap-option="wrap" fo:padding="1.99mm" style:vertical-align="top"/>
      <style:map style:condition="cell-content()!=&quot;&quot;" style:apply-style-name="cellule_20_normale" style:base-cell-address="'Village pêcheur avec maçon'.B23"/>
    </style:style>
    <style:style style:name="ce942" style:family="table-cell" style:parent-style-name="Default">
      <style:table-cell-properties fo:wrap-option="wrap" fo:padding="1.99mm" style:vertical-align="top"/>
      <style:map style:condition="cell-content()!=&quot;&quot;" style:apply-style-name="cellule_20_normale" style:base-cell-address="'Village pêcheur avec maçon'.B24"/>
    </style:style>
    <style:style style:name="ce943" style:family="table-cell" style:parent-style-name="Default">
      <style:table-cell-properties fo:wrap-option="wrap" fo:padding="1.99mm" style:vertical-align="top"/>
      <style:map style:condition="cell-content()!=&quot;&quot;" style:apply-style-name="cellule_20_normale" style:base-cell-address="'Village pêcheur avec maçon'.B25"/>
    </style:style>
    <style:style style:name="ce944" style:family="table-cell" style:parent-style-name="Default">
      <style:table-cell-properties fo:wrap-option="wrap" fo:padding="1.99mm" style:vertical-align="top"/>
      <style:map style:condition="cell-content()!=&quot;&quot;" style:apply-style-name="cellule_20_normale" style:base-cell-address="'Village pêcheur avec maçon'.B26"/>
    </style:style>
    <style:style style:name="ce945" style:family="table-cell" style:parent-style-name="Default">
      <style:table-cell-properties fo:wrap-option="wrap" fo:padding="1.99mm" style:vertical-align="top"/>
      <style:map style:condition="cell-content()!=&quot;&quot;" style:apply-style-name="cellule_20_normale" style:base-cell-address="'Village pêcheur avec maçon'.B27"/>
    </style:style>
    <style:style style:name="ce946" style:family="table-cell" style:parent-style-name="Default">
      <style:table-cell-properties fo:wrap-option="wrap" fo:padding="1.99mm" style:vertical-align="top"/>
      <style:map style:condition="cell-content()!=&quot;&quot;" style:apply-style-name="cellule_20_normale" style:base-cell-address="'Village pêcheur avec maçon'.B28"/>
    </style:style>
    <style:style style:name="ce947" style:family="table-cell" style:parent-style-name="Default">
      <style:table-cell-properties fo:wrap-option="wrap" fo:padding="1.99mm" style:vertical-align="top"/>
      <style:map style:condition="cell-content()!=&quot;&quot;" style:apply-style-name="cellule_20_normale" style:base-cell-address="'Village pêcheur avec maçon'.B29"/>
    </style:style>
    <style:style style:name="ce948" style:family="table-cell" style:parent-style-name="Default">
      <style:table-cell-properties fo:wrap-option="wrap" fo:padding="1.99mm" style:vertical-align="top"/>
      <style:map style:condition="cell-content()!=&quot;&quot;" style:apply-style-name="cellule_20_normale" style:base-cell-address="'Village pêcheur avec maçon'.B30"/>
    </style:style>
    <style:style style:name="ce949" style:family="table-cell" style:parent-style-name="Default">
      <style:table-cell-properties fo:wrap-option="wrap" fo:padding="1.99mm" style:vertical-align="top"/>
      <style:map style:condition="cell-content()!=&quot;&quot;" style:apply-style-name="cellule_20_normale" style:base-cell-address="'Village pêcheur avec maçon'.B31"/>
    </style:style>
    <style:style style:name="ce950" style:family="table-cell" style:parent-style-name="Default">
      <style:table-cell-properties fo:wrap-option="wrap" fo:border="0.06pt solid #000000" fo:padding="1.99mm"/>
      <style:map style:condition="cell-content()!=&quot;&quot;" style:apply-style-name="cellule_20_normale" style:base-cell-address="'Village pêcheur avec maçon'.B32"/>
    </style:style>
    <style:style style:name="ce951" style:family="table-cell" style:parent-style-name="Default">
      <style:table-cell-properties fo:wrap-option="wrap" fo:border="0.06pt solid #000000" fo:padding="1.99mm"/>
      <style:map style:condition="cell-content()!=&quot;&quot;" style:apply-style-name="cellule_20_normale" style:base-cell-address="'Village pêcheur avec maçon'.B33"/>
    </style:style>
    <style:style style:name="ce952" style:family="table-cell" style:parent-style-name="Default">
      <style:table-cell-properties fo:wrap-option="wrap" fo:padding="1.99mm" style:vertical-align="top"/>
      <style:map style:condition="cell-content()!=&quot;&quot;" style:apply-style-name="cellule_20_normale" style:base-cell-address="'Village pêcheur avec maçon'.B34"/>
    </style:style>
    <style:style style:name="ce953" style:family="table-cell" style:parent-style-name="Default">
      <style:table-cell-properties fo:wrap-option="wrap" fo:padding="1.99mm" style:vertical-align="top"/>
      <style:map style:condition="cell-content()!=&quot;&quot;" style:apply-style-name="cellule_20_normale" style:base-cell-address="'Village pêcheur avec maçon'.B35"/>
    </style:style>
    <style:style style:name="ce954" style:family="table-cell" style:parent-style-name="Default">
      <style:map style:condition="cell-content()!=&quot;&quot;" style:apply-style-name="cellule_20_normale" style:base-cell-address="'Village pêcheur avec maçon'.B37"/>
    </style:style>
    <style:style style:name="ce955" style:family="table-cell" style:parent-style-name="Default">
      <style:table-cell-properties fo:wrap-option="wrap" fo:padding="1.99mm" style:vertical-align="top"/>
      <style:map style:condition="cell-content()!=&quot;&quot;" style:apply-style-name="cellule_20_normale" style:base-cell-address="'Village pêcheur avec maçon'.B38"/>
    </style:style>
    <style:style style:name="ce956" style:family="table-cell" style:parent-style-name="Default">
      <style:table-cell-properties fo:wrap-option="wrap" fo:border="0.06pt solid #000000" fo:padding="1.99mm"/>
      <style:map style:condition="cell-content()!=&quot;&quot;" style:apply-style-name="cellule_20_normale" style:base-cell-address="'Village pêcheur avec maçon'.B39"/>
    </style:style>
    <style:style style:name="ce957" style:family="table-cell" style:parent-style-name="Default">
      <style:table-cell-properties fo:wrap-option="wrap" fo:border="0.06pt solid #000000" fo:padding="1.99mm"/>
      <style:map style:condition="cell-content()!=&quot;&quot;" style:apply-style-name="cellule_20_normale" style:base-cell-address="'Village pêcheur avec maçon'.B40"/>
    </style:style>
    <style:style style:name="ce958" style:family="table-cell" style:parent-style-name="Default">
      <style:table-cell-properties fo:wrap-option="wrap" fo:padding="1.99mm" style:vertical-align="top"/>
      <style:map style:condition="cell-content()!=&quot;&quot;" style:apply-style-name="cellule_20_normale" style:base-cell-address="'Village pêcheur avec maçon'.B43"/>
    </style:style>
    <style:style style:name="ce959" style:family="table-cell" style:parent-style-name="Default">
      <style:table-cell-properties fo:wrap-option="wrap" fo:padding="1.99mm" style:vertical-align="top"/>
      <style:map style:condition="cell-content()!=&quot;&quot;" style:apply-style-name="cellule_20_normale" style:base-cell-address="'Village pêcheur avec maçon'.B44"/>
    </style:style>
    <style:style style:name="ce960" style:family="table-cell" style:parent-style-name="Default">
      <style:table-cell-properties fo:wrap-option="wrap" fo:padding="1.99mm" style:vertical-align="top"/>
      <style:map style:condition="cell-content()!=&quot;&quot;" style:apply-style-name="cellule_20_normale" style:base-cell-address="'Village pêcheur avec maçon'.B45"/>
    </style:style>
    <style:style style:name="ce961" style:family="table-cell" style:parent-style-name="Default">
      <style:table-cell-properties fo:wrap-option="wrap" fo:padding="1.99mm" style:vertical-align="top"/>
      <style:map style:condition="cell-content()!=&quot;&quot;" style:apply-style-name="cellule_20_normale" style:base-cell-address="'Village pêcheur avec maçon'.B46"/>
    </style:style>
    <style:style style:name="ce962" style:family="table-cell" style:parent-style-name="Default">
      <style:table-cell-properties fo:wrap-option="wrap" fo:padding="1.99mm" style:vertical-align="top"/>
      <style:map style:condition="cell-content()!=&quot;&quot;" style:apply-style-name="cellule_20_normale" style:base-cell-address="'Village pêcheur avec maçon'.B47"/>
    </style:style>
    <style:style style:name="ce963" style:family="table-cell" style:parent-style-name="Default">
      <style:table-cell-properties fo:wrap-option="wrap" fo:padding="1.99mm" style:vertical-align="top"/>
      <style:map style:condition="cell-content()!=&quot;&quot;" style:apply-style-name="cellule_20_normale" style:base-cell-address="'Village pêcheur avec maçon'.C1"/>
    </style:style>
    <style:style style:name="ce964" style:family="table-cell" style:parent-style-name="Default">
      <style:table-cell-properties fo:wrap-option="wrap" fo:padding="1.99mm" style:vertical-align="top"/>
      <style:map style:condition="cell-content()!=&quot;&quot;" style:apply-style-name="cellule_20_normale" style:base-cell-address="'Village pêcheur avec maçon'.C2"/>
    </style:style>
    <style:style style:name="ce965" style:family="table-cell" style:parent-style-name="Default">
      <style:table-cell-properties fo:wrap-option="wrap" fo:padding="1.99mm" style:vertical-align="top"/>
      <style:map style:condition="cell-content()!=&quot;&quot;" style:apply-style-name="cellule_20_normale" style:base-cell-address="'Village pêcheur avec maçon'.C3"/>
    </style:style>
    <style:style style:name="ce966" style:family="table-cell" style:parent-style-name="Default">
      <style:table-cell-properties fo:wrap-option="wrap" fo:padding="1.99mm" style:vertical-align="top"/>
      <style:map style:condition="cell-content()!=&quot;&quot;" style:apply-style-name="cellule_20_normale" style:base-cell-address="'Village pêcheur avec maçon'.C5"/>
    </style:style>
    <style:style style:name="ce967" style:family="table-cell" style:parent-style-name="Default">
      <style:table-cell-properties fo:wrap-option="wrap" fo:padding="1.99mm" style:vertical-align="top"/>
      <style:map style:condition="cell-content()!=&quot;&quot;" style:apply-style-name="cellule_20_normale" style:base-cell-address="'Village pêcheur avec maçon'.C6"/>
    </style:style>
    <style:style style:name="ce968" style:family="table-cell" style:parent-style-name="Default">
      <style:table-cell-properties fo:wrap-option="wrap" fo:padding="1.99mm" style:vertical-align="top"/>
      <style:map style:condition="cell-content()!=&quot;&quot;" style:apply-style-name="cellule_20_normale" style:base-cell-address="'Village pêcheur avec maçon'.C7"/>
    </style:style>
    <style:style style:name="ce969" style:family="table-cell" style:parent-style-name="Default">
      <style:table-cell-properties fo:wrap-option="wrap" fo:padding="1.99mm" style:vertical-align="top"/>
      <style:map style:condition="cell-content()!=&quot;&quot;" style:apply-style-name="cellule_20_normale" style:base-cell-address="'Village pêcheur avec maçon'.C8"/>
    </style:style>
    <style:style style:name="ce970" style:family="table-cell" style:parent-style-name="Default">
      <style:table-cell-properties fo:wrap-option="wrap" fo:padding="1.99mm" style:vertical-align="top"/>
      <style:map style:condition="cell-content()!=&quot;&quot;" style:apply-style-name="cellule_20_normale" style:base-cell-address="'Village pêcheur avec maçon'.C9"/>
    </style:style>
    <style:style style:name="ce971" style:family="table-cell" style:parent-style-name="Default">
      <style:table-cell-properties fo:wrap-option="wrap" fo:padding="1.99mm" style:vertical-align="top"/>
      <style:map style:condition="cell-content()!=&quot;&quot;" style:apply-style-name="cellule_20_normale" style:base-cell-address="'Village pêcheur avec maçon'.C10"/>
    </style:style>
    <style:style style:name="ce972" style:family="table-cell" style:parent-style-name="Default">
      <style:table-cell-properties fo:wrap-option="wrap" fo:padding="1.99mm" style:vertical-align="top"/>
      <style:map style:condition="cell-content()!=&quot;&quot;" style:apply-style-name="cellule_20_normale" style:base-cell-address="'Village pêcheur avec maçon'.C12"/>
    </style:style>
    <style:style style:name="ce973" style:family="table-cell" style:parent-style-name="Default">
      <style:table-cell-properties fo:wrap-option="wrap" fo:padding="1.99mm" style:vertical-align="top"/>
      <style:map style:condition="cell-content()!=&quot;&quot;" style:apply-style-name="cellule_20_normale" style:base-cell-address="'Village pêcheur avec maçon'.C13"/>
    </style:style>
    <style:style style:name="ce974" style:family="table-cell" style:parent-style-name="Default">
      <style:table-cell-properties fo:wrap-option="wrap" fo:padding="1.99mm" style:vertical-align="top"/>
      <style:map style:condition="cell-content()!=&quot;&quot;" style:apply-style-name="cellule_20_normale" style:base-cell-address="'Village pêcheur avec maçon'.C24"/>
    </style:style>
    <style:style style:name="ce975" style:family="table-cell" style:parent-style-name="Default">
      <style:table-cell-properties fo:wrap-option="wrap" fo:padding="1.99mm" style:vertical-align="top"/>
      <style:map style:condition="cell-content()!=&quot;&quot;" style:apply-style-name="cellule_20_normale" style:base-cell-address="'Village pêcheur avec maçon'.C25"/>
    </style:style>
    <style:style style:name="ce976" style:family="table-cell" style:parent-style-name="Default">
      <style:table-cell-properties fo:wrap-option="wrap" fo:padding="1.99mm" style:vertical-align="top"/>
      <style:map style:condition="cell-content()!=&quot;&quot;" style:apply-style-name="cellule_20_normale" style:base-cell-address="'Village pêcheur avec maçon'.C26"/>
    </style:style>
    <style:style style:name="ce977" style:family="table-cell" style:parent-style-name="Default">
      <style:table-cell-properties fo:wrap-option="wrap" fo:padding="1.99mm" style:vertical-align="top"/>
      <style:map style:condition="cell-content()!=&quot;&quot;" style:apply-style-name="cellule_20_normale" style:base-cell-address="'Village pêcheur avec maçon'.C27"/>
    </style:style>
    <style:style style:name="ce978" style:family="table-cell" style:parent-style-name="Default">
      <style:table-cell-properties fo:wrap-option="wrap" fo:padding="1.99mm" style:vertical-align="top"/>
      <style:map style:condition="cell-content()!=&quot;&quot;" style:apply-style-name="cellule_20_normale" style:base-cell-address="'Village pêcheur avec maçon'.C28"/>
    </style:style>
    <style:style style:name="ce979" style:family="table-cell" style:parent-style-name="Default">
      <style:table-cell-properties fo:wrap-option="wrap" fo:padding="1.99mm" style:vertical-align="top"/>
      <style:map style:condition="cell-content()!=&quot;&quot;" style:apply-style-name="cellule_20_normale" style:base-cell-address="'Village pêcheur avec maçon'.C29"/>
    </style:style>
    <style:style style:name="ce980" style:family="table-cell" style:parent-style-name="Default">
      <style:table-cell-properties fo:wrap-option="wrap" fo:border="0.06pt solid #000000" fo:padding="1.99mm"/>
      <style:map style:condition="cell-content()!=&quot;&quot;" style:apply-style-name="cellule_20_normale" style:base-cell-address="'Village pêcheur avec maçon'.C30"/>
    </style:style>
    <style:style style:name="ce981" style:family="table-cell" style:parent-style-name="Default">
      <style:table-cell-properties fo:wrap-option="wrap" fo:border="0.06pt solid #000000" fo:padding="1.99mm"/>
      <style:map style:condition="cell-content()!=&quot;&quot;" style:apply-style-name="cellule_20_normale" style:base-cell-address="'Village pêcheur avec maçon'.C31"/>
    </style:style>
    <style:style style:name="ce982" style:family="table-cell" style:parent-style-name="Default">
      <style:table-cell-properties fo:wrap-option="wrap" fo:border="0.06pt solid #000000" fo:padding="1.99mm"/>
      <style:map style:condition="cell-content()!=&quot;&quot;" style:apply-style-name="cellule_20_normale" style:base-cell-address="'Village pêcheur avec maçon'.C32"/>
    </style:style>
    <style:style style:name="ce983" style:family="table-cell" style:parent-style-name="Default">
      <style:table-cell-properties fo:wrap-option="wrap" fo:padding="1.99mm" style:vertical-align="top"/>
      <style:map style:condition="cell-content()!=&quot;&quot;" style:apply-style-name="cellule_20_normale" style:base-cell-address="'Village pêcheur avec maçon'.C33"/>
    </style:style>
    <style:style style:name="ce984" style:family="table-cell" style:parent-style-name="Default">
      <style:table-cell-properties fo:wrap-option="wrap" fo:padding="1.99mm" style:vertical-align="top"/>
      <style:map style:condition="cell-content()!=&quot;&quot;" style:apply-style-name="cellule_20_normale" style:base-cell-address="'Village pêcheur avec maçon'.C34"/>
    </style:style>
    <style:style style:name="ce985" style:family="table-cell" style:parent-style-name="Default">
      <style:table-cell-properties fo:wrap-option="wrap" fo:padding="1.99mm" style:vertical-align="top"/>
      <style:map style:condition="cell-content()!=[.C1]" style:apply-style-name="cellule_20_normale" style:base-cell-address="'Village pêcheur avec maçon'.C35"/>
    </style:style>
    <style:style style:name="ce986" style:family="table-cell" style:parent-style-name="Default">
      <style:table-cell-properties fo:wrap-option="wrap" fo:padding="1.99mm" style:vertical-align="top"/>
      <style:map style:condition="cell-content()!=&quot;&quot;" style:apply-style-name="cellule_20_normale" style:base-cell-address="'Village pêcheur avec maçon'.C36"/>
    </style:style>
    <style:style style:name="ce987" style:family="table-cell" style:parent-style-name="Default">
      <style:table-cell-properties fo:wrap-option="wrap" fo:padding="1.99mm" style:vertical-align="top"/>
      <style:map style:condition="cell-content()!=&quot;&quot;" style:apply-style-name="cellule_20_normale" style:base-cell-address="'Village pêcheur avec maçon'.C37"/>
    </style:style>
    <style:style style:name="ce988" style:family="table-cell" style:parent-style-name="Default">
      <style:table-cell-properties fo:wrap-option="wrap" fo:padding="1.99mm" style:vertical-align="top"/>
      <style:map style:condition="cell-content()!=&quot;&quot;" style:apply-style-name="cellule_20_normale" style:base-cell-address="'Village pêcheur avec maçon'.C38"/>
    </style:style>
    <style:style style:name="ce989" style:family="table-cell" style:parent-style-name="Default">
      <style:table-cell-properties fo:wrap-option="wrap" fo:padding="1.99mm" style:vertical-align="top"/>
      <style:map style:condition="cell-content()!=&quot;&quot;" style:apply-style-name="cellule_20_normale" style:base-cell-address="'Village pêcheur avec maçon'.C39"/>
    </style:style>
    <style:style style:name="ce990" style:family="table-cell" style:parent-style-name="Default">
      <style:table-cell-properties fo:wrap-option="wrap" fo:padding="1.99mm" style:vertical-align="top"/>
      <style:map style:condition="cell-content()!=&quot;&quot;" style:apply-style-name="cellule_20_normale" style:base-cell-address="'Village pêcheur avec maçon'.C45"/>
    </style:style>
    <style:style style:name="ce991" style:family="table-cell" style:parent-style-name="Default">
      <style:table-cell-properties fo:wrap-option="wrap" fo:padding="1.99mm" style:vertical-align="top"/>
      <style:map style:condition="cell-content()!=&quot;&quot;" style:apply-style-name="cellule_20_normale" style:base-cell-address="'Village pêcheur avec maçon'.C46"/>
    </style:style>
    <style:style style:name="ce992" style:family="table-cell" style:parent-style-name="Default">
      <style:table-cell-properties fo:wrap-option="wrap" fo:padding="1.99mm" style:vertical-align="top"/>
      <style:map style:condition="cell-content()!=&quot;&quot;" style:apply-style-name="cellule_20_normale" style:base-cell-address="'Village pêcheur avec maçon'.C47"/>
    </style:style>
    <style:style style:name="ce993" style:family="table-cell" style:parent-style-name="Default">
      <style:table-cell-properties fo:wrap-option="wrap" fo:padding="1.99mm" style:vertical-align="top"/>
      <style:map style:condition="cell-content()!=&quot;&quot;" style:apply-style-name="cellule_20_normale" style:base-cell-address="'Village pêcheur avec maçon'.D3"/>
    </style:style>
    <style:style style:name="ce994" style:family="table-cell" style:parent-style-name="Default">
      <style:table-cell-properties fo:wrap-option="wrap" fo:padding="1.99mm" style:vertical-align="top"/>
      <style:map style:condition="cell-content()!=&quot;&quot;" style:apply-style-name="cellule_20_normale" style:base-cell-address="'Village pêcheur avec maçon'.D4"/>
    </style:style>
    <style:style style:name="ce995" style:family="table-cell" style:parent-style-name="Default">
      <style:table-cell-properties fo:wrap-option="wrap" fo:padding="1.99mm" style:vertical-align="top"/>
      <style:map style:condition="cell-content()!=&quot;&quot;" style:apply-style-name="cellule_20_normale" style:base-cell-address="'Village pêcheur avec maçon'.D5"/>
    </style:style>
    <style:style style:name="ce996" style:family="table-cell" style:parent-style-name="Default">
      <style:table-cell-properties fo:wrap-option="wrap" fo:padding="1.99mm" style:vertical-align="top"/>
      <style:map style:condition="cell-content()!=&quot;&quot;" style:apply-style-name="cellule_20_normale" style:base-cell-address="'Village pêcheur avec maçon'.D6"/>
    </style:style>
    <style:style style:name="ce997" style:family="table-cell" style:parent-style-name="Default">
      <style:table-cell-properties fo:wrap-option="wrap" fo:padding="1.99mm" style:vertical-align="top"/>
      <style:map style:condition="cell-content()!=&quot;&quot;" style:apply-style-name="cellule_20_normale" style:base-cell-address="'Village pêcheur avec maçon'.D7"/>
    </style:style>
    <style:style style:name="ce998" style:family="table-cell" style:parent-style-name="Default">
      <style:table-cell-properties fo:wrap-option="wrap" fo:padding="1.99mm" style:vertical-align="top"/>
      <style:map style:condition="cell-content()!=&quot;&quot;" style:apply-style-name="cellule_20_normale" style:base-cell-address="'Village pêcheur avec maçon'.D9"/>
    </style:style>
    <style:style style:name="ce999" style:family="table-cell" style:parent-style-name="Default">
      <style:table-cell-properties fo:wrap-option="wrap" fo:border="0.06pt solid #000000" fo:padding="1.99mm"/>
      <style:map style:condition="cell-content()!=&quot;&quot;" style:apply-style-name="cellule_20_normale" style:base-cell-address="'Village pêcheur avec maçon'.D30"/>
    </style:style>
    <style:style style:name="ce1000" style:family="table-cell" style:parent-style-name="Default">
      <style:table-cell-properties fo:wrap-option="wrap" fo:padding="1.99mm" style:vertical-align="top"/>
      <style:map style:condition="cell-content()!=&quot;&quot;" style:apply-style-name="cellule_20_normale" style:base-cell-address="'Village pêcheur avec maçon'.D31"/>
    </style:style>
    <style:style style:name="ce1001" style:family="table-cell" style:parent-style-name="Default">
      <style:table-cell-properties fo:wrap-option="wrap" fo:padding="1.99mm" style:vertical-align="top"/>
      <style:map style:condition="cell-content()!=&quot;&quot;" style:apply-style-name="cellule_20_normale" style:base-cell-address="'Village pêcheur avec maçon'.D32"/>
    </style:style>
    <style:style style:name="ce1002" style:family="table-cell" style:parent-style-name="Default">
      <style:table-cell-properties fo:wrap-option="wrap" fo:padding="1.99mm" style:vertical-align="top"/>
      <style:map style:condition="cell-content()!=&quot;&quot;" style:apply-style-name="cellule_20_normale" style:base-cell-address="'Village pêcheur avec maçon'.D33"/>
    </style:style>
    <style:style style:name="ce1003" style:family="table-cell" style:parent-style-name="Default">
      <style:table-cell-properties fo:wrap-option="wrap" fo:padding="1.99mm" style:vertical-align="top"/>
      <style:map style:condition="cell-content()!=&quot;&quot;" style:apply-style-name="cellule_20_normale" style:base-cell-address="'Village pêcheur avec maçon'.D34"/>
    </style:style>
    <style:style style:name="ce1004" style:family="table-cell" style:parent-style-name="Default">
      <style:table-cell-properties fo:wrap-option="wrap" fo:padding="1.99mm" style:vertical-align="top"/>
      <style:map style:condition="cell-content()!=&quot;&quot;" style:apply-style-name="cellule_20_normale" style:base-cell-address="'Village pêcheur avec maçon'.D35"/>
    </style:style>
    <style:style style:name="ce1005" style:family="table-cell" style:parent-style-name="Default">
      <style:table-cell-properties fo:wrap-option="wrap" fo:padding="1.99mm" style:vertical-align="top"/>
      <style:map style:condition="cell-content()!=&quot;&quot;" style:apply-style-name="cellule_20_normale" style:base-cell-address="'Village pêcheur avec maçon'.D36"/>
    </style:style>
    <style:style style:name="ce1006" style:family="table-cell" style:parent-style-name="Default">
      <style:table-cell-properties fo:wrap-option="wrap" fo:padding="1.99mm" style:vertical-align="top"/>
      <style:map style:condition="cell-content()!=&quot;&quot;" style:apply-style-name="cellule_20_normale" style:base-cell-address="'Village pêcheur avec maçon'.D37"/>
    </style:style>
    <style:style style:name="ce1007" style:family="table-cell" style:parent-style-name="Default">
      <style:table-cell-properties fo:wrap-option="wrap" fo:padding="1.99mm" style:vertical-align="top"/>
      <style:map style:condition="cell-content()!=&quot;&quot;" style:apply-style-name="cellule_20_normale" style:base-cell-address="'Village pêcheur avec maçon'.D38"/>
    </style:style>
    <style:style style:name="ce1008" style:family="table-cell" style:parent-style-name="Default">
      <style:table-cell-properties fo:wrap-option="wrap" fo:padding="1.99mm" style:vertical-align="top"/>
      <style:map style:condition="cell-content()!=&quot;&quot;" style:apply-style-name="cellule_20_normale" style:base-cell-address="'Village pêcheur avec maçon'.D39"/>
    </style:style>
    <style:style style:name="ce1009" style:family="table-cell" style:parent-style-name="Default">
      <style:table-cell-properties fo:wrap-option="wrap" fo:padding="1.99mm" style:vertical-align="top"/>
      <style:map style:condition="cell-content()!=&quot;&quot;" style:apply-style-name="cellule_20_normale" style:base-cell-address="'Village pêcheur avec maçon'.D40"/>
    </style:style>
    <style:style style:name="ce1010" style:family="table-cell" style:parent-style-name="Default">
      <style:table-cell-properties fo:wrap-option="wrap" fo:padding="1.99mm" style:vertical-align="top"/>
      <style:map style:condition="cell-content()!=&quot;&quot;" style:apply-style-name="cellule_20_normale" style:base-cell-address="'Village pêcheur avec maçon'.D41"/>
    </style:style>
    <style:style style:name="ce1011" style:family="table-cell" style:parent-style-name="Default">
      <style:table-cell-properties fo:wrap-option="wrap" fo:padding="1.99mm" style:vertical-align="top"/>
      <style:map style:condition="cell-content()!=&quot;&quot;" style:apply-style-name="cellule_20_normale" style:base-cell-address="'Village pêcheur avec maçon'.D42"/>
    </style:style>
    <style:style style:name="ce1012" style:family="table-cell" style:parent-style-name="Default">
      <style:table-cell-properties fo:wrap-option="wrap" fo:padding="1.99mm" style:vertical-align="top"/>
      <style:map style:condition="cell-content()!=&quot;&quot;" style:apply-style-name="cellule_20_normale" style:base-cell-address="'Village pêcheur avec maçon'.D43"/>
    </style:style>
    <style:style style:name="ce1013" style:family="table-cell" style:parent-style-name="Default">
      <style:table-cell-properties fo:wrap-option="wrap" fo:padding="1.99mm" style:vertical-align="top"/>
      <style:map style:condition="cell-content()!=&quot;&quot;" style:apply-style-name="cellule_20_normale" style:base-cell-address="'Village pêcheur avec maçon'.D44"/>
    </style:style>
    <style:style style:name="ce1014" style:family="table-cell" style:parent-style-name="Default">
      <style:table-cell-properties fo:wrap-option="wrap" fo:padding="1.99mm" style:vertical-align="top"/>
      <style:map style:condition="cell-content()!=&quot;&quot;" style:apply-style-name="cellule_20_normale" style:base-cell-address="'Village pêcheur avec maçon'.D45"/>
    </style:style>
    <style:style style:name="ce1015" style:family="table-cell" style:parent-style-name="Default">
      <style:table-cell-properties fo:wrap-option="wrap" fo:padding="1.99mm" style:vertical-align="top"/>
      <style:map style:condition="cell-content()!=&quot;&quot;" style:apply-style-name="cellule_20_normale" style:base-cell-address="'Village pêcheur avec maçon'.D46"/>
    </style:style>
    <style:style style:name="ce1016" style:family="table-cell" style:parent-style-name="Default">
      <style:table-cell-properties fo:wrap-option="wrap" fo:padding="1.99mm" style:vertical-align="top"/>
      <style:map style:condition="cell-content()!=&quot;&quot;" style:apply-style-name="cellule_20_normale" style:base-cell-address="'Village pêcheur avec maçon'.D47"/>
    </style:style>
    <style:style style:name="ce1017" style:family="table-cell" style:parent-style-name="Default">
      <style:table-cell-properties fo:wrap-option="wrap" fo:padding="1.99mm" style:vertical-align="top"/>
      <style:map style:condition="cell-content()!=&quot;&quot;" style:apply-style-name="cellule_20_normale" style:base-cell-address="'Village pêcheur avec maçon'.E3"/>
    </style:style>
    <style:style style:name="ce1018" style:family="table-cell" style:parent-style-name="Default">
      <style:table-cell-properties fo:wrap-option="wrap" fo:padding="1.99mm" style:vertical-align="top"/>
      <style:map style:condition="cell-content()!=&quot;&quot;" style:apply-style-name="cellule_20_normale" style:base-cell-address="'Village pêcheur avec maçon'.E4"/>
    </style:style>
    <style:style style:name="ce1019" style:family="table-cell" style:parent-style-name="Default">
      <style:table-cell-properties fo:wrap-option="wrap" fo:padding="1.99mm" style:vertical-align="top"/>
      <style:map style:condition="cell-content()!=&quot;&quot;" style:apply-style-name="cellule_20_normale" style:base-cell-address="'Village pêcheur avec maçon'.E5"/>
    </style:style>
    <style:style style:name="ce1020" style:family="table-cell" style:parent-style-name="Default">
      <style:table-cell-properties fo:wrap-option="wrap" fo:padding="1.99mm" style:vertical-align="top"/>
      <style:map style:condition="cell-content()!=&quot;&quot;" style:apply-style-name="cellule_20_normale" style:base-cell-address="'Village pêcheur avec maçon'.E6"/>
    </style:style>
    <style:style style:name="ce1021" style:family="table-cell" style:parent-style-name="Default">
      <style:table-cell-properties fo:wrap-option="wrap" fo:padding="1.99mm" style:vertical-align="top"/>
      <style:map style:condition="cell-content()!=&quot;&quot;" style:apply-style-name="cellule_20_normale" style:base-cell-address="'Village pêcheur avec maçon'.E7"/>
    </style:style>
    <style:style style:name="ce1022" style:family="table-cell" style:parent-style-name="Default">
      <style:table-cell-properties fo:wrap-option="wrap" fo:padding="1.99mm" style:vertical-align="top"/>
      <style:map style:condition="cell-content()!=&quot;&quot;" style:apply-style-name="cellule_20_normale" style:base-cell-address="'Village pêcheur avec maçon'.E8"/>
    </style:style>
    <style:style style:name="ce1023" style:family="table-cell" style:parent-style-name="Default">
      <style:table-cell-properties fo:wrap-option="wrap" fo:padding="1.99mm" style:vertical-align="top"/>
      <style:map style:condition="cell-content()!=&quot;&quot;" style:apply-style-name="cellule_20_normale" style:base-cell-address="'Village pêcheur avec maçon'.E9"/>
    </style:style>
    <style:style style:name="ce1024" style:family="table-cell" style:parent-style-name="Default">
      <style:table-cell-properties fo:wrap-option="wrap" fo:padding="1.99mm" style:vertical-align="top"/>
      <style:map style:condition="cell-content()!=&quot;&quot;" style:apply-style-name="cellule_20_normale" style:base-cell-address="'Village pêcheur avec maçon'.E10"/>
    </style:style>
    <style:style style:name="ce1025" style:family="table-cell" style:parent-style-name="Default">
      <style:table-cell-properties fo:wrap-option="wrap" fo:padding="1.99mm" style:vertical-align="top"/>
      <style:map style:condition="cell-content()!=&quot;&quot;" style:apply-style-name="cellule_20_normale" style:base-cell-address="'Village pêcheur avec maçon'.E11"/>
    </style:style>
    <style:style style:name="ce1026" style:family="table-cell" style:parent-style-name="Default">
      <style:table-cell-properties fo:wrap-option="wrap" fo:border="0.06pt solid #000000" fo:padding="1.99mm"/>
      <style:map style:condition="cell-content()!=&quot;&quot;" style:apply-style-name="cellule_20_normale" style:base-cell-address="'Village pêcheur avec maçon'.E12"/>
    </style:style>
    <style:style style:name="ce1027" style:family="table-cell" style:parent-style-name="Default">
      <style:table-cell-properties fo:wrap-option="wrap" fo:border="0.06pt solid #000000" fo:padding="1.99mm"/>
      <style:map style:condition="cell-content()!=&quot;&quot;" style:apply-style-name="cellule_20_normale" style:base-cell-address="'Village pêcheur avec maçon'.E13"/>
    </style:style>
    <style:style style:name="ce1028" style:family="table-cell" style:parent-style-name="Default">
      <style:table-cell-properties fo:wrap-option="wrap" fo:border="0.06pt solid #000000" fo:padding="1.99mm"/>
      <style:map style:condition="cell-content()!=&quot;&quot;" style:apply-style-name="cellule_20_normale" style:base-cell-address="'Village pêcheur avec maçon'.E30"/>
    </style:style>
    <style:style style:name="ce1029" style:family="table-cell" style:parent-style-name="Default">
      <style:table-cell-properties fo:wrap-option="wrap" fo:padding="1.99mm" style:vertical-align="top"/>
      <style:map style:condition="cell-content()!=&quot;&quot;" style:apply-style-name="cellule_20_normale" style:base-cell-address="'Village pêcheur avec maçon'.F3"/>
    </style:style>
    <style:style style:name="ce1030" style:family="table-cell" style:parent-style-name="Default">
      <style:table-cell-properties fo:wrap-option="wrap" fo:padding="1.99mm" style:vertical-align="top"/>
      <style:map style:condition="cell-content()!=&quot;&quot;" style:apply-style-name="cellule_20_normale" style:base-cell-address="'Village pêcheur avec maçon'.F4"/>
    </style:style>
    <style:style style:name="ce1031" style:family="table-cell" style:parent-style-name="Default">
      <style:table-cell-properties fo:wrap-option="wrap" fo:padding="1.99mm" style:vertical-align="top"/>
      <style:map style:condition="cell-content()!=&quot;&quot;" style:apply-style-name="cellule_20_normale" style:base-cell-address="'Village pêcheur avec maçon'.F5"/>
    </style:style>
    <style:style style:name="ce1032" style:family="table-cell" style:parent-style-name="Default">
      <style:table-cell-properties fo:wrap-option="wrap" fo:padding="1.99mm" style:vertical-align="top"/>
      <style:map style:condition="cell-content()!=&quot;&quot;" style:apply-style-name="cellule_20_normale" style:base-cell-address="'Village pêcheur avec maçon'.F6"/>
    </style:style>
    <style:style style:name="ce1033" style:family="table-cell" style:parent-style-name="Default">
      <style:table-cell-properties fo:wrap-option="wrap" fo:padding="1.99mm" style:vertical-align="top"/>
      <style:map style:condition="cell-content()!=&quot;&quot;" style:apply-style-name="cellule_20_normale" style:base-cell-address="'Village pêcheur avec maçon'.F8"/>
    </style:style>
    <style:style style:name="ce1034" style:family="table-cell" style:parent-style-name="Default">
      <style:table-cell-properties fo:wrap-option="wrap" fo:padding="1.99mm" style:vertical-align="top"/>
      <style:map style:condition="cell-content()!=&quot;&quot;" style:apply-style-name="cellule_20_normale" style:base-cell-address="'Village pêcheur avec maçon'.F9"/>
    </style:style>
    <style:style style:name="ce1035" style:family="table-cell" style:parent-style-name="Default">
      <style:table-cell-properties fo:wrap-option="wrap" fo:padding="1.99mm" style:vertical-align="top"/>
      <style:map style:condition="cell-content()!=&quot;&quot;" style:apply-style-name="cellule_20_normale" style:base-cell-address="'Village pêcheur avec maçon'.F10"/>
    </style:style>
    <style:style style:name="ce1036" style:family="table-cell" style:parent-style-name="Default">
      <style:table-cell-properties fo:wrap-option="wrap" fo:padding="1.99mm" style:vertical-align="top"/>
      <style:map style:condition="cell-content()!=&quot;&quot;" style:apply-style-name="cellule_20_normale" style:base-cell-address="'Village pêcheur avec maçon'.F11"/>
    </style:style>
    <style:style style:name="ce1037" style:family="table-cell" style:parent-style-name="Default">
      <style:table-cell-properties fo:wrap-option="wrap" fo:border="0.06pt solid #000000" fo:padding="1.99mm"/>
      <style:map style:condition="cell-content()!=&quot;&quot;" style:apply-style-name="cellule_20_normale" style:base-cell-address="'Village pêcheur avec maçon'.F12"/>
    </style:style>
    <style:style style:name="ce1038" style:family="table-cell" style:parent-style-name="Default">
      <style:table-cell-properties fo:wrap-option="wrap" fo:border="0.06pt solid #000000" fo:padding="1.99mm"/>
      <style:map style:condition="cell-content()!=&quot;&quot;" style:apply-style-name="cellule_20_normale" style:base-cell-address="'Village pêcheur avec maçon'.F13"/>
    </style:style>
    <style:style style:name="ce1039" style:family="table-cell" style:parent-style-name="Default">
      <style:table-cell-properties fo:wrap-option="wrap" fo:padding="1.99mm" style:vertical-align="top"/>
      <style:map style:condition="cell-content()!=&quot;&quot;" style:apply-style-name="cellule_20_normale" style:base-cell-address="'Village pêcheur avec maçon'.F14"/>
    </style:style>
    <style:style style:name="ce1040" style:family="table-cell" style:parent-style-name="Default">
      <style:table-cell-properties fo:wrap-option="wrap" fo:padding="1.99mm" style:vertical-align="top"/>
      <style:map style:condition="cell-content()!=&quot;&quot;" style:apply-style-name="cellule_20_normale" style:base-cell-address="'Village pêcheur avec maçon'.F15"/>
    </style:style>
    <style:style style:name="ce1041" style:family="table-cell" style:parent-style-name="Default">
      <style:table-cell-properties fo:wrap-option="wrap" fo:padding="1.99mm" style:vertical-align="top"/>
      <style:map style:condition="cell-content()!=&quot;&quot;" style:apply-style-name="cellule_20_normale" style:base-cell-address="'Village pêcheur avec maçon'.F16"/>
    </style:style>
    <style:style style:name="ce1042" style:family="table-cell" style:parent-style-name="Default">
      <style:table-cell-properties fo:wrap-option="wrap" fo:padding="1.99mm" style:vertical-align="top"/>
      <style:map style:condition="cell-content()!=&quot;&quot;" style:apply-style-name="cellule_20_normale" style:base-cell-address="'Village pêcheur avec maçon'.F17"/>
    </style:style>
    <style:style style:name="ce1043" style:family="table-cell" style:parent-style-name="Default">
      <style:table-cell-properties fo:wrap-option="wrap" fo:padding="1.99mm" style:vertical-align="top"/>
      <style:map style:condition="cell-content()!=&quot;&quot;" style:apply-style-name="cellule_20_normale" style:base-cell-address="'Village pêcheur avec maçon'.G3"/>
    </style:style>
    <style:style style:name="ce1044" style:family="table-cell" style:parent-style-name="Default">
      <style:table-cell-properties fo:wrap-option="wrap" fo:padding="1.99mm" style:vertical-align="top"/>
      <style:map style:condition="cell-content()!=&quot;&quot;" style:apply-style-name="cellule_20_normale" style:base-cell-address="'Village pêcheur avec maçon'.G4"/>
    </style:style>
    <style:style style:name="ce1045" style:family="table-cell" style:parent-style-name="Default">
      <style:table-cell-properties fo:wrap-option="wrap" fo:padding="1.99mm" style:vertical-align="top"/>
      <style:map style:condition="cell-content()!=&quot;&quot;" style:apply-style-name="cellule_20_normale" style:base-cell-address="'Village pêcheur avec maçon'.G5"/>
    </style:style>
    <style:style style:name="ce1046" style:family="table-cell" style:parent-style-name="Default">
      <style:table-cell-properties fo:wrap-option="wrap" fo:padding="1.99mm" style:vertical-align="top"/>
      <style:map style:condition="cell-content()!=&quot;&quot;" style:apply-style-name="cellule_20_normale" style:base-cell-address="'Village pêcheur avec maçon'.G6"/>
    </style:style>
    <style:style style:name="ce1047" style:family="table-cell" style:parent-style-name="Default">
      <style:table-cell-properties fo:wrap-option="wrap" fo:padding="1.99mm" style:vertical-align="top"/>
      <style:map style:condition="cell-content()!=&quot;&quot;" style:apply-style-name="cellule_20_normale" style:base-cell-address="'Village pêcheur avec maçon'.G7"/>
    </style:style>
    <style:style style:name="ce1048" style:family="table-cell" style:parent-style-name="Default">
      <style:table-cell-properties fo:wrap-option="wrap" fo:padding="1.99mm" style:vertical-align="top"/>
      <style:map style:condition="cell-content()!=&quot;&quot;" style:apply-style-name="cellule_20_normale" style:base-cell-address="'Village pêcheur avec maçon'.G8"/>
    </style:style>
    <style:style style:name="ce1049" style:family="table-cell" style:parent-style-name="Default">
      <style:table-cell-properties fo:wrap-option="wrap" fo:padding="1.99mm" style:vertical-align="top"/>
      <style:map style:condition="cell-content()!=&quot;&quot;" style:apply-style-name="cellule_20_normale" style:base-cell-address="'Village pêcheur avec maçon'.G9"/>
    </style:style>
    <style:style style:name="ce1050" style:family="table-cell" style:parent-style-name="Default">
      <style:table-cell-properties fo:wrap-option="wrap" fo:padding="1.99mm" style:vertical-align="top"/>
      <style:map style:condition="cell-content()!=&quot;&quot;" style:apply-style-name="cellule_20_normale" style:base-cell-address="'Village pêcheur avec maçon'.G10"/>
    </style:style>
    <style:style style:name="ce1051" style:family="table-cell" style:parent-style-name="Default">
      <style:table-cell-properties fo:wrap-option="wrap" fo:padding="1.99mm" style:vertical-align="top"/>
      <style:map style:condition="cell-content()!=&quot;&quot;" style:apply-style-name="cellule_20_normale" style:base-cell-address="'Village pêcheur avec maçon'.G12"/>
    </style:style>
    <style:style style:name="ce1052" style:family="table-cell" style:parent-style-name="Default">
      <style:table-cell-properties fo:wrap-option="wrap" fo:padding="1.99mm" style:vertical-align="top"/>
      <style:map style:condition="cell-content()!=&quot;&quot;" style:apply-style-name="cellule_20_normale" style:base-cell-address="'Village pêcheur avec maçon'.G13"/>
    </style:style>
    <style:style style:name="ce1053" style:family="table-cell" style:parent-style-name="Default">
      <style:table-cell-properties fo:wrap-option="wrap" fo:padding="1.99mm" style:vertical-align="top"/>
      <style:map style:condition="cell-content()!=&quot;&quot;" style:apply-style-name="cellule_20_normale" style:base-cell-address="'Village pêcheur avec maçon'.G17"/>
    </style:style>
    <style:style style:name="ce1054" style:family="table-cell" style:parent-style-name="Default">
      <style:table-cell-properties fo:wrap-option="wrap" fo:padding="1.99mm" style:vertical-align="top"/>
      <style:map style:condition="cell-content()!=&quot;&quot;" style:apply-style-name="cellule_20_normale" style:base-cell-address="'Village pêcheur avec maçon'.H8"/>
    </style:style>
    <style:style style:name="ce1055" style:family="table-cell" style:parent-style-name="Default">
      <style:table-cell-properties fo:wrap-option="wrap" fo:padding="1.99mm" style:vertical-align="top"/>
      <style:map style:condition="cell-content()!=&quot;&quot;" style:apply-style-name="cellule_20_normale" style:base-cell-address="'Village pêcheur avec maçon'.H9"/>
    </style:style>
    <style:style style:name="ce1056" style:family="table-cell" style:parent-style-name="Default">
      <style:table-cell-properties fo:wrap-option="wrap" fo:padding="1.99mm" style:vertical-align="top"/>
      <style:map style:condition="cell-content()!=&quot;&quot;" style:apply-style-name="cellule_20_normale" style:base-cell-address="'Village pêcheur avec maçon'.H10"/>
    </style:style>
    <style:style style:name="ce1057" style:family="table-cell" style:parent-style-name="Default">
      <style:table-cell-properties fo:wrap-option="wrap" fo:padding="1.99mm" style:vertical-align="top"/>
      <style:map style:condition="cell-content()!=&quot;&quot;" style:apply-style-name="cellule_20_normale" style:base-cell-address="'Village pêcheur avec maçon'.H11"/>
    </style:style>
    <style:style style:name="ce1058" style:family="table-cell" style:parent-style-name="Default">
      <style:table-cell-properties fo:wrap-option="wrap" fo:border="0.06pt solid #000000" fo:padding="1.99mm"/>
      <style:map style:condition="cell-content()!=&quot;&quot;" style:apply-style-name="cellule_20_normale" style:base-cell-address="'Village pêcheur avec maçon'.H12"/>
    </style:style>
    <style:style style:name="ce1059" style:family="table-cell" style:parent-style-name="Default">
      <style:table-cell-properties fo:wrap-option="wrap" fo:border="0.06pt solid #000000" fo:padding="1.99mm"/>
      <style:map style:condition="cell-content()!=&quot;&quot;" style:apply-style-name="cellule_20_normale" style:base-cell-address="'Village pêcheur avec maçon'.H13"/>
    </style:style>
    <style:style style:name="ce1060" style:family="table-cell" style:parent-style-name="Default">
      <style:table-cell-properties fo:wrap-option="wrap" fo:padding="1.99mm" style:vertical-align="top"/>
      <style:map style:condition="cell-content()!=&quot;&quot;" style:apply-style-name="cellule_20_normale" style:base-cell-address="'Village pêcheur avec maçon'.I8"/>
    </style:style>
    <style:style style:name="ce1061" style:family="table-cell" style:parent-style-name="Default">
      <style:table-cell-properties fo:wrap-option="wrap" fo:padding="1.99mm" style:vertical-align="top"/>
      <style:map style:condition="cell-content()!=&quot;&quot;" style:apply-style-name="cellule_20_normale" style:base-cell-address="'Village pêcheur avec maçon'.I9"/>
    </style:style>
    <style:style style:name="ce1062" style:family="table-cell" style:parent-style-name="Default">
      <style:table-cell-properties fo:wrap-option="wrap" fo:padding="1.99mm" style:vertical-align="top"/>
      <style:map style:condition="cell-content()!=&quot;&quot;" style:apply-style-name="cellule_20_normale" style:base-cell-address="'Village pêcheur avec maçon'.I10"/>
    </style:style>
    <style:style style:name="ce1063" style:family="table-cell" style:parent-style-name="Default">
      <style:table-cell-properties fo:wrap-option="wrap" fo:padding="1.99mm" style:vertical-align="top"/>
      <style:map style:condition="cell-content()!=&quot;&quot;" style:apply-style-name="cellule_20_normale" style:base-cell-address="'Village pêcheur avec maçon'.I11"/>
    </style:style>
    <style:style style:name="ce1064" style:family="table-cell" style:parent-style-name="Default">
      <style:table-cell-properties fo:wrap-option="wrap" fo:border="0.06pt solid #000000" fo:padding="1.99mm"/>
      <style:map style:condition="cell-content()!=&quot;&quot;" style:apply-style-name="cellule_20_normale" style:base-cell-address="'Village pêcheur avec maçon'.I12"/>
    </style:style>
    <style:style style:name="ce1065" style:family="table-cell" style:parent-style-name="Default">
      <style:table-cell-properties fo:wrap-option="wrap" fo:border="0.06pt solid #000000" fo:padding="1.99mm"/>
      <style:map style:condition="cell-content()!=&quot;&quot;" style:apply-style-name="cellule_20_normale" style:base-cell-address="'Village pêcheur avec maçon'.I13"/>
    </style:style>
    <style:style style:name="ce1066" style:family="table-cell" style:parent-style-name="Default">
      <style:table-cell-properties fo:wrap-option="wrap" fo:padding="1.99mm" style:vertical-align="top"/>
      <style:map style:condition="cell-content()!=&quot;&quot;" style:apply-style-name="cellule_20_normale" style:base-cell-address="'Village pêcheur avec maçon'.I14"/>
    </style:style>
    <style:style style:name="ce1067" style:family="table-cell" style:parent-style-name="Default">
      <style:table-cell-properties fo:wrap-option="wrap" fo:padding="1.99mm" style:vertical-align="top"/>
      <style:map style:condition="cell-content()!=&quot;&quot;" style:apply-style-name="cellule_20_normale" style:base-cell-address="'Village pêcheur avec maçon'.I15"/>
    </style:style>
    <style:style style:name="ce1068" style:family="table-cell" style:parent-style-name="Default">
      <style:table-cell-properties fo:wrap-option="wrap" fo:padding="1.99mm" style:vertical-align="top"/>
      <style:map style:condition="cell-content()!=&quot;&quot;" style:apply-style-name="cellule_20_normale" style:base-cell-address="'Village pêcheur avec maçon'.I16"/>
    </style:style>
    <style:style style:name="ce1069" style:family="table-cell" style:parent-style-name="Default">
      <style:table-cell-properties fo:wrap-option="wrap" fo:padding="1.99mm" style:vertical-align="top"/>
      <style:map style:condition="cell-content()!=&quot;&quot;" style:apply-style-name="cellule_20_normale" style:base-cell-address="'Village pêcheur avec maçon'.I17"/>
    </style:style>
  </office:automatic-styles>
  <office:body>
    <office:spreadsheet>
      <table:calculation-settings table:automatic-find-labels="false"/>
      <table:table table:name="1Fonctions" table:style-name="ta1">
        <table:table-column table:style-name="co1" table:default-cell-style-name="Default"/>
        <table:table-column table:style-name="co2" table:default-cell-style-name="ce15"/>
        <table:table-column table:style-name="co3" table:number-columns-repeated="2" table:default-cell-style-name="Default"/>
        <table:table-row table:style-name="ro1">
          <table:table-cell table:style-name="ce1" office:value-type="string" calcext:value-type="string">
            <text:p>Fonctions</text:p>
          </table:table-cell>
          <table:table-cell table:style-name="ce13" office:value-type="string" calcext:value-type="string">
            <text:p>Description</text:p>
          </table:table-cell>
          <table:table-cell table:style-name="ce1" office:value-type="string" calcext:value-type="string">
            <text:p>écrite ?</text:p>
          </table:table-cell>
          <table:table-cell table:style-name="ce1" office:value-type="string" calcext:value-type="string">
            <text:p>Testée ?</text:p>
          </table:table-cell>
        </table:table-row>
        <table:table-row table:style-name="ro2">
          <table:table-cell table:style-name="ce2" office:value-type="string" calcext:value-type="string">
            <text:p>Leave</text:p>
          </table:table-cell>
          <table:table-cell table:style-name="ce14" office:value-type="string" calcext:value-type="string">
            <text:p>termine l'histoire mais le joueur peut revenir</text:p>
          </table:table-cell>
          <table:table-cell table:style-name="ce16"/>
          <table:table-cell table:style-name="ce17"/>
        </table:table-row>
        <table:table-row table:style-name="ro2">
          <table:table-cell table:style-name="ce3" office:value-type="string" calcext:value-type="string">
            <text:p>Conclude</text:p>
          </table:table-cell>
          <table:table-cell table:style-name="ce14" office:value-type="string" calcext:value-type="string">
            <text:p>termine l'histoire mais le joueur ne peut pas revenir</text:p>
          </table:table-cell>
          <table:table-cell table:style-name="ce16"/>
          <table:table-cell table:style-name="ce17"/>
        </table:table-row>
        <table:table-row table:style-name="ro2">
          <table:table-cell table:style-name="ce4" office:value-type="string" calcext:value-type="string">
            <text:p>GoTo</text:p>
          </table:table-cell>
          <table:table-cell table:style-name="ce14"/>
          <table:table-cell table:style-name="ce16"/>
          <table:table-cell table:style-name="ce17"/>
        </table:table-row>
        <table:table-row table:style-name="ro3">
          <table:table-cell table:style-name="ce5" office:value-type="string" calcext:value-type="string">
            <text:p>RandomPercent</text:p>
          </table:table-cell>
          <table:table-cell table:style-name="ce14" office:value-type="string" calcext:value-type="string">
            <text:p>X pourcent de chance</text:p>
          </table:table-cell>
          <table:table-cell table:style-name="ce16"/>
          <table:table-cell table:style-name="ce17"/>
        </table:table-row>
        <table:table-row table:style-name="ro3">
          <table:table-cell table:style-name="ce5" office:value-type="string" calcext:value-type="string">
            <text:p>RandomRange</text:p>
          </table:table-cell>
          <table:table-cell table:style-name="ce14" office:value-type="string" calcext:value-type="string">
            <text:p>PlayerSpeak : Encore un guet apens ! Tayo !</text:p>
          </table:table-cell>
          <table:table-cell table:style-name="ce16"/>
          <table:table-cell table:style-name="ce17"/>
        </table:table-row>
        <table:table-row table:style-name="ro3">
          <table:table-cell table:style-name="ce6" office:value-type="string" calcext:value-type="string">
            <text:p>HideOther</text:p>
          </table:table-cell>
          <table:table-cell table:style-name="ce14" office:value-type="string" calcext:value-type="string">
            <text:p>cache le personnage</text:p>
          </table:table-cell>
          <table:table-cell table:style-name="ce16"/>
          <table:table-cell table:style-name="ce17"/>
        </table:table-row>
        <table:table-row table:style-name="ro3">
          <table:table-cell table:style-name="ce6" office:value-type="string" calcext:value-type="string">
            <text:p>DeleteOther</text:p>
          </table:table-cell>
          <table:table-cell table:style-name="ce14" office:value-type="string" calcext:value-type="string">
            <text:p>supprime le personnage</text:p>
          </table:table-cell>
          <table:table-cell table:style-name="ce16"/>
          <table:table-cell table:style-name="ce17"/>
        </table:table-row>
        <table:table-row table:style-name="ro3">
          <table:table-cell table:style-name="ce6" office:value-type="string" calcext:value-type="string">
            <text:p>NewCharacter</text:p>
          </table:table-cell>
          <table:table-cell table:style-name="ce14" office:value-type="string" calcext:value-type="string">
            <text:p>crée un équipage aléatoire</text:p>
          </table:table-cell>
          <table:table-cell table:style-name="ce16"/>
          <table:table-cell table:style-name="ce17"/>
        </table:table-row>
        <table:table-row table:style-name="ro3">
          <table:table-cell table:style-name="ce6" office:value-type="string" calcext:value-type="string">
            <text:p>NewCrew</text:p>
          </table:table-cell>
          <table:table-cell table:style-name="ce14" office:value-type="string" calcext:value-type="string">
            <text:p>fait apparaître un personnage aléatoire</text:p>
          </table:table-cell>
          <table:table-cell table:style-name="ce16"/>
          <table:table-cell table:style-name="ce17"/>
        </table:table-row>
        <table:table-row table:style-name="ro3">
          <table:table-cell table:style-name="ce7" office:value-type="string" calcext:value-type="string">
            <text:p>Narrator</text:p>
          </table:table-cell>
          <table:table-cell table:style-name="ce14" office:value-type="string" calcext:value-type="string">
            <text:p>dialogue narrateur</text:p>
          </table:table-cell>
          <table:table-cell table:style-name="ce16"/>
          <table:table-cell table:style-name="ce17"/>
        </table:table-row>
        <table:table-row table:style-name="ro4">
          <table:table-cell table:style-name="ce8" office:value-type="string" calcext:value-type="string">
            <text:p>SetChoices</text:p>
          </table:table-cell>
          <table:table-cell table:style-name="ce14" office:value-type="string" calcext:value-type="string">
            <text:p>fait apparaître plusieurs bulles de dialogues que le joueur peut choisir X étant le nombre de choix</text:p>
          </table:table-cell>
          <table:table-cell table:style-name="ce16"/>
          <table:table-cell table:style-name="ce17"/>
        </table:table-row>
        <table:table-row table:style-name="ro3">
          <table:table-cell table:style-name="ce8" office:value-type="string" calcext:value-type="string">
            <text:p>PlayerSpeak</text:p>
          </table:table-cell>
          <table:table-cell table:style-name="ce14" office:value-type="string" calcext:value-type="string">
            <text:p>dialogue pour PNJ</text:p>
          </table:table-cell>
          <table:table-cell table:style-name="ce16"/>
          <table:table-cell table:style-name="ce17"/>
        </table:table-row>
        <table:table-row table:style-name="ro3">
          <table:table-cell table:style-name="ce8" office:value-type="string" calcext:value-type="string">
            <text:p>OtherSpeak</text:p>
          </table:table-cell>
          <table:table-cell table:style-name="ce14" office:value-type="string" calcext:value-type="string">
            <text:p>dialogue pour PNJ</text:p>
          </table:table-cell>
          <table:table-cell table:style-name="ce16"/>
          <table:table-cell table:style-name="ce17"/>
        </table:table-row>
        <table:table-row table:style-name="ro3">
          <table:table-cell table:style-name="ce8" office:value-type="string" calcext:value-type="string">
            <text:p>HideOther</text:p>
          </table:table-cell>
          <table:table-cell table:style-name="ce14" office:value-type="string" calcext:value-type="string">
            <text:p>cache le personnage</text:p>
          </table:table-cell>
          <table:table-cell table:style-name="ce16"/>
          <table:table-cell table:style-name="ce17"/>
        </table:table-row>
        <table:table-row table:style-name="ro3">
          <table:table-cell table:style-name="ce8" office:value-type="string" calcext:value-type="string">
            <text:p>DeleteOther</text:p>
          </table:table-cell>
          <table:table-cell table:style-name="ce14" office:value-type="string" calcext:value-type="string">
            <text:p>supprime le personnage</text:p>
          </table:table-cell>
          <table:table-cell table:style-name="ce16"/>
          <table:table-cell table:style-name="ce17"/>
        </table:table-row>
        <table:table-row table:style-name="ro3">
          <table:table-cell table:style-name="ce9" office:value-type="string" calcext:value-type="string">
            <text:p>CheckGold</text:p>
          </table:table-cell>
          <table:table-cell table:style-name="ce14" office:value-type="string" calcext:value-type="string">
            <text:p>vérifie si le joueur a X argent</text:p>
          </table:table-cell>
          <table:table-cell table:style-name="ce16"/>
          <table:table-cell table:style-name="ce17"/>
        </table:table-row>
        <table:table-row table:style-name="ro3">
          <table:table-cell table:style-name="ce9" office:value-type="string" calcext:value-type="string">
            <text:p>RemoveGold</text:p>
          </table:table-cell>
          <table:table-cell table:style-name="ce14" office:value-type="string" calcext:value-type="string">
            <text:p>enlève X argent au joueur</text:p>
          </table:table-cell>
          <table:table-cell table:style-name="ce16"/>
          <table:table-cell table:style-name="ce17"/>
        </table:table-row>
        <table:table-row table:style-name="ro3">
          <table:table-cell table:style-name="ce9" office:value-type="string" calcext:value-type="string">
            <text:p>AddGold</text:p>
          </table:table-cell>
          <table:table-cell table:style-name="ce14" office:value-type="string" calcext:value-type="string">
            <text:p>enlève X argent au joueur</text:p>
          </table:table-cell>
          <table:table-cell table:style-name="ce16"/>
          <table:table-cell table:style-name="ce17"/>
        </table:table-row>
        <table:table-row table:style-name="ro3">
          <table:table-cell table:style-name="ce9" office:value-type="string" calcext:value-type="string">
            <text:p>Loot</text:p>
          </table:table-cell>
          <table:table-cell table:style-name="ce14" office:value-type="string" calcext:value-type="string">
            <text:p>crée un loot, toutes catégories confondues</text:p>
          </table:table-cell>
          <table:table-cell table:style-name="ce16"/>
          <table:table-cell table:style-name="ce17"/>
        </table:table-row>
        <table:table-row table:style-name="ro3">
          <table:table-cell table:style-name="ce9" office:value-type="string" calcext:value-type="string">
            <text:p>Trade</text:p>
          </table:table-cell>
          <table:table-cell table:style-name="ce14" office:value-type="string" calcext:value-type="string">
            <text:p>crée un loot de nourriture</text:p>
          </table:table-cell>
          <table:table-cell table:style-name="ce16"/>
          <table:table-cell table:style-name="ce17"/>
        </table:table-row>
        <table:table-row table:style-name="ro5">
          <table:table-cell table:style-name="ce10" office:value-type="string" calcext:value-type="string">
            <text:p>LaunchCombat</text:p>
          </table:table-cell>
          <table:table-cell table:style-name="ce14" office:value-type="string" calcext:value-type="string">
            <text:p>lance un combat entre le personnage ou l'équipage non joueur</text:p>
          </table:table-cell>
          <table:table-cell table:style-name="ce16"/>
          <table:table-cell table:style-name="ce17"/>
        </table:table-row>
        <table:table-row table:style-name="ro6">
          <table:table-cell table:style-name="ce11" office:value-type="string" calcext:value-type="string">
            <text:p>GiveFormulaCharacter</text:p>
          </table:table-cell>
          <table:table-cell table:style-name="ce14" office:value-type="string" calcext:value-type="string">
            <text:p>le personnage avec lequel le joueur discute donne un indice</text:p>
          </table:table-cell>
          <table:table-cell table:style-name="ce16"/>
          <table:table-cell table:style-name="ce17"/>
        </table:table-row>
        <table:table-row table:style-name="ro3">
          <table:table-cell table:style-name="ce11" office:value-type="string" calcext:value-type="string">
            <text:p>GiveFormulaNarrator</text:p>
          </table:table-cell>
          <table:table-cell table:style-name="ce14" office:value-type="string" calcext:value-type="string">
            <text:p>le narrateur donne un indice</text:p>
          </table:table-cell>
          <table:table-cell table:style-name="ce16"/>
          <table:table-cell table:style-name="ce17"/>
        </table:table-row>
        <table:table-row table:style-name="ro3">
          <table:table-cell table:style-name="ce11" office:value-type="string" calcext:value-type="string">
            <text:p>CheckClues</text:p>
          </table:table-cell>
          <table:table-cell table:style-name="ce14" office:value-type="string" calcext:value-type="string">
            <text:p>lance la vérification d'indice pour le trésor</text:p>
          </table:table-cell>
          <table:table-cell table:style-name="ce16"/>
          <table:table-cell table:style-name="ce17"/>
        </table:table-row>
        <table:table-row table:style-name="ro3">
          <table:table-cell table:style-name="ce12" office:value-type="string" calcext:value-type="string">
            <text:p>SetWeather</text:p>
          </table:table-cell>
          <table:table-cell table:style-name="ce14" office:value-type="string" calcext:value-type="string">
            <text:p>lance la pluie</text:p>
          </table:table-cell>
          <table:table-cell table:style-name="ce16"/>
          <table:table-cell table:style-name="ce17"/>
        </table:table-row>
        <table:table-row table:style-name="ro3">
          <table:table-cell table:style-name="ce12" office:value-type="string" calcext:value-type="string">
            <text:p>SwitchWeather</text:p>
          </table:table-cell>
          <table:table-cell table:style-name="ce14" office:value-type="string" calcext:value-type="string">
            <text:p>lance le jour si nuit et nuit si jour</text:p>
          </table:table-cell>
          <table:table-cell table:style-name="ce16"/>
          <table:table-cell table:style-name="ce17"/>
        </table:table-row>
        <table:table-row table:style-name="ro3">
          <table:table-cell table:style-name="ce12" office:value-type="string" calcext:value-type="string">
            <text:p>NextDay</text:p>
          </table:table-cell>
          <table:table-cell table:style-name="ce14" office:value-type="string" calcext:value-type="string">
            <text:p>le bateau avance sur place</text:p>
          </table:table-cell>
          <table:table-cell table:style-name="ce16"/>
          <table:table-cell table:style-name="ce17"/>
        </table:table-row>
        <table:table-row table:style-name="ro3">
          <table:table-cell table:style-name="ce12" office:value-type="string" calcext:value-type="string">
            <text:p>CheckDay</text:p>
          </table:table-cell>
          <table:table-cell table:style-name="ce14" office:value-type="string" calcext:value-type="string">
            <text:p>se décale si c'est la nuit</text:p>
          </table:table-cell>
          <table:table-cell table:style-name="ce16"/>
          <table:table-cell table:style-name="ce17"/>
        </table:table-row>
        <table:table-row table:style-name="ro7" table:number-rows-repeated="2">
          <table:table-cell/>
          <table:table-cell table:style-name="Default"/>
          <table:table-cell table:number-columns-repeated="2"/>
        </table:table-row>
        <table:table-row table:style-name="ro7" table:number-rows-repeated="1048544">
          <table:table-cell table:number-columns-repeated="4"/>
        </table:table-row>
        <table:table-row table:style-name="ro7">
          <table:table-cell table:number-columns-repeated="4"/>
        </table:table-row>
        <calcext:conditional-formats>
          <calcext:conditional-format calcext:target-range-address="1Fonctions.A2:1Fonctions.A2">
            <calcext:condition calcext:apply-style-name="cellule histoire" calcext:value="contains-text([$1Fonctions.$A$2])" calcext:base-cell-address="1Fonctions.A2"/>
            <calcext:condition calcext:apply-style-name="cellule histoire" calcext:value="contains-text([$1Fonctions.$A$3])" calcext:base-cell-address="1Fonctions.A2"/>
            <calcext:condition calcext:apply-style-name="cellule histoire" calcext:value="contains-text([$1Fonctions.$A$4])" calcext:base-cell-address="1Fonctions.A2"/>
            <calcext:condition calcext:apply-style-name="cellule random" calcext:value="contains-text([$1Fonctions.$A$5])" calcext:base-cell-address="1Fonctions.A2"/>
            <calcext:condition calcext:apply-style-name="cellule random" calcext:value="contains-text([$1Fonctions.$A$6])" calcext:base-cell-address="1Fonctions.A2"/>
            <calcext:condition calcext:apply-style-name="cellule personnages" calcext:value="contains-text([$1Fonctions.$A$7])" calcext:base-cell-address="1Fonctions.A2"/>
            <calcext:condition calcext:apply-style-name="cellule personnages" calcext:value="contains-text([$1Fonctions.$A$8])" calcext:base-cell-address="1Fonctions.A2"/>
            <calcext:condition calcext:apply-style-name="cellule narrateur" calcext:value="ends-with([$1Fonctions.$A$9])" calcext:base-cell-address="1Fonctions.A2"/>
            <calcext:condition calcext:apply-style-name="cellule dialogue" calcext:value="contains-text([$1Fonctions.$A$10])" calcext:base-cell-address="1Fonctions.A2"/>
            <calcext:condition calcext:apply-style-name="cellule dialogue" calcext:value="contains-text([$1Fonctions.$A$11])" calcext:base-cell-address="1Fonctions.A2"/>
            <calcext:condition calcext:apply-style-name="cellule dialogue" calcext:value="contains-text([$1Fonctions.$A$12])" calcext:base-cell-address="1Fonctions.A2"/>
            <calcext:condition calcext:apply-style-name="Default" calcext:value="=[$1Fonctions.$A$13]" calcext:base-cell-address="1Fonctions.A2"/>
            <calcext:condition calcext:apply-style-name="Default" calcext:value="=[$1Fonctions.$A$14]" calcext:base-cell-address="1Fonctions.A2"/>
            <calcext:condition calcext:apply-style-name="Default" calcext:value="=[$1Fonctions.$A$15]" calcext:base-cell-address="1Fonctions.A2"/>
            <calcext:condition calcext:apply-style-name="Default" calcext:value="=[$1Fonctions.$A$16]" calcext:base-cell-address="1Fonctions.A2"/>
            <calcext:condition calcext:apply-style-name="Default" calcext:value="=[$1Fonctions.$A$17]" calcext:base-cell-address="1Fonctions.A2"/>
            <calcext:condition calcext:apply-style-name="Default" calcext:value="=[$1Fonctions.$A$18]" calcext:base-cell-address="1Fonctions.A2"/>
            <calcext:condition calcext:apply-style-name="Default" calcext:value="=[$1Fonctions.$A$19]" calcext:base-cell-address="1Fonctions.A2"/>
            <calcext:condition calcext:apply-style-name="Default" calcext:value="=[$1Fonctions.$A$20]" calcext:base-cell-address="1Fonctions.A2"/>
            <calcext:condition calcext:apply-style-name="Default" calcext:value="=[$1Fonctions.$A$21]" calcext:base-cell-address="1Fonctions.A2"/>
            <calcext:condition calcext:apply-style-name="Default" calcext:value="=[$1Fonctions.$A$22]" calcext:base-cell-address="1Fonctions.A2"/>
            <calcext:condition calcext:apply-style-name="Default" calcext:value="=[$1Fonctions.$A$23]" calcext:base-cell-address="1Fonctions.A2"/>
            <calcext:condition calcext:apply-style-name="Default" calcext:value="=[$1Fonctions.$A$24]" calcext:base-cell-address="1Fonctions.A2"/>
            <calcext:condition calcext:apply-style-name="Default" calcext:value="=[$1Fonctions.$A$25]" calcext:base-cell-address="1Fonctions.A2"/>
            <calcext:condition calcext:apply-style-name="Default" calcext:value="=[$1Fonctions.$A$26]" calcext:base-cell-address="1Fonctions.A2"/>
            <calcext:condition calcext:apply-style-name="Default" calcext:value="=[$1Fonctions.$A$27]" calcext:base-cell-address="1Fonctions.A2"/>
            <calcext:condition calcext:apply-style-name="Default" calcext:value="=[$1Fonctions.$A$28]" calcext:base-cell-address="1Fonctions.A2"/>
          </calcext:conditional-format>
          <calcext:conditional-format calcext:target-range-address="1Fonctions.A3:1Fonctions.A3">
            <calcext:condition calcext:apply-style-name="cellule histoire" calcext:value="contains-text([$1Fonctions.$A$2])" calcext:base-cell-address="1Fonctions.A3"/>
            <calcext:condition calcext:apply-style-name="cellule histoire" calcext:value="contains-text([$1Fonctions.$A$3])" calcext:base-cell-address="1Fonctions.A3"/>
            <calcext:condition calcext:apply-style-name="cellule histoire" calcext:value="contains-text([$1Fonctions.$A$4])" calcext:base-cell-address="1Fonctions.A3"/>
            <calcext:condition calcext:apply-style-name="cellule random" calcext:value="contains-text([$1Fonctions.$A$5])" calcext:base-cell-address="1Fonctions.A3"/>
            <calcext:condition calcext:apply-style-name="cellule random" calcext:value="contains-text([$1Fonctions.$A$6])" calcext:base-cell-address="1Fonctions.A3"/>
            <calcext:condition calcext:apply-style-name="cellule personnages" calcext:value="contains-text([$1Fonctions.$A$7])" calcext:base-cell-address="1Fonctions.A3"/>
            <calcext:condition calcext:apply-style-name="cellule personnages" calcext:value="contains-text([$1Fonctions.$A$8])" calcext:base-cell-address="1Fonctions.A3"/>
            <calcext:condition calcext:apply-style-name="cellule narrateur" calcext:value="ends-with([$1Fonctions.$A$9])" calcext:base-cell-address="1Fonctions.A3"/>
            <calcext:condition calcext:apply-style-name="cellule dialogue" calcext:value="contains-text([$1Fonctions.$A$10])" calcext:base-cell-address="1Fonctions.A3"/>
            <calcext:condition calcext:apply-style-name="cellule dialogue" calcext:value="contains-text([$1Fonctions.$A$11])" calcext:base-cell-address="1Fonctions.A3"/>
            <calcext:condition calcext:apply-style-name="cellule dialogue" calcext:value="contains-text([$1Fonctions.$A$12])" calcext:base-cell-address="1Fonctions.A3"/>
            <calcext:condition calcext:apply-style-name="Default" calcext:value="=[$1Fonctions.$A$13]" calcext:base-cell-address="1Fonctions.A3"/>
            <calcext:condition calcext:apply-style-name="Default" calcext:value="=[$1Fonctions.$A$14]" calcext:base-cell-address="1Fonctions.A3"/>
            <calcext:condition calcext:apply-style-name="Default" calcext:value="=[$1Fonctions.$A$15]" calcext:base-cell-address="1Fonctions.A3"/>
            <calcext:condition calcext:apply-style-name="Default" calcext:value="=[$1Fonctions.$A$16]" calcext:base-cell-address="1Fonctions.A3"/>
            <calcext:condition calcext:apply-style-name="Default" calcext:value="=[$1Fonctions.$A$17]" calcext:base-cell-address="1Fonctions.A3"/>
            <calcext:condition calcext:apply-style-name="Default" calcext:value="=[$1Fonctions.$A$18]" calcext:base-cell-address="1Fonctions.A3"/>
            <calcext:condition calcext:apply-style-name="Default" calcext:value="=[$1Fonctions.$A$19]" calcext:base-cell-address="1Fonctions.A3"/>
            <calcext:condition calcext:apply-style-name="Default" calcext:value="=[$1Fonctions.$A$20]" calcext:base-cell-address="1Fonctions.A3"/>
            <calcext:condition calcext:apply-style-name="Default" calcext:value="=[$1Fonctions.$A$21]" calcext:base-cell-address="1Fonctions.A3"/>
            <calcext:condition calcext:apply-style-name="Default" calcext:value="=[$1Fonctions.$A$22]" calcext:base-cell-address="1Fonctions.A3"/>
            <calcext:condition calcext:apply-style-name="Default" calcext:value="=[$1Fonctions.$A$23]" calcext:base-cell-address="1Fonctions.A3"/>
            <calcext:condition calcext:apply-style-name="Default" calcext:value="=[$1Fonctions.$A$24]" calcext:base-cell-address="1Fonctions.A3"/>
            <calcext:condition calcext:apply-style-name="Default" calcext:value="=[$1Fonctions.$A$25]" calcext:base-cell-address="1Fonctions.A3"/>
            <calcext:condition calcext:apply-style-name="Default" calcext:value="=[$1Fonctions.$A$26]" calcext:base-cell-address="1Fonctions.A3"/>
            <calcext:condition calcext:apply-style-name="Default" calcext:value="=[$1Fonctions.$A$27]" calcext:base-cell-address="1Fonctions.A3"/>
            <calcext:condition calcext:apply-style-name="Default" calcext:value="=[$1Fonctions.$A$28]" calcext:base-cell-address="1Fonctions.A3"/>
          </calcext:conditional-format>
          <calcext:conditional-format calcext:target-range-address="1Fonctions.A4:1Fonctions.A4">
            <calcext:condition calcext:apply-style-name="cellule histoire" calcext:value="contains-text([$1Fonctions.$A$2])" calcext:base-cell-address="1Fonctions.A4"/>
            <calcext:condition calcext:apply-style-name="cellule histoire" calcext:value="contains-text([$1Fonctions.$A$3])" calcext:base-cell-address="1Fonctions.A4"/>
            <calcext:condition calcext:apply-style-name="cellule histoire" calcext:value="contains-text([$1Fonctions.$A$4])" calcext:base-cell-address="1Fonctions.A4"/>
            <calcext:condition calcext:apply-style-name="cellule random" calcext:value="contains-text([$1Fonctions.$A$5])" calcext:base-cell-address="1Fonctions.A4"/>
            <calcext:condition calcext:apply-style-name="cellule random" calcext:value="contains-text([$1Fonctions.$A$6])" calcext:base-cell-address="1Fonctions.A4"/>
            <calcext:condition calcext:apply-style-name="cellule personnages" calcext:value="contains-text([$1Fonctions.$A$7])" calcext:base-cell-address="1Fonctions.A4"/>
            <calcext:condition calcext:apply-style-name="cellule personnages" calcext:value="contains-text([$1Fonctions.$A$8])" calcext:base-cell-address="1Fonctions.A4"/>
            <calcext:condition calcext:apply-style-name="cellule narrateur" calcext:value="ends-with([$1Fonctions.$A$9])" calcext:base-cell-address="1Fonctions.A4"/>
            <calcext:condition calcext:apply-style-name="cellule dialogue" calcext:value="contains-text([$1Fonctions.$A$10])" calcext:base-cell-address="1Fonctions.A4"/>
            <calcext:condition calcext:apply-style-name="cellule dialogue" calcext:value="contains-text([$1Fonctions.$A$11])" calcext:base-cell-address="1Fonctions.A4"/>
            <calcext:condition calcext:apply-style-name="cellule dialogue" calcext:value="contains-text([$1Fonctions.$A$12])" calcext:base-cell-address="1Fonctions.A4"/>
            <calcext:condition calcext:apply-style-name="Default" calcext:value="=[$1Fonctions.$A$13]" calcext:base-cell-address="1Fonctions.A4"/>
            <calcext:condition calcext:apply-style-name="Default" calcext:value="=[$1Fonctions.$A$14]" calcext:base-cell-address="1Fonctions.A4"/>
            <calcext:condition calcext:apply-style-name="Default" calcext:value="=[$1Fonctions.$A$15]" calcext:base-cell-address="1Fonctions.A4"/>
            <calcext:condition calcext:apply-style-name="Default" calcext:value="=[$1Fonctions.$A$16]" calcext:base-cell-address="1Fonctions.A4"/>
            <calcext:condition calcext:apply-style-name="Default" calcext:value="=[$1Fonctions.$A$17]" calcext:base-cell-address="1Fonctions.A4"/>
            <calcext:condition calcext:apply-style-name="Default" calcext:value="=[$1Fonctions.$A$18]" calcext:base-cell-address="1Fonctions.A4"/>
            <calcext:condition calcext:apply-style-name="Default" calcext:value="=[$1Fonctions.$A$19]" calcext:base-cell-address="1Fonctions.A4"/>
            <calcext:condition calcext:apply-style-name="Default" calcext:value="=[$1Fonctions.$A$20]" calcext:base-cell-address="1Fonctions.A4"/>
            <calcext:condition calcext:apply-style-name="Default" calcext:value="=[$1Fonctions.$A$21]" calcext:base-cell-address="1Fonctions.A4"/>
            <calcext:condition calcext:apply-style-name="Default" calcext:value="=[$1Fonctions.$A$22]" calcext:base-cell-address="1Fonctions.A4"/>
            <calcext:condition calcext:apply-style-name="Default" calcext:value="=[$1Fonctions.$A$23]" calcext:base-cell-address="1Fonctions.A4"/>
            <calcext:condition calcext:apply-style-name="Default" calcext:value="=[$1Fonctions.$A$24]" calcext:base-cell-address="1Fonctions.A4"/>
            <calcext:condition calcext:apply-style-name="Default" calcext:value="=[$1Fonctions.$A$25]" calcext:base-cell-address="1Fonctions.A4"/>
            <calcext:condition calcext:apply-style-name="Default" calcext:value="=[$1Fonctions.$A$26]" calcext:base-cell-address="1Fonctions.A4"/>
            <calcext:condition calcext:apply-style-name="Default" calcext:value="=[$1Fonctions.$A$27]" calcext:base-cell-address="1Fonctions.A4"/>
            <calcext:condition calcext:apply-style-name="Default" calcext:value="=[$1Fonctions.$A$28]" calcext:base-cell-address="1Fonctions.A4"/>
          </calcext:conditional-format>
        </calcext:conditional-formats>
      </table:table>
      <table:table table:name="2L'île au trésor" table:style-name="ta1">
        <table:table-column table:style-name="co4" table:default-cell-style-name="ce21"/>
        <table:table-column table:style-name="co5" table:number-columns-repeated="5" table:default-cell-style-name="ce21"/>
        <table:table-column table:style-name="co6" table:default-cell-style-name="ce21"/>
        <table:table-column table:style-name="co7" table:number-columns-repeated="2" table:default-cell-style-name="ce21"/>
        <table:table-column table:style-name="co3" table:number-columns-repeated="26" table:default-cell-style-name="ce21"/>
        <table:table-column table:style-name="co3" table:number-columns-repeated="982" table:default-cell-style-name="Default"/>
        <table:table-row table:style-name="ro8">
          <table:table-cell table:style-name="ce18" office:value-type="string" calcext:value-type="string">
            <text:p>Nom</text:p>
          </table:table-cell>
          <table:table-cell table:style-name="ce18" office:value-type="string" calcext:value-type="string">
            <text:p>Fréquence / 5</text:p>
          </table:table-cell>
          <table:table-cell table:style-name="Default" table:number-columns-repeated="14"/>
          <table:table-cell table:style-name="ce31" table:number-columns-repeated="1001"/>
        </table:table-row>
        <table:table-row table:style-name="ro8">
          <table:table-cell table:style-name="ce19" office:value-type="string" calcext:value-type="string">
            <text:p>Bandits</text:p>
          </table:table-cell>
          <table:table-cell table:style-name="ce19" office:value-type="float" office:value="1" calcext:value-type="float">
            <text:p>1</text:p>
          </table:table-cell>
          <table:table-cell table:style-name="Default" table:number-columns-repeated="33"/>
          <table:table-cell table:number-columns-repeated="982"/>
        </table:table-row>
        <table:table-row table:style-name="ro9">
          <table:table-cell table:style-name="ce20" office:value-type="string" calcext:value-type="string">
            <text:p>Narrator : Le bateau est sur la plage d'une grande île. Aucune trace d'autres bateaux.</text:p>
          </table:table-cell>
          <table:table-cell table:style-name="ce20" table:number-columns-repeated="5"/>
          <table:table-cell table:style-name="ce23" table:number-columns-repeated="7"/>
          <table:table-cell table:number-columns-repeated="1004"/>
        </table:table-row>
        <table:table-row table:style-name="ro10">
          <table:table-cell table:style-name="ce20" office:value-type="string" calcext:value-type="string">
            <text:p>SetChoices2</text:p>
          </table:table-cell>
          <table:table-cell table:style-name="ce20" table:number-columns-repeated="5"/>
          <table:table-cell table:style-name="ce23" table:number-columns-repeated="7"/>
          <table:table-cell table:number-columns-repeated="1004"/>
        </table:table-row>
        <table:table-row table:style-name="ro10">
          <table:table-cell table:style-name="ce20" office:value-type="string" calcext:value-type="string">
            <text:p>Explorer l'île</text:p>
          </table:table-cell>
          <table:table-cell table:style-name="ce20" office:value-type="string" calcext:value-type="string">
            <text:p>Repartir</text:p>
          </table:table-cell>
          <table:table-cell table:style-name="ce20" table:number-columns-repeated="4"/>
          <table:table-cell table:style-name="ce23" table:number-columns-repeated="7"/>
          <table:table-cell table:number-columns-repeated="1004"/>
        </table:table-row>
        <table:table-row table:style-name="ro11">
          <table:table-cell table:style-name="ce20" office:value-type="string" calcext:value-type="string">
            <text:p>Narrator : Une grande montagne s'ouvre devant l'équipage</text:p>
          </table:table-cell>
          <table:table-cell table:style-name="ce20" office:value-type="string" calcext:value-type="string">
            <text:p>PlayerSpeak : Encore un guet apens ! Tayo !</text:p>
          </table:table-cell>
          <table:table-cell table:style-name="ce20" table:number-columns-repeated="4"/>
          <table:table-cell table:style-name="ce23" table:number-columns-repeated="7"/>
          <table:table-cell table:number-columns-repeated="1004"/>
        </table:table-row>
        <table:table-row table:style-name="ro10">
          <table:table-cell table:style-name="ce20" office:value-type="string" calcext:value-type="string">
            <text:p>SetChoices2</text:p>
          </table:table-cell>
          <table:table-cell table:style-name="ce20" office:value-type="string" calcext:value-type="string">
            <text:p>Leave</text:p>
          </table:table-cell>
          <table:table-cell table:style-name="ce20" table:number-columns-repeated="4"/>
          <table:table-cell table:style-name="ce23" table:number-columns-repeated="7"/>
          <table:table-cell table:number-columns-repeated="1004"/>
        </table:table-row>
        <table:table-row table:style-name="ro10">
          <table:table-cell table:style-name="ce20" office:value-type="string" calcext:value-type="string">
            <text:p>S'avancer</text:p>
          </table:table-cell>
          <table:table-cell table:style-name="ce20" office:value-type="string" calcext:value-type="string">
            <text:p>Revenir sur ses pas</text:p>
          </table:table-cell>
          <table:table-cell table:style-name="ce20" table:number-columns-repeated="4"/>
          <table:table-cell table:style-name="ce23" table:number-columns-repeated="7"/>
          <table:table-cell table:number-columns-repeated="1004"/>
        </table:table-row>
        <table:table-row table:style-name="ro12">
          <table:table-cell table:style-name="ce20" office:value-type="string" calcext:value-type="string">
            <text:p>Narrator : L'équipe escalade pendant un bon quart d'heure avant d'arriver sur un plateau. La vue est magnifique.</text:p>
          </table:table-cell>
          <table:table-cell table:style-name="ce20" office:value-type="string" calcext:value-type="string">
            <text:p>PlayerSpeak : On va revenir sur la plage, rien à voir ici….</text:p>
          </table:table-cell>
          <table:table-cell table:style-name="ce20" table:number-columns-repeated="4"/>
          <table:table-cell table:style-name="ce23" table:number-columns-repeated="7"/>
          <table:table-cell table:number-columns-repeated="1004"/>
        </table:table-row>
        <table:table-row table:style-name="ro10">
          <table:table-cell table:style-name="ce20" office:value-type="string" calcext:value-type="string">
            <text:p>SetChoices3</text:p>
          </table:table-cell>
          <table:table-cell table:style-name="ce20" office:value-type="string" calcext:value-type="string">
            <text:p>GoToA/4</text:p>
          </table:table-cell>
          <table:table-cell table:style-name="ce20" table:number-columns-repeated="4"/>
          <table:table-cell table:style-name="ce23" table:number-columns-repeated="7"/>
          <table:table-cell table:number-columns-repeated="1004"/>
        </table:table-row>
        <table:table-row table:style-name="ro10">
          <table:table-cell table:style-name="ce20" office:value-type="string" calcext:value-type="string">
            <text:p>Continuer de grimper</text:p>
          </table:table-cell>
          <table:table-cell table:style-name="ce20" office:value-type="string" calcext:value-type="string">
            <text:p>Camper pour la nuit</text:p>
          </table:table-cell>
          <table:table-cell table:style-name="ce20" table:number-columns-repeated="4"/>
          <table:table-cell table:style-name="ce23" table:number-columns-repeated="7"/>
          <table:table-cell table:number-columns-repeated="1004"/>
        </table:table-row>
        <table:table-row table:style-name="ro12">
          <table:table-cell table:style-name="ce20" office:value-type="string" calcext:value-type="string">
            <text:p>Narrator : L'équipe se remet à grimper, cette fois pendant seulement quelques minutes avant d'arriver devant une grotte</text:p>
          </table:table-cell>
          <table:table-cell table:style-name="ce20" office:value-type="string" calcext:value-type="string">
            <text:p>nextDay</text:p>
          </table:table-cell>
          <table:table-cell table:style-name="ce20" table:number-columns-repeated="4"/>
          <table:table-cell table:style-name="ce23" table:number-columns-repeated="7"/>
          <table:table-cell table:number-columns-repeated="1004"/>
        </table:table-row>
        <table:table-row table:style-name="ro10">
          <table:table-cell table:style-name="ce20" office:value-type="string" calcext:value-type="string">
            <text:p>SetChoices2</text:p>
          </table:table-cell>
          <table:table-cell table:style-name="ce20" office:value-type="string" calcext:value-type="string">
            <text:p>GoToA/10</text:p>
          </table:table-cell>
          <table:table-cell table:style-name="ce20" table:number-columns-repeated="4"/>
          <table:table-cell table:style-name="ce23" table:number-columns-repeated="7"/>
          <table:table-cell table:number-columns-repeated="1004"/>
        </table:table-row>
        <table:table-row table:style-name="ro13">
          <table:table-cell table:style-name="ce20" office:value-type="string" calcext:value-type="string">
            <text:p>Continuer de grimper</text:p>
          </table:table-cell>
          <table:table-cell table:style-name="ce20" office:value-type="string" calcext:value-type="string">
            <text:p>Entrer dans la grotte</text:p>
          </table:table-cell>
          <table:table-cell table:style-name="ce20" table:number-columns-repeated="4"/>
          <table:table-cell table:style-name="ce23" table:number-columns-repeated="7"/>
          <table:table-cell table:number-columns-repeated="1004"/>
        </table:table-row>
        <table:table-row table:style-name="ro14">
          <table:table-cell table:style-name="ce20" office:value-type="string" calcext:value-type="string">
            <text:p>Narrator : L'équipe est au sommet de la montagne. Il n'y a aucun chemin à part vers la grotte</text:p>
          </table:table-cell>
          <table:table-cell table:style-name="ce20" office:value-type="string" calcext:value-type="string">
            <text:p>Narrator : L'équipage arrive dans une pièce magnifique. Une grande porte se tient au bout.</text:p>
          </table:table-cell>
          <table:table-cell table:style-name="ce20" table:number-columns-repeated="4"/>
          <table:table-cell table:style-name="ce23" table:number-columns-repeated="7"/>
          <table:table-cell table:number-columns-repeated="1004"/>
        </table:table-row>
        <table:table-row table:style-name="ro15">
          <table:table-cell table:style-name="ce20" office:value-type="string" calcext:value-type="string">
            <text:p>PlayerSpeak : La vue est magnifique</text:p>
          </table:table-cell>
          <table:table-cell table:style-name="ce20" office:value-type="string" calcext:value-type="string">
            <text:p>PlayerSpeak : LE TRESOR !</text:p>
          </table:table-cell>
          <table:table-cell table:style-name="ce20" table:number-columns-repeated="4"/>
          <table:table-cell table:style-name="ce23" table:number-columns-repeated="7"/>
          <table:table-cell table:number-columns-repeated="1004"/>
        </table:table-row>
        <table:table-row table:style-name="ro10">
          <table:table-cell table:style-name="ce20" office:value-type="string" calcext:value-type="string">
            <text:p>SetChoices2</text:p>
          </table:table-cell>
          <table:table-cell table:style-name="ce20" office:value-type="string" calcext:value-type="string">
            <text:p>GoToA/21</text:p>
          </table:table-cell>
          <table:table-cell table:style-name="ce20" table:number-columns-repeated="4"/>
          <table:table-cell table:style-name="ce23" table:number-columns-repeated="7"/>
          <table:table-cell table:number-columns-repeated="1004"/>
        </table:table-row>
        <table:table-row table:style-name="ro13">
          <table:table-cell table:style-name="ce20" office:value-type="string" calcext:value-type="string">
            <text:p>Descendre vers grotte</text:p>
          </table:table-cell>
          <table:table-cell table:style-name="ce20" office:value-type="string" calcext:value-type="string">
            <text:p>Camper pour la nuit</text:p>
          </table:table-cell>
          <table:table-cell table:style-name="ce20" table:number-columns-repeated="4"/>
          <table:table-cell table:style-name="ce23" table:number-columns-repeated="4"/>
          <table:table-cell table:number-columns-repeated="1007"/>
        </table:table-row>
        <table:table-row table:style-name="ro10">
          <table:table-cell table:style-name="ce20" office:value-type="string" calcext:value-type="string">
            <text:p>GoToA/13</text:p>
          </table:table-cell>
          <table:table-cell table:style-name="ce20" office:value-type="string" calcext:value-type="string">
            <text:p>GoToA/16</text:p>
          </table:table-cell>
          <table:table-cell table:style-name="ce20" table:number-columns-repeated="4"/>
          <table:table-cell table:style-name="ce23" table:number-columns-repeated="4"/>
          <table:table-cell table:number-columns-repeated="1007"/>
        </table:table-row>
        <table:table-row table:style-name="ro10">
          <table:table-cell/>
          <table:table-cell table:style-name="ce20" table:number-columns-repeated="5"/>
          <table:table-cell table:style-name="ce23" table:number-columns-repeated="4"/>
          <table:table-cell table:number-columns-repeated="1007"/>
        </table:table-row>
        <table:table-row table:style-name="ro16">
          <table:table-cell table:style-name="ce20" office:value-type="string" calcext:value-type="string">
            <text:p>SetChoices2</text:p>
          </table:table-cell>
          <table:table-cell table:style-name="ce23" table:number-columns-repeated="9"/>
          <table:table-cell table:number-columns-repeated="1007"/>
        </table:table-row>
        <table:table-row table:style-name="ro16">
          <table:table-cell table:style-name="ce20" office:value-type="string" calcext:value-type="string">
            <text:p>S'approcher de la porte</text:p>
          </table:table-cell>
          <table:table-cell table:style-name="ce20" office:value-type="string" calcext:value-type="string">
            <text:p>Sortir</text:p>
          </table:table-cell>
          <table:table-cell table:style-name="ce23" table:number-columns-repeated="8"/>
          <table:table-cell table:number-columns-repeated="1007"/>
        </table:table-row>
        <table:table-row table:style-name="ro17">
          <table:table-cell table:style-name="ce20" office:value-type="string" calcext:value-type="string">
            <text:p>PlayerSpeak : Il y a quelque chose d'écrit !</text:p>
          </table:table-cell>
          <table:table-cell table:style-name="ce20" office:value-type="string" calcext:value-type="string">
            <text:p>PlayerSpeak : Il est moche ! On s'casse</text:p>
          </table:table-cell>
          <table:table-cell table:style-name="ce23" table:number-columns-repeated="8"/>
          <table:table-cell table:number-columns-repeated="1007"/>
        </table:table-row>
        <table:table-row table:style-name="ro15">
          <table:table-cell table:style-name="ce20" office:value-type="string" calcext:value-type="string">
            <text:p>Narrator : « récitez les formules »</text:p>
          </table:table-cell>
          <table:table-cell table:style-name="ce24" office:value-type="string" calcext:value-type="string">
            <text:p>Narrator : L'équipage est devant la grotte</text:p>
          </table:table-cell>
          <table:table-cell table:style-name="ce23" table:number-columns-repeated="8"/>
          <table:table-cell table:number-columns-repeated="1007"/>
        </table:table-row>
        <table:table-row table:style-name="ro10">
          <table:table-cell table:style-name="ce20" office:value-type="string" calcext:value-type="string">
            <text:p>SetChoices2</text:p>
          </table:table-cell>
          <table:table-cell table:style-name="ce25" office:value-type="string" calcext:value-type="string">
            <text:p>GoToA/13</text:p>
          </table:table-cell>
          <table:table-cell/>
          <table:table-cell table:style-name="ce23" table:number-columns-repeated="7"/>
          <table:table-cell table:number-columns-repeated="1007"/>
        </table:table-row>
        <table:table-row table:style-name="ro18">
          <table:table-cell table:style-name="ce20" office:value-type="string" calcext:value-type="string">
            <text:p>C'est parti ! </text:p>
          </table:table-cell>
          <table:table-cell table:number-columns-repeated="4"/>
          <table:table-cell table:style-name="ce20" office:value-type="string" calcext:value-type="string">
            <text:p>Je ne comprends rien… on s'en va</text:p>
          </table:table-cell>
          <table:table-cell table:style-name="ce23" table:number-columns-repeated="4"/>
          <table:table-cell table:number-columns-repeated="1007"/>
        </table:table-row>
        <table:table-row table:style-name="ro10">
          <table:table-cell table:style-name="ce20" office:value-type="string" calcext:value-type="string">
            <text:p>checkClues</text:p>
          </table:table-cell>
          <table:table-cell/>
          <table:table-cell table:style-name="ce23"/>
          <table:table-cell table:number-columns-repeated="2"/>
          <table:table-cell table:style-name="ce20" office:value-type="string" calcext:value-type="string">
            <text:p>GoToA/13</text:p>
          </table:table-cell>
          <table:table-cell table:style-name="ce23" table:number-columns-repeated="4"/>
          <table:table-cell table:number-columns-repeated="1007"/>
        </table:table-row>
        <table:table-row table:style-name="ro19">
          <table:table-cell table:style-name="ce20" office:value-type="string" calcext:value-type="string">
            <text:p>Narrator : Rien ne se passe</text:p>
          </table:table-cell>
          <table:table-cell/>
          <table:table-cell table:style-name="ce23"/>
          <table:table-cell table:style-name="ce20" office:value-type="string" calcext:value-type="string">
            <text:p>Narrator : Un des loquets sur la porte se dévérouille…</text:p>
          </table:table-cell>
          <table:table-cell table:style-name="ce20" office:value-type="string" calcext:value-type="string">
            <text:p>Narrator : Un grincement immense fait trembler la caverne…</text:p>
          </table:table-cell>
          <table:table-cell table:style-name="ce23" table:number-columns-repeated="5"/>
          <table:table-cell table:number-columns-repeated="1007"/>
        </table:table-row>
        <table:table-row table:style-name="ro17">
          <table:table-cell table:style-name="ce20" office:value-type="string" calcext:value-type="string">
            <text:p>SetChoices3</text:p>
          </table:table-cell>
          <table:table-cell table:style-name="ce23" table:number-columns-repeated="2"/>
          <table:table-cell table:style-name="ce20" office:value-type="string" calcext:value-type="string">
            <text:p>Narrator : « RECITEZ LA FORMULE »</text:p>
          </table:table-cell>
          <table:table-cell table:style-name="ce20" office:value-type="string" calcext:value-type="string">
            <text:p>PlayerSpeak : EUREKA !</text:p>
          </table:table-cell>
          <table:table-cell table:style-name="ce23" table:number-columns-repeated="5"/>
          <table:table-cell table:number-columns-repeated="1007"/>
        </table:table-row>
        <table:table-row table:style-name="ro20">
          <table:table-cell table:style-name="ce20" office:value-type="string" calcext:value-type="string">
            <text:p>Quelle arnaque ! On se barre !</text:p>
          </table:table-cell>
          <table:table-cell table:style-name="ce20" office:value-type="string" calcext:value-type="string">
            <text:p>Je crois qu'il nous faut plus d'indices…</text:p>
          </table:table-cell>
          <table:table-cell table:style-name="ce20" office:value-type="string" calcext:value-type="string">
            <text:p>Je vais pas me laisser faire comme ça ! (Réassayer)</text:p>
          </table:table-cell>
          <table:table-cell table:style-name="ce29" office:value-type="string" calcext:value-type="string">
            <text:p>PlayerSpeak : C'est reparti !</text:p>
          </table:table-cell>
          <table:table-cell table:style-name="ce20" office:value-type="string" calcext:value-type="string">
            <text:p>Narrator : « Vous avez gagné »</text:p>
          </table:table-cell>
          <table:table-cell table:style-name="ce23" table:number-columns-repeated="5"/>
          <table:table-cell table:number-columns-repeated="1007"/>
        </table:table-row>
        <table:table-row table:style-name="ro21">
          <table:table-cell table:style-name="ce22" office:value-type="string" calcext:value-type="string">
            <text:p>GoToA/21</text:p>
          </table:table-cell>
          <table:table-cell table:style-name="ce26" office:value-type="string" calcext:value-type="string">
            <text:p>GoToA/21</text:p>
          </table:table-cell>
          <table:table-cell table:style-name="ce27" office:value-type="string" calcext:value-type="string">
            <text:p>PlayerSpeak : C'est reparti !</text:p>
          </table:table-cell>
          <table:table-cell table:style-name="ce30" office:value-type="string" calcext:value-type="string">
            <text:p>GoToA/27</text:p>
          </table:table-cell>
          <table:table-cell table:style-name="ce20" office:value-type="string" calcext:value-type="string">
            <text:p>Leave</text:p>
          </table:table-cell>
          <table:table-cell table:style-name="ce23" table:number-columns-repeated="5"/>
          <table:table-cell table:number-columns-repeated="1007"/>
        </table:table-row>
        <table:table-row table:style-name="ro10">
          <table:table-cell table:style-name="ce23" table:number-columns-repeated="2"/>
          <table:table-cell table:style-name="ce28" office:value-type="string" calcext:value-type="string">
            <text:p>GoToA/27</text:p>
          </table:table-cell>
          <table:table-cell table:style-name="ce23" table:number-columns-repeated="7"/>
          <table:table-cell table:number-columns-repeated="1007"/>
        </table:table-row>
        <table:table-row table:style-name="ro10" table:number-rows-repeated="4">
          <table:table-cell table:style-name="ce23" table:number-columns-repeated="10"/>
          <table:table-cell table:number-columns-repeated="1007"/>
        </table:table-row>
        <table:table-row table:style-name="ro7" table:number-rows-repeated="58">
          <table:table-cell table:number-columns-repeated="1017"/>
        </table:table-row>
        <table:table-row table:style-name="ro7">
          <table:table-cell table:number-columns-repeated="1017"/>
        </table:table-row>
        <calcext:conditional-formats>
          <calcext:conditional-format calcext:target-range-address="'2L''île au trésor'.A3:'2L''île au trésor'.AI23 '2L''île au trésor'.A26:'2L''île au trésor'.AI29 '2L''île au trésor'.A24:'2L''île au trésor'.A25 '2L''île au trésor'.C24:'2L''île au trésor'.AI25 '2L''île au trésor'.A33:'2L''île au trésor'.AI95 '2L''île au trésor'.D32:'2L''île au trésor'.AI32 '2L''île au trésor'.A32:'2L''île au trésor'.B32 '2L''île au trésor'.A30:'2L''île au trésor'.C30 '2L''île au trésor'.E30:'2L''île au trésor'.AI31">
            <calcext:condition calcext:apply-style-name="cellule narrateur" calcext:value="!=&quot;&quot;" calcext:base-cell-address="'2L''île au trésor'.A3"/>
          </calcext:conditional-format>
          <calcext:conditional-format calcext:target-range-address="'2L''île au trésor'.B25:'2L''île au trésor'.B25">
            <calcext:condition calcext:apply-style-name="cellule narrateur" calcext:value="!=&quot;&quot;" calcext:base-cell-address="'2L''île au trésor'.B25"/>
          </calcext:conditional-format>
          <calcext:conditional-format calcext:target-range-address="'2L''île au trésor'.B24:'2L''île au trésor'.B24">
            <calcext:condition calcext:apply-style-name="cellule narrateur" calcext:value="!=&quot;&quot;" calcext:base-cell-address="'2L''île au trésor'.B24"/>
          </calcext:conditional-format>
          <calcext:conditional-format calcext:target-range-address="'2L''île au trésor'.B31:'2L''île au trésor'.B31">
            <calcext:condition calcext:apply-style-name="cellule narrateur" calcext:value="!=&quot;&quot;" calcext:base-cell-address="'2L''île au trésor'.B31"/>
          </calcext:conditional-format>
          <calcext:conditional-format calcext:target-range-address="'2L''île au trésor'.A31:'2L''île au trésor'.A31">
            <calcext:condition calcext:apply-style-name="cellule narrateur" calcext:value="!=&quot;&quot;" calcext:base-cell-address="'2L''île au trésor'.A31"/>
          </calcext:conditional-format>
          <calcext:conditional-format calcext:target-range-address="'2L''île au trésor'.C32:'2L''île au trésor'.C32">
            <calcext:condition calcext:apply-style-name="cellule narrateur" calcext:value="!=&quot;&quot;" calcext:base-cell-address="'2L''île au trésor'.C32"/>
          </calcext:conditional-format>
          <calcext:conditional-format calcext:target-range-address="'2L''île au trésor'.C31:'2L''île au trésor'.C31">
            <calcext:condition calcext:apply-style-name="cellule narrateur" calcext:value="!=&quot;&quot;" calcext:base-cell-address="'2L''île au trésor'.C31"/>
          </calcext:conditional-format>
          <calcext:conditional-format calcext:target-range-address="'2L''île au trésor'.D31:'2L''île au trésor'.D31">
            <calcext:condition calcext:apply-style-name="cellule narrateur" calcext:value="!=&quot;&quot;" calcext:base-cell-address="'2L''île au trésor'.D31"/>
          </calcext:conditional-format>
          <calcext:conditional-format calcext:target-range-address="'2L''île au trésor'.D30:'2L''île au trésor'.D30">
            <calcext:condition calcext:apply-style-name="cellule narrateur" calcext:value="!=&quot;&quot;" calcext:base-cell-address="'2L''île au trésor'.D30"/>
          </calcext:conditional-format>
        </calcext:conditional-formats>
      </table:table>
      <table:table table:name="3Indice" table:style-name="ta1">
        <table:table-column table:style-name="co4" table:default-cell-style-name="ce36"/>
        <table:table-column table:style-name="co8" table:default-cell-style-name="ce36"/>
        <table:table-column table:style-name="co5" table:number-columns-repeated="6" table:default-cell-style-name="ce36"/>
        <table:table-column table:style-name="co6" table:default-cell-style-name="ce36"/>
        <table:table-column table:style-name="co9" table:default-cell-style-name="ce51"/>
        <table:table-column table:style-name="co10" table:default-cell-style-name="ce51"/>
        <table:table-column table:style-name="co3" table:default-cell-style-name="ce51"/>
        <table:table-column table:style-name="co3" table:number-columns-repeated="2" table:default-cell-style-name="ce36"/>
        <table:table-column table:style-name="co3" table:number-columns-repeated="1005" table:default-cell-style-name="Default"/>
        <table:table-row table:style-name="ro8">
          <table:table-cell table:style-name="ce18" office:value-type="string" calcext:value-type="string">
            <text:p>Nom</text:p>
          </table:table-cell>
          <table:table-cell table:style-name="ce18" office:value-type="string" calcext:value-type="string">
            <text:p>Fréquence / 5</text:p>
          </table:table-cell>
          <table:table-cell table:style-name="ce18" table:number-columns-repeated="2"/>
          <table:table-cell table:style-name="Default" table:number-columns-repeated="10"/>
          <table:table-cell table:number-columns-repeated="4"/>
          <table:table-cell table:style-name="ce31" table:number-columns-repeated="1001"/>
        </table:table-row>
        <table:table-row table:style-name="ro8">
          <table:table-cell table:style-name="ce19" office:value-type="string" calcext:value-type="string">
            <text:p>Bandits</text:p>
          </table:table-cell>
          <table:table-cell table:style-name="ce19" office:value-type="float" office:value="1" calcext:value-type="float">
            <text:p>1</text:p>
          </table:table-cell>
          <table:table-cell table:style-name="ce19" table:number-columns-repeated="2"/>
          <table:table-cell table:style-name="Default" table:number-columns-repeated="10"/>
          <table:table-cell table:number-columns-repeated="1005"/>
        </table:table-row>
        <table:table-row table:style-name="ro17">
          <table:table-cell table:style-name="ce32" office:value-type="string" calcext:value-type="string">
            <text:p>Narrator : Les fumées d'un petit village montent de derrière les dunes de l'île.</text:p>
          </table:table-cell>
          <table:table-cell table:style-name="ce32" table:number-columns-repeated="4"/>
          <table:table-cell table:style-name="ce62"/>
          <table:table-cell table:style-name="ce32"/>
          <table:table-cell table:style-name="ce80"/>
          <table:table-cell table:style-name="ce51"/>
          <table:table-cell table:number-columns-repeated="3"/>
          <table:table-cell table:style-name="ce51" table:number-columns-repeated="2"/>
          <table:table-cell table:style-name="ce108"/>
          <table:table-cell table:number-columns-repeated="1004"/>
        </table:table-row>
        <table:table-row table:style-name="ro16">
          <table:table-cell table:style-name="ce33" office:value-type="string" calcext:value-type="string">
            <text:p>SetChoices2</text:p>
          </table:table-cell>
          <table:table-cell table:number-columns-repeated="11"/>
          <table:table-cell table:style-name="ce51" table:number-columns-repeated="2"/>
          <table:table-cell table:style-name="ce108"/>
          <table:table-cell table:number-columns-repeated="1004"/>
        </table:table-row>
        <table:table-row table:style-name="ro16">
          <table:table-cell table:style-name="ce34" office:value-type="string" calcext:value-type="string">
            <text:p>Mettre les voiles</text:p>
          </table:table-cell>
          <table:table-cell table:style-name="ce37" office:value-type="string" calcext:value-type="string">
            <text:p>Entrer dans le village</text:p>
          </table:table-cell>
          <table:table-cell table:style-name="ce37" table:number-columns-repeated="2"/>
          <table:table-cell table:number-columns-repeated="8"/>
          <table:table-cell table:style-name="ce51" table:number-columns-repeated="2"/>
          <table:table-cell table:style-name="ce108"/>
          <table:table-cell table:number-columns-repeated="1004"/>
        </table:table-row>
        <table:table-row table:style-name="ro22">
          <table:table-cell table:style-name="ce35" office:value-type="string" calcext:value-type="string">
            <text:p>Leave</text:p>
          </table:table-cell>
          <table:table-cell table:style-name="ce38" office:value-type="string" calcext:value-type="string">
            <text:p>Narrator : C'est un petit village de deux maisons : Une coquette chaumière et une maisonnette détruite.</text:p>
          </table:table-cell>
          <table:table-cell table:style-name="ce38" table:number-columns-repeated="2"/>
          <table:table-cell table:number-columns-repeated="8"/>
          <table:table-cell table:style-name="ce51" table:number-columns-repeated="2"/>
          <table:table-cell table:style-name="ce108"/>
          <table:table-cell table:number-columns-repeated="1004"/>
        </table:table-row>
        <table:table-row table:style-name="ro16">
          <table:table-cell/>
          <table:table-cell table:style-name="ce39" office:value-type="string" calcext:value-type="string">
            <text:p>SetChoices2</text:p>
          </table:table-cell>
          <table:table-cell table:style-name="ce39" table:number-columns-repeated="2"/>
          <table:table-cell/>
          <table:table-cell table:style-name="ce51" table:number-columns-repeated="4"/>
          <table:table-cell table:number-columns-repeated="3"/>
          <table:table-cell table:style-name="ce51" table:number-columns-repeated="2"/>
          <table:table-cell table:style-name="ce108"/>
          <table:table-cell table:number-columns-repeated="1004"/>
        </table:table-row>
        <table:table-row table:style-name="ro23">
          <table:table-cell/>
          <table:table-cell table:style-name="ce40" office:value-type="string" calcext:value-type="string">
            <text:p>Petite chaumière</text:p>
          </table:table-cell>
          <table:table-cell table:style-name="ce40" table:number-columns-repeated="2"/>
          <table:table-cell table:number-columns-repeated="2"/>
          <table:table-cell table:style-name="ce32" office:value-type="string" calcext:value-type="string">
            <text:p>Maison détruite</text:p>
          </table:table-cell>
          <table:table-cell table:style-name="ce81"/>
          <table:table-cell table:style-name="ce90"/>
          <table:table-cell table:number-columns-repeated="3"/>
          <table:table-cell table:style-name="ce51" table:number-columns-repeated="2"/>
          <table:table-cell table:style-name="ce108"/>
          <table:table-cell table:number-columns-repeated="1004"/>
        </table:table-row>
        <table:table-row table:style-name="ro24">
          <table:table-cell/>
          <table:table-cell table:style-name="ce41" office:value-type="string" calcext:value-type="string">
            <text:p>Narrator : Une très jolie chaumière de laquelle sort de la fumée.</text:p>
          </table:table-cell>
          <table:table-cell table:style-name="ce32" table:number-columns-repeated="2"/>
          <table:table-cell table:number-columns-repeated="2"/>
          <table:table-cell table:style-name="ce32" office:value-type="string" calcext:value-type="string">
            <text:p>Narrator : La maison à été consumée par le feu</text:p>
          </table:table-cell>
          <table:table-cell table:style-name="ce82"/>
          <table:table-cell table:number-columns-repeated="4"/>
          <table:table-cell table:style-name="ce51" table:number-columns-repeated="2"/>
          <table:table-cell table:style-name="ce108"/>
          <table:table-cell table:number-columns-repeated="1004"/>
        </table:table-row>
        <table:table-row table:style-name="ro23">
          <table:table-cell/>
          <table:table-cell table:style-name="ce42" office:value-type="string" calcext:value-type="string">
            <text:p>SetChoices2</text:p>
          </table:table-cell>
          <table:table-cell table:style-name="ce42" table:number-columns-repeated="2"/>
          <table:table-cell table:number-columns-repeated="2"/>
          <table:table-cell table:style-name="ce32" office:value-type="string" calcext:value-type="string">
            <text:p>SetChoices2</text:p>
          </table:table-cell>
          <table:table-cell table:style-name="ce83"/>
          <table:table-cell table:style-name="ce51"/>
          <table:table-cell table:number-columns-repeated="3"/>
          <table:table-cell table:style-name="ce51" table:number-columns-repeated="2"/>
          <table:table-cell table:style-name="ce108"/>
          <table:table-cell table:number-columns-repeated="1004"/>
        </table:table-row>
        <table:table-row table:style-name="ro25">
          <table:table-cell/>
          <table:table-cell table:style-name="ce43" office:value-type="string" calcext:value-type="string">
            <text:p>Toquer</text:p>
          </table:table-cell>
          <table:table-cell table:style-name="ce43" table:number-columns-repeated="2"/>
          <table:table-cell table:style-name="ce52" office:value-type="string" calcext:value-type="string">
            <text:p>Retourner au village</text:p>
          </table:table-cell>
          <table:table-cell/>
          <table:table-cell table:style-name="ce32" office:value-type="string" calcext:value-type="string">
            <text:p>Fouiller les restes</text:p>
          </table:table-cell>
          <table:table-cell table:style-name="ce84"/>
          <table:table-cell table:style-name="ce91" office:value-type="string" calcext:value-type="string">
            <text:p>Revenir au centre du village.</text:p>
          </table:table-cell>
          <table:table-cell table:number-columns-repeated="3"/>
          <table:table-cell table:style-name="ce51" table:number-columns-repeated="2"/>
          <table:table-cell table:style-name="ce108"/>
          <table:table-cell table:number-columns-repeated="1004"/>
        </table:table-row>
        <table:table-row table:style-name="ro16">
          <table:table-cell/>
          <table:table-cell table:style-name="ce44" office:value-type="string" calcext:value-type="string">
            <text:p>NewCharacter</text:p>
          </table:table-cell>
          <table:table-cell table:number-columns-repeated="2"/>
          <table:table-cell table:style-name="ce32" office:value-type="string" calcext:value-type="string">
            <text:p>GoToB/6</text:p>
          </table:table-cell>
          <table:table-cell/>
          <table:table-cell table:style-name="ce32" office:value-type="string" calcext:value-type="string">
            <text:p>RandomPercent30</text:p>
          </table:table-cell>
          <table:table-cell table:style-name="ce85"/>
          <table:table-cell table:style-name="ce92" office:value-type="string" calcext:value-type="string">
            <text:p>GoToB/6</text:p>
          </table:table-cell>
          <table:table-cell table:style-name="ce36"/>
          <table:table-cell table:number-columns-repeated="2"/>
          <table:table-cell table:style-name="ce51" table:number-columns-repeated="2"/>
          <table:table-cell table:style-name="ce108"/>
          <table:table-cell table:number-columns-repeated="1004"/>
        </table:table-row>
        <table:table-row table:style-name="ro26">
          <table:table-cell/>
          <table:table-cell table:style-name="ce32" office:value-type="string" calcext:value-type="string">
            <text:p>OtherSpeak : Oui ?</text:p>
          </table:table-cell>
          <table:table-cell table:style-name="ce32" table:number-columns-repeated="2"/>
          <table:table-cell table:number-columns-repeated="2"/>
          <table:table-cell table:style-name="ce32" office:value-type="string" calcext:value-type="string">
            <text:p>PlayerSpeak : Bingo</text:p>
          </table:table-cell>
          <table:table-cell table:style-name="ce86" office:value-type="string" calcext:value-type="string">
            <text:p>PlayerSpeak : Rien du tout !</text:p>
          </table:table-cell>
          <table:table-cell table:style-name="ce93"/>
          <table:table-cell table:number-columns-repeated="3"/>
          <table:table-cell table:style-name="ce51" table:number-columns-repeated="2"/>
          <table:table-cell table:style-name="ce108"/>
          <table:table-cell table:number-columns-repeated="1004"/>
        </table:table-row>
        <table:table-row table:style-name="ro13">
          <table:table-cell/>
          <table:table-cell table:style-name="ce45" office:value-type="string" calcext:value-type="string">
            <text:p>Narrator : Une magnifique jeune femme se tient sur le seuil</text:p>
          </table:table-cell>
          <table:table-cell table:style-name="ce45" table:number-columns-repeated="2"/>
          <table:table-cell table:style-name="ce53"/>
          <table:table-cell/>
          <table:table-cell table:style-name="ce32" office:value-type="string" calcext:value-type="string">
            <text:p>lootMisc</text:p>
          </table:table-cell>
          <table:table-cell table:style-name="ce87" office:value-type="string" calcext:value-type="string">
            <text:p>GoToG/10</text:p>
          </table:table-cell>
          <table:table-cell table:style-name="ce94"/>
          <table:table-cell table:number-columns-repeated="3"/>
          <table:table-cell table:style-name="ce51" table:number-columns-repeated="2"/>
          <table:table-cell table:style-name="ce108"/>
          <table:table-cell table:number-columns-repeated="1004"/>
        </table:table-row>
        <table:table-row table:style-name="ro27">
          <table:table-cell/>
          <table:table-cell table:style-name="ce46" office:value-type="string" calcext:value-type="string">
            <text:p>SetChoices3</text:p>
          </table:table-cell>
          <table:table-cell table:style-name="ce51" table:number-columns-repeated="2"/>
          <table:table-cell table:number-columns-repeated="2"/>
          <table:table-cell table:style-name="ce72" office:value-type="string" calcext:value-type="string">
            <text:p>GoToG/10</text:p>
          </table:table-cell>
          <table:table-cell/>
          <table:table-cell table:style-name="ce51"/>
          <table:table-cell table:number-columns-repeated="3"/>
          <table:table-cell table:style-name="ce51" table:number-columns-repeated="2"/>
          <table:table-cell table:style-name="ce108"/>
          <table:table-cell table:number-columns-repeated="1004"/>
        </table:table-row>
        <table:table-row table:style-name="ro15">
          <table:table-cell/>
          <table:table-cell table:style-name="ce47" office:value-type="string" calcext:value-type="string">
            <text:p>Vous vendez des choses ?</text:p>
          </table:table-cell>
          <table:table-cell/>
          <table:table-cell table:style-name="ce32" office:value-type="string" calcext:value-type="string">
            <text:p>Bobby Dick, ça vous parle ?</text:p>
          </table:table-cell>
          <table:table-cell table:style-name="ce32" office:value-type="string" calcext:value-type="string">
            <text:p>( attaquer )</text:p>
          </table:table-cell>
          <table:table-cell table:number-columns-repeated="2"/>
          <table:table-cell table:style-name="ce32"/>
          <table:table-cell table:style-name="ce51"/>
          <table:table-cell table:number-columns-repeated="3"/>
          <table:table-cell table:style-name="ce51" table:number-columns-repeated="2"/>
          <table:table-cell table:style-name="ce108"/>
          <table:table-cell table:number-columns-repeated="1004"/>
        </table:table-row>
        <table:table-row table:style-name="ro28">
          <table:table-cell/>
          <table:table-cell table:style-name="ce48" office:value-type="string" calcext:value-type="string">
            <text:p>OtherSpeak : Rien du tout !</text:p>
          </table:table-cell>
          <table:table-cell/>
          <table:table-cell table:style-name="ce32" office:value-type="string" calcext:value-type="string">
            <text:p>OtherSpeak : Et comment ! Ma mère n'avait que ce mot à la bouche !</text:p>
          </table:table-cell>
          <table:table-cell table:style-name="ce54" office:value-type="string" calcext:value-type="string">
            <text:p>OtherSpeak : !</text:p>
          </table:table-cell>
          <table:table-cell table:style-name="ce63"/>
          <table:table-cell table:number-columns-repeated="3"/>
          <table:table-cell table:style-name="ce99"/>
          <table:table-cell table:number-columns-repeated="2"/>
          <table:table-cell table:style-name="ce51" table:number-columns-repeated="2"/>
          <table:table-cell table:style-name="ce108"/>
          <table:table-cell table:number-columns-repeated="1004"/>
        </table:table-row>
        <table:table-row table:style-name="ro15">
          <table:table-cell/>
          <table:table-cell table:style-name="ce49" office:value-type="string" calcext:value-type="string">
            <text:p>GoToB/15</text:p>
          </table:table-cell>
          <table:table-cell/>
          <table:table-cell table:style-name="ce32" office:value-type="string" calcext:value-type="string">
            <text:p>PlayerSpeak : Ah oui ?</text:p>
          </table:table-cell>
          <table:table-cell table:style-name="ce55" office:value-type="string" calcext:value-type="string">
            <text:p>LaunchCombat</text:p>
          </table:table-cell>
          <table:table-cell table:style-name="ce64"/>
          <table:table-cell table:style-name="ce51" table:number-columns-repeated="3"/>
          <table:table-cell table:style-name="ce100"/>
          <table:table-cell table:number-columns-repeated="1009"/>
        </table:table-row>
        <table:table-row table:style-name="ro28">
          <table:table-cell/>
          <table:table-cell table:style-name="ce50"/>
          <table:table-cell/>
          <table:table-cell table:style-name="ce32" office:value-type="string" calcext:value-type="string">
            <text:p>OtherSpeak : Et comment ! Ma mère ne parlait que de cette vielle légende.</text:p>
          </table:table-cell>
          <table:table-cell table:style-name="ce56" office:value-type="string" calcext:value-type="string">
            <text:p>OtherSpeak : Elle est morte !</text:p>
          </table:table-cell>
          <table:table-cell table:style-name="ce65"/>
          <table:table-cell table:style-name="ce51" table:number-columns-repeated="3"/>
          <table:table-cell table:number-columns-repeated="1010"/>
        </table:table-row>
        <table:table-row table:style-name="ro29">
          <table:table-cell/>
          <table:table-cell table:style-name="ce51"/>
          <table:table-cell/>
          <table:table-cell table:style-name="ce32" office:value-type="string" calcext:value-type="string">
            <text:p>OtherSpeak : Puis elle est partie, avec un seul mot à la bouche :</text:p>
          </table:table-cell>
          <table:table-cell table:style-name="ce57" office:value-type="string" calcext:value-type="string">
            <text:p>SetChoices2</text:p>
          </table:table-cell>
          <table:table-cell table:style-name="ce66"/>
          <table:table-cell table:style-name="ce51" table:number-columns-repeated="3"/>
          <table:table-cell table:number-columns-repeated="1010"/>
        </table:table-row>
        <table:table-row table:style-name="ro18">
          <table:table-cell/>
          <table:table-cell table:style-name="ce51"/>
          <table:table-cell/>
          <table:table-cell table:style-name="ce32" office:value-type="string" calcext:value-type="string">
            <text:p>GiveFormulaCharacter</text:p>
          </table:table-cell>
          <table:table-cell table:style-name="ce58" office:value-type="string" calcext:value-type="string">
            <text:p>Partir de l'île</text:p>
          </table:table-cell>
          <table:table-cell table:style-name="ce67" office:value-type="string" calcext:value-type="string">
            <text:p>Fouiller la maison</text:p>
          </table:table-cell>
          <table:table-cell table:style-name="ce51" table:number-columns-repeated="3"/>
          <table:table-cell table:number-columns-repeated="1010"/>
        </table:table-row>
        <table:table-row table:style-name="ro30">
          <table:table-cell/>
          <table:table-cell table:style-name="ce51"/>
          <table:table-cell/>
          <table:table-cell table:style-name="ce32" office:value-type="string" calcext:value-type="string">
            <text:p>PlayerSpeak : Merci !</text:p>
          </table:table-cell>
          <table:table-cell table:style-name="ce59" office:value-type="string" calcext:value-type="string">
            <text:p>Conclude</text:p>
          </table:table-cell>
          <table:table-cell table:style-name="ce68" office:value-type="string" calcext:value-type="string">
            <text:p>Narrator : Il y un bureau, un coffre, et une cuisine</text:p>
          </table:table-cell>
          <table:table-cell table:style-name="ce73"/>
          <table:table-cell table:style-name="ce51" table:number-columns-repeated="2"/>
          <table:table-cell table:number-columns-repeated="1010"/>
        </table:table-row>
        <table:table-row table:style-name="ro16">
          <table:table-cell/>
          <table:table-cell table:style-name="ce51"/>
          <table:table-cell/>
          <table:table-cell table:style-name="ce32" office:value-type="string" calcext:value-type="string">
            <text:p>GoToB/15</text:p>
          </table:table-cell>
          <table:table-cell table:style-name="ce60"/>
          <table:table-cell table:style-name="ce69" office:value-type="string" calcext:value-type="string">
            <text:p>SetChoices4</text:p>
          </table:table-cell>
          <table:table-cell table:style-name="ce74"/>
          <table:table-cell table:style-name="ce51" table:number-columns-repeated="2"/>
          <table:table-cell table:number-columns-repeated="1010"/>
        </table:table-row>
        <table:table-row table:style-name="ro31">
          <table:table-cell table:number-columns-repeated="4"/>
          <table:table-cell table:style-name="ce61"/>
          <table:table-cell table:style-name="ce32" office:value-type="string" calcext:value-type="string">
            <text:p>( Fouiller cuisine )</text:p>
          </table:table-cell>
          <table:table-cell table:style-name="ce75"/>
          <table:table-cell table:style-name="ce32" office:value-type="string" calcext:value-type="string">
            <text:p>( Fouiller coffre )</text:p>
          </table:table-cell>
          <table:table-cell/>
          <table:table-cell table:style-name="ce32" office:value-type="string" calcext:value-type="string">
            <text:p>( Fouiller bureau )</text:p>
          </table:table-cell>
          <table:table-cell table:style-name="ce105" office:value-type="string" calcext:value-type="string">
            <text:p>( Sortir de la maison )</text:p>
          </table:table-cell>
          <table:table-cell table:number-columns-repeated="1008"/>
        </table:table-row>
        <table:table-row table:style-name="ro32">
          <table:table-cell table:number-columns-repeated="5"/>
          <table:table-cell table:style-name="ce32" office:value-type="string" calcext:value-type="string">
            <text:p>RandomPercent50</text:p>
          </table:table-cell>
          <table:table-cell table:style-name="ce76"/>
          <table:table-cell table:style-name="ce32" office:value-type="string" calcext:value-type="string">
            <text:p>RandomPercent50</text:p>
          </table:table-cell>
          <table:table-cell table:style-name="ce95"/>
          <table:table-cell table:style-name="ce101" office:value-type="string" calcext:value-type="string">
            <text:p>Narrator : Le bureau est en désordre. Que des cartes, des compas, des boussoles, et des dizaines de papiers sur lesquels est gribouillé le mot</text:p>
          </table:table-cell>
          <table:table-cell table:style-name="ce106" office:value-type="string" calcext:value-type="string">
            <text:p>GoToF/22</text:p>
          </table:table-cell>
          <table:table-cell table:number-columns-repeated="1008"/>
        </table:table-row>
        <table:table-row table:style-name="ro18">
          <table:table-cell table:style-name="ce32"/>
          <table:table-cell table:number-columns-repeated="4"/>
          <table:table-cell table:style-name="ce32" office:value-type="string" calcext:value-type="string">
            <text:p>PlayerSpeak : Rien du tout !</text:p>
          </table:table-cell>
          <table:table-cell table:style-name="ce77" office:value-type="string" calcext:value-type="string">
            <text:p>PlayerSpeak : De la bouffe !</text:p>
          </table:table-cell>
          <table:table-cell table:style-name="ce32" office:value-type="string" calcext:value-type="string">
            <text:p>PlayerSpeak : Rien du tout !</text:p>
          </table:table-cell>
          <table:table-cell table:style-name="ce96" office:value-type="string" calcext:value-type="string">
            <text:p>PlayerSpeak : Que des babioles…</text:p>
          </table:table-cell>
          <table:table-cell table:style-name="ce102" office:value-type="string" calcext:value-type="string">
            <text:p>GiveFormulaNarrator</text:p>
          </table:table-cell>
          <table:table-cell table:style-name="ce107"/>
          <table:table-cell table:number-columns-repeated="1008"/>
        </table:table-row>
        <table:table-row table:style-name="ro18">
          <table:table-cell table:style-name="ce32"/>
          <table:table-cell table:number-columns-repeated="4"/>
          <table:table-cell table:style-name="ce70" office:value-type="string" calcext:value-type="string">
            <text:p>GoToF/22</text:p>
          </table:table-cell>
          <table:table-cell table:style-name="ce78" office:value-type="string" calcext:value-type="string">
            <text:p>LootFood</text:p>
          </table:table-cell>
          <table:table-cell table:style-name="ce88" office:value-type="string" calcext:value-type="string">
            <text:p>GoToF/22</text:p>
          </table:table-cell>
          <table:table-cell table:style-name="ce97" office:value-type="string" calcext:value-type="string">
            <text:p>LootFood</text:p>
          </table:table-cell>
          <table:table-cell table:style-name="ce103" office:value-type="string" calcext:value-type="string">
            <text:p>PlayerSpeak : Quel bordel…</text:p>
          </table:table-cell>
          <table:table-cell table:style-name="ce107"/>
          <table:table-cell table:number-columns-repeated="1008"/>
        </table:table-row>
        <table:table-row table:style-name="ro33">
          <table:table-cell table:number-columns-repeated="5"/>
          <table:table-cell table:style-name="ce71"/>
          <table:table-cell table:style-name="ce79" office:value-type="string" calcext:value-type="string">
            <text:p>GoToF/22</text:p>
          </table:table-cell>
          <table:table-cell table:style-name="ce89"/>
          <table:table-cell table:style-name="ce98" office:value-type="string" calcext:value-type="string">
            <text:p>GoToF/22</text:p>
          </table:table-cell>
          <table:table-cell table:style-name="ce104" office:value-type="string" calcext:value-type="string">
            <text:p>GoToF/22</text:p>
          </table:table-cell>
          <table:table-cell table:style-name="ce107"/>
          <table:table-cell table:number-columns-repeated="1008"/>
        </table:table-row>
        <table:table-row table:style-name="ro10" table:number-rows-repeated="7">
          <table:table-cell table:number-columns-repeated="1019"/>
        </table:table-row>
        <table:table-row table:style-name="ro7" table:number-rows-repeated="6">
          <table:table-cell table:number-columns-repeated="9"/>
          <table:table-cell table:style-name="ce36" table:number-columns-repeated="3"/>
          <table:table-cell table:number-columns-repeated="1007"/>
        </table:table-row>
        <table:table-row table:style-name="ro7">
          <table:table-cell table:number-columns-repeated="9"/>
          <table:table-cell table:style-name="ce36" table:number-columns-repeated="3"/>
          <table:table-cell table:number-columns-repeated="1007"/>
        </table:table-row>
        <calcext:conditional-formats>
          <calcext:conditional-format calcext:target-range-address="3Indice.H3:3Indice.H3">
            <calcext:condition calcext:apply-style-name="cellule normale" calcext:value="!=&quot;&quot;" calcext:base-cell-address="3Indice.H3"/>
          </calcext:conditional-format>
          <calcext:conditional-format calcext:target-range-address="3Indice.F3:3Indice.F3">
            <calcext:condition calcext:apply-style-name="cellule normale" calcext:value="!=&quot;&quot;" calcext:base-cell-address="3Indice.F3"/>
          </calcext:conditional-format>
          <calcext:conditional-format calcext:target-range-address="3Indice.A4:3Indice.A4">
            <calcext:condition calcext:apply-style-name="cellule normale" calcext:value="!=&quot;&quot;" calcext:base-cell-address="3Indice.A4"/>
          </calcext:conditional-format>
          <calcext:conditional-format calcext:target-range-address="3Indice.A5:3Indice.A5">
            <calcext:condition calcext:apply-style-name="cellule normale" calcext:value="!=&quot;&quot;" calcext:base-cell-address="3Indice.A5"/>
          </calcext:conditional-format>
          <calcext:conditional-format calcext:target-range-address="3Indice.A6:3Indice.A6">
            <calcext:condition calcext:apply-style-name="cellule normale" calcext:value="!=&quot;&quot;" calcext:base-cell-address="3Indice.A6"/>
          </calcext:conditional-format>
          <calcext:conditional-format calcext:target-range-address="3Indice.A5:3Indice.A5">
            <calcext:condition calcext:apply-style-name="cellule normale" calcext:value="!=&quot;&quot;" calcext:base-cell-address="3Indice.A5"/>
          </calcext:conditional-format>
          <calcext:conditional-format calcext:target-range-address="3Indice.A6:3Indice.A6">
            <calcext:condition calcext:apply-style-name="cellule normale" calcext:value="!=&quot;&quot;" calcext:base-cell-address="3Indice.A6"/>
          </calcext:conditional-format>
          <calcext:conditional-format calcext:target-range-address="3Indice.B6:3Indice.D6">
            <calcext:condition calcext:apply-style-name="cellule normale" calcext:value="!=&quot;&quot;" calcext:base-cell-address="3Indice.B6"/>
          </calcext:conditional-format>
          <calcext:conditional-format calcext:target-range-address="3Indice.B8:3Indice.D8">
            <calcext:condition calcext:apply-style-name="cellule normale" calcext:value="!=&quot;&quot;" calcext:base-cell-address="3Indice.B8"/>
          </calcext:conditional-format>
          <calcext:conditional-format calcext:target-range-address="3Indice.B5:3Indice.D5">
            <calcext:condition calcext:apply-style-name="cellule normale" calcext:value="!=&quot;&quot;" calcext:base-cell-address="3Indice.B5"/>
          </calcext:conditional-format>
          <calcext:conditional-format calcext:target-range-address="3Indice.B5:3Indice.D5">
            <calcext:condition calcext:apply-style-name="cellule normale" calcext:value="!=&quot;&quot;" calcext:base-cell-address="3Indice.B5"/>
          </calcext:conditional-format>
          <calcext:conditional-format calcext:target-range-address="3Indice.B10:3Indice.D10">
            <calcext:condition calcext:apply-style-name="cellule normale" calcext:value="!=&quot;&quot;" calcext:base-cell-address="3Indice.B10"/>
          </calcext:conditional-format>
          <calcext:conditional-format calcext:target-range-address="3Indice.B7:3Indice.D7">
            <calcext:condition calcext:apply-style-name="cellule normale" calcext:value="!=&quot;&quot;" calcext:base-cell-address="3Indice.B7"/>
          </calcext:conditional-format>
          <calcext:conditional-format calcext:target-range-address="3Indice.B11:3Indice.D11">
            <calcext:condition calcext:apply-style-name="cellule normale" calcext:value="!=&quot;&quot;" calcext:base-cell-address="3Indice.B11"/>
          </calcext:conditional-format>
          <calcext:conditional-format calcext:target-range-address="3Indice.E11:3Indice.E11">
            <calcext:condition calcext:apply-style-name="cellule normale" calcext:value="!=&quot;&quot;" calcext:base-cell-address="3Indice.E11"/>
          </calcext:conditional-format>
          <calcext:conditional-format calcext:target-range-address="3Indice.B9:3Indice.B9">
            <calcext:condition calcext:apply-style-name="cellule normale" calcext:value="!=&quot;&quot;" calcext:base-cell-address="3Indice.B9"/>
          </calcext:conditional-format>
          <calcext:conditional-format calcext:target-range-address="3Indice.I8:3Indice.I8">
            <calcext:condition calcext:apply-style-name="cellule normale" calcext:value="!=&quot;&quot;" calcext:base-cell-address="3Indice.I8"/>
          </calcext:conditional-format>
          <calcext:conditional-format calcext:target-range-address="3Indice.I11:3Indice.I11">
            <calcext:condition calcext:apply-style-name="cellule normale" calcext:value="!=&quot;&quot;" calcext:base-cell-address="3Indice.I11"/>
          </calcext:conditional-format>
          <calcext:conditional-format calcext:target-range-address="3Indice.H8:3Indice.H8">
            <calcext:condition calcext:apply-style-name="cellule normale" calcext:value="!=&quot;&quot;" calcext:base-cell-address="3Indice.H8"/>
          </calcext:conditional-format>
          <calcext:conditional-format calcext:target-range-address="3Indice.H9:3Indice.H9">
            <calcext:condition calcext:apply-style-name="cellule normale" calcext:value="!=&quot;&quot;" calcext:base-cell-address="3Indice.H9"/>
          </calcext:conditional-format>
          <calcext:conditional-format calcext:target-range-address="3Indice.H10:3Indice.H10">
            <calcext:condition calcext:apply-style-name="cellule normale" calcext:value="!=&quot;&quot;" calcext:base-cell-address="3Indice.H10"/>
          </calcext:conditional-format>
          <calcext:conditional-format calcext:target-range-address="3Indice.H11:3Indice.H11">
            <calcext:condition calcext:apply-style-name="cellule normale" calcext:value="!=&quot;&quot;" calcext:base-cell-address="3Indice.H11"/>
          </calcext:conditional-format>
          <calcext:conditional-format calcext:target-range-address="3Indice.I11:3Indice.I11">
            <calcext:condition calcext:apply-style-name="cellule normale" calcext:value="!=&quot;&quot;" calcext:base-cell-address="3Indice.I11"/>
          </calcext:conditional-format>
          <calcext:conditional-format calcext:target-range-address="3Indice.B14:3Indice.D14">
            <calcext:condition calcext:apply-style-name="cellule normale" calcext:value="!=&quot;&quot;" calcext:base-cell-address="3Indice.B14"/>
          </calcext:conditional-format>
          <calcext:conditional-format calcext:target-range-address="3Indice.B16:3Indice.B16">
            <calcext:condition calcext:apply-style-name="cellule normale" calcext:value="!=&quot;&quot;" calcext:base-cell-address="3Indice.B16"/>
          </calcext:conditional-format>
          <calcext:conditional-format calcext:target-range-address="3Indice.B17:3Indice.B17">
            <calcext:condition calcext:apply-style-name="cellule normale" calcext:value="!=&quot;&quot;" calcext:base-cell-address="3Indice.B17"/>
          </calcext:conditional-format>
          <calcext:conditional-format calcext:target-range-address="3Indice.B15:3Indice.B15">
            <calcext:condition calcext:apply-style-name="cellule normale" calcext:value="!=&quot;&quot;" calcext:base-cell-address="3Indice.B15"/>
          </calcext:conditional-format>
          <calcext:conditional-format calcext:target-range-address="3Indice.B18:3Indice.B18">
            <calcext:condition calcext:apply-style-name="cellule normale" calcext:value="!=&quot;&quot;" calcext:base-cell-address="3Indice.B18"/>
          </calcext:conditional-format>
          <calcext:conditional-format calcext:target-range-address="3Indice.B19:3Indice.B19">
            <calcext:condition calcext:apply-style-name="cellule normale" calcext:value="!=&quot;&quot;" calcext:base-cell-address="3Indice.B19"/>
          </calcext:conditional-format>
          <calcext:conditional-format calcext:target-range-address="3Indice.E14:3Indice.E14">
            <calcext:condition calcext:apply-style-name="cellule normale" calcext:value="!=&quot;&quot;" calcext:base-cell-address="3Indice.E14"/>
          </calcext:conditional-format>
          <calcext:conditional-format calcext:target-range-address="3Indice.E14:3Indice.E14">
            <calcext:condition calcext:apply-style-name="cellule normale" calcext:value="!=&quot;&quot;" calcext:base-cell-address="3Indice.E14"/>
          </calcext:conditional-format>
          <calcext:conditional-format calcext:target-range-address="3Indice.E17:3Indice.E17">
            <calcext:condition calcext:apply-style-name="cellule normale" calcext:value="!=&quot;&quot;" calcext:base-cell-address="3Indice.E17"/>
          </calcext:conditional-format>
          <calcext:conditional-format calcext:target-range-address="3Indice.F17:3Indice.F17">
            <calcext:condition calcext:apply-style-name="cellule normale" calcext:value="!=&quot;&quot;" calcext:base-cell-address="3Indice.F17"/>
          </calcext:conditional-format>
          <calcext:conditional-format calcext:target-range-address="3Indice.F18:3Indice.F18">
            <calcext:condition calcext:apply-style-name="cellule normale" calcext:value="!=&quot;&quot;" calcext:base-cell-address="3Indice.F18"/>
          </calcext:conditional-format>
          <calcext:conditional-format calcext:target-range-address="3Indice.F19:3Indice.F19">
            <calcext:condition calcext:apply-style-name="cellule normale" calcext:value="!=&quot;&quot;" calcext:base-cell-address="3Indice.F19"/>
          </calcext:conditional-format>
          <calcext:conditional-format calcext:target-range-address="3Indice.E18:3Indice.E18">
            <calcext:condition calcext:apply-style-name="cellule normale" calcext:value="!=&quot;&quot;" calcext:base-cell-address="3Indice.E18"/>
          </calcext:conditional-format>
          <calcext:conditional-format calcext:target-range-address="3Indice.E19:3Indice.E19">
            <calcext:condition calcext:apply-style-name="cellule normale" calcext:value="!=&quot;&quot;" calcext:base-cell-address="3Indice.E19"/>
          </calcext:conditional-format>
          <calcext:conditional-format calcext:target-range-address="3Indice.E20:3Indice.E20">
            <calcext:condition calcext:apply-style-name="cellule normale" calcext:value="!=&quot;&quot;" calcext:base-cell-address="3Indice.E20"/>
          </calcext:conditional-format>
          <calcext:conditional-format calcext:target-range-address="3Indice.F20:3Indice.F20">
            <calcext:condition calcext:apply-style-name="cellule normale" calcext:value="!=&quot;&quot;" calcext:base-cell-address="3Indice.F20"/>
          </calcext:conditional-format>
          <calcext:conditional-format calcext:target-range-address="3Indice.G22:3Indice.G22">
            <calcext:condition calcext:apply-style-name="cellule normale" calcext:value="!=&quot;&quot;" calcext:base-cell-address="3Indice.G22"/>
          </calcext:conditional-format>
          <calcext:conditional-format calcext:target-range-address="3Indice.G23:3Indice.G23">
            <calcext:condition calcext:apply-style-name="cellule normale" calcext:value="!=&quot;&quot;" calcext:base-cell-address="3Indice.G23"/>
          </calcext:conditional-format>
          <calcext:conditional-format calcext:target-range-address="3Indice.G24:3Indice.G24">
            <calcext:condition calcext:apply-style-name="cellule normale" calcext:value="!=&quot;&quot;" calcext:base-cell-address="3Indice.G24"/>
          </calcext:conditional-format>
          <calcext:conditional-format calcext:target-range-address="3Indice.G25:3Indice.G25">
            <calcext:condition calcext:apply-style-name="cellule normale" calcext:value="!=&quot;&quot;" calcext:base-cell-address="3Indice.G25"/>
          </calcext:conditional-format>
          <calcext:conditional-format calcext:target-range-address="3Indice.G26:3Indice.G26">
            <calcext:condition calcext:apply-style-name="cellule normale" calcext:value="!=&quot;&quot;" calcext:base-cell-address="3Indice.G26"/>
          </calcext:conditional-format>
          <calcext:conditional-format calcext:target-range-address="3Indice.G27:3Indice.G27">
            <calcext:condition calcext:apply-style-name="cellule normale" calcext:value="!=&quot;&quot;" calcext:base-cell-address="3Indice.G27"/>
          </calcext:conditional-format>
          <calcext:conditional-format calcext:target-range-address="3Indice.H28:3Indice.H28">
            <calcext:condition calcext:apply-style-name="cellule normale" calcext:value="!=&quot;&quot;" calcext:base-cell-address="3Indice.H28"/>
          </calcext:conditional-format>
          <calcext:conditional-format calcext:target-range-address="3Indice.E21:3Indice.E21">
            <calcext:condition calcext:apply-style-name="cellule normale" calcext:value="!=&quot;&quot;" calcext:base-cell-address="3Indice.E21"/>
          </calcext:conditional-format>
          <calcext:conditional-format calcext:target-range-address="3Indice.E23:3Indice.E23">
            <calcext:condition calcext:apply-style-name="cellule normale" calcext:value="!=&quot;&quot;" calcext:base-cell-address="3Indice.E23"/>
          </calcext:conditional-format>
          <calcext:conditional-format calcext:target-range-address="3Indice.E24:3Indice.E24">
            <calcext:condition calcext:apply-style-name="cellule normale" calcext:value="!=&quot;&quot;" calcext:base-cell-address="3Indice.E24"/>
          </calcext:conditional-format>
          <calcext:conditional-format calcext:target-range-address="3Indice.F22:3Indice.F22">
            <calcext:condition calcext:apply-style-name="cellule normale" calcext:value="!=&quot;&quot;" calcext:base-cell-address="3Indice.F22"/>
          </calcext:conditional-format>
          <calcext:conditional-format calcext:target-range-address="3Indice.F23:3Indice.F23">
            <calcext:condition calcext:apply-style-name="cellule normale" calcext:value="!=&quot;&quot;" calcext:base-cell-address="3Indice.F23"/>
          </calcext:conditional-format>
          <calcext:conditional-format calcext:target-range-address="3Indice.I26:3Indice.I26">
            <calcext:condition calcext:apply-style-name="cellule normale" calcext:value="!=&quot;&quot;" calcext:base-cell-address="3Indice.I26"/>
          </calcext:conditional-format>
          <calcext:conditional-format calcext:target-range-address="3Indice.I27:3Indice.I27">
            <calcext:condition calcext:apply-style-name="cellule normale" calcext:value="!=&quot;&quot;" calcext:base-cell-address="3Indice.I27"/>
          </calcext:conditional-format>
          <calcext:conditional-format calcext:target-range-address="3Indice.J28:3Indice.J28">
            <calcext:condition calcext:apply-style-name="cellule normale" calcext:value="!=&quot;&quot;" calcext:base-cell-address="3Indice.J28"/>
          </calcext:conditional-format>
          <calcext:conditional-format calcext:target-range-address="3Indice.I25:3Indice.I25">
            <calcext:condition calcext:apply-style-name="cellule normale" calcext:value="!=&quot;&quot;" calcext:base-cell-address="3Indice.I25"/>
          </calcext:conditional-format>
          <calcext:conditional-format calcext:target-range-address="3Indice.J27:3Indice.J27">
            <calcext:condition calcext:apply-style-name="cellule normale" calcext:value="!=&quot;&quot;" calcext:base-cell-address="3Indice.J27"/>
          </calcext:conditional-format>
          <calcext:conditional-format calcext:target-range-address="3Indice.J25:3Indice.J25">
            <calcext:condition calcext:apply-style-name="cellule normale" calcext:value="!=&quot;&quot;" calcext:base-cell-address="3Indice.J25"/>
          </calcext:conditional-format>
          <calcext:conditional-format calcext:target-range-address="3Indice.E22:3Indice.E22">
            <calcext:condition calcext:apply-style-name="cellule normale" calcext:value="!=&quot;&quot;" calcext:base-cell-address="3Indice.E22"/>
          </calcext:conditional-format>
          <calcext:conditional-format calcext:target-range-address="3Indice.J26:3Indice.J26">
            <calcext:condition calcext:apply-style-name="cellule normale" calcext:value="!=&quot;&quot;" calcext:base-cell-address="3Indice.J26"/>
          </calcext:conditional-format>
          <calcext:conditional-format calcext:target-range-address="3Indice.J28:3Indice.J28">
            <calcext:condition calcext:apply-style-name="cellule normale" calcext:value="!=&quot;&quot;" calcext:base-cell-address="3Indice.J28"/>
          </calcext:conditional-format>
          <calcext:conditional-format calcext:target-range-address="3Indice.J28:3Indice.J28">
            <calcext:condition calcext:apply-style-name="cellule normale" calcext:value="!=&quot;&quot;" calcext:base-cell-address="3Indice.J28"/>
          </calcext:conditional-format>
          <calcext:conditional-format calcext:target-range-address="3Indice.J27:3Indice.J27">
            <calcext:condition calcext:apply-style-name="cellule normale" calcext:value="!=&quot;&quot;" calcext:base-cell-address="3Indice.J27"/>
          </calcext:conditional-format>
          <calcext:conditional-format calcext:target-range-address="3Indice.J17:3Indice.J17">
            <calcext:condition calcext:apply-style-name="cellule normale" calcext:value="!=&quot;&quot;" calcext:base-cell-address="3Indice.J17"/>
          </calcext:conditional-format>
          <calcext:conditional-format calcext:target-range-address="3Indice.J17:3Indice.J17">
            <calcext:condition calcext:apply-style-name="cellule normale" calcext:value="!=&quot;&quot;" calcext:base-cell-address="3Indice.J17"/>
          </calcext:conditional-format>
          <calcext:conditional-format calcext:target-range-address="3Indice.J18:3Indice.J18">
            <calcext:condition calcext:apply-style-name="cellule normale" calcext:value="!=&quot;&quot;" calcext:base-cell-address="3Indice.J18"/>
          </calcext:conditional-format>
          <calcext:conditional-format calcext:target-range-address="3Indice.J17:3Indice.J17">
            <calcext:condition calcext:apply-style-name="cellule normale" calcext:value="!=&quot;&quot;" calcext:base-cell-address="3Indice.J17"/>
          </calcext:conditional-format>
          <calcext:conditional-format calcext:target-range-address="3Indice.F21:3Indice.F21">
            <calcext:condition calcext:apply-style-name="cellule normale" calcext:value="!=&quot;&quot;" calcext:base-cell-address="3Indice.F21"/>
          </calcext:conditional-format>
          <calcext:conditional-format calcext:target-range-address="3Indice.J28:3Indice.J28">
            <calcext:condition calcext:apply-style-name="cellule normale" calcext:value="!=&quot;&quot;" calcext:base-cell-address="3Indice.J28"/>
          </calcext:conditional-format>
          <calcext:conditional-format calcext:target-range-address="3Indice.F28:3Indice.F28">
            <calcext:condition calcext:apply-style-name="cellule normale" calcext:value="!=&quot;&quot;" calcext:base-cell-address="3Indice.F28"/>
          </calcext:conditional-format>
          <calcext:conditional-format calcext:target-range-address="3Indice.H28:3Indice.H28">
            <calcext:condition calcext:apply-style-name="cellule normale" calcext:value="!=&quot;&quot;" calcext:base-cell-address="3Indice.H28"/>
          </calcext:conditional-format>
          <calcext:conditional-format calcext:target-range-address="3Indice.I12:3Indice.I12">
            <calcext:condition calcext:apply-style-name="cellule normale" calcext:value="!=&quot;&quot;" calcext:base-cell-address="3Indice.I13"/>
          </calcext:conditional-format>
          <calcext:conditional-format calcext:target-range-address="3Indice.I13:3Indice.I13">
            <calcext:condition calcext:apply-style-name="cellule normale" calcext:value="!=&quot;&quot;" calcext:base-cell-address="3Indice.I14"/>
          </calcext:conditional-format>
          <calcext:conditional-format calcext:target-range-address="3Indice.I14:3Indice.I14">
            <calcext:condition calcext:apply-style-name="cellule normale" calcext:value="!=&quot;&quot;" calcext:base-cell-address="3Indice.I15"/>
          </calcext:conditional-format>
          <calcext:conditional-format calcext:target-range-address="3Indice.I13:3Indice.I13">
            <calcext:condition calcext:apply-style-name="cellule normale" calcext:value="!=&quot;&quot;" calcext:base-cell-address="3Indice.I14"/>
          </calcext:conditional-format>
          <calcext:conditional-format calcext:target-range-address="3Indice.I14:3Indice.I14">
            <calcext:condition calcext:apply-style-name="cellule normale" calcext:value="!=&quot;&quot;" calcext:base-cell-address="3Indice.I15"/>
          </calcext:conditional-format>
          <calcext:conditional-format calcext:target-range-address="3Indice.H12:3Indice.H12">
            <calcext:condition calcext:apply-style-name="cellule normale" calcext:value="!=&quot;&quot;" calcext:base-cell-address="3Indice.H13"/>
          </calcext:conditional-format>
          <calcext:conditional-format calcext:target-range-address="3Indice.H13:3Indice.H13">
            <calcext:condition calcext:apply-style-name="cellule normale" calcext:value="!=&quot;&quot;" calcext:base-cell-address="3Indice.H14"/>
          </calcext:conditional-format>
          <calcext:conditional-format calcext:target-range-address="3Indice.I12:3Indice.I12">
            <calcext:condition calcext:apply-style-name="cellule normale" calcext:value="!=&quot;&quot;" calcext:base-cell-address="3Indice.I13"/>
          </calcext:conditional-format>
          <calcext:conditional-format calcext:target-range-address="3Indice.B12:3Indice.B12">
            <calcext:condition calcext:apply-style-name="cellule normale" calcext:value="!=&quot;&quot;" calcext:base-cell-address="3Indice.B11"/>
          </calcext:conditional-format>
          <calcext:conditional-format calcext:target-range-address="3Indice.A3:3Indice.N13 3Indice.A16:3Indice.N23 3Indice.A14:3Indice.G14 3Indice.I14:3Indice.N14 3Indice.A15:3Indice.F15 3Indice.H15:3Indice.N15 3Indice.A29:3Indice.N42 3Indice.A24:3Indice.J26 3Indice.L24:3Indice.N28 3Indice.H28:3Indice.H28 3Indice.J28:3Indice.J28 3Indice.G27:3Indice.G27 3Indice.I27:3Indice.J27 3Indice.A28:3Indice.F28 3Indice.A27:3Indice.E27">
            <calcext:condition calcext:apply-style-name="cellule normale" calcext:value="!=&quot;&quot;" calcext:base-cell-address="3Indice.A3"/>
          </calcext:conditional-format>
          <calcext:conditional-format calcext:target-range-address="3Indice.H14:3Indice.H14">
            <calcext:condition calcext:apply-style-name="cellule normale" calcext:value="!=&quot;&quot;" calcext:base-cell-address="3Indice.I12"/>
          </calcext:conditional-format>
          <calcext:conditional-format calcext:target-range-address="3Indice.H14:3Indice.H14">
            <calcext:condition calcext:apply-style-name="cellule normale" calcext:value="!=&quot;&quot;" calcext:base-cell-address="3Indice.I12"/>
          </calcext:conditional-format>
          <calcext:conditional-format calcext:target-range-address="3Indice.H14:3Indice.H14">
            <calcext:condition calcext:apply-style-name="cellule normale" calcext:value="!=&quot;&quot;" calcext:base-cell-address="3Indice.I12"/>
          </calcext:conditional-format>
          <calcext:conditional-format calcext:target-range-address="3Indice.G15:3Indice.G15">
            <calcext:condition calcext:apply-style-name="cellule normale" calcext:value="!=&quot;&quot;" calcext:base-cell-address="3Indice.H14"/>
          </calcext:conditional-format>
          <calcext:conditional-format calcext:target-range-address="3Indice.G15:3Indice.G15">
            <calcext:condition calcext:apply-style-name="cellule normale" calcext:value="!=&quot;&quot;" calcext:base-cell-address="3Indice.H14"/>
          </calcext:conditional-format>
          <calcext:conditional-format calcext:target-range-address="3Indice.G15:3Indice.G15">
            <calcext:condition calcext:apply-style-name="cellule normale" calcext:value="!=&quot;&quot;" calcext:base-cell-address="3Indice.H14"/>
          </calcext:conditional-format>
          <calcext:conditional-format calcext:target-range-address="3Indice.K26:3Indice.K28">
            <calcext:condition calcext:apply-style-name="cellule normale" calcext:value="!=&quot;&quot;" calcext:base-cell-address="3Indice.K24"/>
          </calcext:conditional-format>
          <calcext:conditional-format calcext:target-range-address="3Indice.K24:3Indice.K24">
            <calcext:condition calcext:apply-style-name="cellule normale" calcext:value="!=&quot;&quot;" calcext:base-cell-address="3Indice.J24"/>
          </calcext:conditional-format>
          <calcext:conditional-format calcext:target-range-address="3Indice.I28:3Indice.I28">
            <calcext:condition calcext:apply-style-name="cellule normale" calcext:value="!=&quot;&quot;" calcext:base-cell-address="3Indice.J28"/>
          </calcext:conditional-format>
          <calcext:conditional-format calcext:target-range-address="3Indice.I28:3Indice.I28">
            <calcext:condition calcext:apply-style-name="cellule normale" calcext:value="!=&quot;&quot;" calcext:base-cell-address="3Indice.J28"/>
          </calcext:conditional-format>
          <calcext:conditional-format calcext:target-range-address="3Indice.I28:3Indice.I28">
            <calcext:condition calcext:apply-style-name="cellule normale" calcext:value="!=&quot;&quot;" calcext:base-cell-address="3Indice.J28"/>
          </calcext:conditional-format>
          <calcext:conditional-format calcext:target-range-address="3Indice.I28:3Indice.I28">
            <calcext:condition calcext:apply-style-name="cellule normale" calcext:value="!=&quot;&quot;" calcext:base-cell-address="3Indice.J28"/>
          </calcext:conditional-format>
          <calcext:conditional-format calcext:target-range-address="3Indice.I28:3Indice.I28">
            <calcext:condition calcext:apply-style-name="cellule normale" calcext:value="!=&quot;&quot;" calcext:base-cell-address="3Indice.J28"/>
          </calcext:conditional-format>
          <calcext:conditional-format calcext:target-range-address="3Indice.H27:3Indice.H27">
            <calcext:condition calcext:apply-style-name="cellule normale" calcext:value="!=&quot;&quot;" calcext:base-cell-address="3Indice.J28"/>
          </calcext:conditional-format>
          <calcext:conditional-format calcext:target-range-address="3Indice.H27:3Indice.H27">
            <calcext:condition calcext:apply-style-name="cellule normale" calcext:value="!=&quot;&quot;" calcext:base-cell-address="3Indice.J28"/>
          </calcext:conditional-format>
          <calcext:conditional-format calcext:target-range-address="3Indice.H27:3Indice.H27">
            <calcext:condition calcext:apply-style-name="cellule normale" calcext:value="!=&quot;&quot;" calcext:base-cell-address="3Indice.J28"/>
          </calcext:conditional-format>
          <calcext:conditional-format calcext:target-range-address="3Indice.H27:3Indice.H27">
            <calcext:condition calcext:apply-style-name="cellule normale" calcext:value="!=&quot;&quot;" calcext:base-cell-address="3Indice.J28"/>
          </calcext:conditional-format>
          <calcext:conditional-format calcext:target-range-address="3Indice.H27:3Indice.H27">
            <calcext:condition calcext:apply-style-name="cellule normale" calcext:value="!=&quot;&quot;" calcext:base-cell-address="3Indice.J28"/>
          </calcext:conditional-format>
          <calcext:conditional-format calcext:target-range-address="3Indice.G28:3Indice.G28">
            <calcext:condition calcext:apply-style-name="cellule normale" calcext:value="!=&quot;&quot;" calcext:base-cell-address="3Indice.J28"/>
          </calcext:conditional-format>
          <calcext:conditional-format calcext:target-range-address="3Indice.G28:3Indice.G28">
            <calcext:condition calcext:apply-style-name="cellule normale" calcext:value="!=&quot;&quot;" calcext:base-cell-address="3Indice.J28"/>
          </calcext:conditional-format>
          <calcext:conditional-format calcext:target-range-address="3Indice.G28:3Indice.G28">
            <calcext:condition calcext:apply-style-name="cellule normale" calcext:value="!=&quot;&quot;" calcext:base-cell-address="3Indice.J28"/>
          </calcext:conditional-format>
          <calcext:conditional-format calcext:target-range-address="3Indice.G28:3Indice.G28">
            <calcext:condition calcext:apply-style-name="cellule normale" calcext:value="!=&quot;&quot;" calcext:base-cell-address="3Indice.J28"/>
          </calcext:conditional-format>
          <calcext:conditional-format calcext:target-range-address="3Indice.G28:3Indice.G28">
            <calcext:condition calcext:apply-style-name="cellule normale" calcext:value="!=&quot;&quot;" calcext:base-cell-address="3Indice.J28"/>
          </calcext:conditional-format>
          <calcext:conditional-format calcext:target-range-address="3Indice.F27:3Indice.F27">
            <calcext:condition calcext:apply-style-name="cellule normale" calcext:value="!=&quot;&quot;" calcext:base-cell-address="3Indice.J28"/>
          </calcext:conditional-format>
          <calcext:conditional-format calcext:target-range-address="3Indice.F27:3Indice.F27">
            <calcext:condition calcext:apply-style-name="cellule normale" calcext:value="!=&quot;&quot;" calcext:base-cell-address="3Indice.J28"/>
          </calcext:conditional-format>
          <calcext:conditional-format calcext:target-range-address="3Indice.F27:3Indice.F27">
            <calcext:condition calcext:apply-style-name="cellule normale" calcext:value="!=&quot;&quot;" calcext:base-cell-address="3Indice.J28"/>
          </calcext:conditional-format>
          <calcext:conditional-format calcext:target-range-address="3Indice.F27:3Indice.F27">
            <calcext:condition calcext:apply-style-name="cellule normale" calcext:value="!=&quot;&quot;" calcext:base-cell-address="3Indice.J28"/>
          </calcext:conditional-format>
          <calcext:conditional-format calcext:target-range-address="3Indice.F27:3Indice.F27">
            <calcext:condition calcext:apply-style-name="cellule normale" calcext:value="!=&quot;&quot;" calcext:base-cell-address="3Indice.J28"/>
          </calcext:conditional-format>
          <calcext:conditional-format calcext:target-range-address="3Indice.K25:3Indice.K25">
            <calcext:condition calcext:apply-style-name="cellule normale" calcext:value="!=&quot;&quot;" calcext:base-cell-address="3Indice.J28"/>
          </calcext:conditional-format>
          <calcext:conditional-format calcext:target-range-address="3Indice.K25:3Indice.K25">
            <calcext:condition calcext:apply-style-name="cellule normale" calcext:value="!=&quot;&quot;" calcext:base-cell-address="3Indice.J28"/>
          </calcext:conditional-format>
          <calcext:conditional-format calcext:target-range-address="3Indice.K25:3Indice.K25">
            <calcext:condition calcext:apply-style-name="cellule normale" calcext:value="!=&quot;&quot;" calcext:base-cell-address="3Indice.J28"/>
          </calcext:conditional-format>
          <calcext:conditional-format calcext:target-range-address="3Indice.K25:3Indice.K25">
            <calcext:condition calcext:apply-style-name="cellule normale" calcext:value="!=&quot;&quot;" calcext:base-cell-address="3Indice.J28"/>
          </calcext:conditional-format>
          <calcext:conditional-format calcext:target-range-address="3Indice.K25:3Indice.K25">
            <calcext:condition calcext:apply-style-name="cellule normale" calcext:value="!=&quot;&quot;" calcext:base-cell-address="3Indice.J28"/>
          </calcext:conditional-format>
        </calcext:conditional-formats>
      </table:table>
      <table:table table:name="Bandits" table:style-name="ta1">
        <table:table-column table:style-name="co4" table:default-cell-style-name="ce108"/>
        <table:table-column table:style-name="co5" table:number-columns-repeated="5" table:default-cell-style-name="ce108"/>
        <table:table-column table:style-name="co6" table:default-cell-style-name="ce108"/>
        <table:table-column table:style-name="co7" table:number-columns-repeated="2" table:default-cell-style-name="ce108"/>
        <table:table-column table:style-name="co3" table:default-cell-style-name="ce108"/>
        <table:table-column table:style-name="co3" table:number-columns-repeated="1007" table:default-cell-style-name="Default"/>
        <table:table-row table:style-name="ro8">
          <table:table-cell table:style-name="ce18" office:value-type="string" calcext:value-type="string">
            <text:p>Nom</text:p>
          </table:table-cell>
          <table:table-cell table:style-name="ce18" office:value-type="string" calcext:value-type="string">
            <text:p>Fréquence / 5</text:p>
          </table:table-cell>
          <table:table-cell table:style-name="Default" table:number-columns-repeated="8"/>
          <table:table-cell table:number-columns-repeated="6"/>
          <table:table-cell table:style-name="ce31" table:number-columns-repeated="1001"/>
        </table:table-row>
        <table:table-row table:style-name="ro8">
          <table:table-cell table:style-name="ce19" office:value-type="string" calcext:value-type="string">
            <text:p>Bandits</text:p>
          </table:table-cell>
          <table:table-cell table:style-name="ce19" office:value-type="float" office:value="3" calcext:value-type="float">
            <text:p>3</text:p>
          </table:table-cell>
          <table:table-cell table:style-name="Default" table:number-columns-repeated="8"/>
          <table:table-cell table:number-columns-repeated="1007"/>
        </table:table-row>
        <table:table-row table:style-name="ro13">
          <table:table-cell table:style-name="ce109" office:value-type="string" calcext:value-type="string">
            <text:p>Narrator : L'équipage accoste sur une petite île.</text:p>
          </table:table-cell>
          <table:table-cell table:style-name="ce114" table:number-columns-repeated="2"/>
          <table:table-cell table:style-name="ce134"/>
          <table:table-cell table:style-name="ce114"/>
          <table:table-cell table:style-name="ce152"/>
          <table:table-cell table:number-columns-repeated="4"/>
          <table:table-cell table:style-name="ce108" table:number-columns-repeated="3"/>
          <table:table-cell table:number-columns-repeated="1004"/>
        </table:table-row>
        <table:table-row table:style-name="ro13">
          <table:table-cell table:style-name="ce110" office:value-type="string" calcext:value-type="string">
            <text:p>Narrator : Quelques hommes s'avancent</text:p>
          </table:table-cell>
          <table:table-cell table:style-name="ce114" table:number-columns-repeated="2"/>
          <table:table-cell table:style-name="ce135"/>
          <table:table-cell table:style-name="ce114"/>
          <table:table-cell table:style-name="ce153"/>
          <table:table-cell table:number-columns-repeated="4"/>
          <table:table-cell table:style-name="ce108" table:number-columns-repeated="3"/>
          <table:table-cell table:number-columns-repeated="1004"/>
        </table:table-row>
        <table:table-row table:style-name="ro16">
          <table:table-cell table:style-name="ce111" office:value-type="string" calcext:value-type="string">
            <text:p>randomPercent</text:p>
          </table:table-cell>
          <table:table-cell table:style-name="ce114" table:number-columns-repeated="2"/>
          <table:table-cell table:style-name="ce136"/>
          <table:table-cell table:style-name="ce114"/>
          <table:table-cell table:style-name="ce154"/>
          <table:table-cell table:number-columns-repeated="4"/>
          <table:table-cell table:style-name="ce108" table:number-columns-repeated="3"/>
          <table:table-cell table:number-columns-repeated="1004"/>
        </table:table-row>
        <table:table-row table:style-name="ro34">
          <table:table-cell table:style-name="ce112" office:value-type="string" calcext:value-type="string">
            <text:p>PlayerSpeak : Ahoi !</text:p>
          </table:table-cell>
          <table:table-cell table:style-name="ce114" office:value-type="string" calcext:value-type="string">
            <text:p>non</text:p>
          </table:table-cell>
          <table:table-cell table:style-name="ce114"/>
          <table:table-cell table:style-name="ce137"/>
          <table:table-cell table:style-name="ce114"/>
          <table:table-cell table:style-name="ce155"/>
          <table:table-cell table:number-columns-repeated="4"/>
          <table:table-cell table:style-name="ce108" table:number-columns-repeated="3"/>
          <table:table-cell table:number-columns-repeated="1004"/>
        </table:table-row>
        <table:table-row table:style-name="ro35">
          <table:table-cell table:style-name="ce113" office:value-type="string" calcext:value-type="string">
            <text:p>randomPercent50</text:p>
          </table:table-cell>
          <table:table-cell table:style-name="Default" table:number-columns-repeated="3"/>
          <table:table-cell table:style-name="ce114"/>
          <table:table-cell table:style-name="ce156"/>
          <table:table-cell table:number-columns-repeated="4"/>
          <table:table-cell table:style-name="ce108" table:number-columns-repeated="3"/>
          <table:table-cell table:number-columns-repeated="1004"/>
        </table:table-row>
        <table:table-row table:style-name="ro13">
          <table:table-cell table:style-name="ce114" office:value-type="string" calcext:value-type="string">
            <text:p>OtherSpeak : C'est simple : 200 pièces d'or ou c'est fini !</text:p>
          </table:table-cell>
          <table:table-cell table:style-name="ce114" office:value-type="string" calcext:value-type="string">
            <text:p>non</text:p>
          </table:table-cell>
          <table:table-cell table:style-name="ce114" table:number-columns-repeated="3"/>
          <table:table-cell table:style-name="ce157"/>
          <table:table-cell table:number-columns-repeated="4"/>
          <table:table-cell table:style-name="ce108" table:number-columns-repeated="3"/>
          <table:table-cell table:number-columns-repeated="1004"/>
        </table:table-row>
        <table:table-row table:style-name="ro34">
          <table:table-cell table:style-name="ce115" office:value-type="string" calcext:value-type="string">
            <text:p>SetChoices3</text:p>
          </table:table-cell>
          <table:table-cell table:style-name="ce114" table:number-columns-repeated="2"/>
          <table:table-cell table:style-name="ce138"/>
          <table:table-cell table:style-name="Default"/>
          <table:table-cell table:style-name="ce158"/>
          <table:table-cell table:number-columns-repeated="4"/>
          <table:table-cell table:style-name="ce108" table:number-columns-repeated="3"/>
          <table:table-cell table:number-columns-repeated="1004"/>
        </table:table-row>
        <table:table-row table:style-name="ro34">
          <table:table-cell table:style-name="ce116" office:value-type="string" calcext:value-type="string">
            <text:p>Tenez…</text:p>
          </table:table-cell>
          <table:table-cell table:style-name="ce114"/>
          <table:table-cell table:style-name="ce114" office:value-type="string" calcext:value-type="string">
            <text:p>Plutôt mourir !</text:p>
          </table:table-cell>
          <table:table-cell table:style-name="ce139" office:value-type="string" calcext:value-type="string">
            <text:p>Je n'ai pas assez</text:p>
          </table:table-cell>
          <table:table-cell table:style-name="Default"/>
          <table:table-cell table:style-name="ce159"/>
          <table:table-cell table:number-columns-repeated="4"/>
          <table:table-cell table:style-name="ce108" table:number-columns-repeated="3"/>
          <table:table-cell table:number-columns-repeated="1004"/>
        </table:table-row>
        <table:table-row table:style-name="ro18">
          <table:table-cell table:style-name="ce117" office:value-type="string" calcext:value-type="string">
            <text:p>checkGold200</text:p>
          </table:table-cell>
          <table:table-cell table:style-name="ce114"/>
          <table:table-cell table:style-name="ce129" office:value-type="string" calcext:value-type="string">
            <text:p>launchCombat</text:p>
          </table:table-cell>
          <table:table-cell table:style-name="ce140" office:value-type="string" calcext:value-type="string">
            <text:p>OtherSpeak : Tanpis Pour vous !</text:p>
          </table:table-cell>
          <table:table-cell table:style-name="Default"/>
          <table:table-cell table:style-name="ce160"/>
          <table:table-cell table:number-columns-repeated="4"/>
          <table:table-cell table:style-name="ce108" table:number-columns-repeated="3"/>
          <table:table-cell table:number-columns-repeated="1004"/>
        </table:table-row>
        <table:table-row table:style-name="ro36">
          <table:table-cell table:style-name="ce118" office:value-type="string" calcext:value-type="string">
            <text:p>removeGold200</text:p>
          </table:table-cell>
          <table:table-cell table:style-name="ce114" office:value-type="string" calcext:value-type="string">
            <text:p>OtherSpeak : Vous vous foutez de moi ?</text:p>
          </table:table-cell>
          <table:table-cell table:style-name="ce130" office:value-type="string" calcext:value-type="string">
            <text:p>Conclude</text:p>
          </table:table-cell>
          <table:table-cell table:style-name="ce141" office:value-type="string" calcext:value-type="string">
            <text:p>launchCombat</text:p>
          </table:table-cell>
          <table:table-cell table:style-name="Default"/>
          <table:table-cell table:style-name="ce161"/>
          <table:table-cell table:number-columns-repeated="4"/>
          <table:table-cell table:style-name="ce108" table:number-columns-repeated="3"/>
          <table:table-cell table:number-columns-repeated="1004"/>
        </table:table-row>
        <table:table-row table:style-name="ro13">
          <table:table-cell table:style-name="ce119" office:value-type="string" calcext:value-type="string">
            <text:p>OtherSpeak : C'est très bien ça…</text:p>
          </table:table-cell>
          <table:table-cell table:style-name="ce126" office:value-type="string" calcext:value-type="string">
            <text:p>GoTo1/10</text:p>
          </table:table-cell>
          <table:table-cell table:style-name="ce131" office:value-type="string" calcext:value-type="string">
            <text:p>GoTo1/6</text:p>
          </table:table-cell>
          <table:table-cell table:style-name="ce142" office:value-type="string" calcext:value-type="string">
            <text:p>Conclude</text:p>
          </table:table-cell>
          <table:table-cell table:style-name="ce149"/>
          <table:table-cell table:style-name="ce162"/>
          <table:table-cell table:number-columns-repeated="4"/>
          <table:table-cell table:style-name="ce108" table:number-columns-repeated="3"/>
          <table:table-cell table:number-columns-repeated="1004"/>
        </table:table-row>
        <table:table-row table:style-name="ro37">
          <table:table-cell table:style-name="ce120" office:value-type="string" calcext:value-type="string">
            <text:p>OtherSpeak : A la prochaine</text:p>
          </table:table-cell>
          <table:table-cell table:style-name="ce127" office:value-type="string" calcext:value-type="string">
            <text:p>launchCombat</text:p>
          </table:table-cell>
          <table:table-cell table:style-name="ce114"/>
          <table:table-cell table:style-name="ce143"/>
          <table:table-cell table:style-name="ce150"/>
          <table:table-cell table:style-name="ce163"/>
          <table:table-cell table:number-columns-repeated="4"/>
          <table:table-cell table:style-name="ce108" table:number-columns-repeated="3"/>
          <table:table-cell table:number-columns-repeated="1004"/>
        </table:table-row>
        <table:table-row table:style-name="ro34">
          <table:table-cell table:style-name="ce121" office:value-type="string" calcext:value-type="string">
            <text:p>Conclude</text:p>
          </table:table-cell>
          <table:table-cell table:style-name="ce128" office:value-type="string" calcext:value-type="string">
            <text:p>Conclude</text:p>
          </table:table-cell>
          <table:table-cell table:style-name="ce114"/>
          <table:table-cell table:style-name="ce144"/>
          <table:table-cell table:style-name="ce151"/>
          <table:table-cell table:style-name="ce164"/>
          <table:table-cell table:number-columns-repeated="4"/>
          <table:table-cell table:style-name="ce108" table:number-columns-repeated="3"/>
          <table:table-cell table:number-columns-repeated="1004"/>
        </table:table-row>
        <table:table-row table:style-name="ro13">
          <table:table-cell table:style-name="ce122"/>
          <table:table-cell table:style-name="ce114"/>
          <table:table-cell table:style-name="ce132" office:value-type="string" calcext:value-type="string">
            <text:p>Narrator : L'équipe est devant la grotte</text:p>
          </table:table-cell>
          <table:table-cell table:style-name="ce145"/>
          <table:table-cell table:style-name="ce114"/>
          <table:table-cell table:style-name="ce165"/>
          <table:table-cell table:number-columns-repeated="4"/>
          <table:table-cell table:style-name="ce108" table:number-columns-repeated="3"/>
          <table:table-cell table:number-columns-repeated="1004"/>
        </table:table-row>
        <table:table-row table:style-name="ro16">
          <table:table-cell table:style-name="ce123"/>
          <table:table-cell table:style-name="ce114"/>
          <table:table-cell table:style-name="ce133" office:value-type="string" calcext:value-type="string">
            <text:p>GoTo1/13</text:p>
          </table:table-cell>
          <table:table-cell table:style-name="ce146"/>
          <table:table-cell table:style-name="ce114"/>
          <table:table-cell table:style-name="ce166"/>
          <table:table-cell table:number-columns-repeated="4"/>
          <table:table-cell table:style-name="ce108" table:number-columns-repeated="3"/>
          <table:table-cell table:number-columns-repeated="1004"/>
        </table:table-row>
        <table:table-row table:style-name="ro10">
          <table:table-cell table:style-name="ce124"/>
          <table:table-cell table:style-name="ce114" table:number-columns-repeated="2"/>
          <table:table-cell table:style-name="ce147"/>
          <table:table-cell table:style-name="ce114"/>
          <table:table-cell table:style-name="ce167"/>
          <table:table-cell table:number-columns-repeated="1011"/>
        </table:table-row>
        <table:table-row table:style-name="ro10" table:number-rows-repeated="2">
          <table:table-cell table:style-name="ce125"/>
          <table:table-cell table:style-name="ce114" table:number-columns-repeated="2"/>
          <table:table-cell table:style-name="ce148"/>
          <table:table-cell table:style-name="ce114"/>
          <table:table-cell table:style-name="ce168"/>
          <table:table-cell table:number-columns-repeated="1011"/>
        </table:table-row>
        <table:table-row table:style-name="ro10" table:number-rows-repeated="6">
          <table:table-cell table:number-columns-repeated="1017"/>
        </table:table-row>
        <table:table-row table:style-name="ro36">
          <table:table-cell table:number-columns-repeated="1017"/>
        </table:table-row>
        <table:table-row table:style-name="ro19">
          <table:table-cell table:number-columns-repeated="1017"/>
        </table:table-row>
        <table:table-row table:style-name="ro10" table:number-rows-repeated="7">
          <table:table-cell table:number-columns-repeated="1017"/>
        </table:table-row>
        <table:table-row table:style-name="ro10">
          <table:table-cell table:number-columns-repeated="1017"/>
        </table:table-row>
        <calcext:conditional-formats>
          <calcext:conditional-format calcext:target-range-address="Bandits.F3:Bandits.F3">
            <calcext:condition calcext:apply-style-name="cellule normale" calcext:value="!=&quot;&quot;" calcext:base-cell-address="Bandits.F3"/>
          </calcext:conditional-format>
          <calcext:conditional-format calcext:target-range-address="Bandits.A3:Bandits.A3">
            <calcext:condition calcext:apply-style-name="cellule normale" calcext:value="!=&quot;&quot;" calcext:base-cell-address="Bandits.A3"/>
          </calcext:conditional-format>
          <calcext:conditional-format calcext:target-range-address="Bandits.D3:Bandits.D3">
            <calcext:condition calcext:apply-style-name="cellule normale" calcext:value="!=&quot;&quot;" calcext:base-cell-address="Bandits.D3"/>
          </calcext:conditional-format>
          <calcext:conditional-format calcext:target-range-address="Bandits.F4:Bandits.F4">
            <calcext:condition calcext:apply-style-name="cellule normale" calcext:value="!=&quot;&quot;" calcext:base-cell-address="Bandits.F4"/>
          </calcext:conditional-format>
          <calcext:conditional-format calcext:target-range-address="Bandits.A4:Bandits.A4">
            <calcext:condition calcext:apply-style-name="cellule normale" calcext:value="!=&quot;&quot;" calcext:base-cell-address="Bandits.A4"/>
          </calcext:conditional-format>
          <calcext:conditional-format calcext:target-range-address="Bandits.D4:Bandits.D4">
            <calcext:condition calcext:apply-style-name="cellule normale" calcext:value="!=&quot;&quot;" calcext:base-cell-address="Bandits.D4"/>
          </calcext:conditional-format>
          <calcext:conditional-format calcext:target-range-address="Bandits.F5:Bandits.F5">
            <calcext:condition calcext:apply-style-name="cellule normale" calcext:value="!=&quot;&quot;" calcext:base-cell-address="Bandits.F5"/>
          </calcext:conditional-format>
          <calcext:conditional-format calcext:target-range-address="Bandits.D5:Bandits.D5">
            <calcext:condition calcext:apply-style-name="cellule normale" calcext:value="!=&quot;&quot;" calcext:base-cell-address="Bandits.D5"/>
          </calcext:conditional-format>
          <calcext:conditional-format calcext:target-range-address="Bandits.F6:Bandits.F6">
            <calcext:condition calcext:apply-style-name="cellule normale" calcext:value="!=&quot;&quot;" calcext:base-cell-address="Bandits.F6"/>
          </calcext:conditional-format>
          <calcext:conditional-format calcext:target-range-address="Bandits.A6:Bandits.A6">
            <calcext:condition calcext:apply-style-name="cellule normale" calcext:value="!=&quot;&quot;" calcext:base-cell-address="Bandits.A6"/>
          </calcext:conditional-format>
          <calcext:conditional-format calcext:target-range-address="Bandits.D6:Bandits.D6">
            <calcext:condition calcext:apply-style-name="cellule normale" calcext:value="!=&quot;&quot;" calcext:base-cell-address="Bandits.D6"/>
          </calcext:conditional-format>
          <calcext:conditional-format calcext:target-range-address="Bandits.F7:Bandits.F7">
            <calcext:condition calcext:apply-style-name="cellule normale" calcext:value="!=&quot;&quot;" calcext:base-cell-address="Bandits.F7"/>
          </calcext:conditional-format>
          <calcext:conditional-format calcext:target-range-address="Bandits.F8:Bandits.F8">
            <calcext:condition calcext:apply-style-name="cellule normale" calcext:value="!=&quot;&quot;" calcext:base-cell-address="Bandits.F8"/>
          </calcext:conditional-format>
          <calcext:conditional-format calcext:target-range-address="Bandits.F9:Bandits.F9">
            <calcext:condition calcext:apply-style-name="cellule normale" calcext:value="!=&quot;&quot;" calcext:base-cell-address="Bandits.F9"/>
          </calcext:conditional-format>
          <calcext:conditional-format calcext:target-range-address="Bandits.F10:Bandits.F10">
            <calcext:condition calcext:apply-style-name="cellule normale" calcext:value="!=&quot;&quot;" calcext:base-cell-address="Bandits.F10"/>
          </calcext:conditional-format>
          <calcext:conditional-format calcext:target-range-address="Bandits.F11:Bandits.F11">
            <calcext:condition calcext:apply-style-name="cellule normale" calcext:value="!=&quot;&quot;" calcext:base-cell-address="Bandits.F11"/>
          </calcext:conditional-format>
          <calcext:conditional-format calcext:target-range-address="Bandits.F12:Bandits.F12">
            <calcext:condition calcext:apply-style-name="cellule normale" calcext:value="!=&quot;&quot;" calcext:base-cell-address="Bandits.F12"/>
          </calcext:conditional-format>
          <calcext:conditional-format calcext:target-range-address="Bandits.F13:Bandits.F13">
            <calcext:condition calcext:apply-style-name="cellule normale" calcext:value="!=&quot;&quot;" calcext:base-cell-address="Bandits.F13"/>
          </calcext:conditional-format>
          <calcext:conditional-format calcext:target-range-address="Bandits.F14:Bandits.F14">
            <calcext:condition calcext:apply-style-name="cellule normale" calcext:value="!=&quot;&quot;" calcext:base-cell-address="Bandits.F14"/>
          </calcext:conditional-format>
          <calcext:conditional-format calcext:target-range-address="Bandits.F15:Bandits.F15">
            <calcext:condition calcext:apply-style-name="cellule normale" calcext:value="!=&quot;&quot;" calcext:base-cell-address="Bandits.F15"/>
          </calcext:conditional-format>
          <calcext:conditional-format calcext:target-range-address="Bandits.F16:Bandits.F16">
            <calcext:condition calcext:apply-style-name="cellule normale" calcext:value="!=&quot;&quot;" calcext:base-cell-address="Bandits.F16"/>
          </calcext:conditional-format>
          <calcext:conditional-format calcext:target-range-address="Bandits.A16:Bandits.A16">
            <calcext:condition calcext:apply-style-name="cellule normale" calcext:value="!=&quot;&quot;" calcext:base-cell-address="Bandits.A16"/>
          </calcext:conditional-format>
          <calcext:conditional-format calcext:target-range-address="Bandits.D16:Bandits.D16">
            <calcext:condition calcext:apply-style-name="cellule normale" calcext:value="!=&quot;&quot;" calcext:base-cell-address="Bandits.D16"/>
          </calcext:conditional-format>
          <calcext:conditional-format calcext:target-range-address="Bandits.F17:Bandits.F17">
            <calcext:condition calcext:apply-style-name="cellule normale" calcext:value="!=&quot;&quot;" calcext:base-cell-address="Bandits.F17"/>
          </calcext:conditional-format>
          <calcext:conditional-format calcext:target-range-address="Bandits.A17:Bandits.A17">
            <calcext:condition calcext:apply-style-name="cellule normale" calcext:value="!=&quot;&quot;" calcext:base-cell-address="Bandits.A17"/>
          </calcext:conditional-format>
          <calcext:conditional-format calcext:target-range-address="Bandits.D17:Bandits.D17">
            <calcext:condition calcext:apply-style-name="cellule normale" calcext:value="!=&quot;&quot;" calcext:base-cell-address="Bandits.D17"/>
          </calcext:conditional-format>
          <calcext:conditional-format calcext:target-range-address="Bandits.F18:Bandits.F18">
            <calcext:condition calcext:apply-style-name="cellule normale" calcext:value="!=&quot;&quot;" calcext:base-cell-address="Bandits.F18"/>
          </calcext:conditional-format>
          <calcext:conditional-format calcext:target-range-address="Bandits.A18:Bandits.A18">
            <calcext:condition calcext:apply-style-name="cellule normale" calcext:value="!=&quot;&quot;" calcext:base-cell-address="Bandits.A18"/>
          </calcext:conditional-format>
          <calcext:conditional-format calcext:target-range-address="Bandits.D18:Bandits.D18">
            <calcext:condition calcext:apply-style-name="cellule normale" calcext:value="!=&quot;&quot;" calcext:base-cell-address="Bandits.D18"/>
          </calcext:conditional-format>
          <calcext:conditional-format calcext:target-range-address="Bandits.F19:Bandits.F20">
            <calcext:condition calcext:apply-style-name="cellule normale" calcext:value="!=&quot;&quot;" calcext:base-cell-address="Bandits.F19"/>
          </calcext:conditional-format>
          <calcext:conditional-format calcext:target-range-address="Bandits.A19:Bandits.A20">
            <calcext:condition calcext:apply-style-name="cellule normale" calcext:value="!=&quot;&quot;" calcext:base-cell-address="Bandits.A19"/>
          </calcext:conditional-format>
          <calcext:conditional-format calcext:target-range-address="Bandits.D19:Bandits.D20">
            <calcext:condition calcext:apply-style-name="cellule normale" calcext:value="!=&quot;&quot;" calcext:base-cell-address="Bandits.D19"/>
          </calcext:conditional-format>
          <calcext:conditional-format calcext:target-range-address="Bandits.E13:Bandits.E13">
            <calcext:condition calcext:apply-style-name="cellule normale" calcext:value="!=&quot;&quot;" calcext:base-cell-address="Bandits.E13"/>
          </calcext:conditional-format>
          <calcext:conditional-format calcext:target-range-address="Bandits.E14:Bandits.E14">
            <calcext:condition calcext:apply-style-name="cellule normale" calcext:value="!=&quot;&quot;" calcext:base-cell-address="Bandits.E14"/>
          </calcext:conditional-format>
          <calcext:conditional-format calcext:target-range-address="Bandits.E15:Bandits.E15">
            <calcext:condition calcext:apply-style-name="cellule normale" calcext:value="!=&quot;&quot;" calcext:base-cell-address="Bandits.E15"/>
          </calcext:conditional-format>
          <calcext:conditional-format calcext:target-range-address="Bandits.A9:Bandits.A9">
            <calcext:condition calcext:apply-style-name="cellule normale" calcext:value="!=&quot;&quot;" calcext:base-cell-address="Bandits.A9"/>
          </calcext:conditional-format>
          <calcext:conditional-format calcext:target-range-address="Bandits.D9:Bandits.D9">
            <calcext:condition calcext:apply-style-name="cellule normale" calcext:value="!=&quot;&quot;" calcext:base-cell-address="Bandits.D9"/>
          </calcext:conditional-format>
          <calcext:conditional-format calcext:target-range-address="Bandits.A10:Bandits.A10">
            <calcext:condition calcext:apply-style-name="cellule normale" calcext:value="!=&quot;&quot;" calcext:base-cell-address="Bandits.A10"/>
          </calcext:conditional-format>
          <calcext:conditional-format calcext:target-range-address="Bandits.D10:Bandits.D10">
            <calcext:condition calcext:apply-style-name="cellule normale" calcext:value="!=&quot;&quot;" calcext:base-cell-address="Bandits.D10"/>
          </calcext:conditional-format>
          <calcext:conditional-format calcext:target-range-address="Bandits.A11:Bandits.A11">
            <calcext:condition calcext:apply-style-name="cellule normale" calcext:value="!=&quot;&quot;" calcext:base-cell-address="Bandits.A11"/>
          </calcext:conditional-format>
          <calcext:conditional-format calcext:target-range-address="Bandits.A12:Bandits.A12">
            <calcext:condition calcext:apply-style-name="cellule normale" calcext:value="!=&quot;&quot;" calcext:base-cell-address="Bandits.A12"/>
          </calcext:conditional-format>
          <calcext:conditional-format calcext:target-range-address="Bandits.A13:Bandits.A13">
            <calcext:condition calcext:apply-style-name="cellule normale" calcext:value="!=&quot;&quot;" calcext:base-cell-address="Bandits.A13"/>
          </calcext:conditional-format>
          <calcext:conditional-format calcext:target-range-address="Bandits.A15:Bandits.A15">
            <calcext:condition calcext:apply-style-name="cellule normale" calcext:value="!=&quot;&quot;" calcext:base-cell-address="Bandits.A15"/>
          </calcext:conditional-format>
          <calcext:conditional-format calcext:target-range-address="Bandits.D15:Bandits.D15">
            <calcext:condition calcext:apply-style-name="cellule normale" calcext:value="!=&quot;&quot;" calcext:base-cell-address="Bandits.D15"/>
          </calcext:conditional-format>
          <calcext:conditional-format calcext:target-range-address="Bandits.A15:Bandits.A15">
            <calcext:condition calcext:apply-style-name="cellule normale" calcext:value="!=&quot;&quot;" calcext:base-cell-address="Bandits.A15"/>
          </calcext:conditional-format>
          <calcext:conditional-format calcext:target-range-address="Bandits.D15:Bandits.D15">
            <calcext:condition calcext:apply-style-name="cellule normale" calcext:value="!=&quot;&quot;" calcext:base-cell-address="Bandits.D15"/>
          </calcext:conditional-format>
          <calcext:conditional-format calcext:target-range-address="Bandits.C11:Bandits.C11">
            <calcext:condition calcext:apply-style-name="cellule normale" calcext:value="!=&quot;&quot;" calcext:base-cell-address="Bandits.C11"/>
          </calcext:conditional-format>
          <calcext:conditional-format calcext:target-range-address="Bandits.C12:Bandits.C12">
            <calcext:condition calcext:apply-style-name="cellule normale" calcext:value="!=&quot;&quot;" calcext:base-cell-address="Bandits.C12"/>
          </calcext:conditional-format>
          <calcext:conditional-format calcext:target-range-address="Bandits.C13:Bandits.C13">
            <calcext:condition calcext:apply-style-name="cellule normale" calcext:value="!=&quot;&quot;" calcext:base-cell-address="Bandits.C13"/>
          </calcext:conditional-format>
          <calcext:conditional-format calcext:target-range-address="Bandits.D11:Bandits.D11">
            <calcext:condition calcext:apply-style-name="cellule normale" calcext:value="!=&quot;&quot;" calcext:base-cell-address="Bandits.D11"/>
          </calcext:conditional-format>
          <calcext:conditional-format calcext:target-range-address="Bandits.D12:Bandits.D12">
            <calcext:condition calcext:apply-style-name="cellule normale" calcext:value="!=&quot;&quot;" calcext:base-cell-address="Bandits.D12"/>
          </calcext:conditional-format>
          <calcext:conditional-format calcext:target-range-address="Bandits.D13:Bandits.D13">
            <calcext:condition calcext:apply-style-name="cellule normale" calcext:value="!=&quot;&quot;" calcext:base-cell-address="Bandits.D13"/>
          </calcext:conditional-format>
          <calcext:conditional-format calcext:target-range-address="Bandits.D14:Bandits.D14">
            <calcext:condition calcext:apply-style-name="cellule normale" calcext:value="!=&quot;&quot;" calcext:base-cell-address="Bandits.D14"/>
          </calcext:conditional-format>
          <calcext:conditional-format calcext:target-range-address="Bandits.A14:Bandits.A14">
            <calcext:condition calcext:apply-style-name="cellule normale" calcext:value="!=&quot;&quot;" calcext:base-cell-address="Bandits.A14"/>
          </calcext:conditional-format>
          <calcext:conditional-format calcext:target-range-address="Bandits.B13:Bandits.B13">
            <calcext:condition calcext:apply-style-name="cellule normale" calcext:value="!=&quot;&quot;" calcext:base-cell-address="Bandits.B13"/>
          </calcext:conditional-format>
          <calcext:conditional-format calcext:target-range-address="Bandits.B14:Bandits.B14">
            <calcext:condition calcext:apply-style-name="cellule normale" calcext:value="!=&quot;&quot;" calcext:base-cell-address="Bandits.B14"/>
          </calcext:conditional-format>
          <calcext:conditional-format calcext:target-range-address="Bandits.B15:Bandits.B15">
            <calcext:condition calcext:apply-style-name="cellule normale" calcext:value="!=&quot;&quot;" calcext:base-cell-address="Bandits.B15"/>
          </calcext:conditional-format>
          <calcext:conditional-format calcext:target-range-address="Bandits.B15:Bandits.B15">
            <calcext:condition calcext:apply-style-name="cellule normale" calcext:value="!=&quot;&quot;" calcext:base-cell-address="Bandits.B15"/>
          </calcext:conditional-format>
          <calcext:conditional-format calcext:target-range-address="Bandits.A7:Bandits.A7">
            <calcext:condition calcext:apply-style-name="cellule normale" calcext:value="!=&quot;&quot;" calcext:base-cell-address="Bandits.A7"/>
          </calcext:conditional-format>
          <calcext:conditional-format calcext:target-range-address="Bandits.A5:Bandits.A5">
            <calcext:condition calcext:apply-style-name="cellule normale" calcext:value="!=&quot;&quot;" calcext:base-cell-address="Bandits.A5"/>
          </calcext:conditional-format>
          <calcext:conditional-format calcext:target-range-address="Bandits.C17:Bandits.C17">
            <calcext:condition calcext:apply-style-name="cellule normale" calcext:value="!=&quot;&quot;" calcext:base-cell-address="Bandits.C17"/>
          </calcext:conditional-format>
          <calcext:conditional-format calcext:target-range-address="Bandits.C16:Bandits.C16">
            <calcext:condition calcext:apply-style-name="cellule normale" calcext:value="!=&quot;&quot;" calcext:base-cell-address="Bandits.C16"/>
          </calcext:conditional-format>
        </calcext:conditional-formats>
      </table:table>
      <table:table table:name="Taverne" table:style-name="ta1">
        <table:table-column table:style-name="co4" table:default-cell-style-name="ce205"/>
        <table:table-column table:style-name="co5" table:number-columns-repeated="5" table:default-cell-style-name="ce205"/>
        <table:table-column table:style-name="co6" table:default-cell-style-name="ce205"/>
        <table:table-column table:style-name="co7" table:number-columns-repeated="2" table:default-cell-style-name="ce205"/>
        <table:table-column table:style-name="co3" table:number-columns-repeated="1015" table:default-cell-style-name="ce205"/>
        <table:table-row table:style-name="ro10">
          <table:table-cell table:style-name="ce169" office:value-type="string" calcext:value-type="string">
            <text:p>Nom</text:p>
          </table:table-cell>
          <table:table-cell table:style-name="ce169" office:value-type="string" calcext:value-type="string">
            <text:p>Fréquence / 5</text:p>
          </table:table-cell>
          <table:table-cell table:number-columns-repeated="4"/>
          <table:table-cell table:style-name="ce114"/>
          <table:table-cell table:number-columns-repeated="9"/>
          <table:table-cell table:style-name="ce281" table:number-columns-repeated="1001"/>
          <table:table-cell table:number-columns-repeated="7"/>
        </table:table-row>
        <table:table-row table:style-name="ro38">
          <table:table-cell table:style-name="ce170" office:value-type="string" calcext:value-type="string">
            <text:p>Taverne</text:p>
          </table:table-cell>
          <table:table-cell table:style-name="ce170" office:value-type="float" office:value="2" calcext:value-type="float">
            <text:p>2</text:p>
          </table:table-cell>
          <table:table-cell table:number-columns-repeated="4"/>
          <table:table-cell table:style-name="ce114"/>
          <table:table-cell table:number-columns-repeated="1017"/>
        </table:table-row>
        <table:table-row table:style-name="ro22">
          <table:table-cell table:style-name="ce171" office:value-type="string" calcext:value-type="string">
            <text:p>Narrator : De la fumée monte dans le ciel et une odeur merveilleuse flotte dans l'air. C'est une taverne.</text:p>
          </table:table-cell>
          <table:table-cell table:style-name="ce114" table:number-columns-repeated="2"/>
          <table:table-cell table:style-name="ce254"/>
          <table:table-cell table:style-name="ce114"/>
          <table:table-cell table:style-name="ce273"/>
          <table:table-cell table:style-name="ce114" table:number-columns-repeated="16"/>
          <table:table-cell table:number-columns-repeated="1002"/>
        </table:table-row>
        <table:table-row table:style-name="ro16">
          <table:table-cell table:style-name="ce172" office:value-type="string" calcext:value-type="string">
            <text:p>SetChoices2</text:p>
          </table:table-cell>
          <table:table-cell table:style-name="ce206"/>
          <table:table-cell table:style-name="ce231"/>
          <table:table-cell table:style-name="ce206" table:number-columns-repeated="3"/>
          <table:table-cell table:style-name="ce114" table:number-columns-repeated="16"/>
          <table:table-cell table:number-columns-repeated="1002"/>
        </table:table-row>
        <table:table-row table:style-name="ro16">
          <table:table-cell table:style-name="ce173" office:value-type="string" calcext:value-type="string">
            <text:p>Reprenons la mer</text:p>
          </table:table-cell>
          <table:table-cell table:style-name="ce207" office:value-type="string" calcext:value-type="string">
            <text:p>Entrons</text:p>
          </table:table-cell>
          <table:table-cell table:style-name="ce232"/>
          <table:table-cell table:style-name="ce207" table:number-columns-repeated="3"/>
          <table:table-cell table:style-name="ce114" table:number-columns-repeated="16"/>
          <table:table-cell table:number-columns-repeated="1002"/>
        </table:table-row>
        <table:table-row table:style-name="ro16">
          <table:table-cell table:style-name="ce174" office:value-type="string" calcext:value-type="string">
            <text:p>Leave</text:p>
          </table:table-cell>
          <table:table-cell table:style-name="ce208" office:value-type="string" calcext:value-type="string">
            <text:p>randomCrew</text:p>
          </table:table-cell>
          <table:table-cell table:style-name="ce233"/>
          <table:table-cell table:style-name="ce208" table:number-columns-repeated="3"/>
          <table:table-cell table:style-name="ce114" table:number-columns-repeated="16"/>
          <table:table-cell table:number-columns-repeated="1002"/>
        </table:table-row>
        <table:table-row table:style-name="ro22">
          <table:table-cell table:style-name="ce175"/>
          <table:table-cell table:style-name="ce209" office:value-type="string" calcext:value-type="string">
            <text:p>OtherSpeak : Qu'est-ce que je peux faire pour vous ?</text:p>
          </table:table-cell>
          <table:table-cell table:style-name="ce234"/>
          <table:table-cell table:style-name="ce209" table:number-columns-repeated="3"/>
          <table:table-cell table:style-name="ce114" table:number-columns-repeated="16"/>
          <table:table-cell table:number-columns-repeated="1002"/>
        </table:table-row>
        <table:table-row table:style-name="ro16">
          <table:table-cell table:style-name="ce176"/>
          <table:table-cell table:style-name="ce210" office:value-type="string" calcext:value-type="string">
            <text:p>SetChoices3</text:p>
          </table:table-cell>
          <table:table-cell table:style-name="ce235"/>
          <table:table-cell table:style-name="ce210" table:number-columns-repeated="3"/>
          <table:table-cell table:style-name="ce114" table:number-columns-repeated="16"/>
          <table:table-cell table:number-columns-repeated="1002"/>
        </table:table-row>
        <table:table-row table:style-name="ro17">
          <table:table-cell table:style-name="ce177"/>
          <table:table-cell table:style-name="ce211" office:value-type="string" calcext:value-type="string">
            <text:p>Des chambres pour mes hommes !</text:p>
          </table:table-cell>
          <table:table-cell table:style-name="ce236"/>
          <table:table-cell table:style-name="ce211"/>
          <table:table-cell table:style-name="ce211" office:value-type="string" calcext:value-type="string">
            <text:p>On a faim !</text:p>
          </table:table-cell>
          <table:table-cell table:style-name="ce211" office:value-type="string" calcext:value-type="string">
            <text:p>Ça ira pour aujourdh'ui</text:p>
          </table:table-cell>
          <table:table-cell table:style-name="ce114" table:number-columns-repeated="16"/>
          <table:table-cell table:number-columns-repeated="1002"/>
        </table:table-row>
        <table:table-row table:style-name="ro17">
          <table:table-cell table:style-name="ce178"/>
          <table:table-cell table:style-name="ce212" office:value-type="string" calcext:value-type="string">
            <text:p>OtherSpeak : Ça sera 50 pièces d'or</text:p>
          </table:table-cell>
          <table:table-cell table:style-name="ce237"/>
          <table:table-cell table:style-name="ce212"/>
          <table:table-cell table:style-name="ce212" office:value-type="string" calcext:value-type="string">
            <text:p>OtherSpeak : Regardez voir ce que j'ai</text:p>
          </table:table-cell>
          <table:table-cell table:style-name="ce212" office:value-type="string" calcext:value-type="string">
            <text:p>OtherSpeak : Bon bah à la prochaine !</text:p>
          </table:table-cell>
          <table:table-cell table:style-name="ce114" table:number-columns-repeated="16"/>
          <table:table-cell table:number-columns-repeated="1002"/>
        </table:table-row>
        <table:table-row table:style-name="ro16">
          <table:table-cell table:style-name="ce179"/>
          <table:table-cell table:style-name="ce213" office:value-type="string" calcext:value-type="string">
            <text:p>SetChoices2</text:p>
          </table:table-cell>
          <table:table-cell table:style-name="ce238"/>
          <table:table-cell table:style-name="ce213"/>
          <table:table-cell table:style-name="ce213" office:value-type="string" calcext:value-type="string">
            <text:p>tradeFood</text:p>
          </table:table-cell>
          <table:table-cell table:style-name="ce213" office:value-type="string" calcext:value-type="string">
            <text:p>Leave</text:p>
          </table:table-cell>
          <table:table-cell table:style-name="ce114" table:number-columns-repeated="16"/>
          <table:table-cell table:number-columns-repeated="1002"/>
        </table:table-row>
        <table:table-row table:style-name="ro13">
          <table:table-cell table:style-name="ce180"/>
          <table:table-cell table:style-name="ce214" office:value-type="string" calcext:value-type="string">
            <text:p>Tenez !</text:p>
          </table:table-cell>
          <table:table-cell table:style-name="ce239"/>
          <table:table-cell table:style-name="ce255" office:value-type="string" calcext:value-type="string">
            <text:p>Je n'ai pas assez…</text:p>
          </table:table-cell>
          <table:table-cell table:style-name="ce259" office:value-type="string" calcext:value-type="string">
            <text:p>GoTo2/5</text:p>
          </table:table-cell>
          <table:table-cell table:style-name="ce214"/>
          <table:table-cell table:style-name="ce114" table:number-columns-repeated="16"/>
          <table:table-cell table:number-columns-repeated="1002"/>
        </table:table-row>
        <table:table-row table:style-name="ro17">
          <table:table-cell table:style-name="ce181"/>
          <table:table-cell table:style-name="ce215" office:value-type="string" calcext:value-type="string">
            <text:p>checkGold50</text:p>
          </table:table-cell>
          <table:table-cell table:style-name="ce240"/>
          <table:table-cell table:style-name="ce256" office:value-type="string" calcext:value-type="string">
            <text:p>OtherSpeak : C'est rien mon bon monsieur</text:p>
          </table:table-cell>
          <table:table-cell table:style-name="Default"/>
          <table:table-cell table:style-name="ce215"/>
          <table:table-cell table:style-name="ce114" table:number-columns-repeated="16"/>
          <table:table-cell table:number-columns-repeated="1002"/>
        </table:table-row>
        <table:table-row table:style-name="ro22">
          <table:table-cell table:style-name="ce182"/>
          <table:table-cell table:style-name="ce216" office:value-type="string" calcext:value-type="string">
            <text:p>OtherSpeak : Prenez le dortoir à gauche en haut des escaliers !</text:p>
          </table:table-cell>
          <table:table-cell table:style-name="ce241" office:value-type="string" calcext:value-type="string">
            <text:p>OtherSpeak : Désolé mon bon m'sieur mais c'est pas assez</text:p>
          </table:table-cell>
          <table:table-cell table:style-name="ce257" office:value-type="string" calcext:value-type="string">
            <text:p>goTo2/5</text:p>
          </table:table-cell>
          <table:table-cell table:style-name="ce216" table:number-columns-repeated="2"/>
          <table:table-cell table:style-name="ce114" table:number-columns-repeated="16"/>
          <table:table-cell table:number-columns-repeated="1002"/>
        </table:table-row>
        <table:table-row table:style-name="ro13">
          <table:table-cell table:style-name="ce183"/>
          <table:table-cell table:style-name="ce217" office:value-type="string" calcext:value-type="string">
            <text:p>OtherSpeak : Bonne nuit</text:p>
          </table:table-cell>
          <table:table-cell table:style-name="ce242" table:formula="of:=&quot;goTo&quot; &amp; COLUMN([.B10]) &amp; &quot;/&quot; &amp; ROW([.B7]) - 2" office:value-type="string" office:string-value="goTo2/5" calcext:value-type="string">
            <text:p>goTo2/5</text:p>
          </table:table-cell>
          <table:table-cell table:style-name="ce217"/>
          <table:table-cell table:style-name="ce260" table:number-columns-repeated="2"/>
          <table:table-cell table:style-name="ce114" table:number-columns-repeated="16"/>
          <table:table-cell table:number-columns-repeated="1002"/>
        </table:table-row>
        <table:table-row table:style-name="ro39">
          <table:table-cell table:style-name="ce184"/>
          <table:table-cell table:style-name="ce218" office:value-type="string" calcext:value-type="string">
            <text:p>randomPercent4</text:p>
          </table:table-cell>
          <table:table-cell table:style-name="ce243"/>
          <table:table-cell table:style-name="ce218"/>
          <table:table-cell table:style-name="ce261" table:number-columns-repeated="2"/>
          <table:table-cell table:style-name="ce114" table:number-columns-repeated="16"/>
          <table:table-cell table:number-columns-repeated="1002"/>
        </table:table-row>
        <table:table-row table:style-name="ro39">
          <table:table-cell table:style-name="ce185"/>
          <table:table-cell table:style-name="ce219" office:value-type="string" calcext:value-type="string">
            <text:p>setWeatherNight</text:p>
          </table:table-cell>
          <table:table-cell table:style-name="Default"/>
          <table:table-cell table:style-name="ce219"/>
          <table:table-cell table:style-name="ce262" office:value-type="string" calcext:value-type="string">
            <text:p>setWeatherDay</text:p>
          </table:table-cell>
          <table:table-cell table:style-name="ce274"/>
          <table:table-cell table:style-name="ce114" table:number-columns-repeated="16"/>
          <table:table-cell table:number-columns-repeated="1002"/>
        </table:table-row>
        <table:table-row table:style-name="ro39">
          <table:table-cell table:style-name="ce186"/>
          <table:table-cell table:style-name="ce220" office:value-type="string" calcext:value-type="string">
            <text:p>nextDay</text:p>
          </table:table-cell>
          <table:table-cell table:style-name="Default"/>
          <table:table-cell table:style-name="ce220"/>
          <table:table-cell table:style-name="ce263" office:value-type="string" calcext:value-type="string">
            <text:p>nextDay</text:p>
          </table:table-cell>
          <table:table-cell table:style-name="ce275"/>
          <table:table-cell table:style-name="ce114" table:number-columns-repeated="16"/>
          <table:table-cell table:number-columns-repeated="1002"/>
        </table:table-row>
        <table:table-row table:style-name="ro40">
          <table:table-cell table:style-name="ce187"/>
          <table:table-cell table:style-name="ce221" office:value-type="string" calcext:value-type="string">
            <text:p>Narrator : Des craquements dans le couloir réveillent l'équipage</text:p>
          </table:table-cell>
          <table:table-cell table:style-name="ce244"/>
          <table:table-cell table:style-name="ce221"/>
          <table:table-cell table:style-name="ce264" office:value-type="string" calcext:value-type="string">
            <text:p>Narrator : L'équipe se réveille au son des mouettes…</text:p>
          </table:table-cell>
          <table:table-cell table:style-name="ce276"/>
          <table:table-cell table:style-name="ce114" table:number-columns-repeated="16"/>
          <table:table-cell table:number-columns-repeated="1002"/>
        </table:table-row>
        <table:table-row table:style-name="ro41">
          <table:table-cell table:style-name="ce188"/>
          <table:table-cell table:style-name="ce222" office:value-type="string" calcext:value-type="string">
            <text:p>SetChoices2</text:p>
          </table:table-cell>
          <table:table-cell table:style-name="ce245"/>
          <table:table-cell table:style-name="ce222"/>
          <table:table-cell table:style-name="ce265" office:value-type="string" calcext:value-type="string">
            <text:p>OtherSpeak : Alors, bien dormis ?</text:p>
          </table:table-cell>
          <table:table-cell table:style-name="ce277"/>
          <table:table-cell table:style-name="ce114" table:number-columns-repeated="16"/>
          <table:table-cell table:number-columns-repeated="1002"/>
        </table:table-row>
        <table:table-row table:style-name="ro18">
          <table:table-cell table:style-name="ce189"/>
          <table:table-cell table:style-name="ce223" office:value-type="string" calcext:value-type="string">
            <text:p>Je vais voir ce que c'est</text:p>
          </table:table-cell>
          <table:table-cell table:style-name="ce246" office:value-type="string" calcext:value-type="string">
            <text:p>On verra demain…</text:p>
          </table:table-cell>
          <table:table-cell table:style-name="ce223"/>
          <table:table-cell table:style-name="ce266" office:value-type="string" calcext:value-type="string">
            <text:p>SetChoices2</text:p>
          </table:table-cell>
          <table:table-cell table:style-name="Default"/>
          <table:table-cell table:style-name="ce114" table:number-columns-repeated="16"/>
          <table:table-cell table:number-columns-repeated="1002"/>
        </table:table-row>
        <table:table-row table:style-name="ro41">
          <table:table-cell table:style-name="ce190"/>
          <table:table-cell table:style-name="ce224" office:value-type="string" calcext:value-type="string">
            <text:p>PlayerSpeak : Vous pensiez nous avoir comme ça ?!</text:p>
          </table:table-cell>
          <table:table-cell table:style-name="ce247" office:value-type="string" calcext:value-type="string">
            <text:p>setWeatherDay</text:p>
          </table:table-cell>
          <table:table-cell table:style-name="ce224"/>
          <table:table-cell table:style-name="ce267" office:value-type="string" calcext:value-type="string">
            <text:p>Non j'ai très mal dormis</text:p>
          </table:table-cell>
          <table:table-cell table:style-name="ce278" office:value-type="string" calcext:value-type="string">
            <text:p>Oui merci !</text:p>
          </table:table-cell>
          <table:table-cell table:style-name="ce114" table:number-columns-repeated="16"/>
          <table:table-cell table:number-columns-repeated="1002"/>
        </table:table-row>
        <table:table-row table:style-name="ro39">
          <table:table-cell table:style-name="ce191"/>
          <table:table-cell table:style-name="ce225" office:value-type="string" calcext:value-type="string">
            <text:p>launchCombat</text:p>
          </table:table-cell>
          <table:table-cell table:style-name="ce248" office:value-type="string" calcext:value-type="string">
            <text:p>randomRange2</text:p>
          </table:table-cell>
          <table:table-cell table:style-name="ce225"/>
          <table:table-cell table:style-name="ce268" office:value-type="string" calcext:value-type="string">
            <text:p>goTo2/5</text:p>
          </table:table-cell>
          <table:table-cell table:style-name="ce279" office:value-type="string" calcext:value-type="string">
            <text:p>goTo2/5</text:p>
          </table:table-cell>
          <table:table-cell table:style-name="ce114" table:number-columns-repeated="16"/>
          <table:table-cell table:number-columns-repeated="1002"/>
        </table:table-row>
        <table:table-row table:style-name="ro42">
          <table:table-cell table:style-name="ce192"/>
          <table:table-cell table:style-name="ce226" office:value-type="string" calcext:value-type="string">
            <text:p>Conclude</text:p>
          </table:table-cell>
          <table:table-cell table:style-name="ce249" office:value-type="string" calcext:value-type="string">
            <text:p>Narrator : L'équipage se réveille. Plus de deux cents pièces d'or ont disparues</text:p>
          </table:table-cell>
          <table:table-cell table:style-name="ce226" office:value-type="string" calcext:value-type="string">
            <text:p>Narrator : Le capitaine et ses hommes se réveillent après une bonne nuit de sommeil</text:p>
          </table:table-cell>
          <table:table-cell table:style-name="ce269" table:number-columns-repeated="2"/>
          <table:table-cell table:style-name="ce114" table:number-columns-repeated="16"/>
          <table:table-cell table:number-columns-repeated="1002"/>
        </table:table-row>
        <table:table-row table:style-name="ro43">
          <table:table-cell table:style-name="ce193"/>
          <table:table-cell table:style-name="ce227"/>
          <table:table-cell table:style-name="ce250" office:value-type="string" calcext:value-type="string">
            <text:p>PlayerSpeak : Nos bourses ! Qui a pris ma bourse !?</text:p>
          </table:table-cell>
          <table:table-cell table:style-name="ce227" office:value-type="string" calcext:value-type="string">
            <text:p>Leave</text:p>
          </table:table-cell>
          <table:table-cell table:style-name="ce270" table:number-columns-repeated="2"/>
          <table:table-cell table:style-name="ce114" table:number-columns-repeated="16"/>
          <table:table-cell table:number-columns-repeated="1002"/>
        </table:table-row>
        <table:table-row table:style-name="ro39">
          <table:table-cell table:style-name="ce194"/>
          <table:table-cell table:style-name="ce228"/>
          <table:table-cell table:style-name="ce251" office:value-type="string" calcext:value-type="string">
            <text:p>Leave</text:p>
          </table:table-cell>
          <table:table-cell table:style-name="ce228"/>
          <table:table-cell table:style-name="ce271" table:number-columns-repeated="2"/>
          <table:table-cell table:style-name="ce114" table:number-columns-repeated="16"/>
          <table:table-cell table:number-columns-repeated="1002"/>
        </table:table-row>
        <table:table-row table:style-name="ro10">
          <table:table-cell table:style-name="ce195"/>
          <table:table-cell table:style-name="Default" table:number-columns-repeated="3"/>
          <table:table-cell table:style-name="ce272" table:number-columns-repeated="2"/>
          <table:table-cell table:style-name="ce114" table:number-columns-repeated="16"/>
          <table:table-cell table:number-columns-repeated="1002"/>
        </table:table-row>
        <table:table-row table:style-name="ro10">
          <table:table-cell table:style-name="ce196"/>
          <table:table-cell table:style-name="ce229"/>
          <table:table-cell table:style-name="ce252"/>
          <table:table-cell table:style-name="ce229" table:number-columns-repeated="3"/>
          <table:table-cell table:style-name="ce114" table:number-columns-repeated="16"/>
          <table:table-cell table:number-columns-repeated="1002"/>
        </table:table-row>
        <table:table-row table:style-name="ro10">
          <table:table-cell table:style-name="ce197"/>
          <table:table-cell table:style-name="ce230"/>
          <table:table-cell table:style-name="ce253"/>
          <table:table-cell table:style-name="ce230" table:number-columns-repeated="3"/>
          <table:table-cell table:style-name="Default"/>
          <table:table-cell table:style-name="ce114" table:number-columns-repeated="15"/>
          <table:table-cell table:number-columns-repeated="1002"/>
        </table:table-row>
        <table:table-row table:style-name="ro10">
          <table:table-cell table:style-name="ce198"/>
          <table:table-cell table:style-name="ce114" table:number-columns-repeated="2"/>
          <table:table-cell table:style-name="ce258"/>
          <table:table-cell table:style-name="ce114"/>
          <table:table-cell table:style-name="ce280"/>
          <table:table-cell table:style-name="ce114" table:number-columns-repeated="4"/>
          <table:table-cell table:number-columns-repeated="1014"/>
        </table:table-row>
        <table:table-row table:style-name="ro10">
          <table:table-cell table:style-name="ce199" table:number-columns-repeated="7"/>
          <table:table-cell table:style-name="ce114" table:number-columns-repeated="3"/>
          <table:table-cell table:number-columns-repeated="1014"/>
        </table:table-row>
        <table:table-row table:style-name="ro10">
          <table:table-cell table:style-name="ce200" table:number-columns-repeated="7"/>
          <table:table-cell table:style-name="ce114" table:number-columns-repeated="3"/>
          <table:table-cell table:number-columns-repeated="1014"/>
        </table:table-row>
        <table:table-row table:style-name="ro10">
          <table:table-cell table:style-name="ce201" table:number-columns-repeated="7"/>
          <table:table-cell table:style-name="ce114" table:number-columns-repeated="3"/>
          <table:table-cell table:number-columns-repeated="1014"/>
        </table:table-row>
        <table:table-row table:style-name="ro10">
          <table:table-cell table:style-name="ce202" table:number-columns-repeated="7"/>
          <table:table-cell table:style-name="ce114" table:number-columns-repeated="3"/>
          <table:table-cell table:number-columns-repeated="1014"/>
        </table:table-row>
        <table:table-row table:style-name="ro10">
          <table:table-cell table:style-name="ce203" table:number-columns-repeated="7"/>
          <table:table-cell table:style-name="ce114" table:number-columns-repeated="3"/>
          <table:table-cell table:number-columns-repeated="1014"/>
        </table:table-row>
        <table:table-row table:style-name="ro10">
          <table:table-cell table:style-name="ce204" table:number-columns-repeated="7"/>
          <table:table-cell table:style-name="ce114" table:number-columns-repeated="3"/>
          <table:table-cell table:number-columns-repeated="1014"/>
        </table:table-row>
        <table:table-row table:style-name="ro7" table:number-rows-repeated="1048539">
          <table:table-cell table:number-columns-repeated="1024"/>
        </table:table-row>
        <table:table-row table:style-name="ro7">
          <table:table-cell table:number-columns-repeated="1024"/>
        </table:table-row>
        <calcext:conditional-formats>
          <calcext:conditional-format calcext:target-range-address="Taverne.A31:Taverne.G31">
            <calcext:condition calcext:apply-style-name="cellule normale" calcext:value="!=&quot;&quot;" calcext:base-cell-address="Taverne.A31"/>
          </calcext:conditional-format>
          <calcext:conditional-format calcext:target-range-address="Taverne.A32:Taverne.G32">
            <calcext:condition calcext:apply-style-name="cellule normale" calcext:value="!=&quot;&quot;" calcext:base-cell-address="Taverne.A32"/>
          </calcext:conditional-format>
          <calcext:conditional-format calcext:target-range-address="Taverne.A33:Taverne.G33">
            <calcext:condition calcext:apply-style-name="cellule normale" calcext:value="!=&quot;&quot;" calcext:base-cell-address="Taverne.A33"/>
          </calcext:conditional-format>
          <calcext:conditional-format calcext:target-range-address="Taverne.A34:Taverne.G34">
            <calcext:condition calcext:apply-style-name="cellule normale" calcext:value="!=&quot;&quot;" calcext:base-cell-address="Taverne.A34"/>
          </calcext:conditional-format>
          <calcext:conditional-format calcext:target-range-address="Taverne.A35:Taverne.G35">
            <calcext:condition calcext:apply-style-name="cellule normale" calcext:value="!=&quot;&quot;" calcext:base-cell-address="Taverne.A35"/>
          </calcext:conditional-format>
          <calcext:conditional-format calcext:target-range-address="Taverne.A36:Taverne.G36">
            <calcext:condition calcext:apply-style-name="cellule normale" calcext:value="!=&quot;&quot;" calcext:base-cell-address="Taverne.A36"/>
          </calcext:conditional-format>
          <calcext:conditional-format calcext:target-range-address="Taverne.F30:Taverne.F30">
            <calcext:condition calcext:apply-style-name="cellule normale" calcext:value="!=&quot;&quot;" calcext:base-cell-address="Taverne.F30"/>
          </calcext:conditional-format>
          <calcext:conditional-format calcext:target-range-address="Taverne.A30:Taverne.A30">
            <calcext:condition calcext:apply-style-name="cellule normale" calcext:value="!=&quot;&quot;" calcext:base-cell-address="Taverne.A30"/>
          </calcext:conditional-format>
          <calcext:conditional-format calcext:target-range-address="Taverne.D30:Taverne.D30">
            <calcext:condition calcext:apply-style-name="cellule normale" calcext:value="!=&quot;&quot;" calcext:base-cell-address="Taverne.D30"/>
          </calcext:conditional-format>
          <calcext:conditional-format calcext:target-range-address="Taverne.D4:Taverne.F4 Taverne.B4:Taverne.B4">
            <calcext:condition calcext:apply-style-name="cellule normale" calcext:value="!=&quot;&quot;" calcext:base-cell-address="Taverne.B4"/>
          </calcext:conditional-format>
          <calcext:conditional-format calcext:target-range-address="Taverne.A4:Taverne.A4">
            <calcext:condition calcext:apply-style-name="cellule normale" calcext:value="!=&quot;&quot;" calcext:base-cell-address="Taverne.A4"/>
          </calcext:conditional-format>
          <calcext:conditional-format calcext:target-range-address="Taverne.C4:Taverne.C4">
            <calcext:condition calcext:apply-style-name="cellule normale" calcext:value="!=&quot;&quot;" calcext:base-cell-address="Taverne.C4"/>
          </calcext:conditional-format>
          <calcext:conditional-format calcext:target-range-address="Taverne.D5:Taverne.F5 Taverne.B5:Taverne.B5">
            <calcext:condition calcext:apply-style-name="cellule normale" calcext:value="!=&quot;&quot;" calcext:base-cell-address="Taverne.B5"/>
          </calcext:conditional-format>
          <calcext:conditional-format calcext:target-range-address="Taverne.A5:Taverne.A5">
            <calcext:condition calcext:apply-style-name="cellule normale" calcext:value="!=&quot;&quot;" calcext:base-cell-address="Taverne.A5"/>
          </calcext:conditional-format>
          <calcext:conditional-format calcext:target-range-address="Taverne.C5:Taverne.C5">
            <calcext:condition calcext:apply-style-name="cellule normale" calcext:value="!=&quot;&quot;" calcext:base-cell-address="Taverne.C5"/>
          </calcext:conditional-format>
          <calcext:conditional-format calcext:target-range-address="Taverne.D6:Taverne.F6 Taverne.B6:Taverne.B6">
            <calcext:condition calcext:apply-style-name="cellule normale" calcext:value="!=&quot;&quot;" calcext:base-cell-address="Taverne.B6"/>
          </calcext:conditional-format>
          <calcext:conditional-format calcext:target-range-address="Taverne.A6:Taverne.A6">
            <calcext:condition calcext:apply-style-name="cellule normale" calcext:value="!=&quot;&quot;" calcext:base-cell-address="Taverne.A6"/>
          </calcext:conditional-format>
          <calcext:conditional-format calcext:target-range-address="Taverne.C6:Taverne.C6">
            <calcext:condition calcext:apply-style-name="cellule normale" calcext:value="!=&quot;&quot;" calcext:base-cell-address="Taverne.C6"/>
          </calcext:conditional-format>
          <calcext:conditional-format calcext:target-range-address="Taverne.D7:Taverne.F7 Taverne.B7:Taverne.B7">
            <calcext:condition calcext:apply-style-name="cellule normale" calcext:value="!=&quot;&quot;" calcext:base-cell-address="Taverne.B7"/>
          </calcext:conditional-format>
          <calcext:conditional-format calcext:target-range-address="Taverne.A7:Taverne.A7">
            <calcext:condition calcext:apply-style-name="cellule normale" calcext:value="!=&quot;&quot;" calcext:base-cell-address="Taverne.A7"/>
          </calcext:conditional-format>
          <calcext:conditional-format calcext:target-range-address="Taverne.C7:Taverne.C7">
            <calcext:condition calcext:apply-style-name="cellule normale" calcext:value="!=&quot;&quot;" calcext:base-cell-address="Taverne.C7"/>
          </calcext:conditional-format>
          <calcext:conditional-format calcext:target-range-address="Taverne.D8:Taverne.F8 Taverne.B8:Taverne.B8">
            <calcext:condition calcext:apply-style-name="cellule normale" calcext:value="!=&quot;&quot;" calcext:base-cell-address="Taverne.B8"/>
          </calcext:conditional-format>
          <calcext:conditional-format calcext:target-range-address="Taverne.A8:Taverne.A8">
            <calcext:condition calcext:apply-style-name="cellule normale" calcext:value="!=&quot;&quot;" calcext:base-cell-address="Taverne.A8"/>
          </calcext:conditional-format>
          <calcext:conditional-format calcext:target-range-address="Taverne.C8:Taverne.C8">
            <calcext:condition calcext:apply-style-name="cellule normale" calcext:value="!=&quot;&quot;" calcext:base-cell-address="Taverne.C8"/>
          </calcext:conditional-format>
          <calcext:conditional-format calcext:target-range-address="Taverne.D9:Taverne.F9 Taverne.B9:Taverne.B9">
            <calcext:condition calcext:apply-style-name="cellule normale" calcext:value="!=&quot;&quot;" calcext:base-cell-address="Taverne.B9"/>
          </calcext:conditional-format>
          <calcext:conditional-format calcext:target-range-address="Taverne.A9:Taverne.A9">
            <calcext:condition calcext:apply-style-name="cellule normale" calcext:value="!=&quot;&quot;" calcext:base-cell-address="Taverne.A9"/>
          </calcext:conditional-format>
          <calcext:conditional-format calcext:target-range-address="Taverne.C9:Taverne.C9">
            <calcext:condition calcext:apply-style-name="cellule normale" calcext:value="!=&quot;&quot;" calcext:base-cell-address="Taverne.C9"/>
          </calcext:conditional-format>
          <calcext:conditional-format calcext:target-range-address="Taverne.D10:Taverne.F10 Taverne.B10:Taverne.B10">
            <calcext:condition calcext:apply-style-name="cellule normale" calcext:value="!=&quot;&quot;" calcext:base-cell-address="Taverne.B10"/>
          </calcext:conditional-format>
          <calcext:conditional-format calcext:target-range-address="Taverne.A10:Taverne.A10">
            <calcext:condition calcext:apply-style-name="cellule normale" calcext:value="!=&quot;&quot;" calcext:base-cell-address="Taverne.A10"/>
          </calcext:conditional-format>
          <calcext:conditional-format calcext:target-range-address="Taverne.C10:Taverne.C10">
            <calcext:condition calcext:apply-style-name="cellule normale" calcext:value="!=&quot;&quot;" calcext:base-cell-address="Taverne.C10"/>
          </calcext:conditional-format>
          <calcext:conditional-format calcext:target-range-address="Taverne.D11:Taverne.F11 Taverne.B11:Taverne.B11">
            <calcext:condition calcext:apply-style-name="cellule normale" calcext:value="!=&quot;&quot;" calcext:base-cell-address="Taverne.B11"/>
          </calcext:conditional-format>
          <calcext:conditional-format calcext:target-range-address="Taverne.A11:Taverne.A11">
            <calcext:condition calcext:apply-style-name="cellule normale" calcext:value="!=&quot;&quot;" calcext:base-cell-address="Taverne.A11"/>
          </calcext:conditional-format>
          <calcext:conditional-format calcext:target-range-address="Taverne.C11:Taverne.C11">
            <calcext:condition calcext:apply-style-name="cellule normale" calcext:value="!=&quot;&quot;" calcext:base-cell-address="Taverne.C11"/>
          </calcext:conditional-format>
          <calcext:conditional-format calcext:target-range-address="Taverne.F12:Taverne.F12 Taverne.B12:Taverne.B12">
            <calcext:condition calcext:apply-style-name="cellule normale" calcext:value="!=&quot;&quot;" calcext:base-cell-address="Taverne.B12"/>
          </calcext:conditional-format>
          <calcext:conditional-format calcext:target-range-address="Taverne.A12:Taverne.A12">
            <calcext:condition calcext:apply-style-name="cellule normale" calcext:value="!=&quot;&quot;" calcext:base-cell-address="Taverne.A12"/>
          </calcext:conditional-format>
          <calcext:conditional-format calcext:target-range-address="Taverne.C12:Taverne.C12">
            <calcext:condition calcext:apply-style-name="cellule normale" calcext:value="!=&quot;&quot;" calcext:base-cell-address="Taverne.C12"/>
          </calcext:conditional-format>
          <calcext:conditional-format calcext:target-range-address="Taverne.F13:Taverne.F13 Taverne.B13:Taverne.B13">
            <calcext:condition calcext:apply-style-name="cellule normale" calcext:value="!=&quot;&quot;" calcext:base-cell-address="Taverne.B13"/>
          </calcext:conditional-format>
          <calcext:conditional-format calcext:target-range-address="Taverne.A13:Taverne.A13">
            <calcext:condition calcext:apply-style-name="cellule normale" calcext:value="!=&quot;&quot;" calcext:base-cell-address="Taverne.A13"/>
          </calcext:conditional-format>
          <calcext:conditional-format calcext:target-range-address="Taverne.E14:Taverne.F14 Taverne.B14:Taverne.B14">
            <calcext:condition calcext:apply-style-name="cellule normale" calcext:value="!=&quot;&quot;" calcext:base-cell-address="Taverne.B14"/>
          </calcext:conditional-format>
          <calcext:conditional-format calcext:target-range-address="Taverne.A14:Taverne.A14">
            <calcext:condition calcext:apply-style-name="cellule normale" calcext:value="!=&quot;&quot;" calcext:base-cell-address="Taverne.A14"/>
          </calcext:conditional-format>
          <calcext:conditional-format calcext:target-range-address="Taverne.E15:Taverne.F15">
            <calcext:condition calcext:apply-style-name="cellule normale" calcext:value="!=&quot;&quot;" calcext:base-cell-address="Taverne.E15"/>
          </calcext:conditional-format>
          <calcext:conditional-format calcext:target-range-address="Taverne.A15:Taverne.A15">
            <calcext:condition calcext:apply-style-name="cellule normale" calcext:value="!=&quot;&quot;" calcext:base-cell-address="Taverne.A15"/>
          </calcext:conditional-format>
          <calcext:conditional-format calcext:target-range-address="Taverne.E16:Taverne.F16">
            <calcext:condition calcext:apply-style-name="cellule normale" calcext:value="!=&quot;&quot;" calcext:base-cell-address="Taverne.E16"/>
          </calcext:conditional-format>
          <calcext:conditional-format calcext:target-range-address="Taverne.A16:Taverne.A16">
            <calcext:condition calcext:apply-style-name="cellule normale" calcext:value="!=&quot;&quot;" calcext:base-cell-address="Taverne.A16"/>
          </calcext:conditional-format>
          <calcext:conditional-format calcext:target-range-address="Taverne.F17:Taverne.F17">
            <calcext:condition calcext:apply-style-name="cellule normale" calcext:value="!=&quot;&quot;" calcext:base-cell-address="Taverne.F17"/>
          </calcext:conditional-format>
          <calcext:conditional-format calcext:target-range-address="Taverne.A17:Taverne.A17">
            <calcext:condition calcext:apply-style-name="cellule normale" calcext:value="!=&quot;&quot;" calcext:base-cell-address="Taverne.A17"/>
          </calcext:conditional-format>
          <calcext:conditional-format calcext:target-range-address="Taverne.F18:Taverne.F18">
            <calcext:condition calcext:apply-style-name="cellule normale" calcext:value="!=&quot;&quot;" calcext:base-cell-address="Taverne.F18"/>
          </calcext:conditional-format>
          <calcext:conditional-format calcext:target-range-address="Taverne.A18:Taverne.A18">
            <calcext:condition calcext:apply-style-name="cellule normale" calcext:value="!=&quot;&quot;" calcext:base-cell-address="Taverne.A18"/>
          </calcext:conditional-format>
          <calcext:conditional-format calcext:target-range-address="Taverne.A19:Taverne.A19">
            <calcext:condition calcext:apply-style-name="cellule normale" calcext:value="!=&quot;&quot;" calcext:base-cell-address="Taverne.A19"/>
          </calcext:conditional-format>
          <calcext:conditional-format calcext:target-range-address="Taverne.A20:Taverne.A20">
            <calcext:condition calcext:apply-style-name="cellule normale" calcext:value="!=&quot;&quot;" calcext:base-cell-address="Taverne.A20"/>
          </calcext:conditional-format>
          <calcext:conditional-format calcext:target-range-address="Taverne.A21:Taverne.A21">
            <calcext:condition calcext:apply-style-name="cellule normale" calcext:value="!=&quot;&quot;" calcext:base-cell-address="Taverne.A21"/>
          </calcext:conditional-format>
          <calcext:conditional-format calcext:target-range-address="Taverne.A22:Taverne.A22">
            <calcext:condition calcext:apply-style-name="cellule normale" calcext:value="!=&quot;&quot;" calcext:base-cell-address="Taverne.A22"/>
          </calcext:conditional-format>
          <calcext:conditional-format calcext:target-range-address="Taverne.A23:Taverne.A23">
            <calcext:condition calcext:apply-style-name="cellule normale" calcext:value="!=&quot;&quot;" calcext:base-cell-address="Taverne.A23"/>
          </calcext:conditional-format>
          <calcext:conditional-format calcext:target-range-address="Taverne.E24:Taverne.F24">
            <calcext:condition calcext:apply-style-name="cellule normale" calcext:value="!=&quot;&quot;" calcext:base-cell-address="Taverne.E24"/>
          </calcext:conditional-format>
          <calcext:conditional-format calcext:target-range-address="Taverne.A24:Taverne.A24">
            <calcext:condition calcext:apply-style-name="cellule normale" calcext:value="!=&quot;&quot;" calcext:base-cell-address="Taverne.A24"/>
          </calcext:conditional-format>
          <calcext:conditional-format calcext:target-range-address="Taverne.E25:Taverne.F25">
            <calcext:condition calcext:apply-style-name="cellule normale" calcext:value="!=&quot;&quot;" calcext:base-cell-address="Taverne.E25"/>
          </calcext:conditional-format>
          <calcext:conditional-format calcext:target-range-address="Taverne.A25:Taverne.A25">
            <calcext:condition calcext:apply-style-name="cellule normale" calcext:value="!=&quot;&quot;" calcext:base-cell-address="Taverne.A25"/>
          </calcext:conditional-format>
          <calcext:conditional-format calcext:target-range-address="Taverne.E26:Taverne.F26">
            <calcext:condition calcext:apply-style-name="cellule normale" calcext:value="!=&quot;&quot;" calcext:base-cell-address="Taverne.E26"/>
          </calcext:conditional-format>
          <calcext:conditional-format calcext:target-range-address="Taverne.A26:Taverne.A26">
            <calcext:condition calcext:apply-style-name="cellule normale" calcext:value="!=&quot;&quot;" calcext:base-cell-address="Taverne.A26"/>
          </calcext:conditional-format>
          <calcext:conditional-format calcext:target-range-address="Taverne.E27:Taverne.F27">
            <calcext:condition calcext:apply-style-name="cellule normale" calcext:value="!=&quot;&quot;" calcext:base-cell-address="Taverne.E27"/>
          </calcext:conditional-format>
          <calcext:conditional-format calcext:target-range-address="Taverne.A27:Taverne.A27">
            <calcext:condition calcext:apply-style-name="cellule normale" calcext:value="!=&quot;&quot;" calcext:base-cell-address="Taverne.A27"/>
          </calcext:conditional-format>
          <calcext:conditional-format calcext:target-range-address="Taverne.D28:Taverne.F28 Taverne.B28:Taverne.B28">
            <calcext:condition calcext:apply-style-name="cellule normale" calcext:value="!=&quot;&quot;" calcext:base-cell-address="Taverne.B28"/>
          </calcext:conditional-format>
          <calcext:conditional-format calcext:target-range-address="Taverne.A28:Taverne.A28">
            <calcext:condition calcext:apply-style-name="cellule normale" calcext:value="!=&quot;&quot;" calcext:base-cell-address="Taverne.A28"/>
          </calcext:conditional-format>
          <calcext:conditional-format calcext:target-range-address="Taverne.C28:Taverne.C28">
            <calcext:condition calcext:apply-style-name="cellule normale" calcext:value="!=&quot;&quot;" calcext:base-cell-address="Taverne.C28"/>
          </calcext:conditional-format>
          <calcext:conditional-format calcext:target-range-address="Taverne.D29:Taverne.F29 Taverne.B29:Taverne.B29">
            <calcext:condition calcext:apply-style-name="cellule normale" calcext:value="!=&quot;&quot;" calcext:base-cell-address="Taverne.B29"/>
          </calcext:conditional-format>
          <calcext:conditional-format calcext:target-range-address="Taverne.A29:Taverne.A29">
            <calcext:condition calcext:apply-style-name="cellule normale" calcext:value="!=&quot;&quot;" calcext:base-cell-address="Taverne.A29"/>
          </calcext:conditional-format>
          <calcext:conditional-format calcext:target-range-address="Taverne.C29:Taverne.C29">
            <calcext:condition calcext:apply-style-name="cellule normale" calcext:value="!=&quot;&quot;" calcext:base-cell-address="Taverne.C29"/>
          </calcext:conditional-format>
          <calcext:conditional-format calcext:target-range-address="Taverne.F3:Taverne.F3">
            <calcext:condition calcext:apply-style-name="cellule normale" calcext:value="!=&quot;&quot;" calcext:base-cell-address="Taverne.F3"/>
          </calcext:conditional-format>
          <calcext:conditional-format calcext:target-range-address="Taverne.A3:Taverne.A3">
            <calcext:condition calcext:apply-style-name="cellule normale" calcext:value="!=&quot;&quot;" calcext:base-cell-address="Taverne.A3"/>
          </calcext:conditional-format>
          <calcext:conditional-format calcext:target-range-address="Taverne.D3:Taverne.D3">
            <calcext:condition calcext:apply-style-name="cellule normale" calcext:value="!=&quot;&quot;" calcext:base-cell-address="Taverne.D3"/>
          </calcext:conditional-format>
          <calcext:conditional-format calcext:target-range-address="Taverne.E12:Taverne.E12">
            <calcext:condition calcext:apply-style-name="cellule normale" calcext:value="!=&quot;&quot;" calcext:base-cell-address="Taverne.E12"/>
          </calcext:conditional-format>
          <calcext:conditional-format calcext:target-range-address="Taverne.C13:Taverne.C13">
            <calcext:condition calcext:apply-style-name="cellule normale" calcext:value="!=&quot;&quot;" calcext:base-cell-address="Taverne.C13"/>
          </calcext:conditional-format>
          <calcext:conditional-format calcext:target-range-address="Taverne.C14:Taverne.C14">
            <calcext:condition calcext:apply-style-name="cellule normale" calcext:value="!=&quot;&quot;" calcext:base-cell-address="Taverne.C14"/>
          </calcext:conditional-format>
          <calcext:conditional-format calcext:target-range-address="Taverne.D15:Taverne.D15 Taverne.B15:Taverne.B15">
            <calcext:condition calcext:apply-style-name="cellule normale" calcext:value="!=&quot;&quot;" calcext:base-cell-address="Taverne.B15"/>
          </calcext:conditional-format>
          <calcext:conditional-format calcext:target-range-address="Taverne.D15:Taverne.D15 Taverne.B15:Taverne.B15">
            <calcext:condition calcext:apply-style-name="cellule normale" calcext:value="!=&quot;&quot;" calcext:base-cell-address="Taverne.B15"/>
          </calcext:conditional-format>
          <calcext:conditional-format calcext:target-range-address="Taverne.D16:Taverne.D16 Taverne.B16:Taverne.B16">
            <calcext:condition calcext:apply-style-name="cellule normale" calcext:value="!=&quot;&quot;" calcext:base-cell-address="Taverne.B16"/>
          </calcext:conditional-format>
          <calcext:conditional-format calcext:target-range-address="Taverne.C16:Taverne.C16">
            <calcext:condition calcext:apply-style-name="cellule normale" calcext:value="!=&quot;&quot;" calcext:base-cell-address="Taverne.C16"/>
          </calcext:conditional-format>
          <calcext:conditional-format calcext:target-range-address="Taverne.D17:Taverne.D17 Taverne.B17:Taverne.B17">
            <calcext:condition calcext:apply-style-name="cellule normale" calcext:value="!=&quot;&quot;" calcext:base-cell-address="Taverne.B17"/>
          </calcext:conditional-format>
          <calcext:conditional-format calcext:target-range-address="Taverne.D18:Taverne.D18 Taverne.B18:Taverne.B18">
            <calcext:condition calcext:apply-style-name="cellule normale" calcext:value="!=&quot;&quot;" calcext:base-cell-address="Taverne.B18"/>
          </calcext:conditional-format>
          <calcext:conditional-format calcext:target-range-address="Taverne.D19:Taverne.D19 Taverne.B19:Taverne.B19">
            <calcext:condition calcext:apply-style-name="cellule normale" calcext:value="!=&quot;&quot;" calcext:base-cell-address="Taverne.B19"/>
          </calcext:conditional-format>
          <calcext:conditional-format calcext:target-range-address="Taverne.C19:Taverne.C19">
            <calcext:condition calcext:apply-style-name="cellule normale" calcext:value="!=&quot;&quot;" calcext:base-cell-address="Taverne.C19"/>
          </calcext:conditional-format>
          <calcext:conditional-format calcext:target-range-address="Taverne.D20:Taverne.D20 Taverne.B20:Taverne.B20">
            <calcext:condition calcext:apply-style-name="cellule normale" calcext:value="!=&quot;&quot;" calcext:base-cell-address="Taverne.B20"/>
          </calcext:conditional-format>
          <calcext:conditional-format calcext:target-range-address="Taverne.C20:Taverne.C20">
            <calcext:condition calcext:apply-style-name="cellule normale" calcext:value="!=&quot;&quot;" calcext:base-cell-address="Taverne.C20"/>
          </calcext:conditional-format>
          <calcext:conditional-format calcext:target-range-address="Taverne.D21:Taverne.D21 Taverne.B21:Taverne.B21">
            <calcext:condition calcext:apply-style-name="cellule normale" calcext:value="!=&quot;&quot;" calcext:base-cell-address="Taverne.B21"/>
          </calcext:conditional-format>
          <calcext:conditional-format calcext:target-range-address="Taverne.C21:Taverne.C21">
            <calcext:condition calcext:apply-style-name="cellule normale" calcext:value="!=&quot;&quot;" calcext:base-cell-address="Taverne.C21"/>
          </calcext:conditional-format>
          <calcext:conditional-format calcext:target-range-address="Taverne.D22:Taverne.D22 Taverne.B22:Taverne.B22">
            <calcext:condition calcext:apply-style-name="cellule normale" calcext:value="!=&quot;&quot;" calcext:base-cell-address="Taverne.B22"/>
          </calcext:conditional-format>
          <calcext:conditional-format calcext:target-range-address="Taverne.C22:Taverne.C22">
            <calcext:condition calcext:apply-style-name="cellule normale" calcext:value="!=&quot;&quot;" calcext:base-cell-address="Taverne.C22"/>
          </calcext:conditional-format>
          <calcext:conditional-format calcext:target-range-address="Taverne.D23:Taverne.D23 Taverne.B23:Taverne.B23">
            <calcext:condition calcext:apply-style-name="cellule normale" calcext:value="!=&quot;&quot;" calcext:base-cell-address="Taverne.B23"/>
          </calcext:conditional-format>
          <calcext:conditional-format calcext:target-range-address="Taverne.C23:Taverne.C23">
            <calcext:condition calcext:apply-style-name="cellule normale" calcext:value="!=&quot;&quot;" calcext:base-cell-address="Taverne.C23"/>
          </calcext:conditional-format>
          <calcext:conditional-format calcext:target-range-address="Taverne.D24:Taverne.D24 Taverne.B24:Taverne.B24">
            <calcext:condition calcext:apply-style-name="cellule normale" calcext:value="!=&quot;&quot;" calcext:base-cell-address="Taverne.B24"/>
          </calcext:conditional-format>
          <calcext:conditional-format calcext:target-range-address="Taverne.C24:Taverne.C24">
            <calcext:condition calcext:apply-style-name="cellule normale" calcext:value="!=&quot;&quot;" calcext:base-cell-address="Taverne.C24"/>
          </calcext:conditional-format>
          <calcext:conditional-format calcext:target-range-address="Taverne.D25:Taverne.D25 Taverne.B25:Taverne.B25">
            <calcext:condition calcext:apply-style-name="cellule normale" calcext:value="!=&quot;&quot;" calcext:base-cell-address="Taverne.B25"/>
          </calcext:conditional-format>
          <calcext:conditional-format calcext:target-range-address="Taverne.C25:Taverne.C25">
            <calcext:condition calcext:apply-style-name="cellule normale" calcext:value="!=&quot;&quot;" calcext:base-cell-address="Taverne.C25"/>
          </calcext:conditional-format>
          <calcext:conditional-format calcext:target-range-address="Taverne.C15:Taverne.C15">
            <calcext:condition calcext:apply-style-name="cellule normale" calcext:value="!=&quot;&quot;" calcext:base-cell-address="Taverne.C15"/>
          </calcext:conditional-format>
          <calcext:conditional-format calcext:target-range-address="Taverne.D14:Taverne.D14">
            <calcext:condition calcext:apply-style-name="cellule normale" calcext:value="!=&quot;&quot;" calcext:base-cell-address="Taverne.D14"/>
          </calcext:conditional-format>
          <calcext:conditional-format calcext:target-range-address="Taverne.D12:Taverne.D12">
            <calcext:condition calcext:apply-style-name="cellule normale" calcext:value="!=&quot;&quot;" calcext:base-cell-address="Taverne.D12"/>
          </calcext:conditional-format>
          <calcext:conditional-format calcext:target-range-address="Taverne.D13:Taverne.D13">
            <calcext:condition calcext:apply-style-name="cellule normale" calcext:value="!=&quot;&quot;" calcext:base-cell-address="Taverne.D13"/>
          </calcext:conditional-format>
          <calcext:conditional-format calcext:target-range-address="Taverne.E17:Taverne.E17">
            <calcext:condition calcext:apply-style-name="cellule normale" calcext:value="!=&quot;&quot;" calcext:base-cell-address="Taverne.E17"/>
          </calcext:conditional-format>
          <calcext:conditional-format calcext:target-range-address="Taverne.E18:Taverne.E18">
            <calcext:condition calcext:apply-style-name="cellule normale" calcext:value="!=&quot;&quot;" calcext:base-cell-address="Taverne.E18"/>
          </calcext:conditional-format>
          <calcext:conditional-format calcext:target-range-address="Taverne.F19:Taverne.F19">
            <calcext:condition calcext:apply-style-name="cellule normale" calcext:value="!=&quot;&quot;" calcext:base-cell-address="Taverne.F19"/>
          </calcext:conditional-format>
          <calcext:conditional-format calcext:target-range-address="Taverne.E19:Taverne.E19">
            <calcext:condition calcext:apply-style-name="cellule normale" calcext:value="!=&quot;&quot;" calcext:base-cell-address="Taverne.E19"/>
          </calcext:conditional-format>
          <calcext:conditional-format calcext:target-range-address="Taverne.F20:Taverne.F20">
            <calcext:condition calcext:apply-style-name="cellule normale" calcext:value="!=&quot;&quot;" calcext:base-cell-address="Taverne.F20"/>
          </calcext:conditional-format>
          <calcext:conditional-format calcext:target-range-address="Taverne.E22:Taverne.E22">
            <calcext:condition calcext:apply-style-name="cellule normale" calcext:value="!=&quot;&quot;" calcext:base-cell-address="Taverne.E22"/>
          </calcext:conditional-format>
          <calcext:conditional-format calcext:target-range-address="Taverne.E23:Taverne.E23">
            <calcext:condition calcext:apply-style-name="cellule normale" calcext:value="!=&quot;&quot;" calcext:base-cell-address="Taverne.E23"/>
          </calcext:conditional-format>
          <calcext:conditional-format calcext:target-range-address="Taverne.F22:Taverne.F22">
            <calcext:condition calcext:apply-style-name="cellule normale" calcext:value="!=&quot;&quot;" calcext:base-cell-address="Taverne.F22"/>
          </calcext:conditional-format>
          <calcext:conditional-format calcext:target-range-address="Taverne.F23:Taverne.F23">
            <calcext:condition calcext:apply-style-name="cellule normale" calcext:value="!=&quot;&quot;" calcext:base-cell-address="Taverne.F23"/>
          </calcext:conditional-format>
          <calcext:conditional-format calcext:target-range-address="Taverne.C26:Taverne.C26">
            <calcext:condition calcext:apply-style-name="cellule normale" calcext:value="!=&quot;&quot;" calcext:base-cell-address="Taverne.C26"/>
          </calcext:conditional-format>
          <calcext:conditional-format calcext:target-range-address="Taverne.E21:Taverne.E21">
            <calcext:condition calcext:apply-style-name="cellule normale" calcext:value="!=&quot;&quot;" calcext:base-cell-address="Taverne.E21"/>
          </calcext:conditional-format>
          <calcext:conditional-format calcext:target-range-address="Taverne.E20:Taverne.E20">
            <calcext:condition calcext:apply-style-name="cellule normale" calcext:value="!=&quot;&quot;" calcext:base-cell-address="Taverne.E20"/>
          </calcext:conditional-format>
        </calcext:conditional-formats>
      </table:table>
      <table:table table:name="Ile déserte" table:style-name="ta1">
        <table:table-column table:style-name="co11" table:default-cell-style-name="ce114"/>
        <table:table-column table:style-name="co12" table:default-cell-style-name="ce114"/>
        <table:table-column table:style-name="co3" table:number-columns-repeated="34" table:default-cell-style-name="ce114"/>
        <table:table-row table:style-name="ro8">
          <table:table-cell table:style-name="ce169" office:value-type="string" calcext:value-type="string">
            <text:p>Nom</text:p>
          </table:table-cell>
          <table:table-cell table:style-name="ce169" office:value-type="string" calcext:value-type="string">
            <text:p>Fréquence / 5</text:p>
          </table:table-cell>
          <table:table-cell table:style-name="Default" table:number-columns-repeated="34"/>
        </table:table-row>
        <table:table-row table:style-name="ro8">
          <table:table-cell table:style-name="ce170" office:value-type="string" calcext:value-type="string">
            <text:p>Taverne</text:p>
          </table:table-cell>
          <table:table-cell table:style-name="ce170" office:value-type="float" office:value="5" calcext:value-type="float">
            <text:p>5</text:p>
          </table:table-cell>
          <table:table-cell table:style-name="Default" table:number-columns-repeated="34"/>
        </table:table-row>
        <table:table-row table:style-name="ro44">
          <table:table-cell table:style-name="ce282" office:value-type="string" calcext:value-type="string">
            <text:p>Narrator : Le bateau accoste sur une petite île. Aucune trace d'autres humains.</text:p>
          </table:table-cell>
          <table:table-cell table:style-name="ce394"/>
          <table:table-cell table:number-columns-repeated="34"/>
        </table:table-row>
        <table:table-row table:style-name="ro23">
          <table:table-cell table:style-name="ce283" office:value-type="string" calcext:value-type="string">
            <text:p>SetChoices2</text:p>
          </table:table-cell>
          <table:table-cell table:style-name="ce395"/>
          <table:table-cell table:number-columns-repeated="34"/>
        </table:table-row>
        <table:table-row table:style-name="ro25">
          <table:table-cell table:style-name="ce284" office:value-type="string" calcext:value-type="string">
            <text:p>On lève l'ancre !</text:p>
          </table:table-cell>
          <table:table-cell table:style-name="ce396" office:value-type="string" calcext:value-type="string">
            <text:p>On va rester ici pour la nuit</text:p>
          </table:table-cell>
          <table:table-cell table:number-columns-repeated="34"/>
        </table:table-row>
        <table:table-row table:style-name="ro23">
          <table:table-cell table:style-name="ce285" office:value-type="string" calcext:value-type="string">
            <text:p>Leave</text:p>
          </table:table-cell>
          <table:table-cell table:style-name="ce397" office:value-type="string" calcext:value-type="string">
            <text:p>setWeatherDay</text:p>
          </table:table-cell>
          <table:table-cell table:number-columns-repeated="34"/>
        </table:table-row>
        <table:table-row table:style-name="ro23">
          <table:table-cell table:style-name="ce286"/>
          <table:table-cell table:style-name="ce398" office:value-type="string" calcext:value-type="string">
            <text:p>nextDay</text:p>
          </table:table-cell>
          <table:table-cell table:number-columns-repeated="34"/>
        </table:table-row>
        <table:table-row table:style-name="ro45">
          <table:table-cell table:style-name="ce287"/>
          <table:table-cell table:style-name="ce399" office:value-type="string" calcext:value-type="string">
            <text:p>goTo1/2</text:p>
          </table:table-cell>
          <table:table-cell table:number-columns-repeated="34"/>
        </table:table-row>
        <table:table-row table:style-name="ro10">
          <table:table-cell/>
          <table:table-cell table:style-name="Default"/>
          <table:table-cell table:number-columns-repeated="34"/>
        </table:table-row>
        <table:table-row table:style-name="ro10">
          <table:table-cell/>
          <table:table-cell table:style-name="ce400"/>
          <table:table-cell table:number-columns-repeated="34"/>
        </table:table-row>
        <table:table-row table:style-name="ro10">
          <table:table-cell/>
          <table:table-cell table:style-name="ce401"/>
          <table:table-cell table:number-columns-repeated="34"/>
        </table:table-row>
        <table:table-row table:style-name="ro10">
          <table:table-cell/>
          <table:table-cell table:style-name="ce402"/>
          <table:table-cell table:number-columns-repeated="34"/>
        </table:table-row>
        <table:table-row table:style-name="ro10">
          <table:table-cell/>
          <table:table-cell table:style-name="ce403"/>
          <table:table-cell table:number-columns-repeated="34"/>
        </table:table-row>
        <table:table-row table:style-name="ro10">
          <table:table-cell/>
          <table:table-cell table:style-name="ce404"/>
          <table:table-cell table:number-columns-repeated="34"/>
        </table:table-row>
        <table:table-row table:style-name="ro10">
          <table:table-cell/>
          <table:table-cell table:style-name="ce405"/>
          <table:table-cell table:number-columns-repeated="34"/>
        </table:table-row>
        <table:table-row table:style-name="ro10">
          <table:table-cell/>
          <table:table-cell table:style-name="ce406"/>
          <table:table-cell table:number-columns-repeated="34"/>
        </table:table-row>
        <table:table-row table:style-name="ro10">
          <table:table-cell table:style-name="ce288"/>
          <table:table-cell table:number-columns-repeated="35"/>
        </table:table-row>
        <table:table-row table:style-name="ro10">
          <table:table-cell table:style-name="ce289"/>
          <table:table-cell table:number-columns-repeated="35"/>
        </table:table-row>
        <table:table-row table:style-name="ro10">
          <table:table-cell table:style-name="ce290"/>
          <table:table-cell table:number-columns-repeated="35"/>
        </table:table-row>
        <table:table-row table:style-name="ro10">
          <table:table-cell table:style-name="ce291"/>
          <table:table-cell table:number-columns-repeated="35"/>
        </table:table-row>
        <table:table-row table:style-name="ro10">
          <table:table-cell table:style-name="ce292"/>
          <table:table-cell table:number-columns-repeated="35"/>
        </table:table-row>
        <table:table-row table:style-name="ro10">
          <table:table-cell table:style-name="ce293"/>
          <table:table-cell table:number-columns-repeated="35"/>
        </table:table-row>
        <table:table-row table:style-name="ro10">
          <table:table-cell table:style-name="ce294"/>
          <table:table-cell table:number-columns-repeated="35"/>
        </table:table-row>
        <table:table-row table:style-name="ro10">
          <table:table-cell table:style-name="ce295"/>
          <table:table-cell table:number-columns-repeated="35"/>
        </table:table-row>
        <table:table-row table:style-name="ro10">
          <table:table-cell table:style-name="ce296"/>
          <table:table-cell table:number-columns-repeated="35"/>
        </table:table-row>
        <table:table-row table:style-name="ro10">
          <table:table-cell table:style-name="ce297"/>
          <table:table-cell table:number-columns-repeated="35"/>
        </table:table-row>
        <table:table-row table:style-name="ro10">
          <table:table-cell table:style-name="ce298"/>
          <table:table-cell table:number-columns-repeated="35"/>
        </table:table-row>
        <table:table-row table:style-name="ro10">
          <table:table-cell table:style-name="ce299"/>
          <table:table-cell table:number-columns-repeated="35"/>
        </table:table-row>
        <table:table-row table:style-name="ro10">
          <table:table-cell table:style-name="ce300"/>
          <table:table-cell table:number-columns-repeated="35"/>
        </table:table-row>
        <table:table-row table:style-name="ro10">
          <table:table-cell table:style-name="ce301"/>
          <table:table-cell table:number-columns-repeated="35"/>
        </table:table-row>
        <table:table-row table:style-name="ro10">
          <table:table-cell table:style-name="ce302"/>
          <table:table-cell table:number-columns-repeated="35"/>
        </table:table-row>
        <table:table-row table:style-name="ro10">
          <table:table-cell table:style-name="ce303"/>
          <table:table-cell table:number-columns-repeated="35"/>
        </table:table-row>
        <table:table-row table:style-name="ro10">
          <table:table-cell table:style-name="ce304"/>
          <table:table-cell table:number-columns-repeated="35"/>
        </table:table-row>
        <table:table-row table:style-name="ro10">
          <table:table-cell table:style-name="ce305"/>
          <table:table-cell table:number-columns-repeated="35"/>
        </table:table-row>
        <table:table-row table:style-name="ro10">
          <table:table-cell table:style-name="ce306"/>
          <table:table-cell table:number-columns-repeated="35"/>
        </table:table-row>
        <table:table-row table:style-name="ro10">
          <table:table-cell table:style-name="ce307"/>
          <table:table-cell table:number-columns-repeated="35"/>
        </table:table-row>
        <table:table-row table:style-name="ro10">
          <table:table-cell table:style-name="ce308"/>
          <table:table-cell table:number-columns-repeated="35"/>
        </table:table-row>
        <table:table-row table:style-name="ro10">
          <table:table-cell table:style-name="ce309"/>
          <table:table-cell table:number-columns-repeated="35"/>
        </table:table-row>
        <table:table-row table:style-name="ro10">
          <table:table-cell table:style-name="ce310"/>
          <table:table-cell table:number-columns-repeated="35"/>
        </table:table-row>
        <table:table-row table:style-name="ro10">
          <table:table-cell table:style-name="ce311"/>
          <table:table-cell table:number-columns-repeated="35"/>
        </table:table-row>
        <table:table-row table:style-name="ro10">
          <table:table-cell table:style-name="ce312"/>
          <table:table-cell table:number-columns-repeated="35"/>
        </table:table-row>
        <table:table-row table:style-name="ro10">
          <table:table-cell table:style-name="ce313"/>
          <table:table-cell table:number-columns-repeated="35"/>
        </table:table-row>
        <table:table-row table:style-name="ro10">
          <table:table-cell table:style-name="ce314"/>
          <table:table-cell table:number-columns-repeated="35"/>
        </table:table-row>
        <table:table-row table:style-name="ro10">
          <table:table-cell table:style-name="ce315"/>
          <table:table-cell table:number-columns-repeated="35"/>
        </table:table-row>
        <table:table-row table:style-name="ro10">
          <table:table-cell table:style-name="ce316"/>
          <table:table-cell table:number-columns-repeated="35"/>
        </table:table-row>
        <table:table-row table:style-name="ro10">
          <table:table-cell table:style-name="ce317"/>
          <table:table-cell table:number-columns-repeated="35"/>
        </table:table-row>
        <table:table-row table:style-name="ro10">
          <table:table-cell table:style-name="ce318"/>
          <table:table-cell table:number-columns-repeated="35"/>
        </table:table-row>
        <table:table-row table:style-name="ro10">
          <table:table-cell table:style-name="ce319"/>
          <table:table-cell table:number-columns-repeated="35"/>
        </table:table-row>
        <table:table-row table:style-name="ro10">
          <table:table-cell table:style-name="ce320"/>
          <table:table-cell table:number-columns-repeated="35"/>
        </table:table-row>
        <table:table-row table:style-name="ro10">
          <table:table-cell table:style-name="ce321"/>
          <table:table-cell table:number-columns-repeated="35"/>
        </table:table-row>
        <table:table-row table:style-name="ro10">
          <table:table-cell table:style-name="ce322"/>
          <table:table-cell table:number-columns-repeated="35"/>
        </table:table-row>
        <table:table-row table:style-name="ro10">
          <table:table-cell table:style-name="ce323"/>
          <table:table-cell table:number-columns-repeated="35"/>
        </table:table-row>
        <table:table-row table:style-name="ro10">
          <table:table-cell table:style-name="ce324"/>
          <table:table-cell table:number-columns-repeated="35"/>
        </table:table-row>
        <table:table-row table:style-name="ro10">
          <table:table-cell table:style-name="ce325"/>
          <table:table-cell table:number-columns-repeated="35"/>
        </table:table-row>
        <table:table-row table:style-name="ro10">
          <table:table-cell table:style-name="ce326"/>
          <table:table-cell table:number-columns-repeated="35"/>
        </table:table-row>
        <table:table-row table:style-name="ro10">
          <table:table-cell table:style-name="ce327"/>
          <table:table-cell table:number-columns-repeated="35"/>
        </table:table-row>
        <table:table-row table:style-name="ro10">
          <table:table-cell table:style-name="ce328"/>
          <table:table-cell table:number-columns-repeated="35"/>
        </table:table-row>
        <table:table-row table:style-name="ro10">
          <table:table-cell table:style-name="ce329"/>
          <table:table-cell table:number-columns-repeated="35"/>
        </table:table-row>
        <table:table-row table:style-name="ro10">
          <table:table-cell table:style-name="ce330"/>
          <table:table-cell table:number-columns-repeated="35"/>
        </table:table-row>
        <table:table-row table:style-name="ro10">
          <table:table-cell table:style-name="ce331"/>
          <table:table-cell table:number-columns-repeated="35"/>
        </table:table-row>
        <table:table-row table:style-name="ro10">
          <table:table-cell table:style-name="ce332"/>
          <table:table-cell table:number-columns-repeated="35"/>
        </table:table-row>
        <table:table-row table:style-name="ro10">
          <table:table-cell table:style-name="ce333"/>
          <table:table-cell table:number-columns-repeated="35"/>
        </table:table-row>
        <table:table-row table:style-name="ro10">
          <table:table-cell table:style-name="ce334"/>
          <table:table-cell table:number-columns-repeated="35"/>
        </table:table-row>
        <table:table-row table:style-name="ro10">
          <table:table-cell table:style-name="ce335"/>
          <table:table-cell table:number-columns-repeated="35"/>
        </table:table-row>
        <table:table-row table:style-name="ro10">
          <table:table-cell table:style-name="ce336"/>
          <table:table-cell table:number-columns-repeated="35"/>
        </table:table-row>
        <table:table-row table:style-name="ro10">
          <table:table-cell table:style-name="ce337"/>
          <table:table-cell table:number-columns-repeated="35"/>
        </table:table-row>
        <table:table-row table:style-name="ro10">
          <table:table-cell table:style-name="ce338"/>
          <table:table-cell table:number-columns-repeated="35"/>
        </table:table-row>
        <table:table-row table:style-name="ro10">
          <table:table-cell table:style-name="ce339"/>
          <table:table-cell table:number-columns-repeated="35"/>
        </table:table-row>
        <table:table-row table:style-name="ro10">
          <table:table-cell table:style-name="ce340"/>
          <table:table-cell table:number-columns-repeated="35"/>
        </table:table-row>
        <table:table-row table:style-name="ro10">
          <table:table-cell table:style-name="ce341"/>
          <table:table-cell table:number-columns-repeated="35"/>
        </table:table-row>
        <table:table-row table:style-name="ro10">
          <table:table-cell table:style-name="ce342"/>
          <table:table-cell table:number-columns-repeated="35"/>
        </table:table-row>
        <table:table-row table:style-name="ro10">
          <table:table-cell table:style-name="ce343"/>
          <table:table-cell table:number-columns-repeated="35"/>
        </table:table-row>
        <table:table-row table:style-name="ro10">
          <table:table-cell table:style-name="ce344"/>
          <table:table-cell table:number-columns-repeated="35"/>
        </table:table-row>
        <table:table-row table:style-name="ro10">
          <table:table-cell table:style-name="ce345"/>
          <table:table-cell table:number-columns-repeated="35"/>
        </table:table-row>
        <table:table-row table:style-name="ro10">
          <table:table-cell table:style-name="ce346"/>
          <table:table-cell table:number-columns-repeated="35"/>
        </table:table-row>
        <table:table-row table:style-name="ro10">
          <table:table-cell table:style-name="ce347"/>
          <table:table-cell table:number-columns-repeated="35"/>
        </table:table-row>
        <table:table-row table:style-name="ro10">
          <table:table-cell table:style-name="ce348"/>
          <table:table-cell table:number-columns-repeated="35"/>
        </table:table-row>
        <table:table-row table:style-name="ro10">
          <table:table-cell table:style-name="ce349"/>
          <table:table-cell table:number-columns-repeated="35"/>
        </table:table-row>
        <table:table-row table:style-name="ro10">
          <table:table-cell table:style-name="ce350"/>
          <table:table-cell table:number-columns-repeated="35"/>
        </table:table-row>
        <table:table-row table:style-name="ro10">
          <table:table-cell table:style-name="ce351"/>
          <table:table-cell table:number-columns-repeated="35"/>
        </table:table-row>
        <table:table-row table:style-name="ro10">
          <table:table-cell table:style-name="ce352"/>
          <table:table-cell table:number-columns-repeated="35"/>
        </table:table-row>
        <table:table-row table:style-name="ro10">
          <table:table-cell table:style-name="ce353"/>
          <table:table-cell table:number-columns-repeated="35"/>
        </table:table-row>
        <table:table-row table:style-name="ro10">
          <table:table-cell table:style-name="ce354"/>
          <table:table-cell table:number-columns-repeated="35"/>
        </table:table-row>
        <table:table-row table:style-name="ro10">
          <table:table-cell table:style-name="ce355"/>
          <table:table-cell table:number-columns-repeated="35"/>
        </table:table-row>
        <table:table-row table:style-name="ro10">
          <table:table-cell table:style-name="ce356"/>
          <table:table-cell table:number-columns-repeated="35"/>
        </table:table-row>
        <table:table-row table:style-name="ro10">
          <table:table-cell table:style-name="ce357"/>
          <table:table-cell table:number-columns-repeated="35"/>
        </table:table-row>
        <table:table-row table:style-name="ro10">
          <table:table-cell table:style-name="ce358"/>
          <table:table-cell table:number-columns-repeated="35"/>
        </table:table-row>
        <table:table-row table:style-name="ro10">
          <table:table-cell table:style-name="ce359"/>
          <table:table-cell table:number-columns-repeated="35"/>
        </table:table-row>
        <table:table-row table:style-name="ro10">
          <table:table-cell table:style-name="ce360"/>
          <table:table-cell table:number-columns-repeated="35"/>
        </table:table-row>
        <table:table-row table:style-name="ro10">
          <table:table-cell table:style-name="ce361"/>
          <table:table-cell table:number-columns-repeated="35"/>
        </table:table-row>
        <table:table-row table:style-name="ro10">
          <table:table-cell table:style-name="ce362"/>
          <table:table-cell table:number-columns-repeated="35"/>
        </table:table-row>
        <table:table-row table:style-name="ro10">
          <table:table-cell table:style-name="ce363"/>
          <table:table-cell table:number-columns-repeated="35"/>
        </table:table-row>
        <table:table-row table:style-name="ro10">
          <table:table-cell table:style-name="ce364"/>
          <table:table-cell table:number-columns-repeated="35"/>
        </table:table-row>
        <table:table-row table:style-name="ro10">
          <table:table-cell table:style-name="ce365"/>
          <table:table-cell table:number-columns-repeated="35"/>
        </table:table-row>
        <table:table-row table:style-name="ro10">
          <table:table-cell table:style-name="ce366"/>
          <table:table-cell table:number-columns-repeated="35"/>
        </table:table-row>
        <table:table-row table:style-name="ro10">
          <table:table-cell table:style-name="ce367"/>
          <table:table-cell table:number-columns-repeated="35"/>
        </table:table-row>
        <table:table-row table:style-name="ro10">
          <table:table-cell table:style-name="ce368"/>
          <table:table-cell table:number-columns-repeated="35"/>
        </table:table-row>
        <table:table-row table:style-name="ro10">
          <table:table-cell table:style-name="ce369"/>
          <table:table-cell table:number-columns-repeated="35"/>
        </table:table-row>
        <table:table-row table:style-name="ro10">
          <table:table-cell table:style-name="ce370"/>
          <table:table-cell table:number-columns-repeated="35"/>
        </table:table-row>
        <table:table-row table:style-name="ro10">
          <table:table-cell table:style-name="ce371"/>
          <table:table-cell table:number-columns-repeated="35"/>
        </table:table-row>
        <table:table-row table:style-name="ro10">
          <table:table-cell table:style-name="ce372"/>
          <table:table-cell table:number-columns-repeated="35"/>
        </table:table-row>
        <table:table-row table:style-name="ro10">
          <table:table-cell table:style-name="ce373"/>
          <table:table-cell table:number-columns-repeated="35"/>
        </table:table-row>
        <table:table-row table:style-name="ro10">
          <table:table-cell table:style-name="ce374"/>
          <table:table-cell table:number-columns-repeated="35"/>
        </table:table-row>
        <table:table-row table:style-name="ro10">
          <table:table-cell table:style-name="ce375"/>
          <table:table-cell table:number-columns-repeated="35"/>
        </table:table-row>
        <table:table-row table:style-name="ro10">
          <table:table-cell table:style-name="ce376"/>
          <table:table-cell table:number-columns-repeated="35"/>
        </table:table-row>
        <table:table-row table:style-name="ro10">
          <table:table-cell table:style-name="ce377"/>
          <table:table-cell table:number-columns-repeated="35"/>
        </table:table-row>
        <table:table-row table:style-name="ro10">
          <table:table-cell table:style-name="ce378"/>
          <table:table-cell table:number-columns-repeated="35"/>
        </table:table-row>
        <table:table-row table:style-name="ro10">
          <table:table-cell table:style-name="ce379"/>
          <table:table-cell table:number-columns-repeated="35"/>
        </table:table-row>
        <table:table-row table:style-name="ro10">
          <table:table-cell table:style-name="ce380"/>
          <table:table-cell table:number-columns-repeated="35"/>
        </table:table-row>
        <table:table-row table:style-name="ro10">
          <table:table-cell table:style-name="ce381"/>
          <table:table-cell table:number-columns-repeated="35"/>
        </table:table-row>
        <table:table-row table:style-name="ro10">
          <table:table-cell table:style-name="ce382"/>
          <table:table-cell table:number-columns-repeated="35"/>
        </table:table-row>
        <table:table-row table:style-name="ro10">
          <table:table-cell table:style-name="ce383"/>
          <table:table-cell table:number-columns-repeated="35"/>
        </table:table-row>
        <table:table-row table:style-name="ro10">
          <table:table-cell table:style-name="ce384"/>
          <table:table-cell table:number-columns-repeated="35"/>
        </table:table-row>
        <table:table-row table:style-name="ro10">
          <table:table-cell table:style-name="ce385"/>
          <table:table-cell table:number-columns-repeated="35"/>
        </table:table-row>
        <table:table-row table:style-name="ro10">
          <table:table-cell table:style-name="ce386"/>
          <table:table-cell table:number-columns-repeated="35"/>
        </table:table-row>
        <table:table-row table:style-name="ro10">
          <table:table-cell table:style-name="ce387"/>
          <table:table-cell table:number-columns-repeated="35"/>
        </table:table-row>
        <table:table-row table:style-name="ro10">
          <table:table-cell table:style-name="ce388"/>
          <table:table-cell table:number-columns-repeated="35"/>
        </table:table-row>
        <table:table-row table:style-name="ro10">
          <table:table-cell table:style-name="ce389"/>
          <table:table-cell table:number-columns-repeated="35"/>
        </table:table-row>
        <table:table-row table:style-name="ro10">
          <table:table-cell table:style-name="ce390"/>
          <table:table-cell table:number-columns-repeated="35"/>
        </table:table-row>
        <table:table-row table:style-name="ro10">
          <table:table-cell table:style-name="ce391"/>
          <table:table-cell table:number-columns-repeated="35"/>
        </table:table-row>
        <table:table-row table:style-name="ro10">
          <table:table-cell table:style-name="ce392"/>
          <table:table-cell table:number-columns-repeated="35"/>
        </table:table-row>
        <table:table-row table:style-name="ro10">
          <table:table-cell table:style-name="ce393"/>
          <table:table-cell table:number-columns-repeated="35"/>
        </table:table-row>
        <calcext:conditional-formats>
          <calcext:conditional-format calcext:target-range-address="'Ile déserte'.A17:'Ile déserte'.A17">
            <calcext:condition calcext:apply-style-name="cellule normale" calcext:value="!=&quot;&quot;" calcext:base-cell-address="'Ile déserte'.A17"/>
          </calcext:conditional-format>
          <calcext:conditional-format calcext:target-range-address="'Ile déserte'.A18:'Ile déserte'.A18">
            <calcext:condition calcext:apply-style-name="cellule normale" calcext:value="!=&quot;&quot;" calcext:base-cell-address="'Ile déserte'.A18"/>
          </calcext:conditional-format>
          <calcext:conditional-format calcext:target-range-address="'Ile déserte'.A19:'Ile déserte'.A19">
            <calcext:condition calcext:apply-style-name="cellule normale" calcext:value="!=&quot;&quot;" calcext:base-cell-address="'Ile déserte'.A19"/>
          </calcext:conditional-format>
          <calcext:conditional-format calcext:target-range-address="'Ile déserte'.A20:'Ile déserte'.A20">
            <calcext:condition calcext:apply-style-name="cellule normale" calcext:value="!=&quot;&quot;" calcext:base-cell-address="'Ile déserte'.A20"/>
          </calcext:conditional-format>
          <calcext:conditional-format calcext:target-range-address="'Ile déserte'.A21:'Ile déserte'.A21">
            <calcext:condition calcext:apply-style-name="cellule normale" calcext:value="!=&quot;&quot;" calcext:base-cell-address="'Ile déserte'.A21"/>
          </calcext:conditional-format>
          <calcext:conditional-format calcext:target-range-address="'Ile déserte'.A22:'Ile déserte'.A22">
            <calcext:condition calcext:apply-style-name="cellule normale" calcext:value="!=&quot;&quot;" calcext:base-cell-address="'Ile déserte'.A22"/>
          </calcext:conditional-format>
          <calcext:conditional-format calcext:target-range-address="'Ile déserte'.A23:'Ile déserte'.A23">
            <calcext:condition calcext:apply-style-name="cellule normale" calcext:value="!=&quot;&quot;" calcext:base-cell-address="'Ile déserte'.A23"/>
          </calcext:conditional-format>
          <calcext:conditional-format calcext:target-range-address="'Ile déserte'.A24:'Ile déserte'.A24">
            <calcext:condition calcext:apply-style-name="cellule normale" calcext:value="!=&quot;&quot;" calcext:base-cell-address="'Ile déserte'.A24"/>
          </calcext:conditional-format>
          <calcext:conditional-format calcext:target-range-address="'Ile déserte'.A25:'Ile déserte'.A25">
            <calcext:condition calcext:apply-style-name="cellule normale" calcext:value="!=&quot;&quot;" calcext:base-cell-address="'Ile déserte'.A25"/>
          </calcext:conditional-format>
          <calcext:conditional-format calcext:target-range-address="'Ile déserte'.A26:'Ile déserte'.A26">
            <calcext:condition calcext:apply-style-name="cellule normale" calcext:value="!=&quot;&quot;" calcext:base-cell-address="'Ile déserte'.A26"/>
          </calcext:conditional-format>
          <calcext:conditional-format calcext:target-range-address="'Ile déserte'.A27:'Ile déserte'.A27">
            <calcext:condition calcext:apply-style-name="cellule normale" calcext:value="!=&quot;&quot;" calcext:base-cell-address="'Ile déserte'.A27"/>
          </calcext:conditional-format>
          <calcext:conditional-format calcext:target-range-address="'Ile déserte'.A28:'Ile déserte'.A28">
            <calcext:condition calcext:apply-style-name="cellule normale" calcext:value="!=&quot;&quot;" calcext:base-cell-address="'Ile déserte'.A28"/>
          </calcext:conditional-format>
          <calcext:conditional-format calcext:target-range-address="'Ile déserte'.A29:'Ile déserte'.A29">
            <calcext:condition calcext:apply-style-name="cellule normale" calcext:value="!=&quot;&quot;" calcext:base-cell-address="'Ile déserte'.A29"/>
          </calcext:conditional-format>
          <calcext:conditional-format calcext:target-range-address="'Ile déserte'.A30:'Ile déserte'.A30">
            <calcext:condition calcext:apply-style-name="cellule normale" calcext:value="!=&quot;&quot;" calcext:base-cell-address="'Ile déserte'.A30"/>
          </calcext:conditional-format>
          <calcext:conditional-format calcext:target-range-address="'Ile déserte'.A31:'Ile déserte'.A31">
            <calcext:condition calcext:apply-style-name="cellule normale" calcext:value="!=&quot;&quot;" calcext:base-cell-address="'Ile déserte'.A31"/>
          </calcext:conditional-format>
          <calcext:conditional-format calcext:target-range-address="'Ile déserte'.A32:'Ile déserte'.A32">
            <calcext:condition calcext:apply-style-name="cellule normale" calcext:value="!=&quot;&quot;" calcext:base-cell-address="'Ile déserte'.A32"/>
          </calcext:conditional-format>
          <calcext:conditional-format calcext:target-range-address="'Ile déserte'.A33:'Ile déserte'.A33">
            <calcext:condition calcext:apply-style-name="cellule normale" calcext:value="!=&quot;&quot;" calcext:base-cell-address="'Ile déserte'.A33"/>
          </calcext:conditional-format>
          <calcext:conditional-format calcext:target-range-address="'Ile déserte'.A34:'Ile déserte'.A34">
            <calcext:condition calcext:apply-style-name="cellule normale" calcext:value="!=&quot;&quot;" calcext:base-cell-address="'Ile déserte'.A34"/>
          </calcext:conditional-format>
          <calcext:conditional-format calcext:target-range-address="'Ile déserte'.A35:'Ile déserte'.A35">
            <calcext:condition calcext:apply-style-name="cellule normale" calcext:value="!=&quot;&quot;" calcext:base-cell-address="'Ile déserte'.A35"/>
          </calcext:conditional-format>
          <calcext:conditional-format calcext:target-range-address="'Ile déserte'.A36:'Ile déserte'.A36">
            <calcext:condition calcext:apply-style-name="cellule normale" calcext:value="!=&quot;&quot;" calcext:base-cell-address="'Ile déserte'.A36"/>
          </calcext:conditional-format>
          <calcext:conditional-format calcext:target-range-address="'Ile déserte'.A37:'Ile déserte'.A37">
            <calcext:condition calcext:apply-style-name="cellule normale" calcext:value="!=&quot;&quot;" calcext:base-cell-address="'Ile déserte'.A37"/>
          </calcext:conditional-format>
          <calcext:conditional-format calcext:target-range-address="'Ile déserte'.A38:'Ile déserte'.A38">
            <calcext:condition calcext:apply-style-name="cellule normale" calcext:value="!=&quot;&quot;" calcext:base-cell-address="'Ile déserte'.A38"/>
          </calcext:conditional-format>
          <calcext:conditional-format calcext:target-range-address="'Ile déserte'.A39:'Ile déserte'.A39">
            <calcext:condition calcext:apply-style-name="cellule normale" calcext:value="!=&quot;&quot;" calcext:base-cell-address="'Ile déserte'.A39"/>
          </calcext:conditional-format>
          <calcext:conditional-format calcext:target-range-address="'Ile déserte'.A40:'Ile déserte'.A40">
            <calcext:condition calcext:apply-style-name="cellule normale" calcext:value="!=&quot;&quot;" calcext:base-cell-address="'Ile déserte'.A40"/>
          </calcext:conditional-format>
          <calcext:conditional-format calcext:target-range-address="'Ile déserte'.A41:'Ile déserte'.A41">
            <calcext:condition calcext:apply-style-name="cellule normale" calcext:value="!=&quot;&quot;" calcext:base-cell-address="'Ile déserte'.A41"/>
          </calcext:conditional-format>
          <calcext:conditional-format calcext:target-range-address="'Ile déserte'.A42:'Ile déserte'.A42">
            <calcext:condition calcext:apply-style-name="cellule normale" calcext:value="!=&quot;&quot;" calcext:base-cell-address="'Ile déserte'.A42"/>
          </calcext:conditional-format>
          <calcext:conditional-format calcext:target-range-address="'Ile déserte'.A43:'Ile déserte'.A43">
            <calcext:condition calcext:apply-style-name="cellule normale" calcext:value="!=&quot;&quot;" calcext:base-cell-address="'Ile déserte'.A43"/>
          </calcext:conditional-format>
          <calcext:conditional-format calcext:target-range-address="'Ile déserte'.A44:'Ile déserte'.A44">
            <calcext:condition calcext:apply-style-name="cellule normale" calcext:value="!=&quot;&quot;" calcext:base-cell-address="'Ile déserte'.A44"/>
          </calcext:conditional-format>
          <calcext:conditional-format calcext:target-range-address="'Ile déserte'.A45:'Ile déserte'.A45">
            <calcext:condition calcext:apply-style-name="cellule normale" calcext:value="!=&quot;&quot;" calcext:base-cell-address="'Ile déserte'.A45"/>
          </calcext:conditional-format>
          <calcext:conditional-format calcext:target-range-address="'Ile déserte'.A46:'Ile déserte'.A46">
            <calcext:condition calcext:apply-style-name="cellule normale" calcext:value="!=&quot;&quot;" calcext:base-cell-address="'Ile déserte'.A46"/>
          </calcext:conditional-format>
          <calcext:conditional-format calcext:target-range-address="'Ile déserte'.A47:'Ile déserte'.A47">
            <calcext:condition calcext:apply-style-name="cellule normale" calcext:value="!=&quot;&quot;" calcext:base-cell-address="'Ile déserte'.A47"/>
          </calcext:conditional-format>
          <calcext:conditional-format calcext:target-range-address="'Ile déserte'.A48:'Ile déserte'.A48">
            <calcext:condition calcext:apply-style-name="cellule normale" calcext:value="!=&quot;&quot;" calcext:base-cell-address="'Ile déserte'.A48"/>
          </calcext:conditional-format>
          <calcext:conditional-format calcext:target-range-address="'Ile déserte'.A49:'Ile déserte'.A49">
            <calcext:condition calcext:apply-style-name="cellule normale" calcext:value="!=&quot;&quot;" calcext:base-cell-address="'Ile déserte'.A49"/>
          </calcext:conditional-format>
          <calcext:conditional-format calcext:target-range-address="'Ile déserte'.A50:'Ile déserte'.A50">
            <calcext:condition calcext:apply-style-name="cellule normale" calcext:value="!=&quot;&quot;" calcext:base-cell-address="'Ile déserte'.A50"/>
          </calcext:conditional-format>
          <calcext:conditional-format calcext:target-range-address="'Ile déserte'.A51:'Ile déserte'.A51">
            <calcext:condition calcext:apply-style-name="cellule normale" calcext:value="!=&quot;&quot;" calcext:base-cell-address="'Ile déserte'.A51"/>
          </calcext:conditional-format>
          <calcext:conditional-format calcext:target-range-address="'Ile déserte'.A52:'Ile déserte'.A52">
            <calcext:condition calcext:apply-style-name="cellule normale" calcext:value="!=&quot;&quot;" calcext:base-cell-address="'Ile déserte'.A52"/>
          </calcext:conditional-format>
          <calcext:conditional-format calcext:target-range-address="'Ile déserte'.A53:'Ile déserte'.A53">
            <calcext:condition calcext:apply-style-name="cellule normale" calcext:value="!=&quot;&quot;" calcext:base-cell-address="'Ile déserte'.A53"/>
          </calcext:conditional-format>
          <calcext:conditional-format calcext:target-range-address="'Ile déserte'.A54:'Ile déserte'.A54">
            <calcext:condition calcext:apply-style-name="cellule normale" calcext:value="!=&quot;&quot;" calcext:base-cell-address="'Ile déserte'.A54"/>
          </calcext:conditional-format>
          <calcext:conditional-format calcext:target-range-address="'Ile déserte'.A55:'Ile déserte'.A55">
            <calcext:condition calcext:apply-style-name="cellule normale" calcext:value="!=&quot;&quot;" calcext:base-cell-address="'Ile déserte'.A55"/>
          </calcext:conditional-format>
          <calcext:conditional-format calcext:target-range-address="'Ile déserte'.A56:'Ile déserte'.A56">
            <calcext:condition calcext:apply-style-name="cellule normale" calcext:value="!=&quot;&quot;" calcext:base-cell-address="'Ile déserte'.A56"/>
          </calcext:conditional-format>
          <calcext:conditional-format calcext:target-range-address="'Ile déserte'.A57:'Ile déserte'.A57">
            <calcext:condition calcext:apply-style-name="cellule normale" calcext:value="!=&quot;&quot;" calcext:base-cell-address="'Ile déserte'.A57"/>
          </calcext:conditional-format>
          <calcext:conditional-format calcext:target-range-address="'Ile déserte'.A58:'Ile déserte'.A58">
            <calcext:condition calcext:apply-style-name="cellule normale" calcext:value="!=&quot;&quot;" calcext:base-cell-address="'Ile déserte'.A58"/>
          </calcext:conditional-format>
          <calcext:conditional-format calcext:target-range-address="'Ile déserte'.A59:'Ile déserte'.A59">
            <calcext:condition calcext:apply-style-name="cellule normale" calcext:value="!=&quot;&quot;" calcext:base-cell-address="'Ile déserte'.A59"/>
          </calcext:conditional-format>
          <calcext:conditional-format calcext:target-range-address="'Ile déserte'.A60:'Ile déserte'.A60">
            <calcext:condition calcext:apply-style-name="cellule normale" calcext:value="!=&quot;&quot;" calcext:base-cell-address="'Ile déserte'.A60"/>
          </calcext:conditional-format>
          <calcext:conditional-format calcext:target-range-address="'Ile déserte'.A61:'Ile déserte'.A61">
            <calcext:condition calcext:apply-style-name="cellule normale" calcext:value="!=&quot;&quot;" calcext:base-cell-address="'Ile déserte'.A61"/>
          </calcext:conditional-format>
          <calcext:conditional-format calcext:target-range-address="'Ile déserte'.A62:'Ile déserte'.A62">
            <calcext:condition calcext:apply-style-name="cellule normale" calcext:value="!=&quot;&quot;" calcext:base-cell-address="'Ile déserte'.A62"/>
          </calcext:conditional-format>
          <calcext:conditional-format calcext:target-range-address="'Ile déserte'.A63:'Ile déserte'.A63">
            <calcext:condition calcext:apply-style-name="cellule normale" calcext:value="!=&quot;&quot;" calcext:base-cell-address="'Ile déserte'.A63"/>
          </calcext:conditional-format>
          <calcext:conditional-format calcext:target-range-address="'Ile déserte'.A64:'Ile déserte'.A64">
            <calcext:condition calcext:apply-style-name="cellule normale" calcext:value="!=&quot;&quot;" calcext:base-cell-address="'Ile déserte'.A64"/>
          </calcext:conditional-format>
          <calcext:conditional-format calcext:target-range-address="'Ile déserte'.A65:'Ile déserte'.A65">
            <calcext:condition calcext:apply-style-name="cellule normale" calcext:value="!=&quot;&quot;" calcext:base-cell-address="'Ile déserte'.A65"/>
          </calcext:conditional-format>
          <calcext:conditional-format calcext:target-range-address="'Ile déserte'.A66:'Ile déserte'.A66">
            <calcext:condition calcext:apply-style-name="cellule normale" calcext:value="!=&quot;&quot;" calcext:base-cell-address="'Ile déserte'.A66"/>
          </calcext:conditional-format>
          <calcext:conditional-format calcext:target-range-address="'Ile déserte'.A67:'Ile déserte'.A67">
            <calcext:condition calcext:apply-style-name="cellule normale" calcext:value="!=&quot;&quot;" calcext:base-cell-address="'Ile déserte'.A67"/>
          </calcext:conditional-format>
          <calcext:conditional-format calcext:target-range-address="'Ile déserte'.A68:'Ile déserte'.A68">
            <calcext:condition calcext:apply-style-name="cellule normale" calcext:value="!=&quot;&quot;" calcext:base-cell-address="'Ile déserte'.A68"/>
          </calcext:conditional-format>
          <calcext:conditional-format calcext:target-range-address="'Ile déserte'.A69:'Ile déserte'.A69">
            <calcext:condition calcext:apply-style-name="cellule normale" calcext:value="!=&quot;&quot;" calcext:base-cell-address="'Ile déserte'.A69"/>
          </calcext:conditional-format>
          <calcext:conditional-format calcext:target-range-address="'Ile déserte'.A70:'Ile déserte'.A70">
            <calcext:condition calcext:apply-style-name="cellule normale" calcext:value="!=&quot;&quot;" calcext:base-cell-address="'Ile déserte'.A70"/>
          </calcext:conditional-format>
          <calcext:conditional-format calcext:target-range-address="'Ile déserte'.A71:'Ile déserte'.A71">
            <calcext:condition calcext:apply-style-name="cellule normale" calcext:value="!=&quot;&quot;" calcext:base-cell-address="'Ile déserte'.A71"/>
          </calcext:conditional-format>
          <calcext:conditional-format calcext:target-range-address="'Ile déserte'.A72:'Ile déserte'.A72">
            <calcext:condition calcext:apply-style-name="cellule normale" calcext:value="!=&quot;&quot;" calcext:base-cell-address="'Ile déserte'.A72"/>
          </calcext:conditional-format>
          <calcext:conditional-format calcext:target-range-address="'Ile déserte'.A73:'Ile déserte'.A73">
            <calcext:condition calcext:apply-style-name="cellule normale" calcext:value="!=&quot;&quot;" calcext:base-cell-address="'Ile déserte'.A73"/>
          </calcext:conditional-format>
          <calcext:conditional-format calcext:target-range-address="'Ile déserte'.A74:'Ile déserte'.A74">
            <calcext:condition calcext:apply-style-name="cellule normale" calcext:value="!=&quot;&quot;" calcext:base-cell-address="'Ile déserte'.A74"/>
          </calcext:conditional-format>
          <calcext:conditional-format calcext:target-range-address="'Ile déserte'.A75:'Ile déserte'.A75">
            <calcext:condition calcext:apply-style-name="cellule normale" calcext:value="!=&quot;&quot;" calcext:base-cell-address="'Ile déserte'.A75"/>
          </calcext:conditional-format>
          <calcext:conditional-format calcext:target-range-address="'Ile déserte'.A76:'Ile déserte'.A76">
            <calcext:condition calcext:apply-style-name="cellule normale" calcext:value="!=&quot;&quot;" calcext:base-cell-address="'Ile déserte'.A76"/>
          </calcext:conditional-format>
          <calcext:conditional-format calcext:target-range-address="'Ile déserte'.A77:'Ile déserte'.A77">
            <calcext:condition calcext:apply-style-name="cellule normale" calcext:value="!=&quot;&quot;" calcext:base-cell-address="'Ile déserte'.A77"/>
          </calcext:conditional-format>
          <calcext:conditional-format calcext:target-range-address="'Ile déserte'.A78:'Ile déserte'.A78">
            <calcext:condition calcext:apply-style-name="cellule normale" calcext:value="!=&quot;&quot;" calcext:base-cell-address="'Ile déserte'.A78"/>
          </calcext:conditional-format>
          <calcext:conditional-format calcext:target-range-address="'Ile déserte'.A79:'Ile déserte'.A79">
            <calcext:condition calcext:apply-style-name="cellule normale" calcext:value="!=&quot;&quot;" calcext:base-cell-address="'Ile déserte'.A79"/>
          </calcext:conditional-format>
          <calcext:conditional-format calcext:target-range-address="'Ile déserte'.A80:'Ile déserte'.A80">
            <calcext:condition calcext:apply-style-name="cellule normale" calcext:value="!=&quot;&quot;" calcext:base-cell-address="'Ile déserte'.A80"/>
          </calcext:conditional-format>
          <calcext:conditional-format calcext:target-range-address="'Ile déserte'.A81:'Ile déserte'.A81">
            <calcext:condition calcext:apply-style-name="cellule normale" calcext:value="!=&quot;&quot;" calcext:base-cell-address="'Ile déserte'.A81"/>
          </calcext:conditional-format>
          <calcext:conditional-format calcext:target-range-address="'Ile déserte'.A82:'Ile déserte'.A82">
            <calcext:condition calcext:apply-style-name="cellule normale" calcext:value="!=&quot;&quot;" calcext:base-cell-address="'Ile déserte'.A82"/>
          </calcext:conditional-format>
          <calcext:conditional-format calcext:target-range-address="'Ile déserte'.A83:'Ile déserte'.A83">
            <calcext:condition calcext:apply-style-name="cellule normale" calcext:value="!=&quot;&quot;" calcext:base-cell-address="'Ile déserte'.A83"/>
          </calcext:conditional-format>
          <calcext:conditional-format calcext:target-range-address="'Ile déserte'.A84:'Ile déserte'.A84">
            <calcext:condition calcext:apply-style-name="cellule normale" calcext:value="!=&quot;&quot;" calcext:base-cell-address="'Ile déserte'.A84"/>
          </calcext:conditional-format>
          <calcext:conditional-format calcext:target-range-address="'Ile déserte'.A85:'Ile déserte'.A85">
            <calcext:condition calcext:apply-style-name="cellule normale" calcext:value="!=&quot;&quot;" calcext:base-cell-address="'Ile déserte'.A85"/>
          </calcext:conditional-format>
          <calcext:conditional-format calcext:target-range-address="'Ile déserte'.A86:'Ile déserte'.A86">
            <calcext:condition calcext:apply-style-name="cellule normale" calcext:value="!=&quot;&quot;" calcext:base-cell-address="'Ile déserte'.A86"/>
          </calcext:conditional-format>
          <calcext:conditional-format calcext:target-range-address="'Ile déserte'.A87:'Ile déserte'.A87">
            <calcext:condition calcext:apply-style-name="cellule normale" calcext:value="!=&quot;&quot;" calcext:base-cell-address="'Ile déserte'.A87"/>
          </calcext:conditional-format>
          <calcext:conditional-format calcext:target-range-address="'Ile déserte'.A88:'Ile déserte'.A88">
            <calcext:condition calcext:apply-style-name="cellule normale" calcext:value="!=&quot;&quot;" calcext:base-cell-address="'Ile déserte'.A88"/>
          </calcext:conditional-format>
          <calcext:conditional-format calcext:target-range-address="'Ile déserte'.A89:'Ile déserte'.A89">
            <calcext:condition calcext:apply-style-name="cellule normale" calcext:value="!=&quot;&quot;" calcext:base-cell-address="'Ile déserte'.A89"/>
          </calcext:conditional-format>
          <calcext:conditional-format calcext:target-range-address="'Ile déserte'.A90:'Ile déserte'.A90">
            <calcext:condition calcext:apply-style-name="cellule normale" calcext:value="!=&quot;&quot;" calcext:base-cell-address="'Ile déserte'.A90"/>
          </calcext:conditional-format>
          <calcext:conditional-format calcext:target-range-address="'Ile déserte'.A91:'Ile déserte'.A91">
            <calcext:condition calcext:apply-style-name="cellule normale" calcext:value="!=&quot;&quot;" calcext:base-cell-address="'Ile déserte'.A91"/>
          </calcext:conditional-format>
          <calcext:conditional-format calcext:target-range-address="'Ile déserte'.A92:'Ile déserte'.A92">
            <calcext:condition calcext:apply-style-name="cellule normale" calcext:value="!=&quot;&quot;" calcext:base-cell-address="'Ile déserte'.A92"/>
          </calcext:conditional-format>
          <calcext:conditional-format calcext:target-range-address="'Ile déserte'.A93:'Ile déserte'.A93">
            <calcext:condition calcext:apply-style-name="cellule normale" calcext:value="!=&quot;&quot;" calcext:base-cell-address="'Ile déserte'.A93"/>
          </calcext:conditional-format>
          <calcext:conditional-format calcext:target-range-address="'Ile déserte'.A94:'Ile déserte'.A94">
            <calcext:condition calcext:apply-style-name="cellule normale" calcext:value="!=&quot;&quot;" calcext:base-cell-address="'Ile déserte'.A94"/>
          </calcext:conditional-format>
          <calcext:conditional-format calcext:target-range-address="'Ile déserte'.A95:'Ile déserte'.A95">
            <calcext:condition calcext:apply-style-name="cellule normale" calcext:value="!=&quot;&quot;" calcext:base-cell-address="'Ile déserte'.A95"/>
          </calcext:conditional-format>
          <calcext:conditional-format calcext:target-range-address="'Ile déserte'.A96:'Ile déserte'.A96">
            <calcext:condition calcext:apply-style-name="cellule normale" calcext:value="!=&quot;&quot;" calcext:base-cell-address="'Ile déserte'.A96"/>
          </calcext:conditional-format>
          <calcext:conditional-format calcext:target-range-address="'Ile déserte'.A97:'Ile déserte'.A97">
            <calcext:condition calcext:apply-style-name="cellule normale" calcext:value="!=&quot;&quot;" calcext:base-cell-address="'Ile déserte'.A97"/>
          </calcext:conditional-format>
          <calcext:conditional-format calcext:target-range-address="'Ile déserte'.A98:'Ile déserte'.A98">
            <calcext:condition calcext:apply-style-name="cellule normale" calcext:value="!=&quot;&quot;" calcext:base-cell-address="'Ile déserte'.A98"/>
          </calcext:conditional-format>
          <calcext:conditional-format calcext:target-range-address="'Ile déserte'.A99:'Ile déserte'.A99">
            <calcext:condition calcext:apply-style-name="cellule normale" calcext:value="!=&quot;&quot;" calcext:base-cell-address="'Ile déserte'.A99"/>
          </calcext:conditional-format>
          <calcext:conditional-format calcext:target-range-address="'Ile déserte'.A100:'Ile déserte'.A100">
            <calcext:condition calcext:apply-style-name="cellule normale" calcext:value="!=&quot;&quot;" calcext:base-cell-address="'Ile déserte'.A100"/>
          </calcext:conditional-format>
          <calcext:conditional-format calcext:target-range-address="'Ile déserte'.A101:'Ile déserte'.A101">
            <calcext:condition calcext:apply-style-name="cellule normale" calcext:value="!=&quot;&quot;" calcext:base-cell-address="'Ile déserte'.A101"/>
          </calcext:conditional-format>
          <calcext:conditional-format calcext:target-range-address="'Ile déserte'.A102:'Ile déserte'.A102">
            <calcext:condition calcext:apply-style-name="cellule normale" calcext:value="!=&quot;&quot;" calcext:base-cell-address="'Ile déserte'.A102"/>
          </calcext:conditional-format>
          <calcext:conditional-format calcext:target-range-address="'Ile déserte'.A103:'Ile déserte'.A103">
            <calcext:condition calcext:apply-style-name="cellule normale" calcext:value="!=&quot;&quot;" calcext:base-cell-address="'Ile déserte'.A103"/>
          </calcext:conditional-format>
          <calcext:conditional-format calcext:target-range-address="'Ile déserte'.A104:'Ile déserte'.A104">
            <calcext:condition calcext:apply-style-name="cellule normale" calcext:value="!=&quot;&quot;" calcext:base-cell-address="'Ile déserte'.A104"/>
          </calcext:conditional-format>
          <calcext:conditional-format calcext:target-range-address="'Ile déserte'.A105:'Ile déserte'.A105">
            <calcext:condition calcext:apply-style-name="cellule normale" calcext:value="!=&quot;&quot;" calcext:base-cell-address="'Ile déserte'.A105"/>
          </calcext:conditional-format>
          <calcext:conditional-format calcext:target-range-address="'Ile déserte'.A106:'Ile déserte'.A106">
            <calcext:condition calcext:apply-style-name="cellule normale" calcext:value="!=&quot;&quot;" calcext:base-cell-address="'Ile déserte'.A106"/>
          </calcext:conditional-format>
          <calcext:conditional-format calcext:target-range-address="'Ile déserte'.A107:'Ile déserte'.A107">
            <calcext:condition calcext:apply-style-name="cellule normale" calcext:value="!=&quot;&quot;" calcext:base-cell-address="'Ile déserte'.A107"/>
          </calcext:conditional-format>
          <calcext:conditional-format calcext:target-range-address="'Ile déserte'.A108:'Ile déserte'.A108">
            <calcext:condition calcext:apply-style-name="cellule normale" calcext:value="!=&quot;&quot;" calcext:base-cell-address="'Ile déserte'.A108"/>
          </calcext:conditional-format>
          <calcext:conditional-format calcext:target-range-address="'Ile déserte'.A109:'Ile déserte'.A109">
            <calcext:condition calcext:apply-style-name="cellule normale" calcext:value="!=&quot;&quot;" calcext:base-cell-address="'Ile déserte'.A109"/>
          </calcext:conditional-format>
          <calcext:conditional-format calcext:target-range-address="'Ile déserte'.A110:'Ile déserte'.A110">
            <calcext:condition calcext:apply-style-name="cellule normale" calcext:value="!=&quot;&quot;" calcext:base-cell-address="'Ile déserte'.A110"/>
          </calcext:conditional-format>
          <calcext:conditional-format calcext:target-range-address="'Ile déserte'.A111:'Ile déserte'.A111">
            <calcext:condition calcext:apply-style-name="cellule normale" calcext:value="!=&quot;&quot;" calcext:base-cell-address="'Ile déserte'.A111"/>
          </calcext:conditional-format>
          <calcext:conditional-format calcext:target-range-address="'Ile déserte'.A112:'Ile déserte'.A112">
            <calcext:condition calcext:apply-style-name="cellule normale" calcext:value="!=&quot;&quot;" calcext:base-cell-address="'Ile déserte'.A112"/>
          </calcext:conditional-format>
          <calcext:conditional-format calcext:target-range-address="'Ile déserte'.A113:'Ile déserte'.A113">
            <calcext:condition calcext:apply-style-name="cellule normale" calcext:value="!=&quot;&quot;" calcext:base-cell-address="'Ile déserte'.A113"/>
          </calcext:conditional-format>
          <calcext:conditional-format calcext:target-range-address="'Ile déserte'.A114:'Ile déserte'.A114">
            <calcext:condition calcext:apply-style-name="cellule normale" calcext:value="!=&quot;&quot;" calcext:base-cell-address="'Ile déserte'.A114"/>
          </calcext:conditional-format>
          <calcext:conditional-format calcext:target-range-address="'Ile déserte'.A115:'Ile déserte'.A115">
            <calcext:condition calcext:apply-style-name="cellule normale" calcext:value="!=&quot;&quot;" calcext:base-cell-address="'Ile déserte'.A115"/>
          </calcext:conditional-format>
          <calcext:conditional-format calcext:target-range-address="'Ile déserte'.A116:'Ile déserte'.A116">
            <calcext:condition calcext:apply-style-name="cellule normale" calcext:value="!=&quot;&quot;" calcext:base-cell-address="'Ile déserte'.A116"/>
          </calcext:conditional-format>
          <calcext:conditional-format calcext:target-range-address="'Ile déserte'.A117:'Ile déserte'.A117">
            <calcext:condition calcext:apply-style-name="cellule normale" calcext:value="!=&quot;&quot;" calcext:base-cell-address="'Ile déserte'.A117"/>
          </calcext:conditional-format>
          <calcext:conditional-format calcext:target-range-address="'Ile déserte'.A118:'Ile déserte'.A118">
            <calcext:condition calcext:apply-style-name="cellule normale" calcext:value="!=&quot;&quot;" calcext:base-cell-address="'Ile déserte'.A118"/>
          </calcext:conditional-format>
          <calcext:conditional-format calcext:target-range-address="'Ile déserte'.A119:'Ile déserte'.A119">
            <calcext:condition calcext:apply-style-name="cellule normale" calcext:value="!=&quot;&quot;" calcext:base-cell-address="'Ile déserte'.A119"/>
          </calcext:conditional-format>
          <calcext:conditional-format calcext:target-range-address="'Ile déserte'.A120:'Ile déserte'.A120">
            <calcext:condition calcext:apply-style-name="cellule normale" calcext:value="!=&quot;&quot;" calcext:base-cell-address="'Ile déserte'.A120"/>
          </calcext:conditional-format>
          <calcext:conditional-format calcext:target-range-address="'Ile déserte'.A121:'Ile déserte'.A121">
            <calcext:condition calcext:apply-style-name="cellule normale" calcext:value="!=&quot;&quot;" calcext:base-cell-address="'Ile déserte'.A121"/>
          </calcext:conditional-format>
          <calcext:conditional-format calcext:target-range-address="'Ile déserte'.A122:'Ile déserte'.A122">
            <calcext:condition calcext:apply-style-name="cellule normale" calcext:value="!=&quot;&quot;" calcext:base-cell-address="'Ile déserte'.A122"/>
          </calcext:conditional-format>
          <calcext:conditional-format calcext:target-range-address="'Ile déserte'.B10:'Ile déserte'.B10">
            <calcext:condition calcext:apply-style-name="cellule normale" calcext:value="!=&quot;&quot;" calcext:base-cell-address="'Ile déserte'.B10"/>
          </calcext:conditional-format>
          <calcext:conditional-format calcext:target-range-address="'Ile déserte'.B11:'Ile déserte'.B11">
            <calcext:condition calcext:apply-style-name="cellule normale" calcext:value="!=&quot;&quot;" calcext:base-cell-address="'Ile déserte'.B11"/>
          </calcext:conditional-format>
          <calcext:conditional-format calcext:target-range-address="'Ile déserte'.B12:'Ile déserte'.B12">
            <calcext:condition calcext:apply-style-name="cellule normale" calcext:value="!=&quot;&quot;" calcext:base-cell-address="'Ile déserte'.B12"/>
          </calcext:conditional-format>
          <calcext:conditional-format calcext:target-range-address="'Ile déserte'.B13:'Ile déserte'.B13">
            <calcext:condition calcext:apply-style-name="cellule normale" calcext:value="!=&quot;&quot;" calcext:base-cell-address="'Ile déserte'.B13"/>
          </calcext:conditional-format>
          <calcext:conditional-format calcext:target-range-address="'Ile déserte'.B14:'Ile déserte'.B14">
            <calcext:condition calcext:apply-style-name="cellule normale" calcext:value="!=&quot;&quot;" calcext:base-cell-address="'Ile déserte'.B14"/>
          </calcext:conditional-format>
          <calcext:conditional-format calcext:target-range-address="'Ile déserte'.B15:'Ile déserte'.B15">
            <calcext:condition calcext:apply-style-name="cellule normale" calcext:value="!=&quot;&quot;" calcext:base-cell-address="'Ile déserte'.B15"/>
          </calcext:conditional-format>
          <calcext:conditional-format calcext:target-range-address="'Ile déserte'.B16:'Ile déserte'.B16">
            <calcext:condition calcext:apply-style-name="cellule normale" calcext:value="!=&quot;&quot;" calcext:base-cell-address="'Ile déserte'.B16"/>
          </calcext:conditional-format>
          <calcext:conditional-format calcext:target-range-address="'Ile déserte'.A8:'Ile déserte'.A8">
            <calcext:condition calcext:apply-style-name="cellule normale" calcext:value="!=&quot;&quot;" calcext:base-cell-address="'Ile déserte'.A8"/>
          </calcext:conditional-format>
          <calcext:conditional-format calcext:target-range-address="'Ile déserte'.B8:'Ile déserte'.B8">
            <calcext:condition calcext:apply-style-name="cellule normale" calcext:value="!=&quot;&quot;" calcext:base-cell-address="'Ile déserte'.B8"/>
          </calcext:conditional-format>
          <calcext:conditional-format calcext:target-range-address="'Ile déserte'.A3:'Ile déserte'.A3">
            <calcext:condition calcext:apply-style-name="cellule normale" calcext:value="!=&quot;&quot;" calcext:base-cell-address="'Ile déserte'.A3"/>
          </calcext:conditional-format>
          <calcext:conditional-format calcext:target-range-address="'Ile déserte'.B3:'Ile déserte'.B3">
            <calcext:condition calcext:apply-style-name="cellule normale" calcext:value="!=&quot;&quot;" calcext:base-cell-address="'Ile déserte'.B3"/>
          </calcext:conditional-format>
          <calcext:conditional-format calcext:target-range-address="'Ile déserte'.A4:'Ile déserte'.A4">
            <calcext:condition calcext:apply-style-name="cellule normale" calcext:value="!=&quot;&quot;" calcext:base-cell-address="'Ile déserte'.A4"/>
          </calcext:conditional-format>
          <calcext:conditional-format calcext:target-range-address="'Ile déserte'.B4:'Ile déserte'.B4">
            <calcext:condition calcext:apply-style-name="cellule normale" calcext:value="!=&quot;&quot;" calcext:base-cell-address="'Ile déserte'.B4"/>
          </calcext:conditional-format>
          <calcext:conditional-format calcext:target-range-address="'Ile déserte'.A5:'Ile déserte'.A5">
            <calcext:condition calcext:apply-style-name="cellule normale" calcext:value="!=&quot;&quot;" calcext:base-cell-address="'Ile déserte'.A5"/>
          </calcext:conditional-format>
          <calcext:conditional-format calcext:target-range-address="'Ile déserte'.B5:'Ile déserte'.B5">
            <calcext:condition calcext:apply-style-name="cellule normale" calcext:value="!=&quot;&quot;" calcext:base-cell-address="'Ile déserte'.B5"/>
          </calcext:conditional-format>
          <calcext:conditional-format calcext:target-range-address="'Ile déserte'.A6:'Ile déserte'.A6">
            <calcext:condition calcext:apply-style-name="cellule normale" calcext:value="!=&quot;&quot;" calcext:base-cell-address="'Ile déserte'.A6"/>
          </calcext:conditional-format>
          <calcext:conditional-format calcext:target-range-address="'Ile déserte'.B6:'Ile déserte'.B6">
            <calcext:condition calcext:apply-style-name="cellule normale" calcext:value="!=&quot;&quot;" calcext:base-cell-address="'Ile déserte'.B6"/>
          </calcext:conditional-format>
          <calcext:conditional-format calcext:target-range-address="'Ile déserte'.A7:'Ile déserte'.A7">
            <calcext:condition calcext:apply-style-name="cellule normale" calcext:value="!=&quot;&quot;" calcext:base-cell-address="'Ile déserte'.A7"/>
          </calcext:conditional-format>
          <calcext:conditional-format calcext:target-range-address="'Ile déserte'.B7:'Ile déserte'.B7">
            <calcext:condition calcext:apply-style-name="cellule normale" calcext:value="!=&quot;&quot;" calcext:base-cell-address="'Ile déserte'.B7"/>
          </calcext:conditional-format>
        </calcext:conditional-formats>
      </table:table>
      <table:table table:name="Ile déserte_2" table:style-name="ta1">
        <table:table-column table:style-name="co11" table:default-cell-style-name="ce114"/>
        <table:table-column table:style-name="co12" table:default-cell-style-name="ce114"/>
        <table:table-column table:style-name="co13" table:number-columns-repeated="2" table:default-cell-style-name="ce114"/>
        <table:table-column table:style-name="co3" table:number-columns-repeated="32" table:default-cell-style-name="ce114"/>
        <table:table-row table:style-name="ro8">
          <table:table-cell table:style-name="ce169" office:value-type="string" calcext:value-type="string">
            <text:p>Nom</text:p>
          </table:table-cell>
          <table:table-cell table:style-name="ce169" office:value-type="string" calcext:value-type="string">
            <text:p>Fréquence / 5</text:p>
          </table:table-cell>
          <table:table-cell table:style-name="Default" table:number-columns-repeated="34"/>
        </table:table-row>
        <table:table-row table:style-name="ro8">
          <table:table-cell table:style-name="ce170" office:value-type="string" calcext:value-type="string">
            <text:p>Taverne</text:p>
          </table:table-cell>
          <table:table-cell table:style-name="ce170" office:value-type="float" office:value="5" calcext:value-type="float">
            <text:p>5</text:p>
          </table:table-cell>
          <table:table-cell table:style-name="Default" table:number-columns-repeated="34"/>
        </table:table-row>
        <table:table-row table:style-name="ro17">
          <table:table-cell table:style-name="ce407" office:value-type="string" calcext:value-type="string">
            <text:p>Narrator : Le bateau accoste sur une petite île. Un petit bois commence à l'autre bout de la plage</text:p>
          </table:table-cell>
          <table:table-cell table:style-name="ce522"/>
          <table:table-cell table:style-name="ce534"/>
          <table:table-cell table:style-name="ce544"/>
          <table:table-cell table:number-columns-repeated="32"/>
        </table:table-row>
        <table:table-row table:style-name="ro16">
          <table:table-cell table:style-name="ce408" office:value-type="string" calcext:value-type="string">
            <text:p>SetChoices3</text:p>
          </table:table-cell>
          <table:table-cell table:style-name="ce523"/>
          <table:table-cell table:style-name="ce535"/>
          <table:table-cell table:style-name="ce545"/>
          <table:table-cell table:number-columns-repeated="32"/>
        </table:table-row>
        <table:table-row table:style-name="ro22">
          <table:table-cell table:style-name="ce409" office:value-type="string" calcext:value-type="string">
            <text:p>On lève l'ancre !</text:p>
          </table:table-cell>
          <table:table-cell table:style-name="ce524" office:value-type="string" calcext:value-type="string">
            <text:p>On va rester ici pour la nuit</text:p>
          </table:table-cell>
          <table:table-cell table:style-name="ce536" office:value-type="string" calcext:value-type="string">
            <text:p>On va chercher de la nourriture</text:p>
          </table:table-cell>
          <table:table-cell table:number-columns-repeated="33"/>
        </table:table-row>
        <table:table-row table:style-name="ro13">
          <table:table-cell table:style-name="ce410" office:value-type="string" calcext:value-type="string">
            <text:p>Leave</text:p>
          </table:table-cell>
          <table:table-cell table:style-name="ce525" office:value-type="string" calcext:value-type="string">
            <text:p>setWeatherDay</text:p>
          </table:table-cell>
          <table:table-cell table:style-name="ce537" office:value-type="string" calcext:value-type="string">
            <text:p>randomPercent35</text:p>
          </table:table-cell>
          <table:table-cell table:style-name="ce546"/>
          <table:table-cell table:number-columns-repeated="32"/>
        </table:table-row>
        <table:table-row table:style-name="ro46">
          <table:table-cell table:style-name="ce411"/>
          <table:table-cell table:style-name="ce526" office:value-type="string" calcext:value-type="string">
            <text:p>nextDay</text:p>
          </table:table-cell>
          <table:table-cell table:style-name="ce538" office:value-type="string" calcext:value-type="string">
            <text:p>nextDay</text:p>
          </table:table-cell>
          <table:table-cell table:style-name="ce547" office:value-type="string" calcext:value-type="string">
            <text:p>nextDay</text:p>
          </table:table-cell>
          <table:table-cell table:number-columns-repeated="32"/>
        </table:table-row>
        <table:table-row table:style-name="ro47">
          <table:table-cell/>
          <table:table-cell table:style-name="ce527" office:value-type="string" calcext:value-type="string">
            <text:p>goTo1/2</text:p>
          </table:table-cell>
          <table:table-cell table:style-name="ce539" office:value-type="string" calcext:value-type="string">
            <text:p>Narrator : Après quelques pas dans le bois, l'équipage tombe sur une clairière</text:p>
          </table:table-cell>
          <table:table-cell table:style-name="ce548" office:value-type="string" calcext:value-type="string">
            <text:p>PlayerSpeak : Il n'y a rien de comestible dans ce bois</text:p>
          </table:table-cell>
          <table:table-cell table:number-columns-repeated="32"/>
        </table:table-row>
        <table:table-row table:style-name="ro16">
          <table:table-cell table:style-name="ce412"/>
          <table:table-cell table:style-name="ce528"/>
          <table:table-cell table:style-name="ce540" office:value-type="string" calcext:value-type="string">
            <text:p>lootFood</text:p>
          </table:table-cell>
          <table:table-cell table:style-name="ce549" office:value-type="string" calcext:value-type="string">
            <text:p>goTo1/2</text:p>
          </table:table-cell>
          <table:table-cell table:number-columns-repeated="32"/>
        </table:table-row>
        <table:table-row table:style-name="ro48">
          <table:table-cell table:style-name="ce413"/>
          <table:table-cell table:style-name="ce529"/>
          <table:table-cell table:style-name="ce541" office:value-type="string" calcext:value-type="string">
            <text:p>goTo1/2</text:p>
          </table:table-cell>
          <table:table-cell table:style-name="ce550"/>
          <table:table-cell table:number-columns-repeated="32"/>
        </table:table-row>
        <table:table-row table:style-name="ro10">
          <table:table-cell table:number-columns-repeated="36"/>
        </table:table-row>
        <table:table-row table:style-name="ro10">
          <table:table-cell table:style-name="ce414"/>
          <table:table-cell table:style-name="ce530"/>
          <table:table-cell table:style-name="ce542"/>
          <table:table-cell table:style-name="ce551"/>
          <table:table-cell table:number-columns-repeated="32"/>
        </table:table-row>
        <table:table-row table:style-name="ro10">
          <table:table-cell table:style-name="ce415"/>
          <table:table-cell table:style-name="ce531"/>
          <table:table-cell table:style-name="ce543"/>
          <table:table-cell table:style-name="ce552"/>
          <table:table-cell table:number-columns-repeated="32"/>
        </table:table-row>
        <table:table-row table:style-name="ro10">
          <table:table-cell table:number-columns-repeated="36"/>
        </table:table-row>
        <table:table-row table:style-name="ro10">
          <table:table-cell/>
          <table:table-cell table:style-name="ce532"/>
          <table:table-cell table:number-columns-repeated="34"/>
        </table:table-row>
        <table:table-row table:style-name="ro10">
          <table:table-cell/>
          <table:table-cell table:style-name="ce533"/>
          <table:table-cell table:number-columns-repeated="34"/>
        </table:table-row>
        <table:table-row table:style-name="ro49">
          <table:table-cell table:style-name="ce416"/>
          <table:table-cell table:number-columns-repeated="35"/>
        </table:table-row>
        <table:table-row table:style-name="ro33">
          <table:table-cell table:style-name="ce417"/>
          <table:table-cell table:number-columns-repeated="35"/>
        </table:table-row>
        <table:table-row table:style-name="ro33">
          <table:table-cell table:style-name="ce418"/>
          <table:table-cell table:number-columns-repeated="35"/>
        </table:table-row>
        <table:table-row table:style-name="ro33">
          <table:table-cell table:style-name="ce419"/>
          <table:table-cell table:number-columns-repeated="35"/>
        </table:table-row>
        <table:table-row table:style-name="ro50">
          <table:table-cell table:style-name="ce420"/>
          <table:table-cell table:number-columns-repeated="35"/>
        </table:table-row>
        <table:table-row table:style-name="ro33">
          <table:table-cell table:style-name="ce421"/>
          <table:table-cell table:number-columns-repeated="35"/>
        </table:table-row>
        <table:table-row table:style-name="ro50">
          <table:table-cell table:style-name="ce422"/>
          <table:table-cell table:number-columns-repeated="35"/>
        </table:table-row>
        <table:table-row table:style-name="ro51">
          <table:table-cell table:style-name="ce423"/>
          <table:table-cell table:number-columns-repeated="35"/>
        </table:table-row>
        <table:table-row table:style-name="ro18">
          <table:table-cell table:style-name="ce424"/>
          <table:table-cell table:number-columns-repeated="35"/>
        </table:table-row>
        <table:table-row table:style-name="ro18">
          <table:table-cell table:style-name="ce425"/>
          <table:table-cell table:number-columns-repeated="35"/>
        </table:table-row>
        <table:table-row table:style-name="ro49">
          <table:table-cell table:style-name="ce426"/>
          <table:table-cell table:number-columns-repeated="35"/>
        </table:table-row>
        <table:table-row table:style-name="ro52">
          <table:table-cell table:style-name="ce427"/>
          <table:table-cell table:number-columns-repeated="35"/>
        </table:table-row>
        <table:table-row table:style-name="ro18">
          <table:table-cell table:style-name="ce428"/>
          <table:table-cell table:number-columns-repeated="35"/>
        </table:table-row>
        <table:table-row table:style-name="ro33">
          <table:table-cell table:style-name="ce429"/>
          <table:table-cell table:number-columns-repeated="35"/>
        </table:table-row>
        <table:table-row table:style-name="ro18">
          <table:table-cell table:style-name="ce430"/>
          <table:table-cell table:number-columns-repeated="35"/>
        </table:table-row>
        <table:table-row table:style-name="ro33">
          <table:table-cell table:style-name="ce431"/>
          <table:table-cell table:number-columns-repeated="35"/>
        </table:table-row>
        <table:table-row table:style-name="ro53">
          <table:table-cell table:style-name="ce432"/>
          <table:table-cell table:number-columns-repeated="35"/>
        </table:table-row>
        <table:table-row table:style-name="ro51">
          <table:table-cell table:style-name="ce433"/>
          <table:table-cell table:number-columns-repeated="35"/>
        </table:table-row>
        <table:table-row table:style-name="ro18">
          <table:table-cell table:style-name="ce434"/>
          <table:table-cell table:number-columns-repeated="35"/>
        </table:table-row>
        <table:table-row table:style-name="ro50">
          <table:table-cell table:style-name="ce435"/>
          <table:table-cell table:number-columns-repeated="35"/>
        </table:table-row>
        <table:table-row table:style-name="ro33">
          <table:table-cell table:style-name="ce436"/>
          <table:table-cell table:number-columns-repeated="35"/>
        </table:table-row>
        <table:table-row table:style-name="ro51">
          <table:table-cell table:style-name="ce437"/>
          <table:table-cell table:number-columns-repeated="35"/>
        </table:table-row>
        <table:table-row table:style-name="ro50">
          <table:table-cell table:style-name="ce438"/>
          <table:table-cell table:number-columns-repeated="35"/>
        </table:table-row>
        <table:table-row table:style-name="ro33">
          <table:table-cell table:style-name="ce439"/>
          <table:table-cell table:number-columns-repeated="35"/>
        </table:table-row>
        <table:table-row table:style-name="ro10">
          <table:table-cell table:style-name="ce440"/>
          <table:table-cell table:number-columns-repeated="35"/>
        </table:table-row>
        <table:table-row table:style-name="ro10">
          <table:table-cell table:style-name="ce441"/>
          <table:table-cell table:number-columns-repeated="35"/>
        </table:table-row>
        <table:table-row table:style-name="ro10">
          <table:table-cell table:style-name="ce442"/>
          <table:table-cell table:number-columns-repeated="35"/>
        </table:table-row>
        <table:table-row table:style-name="ro10">
          <table:table-cell table:style-name="ce443"/>
          <table:table-cell table:number-columns-repeated="35"/>
        </table:table-row>
        <table:table-row table:style-name="ro10">
          <table:table-cell table:style-name="ce444"/>
          <table:table-cell table:number-columns-repeated="35"/>
        </table:table-row>
        <table:table-row table:style-name="ro10">
          <table:table-cell table:style-name="ce445"/>
          <table:table-cell table:number-columns-repeated="35"/>
        </table:table-row>
        <table:table-row table:style-name="ro10">
          <table:table-cell table:style-name="ce446"/>
          <table:table-cell table:number-columns-repeated="35"/>
        </table:table-row>
        <table:table-row table:style-name="ro10">
          <table:table-cell table:style-name="ce447"/>
          <table:table-cell table:number-columns-repeated="35"/>
        </table:table-row>
        <table:table-row table:style-name="ro10">
          <table:table-cell table:style-name="ce448"/>
          <table:table-cell table:number-columns-repeated="35"/>
        </table:table-row>
        <table:table-row table:style-name="ro10">
          <table:table-cell table:style-name="ce449"/>
          <table:table-cell table:number-columns-repeated="35"/>
        </table:table-row>
        <table:table-row table:style-name="ro10">
          <table:table-cell table:style-name="ce450"/>
          <table:table-cell table:number-columns-repeated="35"/>
        </table:table-row>
        <table:table-row table:style-name="ro10">
          <table:table-cell table:style-name="ce451"/>
          <table:table-cell table:number-columns-repeated="35"/>
        </table:table-row>
        <table:table-row table:style-name="ro10">
          <table:table-cell table:style-name="ce452"/>
          <table:table-cell table:number-columns-repeated="35"/>
        </table:table-row>
        <table:table-row table:style-name="ro10">
          <table:table-cell table:style-name="ce453"/>
          <table:table-cell table:number-columns-repeated="35"/>
        </table:table-row>
        <table:table-row table:style-name="ro10">
          <table:table-cell table:style-name="ce454"/>
          <table:table-cell table:number-columns-repeated="35"/>
        </table:table-row>
        <table:table-row table:style-name="ro10">
          <table:table-cell table:style-name="ce455"/>
          <table:table-cell table:number-columns-repeated="35"/>
        </table:table-row>
        <table:table-row table:style-name="ro10">
          <table:table-cell table:style-name="ce456"/>
          <table:table-cell table:number-columns-repeated="35"/>
        </table:table-row>
        <table:table-row table:style-name="ro10">
          <table:table-cell table:style-name="ce457"/>
          <table:table-cell table:number-columns-repeated="35"/>
        </table:table-row>
        <table:table-row table:style-name="ro10">
          <table:table-cell table:style-name="ce458"/>
          <table:table-cell table:number-columns-repeated="35"/>
        </table:table-row>
        <table:table-row table:style-name="ro10">
          <table:table-cell table:style-name="ce459"/>
          <table:table-cell table:number-columns-repeated="35"/>
        </table:table-row>
        <table:table-row table:style-name="ro10">
          <table:table-cell table:style-name="ce460"/>
          <table:table-cell table:number-columns-repeated="35"/>
        </table:table-row>
        <table:table-row table:style-name="ro10">
          <table:table-cell table:style-name="ce461"/>
          <table:table-cell table:number-columns-repeated="35"/>
        </table:table-row>
        <table:table-row table:style-name="ro10">
          <table:table-cell table:style-name="ce462"/>
          <table:table-cell table:number-columns-repeated="35"/>
        </table:table-row>
        <table:table-row table:style-name="ro10">
          <table:table-cell table:style-name="ce463"/>
          <table:table-cell table:number-columns-repeated="35"/>
        </table:table-row>
        <table:table-row table:style-name="ro10">
          <table:table-cell table:style-name="ce464"/>
          <table:table-cell table:number-columns-repeated="35"/>
        </table:table-row>
        <table:table-row table:style-name="ro10">
          <table:table-cell table:style-name="ce465"/>
          <table:table-cell table:number-columns-repeated="35"/>
        </table:table-row>
        <table:table-row table:style-name="ro10">
          <table:table-cell table:style-name="ce466"/>
          <table:table-cell table:number-columns-repeated="35"/>
        </table:table-row>
        <table:table-row table:style-name="ro10">
          <table:table-cell table:style-name="ce467"/>
          <table:table-cell table:number-columns-repeated="35"/>
        </table:table-row>
        <table:table-row table:style-name="ro10">
          <table:table-cell table:style-name="ce468"/>
          <table:table-cell table:number-columns-repeated="35"/>
        </table:table-row>
        <table:table-row table:style-name="ro10">
          <table:table-cell table:style-name="ce469"/>
          <table:table-cell table:number-columns-repeated="35"/>
        </table:table-row>
        <table:table-row table:style-name="ro10">
          <table:table-cell table:style-name="ce470"/>
          <table:table-cell table:number-columns-repeated="35"/>
        </table:table-row>
        <table:table-row table:style-name="ro10">
          <table:table-cell table:style-name="ce471"/>
          <table:table-cell table:number-columns-repeated="35"/>
        </table:table-row>
        <table:table-row table:style-name="ro10">
          <table:table-cell table:style-name="ce472"/>
          <table:table-cell table:number-columns-repeated="35"/>
        </table:table-row>
        <table:table-row table:style-name="ro10">
          <table:table-cell table:style-name="ce473"/>
          <table:table-cell table:number-columns-repeated="35"/>
        </table:table-row>
        <table:table-row table:style-name="ro10">
          <table:table-cell table:style-name="ce474"/>
          <table:table-cell table:number-columns-repeated="35"/>
        </table:table-row>
        <table:table-row table:style-name="ro10">
          <table:table-cell table:style-name="ce475"/>
          <table:table-cell table:number-columns-repeated="35"/>
        </table:table-row>
        <table:table-row table:style-name="ro10">
          <table:table-cell table:style-name="ce476"/>
          <table:table-cell table:number-columns-repeated="35"/>
        </table:table-row>
        <table:table-row table:style-name="ro10">
          <table:table-cell table:style-name="ce477"/>
          <table:table-cell table:number-columns-repeated="35"/>
        </table:table-row>
        <table:table-row table:style-name="ro10">
          <table:table-cell table:style-name="ce478"/>
          <table:table-cell table:number-columns-repeated="35"/>
        </table:table-row>
        <table:table-row table:style-name="ro10">
          <table:table-cell table:style-name="ce479"/>
          <table:table-cell table:number-columns-repeated="35"/>
        </table:table-row>
        <table:table-row table:style-name="ro10">
          <table:table-cell table:style-name="ce480"/>
          <table:table-cell table:number-columns-repeated="35"/>
        </table:table-row>
        <table:table-row table:style-name="ro10">
          <table:table-cell table:style-name="ce481"/>
          <table:table-cell table:number-columns-repeated="35"/>
        </table:table-row>
        <table:table-row table:style-name="ro10">
          <table:table-cell table:style-name="ce482"/>
          <table:table-cell table:number-columns-repeated="35"/>
        </table:table-row>
        <table:table-row table:style-name="ro10">
          <table:table-cell table:style-name="ce483"/>
          <table:table-cell table:number-columns-repeated="35"/>
        </table:table-row>
        <table:table-row table:style-name="ro10">
          <table:table-cell table:style-name="ce484"/>
          <table:table-cell table:number-columns-repeated="35"/>
        </table:table-row>
        <table:table-row table:style-name="ro10">
          <table:table-cell table:style-name="ce485"/>
          <table:table-cell table:number-columns-repeated="35"/>
        </table:table-row>
        <table:table-row table:style-name="ro10">
          <table:table-cell table:style-name="ce486"/>
          <table:table-cell table:number-columns-repeated="35"/>
        </table:table-row>
        <table:table-row table:style-name="ro10">
          <table:table-cell table:style-name="ce487"/>
          <table:table-cell table:number-columns-repeated="35"/>
        </table:table-row>
        <table:table-row table:style-name="ro10">
          <table:table-cell table:style-name="ce488"/>
          <table:table-cell table:number-columns-repeated="35"/>
        </table:table-row>
        <table:table-row table:style-name="ro10">
          <table:table-cell table:style-name="ce489"/>
          <table:table-cell table:number-columns-repeated="35"/>
        </table:table-row>
        <table:table-row table:style-name="ro10">
          <table:table-cell table:style-name="ce490"/>
          <table:table-cell table:number-columns-repeated="35"/>
        </table:table-row>
        <table:table-row table:style-name="ro10">
          <table:table-cell table:style-name="ce491"/>
          <table:table-cell table:number-columns-repeated="35"/>
        </table:table-row>
        <table:table-row table:style-name="ro10">
          <table:table-cell table:style-name="ce492"/>
          <table:table-cell table:number-columns-repeated="35"/>
        </table:table-row>
        <table:table-row table:style-name="ro10">
          <table:table-cell table:style-name="ce493"/>
          <table:table-cell table:number-columns-repeated="35"/>
        </table:table-row>
        <table:table-row table:style-name="ro10">
          <table:table-cell table:style-name="ce494"/>
          <table:table-cell table:number-columns-repeated="35"/>
        </table:table-row>
        <table:table-row table:style-name="ro10">
          <table:table-cell table:style-name="ce495"/>
          <table:table-cell table:number-columns-repeated="35"/>
        </table:table-row>
        <table:table-row table:style-name="ro10">
          <table:table-cell table:style-name="ce496"/>
          <table:table-cell table:number-columns-repeated="35"/>
        </table:table-row>
        <table:table-row table:style-name="ro10">
          <table:table-cell table:style-name="ce497"/>
          <table:table-cell table:number-columns-repeated="35"/>
        </table:table-row>
        <table:table-row table:style-name="ro10">
          <table:table-cell table:style-name="ce498"/>
          <table:table-cell table:number-columns-repeated="35"/>
        </table:table-row>
        <table:table-row table:style-name="ro10">
          <table:table-cell table:style-name="ce499"/>
          <table:table-cell table:number-columns-repeated="35"/>
        </table:table-row>
        <table:table-row table:style-name="ro10">
          <table:table-cell table:style-name="ce500"/>
          <table:table-cell table:number-columns-repeated="35"/>
        </table:table-row>
        <table:table-row table:style-name="ro10">
          <table:table-cell table:style-name="ce501"/>
          <table:table-cell table:number-columns-repeated="35"/>
        </table:table-row>
        <table:table-row table:style-name="ro10">
          <table:table-cell table:style-name="ce502"/>
          <table:table-cell table:number-columns-repeated="35"/>
        </table:table-row>
        <table:table-row table:style-name="ro10">
          <table:table-cell table:style-name="ce503"/>
          <table:table-cell table:number-columns-repeated="35"/>
        </table:table-row>
        <table:table-row table:style-name="ro10">
          <table:table-cell table:style-name="ce504"/>
          <table:table-cell table:number-columns-repeated="35"/>
        </table:table-row>
        <table:table-row table:style-name="ro10">
          <table:table-cell table:style-name="ce505"/>
          <table:table-cell table:number-columns-repeated="35"/>
        </table:table-row>
        <table:table-row table:style-name="ro10">
          <table:table-cell table:style-name="ce506"/>
          <table:table-cell table:number-columns-repeated="35"/>
        </table:table-row>
        <table:table-row table:style-name="ro10">
          <table:table-cell table:style-name="ce507"/>
          <table:table-cell table:number-columns-repeated="35"/>
        </table:table-row>
        <table:table-row table:style-name="ro10">
          <table:table-cell table:style-name="ce508"/>
          <table:table-cell table:number-columns-repeated="35"/>
        </table:table-row>
        <table:table-row table:style-name="ro10">
          <table:table-cell table:style-name="ce509"/>
          <table:table-cell table:number-columns-repeated="35"/>
        </table:table-row>
        <table:table-row table:style-name="ro10">
          <table:table-cell table:style-name="ce510"/>
          <table:table-cell table:number-columns-repeated="35"/>
        </table:table-row>
        <table:table-row table:style-name="ro10">
          <table:table-cell table:style-name="ce511"/>
          <table:table-cell table:number-columns-repeated="35"/>
        </table:table-row>
        <table:table-row table:style-name="ro10">
          <table:table-cell table:style-name="ce512"/>
          <table:table-cell table:number-columns-repeated="35"/>
        </table:table-row>
        <table:table-row table:style-name="ro10">
          <table:table-cell table:style-name="ce513"/>
          <table:table-cell table:number-columns-repeated="35"/>
        </table:table-row>
        <table:table-row table:style-name="ro10">
          <table:table-cell table:style-name="ce514"/>
          <table:table-cell table:number-columns-repeated="35"/>
        </table:table-row>
        <table:table-row table:style-name="ro10">
          <table:table-cell table:style-name="ce515"/>
          <table:table-cell table:number-columns-repeated="35"/>
        </table:table-row>
        <table:table-row table:style-name="ro10">
          <table:table-cell table:style-name="ce516"/>
          <table:table-cell table:number-columns-repeated="35"/>
        </table:table-row>
        <table:table-row table:style-name="ro10">
          <table:table-cell table:style-name="ce517"/>
          <table:table-cell table:number-columns-repeated="35"/>
        </table:table-row>
        <table:table-row table:style-name="ro10">
          <table:table-cell table:style-name="ce518"/>
          <table:table-cell table:number-columns-repeated="35"/>
        </table:table-row>
        <table:table-row table:style-name="ro10">
          <table:table-cell table:style-name="ce519"/>
          <table:table-cell table:number-columns-repeated="35"/>
        </table:table-row>
        <table:table-row table:style-name="ro10">
          <table:table-cell table:style-name="ce520"/>
          <table:table-cell table:number-columns-repeated="35"/>
        </table:table-row>
        <table:table-row table:style-name="ro10">
          <table:table-cell table:style-name="ce521"/>
          <table:table-cell table:number-columns-repeated="35"/>
        </table:table-row>
        <calcext:conditional-formats>
          <calcext:conditional-format calcext:target-range-address="'Ile déserte_2'.A44:'Ile déserte_2'.A44">
            <calcext:condition calcext:apply-style-name="cellule normale" calcext:value="!=&quot;&quot;" calcext:base-cell-address="'Ile déserte_2'.A44"/>
          </calcext:conditional-format>
          <calcext:conditional-format calcext:target-range-address="'Ile déserte_2'.A45:'Ile déserte_2'.A45">
            <calcext:condition calcext:apply-style-name="cellule normale" calcext:value="!=&quot;&quot;" calcext:base-cell-address="'Ile déserte_2'.A45"/>
          </calcext:conditional-format>
          <calcext:conditional-format calcext:target-range-address="'Ile déserte_2'.A46:'Ile déserte_2'.A46">
            <calcext:condition calcext:apply-style-name="cellule normale" calcext:value="!=&quot;&quot;" calcext:base-cell-address="'Ile déserte_2'.A46"/>
          </calcext:conditional-format>
          <calcext:conditional-format calcext:target-range-address="'Ile déserte_2'.A47:'Ile déserte_2'.A47">
            <calcext:condition calcext:apply-style-name="cellule normale" calcext:value="!=&quot;&quot;" calcext:base-cell-address="'Ile déserte_2'.A47"/>
          </calcext:conditional-format>
          <calcext:conditional-format calcext:target-range-address="'Ile déserte_2'.A48:'Ile déserte_2'.A48">
            <calcext:condition calcext:apply-style-name="cellule normale" calcext:value="!=&quot;&quot;" calcext:base-cell-address="'Ile déserte_2'.A48"/>
          </calcext:conditional-format>
          <calcext:conditional-format calcext:target-range-address="'Ile déserte_2'.A49:'Ile déserte_2'.A49">
            <calcext:condition calcext:apply-style-name="cellule normale" calcext:value="!=&quot;&quot;" calcext:base-cell-address="'Ile déserte_2'.A49"/>
          </calcext:conditional-format>
          <calcext:conditional-format calcext:target-range-address="'Ile déserte_2'.A50:'Ile déserte_2'.A50">
            <calcext:condition calcext:apply-style-name="cellule normale" calcext:value="!=&quot;&quot;" calcext:base-cell-address="'Ile déserte_2'.A50"/>
          </calcext:conditional-format>
          <calcext:conditional-format calcext:target-range-address="'Ile déserte_2'.A51:'Ile déserte_2'.A51">
            <calcext:condition calcext:apply-style-name="cellule normale" calcext:value="!=&quot;&quot;" calcext:base-cell-address="'Ile déserte_2'.A51"/>
          </calcext:conditional-format>
          <calcext:conditional-format calcext:target-range-address="'Ile déserte_2'.A52:'Ile déserte_2'.A52">
            <calcext:condition calcext:apply-style-name="cellule normale" calcext:value="!=&quot;&quot;" calcext:base-cell-address="'Ile déserte_2'.A52"/>
          </calcext:conditional-format>
          <calcext:conditional-format calcext:target-range-address="'Ile déserte_2'.A53:'Ile déserte_2'.A53">
            <calcext:condition calcext:apply-style-name="cellule normale" calcext:value="!=&quot;&quot;" calcext:base-cell-address="'Ile déserte_2'.A53"/>
          </calcext:conditional-format>
          <calcext:conditional-format calcext:target-range-address="'Ile déserte_2'.A54:'Ile déserte_2'.A54">
            <calcext:condition calcext:apply-style-name="cellule normale" calcext:value="!=&quot;&quot;" calcext:base-cell-address="'Ile déserte_2'.A54"/>
          </calcext:conditional-format>
          <calcext:conditional-format calcext:target-range-address="'Ile déserte_2'.A55:'Ile déserte_2'.A55">
            <calcext:condition calcext:apply-style-name="cellule normale" calcext:value="!=&quot;&quot;" calcext:base-cell-address="'Ile déserte_2'.A55"/>
          </calcext:conditional-format>
          <calcext:conditional-format calcext:target-range-address="'Ile déserte_2'.A56:'Ile déserte_2'.A56">
            <calcext:condition calcext:apply-style-name="cellule normale" calcext:value="!=&quot;&quot;" calcext:base-cell-address="'Ile déserte_2'.A56"/>
          </calcext:conditional-format>
          <calcext:conditional-format calcext:target-range-address="'Ile déserte_2'.A57:'Ile déserte_2'.A57">
            <calcext:condition calcext:apply-style-name="cellule normale" calcext:value="!=&quot;&quot;" calcext:base-cell-address="'Ile déserte_2'.A57"/>
          </calcext:conditional-format>
          <calcext:conditional-format calcext:target-range-address="'Ile déserte_2'.A58:'Ile déserte_2'.A58">
            <calcext:condition calcext:apply-style-name="cellule normale" calcext:value="!=&quot;&quot;" calcext:base-cell-address="'Ile déserte_2'.A58"/>
          </calcext:conditional-format>
          <calcext:conditional-format calcext:target-range-address="'Ile déserte_2'.A59:'Ile déserte_2'.A59">
            <calcext:condition calcext:apply-style-name="cellule normale" calcext:value="!=&quot;&quot;" calcext:base-cell-address="'Ile déserte_2'.A59"/>
          </calcext:conditional-format>
          <calcext:conditional-format calcext:target-range-address="'Ile déserte_2'.A60:'Ile déserte_2'.A60">
            <calcext:condition calcext:apply-style-name="cellule normale" calcext:value="!=&quot;&quot;" calcext:base-cell-address="'Ile déserte_2'.A60"/>
          </calcext:conditional-format>
          <calcext:conditional-format calcext:target-range-address="'Ile déserte_2'.A61:'Ile déserte_2'.A61">
            <calcext:condition calcext:apply-style-name="cellule normale" calcext:value="!=&quot;&quot;" calcext:base-cell-address="'Ile déserte_2'.A61"/>
          </calcext:conditional-format>
          <calcext:conditional-format calcext:target-range-address="'Ile déserte_2'.A62:'Ile déserte_2'.A62">
            <calcext:condition calcext:apply-style-name="cellule normale" calcext:value="!=&quot;&quot;" calcext:base-cell-address="'Ile déserte_2'.A62"/>
          </calcext:conditional-format>
          <calcext:conditional-format calcext:target-range-address="'Ile déserte_2'.A63:'Ile déserte_2'.A63">
            <calcext:condition calcext:apply-style-name="cellule normale" calcext:value="!=&quot;&quot;" calcext:base-cell-address="'Ile déserte_2'.A63"/>
          </calcext:conditional-format>
          <calcext:conditional-format calcext:target-range-address="'Ile déserte_2'.A64:'Ile déserte_2'.A64">
            <calcext:condition calcext:apply-style-name="cellule normale" calcext:value="!=&quot;&quot;" calcext:base-cell-address="'Ile déserte_2'.A64"/>
          </calcext:conditional-format>
          <calcext:conditional-format calcext:target-range-address="'Ile déserte_2'.A65:'Ile déserte_2'.A65">
            <calcext:condition calcext:apply-style-name="cellule normale" calcext:value="!=&quot;&quot;" calcext:base-cell-address="'Ile déserte_2'.A65"/>
          </calcext:conditional-format>
          <calcext:conditional-format calcext:target-range-address="'Ile déserte_2'.A66:'Ile déserte_2'.A66">
            <calcext:condition calcext:apply-style-name="cellule normale" calcext:value="!=&quot;&quot;" calcext:base-cell-address="'Ile déserte_2'.A66"/>
          </calcext:conditional-format>
          <calcext:conditional-format calcext:target-range-address="'Ile déserte_2'.A67:'Ile déserte_2'.A67">
            <calcext:condition calcext:apply-style-name="cellule normale" calcext:value="!=&quot;&quot;" calcext:base-cell-address="'Ile déserte_2'.A67"/>
          </calcext:conditional-format>
          <calcext:conditional-format calcext:target-range-address="'Ile déserte_2'.A68:'Ile déserte_2'.A68">
            <calcext:condition calcext:apply-style-name="cellule normale" calcext:value="!=&quot;&quot;" calcext:base-cell-address="'Ile déserte_2'.A68"/>
          </calcext:conditional-format>
          <calcext:conditional-format calcext:target-range-address="'Ile déserte_2'.A69:'Ile déserte_2'.A69">
            <calcext:condition calcext:apply-style-name="cellule normale" calcext:value="!=&quot;&quot;" calcext:base-cell-address="'Ile déserte_2'.A69"/>
          </calcext:conditional-format>
          <calcext:conditional-format calcext:target-range-address="'Ile déserte_2'.A70:'Ile déserte_2'.A70">
            <calcext:condition calcext:apply-style-name="cellule normale" calcext:value="!=&quot;&quot;" calcext:base-cell-address="'Ile déserte_2'.A70"/>
          </calcext:conditional-format>
          <calcext:conditional-format calcext:target-range-address="'Ile déserte_2'.A71:'Ile déserte_2'.A71">
            <calcext:condition calcext:apply-style-name="cellule normale" calcext:value="!=&quot;&quot;" calcext:base-cell-address="'Ile déserte_2'.A71"/>
          </calcext:conditional-format>
          <calcext:conditional-format calcext:target-range-address="'Ile déserte_2'.A72:'Ile déserte_2'.A72">
            <calcext:condition calcext:apply-style-name="cellule normale" calcext:value="!=&quot;&quot;" calcext:base-cell-address="'Ile déserte_2'.A72"/>
          </calcext:conditional-format>
          <calcext:conditional-format calcext:target-range-address="'Ile déserte_2'.A73:'Ile déserte_2'.A73">
            <calcext:condition calcext:apply-style-name="cellule normale" calcext:value="!=&quot;&quot;" calcext:base-cell-address="'Ile déserte_2'.A73"/>
          </calcext:conditional-format>
          <calcext:conditional-format calcext:target-range-address="'Ile déserte_2'.A74:'Ile déserte_2'.A74">
            <calcext:condition calcext:apply-style-name="cellule normale" calcext:value="!=&quot;&quot;" calcext:base-cell-address="'Ile déserte_2'.A74"/>
          </calcext:conditional-format>
          <calcext:conditional-format calcext:target-range-address="'Ile déserte_2'.A75:'Ile déserte_2'.A75">
            <calcext:condition calcext:apply-style-name="cellule normale" calcext:value="!=&quot;&quot;" calcext:base-cell-address="'Ile déserte_2'.A75"/>
          </calcext:conditional-format>
          <calcext:conditional-format calcext:target-range-address="'Ile déserte_2'.A76:'Ile déserte_2'.A76">
            <calcext:condition calcext:apply-style-name="cellule normale" calcext:value="!=&quot;&quot;" calcext:base-cell-address="'Ile déserte_2'.A76"/>
          </calcext:conditional-format>
          <calcext:conditional-format calcext:target-range-address="'Ile déserte_2'.A77:'Ile déserte_2'.A77">
            <calcext:condition calcext:apply-style-name="cellule normale" calcext:value="!=&quot;&quot;" calcext:base-cell-address="'Ile déserte_2'.A77"/>
          </calcext:conditional-format>
          <calcext:conditional-format calcext:target-range-address="'Ile déserte_2'.A78:'Ile déserte_2'.A78">
            <calcext:condition calcext:apply-style-name="cellule normale" calcext:value="!=&quot;&quot;" calcext:base-cell-address="'Ile déserte_2'.A78"/>
          </calcext:conditional-format>
          <calcext:conditional-format calcext:target-range-address="'Ile déserte_2'.A79:'Ile déserte_2'.A79">
            <calcext:condition calcext:apply-style-name="cellule normale" calcext:value="!=&quot;&quot;" calcext:base-cell-address="'Ile déserte_2'.A79"/>
          </calcext:conditional-format>
          <calcext:conditional-format calcext:target-range-address="'Ile déserte_2'.A80:'Ile déserte_2'.A80">
            <calcext:condition calcext:apply-style-name="cellule normale" calcext:value="!=&quot;&quot;" calcext:base-cell-address="'Ile déserte_2'.A80"/>
          </calcext:conditional-format>
          <calcext:conditional-format calcext:target-range-address="'Ile déserte_2'.A81:'Ile déserte_2'.A81">
            <calcext:condition calcext:apply-style-name="cellule normale" calcext:value="!=&quot;&quot;" calcext:base-cell-address="'Ile déserte_2'.A81"/>
          </calcext:conditional-format>
          <calcext:conditional-format calcext:target-range-address="'Ile déserte_2'.A82:'Ile déserte_2'.A82">
            <calcext:condition calcext:apply-style-name="cellule normale" calcext:value="!=&quot;&quot;" calcext:base-cell-address="'Ile déserte_2'.A82"/>
          </calcext:conditional-format>
          <calcext:conditional-format calcext:target-range-address="'Ile déserte_2'.A83:'Ile déserte_2'.A83">
            <calcext:condition calcext:apply-style-name="cellule normale" calcext:value="!=&quot;&quot;" calcext:base-cell-address="'Ile déserte_2'.A83"/>
          </calcext:conditional-format>
          <calcext:conditional-format calcext:target-range-address="'Ile déserte_2'.A84:'Ile déserte_2'.A84">
            <calcext:condition calcext:apply-style-name="cellule normale" calcext:value="!=&quot;&quot;" calcext:base-cell-address="'Ile déserte_2'.A84"/>
          </calcext:conditional-format>
          <calcext:conditional-format calcext:target-range-address="'Ile déserte_2'.A85:'Ile déserte_2'.A85">
            <calcext:condition calcext:apply-style-name="cellule normale" calcext:value="!=&quot;&quot;" calcext:base-cell-address="'Ile déserte_2'.A85"/>
          </calcext:conditional-format>
          <calcext:conditional-format calcext:target-range-address="'Ile déserte_2'.A86:'Ile déserte_2'.A86">
            <calcext:condition calcext:apply-style-name="cellule normale" calcext:value="!=&quot;&quot;" calcext:base-cell-address="'Ile déserte_2'.A86"/>
          </calcext:conditional-format>
          <calcext:conditional-format calcext:target-range-address="'Ile déserte_2'.A87:'Ile déserte_2'.A87">
            <calcext:condition calcext:apply-style-name="cellule normale" calcext:value="!=&quot;&quot;" calcext:base-cell-address="'Ile déserte_2'.A87"/>
          </calcext:conditional-format>
          <calcext:conditional-format calcext:target-range-address="'Ile déserte_2'.A88:'Ile déserte_2'.A88">
            <calcext:condition calcext:apply-style-name="cellule normale" calcext:value="!=&quot;&quot;" calcext:base-cell-address="'Ile déserte_2'.A88"/>
          </calcext:conditional-format>
          <calcext:conditional-format calcext:target-range-address="'Ile déserte_2'.A89:'Ile déserte_2'.A89">
            <calcext:condition calcext:apply-style-name="cellule normale" calcext:value="!=&quot;&quot;" calcext:base-cell-address="'Ile déserte_2'.A89"/>
          </calcext:conditional-format>
          <calcext:conditional-format calcext:target-range-address="'Ile déserte_2'.A90:'Ile déserte_2'.A90">
            <calcext:condition calcext:apply-style-name="cellule normale" calcext:value="!=&quot;&quot;" calcext:base-cell-address="'Ile déserte_2'.A90"/>
          </calcext:conditional-format>
          <calcext:conditional-format calcext:target-range-address="'Ile déserte_2'.A91:'Ile déserte_2'.A91">
            <calcext:condition calcext:apply-style-name="cellule normale" calcext:value="!=&quot;&quot;" calcext:base-cell-address="'Ile déserte_2'.A91"/>
          </calcext:conditional-format>
          <calcext:conditional-format calcext:target-range-address="'Ile déserte_2'.A92:'Ile déserte_2'.A92">
            <calcext:condition calcext:apply-style-name="cellule normale" calcext:value="!=&quot;&quot;" calcext:base-cell-address="'Ile déserte_2'.A92"/>
          </calcext:conditional-format>
          <calcext:conditional-format calcext:target-range-address="'Ile déserte_2'.A93:'Ile déserte_2'.A93">
            <calcext:condition calcext:apply-style-name="cellule normale" calcext:value="!=&quot;&quot;" calcext:base-cell-address="'Ile déserte_2'.A93"/>
          </calcext:conditional-format>
          <calcext:conditional-format calcext:target-range-address="'Ile déserte_2'.A94:'Ile déserte_2'.A94">
            <calcext:condition calcext:apply-style-name="cellule normale" calcext:value="!=&quot;&quot;" calcext:base-cell-address="'Ile déserte_2'.A94"/>
          </calcext:conditional-format>
          <calcext:conditional-format calcext:target-range-address="'Ile déserte_2'.A95:'Ile déserte_2'.A95">
            <calcext:condition calcext:apply-style-name="cellule normale" calcext:value="!=&quot;&quot;" calcext:base-cell-address="'Ile déserte_2'.A95"/>
          </calcext:conditional-format>
          <calcext:conditional-format calcext:target-range-address="'Ile déserte_2'.A96:'Ile déserte_2'.A96">
            <calcext:condition calcext:apply-style-name="cellule normale" calcext:value="!=&quot;&quot;" calcext:base-cell-address="'Ile déserte_2'.A96"/>
          </calcext:conditional-format>
          <calcext:conditional-format calcext:target-range-address="'Ile déserte_2'.A97:'Ile déserte_2'.A97">
            <calcext:condition calcext:apply-style-name="cellule normale" calcext:value="!=&quot;&quot;" calcext:base-cell-address="'Ile déserte_2'.A97"/>
          </calcext:conditional-format>
          <calcext:conditional-format calcext:target-range-address="'Ile déserte_2'.A98:'Ile déserte_2'.A98">
            <calcext:condition calcext:apply-style-name="cellule normale" calcext:value="!=&quot;&quot;" calcext:base-cell-address="'Ile déserte_2'.A98"/>
          </calcext:conditional-format>
          <calcext:conditional-format calcext:target-range-address="'Ile déserte_2'.A99:'Ile déserte_2'.A99">
            <calcext:condition calcext:apply-style-name="cellule normale" calcext:value="!=&quot;&quot;" calcext:base-cell-address="'Ile déserte_2'.A99"/>
          </calcext:conditional-format>
          <calcext:conditional-format calcext:target-range-address="'Ile déserte_2'.A100:'Ile déserte_2'.A100">
            <calcext:condition calcext:apply-style-name="cellule normale" calcext:value="!=&quot;&quot;" calcext:base-cell-address="'Ile déserte_2'.A100"/>
          </calcext:conditional-format>
          <calcext:conditional-format calcext:target-range-address="'Ile déserte_2'.A101:'Ile déserte_2'.A101">
            <calcext:condition calcext:apply-style-name="cellule normale" calcext:value="!=&quot;&quot;" calcext:base-cell-address="'Ile déserte_2'.A101"/>
          </calcext:conditional-format>
          <calcext:conditional-format calcext:target-range-address="'Ile déserte_2'.A102:'Ile déserte_2'.A102">
            <calcext:condition calcext:apply-style-name="cellule normale" calcext:value="!=&quot;&quot;" calcext:base-cell-address="'Ile déserte_2'.A102"/>
          </calcext:conditional-format>
          <calcext:conditional-format calcext:target-range-address="'Ile déserte_2'.A103:'Ile déserte_2'.A103">
            <calcext:condition calcext:apply-style-name="cellule normale" calcext:value="!=&quot;&quot;" calcext:base-cell-address="'Ile déserte_2'.A103"/>
          </calcext:conditional-format>
          <calcext:conditional-format calcext:target-range-address="'Ile déserte_2'.A104:'Ile déserte_2'.A104">
            <calcext:condition calcext:apply-style-name="cellule normale" calcext:value="!=&quot;&quot;" calcext:base-cell-address="'Ile déserte_2'.A104"/>
          </calcext:conditional-format>
          <calcext:conditional-format calcext:target-range-address="'Ile déserte_2'.A105:'Ile déserte_2'.A105">
            <calcext:condition calcext:apply-style-name="cellule normale" calcext:value="!=&quot;&quot;" calcext:base-cell-address="'Ile déserte_2'.A105"/>
          </calcext:conditional-format>
          <calcext:conditional-format calcext:target-range-address="'Ile déserte_2'.A106:'Ile déserte_2'.A106">
            <calcext:condition calcext:apply-style-name="cellule normale" calcext:value="!=&quot;&quot;" calcext:base-cell-address="'Ile déserte_2'.A106"/>
          </calcext:conditional-format>
          <calcext:conditional-format calcext:target-range-address="'Ile déserte_2'.A107:'Ile déserte_2'.A107">
            <calcext:condition calcext:apply-style-name="cellule normale" calcext:value="!=&quot;&quot;" calcext:base-cell-address="'Ile déserte_2'.A107"/>
          </calcext:conditional-format>
          <calcext:conditional-format calcext:target-range-address="'Ile déserte_2'.A108:'Ile déserte_2'.A108">
            <calcext:condition calcext:apply-style-name="cellule normale" calcext:value="!=&quot;&quot;" calcext:base-cell-address="'Ile déserte_2'.A108"/>
          </calcext:conditional-format>
          <calcext:conditional-format calcext:target-range-address="'Ile déserte_2'.A109:'Ile déserte_2'.A109">
            <calcext:condition calcext:apply-style-name="cellule normale" calcext:value="!=&quot;&quot;" calcext:base-cell-address="'Ile déserte_2'.A109"/>
          </calcext:conditional-format>
          <calcext:conditional-format calcext:target-range-address="'Ile déserte_2'.A110:'Ile déserte_2'.A110">
            <calcext:condition calcext:apply-style-name="cellule normale" calcext:value="!=&quot;&quot;" calcext:base-cell-address="'Ile déserte_2'.A110"/>
          </calcext:conditional-format>
          <calcext:conditional-format calcext:target-range-address="'Ile déserte_2'.A111:'Ile déserte_2'.A111">
            <calcext:condition calcext:apply-style-name="cellule normale" calcext:value="!=&quot;&quot;" calcext:base-cell-address="'Ile déserte_2'.A111"/>
          </calcext:conditional-format>
          <calcext:conditional-format calcext:target-range-address="'Ile déserte_2'.A112:'Ile déserte_2'.A112">
            <calcext:condition calcext:apply-style-name="cellule normale" calcext:value="!=&quot;&quot;" calcext:base-cell-address="'Ile déserte_2'.A112"/>
          </calcext:conditional-format>
          <calcext:conditional-format calcext:target-range-address="'Ile déserte_2'.A113:'Ile déserte_2'.A113">
            <calcext:condition calcext:apply-style-name="cellule normale" calcext:value="!=&quot;&quot;" calcext:base-cell-address="'Ile déserte_2'.A113"/>
          </calcext:conditional-format>
          <calcext:conditional-format calcext:target-range-address="'Ile déserte_2'.A114:'Ile déserte_2'.A114">
            <calcext:condition calcext:apply-style-name="cellule normale" calcext:value="!=&quot;&quot;" calcext:base-cell-address="'Ile déserte_2'.A114"/>
          </calcext:conditional-format>
          <calcext:conditional-format calcext:target-range-address="'Ile déserte_2'.A115:'Ile déserte_2'.A115">
            <calcext:condition calcext:apply-style-name="cellule normale" calcext:value="!=&quot;&quot;" calcext:base-cell-address="'Ile déserte_2'.A115"/>
          </calcext:conditional-format>
          <calcext:conditional-format calcext:target-range-address="'Ile déserte_2'.A116:'Ile déserte_2'.A116">
            <calcext:condition calcext:apply-style-name="cellule normale" calcext:value="!=&quot;&quot;" calcext:base-cell-address="'Ile déserte_2'.A116"/>
          </calcext:conditional-format>
          <calcext:conditional-format calcext:target-range-address="'Ile déserte_2'.A117:'Ile déserte_2'.A117">
            <calcext:condition calcext:apply-style-name="cellule normale" calcext:value="!=&quot;&quot;" calcext:base-cell-address="'Ile déserte_2'.A117"/>
          </calcext:conditional-format>
          <calcext:conditional-format calcext:target-range-address="'Ile déserte_2'.A118:'Ile déserte_2'.A118">
            <calcext:condition calcext:apply-style-name="cellule normale" calcext:value="!=&quot;&quot;" calcext:base-cell-address="'Ile déserte_2'.A118"/>
          </calcext:conditional-format>
          <calcext:conditional-format calcext:target-range-address="'Ile déserte_2'.A119:'Ile déserte_2'.A119">
            <calcext:condition calcext:apply-style-name="cellule normale" calcext:value="!=&quot;&quot;" calcext:base-cell-address="'Ile déserte_2'.A119"/>
          </calcext:conditional-format>
          <calcext:conditional-format calcext:target-range-address="'Ile déserte_2'.A120:'Ile déserte_2'.A120">
            <calcext:condition calcext:apply-style-name="cellule normale" calcext:value="!=&quot;&quot;" calcext:base-cell-address="'Ile déserte_2'.A120"/>
          </calcext:conditional-format>
          <calcext:conditional-format calcext:target-range-address="'Ile déserte_2'.A121:'Ile déserte_2'.A121">
            <calcext:condition calcext:apply-style-name="cellule normale" calcext:value="!=&quot;&quot;" calcext:base-cell-address="'Ile déserte_2'.A121"/>
          </calcext:conditional-format>
          <calcext:conditional-format calcext:target-range-address="'Ile déserte_2'.A122:'Ile déserte_2'.A122">
            <calcext:condition calcext:apply-style-name="cellule normale" calcext:value="!=&quot;&quot;" calcext:base-cell-address="'Ile déserte_2'.A122"/>
          </calcext:conditional-format>
          <calcext:conditional-format calcext:target-range-address="'Ile déserte_2'.B15:'Ile déserte_2'.B15">
            <calcext:condition calcext:apply-style-name="cellule normale" calcext:value="!=&quot;&quot;" calcext:base-cell-address="'Ile déserte_2'.B15"/>
          </calcext:conditional-format>
          <calcext:conditional-format calcext:target-range-address="'Ile déserte_2'.B16:'Ile déserte_2'.B16">
            <calcext:condition calcext:apply-style-name="cellule normale" calcext:value="!=&quot;&quot;" calcext:base-cell-address="'Ile déserte_2'.B16"/>
          </calcext:conditional-format>
          <calcext:conditional-format calcext:target-range-address="'Ile déserte_2'.A3:'Ile déserte_2'.A3">
            <calcext:condition calcext:apply-style-name="cellule normale" calcext:value="!=&quot;&quot;" calcext:base-cell-address="'Ile déserte_2'.A3"/>
          </calcext:conditional-format>
          <calcext:conditional-format calcext:target-range-address="'Ile déserte_2'.A4:'Ile déserte_2'.A4">
            <calcext:condition calcext:apply-style-name="cellule normale" calcext:value="!=&quot;&quot;" calcext:base-cell-address="'Ile déserte_2'.A4"/>
          </calcext:conditional-format>
          <calcext:conditional-format calcext:target-range-address="'Ile déserte_2'.B3:'Ile déserte_2'.B3">
            <calcext:condition calcext:apply-style-name="cellule normale" calcext:value="!=&quot;&quot;" calcext:base-cell-address="'Ile déserte_2'.B3"/>
          </calcext:conditional-format>
          <calcext:conditional-format calcext:target-range-address="'Ile déserte_2'.B4:'Ile déserte_2'.B4">
            <calcext:condition calcext:apply-style-name="cellule normale" calcext:value="!=&quot;&quot;" calcext:base-cell-address="'Ile déserte_2'.B4"/>
          </calcext:conditional-format>
          <calcext:conditional-format calcext:target-range-address="'Ile déserte_2'.C3:'Ile déserte_2'.C3">
            <calcext:condition calcext:apply-style-name="cellule normale" calcext:value="!=&quot;&quot;" calcext:base-cell-address="'Ile déserte_2'.C3"/>
          </calcext:conditional-format>
          <calcext:conditional-format calcext:target-range-address="'Ile déserte_2'.C4:'Ile déserte_2'.C4">
            <calcext:condition calcext:apply-style-name="cellule normale" calcext:value="!=&quot;&quot;" calcext:base-cell-address="'Ile déserte_2'.C4"/>
          </calcext:conditional-format>
          <calcext:conditional-format calcext:target-range-address="'Ile déserte_2'.D3:'Ile déserte_2'.D3">
            <calcext:condition calcext:apply-style-name="cellule normale" calcext:value="!=&quot;&quot;" calcext:base-cell-address="'Ile déserte_2'.D3"/>
          </calcext:conditional-format>
          <calcext:conditional-format calcext:target-range-address="'Ile déserte_2'.D4:'Ile déserte_2'.D4">
            <calcext:condition calcext:apply-style-name="cellule normale" calcext:value="!=&quot;&quot;" calcext:base-cell-address="'Ile déserte_2'.D4"/>
          </calcext:conditional-format>
          <calcext:conditional-format calcext:target-range-address="'Ile déserte_2'.A6:'Ile déserte_2'.A6">
            <calcext:condition calcext:apply-style-name="cellule normale" calcext:value="!=&quot;&quot;" calcext:base-cell-address="'Ile déserte_2'.A6"/>
          </calcext:conditional-format>
          <calcext:conditional-format calcext:target-range-address="'Ile déserte_2'.A7:'Ile déserte_2'.A7">
            <calcext:condition calcext:apply-style-name="cellule normale" calcext:value="!=&quot;&quot;" calcext:base-cell-address="'Ile déserte_2'.A7"/>
          </calcext:conditional-format>
          <calcext:conditional-format calcext:target-range-address="'Ile déserte_2'.B6:'Ile déserte_2'.B6">
            <calcext:condition calcext:apply-style-name="cellule normale" calcext:value="!=&quot;&quot;" calcext:base-cell-address="'Ile déserte_2'.B6"/>
          </calcext:conditional-format>
          <calcext:conditional-format calcext:target-range-address="'Ile déserte_2'.C6:'Ile déserte_2'.C6">
            <calcext:condition calcext:apply-style-name="cellule normale" calcext:value="!=&quot;&quot;" calcext:base-cell-address="'Ile déserte_2'.C6"/>
          </calcext:conditional-format>
          <calcext:conditional-format calcext:target-range-address="'Ile déserte_2'.D6:'Ile déserte_2'.D6">
            <calcext:condition calcext:apply-style-name="cellule normale" calcext:value="!=&quot;&quot;" calcext:base-cell-address="'Ile déserte_2'.D6"/>
          </calcext:conditional-format>
          <calcext:conditional-format calcext:target-range-address="'Ile déserte_2'.A9:'Ile déserte_2'.A9">
            <calcext:condition calcext:apply-style-name="cellule normale" calcext:value="!=&quot;&quot;" calcext:base-cell-address="'Ile déserte_2'.A9"/>
          </calcext:conditional-format>
          <calcext:conditional-format calcext:target-range-address="'Ile déserte_2'.A10:'Ile déserte_2'.A10">
            <calcext:condition calcext:apply-style-name="cellule normale" calcext:value="!=&quot;&quot;" calcext:base-cell-address="'Ile déserte_2'.A10"/>
          </calcext:conditional-format>
          <calcext:conditional-format calcext:target-range-address="'Ile déserte_2'.B10:'Ile déserte_2'.B10">
            <calcext:condition calcext:apply-style-name="cellule normale" calcext:value="!=&quot;&quot;" calcext:base-cell-address="'Ile déserte_2'.B10"/>
          </calcext:conditional-format>
          <calcext:conditional-format calcext:target-range-address="'Ile déserte_2'.D10:'Ile déserte_2'.D10">
            <calcext:condition calcext:apply-style-name="cellule normale" calcext:value="!=&quot;&quot;" calcext:base-cell-address="'Ile déserte_2'.D10"/>
          </calcext:conditional-format>
          <calcext:conditional-format calcext:target-range-address="'Ile déserte_2'.A12:'Ile déserte_2'.A12">
            <calcext:condition calcext:apply-style-name="cellule normale" calcext:value="!=&quot;&quot;" calcext:base-cell-address="'Ile déserte_2'.A12"/>
          </calcext:conditional-format>
          <calcext:conditional-format calcext:target-range-address="'Ile déserte_2'.A13:'Ile déserte_2'.A13">
            <calcext:condition calcext:apply-style-name="cellule normale" calcext:value="!=&quot;&quot;" calcext:base-cell-address="'Ile déserte_2'.A13"/>
          </calcext:conditional-format>
          <calcext:conditional-format calcext:target-range-address="'Ile déserte_2'.B12:'Ile déserte_2'.B12">
            <calcext:condition calcext:apply-style-name="cellule normale" calcext:value="!=&quot;&quot;" calcext:base-cell-address="'Ile déserte_2'.B12"/>
          </calcext:conditional-format>
          <calcext:conditional-format calcext:target-range-address="'Ile déserte_2'.B13:'Ile déserte_2'.B13">
            <calcext:condition calcext:apply-style-name="cellule normale" calcext:value="!=&quot;&quot;" calcext:base-cell-address="'Ile déserte_2'.B13"/>
          </calcext:conditional-format>
          <calcext:conditional-format calcext:target-range-address="'Ile déserte_2'.C12:'Ile déserte_2'.C12">
            <calcext:condition calcext:apply-style-name="cellule normale" calcext:value="!=&quot;&quot;" calcext:base-cell-address="'Ile déserte_2'.C12"/>
          </calcext:conditional-format>
          <calcext:conditional-format calcext:target-range-address="'Ile déserte_2'.C13:'Ile déserte_2'.C13">
            <calcext:condition calcext:apply-style-name="cellule normale" calcext:value="!=&quot;&quot;" calcext:base-cell-address="'Ile déserte_2'.C13"/>
          </calcext:conditional-format>
          <calcext:conditional-format calcext:target-range-address="'Ile déserte_2'.D12:'Ile déserte_2'.D12">
            <calcext:condition calcext:apply-style-name="cellule normale" calcext:value="!=&quot;&quot;" calcext:base-cell-address="'Ile déserte_2'.D12"/>
          </calcext:conditional-format>
          <calcext:conditional-format calcext:target-range-address="'Ile déserte_2'.D13:'Ile déserte_2'.D13">
            <calcext:condition calcext:apply-style-name="cellule normale" calcext:value="!=&quot;&quot;" calcext:base-cell-address="'Ile déserte_2'.D13"/>
          </calcext:conditional-format>
          <calcext:conditional-format calcext:target-range-address="'Ile déserte_2'.A5:'Ile déserte_2'.A5">
            <calcext:condition calcext:apply-style-name="cellule normale" calcext:value="!=&quot;&quot;" calcext:base-cell-address="'Ile déserte_2'.A5"/>
          </calcext:conditional-format>
          <calcext:conditional-format calcext:target-range-address="'Ile déserte_2'.B5:'Ile déserte_2'.B5">
            <calcext:condition calcext:apply-style-name="cellule normale" calcext:value="!=&quot;&quot;" calcext:base-cell-address="'Ile déserte_2'.B5"/>
          </calcext:conditional-format>
          <calcext:conditional-format calcext:target-range-address="'Ile déserte_2'.B9:'Ile déserte_2'.B9">
            <calcext:condition calcext:apply-style-name="cellule normale" calcext:value="!=&quot;&quot;" calcext:base-cell-address="'Ile déserte_2'.B9"/>
          </calcext:conditional-format>
          <calcext:conditional-format calcext:target-range-address="'Ile déserte_2'.B7:'Ile déserte_2'.B7">
            <calcext:condition calcext:apply-style-name="cellule normale" calcext:value="!=&quot;&quot;" calcext:base-cell-address="'Ile déserte_2'.B7"/>
          </calcext:conditional-format>
          <calcext:conditional-format calcext:target-range-address="'Ile déserte_2'.B8:'Ile déserte_2'.B8">
            <calcext:condition calcext:apply-style-name="cellule normale" calcext:value="!=&quot;&quot;" calcext:base-cell-address="'Ile déserte_2'.B8"/>
          </calcext:conditional-format>
          <calcext:conditional-format calcext:target-range-address="'Ile déserte_2'.C5:'Ile déserte_2'.C5">
            <calcext:condition calcext:apply-style-name="cellule normale" calcext:value="!=&quot;&quot;" calcext:base-cell-address="'Ile déserte_2'.C5"/>
          </calcext:conditional-format>
          <calcext:conditional-format calcext:target-range-address="'Ile déserte_2'.C9:'Ile déserte_2'.C9">
            <calcext:condition calcext:apply-style-name="cellule normale" calcext:value="!=&quot;&quot;" calcext:base-cell-address="'Ile déserte_2'.C9"/>
          </calcext:conditional-format>
          <calcext:conditional-format calcext:target-range-address="'Ile déserte_2'.C9:'Ile déserte_2'.C9">
            <calcext:condition calcext:apply-style-name="cellule normale" calcext:value="!=&quot;&quot;" calcext:base-cell-address="'Ile déserte_2'.C9"/>
          </calcext:conditional-format>
          <calcext:conditional-format calcext:target-range-address="'Ile déserte_2'.C7:'Ile déserte_2'.C7">
            <calcext:condition calcext:apply-style-name="cellule normale" calcext:value="!=&quot;&quot;" calcext:base-cell-address="'Ile déserte_2'.C7"/>
          </calcext:conditional-format>
          <calcext:conditional-format calcext:target-range-address="'Ile déserte_2'.D7:'Ile déserte_2'.D7">
            <calcext:condition calcext:apply-style-name="cellule normale" calcext:value="!=&quot;&quot;" calcext:base-cell-address="'Ile déserte_2'.D7"/>
          </calcext:conditional-format>
          <calcext:conditional-format calcext:target-range-address="'Ile déserte_2'.D9:'Ile déserte_2'.D9">
            <calcext:condition calcext:apply-style-name="cellule normale" calcext:value="!=&quot;&quot;" calcext:base-cell-address="'Ile déserte_2'.D9"/>
          </calcext:conditional-format>
          <calcext:conditional-format calcext:target-range-address="'Ile déserte_2'.D8:'Ile déserte_2'.D8">
            <calcext:condition calcext:apply-style-name="cellule normale" calcext:value="!=&quot;&quot;" calcext:base-cell-address="'Ile déserte_2'.D8"/>
          </calcext:conditional-format>
          <calcext:conditional-format calcext:target-range-address="'Ile déserte_2'.C10:'Ile déserte_2'.C10">
            <calcext:condition calcext:apply-style-name="cellule normale" calcext:value="!=&quot;&quot;" calcext:base-cell-address="'Ile déserte_2'.C10"/>
          </calcext:conditional-format>
          <calcext:conditional-format calcext:target-range-address="'Ile déserte_2'.C8:'Ile déserte_2'.C8">
            <calcext:condition calcext:apply-style-name="cellule normale" calcext:value="!=&quot;&quot;" calcext:base-cell-address="'Ile déserte_2'.C8"/>
          </calcext:conditional-format>
          <calcext:conditional-format calcext:target-range-address="'Ile déserte_2'.A17:'Ile déserte_2'.A17">
            <calcext:condition calcext:apply-style-name="cellule normale" calcext:value="!=&quot;&quot;" calcext:base-cell-address="'Ile déserte_2'.A17"/>
          </calcext:conditional-format>
          <calcext:conditional-format calcext:target-range-address="'Ile déserte_2'.A18:'Ile déserte_2'.A18">
            <calcext:condition calcext:apply-style-name="cellule normale" calcext:value="!=&quot;&quot;" calcext:base-cell-address="'Ile déserte_2'.A18"/>
          </calcext:conditional-format>
          <calcext:conditional-format calcext:target-range-address="'Ile déserte_2'.A19:'Ile déserte_2'.A19">
            <calcext:condition calcext:apply-style-name="cellule normale" calcext:value="!=&quot;&quot;" calcext:base-cell-address="'Ile déserte_2'.A19"/>
          </calcext:conditional-format>
          <calcext:conditional-format calcext:target-range-address="'Ile déserte_2'.A20:'Ile déserte_2'.A20">
            <calcext:condition calcext:apply-style-name="cellule normale" calcext:value="!=&quot;&quot;" calcext:base-cell-address="'Ile déserte_2'.A20"/>
          </calcext:conditional-format>
          <calcext:conditional-format calcext:target-range-address="'Ile déserte_2'.A21:'Ile déserte_2'.A21">
            <calcext:condition calcext:apply-style-name="cellule normale" calcext:value="!=&quot;&quot;" calcext:base-cell-address="'Ile déserte_2'.A21"/>
          </calcext:conditional-format>
          <calcext:conditional-format calcext:target-range-address="'Ile déserte_2'.A22:'Ile déserte_2'.A22">
            <calcext:condition calcext:apply-style-name="cellule normale" calcext:value="!=&quot;&quot;" calcext:base-cell-address="'Ile déserte_2'.A22"/>
          </calcext:conditional-format>
          <calcext:conditional-format calcext:target-range-address="'Ile déserte_2'.A23:'Ile déserte_2'.A23">
            <calcext:condition calcext:apply-style-name="cellule normale" calcext:value="!=&quot;&quot;" calcext:base-cell-address="'Ile déserte_2'.A23"/>
          </calcext:conditional-format>
          <calcext:conditional-format calcext:target-range-address="'Ile déserte_2'.A24:'Ile déserte_2'.A24">
            <calcext:condition calcext:apply-style-name="cellule normale" calcext:value="!=&quot;&quot;" calcext:base-cell-address="'Ile déserte_2'.A24"/>
          </calcext:conditional-format>
          <calcext:conditional-format calcext:target-range-address="'Ile déserte_2'.A25:'Ile déserte_2'.A25">
            <calcext:condition calcext:apply-style-name="cellule normale" calcext:value="!=&quot;&quot;" calcext:base-cell-address="'Ile déserte_2'.A25"/>
          </calcext:conditional-format>
          <calcext:conditional-format calcext:target-range-address="'Ile déserte_2'.A26:'Ile déserte_2'.A26">
            <calcext:condition calcext:apply-style-name="cellule normale" calcext:value="!=&quot;&quot;" calcext:base-cell-address="'Ile déserte_2'.A26"/>
          </calcext:conditional-format>
          <calcext:conditional-format calcext:target-range-address="'Ile déserte_2'.A27:'Ile déserte_2'.A27">
            <calcext:condition calcext:apply-style-name="cellule normale" calcext:value="!=&quot;&quot;" calcext:base-cell-address="'Ile déserte_2'.A27"/>
          </calcext:conditional-format>
          <calcext:conditional-format calcext:target-range-address="'Ile déserte_2'.A28:'Ile déserte_2'.A28">
            <calcext:condition calcext:apply-style-name="cellule normale" calcext:value="!=&quot;&quot;" calcext:base-cell-address="'Ile déserte_2'.A28"/>
          </calcext:conditional-format>
          <calcext:conditional-format calcext:target-range-address="'Ile déserte_2'.A29:'Ile déserte_2'.A29">
            <calcext:condition calcext:apply-style-name="cellule normale" calcext:value="!=&quot;&quot;" calcext:base-cell-address="'Ile déserte_2'.A29"/>
          </calcext:conditional-format>
          <calcext:conditional-format calcext:target-range-address="'Ile déserte_2'.A30:'Ile déserte_2'.A30">
            <calcext:condition calcext:apply-style-name="cellule normale" calcext:value="!=&quot;&quot;" calcext:base-cell-address="'Ile déserte_2'.A30"/>
          </calcext:conditional-format>
          <calcext:conditional-format calcext:target-range-address="'Ile déserte_2'.A31:'Ile déserte_2'.A31">
            <calcext:condition calcext:apply-style-name="cellule normale" calcext:value="!=&quot;&quot;" calcext:base-cell-address="'Ile déserte_2'.A31"/>
          </calcext:conditional-format>
          <calcext:conditional-format calcext:target-range-address="'Ile déserte_2'.A32:'Ile déserte_2'.A32">
            <calcext:condition calcext:apply-style-name="cellule normale" calcext:value="!=&quot;&quot;" calcext:base-cell-address="'Ile déserte_2'.A32"/>
          </calcext:conditional-format>
          <calcext:conditional-format calcext:target-range-address="'Ile déserte_2'.A33:'Ile déserte_2'.A33">
            <calcext:condition calcext:apply-style-name="cellule normale" calcext:value="!=&quot;&quot;" calcext:base-cell-address="'Ile déserte_2'.A33"/>
          </calcext:conditional-format>
          <calcext:conditional-format calcext:target-range-address="'Ile déserte_2'.A34:'Ile déserte_2'.A34">
            <calcext:condition calcext:apply-style-name="cellule normale" calcext:value="!=&quot;&quot;" calcext:base-cell-address="'Ile déserte_2'.A34"/>
          </calcext:conditional-format>
          <calcext:conditional-format calcext:target-range-address="'Ile déserte_2'.A35:'Ile déserte_2'.A35">
            <calcext:condition calcext:apply-style-name="cellule normale" calcext:value="!=&quot;&quot;" calcext:base-cell-address="'Ile déserte_2'.A35"/>
          </calcext:conditional-format>
          <calcext:conditional-format calcext:target-range-address="'Ile déserte_2'.A36:'Ile déserte_2'.A36">
            <calcext:condition calcext:apply-style-name="cellule normale" calcext:value="!=&quot;&quot;" calcext:base-cell-address="'Ile déserte_2'.A36"/>
          </calcext:conditional-format>
          <calcext:conditional-format calcext:target-range-address="'Ile déserte_2'.A37:'Ile déserte_2'.A37">
            <calcext:condition calcext:apply-style-name="cellule normale" calcext:value="!=&quot;&quot;" calcext:base-cell-address="'Ile déserte_2'.A37"/>
          </calcext:conditional-format>
          <calcext:conditional-format calcext:target-range-address="'Ile déserte_2'.A38:'Ile déserte_2'.A38">
            <calcext:condition calcext:apply-style-name="cellule normale" calcext:value="!=&quot;&quot;" calcext:base-cell-address="'Ile déserte_2'.A38"/>
          </calcext:conditional-format>
          <calcext:conditional-format calcext:target-range-address="'Ile déserte_2'.A39:'Ile déserte_2'.A39">
            <calcext:condition calcext:apply-style-name="cellule normale" calcext:value="!=&quot;&quot;" calcext:base-cell-address="'Ile déserte_2'.A39"/>
          </calcext:conditional-format>
          <calcext:conditional-format calcext:target-range-address="'Ile déserte_2'.A40:'Ile déserte_2'.A40">
            <calcext:condition calcext:apply-style-name="cellule normale" calcext:value="!=&quot;&quot;" calcext:base-cell-address="'Ile déserte_2'.A40"/>
          </calcext:conditional-format>
          <calcext:conditional-format calcext:target-range-address="'Ile déserte_2'.A41:'Ile déserte_2'.A41">
            <calcext:condition calcext:apply-style-name="cellule normale" calcext:value="!=&quot;&quot;" calcext:base-cell-address="'Ile déserte_2'.A41"/>
          </calcext:conditional-format>
          <calcext:conditional-format calcext:target-range-address="'Ile déserte_2'.A42:'Ile déserte_2'.A42">
            <calcext:condition calcext:apply-style-name="cellule normale" calcext:value="!=&quot;&quot;" calcext:base-cell-address="'Ile déserte_2'.A42"/>
          </calcext:conditional-format>
          <calcext:conditional-format calcext:target-range-address="'Ile déserte_2'.A43:'Ile déserte_2'.A43">
            <calcext:condition calcext:apply-style-name="cellule normale" calcext:value="!=&quot;&quot;" calcext:base-cell-address="'Ile déserte_2'.A43"/>
          </calcext:conditional-format>
        </calcext:conditional-formats>
      </table:table>
      <table:table table:name="Village pêcheur taverne seule" table:style-name="ta1">
        <table:table-column table:style-name="co11" table:default-cell-style-name="ce114"/>
        <table:table-column table:style-name="co14" table:default-cell-style-name="ce114"/>
        <table:table-column table:style-name="co14" table:default-cell-style-name="Default"/>
        <table:table-column table:style-name="co14" table:default-cell-style-name="ce114"/>
        <table:table-column table:style-name="co15" table:default-cell-style-name="ce114"/>
        <table:table-column table:style-name="co16" table:default-cell-style-name="ce114"/>
        <table:table-column table:style-name="co17" table:default-cell-style-name="ce114"/>
        <table:table-column table:style-name="co18" table:default-cell-style-name="ce114"/>
        <table:table-column table:style-name="co19" table:default-cell-style-name="ce114"/>
        <table:table-column table:style-name="co3" table:number-columns-repeated="28" table:default-cell-style-name="ce114"/>
        <table:table-row table:style-name="ro10">
          <table:table-cell table:style-name="ce169" office:value-type="string" calcext:value-type="string">
            <text:p>Nom</text:p>
          </table:table-cell>
          <table:table-cell table:style-name="ce169" office:value-type="string" calcext:value-type="string">
            <text:p>Fréquence / 5</text:p>
          </table:table-cell>
          <table:table-cell table:style-name="ce700"/>
          <table:table-cell table:style-name="Default" table:number-columns-repeated="34"/>
        </table:table-row>
        <table:table-row table:style-name="ro10">
          <table:table-cell table:style-name="ce170" office:value-type="string" calcext:value-type="string">
            <text:p>Taverne</text:p>
          </table:table-cell>
          <table:table-cell table:style-name="ce170" office:value-type="float" office:value="2" calcext:value-type="float">
            <text:p>2</text:p>
          </table:table-cell>
          <table:table-cell table:style-name="ce701"/>
          <table:table-cell table:style-name="Default" table:number-columns-repeated="34"/>
        </table:table-row>
        <table:table-row table:style-name="ro54">
          <table:table-cell table:style-name="ce553" office:value-type="string" calcext:value-type="string">
            <text:p>Narrator : Après avoir évité une vingtaine de bateau de pêche, le bateau accoste dans un petit port. L'air empeste le poisson.</text:p>
          </table:table-cell>
          <table:table-cell table:style-name="ce667"/>
          <table:table-cell table:style-name="ce702"/>
          <table:table-cell table:style-name="ce730"/>
          <table:table-cell table:style-name="ce763"/>
          <table:table-cell table:style-name="ce775"/>
          <table:table-cell table:style-name="ce789"/>
          <table:table-cell table:number-columns-repeated="30"/>
        </table:table-row>
        <table:table-row table:style-name="ro16">
          <table:table-cell table:style-name="ce554" office:value-type="string" calcext:value-type="string">
            <text:p>SetChoices3</text:p>
          </table:table-cell>
          <table:table-cell table:style-name="ce554" table:number-columns-repeated="2"/>
          <table:table-cell table:style-name="ce731"/>
          <table:table-cell table:style-name="ce764"/>
          <table:table-cell table:style-name="ce776"/>
          <table:table-cell table:style-name="ce790"/>
          <table:table-cell table:number-columns-repeated="30"/>
        </table:table-row>
        <table:table-row table:style-name="ro16">
          <table:table-cell table:style-name="ce555" office:value-type="string" calcext:value-type="string">
            <text:p>Aller voir les pêcheurs</text:p>
          </table:table-cell>
          <table:table-cell table:style-name="ce555"/>
          <table:table-cell table:style-name="ce703" office:value-type="string" calcext:value-type="string">
            <text:p>Entrer dans le village</text:p>
          </table:table-cell>
          <table:table-cell table:style-name="ce732" office:value-type="string" calcext:value-type="string">
            <text:p>Repartir</text:p>
          </table:table-cell>
          <table:table-cell table:style-name="ce765"/>
          <table:table-cell table:style-name="ce777"/>
          <table:table-cell table:style-name="ce791"/>
          <table:table-cell table:number-columns-repeated="30"/>
        </table:table-row>
        <table:table-row table:style-name="ro16">
          <table:table-cell table:style-name="ce556" office:value-type="string" calcext:value-type="string">
            <text:p>randomCharacter</text:p>
          </table:table-cell>
          <table:table-cell table:style-name="ce556"/>
          <table:table-cell table:style-name="ce704" office:value-type="string" calcext:value-type="string">
            <text:p>checkDay</text:p>
          </table:table-cell>
          <table:table-cell table:style-name="ce733" office:value-type="string" calcext:value-type="string">
            <text:p>PlayerSpeak : Ça pue on s'casse.</text:p>
          </table:table-cell>
          <table:table-cell table:style-name="ce766"/>
          <table:table-cell table:style-name="ce778"/>
          <table:table-cell table:style-name="ce792"/>
          <table:table-cell table:number-columns-repeated="30"/>
        </table:table-row>
        <table:table-row table:style-name="ro55">
          <table:table-cell table:style-name="ce557" office:value-type="string" calcext:value-type="string">
            <text:p>PlayerSpeak : Bonjour pêcheur !</text:p>
          </table:table-cell>
          <table:table-cell table:style-name="ce668"/>
          <table:table-cell table:style-name="ce705"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style-name="ce734" office:value-type="string" calcext:value-type="string">
            <text:p>Leave</text:p>
          </table:table-cell>
          <table:table-cell table:style-name="ce767"/>
          <table:table-cell table:style-name="Default"/>
          <table:table-cell table:style-name="ce793" office:value-type="string" calcext:value-type="string">
            <text:p>Narrator : Le village est sombre et calme. La place est éclairée par quelques torches.</text:p>
          </table:table-cell>
          <table:table-cell table:number-columns-repeated="30"/>
        </table:table-row>
        <table:table-row table:style-name="ro16">
          <table:table-cell table:style-name="ce558" office:value-type="string" calcext:value-type="string">
            <text:p>OtherSpeak : Salut à toi</text:p>
          </table:table-cell>
          <table:table-cell/>
          <table:table-cell table:style-name="ce706" office:value-type="string" calcext:value-type="string">
            <text:p>SetChoices3</text:p>
          </table:table-cell>
          <table:table-cell table:style-name="Default"/>
          <table:table-cell table:style-name="ce768"/>
          <table:table-cell table:style-name="ce779"/>
          <table:table-cell table:style-name="ce794" office:value-type="string" calcext:value-type="string">
            <text:p>SetChoices3</text:p>
          </table:table-cell>
          <table:table-cell table:style-name="ce800"/>
          <table:table-cell table:style-name="ce806"/>
          <table:table-cell table:number-columns-repeated="28"/>
        </table:table-row>
        <table:table-row table:style-name="ro16">
          <table:table-cell table:style-name="ce559" office:value-type="string" calcext:value-type="string">
            <text:p>SetChoices2</text:p>
          </table:table-cell>
          <table:table-cell table:style-name="ce669"/>
          <table:table-cell table:style-name="ce707" office:value-type="string" calcext:value-type="string">
            <text:p>Retourner sur les quais</text:p>
          </table:table-cell>
          <table:table-cell table:style-name="ce735" office:value-type="string" calcext:value-type="string">
            <text:p>Parler aux poissoniers</text:p>
          </table:table-cell>
          <table:table-cell table:style-name="ce769" office:value-type="string" calcext:value-type="string">
            <text:p>S'aventurer dans le village</text:p>
          </table:table-cell>
          <table:table-cell table:style-name="ce780"/>
          <table:table-cell table:style-name="ce795" office:value-type="string" calcext:value-type="string">
            <text:p>Retourner sur les quais</text:p>
          </table:table-cell>
          <table:table-cell table:style-name="ce801" office:value-type="string" calcext:value-type="string">
            <text:p>S'aventurer dans le village</text:p>
          </table:table-cell>
          <table:table-cell table:style-name="ce807"/>
          <table:table-cell table:number-columns-repeated="28"/>
        </table:table-row>
        <table:table-row table:style-name="ro56">
          <table:table-cell table:style-name="ce560" office:value-type="string" calcext:value-type="string">
            <text:p>Bobby Dick, ça te dit quelque chose ?</text:p>
          </table:table-cell>
          <table:table-cell table:style-name="ce670" office:value-type="string" calcext:value-type="string">
            <text:p>Tu AS du poisson, ou autre, à me vendre non ?</text:p>
          </table:table-cell>
          <table:table-cell table:style-name="ce708" office:value-type="string" calcext:value-type="string">
            <text:p>goTo1/2</text:p>
          </table:table-cell>
          <table:table-cell table:style-name="ce736" office:value-type="string" calcext:value-type="string">
            <text:p>randomCharacter</text:p>
          </table:table-cell>
          <table:table-cell table:style-name="ce770" office:value-type="string" calcext:value-type="string">
            <text:p>Narrator : La rue mène sur un impasse et sur la chaleur d'une taverne.</text:p>
          </table:table-cell>
          <table:table-cell table:style-name="ce781"/>
          <table:table-cell table:style-name="ce796" office:value-type="string" calcext:value-type="string">
            <text:p>goTo1/2</text:p>
          </table:table-cell>
          <table:table-cell table:style-name="ce802" office:value-type="string" calcext:value-type="string">
            <text:p>Narrator : La rue mène sur un impasse et sur la chaleur d'une taverne. Toutes les boutiques sont fermées</text:p>
          </table:table-cell>
          <table:table-cell table:style-name="ce808"/>
          <table:table-cell table:number-columns-repeated="28"/>
        </table:table-row>
        <table:table-row table:style-name="ro17">
          <table:table-cell table:style-name="ce561" office:value-type="string" calcext:value-type="string">
            <text:p>Narrator : Tu dois coder le système d'indice enculé : si le mec te donne un indice ou pas, tu coche l'île</text:p>
          </table:table-cell>
          <table:table-cell table:style-name="ce671" office:value-type="string" calcext:value-type="string">
            <text:p>OtherSpeak : Et comment !</text:p>
          </table:table-cell>
          <table:table-cell table:style-name="ce114"/>
          <table:table-cell table:style-name="ce737" office:value-type="string" calcext:value-type="string">
            <text:p>PlayerSpeak : Hé la !</text:p>
          </table:table-cell>
          <table:table-cell table:style-name="ce771" office:value-type="string" calcext:value-type="string">
            <text:p>SetChoices2</text:p>
          </table:table-cell>
          <table:table-cell table:style-name="ce782"/>
          <table:table-cell/>
          <table:table-cell table:style-name="ce803" office:value-type="string" calcext:value-type="string">
            <text:p>SetChoices2</text:p>
          </table:table-cell>
          <table:table-cell table:style-name="ce809"/>
          <table:table-cell table:number-columns-repeated="28"/>
        </table:table-row>
        <table:table-row table:style-name="ro39">
          <table:table-cell office:value-type="string" calcext:value-type="string">
            <text:p>goTo1/2</text:p>
          </table:table-cell>
          <table:table-cell table:style-name="ce672" office:value-type="string" calcext:value-type="string">
            <text:p>tradeFood</text:p>
          </table:table-cell>
          <table:table-cell table:style-name="ce709"/>
          <table:table-cell table:style-name="ce738" office:value-type="string" calcext:value-type="string">
            <text:p>OtherSpeak : Hé ho !</text:p>
          </table:table-cell>
          <table:table-cell table:style-name="ce772" office:value-type="string" calcext:value-type="string">
            <text:p>Entrons</text:p>
          </table:table-cell>
          <table:table-cell table:style-name="ce783" office:value-type="string" calcext:value-type="string">
            <text:p>Revenons en arrière</text:p>
          </table:table-cell>
          <table:table-cell table:style-name="ce797"/>
          <table:table-cell table:style-name="ce804" office:value-type="string" calcext:value-type="string">
            <text:p>Entrons</text:p>
          </table:table-cell>
          <table:table-cell table:style-name="ce810" office:value-type="string" calcext:value-type="string">
            <text:p>Revenons en arrière</text:p>
          </table:table-cell>
          <table:table-cell table:number-columns-repeated="28"/>
        </table:table-row>
        <table:table-row table:style-name="ro13">
          <table:table-cell table:style-name="ce562"/>
          <table:table-cell table:style-name="ce673" office:value-type="string" calcext:value-type="string">
            <text:p>PlayerSpeak : Merci bien !</text:p>
          </table:table-cell>
          <table:table-cell table:style-name="ce710"/>
          <table:table-cell table:style-name="ce739" office:value-type="string" calcext:value-type="string">
            <text:p>OtherSpeak : Qu'est-ce que je peux faire ?</text:p>
          </table:table-cell>
          <table:table-cell table:style-name="ce773" office:value-type="string" calcext:value-type="string">
            <text:p>goTo1/22</text:p>
          </table:table-cell>
          <table:table-cell table:style-name="ce784" office:value-type="string" calcext:value-type="string">
            <text:p>goTo3/5</text:p>
          </table:table-cell>
          <table:table-cell table:style-name="ce798"/>
          <table:table-cell table:style-name="ce805" office:value-type="string" calcext:value-type="string">
            <text:p>goTo1/22</text:p>
          </table:table-cell>
          <table:table-cell table:style-name="ce811" office:value-type="string" calcext:value-type="string">
            <text:p>goTo3/5</text:p>
          </table:table-cell>
          <table:table-cell table:number-columns-repeated="28"/>
        </table:table-row>
        <table:table-row table:style-name="ro16">
          <table:table-cell/>
          <table:table-cell table:style-name="ce674" office:value-type="string" calcext:value-type="string">
            <text:p>OtherSpeak : Au plaisir</text:p>
          </table:table-cell>
          <table:table-cell table:style-name="ce114"/>
          <table:table-cell table:style-name="ce740" office:value-type="string" calcext:value-type="string">
            <text:p>PlayerSpeak : Me vendre à manger.</text:p>
          </table:table-cell>
          <table:table-cell table:style-name="Default"/>
          <table:table-cell table:style-name="ce785"/>
          <table:table-cell/>
          <table:table-cell table:style-name="Default"/>
          <table:table-cell table:style-name="ce812"/>
          <table:table-cell table:number-columns-repeated="28"/>
        </table:table-row>
        <table:table-row table:style-name="ro16">
          <table:table-cell/>
          <table:table-cell table:style-name="ce675" office:value-type="string" calcext:value-type="string">
            <text:p>deleteOther</text:p>
          </table:table-cell>
          <table:table-cell table:style-name="ce114"/>
          <table:table-cell table:style-name="ce741" office:value-type="string" calcext:value-type="string">
            <text:p>tradeFood</text:p>
          </table:table-cell>
          <table:table-cell table:style-name="Default"/>
          <table:table-cell table:style-name="ce786"/>
          <table:table-cell/>
          <table:table-cell table:style-name="Default"/>
          <table:table-cell table:style-name="ce813"/>
          <table:table-cell table:number-columns-repeated="28"/>
        </table:table-row>
        <table:table-row table:style-name="ro39">
          <table:table-cell/>
          <table:table-cell office:value-type="string" calcext:value-type="string">
            <text:p>goTo1/2</text:p>
          </table:table-cell>
          <table:table-cell table:style-name="ce114"/>
          <table:table-cell table:style-name="ce742" office:value-type="string" calcext:value-type="string">
            <text:p>OtherSpeak : A la prochaine !</text:p>
          </table:table-cell>
          <table:table-cell table:style-name="Default"/>
          <table:table-cell table:style-name="ce787"/>
          <table:table-cell/>
          <table:table-cell table:style-name="Default"/>
          <table:table-cell table:style-name="ce814"/>
          <table:table-cell table:number-columns-repeated="28"/>
        </table:table-row>
        <table:table-row table:style-name="ro16">
          <table:table-cell table:style-name="ce563"/>
          <table:table-cell table:style-name="Default"/>
          <table:table-cell table:style-name="ce563"/>
          <table:table-cell table:style-name="ce743" office:value-type="string" calcext:value-type="string">
            <text:p>deleteOther</text:p>
          </table:table-cell>
          <table:table-cell table:style-name="Default"/>
          <table:table-cell table:style-name="ce788"/>
          <table:table-cell table:style-name="ce799"/>
          <table:table-cell table:style-name="Default"/>
          <table:table-cell table:style-name="ce815"/>
          <table:table-cell table:number-columns-repeated="28"/>
        </table:table-row>
        <table:table-row table:style-name="ro16">
          <table:table-cell table:style-name="ce564" table:number-columns-repeated="3"/>
          <table:table-cell table:style-name="ce744" office:value-type="string" calcext:value-type="string">
            <text:p>goTo3/6</text:p>
          </table:table-cell>
          <table:table-cell table:style-name="Default" table:number-columns-repeated="4"/>
          <table:table-cell table:number-columns-repeated="29"/>
        </table:table-row>
        <table:table-row table:style-name="ro10">
          <table:table-cell table:style-name="ce565" table:number-columns-repeated="3"/>
          <table:table-cell/>
          <table:table-cell table:style-name="Default" table:number-columns-repeated="4"/>
          <table:table-cell table:number-columns-repeated="29"/>
        </table:table-row>
        <table:table-row table:style-name="ro10">
          <table:table-cell table:style-name="ce566" table:number-columns-repeated="3"/>
          <table:table-cell/>
          <table:table-cell table:style-name="Default" table:number-columns-repeated="4"/>
          <table:table-cell table:number-columns-repeated="29"/>
        </table:table-row>
        <table:table-row table:style-name="ro10">
          <table:table-cell table:style-name="ce567"/>
          <table:table-cell table:style-name="ce676" table:number-columns-repeated="2"/>
          <table:table-cell table:number-columns-repeated="2"/>
          <table:table-cell table:style-name="Default" table:number-columns-repeated="3"/>
          <table:table-cell table:number-columns-repeated="29"/>
        </table:table-row>
        <table:table-row table:style-name="ro10">
          <table:table-cell table:style-name="ce568"/>
          <table:table-cell table:style-name="ce677" table:number-columns-repeated="2"/>
          <table:table-cell table:number-columns-repeated="2"/>
          <table:table-cell table:style-name="Default" table:number-columns-repeated="3"/>
          <table:table-cell table:number-columns-repeated="29"/>
        </table:table-row>
        <table:table-row table:style-name="ro10">
          <table:table-cell table:style-name="ce569"/>
          <table:table-cell table:style-name="ce678" table:number-columns-repeated="2"/>
          <table:table-cell table:number-columns-repeated="2"/>
          <table:table-cell table:style-name="Default" table:number-columns-repeated="3"/>
          <table:table-cell table:number-columns-repeated="29"/>
        </table:table-row>
        <table:table-row table:style-name="ro10">
          <table:table-cell table:style-name="ce570" office:value-type="string" calcext:value-type="string">
            <text:p>randomCrew</text:p>
          </table:table-cell>
          <table:table-cell table:style-name="ce679"/>
          <table:table-cell table:style-name="ce711"/>
          <table:table-cell table:number-columns-repeated="2"/>
          <table:table-cell table:style-name="Default" table:number-columns-repeated="3"/>
          <table:table-cell table:number-columns-repeated="29"/>
        </table:table-row>
        <table:table-row table:style-name="ro57">
          <table:table-cell table:style-name="ce571" office:value-type="string" calcext:value-type="string">
            <text:p>OtherSpeak : Qu'est-ce que je peux faire pour vous ?</text:p>
          </table:table-cell>
          <table:table-cell table:style-name="ce680"/>
          <table:table-cell table:style-name="ce712"/>
          <table:table-cell table:number-columns-repeated="2"/>
          <table:table-cell table:style-name="Default" table:number-columns-repeated="3"/>
          <table:table-cell table:number-columns-repeated="29"/>
        </table:table-row>
        <table:table-row table:style-name="ro10">
          <table:table-cell table:style-name="ce572" office:value-type="string" calcext:value-type="string">
            <text:p>SetChoices3</text:p>
          </table:table-cell>
          <table:table-cell table:style-name="ce681"/>
          <table:table-cell table:style-name="ce713"/>
          <table:table-cell table:number-columns-repeated="2"/>
          <table:table-cell table:style-name="Default" table:number-columns-repeated="3"/>
          <table:table-cell table:number-columns-repeated="29"/>
        </table:table-row>
        <table:table-row table:style-name="ro10">
          <table:table-cell table:style-name="ce573" office:value-type="string" calcext:value-type="string">
            <text:p>Des chambres pour mes hommes !</text:p>
          </table:table-cell>
          <table:table-cell table:style-name="ce682"/>
          <table:table-cell table:style-name="ce714"/>
          <table:table-cell table:style-name="ce573" office:value-type="string" calcext:value-type="string">
            <text:p>On a faim !</text:p>
          </table:table-cell>
          <table:table-cell table:style-name="ce573" office:value-type="string" calcext:value-type="string">
            <text:p>Ça ira pour aujourdh'ui</text:p>
          </table:table-cell>
          <table:table-cell table:style-name="Default" table:number-columns-repeated="3"/>
          <table:table-cell table:number-columns-repeated="29"/>
        </table:table-row>
        <table:table-row table:style-name="ro57">
          <table:table-cell table:style-name="ce574" office:value-type="string" calcext:value-type="string">
            <text:p>OtherSpeak : Ça sera 50 pièces d'or</text:p>
          </table:table-cell>
          <table:table-cell table:style-name="ce683"/>
          <table:table-cell table:style-name="ce715"/>
          <table:table-cell table:style-name="ce574" office:value-type="string" calcext:value-type="string">
            <text:p>OtherSpeak : Regardez voir ce que j'ai</text:p>
          </table:table-cell>
          <table:table-cell table:style-name="ce574" office:value-type="string" calcext:value-type="string">
            <text:p>OtherSpeak : Bon bah à la prochaine !</text:p>
          </table:table-cell>
          <table:table-cell table:style-name="Default" table:number-columns-repeated="3"/>
          <table:table-cell table:number-columns-repeated="29"/>
        </table:table-row>
        <table:table-row table:style-name="ro16">
          <table:table-cell table:style-name="ce575" office:value-type="string" calcext:value-type="string">
            <text:p>SetChoices2</text:p>
          </table:table-cell>
          <table:table-cell table:style-name="ce684"/>
          <table:table-cell table:style-name="ce716"/>
          <table:table-cell table:style-name="ce575" office:value-type="string" calcext:value-type="string">
            <text:p>tradeFood</text:p>
          </table:table-cell>
          <table:table-cell table:style-name="ce575" office:value-type="string" calcext:value-type="string">
            <text:p>hideOther</text:p>
          </table:table-cell>
          <table:table-cell table:style-name="Default" table:number-columns-repeated="3"/>
          <table:table-cell table:number-columns-repeated="29"/>
        </table:table-row>
        <table:table-row table:style-name="ro34">
          <table:table-cell table:style-name="ce576" office:value-type="string" calcext:value-type="string">
            <text:p>Tenez !</text:p>
          </table:table-cell>
          <table:table-cell table:style-name="ce685"/>
          <table:table-cell table:style-name="ce717" office:value-type="string" calcext:value-type="string">
            <text:p>Je n'ai pas assez…</text:p>
          </table:table-cell>
          <table:table-cell table:style-name="ce745" office:value-type="string" calcext:value-type="string">
            <text:p>goTo1/23</text:p>
          </table:table-cell>
          <table:table-cell table:style-name="ce774" office:value-type="string" calcext:value-type="string">
            <text:p>goTo5/8</text:p>
          </table:table-cell>
          <table:table-cell table:style-name="Default" table:number-columns-repeated="3"/>
          <table:table-cell table:number-columns-repeated="29"/>
        </table:table-row>
        <table:table-row table:style-name="ro57">
          <table:table-cell table:style-name="ce577" office:value-type="string" calcext:value-type="string">
            <text:p>checkGold50</text:p>
          </table:table-cell>
          <table:table-cell table:style-name="ce686"/>
          <table:table-cell table:style-name="ce718" office:value-type="string" calcext:value-type="string">
            <text:p>OtherSpeak : Alors je peux rien faire pour vous</text:p>
          </table:table-cell>
          <table:table-cell table:style-name="ce746" table:number-columns-repeated="2"/>
          <table:table-cell/>
          <table:table-cell table:style-name="Default" table:number-columns-repeated="2"/>
          <table:table-cell table:number-columns-repeated="29"/>
        </table:table-row>
        <table:table-row table:style-name="ro57">
          <table:table-cell table:style-name="ce578" office:value-type="string" calcext:value-type="string">
            <text:p>OtherSpeak : Prenez le dortoir à gauche en haut des escaliers !</text:p>
          </table:table-cell>
          <table:table-cell table:style-name="ce687" office:value-type="string" calcext:value-type="string">
            <text:p>OtherSpeak : Désolé mon bon m'sieur mais c'est pas assez</text:p>
          </table:table-cell>
          <table:table-cell table:style-name="ce719" office:value-type="string" calcext:value-type="string">
            <text:p>goTo1/23</text:p>
          </table:table-cell>
          <table:table-cell table:style-name="ce747" table:number-columns-repeated="2"/>
          <table:table-cell/>
          <table:table-cell table:style-name="Default" table:number-columns-repeated="2"/>
          <table:table-cell table:number-columns-repeated="29"/>
        </table:table-row>
        <table:table-row table:style-name="ro10">
          <table:table-cell table:style-name="ce579" office:value-type="string" calcext:value-type="string">
            <text:p>OtherSpeak : Bonne nuit</text:p>
          </table:table-cell>
          <table:table-cell table:style-name="ce688" office:value-type="string" calcext:value-type="string">
            <text:p>goTo1/23</text:p>
          </table:table-cell>
          <table:table-cell table:style-name="ce720"/>
          <table:table-cell table:style-name="ce748" table:number-columns-repeated="2"/>
          <table:table-cell/>
          <table:table-cell table:style-name="Default" table:number-columns-repeated="2"/>
          <table:table-cell table:number-columns-repeated="29"/>
        </table:table-row>
        <table:table-row table:style-name="ro23">
          <table:table-cell table:style-name="ce580" office:value-type="string" calcext:value-type="string">
            <text:p>setWeatherDay</text:p>
          </table:table-cell>
          <table:table-cell table:style-name="ce689"/>
          <table:table-cell table:style-name="ce721"/>
          <table:table-cell table:style-name="ce749" table:number-columns-repeated="2"/>
          <table:table-cell table:number-columns-repeated="32"/>
        </table:table-row>
        <table:table-row table:style-name="ro23">
          <table:table-cell table:style-name="ce581" office:value-type="string" calcext:value-type="string">
            <text:p>nextDay</text:p>
          </table:table-cell>
          <table:table-cell table:style-name="ce690"/>
          <table:table-cell table:style-name="ce722"/>
          <table:table-cell table:style-name="ce750" table:number-columns-repeated="2"/>
          <table:table-cell table:number-columns-repeated="32"/>
        </table:table-row>
        <table:table-row table:style-name="ro25">
          <table:table-cell table:style-name="ce582" office:value-type="string" calcext:value-type="string">
            <text:p>Narrator : L'équipe se réveille au son des mouettes…</text:p>
          </table:table-cell>
          <table:table-cell/>
          <table:table-cell table:style-name="ce723"/>
          <table:table-cell table:style-name="ce751" table:number-columns-repeated="2"/>
          <table:table-cell table:number-columns-repeated="32"/>
        </table:table-row>
        <table:table-row table:style-name="ro23">
          <table:table-cell table:style-name="ce583" office:value-type="string" calcext:value-type="string">
            <text:p>OtherSpeak : Alors, bien dormis ?</text:p>
          </table:table-cell>
          <table:table-cell table:style-name="ce691"/>
          <table:table-cell table:style-name="ce724"/>
          <table:table-cell table:style-name="ce752" table:number-columns-repeated="2"/>
          <table:table-cell table:number-columns-repeated="32"/>
        </table:table-row>
        <table:table-row table:style-name="ro23">
          <table:table-cell table:style-name="ce584" office:value-type="string" calcext:value-type="string">
            <text:p>SetChoices2</text:p>
          </table:table-cell>
          <table:table-cell table:style-name="ce692"/>
          <table:table-cell table:style-name="ce725"/>
          <table:table-cell table:style-name="ce753" table:number-columns-repeated="2"/>
          <table:table-cell table:number-columns-repeated="32"/>
        </table:table-row>
        <table:table-row table:style-name="ro23">
          <table:table-cell table:style-name="ce585" office:value-type="string" calcext:value-type="string">
            <text:p>Non j'ai très mal dormis</text:p>
          </table:table-cell>
          <table:table-cell table:style-name="ce693" office:value-type="string" calcext:value-type="string">
            <text:p>Oui merci</text:p>
          </table:table-cell>
          <table:table-cell table:style-name="ce726"/>
          <table:table-cell table:style-name="ce754" table:number-columns-repeated="2"/>
          <table:table-cell table:number-columns-repeated="32"/>
        </table:table-row>
        <table:table-row table:style-name="ro23">
          <table:table-cell table:style-name="ce586" office:value-type="string" calcext:value-type="string">
            <text:p>OtherSpeak : Mince alors</text:p>
          </table:table-cell>
          <table:table-cell table:style-name="ce694" office:value-type="string" calcext:value-type="string">
            <text:p>OtherSpeak : Comme toujours !</text:p>
          </table:table-cell>
          <table:table-cell/>
          <table:table-cell table:style-name="ce755" table:number-columns-repeated="2"/>
          <table:table-cell table:number-columns-repeated="32"/>
        </table:table-row>
        <table:table-row table:style-name="ro23">
          <table:table-cell table:number-columns-repeated="2" table:style-name="ce228" office:value-type="string" calcext:value-type="string">
            <text:p>goTo1/23</text:p>
          </table:table-cell>
          <table:table-cell/>
          <table:table-cell table:style-name="ce756" table:number-columns-repeated="2"/>
          <table:table-cell table:number-columns-repeated="32"/>
        </table:table-row>
        <table:table-row table:style-name="ro10">
          <table:table-cell table:style-name="Default" table:number-columns-repeated="2"/>
          <table:table-cell/>
          <table:table-cell table:style-name="ce757" table:number-columns-repeated="2"/>
          <table:table-cell table:number-columns-repeated="32"/>
        </table:table-row>
        <table:table-row table:style-name="ro10">
          <table:table-cell table:style-name="ce587"/>
          <table:table-cell table:style-name="ce695"/>
          <table:table-cell/>
          <table:table-cell table:style-name="ce758" table:number-columns-repeated="2"/>
          <table:table-cell table:number-columns-repeated="32"/>
        </table:table-row>
        <table:table-row table:style-name="ro10">
          <table:table-cell table:style-name="ce588"/>
          <table:table-cell table:style-name="ce696"/>
          <table:table-cell/>
          <table:table-cell table:style-name="ce759" table:number-columns-repeated="2"/>
          <table:table-cell table:number-columns-repeated="32"/>
        </table:table-row>
        <table:table-row table:style-name="ro10">
          <table:table-cell table:style-name="ce589"/>
          <table:table-cell table:style-name="ce697"/>
          <table:table-cell table:style-name="ce727"/>
          <table:table-cell table:style-name="ce760" table:number-columns-repeated="2"/>
          <table:table-cell table:number-columns-repeated="32"/>
        </table:table-row>
        <table:table-row table:style-name="ro10">
          <table:table-cell table:style-name="ce590"/>
          <table:table-cell table:style-name="ce698"/>
          <table:table-cell table:style-name="ce728"/>
          <table:table-cell table:style-name="ce761" table:number-columns-repeated="2"/>
          <table:table-cell table:number-columns-repeated="32"/>
        </table:table-row>
        <table:table-row table:style-name="ro10">
          <table:table-cell table:style-name="ce591"/>
          <table:table-cell table:style-name="ce699"/>
          <table:table-cell table:style-name="ce729"/>
          <table:table-cell table:style-name="ce762" table:number-columns-repeated="2"/>
          <table:table-cell table:number-columns-repeated="32"/>
        </table:table-row>
        <table:table-row table:style-name="ro10">
          <table:table-cell table:style-name="ce592" table:number-columns-repeated="3"/>
          <table:table-cell table:number-columns-repeated="34"/>
        </table:table-row>
        <table:table-row table:style-name="ro10">
          <table:table-cell table:style-name="ce593" table:number-columns-repeated="3"/>
          <table:table-cell table:number-columns-repeated="34"/>
        </table:table-row>
        <table:table-row table:style-name="ro10">
          <table:table-cell table:style-name="ce594" table:number-columns-repeated="3"/>
          <table:table-cell table:number-columns-repeated="34"/>
        </table:table-row>
        <table:table-row table:style-name="ro10">
          <table:table-cell table:style-name="ce595" table:number-columns-repeated="3"/>
          <table:table-cell table:number-columns-repeated="34"/>
        </table:table-row>
        <table:table-row table:style-name="ro10">
          <table:table-cell table:style-name="ce596" table:number-columns-repeated="3"/>
          <table:table-cell table:number-columns-repeated="34"/>
        </table:table-row>
        <table:table-row table:style-name="ro10">
          <table:table-cell table:style-name="ce597" table:number-columns-repeated="3"/>
          <table:table-cell table:number-columns-repeated="34"/>
        </table:table-row>
        <table:table-row table:style-name="ro10">
          <table:table-cell table:style-name="ce598" table:number-columns-repeated="3"/>
          <table:table-cell table:number-columns-repeated="34"/>
        </table:table-row>
        <table:table-row table:style-name="ro10">
          <table:table-cell table:style-name="ce599" table:number-columns-repeated="3"/>
          <table:table-cell table:number-columns-repeated="34"/>
        </table:table-row>
        <table:table-row table:style-name="ro10">
          <table:table-cell table:style-name="ce600" table:number-columns-repeated="3"/>
          <table:table-cell table:number-columns-repeated="34"/>
        </table:table-row>
        <table:table-row table:style-name="ro10">
          <table:table-cell table:style-name="ce601" table:number-columns-repeated="3"/>
          <table:table-cell table:number-columns-repeated="34"/>
        </table:table-row>
        <table:table-row table:style-name="ro10">
          <table:table-cell table:style-name="ce602" table:number-columns-repeated="3"/>
          <table:table-cell table:number-columns-repeated="34"/>
        </table:table-row>
        <table:table-row table:style-name="ro10">
          <table:table-cell table:style-name="ce603" table:number-columns-repeated="3"/>
          <table:table-cell table:number-columns-repeated="34"/>
        </table:table-row>
        <table:table-row table:style-name="ro10">
          <table:table-cell table:style-name="ce604" table:number-columns-repeated="3"/>
          <table:table-cell table:number-columns-repeated="34"/>
        </table:table-row>
        <table:table-row table:style-name="ro10">
          <table:table-cell table:style-name="ce605" table:number-columns-repeated="3"/>
          <table:table-cell table:number-columns-repeated="34"/>
        </table:table-row>
        <table:table-row table:style-name="ro10">
          <table:table-cell table:style-name="ce606" table:number-columns-repeated="3"/>
          <table:table-cell table:number-columns-repeated="34"/>
        </table:table-row>
        <table:table-row table:style-name="ro10">
          <table:table-cell table:style-name="ce607" table:number-columns-repeated="3"/>
          <table:table-cell table:number-columns-repeated="34"/>
        </table:table-row>
        <table:table-row table:style-name="ro10">
          <table:table-cell table:style-name="ce608" table:number-columns-repeated="3"/>
          <table:table-cell table:number-columns-repeated="34"/>
        </table:table-row>
        <table:table-row table:style-name="ro10">
          <table:table-cell table:style-name="ce609" table:number-columns-repeated="3"/>
          <table:table-cell table:number-columns-repeated="34"/>
        </table:table-row>
        <table:table-row table:style-name="ro10">
          <table:table-cell table:style-name="ce610" table:number-columns-repeated="3"/>
          <table:table-cell table:number-columns-repeated="34"/>
        </table:table-row>
        <table:table-row table:style-name="ro10">
          <table:table-cell table:style-name="ce611" table:number-columns-repeated="3"/>
          <table:table-cell table:number-columns-repeated="34"/>
        </table:table-row>
        <table:table-row table:style-name="ro10">
          <table:table-cell table:style-name="ce612" table:number-columns-repeated="3"/>
          <table:table-cell table:number-columns-repeated="34"/>
        </table:table-row>
        <table:table-row table:style-name="ro10">
          <table:table-cell table:style-name="ce613" table:number-columns-repeated="3"/>
          <table:table-cell table:number-columns-repeated="34"/>
        </table:table-row>
        <table:table-row table:style-name="ro10">
          <table:table-cell table:style-name="ce614" table:number-columns-repeated="3"/>
          <table:table-cell table:number-columns-repeated="34"/>
        </table:table-row>
        <table:table-row table:style-name="ro10">
          <table:table-cell table:style-name="ce615" table:number-columns-repeated="3"/>
          <table:table-cell table:number-columns-repeated="34"/>
        </table:table-row>
        <table:table-row table:style-name="ro10">
          <table:table-cell table:style-name="ce616" table:number-columns-repeated="3"/>
          <table:table-cell table:number-columns-repeated="34"/>
        </table:table-row>
        <table:table-row table:style-name="ro10">
          <table:table-cell table:style-name="ce617" table:number-columns-repeated="3"/>
          <table:table-cell table:number-columns-repeated="34"/>
        </table:table-row>
        <table:table-row table:style-name="ro10">
          <table:table-cell table:style-name="ce618" table:number-columns-repeated="3"/>
          <table:table-cell table:number-columns-repeated="34"/>
        </table:table-row>
        <table:table-row table:style-name="ro10">
          <table:table-cell table:style-name="ce619" table:number-columns-repeated="3"/>
          <table:table-cell table:number-columns-repeated="34"/>
        </table:table-row>
        <table:table-row table:style-name="ro10">
          <table:table-cell table:style-name="ce620" table:number-columns-repeated="3"/>
          <table:table-cell table:number-columns-repeated="34"/>
        </table:table-row>
        <table:table-row table:style-name="ro10">
          <table:table-cell table:style-name="ce621" table:number-columns-repeated="3"/>
          <table:table-cell table:number-columns-repeated="34"/>
        </table:table-row>
        <table:table-row table:style-name="ro10">
          <table:table-cell table:style-name="ce622" table:number-columns-repeated="3"/>
          <table:table-cell table:number-columns-repeated="34"/>
        </table:table-row>
        <table:table-row table:style-name="ro10">
          <table:table-cell table:style-name="ce623" table:number-columns-repeated="3"/>
          <table:table-cell table:number-columns-repeated="34"/>
        </table:table-row>
        <table:table-row table:style-name="ro10">
          <table:table-cell table:style-name="ce624" table:number-columns-repeated="3"/>
          <table:table-cell table:number-columns-repeated="34"/>
        </table:table-row>
        <table:table-row table:style-name="ro10">
          <table:table-cell table:style-name="ce625" table:number-columns-repeated="3"/>
          <table:table-cell table:number-columns-repeated="34"/>
        </table:table-row>
        <table:table-row table:style-name="ro10">
          <table:table-cell table:style-name="ce626" table:number-columns-repeated="3"/>
          <table:table-cell table:number-columns-repeated="34"/>
        </table:table-row>
        <table:table-row table:style-name="ro10">
          <table:table-cell table:style-name="ce627" table:number-columns-repeated="3"/>
          <table:table-cell table:number-columns-repeated="34"/>
        </table:table-row>
        <table:table-row table:style-name="ro10">
          <table:table-cell table:style-name="ce628" table:number-columns-repeated="3"/>
          <table:table-cell table:number-columns-repeated="34"/>
        </table:table-row>
        <table:table-row table:style-name="ro10">
          <table:table-cell table:style-name="ce629" table:number-columns-repeated="3"/>
          <table:table-cell table:number-columns-repeated="34"/>
        </table:table-row>
        <table:table-row table:style-name="ro10">
          <table:table-cell table:style-name="ce630" table:number-columns-repeated="3"/>
          <table:table-cell table:number-columns-repeated="34"/>
        </table:table-row>
        <table:table-row table:style-name="ro10">
          <table:table-cell table:style-name="ce631" table:number-columns-repeated="3"/>
          <table:table-cell table:number-columns-repeated="34"/>
        </table:table-row>
        <table:table-row table:style-name="ro10">
          <table:table-cell table:style-name="ce632" table:number-columns-repeated="3"/>
          <table:table-cell table:number-columns-repeated="34"/>
        </table:table-row>
        <table:table-row table:style-name="ro10">
          <table:table-cell table:style-name="ce633" table:number-columns-repeated="3"/>
          <table:table-cell table:number-columns-repeated="34"/>
        </table:table-row>
        <table:table-row table:style-name="ro10">
          <table:table-cell table:style-name="ce634" table:number-columns-repeated="3"/>
          <table:table-cell table:number-columns-repeated="34"/>
        </table:table-row>
        <table:table-row table:style-name="ro10">
          <table:table-cell table:style-name="ce635" table:number-columns-repeated="3"/>
          <table:table-cell table:number-columns-repeated="34"/>
        </table:table-row>
        <table:table-row table:style-name="ro10">
          <table:table-cell table:style-name="ce636" table:number-columns-repeated="3"/>
          <table:table-cell table:number-columns-repeated="34"/>
        </table:table-row>
        <table:table-row table:style-name="ro10">
          <table:table-cell table:style-name="ce637" table:number-columns-repeated="3"/>
          <table:table-cell table:number-columns-repeated="34"/>
        </table:table-row>
        <table:table-row table:style-name="ro10">
          <table:table-cell table:style-name="ce638" table:number-columns-repeated="3"/>
          <table:table-cell table:number-columns-repeated="34"/>
        </table:table-row>
        <table:table-row table:style-name="ro10">
          <table:table-cell table:style-name="ce639" table:number-columns-repeated="3"/>
          <table:table-cell table:number-columns-repeated="34"/>
        </table:table-row>
        <table:table-row table:style-name="ro10">
          <table:table-cell table:style-name="ce640" table:number-columns-repeated="3"/>
          <table:table-cell table:number-columns-repeated="34"/>
        </table:table-row>
        <table:table-row table:style-name="ro10">
          <table:table-cell table:style-name="ce641" table:number-columns-repeated="3"/>
          <table:table-cell table:number-columns-repeated="34"/>
        </table:table-row>
        <table:table-row table:style-name="ro10">
          <table:table-cell table:style-name="ce642" table:number-columns-repeated="3"/>
          <table:table-cell table:number-columns-repeated="34"/>
        </table:table-row>
        <table:table-row table:style-name="ro10">
          <table:table-cell table:style-name="ce643" table:number-columns-repeated="3"/>
          <table:table-cell table:number-columns-repeated="34"/>
        </table:table-row>
        <table:table-row table:style-name="ro10">
          <table:table-cell table:style-name="ce644" table:number-columns-repeated="3"/>
          <table:table-cell table:number-columns-repeated="34"/>
        </table:table-row>
        <table:table-row table:style-name="ro10">
          <table:table-cell table:style-name="ce645" table:number-columns-repeated="3"/>
          <table:table-cell table:number-columns-repeated="34"/>
        </table:table-row>
        <table:table-row table:style-name="ro10">
          <table:table-cell table:style-name="ce646" table:number-columns-repeated="3"/>
          <table:table-cell table:number-columns-repeated="34"/>
        </table:table-row>
        <table:table-row table:style-name="ro10">
          <table:table-cell table:style-name="ce647" table:number-columns-repeated="3"/>
          <table:table-cell table:number-columns-repeated="34"/>
        </table:table-row>
        <table:table-row table:style-name="ro10">
          <table:table-cell table:style-name="ce648" table:number-columns-repeated="3"/>
          <table:table-cell table:number-columns-repeated="34"/>
        </table:table-row>
        <table:table-row table:style-name="ro10">
          <table:table-cell table:style-name="ce649" table:number-columns-repeated="3"/>
          <table:table-cell table:number-columns-repeated="34"/>
        </table:table-row>
        <table:table-row table:style-name="ro10">
          <table:table-cell table:style-name="ce650" table:number-columns-repeated="3"/>
          <table:table-cell table:number-columns-repeated="34"/>
        </table:table-row>
        <table:table-row table:style-name="ro10">
          <table:table-cell table:style-name="ce651" table:number-columns-repeated="3"/>
          <table:table-cell table:number-columns-repeated="34"/>
        </table:table-row>
        <table:table-row table:style-name="ro10">
          <table:table-cell table:style-name="ce652" table:number-columns-repeated="3"/>
          <table:table-cell table:number-columns-repeated="34"/>
        </table:table-row>
        <table:table-row table:style-name="ro10">
          <table:table-cell table:style-name="ce653" table:number-columns-repeated="3"/>
          <table:table-cell table:number-columns-repeated="34"/>
        </table:table-row>
        <table:table-row table:style-name="ro10">
          <table:table-cell table:style-name="ce654" table:number-columns-repeated="3"/>
          <table:table-cell table:number-columns-repeated="34"/>
        </table:table-row>
        <table:table-row table:style-name="ro10">
          <table:table-cell table:style-name="ce655" table:number-columns-repeated="3"/>
          <table:table-cell table:number-columns-repeated="34"/>
        </table:table-row>
        <table:table-row table:style-name="ro10">
          <table:table-cell table:style-name="ce656" table:number-columns-repeated="3"/>
          <table:table-cell table:number-columns-repeated="34"/>
        </table:table-row>
        <table:table-row table:style-name="ro10">
          <table:table-cell table:style-name="ce657" table:number-columns-repeated="3"/>
          <table:table-cell table:number-columns-repeated="34"/>
        </table:table-row>
        <table:table-row table:style-name="ro10">
          <table:table-cell table:style-name="ce658" table:number-columns-repeated="3"/>
          <table:table-cell table:number-columns-repeated="34"/>
        </table:table-row>
        <table:table-row table:style-name="ro10">
          <table:table-cell table:style-name="ce659" table:number-columns-repeated="3"/>
          <table:table-cell table:number-columns-repeated="34"/>
        </table:table-row>
        <table:table-row table:style-name="ro10">
          <table:table-cell table:style-name="ce660" table:number-columns-repeated="3"/>
          <table:table-cell table:number-columns-repeated="34"/>
        </table:table-row>
        <table:table-row table:style-name="ro10">
          <table:table-cell table:style-name="ce661" table:number-columns-repeated="3"/>
          <table:table-cell table:number-columns-repeated="34"/>
        </table:table-row>
        <table:table-row table:style-name="ro10">
          <table:table-cell table:style-name="ce662" table:number-columns-repeated="3"/>
          <table:table-cell table:number-columns-repeated="34"/>
        </table:table-row>
        <table:table-row table:style-name="ro10">
          <table:table-cell table:style-name="ce663" table:number-columns-repeated="3"/>
          <table:table-cell table:number-columns-repeated="34"/>
        </table:table-row>
        <table:table-row table:style-name="ro10">
          <table:table-cell table:style-name="ce664" table:number-columns-repeated="3"/>
          <table:table-cell table:number-columns-repeated="34"/>
        </table:table-row>
        <table:table-row table:style-name="ro10">
          <table:table-cell table:style-name="ce665" table:number-columns-repeated="3"/>
          <table:table-cell table:number-columns-repeated="34"/>
        </table:table-row>
        <table:table-row table:style-name="ro10">
          <table:table-cell table:style-name="ce666" table:number-columns-repeated="3"/>
          <table:table-cell table:number-columns-repeated="34"/>
        </table:table-row>
        <calcext:conditional-formats>
          <calcext:conditional-format calcext:target-range-address="'Village pêcheur taverne seule'.C17:'Village pêcheur taverne seule'.C17 'Village pêcheur taverne seule'.A17:'Village pêcheur taverne seule'.A17">
            <calcext:condition calcext:apply-style-name="cellule normale" calcext:value="!=&quot;&quot;" calcext:base-cell-address="'Village pêcheur taverne seule'.A17"/>
          </calcext:conditional-format>
          <calcext:conditional-format calcext:target-range-address="'Village pêcheur taverne seule'.A18:'Village pêcheur taverne seule'.C18">
            <calcext:condition calcext:apply-style-name="cellule normale" calcext:value="!=&quot;&quot;" calcext:base-cell-address="'Village pêcheur taverne seule'.A18"/>
          </calcext:conditional-format>
          <calcext:conditional-format calcext:target-range-address="'Village pêcheur taverne seule'.A19:'Village pêcheur taverne seule'.C19">
            <calcext:condition calcext:apply-style-name="cellule normale" calcext:value="!=&quot;&quot;" calcext:base-cell-address="'Village pêcheur taverne seule'.A19"/>
          </calcext:conditional-format>
          <calcext:conditional-format calcext:target-range-address="'Village pêcheur taverne seule'.A20:'Village pêcheur taverne seule'.C20">
            <calcext:condition calcext:apply-style-name="cellule normale" calcext:value="!=&quot;&quot;" calcext:base-cell-address="'Village pêcheur taverne seule'.A20"/>
          </calcext:conditional-format>
          <calcext:conditional-format calcext:target-range-address="'Village pêcheur taverne seule'.A21:'Village pêcheur taverne seule'.A21">
            <calcext:condition calcext:apply-style-name="cellule normale" calcext:value="!=&quot;&quot;" calcext:base-cell-address="'Village pêcheur taverne seule'.A21"/>
          </calcext:conditional-format>
          <calcext:conditional-format calcext:target-range-address="'Village pêcheur taverne seule'.A22:'Village pêcheur taverne seule'.A22">
            <calcext:condition calcext:apply-style-name="cellule normale" calcext:value="!=&quot;&quot;" calcext:base-cell-address="'Village pêcheur taverne seule'.A22"/>
          </calcext:conditional-format>
          <calcext:conditional-format calcext:target-range-address="'Village pêcheur taverne seule'.A23:'Village pêcheur taverne seule'.A23">
            <calcext:condition calcext:apply-style-name="cellule normale" calcext:value="!=&quot;&quot;" calcext:base-cell-address="'Village pêcheur taverne seule'.A23"/>
          </calcext:conditional-format>
          <calcext:conditional-format calcext:target-range-address="'Village pêcheur taverne seule'.C45:'Village pêcheur taverne seule'.C45">
            <calcext:condition calcext:apply-style-name="cellule normale" calcext:value="!=&quot;&quot;" calcext:base-cell-address="'Village pêcheur taverne seule'.C45"/>
          </calcext:conditional-format>
          <calcext:conditional-format calcext:target-range-address="'Village pêcheur taverne seule'.C46:'Village pêcheur taverne seule'.C46">
            <calcext:condition calcext:apply-style-name="cellule normale" calcext:value="!=&quot;&quot;" calcext:base-cell-address="'Village pêcheur taverne seule'.C46"/>
          </calcext:conditional-format>
          <calcext:conditional-format calcext:target-range-address="'Village pêcheur taverne seule'.C47:'Village pêcheur taverne seule'.C47">
            <calcext:condition calcext:apply-style-name="cellule normale" calcext:value="!=&quot;&quot;" calcext:base-cell-address="'Village pêcheur taverne seule'.C47"/>
          </calcext:conditional-format>
          <calcext:conditional-format calcext:target-range-address="'Village pêcheur taverne seule'.A48:'Village pêcheur taverne seule'.C48">
            <calcext:condition calcext:apply-style-name="cellule normale" calcext:value="!=&quot;&quot;" calcext:base-cell-address="'Village pêcheur taverne seule'.A48"/>
          </calcext:conditional-format>
          <calcext:conditional-format calcext:target-range-address="'Village pêcheur taverne seule'.A49:'Village pêcheur taverne seule'.C49">
            <calcext:condition calcext:apply-style-name="cellule normale" calcext:value="!=&quot;&quot;" calcext:base-cell-address="'Village pêcheur taverne seule'.A49"/>
          </calcext:conditional-format>
          <calcext:conditional-format calcext:target-range-address="'Village pêcheur taverne seule'.A50:'Village pêcheur taverne seule'.C50">
            <calcext:condition calcext:apply-style-name="cellule normale" calcext:value="!=&quot;&quot;" calcext:base-cell-address="'Village pêcheur taverne seule'.A50"/>
          </calcext:conditional-format>
          <calcext:conditional-format calcext:target-range-address="'Village pêcheur taverne seule'.A51:'Village pêcheur taverne seule'.C51">
            <calcext:condition calcext:apply-style-name="cellule normale" calcext:value="!=&quot;&quot;" calcext:base-cell-address="'Village pêcheur taverne seule'.A51"/>
          </calcext:conditional-format>
          <calcext:conditional-format calcext:target-range-address="'Village pêcheur taverne seule'.A52:'Village pêcheur taverne seule'.C52">
            <calcext:condition calcext:apply-style-name="cellule normale" calcext:value="!=&quot;&quot;" calcext:base-cell-address="'Village pêcheur taverne seule'.A52"/>
          </calcext:conditional-format>
          <calcext:conditional-format calcext:target-range-address="'Village pêcheur taverne seule'.A53:'Village pêcheur taverne seule'.C53">
            <calcext:condition calcext:apply-style-name="cellule normale" calcext:value="!=&quot;&quot;" calcext:base-cell-address="'Village pêcheur taverne seule'.A53"/>
          </calcext:conditional-format>
          <calcext:conditional-format calcext:target-range-address="'Village pêcheur taverne seule'.A54:'Village pêcheur taverne seule'.C54">
            <calcext:condition calcext:apply-style-name="cellule normale" calcext:value="!=&quot;&quot;" calcext:base-cell-address="'Village pêcheur taverne seule'.A54"/>
          </calcext:conditional-format>
          <calcext:conditional-format calcext:target-range-address="'Village pêcheur taverne seule'.A55:'Village pêcheur taverne seule'.C55">
            <calcext:condition calcext:apply-style-name="cellule normale" calcext:value="!=&quot;&quot;" calcext:base-cell-address="'Village pêcheur taverne seule'.A55"/>
          </calcext:conditional-format>
          <calcext:conditional-format calcext:target-range-address="'Village pêcheur taverne seule'.A56:'Village pêcheur taverne seule'.C56">
            <calcext:condition calcext:apply-style-name="cellule normale" calcext:value="!=&quot;&quot;" calcext:base-cell-address="'Village pêcheur taverne seule'.A56"/>
          </calcext:conditional-format>
          <calcext:conditional-format calcext:target-range-address="'Village pêcheur taverne seule'.A57:'Village pêcheur taverne seule'.C57">
            <calcext:condition calcext:apply-style-name="cellule normale" calcext:value="!=&quot;&quot;" calcext:base-cell-address="'Village pêcheur taverne seule'.A57"/>
          </calcext:conditional-format>
          <calcext:conditional-format calcext:target-range-address="'Village pêcheur taverne seule'.A58:'Village pêcheur taverne seule'.C58">
            <calcext:condition calcext:apply-style-name="cellule normale" calcext:value="!=&quot;&quot;" calcext:base-cell-address="'Village pêcheur taverne seule'.A58"/>
          </calcext:conditional-format>
          <calcext:conditional-format calcext:target-range-address="'Village pêcheur taverne seule'.A59:'Village pêcheur taverne seule'.C59">
            <calcext:condition calcext:apply-style-name="cellule normale" calcext:value="!=&quot;&quot;" calcext:base-cell-address="'Village pêcheur taverne seule'.A59"/>
          </calcext:conditional-format>
          <calcext:conditional-format calcext:target-range-address="'Village pêcheur taverne seule'.A60:'Village pêcheur taverne seule'.C60">
            <calcext:condition calcext:apply-style-name="cellule normale" calcext:value="!=&quot;&quot;" calcext:base-cell-address="'Village pêcheur taverne seule'.A60"/>
          </calcext:conditional-format>
          <calcext:conditional-format calcext:target-range-address="'Village pêcheur taverne seule'.A61:'Village pêcheur taverne seule'.C61">
            <calcext:condition calcext:apply-style-name="cellule normale" calcext:value="!=&quot;&quot;" calcext:base-cell-address="'Village pêcheur taverne seule'.A61"/>
          </calcext:conditional-format>
          <calcext:conditional-format calcext:target-range-address="'Village pêcheur taverne seule'.A62:'Village pêcheur taverne seule'.C62">
            <calcext:condition calcext:apply-style-name="cellule normale" calcext:value="!=&quot;&quot;" calcext:base-cell-address="'Village pêcheur taverne seule'.A62"/>
          </calcext:conditional-format>
          <calcext:conditional-format calcext:target-range-address="'Village pêcheur taverne seule'.A63:'Village pêcheur taverne seule'.C63">
            <calcext:condition calcext:apply-style-name="cellule normale" calcext:value="!=&quot;&quot;" calcext:base-cell-address="'Village pêcheur taverne seule'.A63"/>
          </calcext:conditional-format>
          <calcext:conditional-format calcext:target-range-address="'Village pêcheur taverne seule'.A64:'Village pêcheur taverne seule'.C64">
            <calcext:condition calcext:apply-style-name="cellule normale" calcext:value="!=&quot;&quot;" calcext:base-cell-address="'Village pêcheur taverne seule'.A64"/>
          </calcext:conditional-format>
          <calcext:conditional-format calcext:target-range-address="'Village pêcheur taverne seule'.A65:'Village pêcheur taverne seule'.C65">
            <calcext:condition calcext:apply-style-name="cellule normale" calcext:value="!=&quot;&quot;" calcext:base-cell-address="'Village pêcheur taverne seule'.A65"/>
          </calcext:conditional-format>
          <calcext:conditional-format calcext:target-range-address="'Village pêcheur taverne seule'.A66:'Village pêcheur taverne seule'.C66">
            <calcext:condition calcext:apply-style-name="cellule normale" calcext:value="!=&quot;&quot;" calcext:base-cell-address="'Village pêcheur taverne seule'.A66"/>
          </calcext:conditional-format>
          <calcext:conditional-format calcext:target-range-address="'Village pêcheur taverne seule'.A67:'Village pêcheur taverne seule'.C67">
            <calcext:condition calcext:apply-style-name="cellule normale" calcext:value="!=&quot;&quot;" calcext:base-cell-address="'Village pêcheur taverne seule'.A67"/>
          </calcext:conditional-format>
          <calcext:conditional-format calcext:target-range-address="'Village pêcheur taverne seule'.A68:'Village pêcheur taverne seule'.C68">
            <calcext:condition calcext:apply-style-name="cellule normale" calcext:value="!=&quot;&quot;" calcext:base-cell-address="'Village pêcheur taverne seule'.A68"/>
          </calcext:conditional-format>
          <calcext:conditional-format calcext:target-range-address="'Village pêcheur taverne seule'.A69:'Village pêcheur taverne seule'.C69">
            <calcext:condition calcext:apply-style-name="cellule normale" calcext:value="!=&quot;&quot;" calcext:base-cell-address="'Village pêcheur taverne seule'.A69"/>
          </calcext:conditional-format>
          <calcext:conditional-format calcext:target-range-address="'Village pêcheur taverne seule'.A70:'Village pêcheur taverne seule'.C70">
            <calcext:condition calcext:apply-style-name="cellule normale" calcext:value="!=&quot;&quot;" calcext:base-cell-address="'Village pêcheur taverne seule'.A70"/>
          </calcext:conditional-format>
          <calcext:conditional-format calcext:target-range-address="'Village pêcheur taverne seule'.A71:'Village pêcheur taverne seule'.C71">
            <calcext:condition calcext:apply-style-name="cellule normale" calcext:value="!=&quot;&quot;" calcext:base-cell-address="'Village pêcheur taverne seule'.A71"/>
          </calcext:conditional-format>
          <calcext:conditional-format calcext:target-range-address="'Village pêcheur taverne seule'.A72:'Village pêcheur taverne seule'.C72">
            <calcext:condition calcext:apply-style-name="cellule normale" calcext:value="!=&quot;&quot;" calcext:base-cell-address="'Village pêcheur taverne seule'.A72"/>
          </calcext:conditional-format>
          <calcext:conditional-format calcext:target-range-address="'Village pêcheur taverne seule'.A73:'Village pêcheur taverne seule'.C73">
            <calcext:condition calcext:apply-style-name="cellule normale" calcext:value="!=&quot;&quot;" calcext:base-cell-address="'Village pêcheur taverne seule'.A73"/>
          </calcext:conditional-format>
          <calcext:conditional-format calcext:target-range-address="'Village pêcheur taverne seule'.A74:'Village pêcheur taverne seule'.C74">
            <calcext:condition calcext:apply-style-name="cellule normale" calcext:value="!=&quot;&quot;" calcext:base-cell-address="'Village pêcheur taverne seule'.A74"/>
          </calcext:conditional-format>
          <calcext:conditional-format calcext:target-range-address="'Village pêcheur taverne seule'.A75:'Village pêcheur taverne seule'.C75">
            <calcext:condition calcext:apply-style-name="cellule normale" calcext:value="!=&quot;&quot;" calcext:base-cell-address="'Village pêcheur taverne seule'.A75"/>
          </calcext:conditional-format>
          <calcext:conditional-format calcext:target-range-address="'Village pêcheur taverne seule'.A76:'Village pêcheur taverne seule'.C76">
            <calcext:condition calcext:apply-style-name="cellule normale" calcext:value="!=&quot;&quot;" calcext:base-cell-address="'Village pêcheur taverne seule'.A76"/>
          </calcext:conditional-format>
          <calcext:conditional-format calcext:target-range-address="'Village pêcheur taverne seule'.A77:'Village pêcheur taverne seule'.C77">
            <calcext:condition calcext:apply-style-name="cellule normale" calcext:value="!=&quot;&quot;" calcext:base-cell-address="'Village pêcheur taverne seule'.A77"/>
          </calcext:conditional-format>
          <calcext:conditional-format calcext:target-range-address="'Village pêcheur taverne seule'.A78:'Village pêcheur taverne seule'.C78">
            <calcext:condition calcext:apply-style-name="cellule normale" calcext:value="!=&quot;&quot;" calcext:base-cell-address="'Village pêcheur taverne seule'.A78"/>
          </calcext:conditional-format>
          <calcext:conditional-format calcext:target-range-address="'Village pêcheur taverne seule'.A79:'Village pêcheur taverne seule'.C79">
            <calcext:condition calcext:apply-style-name="cellule normale" calcext:value="!=&quot;&quot;" calcext:base-cell-address="'Village pêcheur taverne seule'.A79"/>
          </calcext:conditional-format>
          <calcext:conditional-format calcext:target-range-address="'Village pêcheur taverne seule'.A80:'Village pêcheur taverne seule'.C80">
            <calcext:condition calcext:apply-style-name="cellule normale" calcext:value="!=&quot;&quot;" calcext:base-cell-address="'Village pêcheur taverne seule'.A80"/>
          </calcext:conditional-format>
          <calcext:conditional-format calcext:target-range-address="'Village pêcheur taverne seule'.A81:'Village pêcheur taverne seule'.C81">
            <calcext:condition calcext:apply-style-name="cellule normale" calcext:value="!=&quot;&quot;" calcext:base-cell-address="'Village pêcheur taverne seule'.A81"/>
          </calcext:conditional-format>
          <calcext:conditional-format calcext:target-range-address="'Village pêcheur taverne seule'.A82:'Village pêcheur taverne seule'.C82">
            <calcext:condition calcext:apply-style-name="cellule normale" calcext:value="!=&quot;&quot;" calcext:base-cell-address="'Village pêcheur taverne seule'.A82"/>
          </calcext:conditional-format>
          <calcext:conditional-format calcext:target-range-address="'Village pêcheur taverne seule'.A83:'Village pêcheur taverne seule'.C83">
            <calcext:condition calcext:apply-style-name="cellule normale" calcext:value="!=&quot;&quot;" calcext:base-cell-address="'Village pêcheur taverne seule'.A83"/>
          </calcext:conditional-format>
          <calcext:conditional-format calcext:target-range-address="'Village pêcheur taverne seule'.A84:'Village pêcheur taverne seule'.C84">
            <calcext:condition calcext:apply-style-name="cellule normale" calcext:value="!=&quot;&quot;" calcext:base-cell-address="'Village pêcheur taverne seule'.A84"/>
          </calcext:conditional-format>
          <calcext:conditional-format calcext:target-range-address="'Village pêcheur taverne seule'.A85:'Village pêcheur taverne seule'.C85">
            <calcext:condition calcext:apply-style-name="cellule normale" calcext:value="!=&quot;&quot;" calcext:base-cell-address="'Village pêcheur taverne seule'.A85"/>
          </calcext:conditional-format>
          <calcext:conditional-format calcext:target-range-address="'Village pêcheur taverne seule'.A86:'Village pêcheur taverne seule'.C86">
            <calcext:condition calcext:apply-style-name="cellule normale" calcext:value="!=&quot;&quot;" calcext:base-cell-address="'Village pêcheur taverne seule'.A86"/>
          </calcext:conditional-format>
          <calcext:conditional-format calcext:target-range-address="'Village pêcheur taverne seule'.A87:'Village pêcheur taverne seule'.C87">
            <calcext:condition calcext:apply-style-name="cellule normale" calcext:value="!=&quot;&quot;" calcext:base-cell-address="'Village pêcheur taverne seule'.A87"/>
          </calcext:conditional-format>
          <calcext:conditional-format calcext:target-range-address="'Village pêcheur taverne seule'.A88:'Village pêcheur taverne seule'.C88">
            <calcext:condition calcext:apply-style-name="cellule normale" calcext:value="!=&quot;&quot;" calcext:base-cell-address="'Village pêcheur taverne seule'.A88"/>
          </calcext:conditional-format>
          <calcext:conditional-format calcext:target-range-address="'Village pêcheur taverne seule'.A89:'Village pêcheur taverne seule'.C89">
            <calcext:condition calcext:apply-style-name="cellule normale" calcext:value="!=&quot;&quot;" calcext:base-cell-address="'Village pêcheur taverne seule'.A89"/>
          </calcext:conditional-format>
          <calcext:conditional-format calcext:target-range-address="'Village pêcheur taverne seule'.A90:'Village pêcheur taverne seule'.C90">
            <calcext:condition calcext:apply-style-name="cellule normale" calcext:value="!=&quot;&quot;" calcext:base-cell-address="'Village pêcheur taverne seule'.A90"/>
          </calcext:conditional-format>
          <calcext:conditional-format calcext:target-range-address="'Village pêcheur taverne seule'.A91:'Village pêcheur taverne seule'.C91">
            <calcext:condition calcext:apply-style-name="cellule normale" calcext:value="!=&quot;&quot;" calcext:base-cell-address="'Village pêcheur taverne seule'.A91"/>
          </calcext:conditional-format>
          <calcext:conditional-format calcext:target-range-address="'Village pêcheur taverne seule'.A92:'Village pêcheur taverne seule'.C92">
            <calcext:condition calcext:apply-style-name="cellule normale" calcext:value="!=&quot;&quot;" calcext:base-cell-address="'Village pêcheur taverne seule'.A92"/>
          </calcext:conditional-format>
          <calcext:conditional-format calcext:target-range-address="'Village pêcheur taverne seule'.A93:'Village pêcheur taverne seule'.C93">
            <calcext:condition calcext:apply-style-name="cellule normale" calcext:value="!=&quot;&quot;" calcext:base-cell-address="'Village pêcheur taverne seule'.A93"/>
          </calcext:conditional-format>
          <calcext:conditional-format calcext:target-range-address="'Village pêcheur taverne seule'.A94:'Village pêcheur taverne seule'.C94">
            <calcext:condition calcext:apply-style-name="cellule normale" calcext:value="!=&quot;&quot;" calcext:base-cell-address="'Village pêcheur taverne seule'.A94"/>
          </calcext:conditional-format>
          <calcext:conditional-format calcext:target-range-address="'Village pêcheur taverne seule'.A95:'Village pêcheur taverne seule'.C95">
            <calcext:condition calcext:apply-style-name="cellule normale" calcext:value="!=&quot;&quot;" calcext:base-cell-address="'Village pêcheur taverne seule'.A95"/>
          </calcext:conditional-format>
          <calcext:conditional-format calcext:target-range-address="'Village pêcheur taverne seule'.A96:'Village pêcheur taverne seule'.C96">
            <calcext:condition calcext:apply-style-name="cellule normale" calcext:value="!=&quot;&quot;" calcext:base-cell-address="'Village pêcheur taverne seule'.A96"/>
          </calcext:conditional-format>
          <calcext:conditional-format calcext:target-range-address="'Village pêcheur taverne seule'.A97:'Village pêcheur taverne seule'.C97">
            <calcext:condition calcext:apply-style-name="cellule normale" calcext:value="!=&quot;&quot;" calcext:base-cell-address="'Village pêcheur taverne seule'.A97"/>
          </calcext:conditional-format>
          <calcext:conditional-format calcext:target-range-address="'Village pêcheur taverne seule'.A98:'Village pêcheur taverne seule'.C98">
            <calcext:condition calcext:apply-style-name="cellule normale" calcext:value="!=&quot;&quot;" calcext:base-cell-address="'Village pêcheur taverne seule'.A98"/>
          </calcext:conditional-format>
          <calcext:conditional-format calcext:target-range-address="'Village pêcheur taverne seule'.A99:'Village pêcheur taverne seule'.C99">
            <calcext:condition calcext:apply-style-name="cellule normale" calcext:value="!=&quot;&quot;" calcext:base-cell-address="'Village pêcheur taverne seule'.A99"/>
          </calcext:conditional-format>
          <calcext:conditional-format calcext:target-range-address="'Village pêcheur taverne seule'.A100:'Village pêcheur taverne seule'.C100">
            <calcext:condition calcext:apply-style-name="cellule normale" calcext:value="!=&quot;&quot;" calcext:base-cell-address="'Village pêcheur taverne seule'.A100"/>
          </calcext:conditional-format>
          <calcext:conditional-format calcext:target-range-address="'Village pêcheur taverne seule'.A101:'Village pêcheur taverne seule'.C101">
            <calcext:condition calcext:apply-style-name="cellule normale" calcext:value="!=&quot;&quot;" calcext:base-cell-address="'Village pêcheur taverne seule'.A101"/>
          </calcext:conditional-format>
          <calcext:conditional-format calcext:target-range-address="'Village pêcheur taverne seule'.A102:'Village pêcheur taverne seule'.C102">
            <calcext:condition calcext:apply-style-name="cellule normale" calcext:value="!=&quot;&quot;" calcext:base-cell-address="'Village pêcheur taverne seule'.A102"/>
          </calcext:conditional-format>
          <calcext:conditional-format calcext:target-range-address="'Village pêcheur taverne seule'.A103:'Village pêcheur taverne seule'.C103">
            <calcext:condition calcext:apply-style-name="cellule normale" calcext:value="!=&quot;&quot;" calcext:base-cell-address="'Village pêcheur taverne seule'.A103"/>
          </calcext:conditional-format>
          <calcext:conditional-format calcext:target-range-address="'Village pêcheur taverne seule'.A104:'Village pêcheur taverne seule'.C104">
            <calcext:condition calcext:apply-style-name="cellule normale" calcext:value="!=&quot;&quot;" calcext:base-cell-address="'Village pêcheur taverne seule'.A104"/>
          </calcext:conditional-format>
          <calcext:conditional-format calcext:target-range-address="'Village pêcheur taverne seule'.A105:'Village pêcheur taverne seule'.C105">
            <calcext:condition calcext:apply-style-name="cellule normale" calcext:value="!=&quot;&quot;" calcext:base-cell-address="'Village pêcheur taverne seule'.A105"/>
          </calcext:conditional-format>
          <calcext:conditional-format calcext:target-range-address="'Village pêcheur taverne seule'.A106:'Village pêcheur taverne seule'.C106">
            <calcext:condition calcext:apply-style-name="cellule normale" calcext:value="!=&quot;&quot;" calcext:base-cell-address="'Village pêcheur taverne seule'.A106"/>
          </calcext:conditional-format>
          <calcext:conditional-format calcext:target-range-address="'Village pêcheur taverne seule'.A107:'Village pêcheur taverne seule'.C107">
            <calcext:condition calcext:apply-style-name="cellule normale" calcext:value="!=&quot;&quot;" calcext:base-cell-address="'Village pêcheur taverne seule'.A107"/>
          </calcext:conditional-format>
          <calcext:conditional-format calcext:target-range-address="'Village pêcheur taverne seule'.A108:'Village pêcheur taverne seule'.C108">
            <calcext:condition calcext:apply-style-name="cellule normale" calcext:value="!=&quot;&quot;" calcext:base-cell-address="'Village pêcheur taverne seule'.A108"/>
          </calcext:conditional-format>
          <calcext:conditional-format calcext:target-range-address="'Village pêcheur taverne seule'.A109:'Village pêcheur taverne seule'.C109">
            <calcext:condition calcext:apply-style-name="cellule normale" calcext:value="!=&quot;&quot;" calcext:base-cell-address="'Village pêcheur taverne seule'.A109"/>
          </calcext:conditional-format>
          <calcext:conditional-format calcext:target-range-address="'Village pêcheur taverne seule'.A110:'Village pêcheur taverne seule'.C110">
            <calcext:condition calcext:apply-style-name="cellule normale" calcext:value="!=&quot;&quot;" calcext:base-cell-address="'Village pêcheur taverne seule'.A110"/>
          </calcext:conditional-format>
          <calcext:conditional-format calcext:target-range-address="'Village pêcheur taverne seule'.A111:'Village pêcheur taverne seule'.C111">
            <calcext:condition calcext:apply-style-name="cellule normale" calcext:value="!=&quot;&quot;" calcext:base-cell-address="'Village pêcheur taverne seule'.A111"/>
          </calcext:conditional-format>
          <calcext:conditional-format calcext:target-range-address="'Village pêcheur taverne seule'.A112:'Village pêcheur taverne seule'.C112">
            <calcext:condition calcext:apply-style-name="cellule normale" calcext:value="!=&quot;&quot;" calcext:base-cell-address="'Village pêcheur taverne seule'.A112"/>
          </calcext:conditional-format>
          <calcext:conditional-format calcext:target-range-address="'Village pêcheur taverne seule'.A113:'Village pêcheur taverne seule'.C113">
            <calcext:condition calcext:apply-style-name="cellule normale" calcext:value="!=&quot;&quot;" calcext:base-cell-address="'Village pêcheur taverne seule'.A113"/>
          </calcext:conditional-format>
          <calcext:conditional-format calcext:target-range-address="'Village pêcheur taverne seule'.A114:'Village pêcheur taverne seule'.C114">
            <calcext:condition calcext:apply-style-name="cellule normale" calcext:value="!=&quot;&quot;" calcext:base-cell-address="'Village pêcheur taverne seule'.A114"/>
          </calcext:conditional-format>
          <calcext:conditional-format calcext:target-range-address="'Village pêcheur taverne seule'.A115:'Village pêcheur taverne seule'.C115">
            <calcext:condition calcext:apply-style-name="cellule normale" calcext:value="!=&quot;&quot;" calcext:base-cell-address="'Village pêcheur taverne seule'.A115"/>
          </calcext:conditional-format>
          <calcext:conditional-format calcext:target-range-address="'Village pêcheur taverne seule'.A116:'Village pêcheur taverne seule'.C116">
            <calcext:condition calcext:apply-style-name="cellule normale" calcext:value="!=&quot;&quot;" calcext:base-cell-address="'Village pêcheur taverne seule'.A116"/>
          </calcext:conditional-format>
          <calcext:conditional-format calcext:target-range-address="'Village pêcheur taverne seule'.A117:'Village pêcheur taverne seule'.C117">
            <calcext:condition calcext:apply-style-name="cellule normale" calcext:value="!=&quot;&quot;" calcext:base-cell-address="'Village pêcheur taverne seule'.A117"/>
          </calcext:conditional-format>
          <calcext:conditional-format calcext:target-range-address="'Village pêcheur taverne seule'.A118:'Village pêcheur taverne seule'.C118">
            <calcext:condition calcext:apply-style-name="cellule normale" calcext:value="!=&quot;&quot;" calcext:base-cell-address="'Village pêcheur taverne seule'.A118"/>
          </calcext:conditional-format>
          <calcext:conditional-format calcext:target-range-address="'Village pêcheur taverne seule'.A119:'Village pêcheur taverne seule'.C119">
            <calcext:condition calcext:apply-style-name="cellule normale" calcext:value="!=&quot;&quot;" calcext:base-cell-address="'Village pêcheur taverne seule'.A119"/>
          </calcext:conditional-format>
          <calcext:conditional-format calcext:target-range-address="'Village pêcheur taverne seule'.A120:'Village pêcheur taverne seule'.C120">
            <calcext:condition calcext:apply-style-name="cellule normale" calcext:value="!=&quot;&quot;" calcext:base-cell-address="'Village pêcheur taverne seule'.A120"/>
          </calcext:conditional-format>
          <calcext:conditional-format calcext:target-range-address="'Village pêcheur taverne seule'.A121:'Village pêcheur taverne seule'.C121">
            <calcext:condition calcext:apply-style-name="cellule normale" calcext:value="!=&quot;&quot;" calcext:base-cell-address="'Village pêcheur taverne seule'.A121"/>
          </calcext:conditional-format>
          <calcext:conditional-format calcext:target-range-address="'Village pêcheur taverne seule'.A122:'Village pêcheur taverne seule'.C122">
            <calcext:condition calcext:apply-style-name="cellule normale" calcext:value="!=&quot;&quot;" calcext:base-cell-address="'Village pêcheur taverne seule'.A122"/>
          </calcext:conditional-format>
          <calcext:conditional-format calcext:target-range-address="'Village pêcheur taverne seule'.D16:'Village pêcheur taverne seule'.D16">
            <calcext:condition calcext:apply-style-name="cellule normale" calcext:value="!=&quot;&quot;" calcext:base-cell-address="'Village pêcheur taverne seule'.D16"/>
          </calcext:conditional-format>
          <calcext:conditional-format calcext:target-range-address="'Village pêcheur taverne seule'.A4:'Village pêcheur taverne seule'.C4">
            <calcext:condition calcext:apply-style-name="cellule normale" calcext:value="!=&quot;&quot;" calcext:base-cell-address="'Village pêcheur taverne seule'.A4"/>
          </calcext:conditional-format>
          <calcext:conditional-format calcext:target-range-address="'Village pêcheur taverne seule'.D3:'Village pêcheur taverne seule'.D3">
            <calcext:condition calcext:apply-style-name="cellule normale" calcext:value="!=&quot;&quot;" calcext:base-cell-address="'Village pêcheur taverne seule'.D3"/>
          </calcext:conditional-format>
          <calcext:conditional-format calcext:target-range-address="'Village pêcheur taverne seule'.D4:'Village pêcheur taverne seule'.D4">
            <calcext:condition calcext:apply-style-name="cellule normale" calcext:value="!=&quot;&quot;" calcext:base-cell-address="'Village pêcheur taverne seule'.D4"/>
          </calcext:conditional-format>
          <calcext:conditional-format calcext:target-range-address="'Village pêcheur taverne seule'.A6:'Village pêcheur taverne seule'.B6">
            <calcext:condition calcext:apply-style-name="cellule normale" calcext:value="!=&quot;&quot;" calcext:base-cell-address="'Village pêcheur taverne seule'.A6"/>
          </calcext:conditional-format>
          <calcext:conditional-format calcext:target-range-address="'Village pêcheur taverne seule'.A7:'Village pêcheur taverne seule'.A7">
            <calcext:condition calcext:apply-style-name="cellule normale" calcext:value="!=&quot;&quot;" calcext:base-cell-address="'Village pêcheur taverne seule'.A7"/>
          </calcext:conditional-format>
          <calcext:conditional-format calcext:target-range-address="'Village pêcheur taverne seule'.A9:'Village pêcheur taverne seule'.A9">
            <calcext:condition calcext:apply-style-name="cellule normale" calcext:value="!=&quot;&quot;" calcext:base-cell-address="'Village pêcheur taverne seule'.A9"/>
          </calcext:conditional-format>
          <calcext:conditional-format calcext:target-range-address="'Village pêcheur taverne seule'.A10:'Village pêcheur taverne seule'.A10">
            <calcext:condition calcext:apply-style-name="cellule normale" calcext:value="!=&quot;&quot;" calcext:base-cell-address="'Village pêcheur taverne seule'.A10"/>
          </calcext:conditional-format>
          <calcext:conditional-format calcext:target-range-address="'Village pêcheur taverne seule'.A13:'Village pêcheur taverne seule'.A13">
            <calcext:condition calcext:apply-style-name="cellule normale" calcext:value="!=&quot;&quot;" calcext:base-cell-address="'Village pêcheur taverne seule'.A13"/>
          </calcext:conditional-format>
          <calcext:conditional-format calcext:target-range-address="'Village pêcheur taverne seule'.A5:'Village pêcheur taverne seule'.B5">
            <calcext:condition calcext:apply-style-name="cellule normale" calcext:value="!=&quot;&quot;" calcext:base-cell-address="'Village pêcheur taverne seule'.A5"/>
          </calcext:conditional-format>
          <calcext:conditional-format calcext:target-range-address="'Village pêcheur taverne seule'.E3:'Village pêcheur taverne seule'.E3">
            <calcext:condition calcext:apply-style-name="cellule normale" calcext:value="!=&quot;&quot;" calcext:base-cell-address="'Village pêcheur taverne seule'.E3"/>
          </calcext:conditional-format>
          <calcext:conditional-format calcext:target-range-address="'Village pêcheur taverne seule'.E4:'Village pêcheur taverne seule'.E4">
            <calcext:condition calcext:apply-style-name="cellule normale" calcext:value="!=&quot;&quot;" calcext:base-cell-address="'Village pêcheur taverne seule'.E4"/>
          </calcext:conditional-format>
          <calcext:conditional-format calcext:target-range-address="'Village pêcheur taverne seule'.E5:'Village pêcheur taverne seule'.E5">
            <calcext:condition calcext:apply-style-name="cellule normale" calcext:value="!=&quot;&quot;" calcext:base-cell-address="'Village pêcheur taverne seule'.E5"/>
          </calcext:conditional-format>
          <calcext:conditional-format calcext:target-range-address="'Village pêcheur taverne seule'.E6:'Village pêcheur taverne seule'.E6">
            <calcext:condition calcext:apply-style-name="cellule normale" calcext:value="!=&quot;&quot;" calcext:base-cell-address="'Village pêcheur taverne seule'.E6"/>
          </calcext:conditional-format>
          <calcext:conditional-format calcext:target-range-address="'Village pêcheur taverne seule'.A8:'Village pêcheur taverne seule'.A8">
            <calcext:condition calcext:apply-style-name="cellule normale" calcext:value="!=&quot;&quot;" calcext:base-cell-address="'Village pêcheur taverne seule'.A8"/>
          </calcext:conditional-format>
          <calcext:conditional-format calcext:target-range-address="'Village pêcheur taverne seule'.A11:'Village pêcheur taverne seule'.A11">
            <calcext:condition calcext:apply-style-name="cellule normale" calcext:value="!=&quot;&quot;" calcext:base-cell-address="'Village pêcheur taverne seule'.A11"/>
          </calcext:conditional-format>
          <calcext:conditional-format calcext:target-range-address="'Village pêcheur taverne seule'.C6:'Village pêcheur taverne seule'.C6">
            <calcext:condition calcext:apply-style-name="cellule normale" calcext:value="!=&quot;&quot;" calcext:base-cell-address="'Village pêcheur taverne seule'.C6"/>
          </calcext:conditional-format>
          <calcext:conditional-format calcext:target-range-address="'Village pêcheur taverne seule'.C5:'Village pêcheur taverne seule'.C5">
            <calcext:condition calcext:apply-style-name="cellule normale" calcext:value="!=&quot;&quot;" calcext:base-cell-address="'Village pêcheur taverne seule'.C5"/>
          </calcext:conditional-format>
          <calcext:conditional-format calcext:target-range-address="'Village pêcheur taverne seule'.A24:'Village pêcheur taverne seule'.A24">
            <calcext:condition calcext:apply-style-name="cellule normale" calcext:value="!=&quot;&quot;" calcext:base-cell-address="'Village pêcheur taverne seule'.A24"/>
          </calcext:conditional-format>
          <calcext:conditional-format calcext:target-range-address="'Village pêcheur taverne seule'.A25:'Village pêcheur taverne seule'.A25">
            <calcext:condition calcext:apply-style-name="cellule normale" calcext:value="!=&quot;&quot;" calcext:base-cell-address="'Village pêcheur taverne seule'.A25"/>
          </calcext:conditional-format>
          <calcext:conditional-format calcext:target-range-address="'Village pêcheur taverne seule'.A26:'Village pêcheur taverne seule'.A26">
            <calcext:condition calcext:apply-style-name="cellule normale" calcext:value="!=&quot;&quot;" calcext:base-cell-address="'Village pêcheur taverne seule'.A26"/>
          </calcext:conditional-format>
          <calcext:conditional-format calcext:target-range-address="'Village pêcheur taverne seule'.D27:'Village pêcheur taverne seule'.E27 'Village pêcheur taverne seule'.A27:'Village pêcheur taverne seule'.A27">
            <calcext:condition calcext:apply-style-name="cellule normale" calcext:value="!=&quot;&quot;" calcext:base-cell-address="'Village pêcheur taverne seule'.A27"/>
          </calcext:conditional-format>
          <calcext:conditional-format calcext:target-range-address="'Village pêcheur taverne seule'.D28:'Village pêcheur taverne seule'.E28 'Village pêcheur taverne seule'.A28:'Village pêcheur taverne seule'.A28">
            <calcext:condition calcext:apply-style-name="cellule normale" calcext:value="!=&quot;&quot;" calcext:base-cell-address="'Village pêcheur taverne seule'.A28"/>
          </calcext:conditional-format>
          <calcext:conditional-format calcext:target-range-address="'Village pêcheur taverne seule'.D29:'Village pêcheur taverne seule'.E29 'Village pêcheur taverne seule'.A29:'Village pêcheur taverne seule'.A29">
            <calcext:condition calcext:apply-style-name="cellule normale" calcext:value="!=&quot;&quot;" calcext:base-cell-address="'Village pêcheur taverne seule'.A29"/>
          </calcext:conditional-format>
          <calcext:conditional-format calcext:target-range-address="'Village pêcheur taverne seule'.A30:'Village pêcheur taverne seule'.A30">
            <calcext:condition calcext:apply-style-name="cellule normale" calcext:value="!=&quot;&quot;" calcext:base-cell-address="'Village pêcheur taverne seule'.A30"/>
          </calcext:conditional-format>
          <calcext:conditional-format calcext:target-range-address="'Village pêcheur taverne seule'.A31:'Village pêcheur taverne seule'.A31">
            <calcext:condition calcext:apply-style-name="cellule normale" calcext:value="!=&quot;&quot;" calcext:base-cell-address="'Village pêcheur taverne seule'.A31"/>
          </calcext:conditional-format>
          <calcext:conditional-format calcext:target-range-address="'Village pêcheur taverne seule'.A32:'Village pêcheur taverne seule'.A32">
            <calcext:condition calcext:apply-style-name="cellule normale" calcext:value="!=&quot;&quot;" calcext:base-cell-address="'Village pêcheur taverne seule'.A32"/>
          </calcext:conditional-format>
          <calcext:conditional-format calcext:target-range-address="'Village pêcheur taverne seule'.B32:'Village pêcheur taverne seule'.B32">
            <calcext:condition calcext:apply-style-name="cellule normale" calcext:value="!=&quot;&quot;" calcext:base-cell-address="'Village pêcheur taverne seule'.B32"/>
          </calcext:conditional-format>
          <calcext:conditional-format calcext:target-range-address="'Village pêcheur taverne seule'.A33:'Village pêcheur taverne seule'.A33">
            <calcext:condition calcext:apply-style-name="cellule normale" calcext:value="!=&quot;&quot;" calcext:base-cell-address="'Village pêcheur taverne seule'.A33"/>
          </calcext:conditional-format>
          <calcext:conditional-format calcext:target-range-address="'Village pêcheur taverne seule'.A33:'Village pêcheur taverne seule'.A33">
            <calcext:condition calcext:apply-style-name="cellule normale" calcext:value="!=&quot;&quot;" calcext:base-cell-address="'Village pêcheur taverne seule'.A33"/>
          </calcext:conditional-format>
          <calcext:conditional-format calcext:target-range-address="'Village pêcheur taverne seule'.B33:'Village pêcheur taverne seule'.B33">
            <calcext:condition calcext:apply-style-name="cellule normale" calcext:value="!=&quot;&quot;" calcext:base-cell-address="'Village pêcheur taverne seule'.B33"/>
          </calcext:conditional-format>
          <calcext:conditional-format calcext:target-range-address="'Village pêcheur taverne seule'.C30:'Village pêcheur taverne seule'.C30">
            <calcext:condition calcext:apply-style-name="cellule normale" calcext:value="!=&quot;&quot;" calcext:base-cell-address="'Village pêcheur taverne seule'.C30"/>
          </calcext:conditional-format>
          <calcext:conditional-format calcext:target-range-address="'Village pêcheur taverne seule'.C31:'Village pêcheur taverne seule'.C31">
            <calcext:condition calcext:apply-style-name="cellule normale" calcext:value="!=&quot;&quot;" calcext:base-cell-address="'Village pêcheur taverne seule'.C31"/>
          </calcext:conditional-format>
          <calcext:conditional-format calcext:target-range-address="'Village pêcheur taverne seule'.G3:'Village pêcheur taverne seule'.G3">
            <calcext:condition calcext:apply-style-name="cellule normale" calcext:value="!=&quot;&quot;" calcext:base-cell-address="'Village pêcheur taverne seule'.G3"/>
          </calcext:conditional-format>
          <calcext:conditional-format calcext:target-range-address="'Village pêcheur taverne seule'.F3:'Village pêcheur taverne seule'.F3">
            <calcext:condition calcext:apply-style-name="cellule normale" calcext:value="!=&quot;&quot;" calcext:base-cell-address="'Village pêcheur taverne seule'.F3"/>
          </calcext:conditional-format>
          <calcext:conditional-format calcext:target-range-address="'Village pêcheur taverne seule'.G4:'Village pêcheur taverne seule'.G4">
            <calcext:condition calcext:apply-style-name="cellule normale" calcext:value="!=&quot;&quot;" calcext:base-cell-address="'Village pêcheur taverne seule'.G4"/>
          </calcext:conditional-format>
          <calcext:conditional-format calcext:target-range-address="'Village pêcheur taverne seule'.F4:'Village pêcheur taverne seule'.F4">
            <calcext:condition calcext:apply-style-name="cellule normale" calcext:value="!=&quot;&quot;" calcext:base-cell-address="'Village pêcheur taverne seule'.F4"/>
          </calcext:conditional-format>
          <calcext:conditional-format calcext:target-range-address="'Village pêcheur taverne seule'.G5:'Village pêcheur taverne seule'.G5">
            <calcext:condition calcext:apply-style-name="cellule normale" calcext:value="!=&quot;&quot;" calcext:base-cell-address="'Village pêcheur taverne seule'.G5"/>
          </calcext:conditional-format>
          <calcext:conditional-format calcext:target-range-address="'Village pêcheur taverne seule'.F5:'Village pêcheur taverne seule'.F5">
            <calcext:condition calcext:apply-style-name="cellule normale" calcext:value="!=&quot;&quot;" calcext:base-cell-address="'Village pêcheur taverne seule'.F5"/>
          </calcext:conditional-format>
          <calcext:conditional-format calcext:target-range-address="'Village pêcheur taverne seule'.G6:'Village pêcheur taverne seule'.G6">
            <calcext:condition calcext:apply-style-name="cellule normale" calcext:value="!=&quot;&quot;" calcext:base-cell-address="'Village pêcheur taverne seule'.G6"/>
          </calcext:conditional-format>
          <calcext:conditional-format calcext:target-range-address="'Village pêcheur taverne seule'.F6:'Village pêcheur taverne seule'.F6">
            <calcext:condition calcext:apply-style-name="cellule normale" calcext:value="!=&quot;&quot;" calcext:base-cell-address="'Village pêcheur taverne seule'.F6"/>
          </calcext:conditional-format>
          <calcext:conditional-format calcext:target-range-address="'Village pêcheur taverne seule'.F8:'Village pêcheur taverne seule'.F8">
            <calcext:condition calcext:apply-style-name="cellule normale" calcext:value="!=&quot;&quot;" calcext:base-cell-address="'Village pêcheur taverne seule'.F8"/>
          </calcext:conditional-format>
          <calcext:conditional-format calcext:target-range-address="'Village pêcheur taverne seule'.F9:'Village pêcheur taverne seule'.F9">
            <calcext:condition calcext:apply-style-name="cellule normale" calcext:value="!=&quot;&quot;" calcext:base-cell-address="'Village pêcheur taverne seule'.F9"/>
          </calcext:conditional-format>
          <calcext:conditional-format calcext:target-range-address="'Village pêcheur taverne seule'.F10:'Village pêcheur taverne seule'.F10">
            <calcext:condition calcext:apply-style-name="cellule normale" calcext:value="!=&quot;&quot;" calcext:base-cell-address="'Village pêcheur taverne seule'.F10"/>
          </calcext:conditional-format>
          <calcext:conditional-format calcext:target-range-address="'Village pêcheur taverne seule'.F11:'Village pêcheur taverne seule'.F11">
            <calcext:condition calcext:apply-style-name="cellule normale" calcext:value="!=&quot;&quot;" calcext:base-cell-address="'Village pêcheur taverne seule'.F11"/>
          </calcext:conditional-format>
          <calcext:conditional-format calcext:target-range-address="'Village pêcheur taverne seule'.F14:'Village pêcheur taverne seule'.F14">
            <calcext:condition calcext:apply-style-name="cellule normale" calcext:value="!=&quot;&quot;" calcext:base-cell-address="'Village pêcheur taverne seule'.F14"/>
          </calcext:conditional-format>
          <calcext:conditional-format calcext:target-range-address="'Village pêcheur taverne seule'.F15:'Village pêcheur taverne seule'.F15">
            <calcext:condition calcext:apply-style-name="cellule normale" calcext:value="!=&quot;&quot;" calcext:base-cell-address="'Village pêcheur taverne seule'.F15"/>
          </calcext:conditional-format>
          <calcext:conditional-format calcext:target-range-address="'Village pêcheur taverne seule'.F16:'Village pêcheur taverne seule'.F16">
            <calcext:condition calcext:apply-style-name="cellule normale" calcext:value="!=&quot;&quot;" calcext:base-cell-address="'Village pêcheur taverne seule'.F16"/>
          </calcext:conditional-format>
          <calcext:conditional-format calcext:target-range-address="'Village pêcheur taverne seule'.F17:'Village pêcheur taverne seule'.F17">
            <calcext:condition calcext:apply-style-name="cellule normale" calcext:value="!=&quot;&quot;" calcext:base-cell-address="'Village pêcheur taverne seule'.F17"/>
          </calcext:conditional-format>
          <calcext:conditional-format calcext:target-range-address="'Village pêcheur taverne seule'.F12:'Village pêcheur taverne seule'.F12">
            <calcext:condition calcext:apply-style-name="cellule normale" calcext:value="!=&quot;&quot;" calcext:base-cell-address="'Village pêcheur taverne seule'.F12"/>
          </calcext:conditional-format>
          <calcext:conditional-format calcext:target-range-address="'Village pêcheur taverne seule'.F13:'Village pêcheur taverne seule'.F13">
            <calcext:condition calcext:apply-style-name="cellule normale" calcext:value="!=&quot;&quot;" calcext:base-cell-address="'Village pêcheur taverne seule'.F13"/>
          </calcext:conditional-format>
          <calcext:conditional-format calcext:target-range-address="'Village pêcheur taverne seule'.C32:'Village pêcheur taverne seule'.C32">
            <calcext:condition calcext:apply-style-name="cellule normale" calcext:value="!=&quot;&quot;" calcext:base-cell-address="'Village pêcheur taverne seule'.C32"/>
          </calcext:conditional-format>
          <calcext:conditional-format calcext:target-range-address="'Village pêcheur taverne seule'.C1:'Village pêcheur taverne seule'.C1">
            <calcext:condition calcext:apply-style-name="cellule normale" calcext:value="!=&quot;&quot;" calcext:base-cell-address="'Village pêcheur taverne seule'.C1"/>
          </calcext:conditional-format>
          <calcext:conditional-format calcext:target-range-address="'Village pêcheur taverne seule'.C2:'Village pêcheur taverne seule'.C2">
            <calcext:condition calcext:apply-style-name="cellule normale" calcext:value="!=&quot;&quot;" calcext:base-cell-address="'Village pêcheur taverne seule'.C2"/>
          </calcext:conditional-format>
          <calcext:conditional-format calcext:target-range-address="'Village pêcheur taverne seule'.C3:'Village pêcheur taverne seule'.C3">
            <calcext:condition calcext:apply-style-name="cellule normale" calcext:value="!=&quot;&quot;" calcext:base-cell-address="'Village pêcheur taverne seule'.C3"/>
          </calcext:conditional-format>
          <calcext:conditional-format calcext:target-range-address="'Village pêcheur taverne seule'.B43:'Village pêcheur taverne seule'.B43">
            <calcext:condition calcext:apply-style-name="cellule normale" calcext:value="!=&quot;&quot;" calcext:base-cell-address="'Village pêcheur taverne seule'.B43"/>
          </calcext:conditional-format>
          <calcext:conditional-format calcext:target-range-address="'Village pêcheur taverne seule'.B44:'Village pêcheur taverne seule'.B44">
            <calcext:condition calcext:apply-style-name="cellule normale" calcext:value="!=&quot;&quot;" calcext:base-cell-address="'Village pêcheur taverne seule'.B44"/>
          </calcext:conditional-format>
          <calcext:conditional-format calcext:target-range-address="'Village pêcheur taverne seule'.A44:'Village pêcheur taverne seule'.A44">
            <calcext:condition calcext:apply-style-name="cellule normale" calcext:value="!=&quot;&quot;" calcext:base-cell-address="'Village pêcheur taverne seule'.A44"/>
          </calcext:conditional-format>
          <calcext:conditional-format calcext:target-range-address="'Village pêcheur taverne seule'.B45:'Village pêcheur taverne seule'.B45">
            <calcext:condition calcext:apply-style-name="cellule normale" calcext:value="!=&quot;&quot;" calcext:base-cell-address="'Village pêcheur taverne seule'.B45"/>
          </calcext:conditional-format>
          <calcext:conditional-format calcext:target-range-address="'Village pêcheur taverne seule'.A45:'Village pêcheur taverne seule'.A45">
            <calcext:condition calcext:apply-style-name="cellule normale" calcext:value="!=&quot;&quot;" calcext:base-cell-address="'Village pêcheur taverne seule'.A45"/>
          </calcext:conditional-format>
          <calcext:conditional-format calcext:target-range-address="'Village pêcheur taverne seule'.B46:'Village pêcheur taverne seule'.B46">
            <calcext:condition calcext:apply-style-name="cellule normale" calcext:value="!=&quot;&quot;" calcext:base-cell-address="'Village pêcheur taverne seule'.B46"/>
          </calcext:conditional-format>
          <calcext:conditional-format calcext:target-range-address="'Village pêcheur taverne seule'.A46:'Village pêcheur taverne seule'.A46">
            <calcext:condition calcext:apply-style-name="cellule normale" calcext:value="!=&quot;&quot;" calcext:base-cell-address="'Village pêcheur taverne seule'.A46"/>
          </calcext:conditional-format>
          <calcext:conditional-format calcext:target-range-address="'Village pêcheur taverne seule'.B47:'Village pêcheur taverne seule'.B47">
            <calcext:condition calcext:apply-style-name="cellule normale" calcext:value="!=&quot;&quot;" calcext:base-cell-address="'Village pêcheur taverne seule'.B47"/>
          </calcext:conditional-format>
          <calcext:conditional-format calcext:target-range-address="'Village pêcheur taverne seule'.A47:'Village pêcheur taverne seule'.A47">
            <calcext:condition calcext:apply-style-name="cellule normale" calcext:value="!=&quot;&quot;" calcext:base-cell-address="'Village pêcheur taverne seule'.A47"/>
          </calcext:conditional-format>
          <calcext:conditional-format calcext:target-range-address="'Village pêcheur taverne seule'.D30:'Village pêcheur taverne seule'.D30">
            <calcext:condition calcext:apply-style-name="cellule normale" calcext:value="!=&quot;&quot;" calcext:base-cell-address="'Village pêcheur taverne seule'.D30"/>
          </calcext:conditional-format>
          <calcext:conditional-format calcext:target-range-address="'Village pêcheur taverne seule'.G7:'Village pêcheur taverne seule'.G7">
            <calcext:condition calcext:apply-style-name="cellule normale" calcext:value="!=&quot;&quot;" calcext:base-cell-address="'Village pêcheur taverne seule'.G7"/>
          </calcext:conditional-format>
          <calcext:conditional-format calcext:target-range-address="'Village pêcheur taverne seule'.B7:'Village pêcheur taverne seule'.B7">
            <calcext:condition calcext:apply-style-name="cellule normale" calcext:value="!=&quot;&quot;" calcext:base-cell-address="'Village pêcheur taverne seule'.B7"/>
          </calcext:conditional-format>
          <calcext:conditional-format calcext:target-range-address="'Village pêcheur taverne seule'.B9:'Village pêcheur taverne seule'.B9">
            <calcext:condition calcext:apply-style-name="cellule normale" calcext:value="!=&quot;&quot;" calcext:base-cell-address="'Village pêcheur taverne seule'.B9"/>
          </calcext:conditional-format>
          <calcext:conditional-format calcext:target-range-address="'Village pêcheur taverne seule'.B13:'Village pêcheur taverne seule'.B13">
            <calcext:condition calcext:apply-style-name="cellule normale" calcext:value="!=&quot;&quot;" calcext:base-cell-address="'Village pêcheur taverne seule'.B13"/>
          </calcext:conditional-format>
          <calcext:conditional-format calcext:target-range-address="'Village pêcheur taverne seule'.B10:'Village pêcheur taverne seule'.B10">
            <calcext:condition calcext:apply-style-name="cellule normale" calcext:value="!=&quot;&quot;" calcext:base-cell-address="'Village pêcheur taverne seule'.B10"/>
          </calcext:conditional-format>
          <calcext:conditional-format calcext:target-range-address="'Village pêcheur taverne seule'.B11:'Village pêcheur taverne seule'.B11">
            <calcext:condition calcext:apply-style-name="cellule normale" calcext:value="!=&quot;&quot;" calcext:base-cell-address="'Village pêcheur taverne seule'.B11"/>
          </calcext:conditional-format>
          <calcext:conditional-format calcext:target-range-address="'Village pêcheur taverne seule'.B12:'Village pêcheur taverne seule'.B12">
            <calcext:condition calcext:apply-style-name="cellule normale" calcext:value="!=&quot;&quot;" calcext:base-cell-address="'Village pêcheur taverne seule'.B12"/>
          </calcext:conditional-format>
          <calcext:conditional-format calcext:target-range-address="'Village pêcheur taverne seule'.B14:'Village pêcheur taverne seule'.B14">
            <calcext:condition calcext:apply-style-name="cellule normale" calcext:value="!=&quot;&quot;" calcext:base-cell-address="'Village pêcheur taverne seule'.B14"/>
          </calcext:conditional-format>
          <calcext:conditional-format calcext:target-range-address="'Village pêcheur taverne seule'.E7:'Village pêcheur taverne seule'.E7">
            <calcext:condition calcext:apply-style-name="cellule normale" calcext:value="!=&quot;&quot;" calcext:base-cell-address="'Village pêcheur taverne seule'.E7"/>
          </calcext:conditional-format>
          <calcext:conditional-format calcext:target-range-address="'Village pêcheur taverne seule'.E8:'Village pêcheur taverne seule'.E8">
            <calcext:condition calcext:apply-style-name="cellule normale" calcext:value="!=&quot;&quot;" calcext:base-cell-address="'Village pêcheur taverne seule'.E8"/>
          </calcext:conditional-format>
          <calcext:conditional-format calcext:target-range-address="'Village pêcheur taverne seule'.E9:'Village pêcheur taverne seule'.E9">
            <calcext:condition calcext:apply-style-name="cellule normale" calcext:value="!=&quot;&quot;" calcext:base-cell-address="'Village pêcheur taverne seule'.E9"/>
          </calcext:conditional-format>
          <calcext:conditional-format calcext:target-range-address="'Village pêcheur taverne seule'.E10:'Village pêcheur taverne seule'.E10">
            <calcext:condition calcext:apply-style-name="cellule normale" calcext:value="!=&quot;&quot;" calcext:base-cell-address="'Village pêcheur taverne seule'.E10"/>
          </calcext:conditional-format>
          <calcext:conditional-format calcext:target-range-address="'Village pêcheur taverne seule'.E11:'Village pêcheur taverne seule'.E11">
            <calcext:condition calcext:apply-style-name="cellule normale" calcext:value="!=&quot;&quot;" calcext:base-cell-address="'Village pêcheur taverne seule'.E11"/>
          </calcext:conditional-format>
          <calcext:conditional-format calcext:target-range-address="'Village pêcheur taverne seule'.E12:'Village pêcheur taverne seule'.E12">
            <calcext:condition calcext:apply-style-name="cellule normale" calcext:value="!=&quot;&quot;" calcext:base-cell-address="'Village pêcheur taverne seule'.E12"/>
          </calcext:conditional-format>
          <calcext:conditional-format calcext:target-range-address="'Village pêcheur taverne seule'.E13:'Village pêcheur taverne seule'.E13">
            <calcext:condition calcext:apply-style-name="cellule normale" calcext:value="!=&quot;&quot;" calcext:base-cell-address="'Village pêcheur taverne seule'.E13"/>
          </calcext:conditional-format>
          <calcext:conditional-format calcext:target-range-address="'Village pêcheur taverne seule'.D15:'Village pêcheur taverne seule'.D15">
            <calcext:condition calcext:apply-style-name="cellule normale" calcext:value="!=&quot;&quot;" calcext:base-cell-address="'Village pêcheur taverne seule'.D15"/>
          </calcext:conditional-format>
          <calcext:conditional-format calcext:target-range-address="'Village pêcheur taverne seule'.C9:'Village pêcheur taverne seule'.C9">
            <calcext:condition calcext:apply-style-name="cellule normale" calcext:value="!=&quot;&quot;" calcext:base-cell-address="'Village pêcheur taverne seule'.C9"/>
          </calcext:conditional-format>
          <calcext:conditional-format calcext:target-range-address="'Village pêcheur taverne seule'.C12:'Village pêcheur taverne seule'.C12">
            <calcext:condition calcext:apply-style-name="cellule normale" calcext:value="!=&quot;&quot;" calcext:base-cell-address="'Village pêcheur taverne seule'.C12"/>
          </calcext:conditional-format>
          <calcext:conditional-format calcext:target-range-address="'Village pêcheur taverne seule'.C13:'Village pêcheur taverne seule'.C13">
            <calcext:condition calcext:apply-style-name="cellule normale" calcext:value="!=&quot;&quot;" calcext:base-cell-address="'Village pêcheur taverne seule'.C13"/>
          </calcext:conditional-format>
          <calcext:conditional-format calcext:target-range-address="'Village pêcheur taverne seule'.C7:'Village pêcheur taverne seule'.C7">
            <calcext:condition calcext:apply-style-name="cellule normale" calcext:value="!=&quot;&quot;" calcext:base-cell-address="'Village pêcheur taverne seule'.C7"/>
          </calcext:conditional-format>
          <calcext:conditional-format calcext:target-range-address="'Village pêcheur taverne seule'.C8:'Village pêcheur taverne seule'.C8">
            <calcext:condition calcext:apply-style-name="cellule normale" calcext:value="!=&quot;&quot;" calcext:base-cell-address="'Village pêcheur taverne seule'.C8"/>
          </calcext:conditional-format>
          <calcext:conditional-format calcext:target-range-address="'Village pêcheur taverne seule'.C10:'Village pêcheur taverne seule'.C10">
            <calcext:condition calcext:apply-style-name="cellule normale" calcext:value="!=&quot;&quot;" calcext:base-cell-address="'Village pêcheur taverne seule'.C10"/>
          </calcext:conditional-format>
          <calcext:conditional-format calcext:target-range-address="'Village pêcheur taverne seule'.D9:'Village pêcheur taverne seule'.D9">
            <calcext:condition calcext:apply-style-name="cellule normale" calcext:value="!=&quot;&quot;" calcext:base-cell-address="'Village pêcheur taverne seule'.D9"/>
          </calcext:conditional-format>
          <calcext:conditional-format calcext:target-range-address="'Village pêcheur taverne seule'.D10:'Village pêcheur taverne seule'.D10">
            <calcext:condition calcext:apply-style-name="cellule normale" calcext:value="!=&quot;&quot;" calcext:base-cell-address="'Village pêcheur taverne seule'.D10"/>
          </calcext:conditional-format>
          <calcext:conditional-format calcext:target-range-address="'Village pêcheur taverne seule'.G17:'Village pêcheur taverne seule'.G17">
            <calcext:condition calcext:apply-style-name="cellule normale" calcext:value="!=&quot;&quot;" calcext:base-cell-address="'Village pêcheur taverne seule'.G17"/>
          </calcext:conditional-format>
          <calcext:conditional-format calcext:target-range-address="'Village pêcheur taverne seule'.I8:'Village pêcheur taverne seule'.I8">
            <calcext:condition calcext:apply-style-name="cellule normale" calcext:value="!=&quot;&quot;" calcext:base-cell-address="'Village pêcheur taverne seule'.I8"/>
          </calcext:conditional-format>
          <calcext:conditional-format calcext:target-range-address="'Village pêcheur taverne seule'.I9:'Village pêcheur taverne seule'.I9">
            <calcext:condition calcext:apply-style-name="cellule normale" calcext:value="!=&quot;&quot;" calcext:base-cell-address="'Village pêcheur taverne seule'.I9"/>
          </calcext:conditional-format>
          <calcext:conditional-format calcext:target-range-address="'Village pêcheur taverne seule'.I10:'Village pêcheur taverne seule'.I10">
            <calcext:condition calcext:apply-style-name="cellule normale" calcext:value="!=&quot;&quot;" calcext:base-cell-address="'Village pêcheur taverne seule'.I10"/>
          </calcext:conditional-format>
          <calcext:conditional-format calcext:target-range-address="'Village pêcheur taverne seule'.I11:'Village pêcheur taverne seule'.I11">
            <calcext:condition calcext:apply-style-name="cellule normale" calcext:value="!=&quot;&quot;" calcext:base-cell-address="'Village pêcheur taverne seule'.I11"/>
          </calcext:conditional-format>
          <calcext:conditional-format calcext:target-range-address="'Village pêcheur taverne seule'.I14:'Village pêcheur taverne seule'.I14">
            <calcext:condition calcext:apply-style-name="cellule normale" calcext:value="!=&quot;&quot;" calcext:base-cell-address="'Village pêcheur taverne seule'.I14"/>
          </calcext:conditional-format>
          <calcext:conditional-format calcext:target-range-address="'Village pêcheur taverne seule'.I15:'Village pêcheur taverne seule'.I15">
            <calcext:condition calcext:apply-style-name="cellule normale" calcext:value="!=&quot;&quot;" calcext:base-cell-address="'Village pêcheur taverne seule'.I15"/>
          </calcext:conditional-format>
          <calcext:conditional-format calcext:target-range-address="'Village pêcheur taverne seule'.I16:'Village pêcheur taverne seule'.I16">
            <calcext:condition calcext:apply-style-name="cellule normale" calcext:value="!=&quot;&quot;" calcext:base-cell-address="'Village pêcheur taverne seule'.I16"/>
          </calcext:conditional-format>
          <calcext:conditional-format calcext:target-range-address="'Village pêcheur taverne seule'.I17:'Village pêcheur taverne seule'.I17">
            <calcext:condition calcext:apply-style-name="cellule normale" calcext:value="!=&quot;&quot;" calcext:base-cell-address="'Village pêcheur taverne seule'.I17"/>
          </calcext:conditional-format>
          <calcext:conditional-format calcext:target-range-address="'Village pêcheur taverne seule'.I12:'Village pêcheur taverne seule'.I12">
            <calcext:condition calcext:apply-style-name="cellule normale" calcext:value="!=&quot;&quot;" calcext:base-cell-address="'Village pêcheur taverne seule'.I12"/>
          </calcext:conditional-format>
          <calcext:conditional-format calcext:target-range-address="'Village pêcheur taverne seule'.I13:'Village pêcheur taverne seule'.I13">
            <calcext:condition calcext:apply-style-name="cellule normale" calcext:value="!=&quot;&quot;" calcext:base-cell-address="'Village pêcheur taverne seule'.I13"/>
          </calcext:conditional-format>
          <calcext:conditional-format calcext:target-range-address="'Village pêcheur taverne seule'.H8:'Village pêcheur taverne seule'.H8">
            <calcext:condition calcext:apply-style-name="cellule normale" calcext:value="!=&quot;&quot;" calcext:base-cell-address="'Village pêcheur taverne seule'.H8"/>
          </calcext:conditional-format>
          <calcext:conditional-format calcext:target-range-address="'Village pêcheur taverne seule'.H9:'Village pêcheur taverne seule'.H9">
            <calcext:condition calcext:apply-style-name="cellule normale" calcext:value="!=&quot;&quot;" calcext:base-cell-address="'Village pêcheur taverne seule'.H9"/>
          </calcext:conditional-format>
          <calcext:conditional-format calcext:target-range-address="'Village pêcheur taverne seule'.H10:'Village pêcheur taverne seule'.H10">
            <calcext:condition calcext:apply-style-name="cellule normale" calcext:value="!=&quot;&quot;" calcext:base-cell-address="'Village pêcheur taverne seule'.H10"/>
          </calcext:conditional-format>
          <calcext:conditional-format calcext:target-range-address="'Village pêcheur taverne seule'.H11:'Village pêcheur taverne seule'.H11">
            <calcext:condition calcext:apply-style-name="cellule normale" calcext:value="!=&quot;&quot;" calcext:base-cell-address="'Village pêcheur taverne seule'.H11"/>
          </calcext:conditional-format>
          <calcext:conditional-format calcext:target-range-address="'Village pêcheur taverne seule'.H12:'Village pêcheur taverne seule'.H12">
            <calcext:condition calcext:apply-style-name="cellule normale" calcext:value="!=&quot;&quot;" calcext:base-cell-address="'Village pêcheur taverne seule'.H12"/>
          </calcext:conditional-format>
          <calcext:conditional-format calcext:target-range-address="'Village pêcheur taverne seule'.H13:'Village pêcheur taverne seule'.H13">
            <calcext:condition calcext:apply-style-name="cellule normale" calcext:value="!=&quot;&quot;" calcext:base-cell-address="'Village pêcheur taverne seule'.H13"/>
          </calcext:conditional-format>
          <calcext:conditional-format calcext:target-range-address="'Village pêcheur taverne seule'.G9:'Village pêcheur taverne seule'.G9">
            <calcext:condition calcext:apply-style-name="cellule normale" calcext:value="!=&quot;&quot;" calcext:base-cell-address="'Village pêcheur taverne seule'.G9"/>
          </calcext:conditional-format>
          <calcext:conditional-format calcext:target-range-address="'Village pêcheur taverne seule'.G12:'Village pêcheur taverne seule'.G12">
            <calcext:condition calcext:apply-style-name="cellule normale" calcext:value="!=&quot;&quot;" calcext:base-cell-address="'Village pêcheur taverne seule'.G12"/>
          </calcext:conditional-format>
          <calcext:conditional-format calcext:target-range-address="'Village pêcheur taverne seule'.G13:'Village pêcheur taverne seule'.G13">
            <calcext:condition calcext:apply-style-name="cellule normale" calcext:value="!=&quot;&quot;" calcext:base-cell-address="'Village pêcheur taverne seule'.G13"/>
          </calcext:conditional-format>
          <calcext:conditional-format calcext:target-range-address="'Village pêcheur taverne seule'.G8:'Village pêcheur taverne seule'.G8">
            <calcext:condition calcext:apply-style-name="cellule normale" calcext:value="!=&quot;&quot;" calcext:base-cell-address="'Village pêcheur taverne seule'.G8"/>
          </calcext:conditional-format>
          <calcext:conditional-format calcext:target-range-address="'Village pêcheur taverne seule'.G10:'Village pêcheur taverne seule'.G10">
            <calcext:condition calcext:apply-style-name="cellule normale" calcext:value="!=&quot;&quot;" calcext:base-cell-address="'Village pêcheur taverne seule'.G10"/>
          </calcext:conditional-format>
          <calcext:conditional-format calcext:target-range-address="'Village pêcheur taverne seule'.D11:'Village pêcheur taverne seule'.D11">
            <calcext:condition calcext:apply-style-name="cellule normale" calcext:value="!=&quot;&quot;" calcext:base-cell-address="'Village pêcheur taverne seule'.D11"/>
          </calcext:conditional-format>
          <calcext:conditional-format calcext:target-range-address="'Village pêcheur taverne seule'.D12:'Village pêcheur taverne seule'.D12">
            <calcext:condition calcext:apply-style-name="cellule normale" calcext:value="!=&quot;&quot;" calcext:base-cell-address="'Village pêcheur taverne seule'.D12"/>
          </calcext:conditional-format>
          <calcext:conditional-format calcext:target-range-address="'Village pêcheur taverne seule'.D13:'Village pêcheur taverne seule'.D13">
            <calcext:condition calcext:apply-style-name="cellule normale" calcext:value="!=&quot;&quot;" calcext:base-cell-address="'Village pêcheur taverne seule'.D13"/>
          </calcext:conditional-format>
          <calcext:conditional-format calcext:target-range-address="'Village pêcheur taverne seule'.D14:'Village pêcheur taverne seule'.D14">
            <calcext:condition calcext:apply-style-name="cellule normale" calcext:value="!=&quot;&quot;" calcext:base-cell-address="'Village pêcheur taverne seule'.D14"/>
          </calcext:conditional-format>
          <calcext:conditional-format calcext:target-range-address="'Village pêcheur taverne seule'.B21:'Village pêcheur taverne seule'.C21">
            <calcext:condition calcext:apply-style-name="cellule normale" calcext:value="!=&quot;&quot;" calcext:base-cell-address="'Village pêcheur taverne seule'.B21"/>
          </calcext:conditional-format>
          <calcext:conditional-format calcext:target-range-address="'Village pêcheur taverne seule'.B22:'Village pêcheur taverne seule'.C22">
            <calcext:condition calcext:apply-style-name="cellule normale" calcext:value="!=&quot;&quot;" calcext:base-cell-address="'Village pêcheur taverne seule'.B22"/>
          </calcext:conditional-format>
          <calcext:conditional-format calcext:target-range-address="'Village pêcheur taverne seule'.B23:'Village pêcheur taverne seule'.C23">
            <calcext:condition calcext:apply-style-name="cellule normale" calcext:value="!=&quot;&quot;" calcext:base-cell-address="'Village pêcheur taverne seule'.B23"/>
          </calcext:conditional-format>
          <calcext:conditional-format calcext:target-range-address="'Village pêcheur taverne seule'.B24:'Village pêcheur taverne seule'.B24">
            <calcext:condition calcext:apply-style-name="cellule normale" calcext:value="!=&quot;&quot;" calcext:base-cell-address="'Village pêcheur taverne seule'.B24"/>
          </calcext:conditional-format>
          <calcext:conditional-format calcext:target-range-address="'Village pêcheur taverne seule'.B25:'Village pêcheur taverne seule'.B25">
            <calcext:condition calcext:apply-style-name="cellule normale" calcext:value="!=&quot;&quot;" calcext:base-cell-address="'Village pêcheur taverne seule'.B25"/>
          </calcext:conditional-format>
          <calcext:conditional-format calcext:target-range-address="'Village pêcheur taverne seule'.B26:'Village pêcheur taverne seule'.B26">
            <calcext:condition calcext:apply-style-name="cellule normale" calcext:value="!=&quot;&quot;" calcext:base-cell-address="'Village pêcheur taverne seule'.B26"/>
          </calcext:conditional-format>
          <calcext:conditional-format calcext:target-range-address="'Village pêcheur taverne seule'.B27:'Village pêcheur taverne seule'.B27">
            <calcext:condition calcext:apply-style-name="cellule normale" calcext:value="!=&quot;&quot;" calcext:base-cell-address="'Village pêcheur taverne seule'.B27"/>
          </calcext:conditional-format>
          <calcext:conditional-format calcext:target-range-address="'Village pêcheur taverne seule'.B28:'Village pêcheur taverne seule'.B28">
            <calcext:condition calcext:apply-style-name="cellule normale" calcext:value="!=&quot;&quot;" calcext:base-cell-address="'Village pêcheur taverne seule'.B28"/>
          </calcext:conditional-format>
          <calcext:conditional-format calcext:target-range-address="'Village pêcheur taverne seule'.B29:'Village pêcheur taverne seule'.B29">
            <calcext:condition calcext:apply-style-name="cellule normale" calcext:value="!=&quot;&quot;" calcext:base-cell-address="'Village pêcheur taverne seule'.B29"/>
          </calcext:conditional-format>
          <calcext:conditional-format calcext:target-range-address="'Village pêcheur taverne seule'.B30:'Village pêcheur taverne seule'.B30">
            <calcext:condition calcext:apply-style-name="cellule normale" calcext:value="!=&quot;&quot;" calcext:base-cell-address="'Village pêcheur taverne seule'.B30"/>
          </calcext:conditional-format>
          <calcext:conditional-format calcext:target-range-address="'Village pêcheur taverne seule'.B31:'Village pêcheur taverne seule'.B31">
            <calcext:condition calcext:apply-style-name="cellule normale" calcext:value="!=&quot;&quot;" calcext:base-cell-address="'Village pêcheur taverne seule'.B31"/>
          </calcext:conditional-format>
          <calcext:conditional-format calcext:target-range-address="'Village pêcheur taverne seule'.C24:'Village pêcheur taverne seule'.C24">
            <calcext:condition calcext:apply-style-name="cellule normale" calcext:value="!=&quot;&quot;" calcext:base-cell-address="'Village pêcheur taverne seule'.C24"/>
          </calcext:conditional-format>
          <calcext:conditional-format calcext:target-range-address="'Village pêcheur taverne seule'.C25:'Village pêcheur taverne seule'.C25">
            <calcext:condition calcext:apply-style-name="cellule normale" calcext:value="!=&quot;&quot;" calcext:base-cell-address="'Village pêcheur taverne seule'.C25"/>
          </calcext:conditional-format>
          <calcext:conditional-format calcext:target-range-address="'Village pêcheur taverne seule'.C26:'Village pêcheur taverne seule'.C26">
            <calcext:condition calcext:apply-style-name="cellule normale" calcext:value="!=&quot;&quot;" calcext:base-cell-address="'Village pêcheur taverne seule'.C26"/>
          </calcext:conditional-format>
          <calcext:conditional-format calcext:target-range-address="'Village pêcheur taverne seule'.C27:'Village pêcheur taverne seule'.C27">
            <calcext:condition calcext:apply-style-name="cellule normale" calcext:value="!=&quot;&quot;" calcext:base-cell-address="'Village pêcheur taverne seule'.C27"/>
          </calcext:conditional-format>
          <calcext:conditional-format calcext:target-range-address="'Village pêcheur taverne seule'.C28:'Village pêcheur taverne seule'.C28">
            <calcext:condition calcext:apply-style-name="cellule normale" calcext:value="!=&quot;&quot;" calcext:base-cell-address="'Village pêcheur taverne seule'.C28"/>
          </calcext:conditional-format>
          <calcext:conditional-format calcext:target-range-address="'Village pêcheur taverne seule'.C29:'Village pêcheur taverne seule'.C29">
            <calcext:condition calcext:apply-style-name="cellule normale" calcext:value="!=&quot;&quot;" calcext:base-cell-address="'Village pêcheur taverne seule'.C29"/>
          </calcext:conditional-format>
          <calcext:conditional-format calcext:target-range-address="'Village pêcheur taverne seule'.C34:'Village pêcheur taverne seule'.C34">
            <calcext:condition calcext:apply-style-name="cellule normale" calcext:value="!=&quot;&quot;" calcext:base-cell-address="'Village pêcheur taverne seule'.C34"/>
          </calcext:conditional-format>
          <calcext:conditional-format calcext:target-range-address="'Village pêcheur taverne seule'.C36:'Village pêcheur taverne seule'.C36">
            <calcext:condition calcext:apply-style-name="cellule normale" calcext:value="!=&quot;&quot;" calcext:base-cell-address="'Village pêcheur taverne seule'.C36"/>
          </calcext:conditional-format>
          <calcext:conditional-format calcext:target-range-address="'Village pêcheur taverne seule'.C37:'Village pêcheur taverne seule'.C37">
            <calcext:condition calcext:apply-style-name="cellule normale" calcext:value="!=&quot;&quot;" calcext:base-cell-address="'Village pêcheur taverne seule'.C37"/>
          </calcext:conditional-format>
          <calcext:conditional-format calcext:target-range-address="'Village pêcheur taverne seule'.C38:'Village pêcheur taverne seule'.C38">
            <calcext:condition calcext:apply-style-name="cellule normale" calcext:value="!=&quot;&quot;" calcext:base-cell-address="'Village pêcheur taverne seule'.C38"/>
          </calcext:conditional-format>
          <calcext:conditional-format calcext:target-range-address="'Village pêcheur taverne seule'.C39:'Village pêcheur taverne seule'.C39">
            <calcext:condition calcext:apply-style-name="cellule normale" calcext:value="!=&quot;&quot;" calcext:base-cell-address="'Village pêcheur taverne seule'.C39"/>
          </calcext:conditional-format>
          <calcext:conditional-format calcext:target-range-address="'Village pêcheur taverne seule'.C33:'Village pêcheur taverne seule'.C33">
            <calcext:condition calcext:apply-style-name="cellule normale" calcext:value="!=&quot;&quot;" calcext:base-cell-address="'Village pêcheur taverne seule'.C33"/>
          </calcext:conditional-format>
          <calcext:conditional-format calcext:target-range-address="'Village pêcheur taverne seule'.D31:'Village pêcheur taverne seule'.E31">
            <calcext:condition calcext:apply-style-name="cellule normale" calcext:value="!=&quot;&quot;" calcext:base-cell-address="'Village pêcheur taverne seule'.D31"/>
          </calcext:conditional-format>
          <calcext:conditional-format calcext:target-range-address="'Village pêcheur taverne seule'.D32:'Village pêcheur taverne seule'.E32">
            <calcext:condition calcext:apply-style-name="cellule normale" calcext:value="!=&quot;&quot;" calcext:base-cell-address="'Village pêcheur taverne seule'.D32"/>
          </calcext:conditional-format>
          <calcext:conditional-format calcext:target-range-address="'Village pêcheur taverne seule'.D33:'Village pêcheur taverne seule'.E33">
            <calcext:condition calcext:apply-style-name="cellule normale" calcext:value="!=&quot;&quot;" calcext:base-cell-address="'Village pêcheur taverne seule'.D33"/>
          </calcext:conditional-format>
          <calcext:conditional-format calcext:target-range-address="'Village pêcheur taverne seule'.D34:'Village pêcheur taverne seule'.E34">
            <calcext:condition calcext:apply-style-name="cellule normale" calcext:value="!=&quot;&quot;" calcext:base-cell-address="'Village pêcheur taverne seule'.D34"/>
          </calcext:conditional-format>
          <calcext:conditional-format calcext:target-range-address="'Village pêcheur taverne seule'.D35:'Village pêcheur taverne seule'.E35">
            <calcext:condition calcext:apply-style-name="cellule normale" calcext:value="!=&quot;&quot;" calcext:base-cell-address="'Village pêcheur taverne seule'.D35"/>
          </calcext:conditional-format>
          <calcext:conditional-format calcext:target-range-address="'Village pêcheur taverne seule'.D36:'Village pêcheur taverne seule'.E36">
            <calcext:condition calcext:apply-style-name="cellule normale" calcext:value="!=&quot;&quot;" calcext:base-cell-address="'Village pêcheur taverne seule'.D36"/>
          </calcext:conditional-format>
          <calcext:conditional-format calcext:target-range-address="'Village pêcheur taverne seule'.D37:'Village pêcheur taverne seule'.E37">
            <calcext:condition calcext:apply-style-name="cellule normale" calcext:value="!=&quot;&quot;" calcext:base-cell-address="'Village pêcheur taverne seule'.D37"/>
          </calcext:conditional-format>
          <calcext:conditional-format calcext:target-range-address="'Village pêcheur taverne seule'.D38:'Village pêcheur taverne seule'.E38">
            <calcext:condition calcext:apply-style-name="cellule normale" calcext:value="!=&quot;&quot;" calcext:base-cell-address="'Village pêcheur taverne seule'.D38"/>
          </calcext:conditional-format>
          <calcext:conditional-format calcext:target-range-address="'Village pêcheur taverne seule'.D39:'Village pêcheur taverne seule'.E39">
            <calcext:condition calcext:apply-style-name="cellule normale" calcext:value="!=&quot;&quot;" calcext:base-cell-address="'Village pêcheur taverne seule'.D39"/>
          </calcext:conditional-format>
          <calcext:conditional-format calcext:target-range-address="'Village pêcheur taverne seule'.D40:'Village pêcheur taverne seule'.E40">
            <calcext:condition calcext:apply-style-name="cellule normale" calcext:value="!=&quot;&quot;" calcext:base-cell-address="'Village pêcheur taverne seule'.D40"/>
          </calcext:conditional-format>
          <calcext:conditional-format calcext:target-range-address="'Village pêcheur taverne seule'.D41:'Village pêcheur taverne seule'.E41">
            <calcext:condition calcext:apply-style-name="cellule normale" calcext:value="!=&quot;&quot;" calcext:base-cell-address="'Village pêcheur taverne seule'.D41"/>
          </calcext:conditional-format>
          <calcext:conditional-format calcext:target-range-address="'Village pêcheur taverne seule'.D42:'Village pêcheur taverne seule'.E42">
            <calcext:condition calcext:apply-style-name="cellule normale" calcext:value="!=&quot;&quot;" calcext:base-cell-address="'Village pêcheur taverne seule'.D42"/>
          </calcext:conditional-format>
          <calcext:conditional-format calcext:target-range-address="'Village pêcheur taverne seule'.D43:'Village pêcheur taverne seule'.E43">
            <calcext:condition calcext:apply-style-name="cellule normale" calcext:value="!=&quot;&quot;" calcext:base-cell-address="'Village pêcheur taverne seule'.D43"/>
          </calcext:conditional-format>
          <calcext:conditional-format calcext:target-range-address="'Village pêcheur taverne seule'.D44:'Village pêcheur taverne seule'.E44">
            <calcext:condition calcext:apply-style-name="cellule normale" calcext:value="!=&quot;&quot;" calcext:base-cell-address="'Village pêcheur taverne seule'.D44"/>
          </calcext:conditional-format>
          <calcext:conditional-format calcext:target-range-address="'Village pêcheur taverne seule'.D45:'Village pêcheur taverne seule'.E45">
            <calcext:condition calcext:apply-style-name="cellule normale" calcext:value="!=&quot;&quot;" calcext:base-cell-address="'Village pêcheur taverne seule'.D45"/>
          </calcext:conditional-format>
          <calcext:conditional-format calcext:target-range-address="'Village pêcheur taverne seule'.D46:'Village pêcheur taverne seule'.E46">
            <calcext:condition calcext:apply-style-name="cellule normale" calcext:value="!=&quot;&quot;" calcext:base-cell-address="'Village pêcheur taverne seule'.D46"/>
          </calcext:conditional-format>
          <calcext:conditional-format calcext:target-range-address="'Village pêcheur taverne seule'.D47:'Village pêcheur taverne seule'.E47">
            <calcext:condition calcext:apply-style-name="cellule normale" calcext:value="!=&quot;&quot;" calcext:base-cell-address="'Village pêcheur taverne seule'.D47"/>
          </calcext:conditional-format>
          <calcext:conditional-format calcext:target-range-address="'Village pêcheur taverne seule'.A3:'Village pêcheur taverne seule'.A3">
            <calcext:condition calcext:apply-style-name="cellule normale" calcext:value="!=&quot;&quot;" calcext:base-cell-address="'Village pêcheur taverne seule'.A3"/>
          </calcext:conditional-format>
          <calcext:conditional-format calcext:target-range-address="'Village pêcheur taverne seule'.B3:'Village pêcheur taverne seule'.B3">
            <calcext:condition calcext:apply-style-name="cellule normale" calcext:value="!=&quot;&quot;" calcext:base-cell-address="'Village pêcheur taverne seule'.B3"/>
          </calcext:conditional-format>
          <calcext:conditional-format calcext:target-range-address="'Village pêcheur taverne seule'.B15:'Village pêcheur taverne seule'.B15">
            <calcext:condition calcext:apply-style-name="cellule normale" calcext:value="!=&quot;&quot;" calcext:base-cell-address="'Village pêcheur taverne seule'.B15"/>
          </calcext:conditional-format>
          <calcext:conditional-format calcext:target-range-address="'Village pêcheur taverne seule'.B15:'Village pêcheur taverne seule'.B15">
            <calcext:condition calcext:apply-style-name="cellule normale" calcext:value="!=&quot;&quot;" calcext:base-cell-address="'Village pêcheur taverne seule'.B15"/>
          </calcext:conditional-format>
          <calcext:conditional-format calcext:target-range-address="'Village pêcheur taverne seule'.D5:'Village pêcheur taverne seule'.D5">
            <calcext:condition calcext:apply-style-name="cellule normale" calcext:value="!=&quot;&quot;" calcext:base-cell-address="'Village pêcheur taverne seule'.D5"/>
          </calcext:conditional-format>
          <calcext:conditional-format calcext:target-range-address="'Village pêcheur taverne seule'.D6:'Village pêcheur taverne seule'.D6">
            <calcext:condition calcext:apply-style-name="cellule normale" calcext:value="!=&quot;&quot;" calcext:base-cell-address="'Village pêcheur taverne seule'.D6"/>
          </calcext:conditional-format>
          <calcext:conditional-format calcext:target-range-address="'Village pêcheur taverne seule'.D7:'Village pêcheur taverne seule'.D7">
            <calcext:condition calcext:apply-style-name="cellule normale" calcext:value="!=&quot;&quot;" calcext:base-cell-address="'Village pêcheur taverne seule'.D7"/>
          </calcext:conditional-format>
          <calcext:conditional-format calcext:target-range-address="'Village pêcheur taverne seule'.D18:'Village pêcheur taverne seule'.D18">
            <calcext:condition calcext:apply-style-name="cellule normale" calcext:value="!=&quot;&quot;" calcext:base-cell-address="'Village pêcheur taverne seule'.D18"/>
          </calcext:conditional-format>
          <calcext:conditional-format calcext:target-range-address="'Village pêcheur taverne seule'.D17:'Village pêcheur taverne seule'.D17">
            <calcext:condition calcext:apply-style-name="cellule normale" calcext:value="!=&quot;&quot;" calcext:base-cell-address="'Village pêcheur taverne seule'.D17"/>
          </calcext:conditional-format>
          <calcext:conditional-format calcext:target-range-address="'Village pêcheur taverne seule'.D17:'Village pêcheur taverne seule'.D17">
            <calcext:condition calcext:apply-style-name="cellule normale" calcext:value="!=&quot;&quot;" calcext:base-cell-address="'Village pêcheur taverne seule'.D17"/>
          </calcext:conditional-format>
          <calcext:conditional-format calcext:target-range-address="'Village pêcheur taverne seule'.A43:'Village pêcheur taverne seule'.A43">
            <calcext:condition calcext:apply-style-name="cellule normale" calcext:value="!=&quot;&quot;" calcext:base-cell-address="'Village pêcheur taverne seule'.A43"/>
          </calcext:conditional-format>
          <calcext:conditional-format calcext:target-range-address="'Village pêcheur taverne seule'.E30:'Village pêcheur taverne seule'.E30">
            <calcext:condition calcext:apply-style-name="cellule normale" calcext:value="!=&quot;&quot;" calcext:base-cell-address="'Village pêcheur taverne seule'.E30"/>
          </calcext:conditional-format>
          <calcext:conditional-format calcext:target-range-address="'Village pêcheur taverne seule'.C35:'Village pêcheur taverne seule'.C35">
            <calcext:condition calcext:apply-style-name="cellule normale" calcext:value="!=[.C1]" calcext:base-cell-address="'Village pêcheur taverne seule'.C35"/>
          </calcext:conditional-format>
          <calcext:conditional-format calcext:target-range-address="'Village pêcheur taverne seule'.A34:'Village pêcheur taverne seule'.A34">
            <calcext:condition calcext:apply-style-name="cellule normale" calcext:value="!=&quot;&quot;" calcext:base-cell-address="'Village pêcheur taverne seule'.A34"/>
          </calcext:conditional-format>
          <calcext:conditional-format calcext:target-range-address="'Village pêcheur taverne seule'.A34:'Village pêcheur taverne seule'.A34">
            <calcext:condition calcext:apply-style-name="cellule normale" calcext:value="!=&quot;&quot;" calcext:base-cell-address="'Village pêcheur taverne seule'.A34"/>
          </calcext:conditional-format>
          <calcext:conditional-format calcext:target-range-address="'Village pêcheur taverne seule'.A35:'Village pêcheur taverne seule'.A35">
            <calcext:condition calcext:apply-style-name="cellule normale" calcext:value="!=&quot;&quot;" calcext:base-cell-address="'Village pêcheur taverne seule'.A35"/>
          </calcext:conditional-format>
          <calcext:conditional-format calcext:target-range-address="'Village pêcheur taverne seule'.A38:'Village pêcheur taverne seule'.A38">
            <calcext:condition calcext:apply-style-name="cellule normale" calcext:value="!=&quot;&quot;" calcext:base-cell-address="'Village pêcheur taverne seule'.A38"/>
          </calcext:conditional-format>
          <calcext:conditional-format calcext:target-range-address="'Village pêcheur taverne seule'.B38:'Village pêcheur taverne seule'.B38">
            <calcext:condition calcext:apply-style-name="cellule normale" calcext:value="!=&quot;&quot;" calcext:base-cell-address="'Village pêcheur taverne seule'.B38"/>
          </calcext:conditional-format>
          <calcext:conditional-format calcext:target-range-address="'Village pêcheur taverne seule'.A39:'Village pêcheur taverne seule'.A39">
            <calcext:condition calcext:apply-style-name="cellule normale" calcext:value="!=&quot;&quot;" calcext:base-cell-address="'Village pêcheur taverne seule'.A39"/>
          </calcext:conditional-format>
          <calcext:conditional-format calcext:target-range-address="'Village pêcheur taverne seule'.B39:'Village pêcheur taverne seule'.B39">
            <calcext:condition calcext:apply-style-name="cellule normale" calcext:value="!=&quot;&quot;" calcext:base-cell-address="'Village pêcheur taverne seule'.B39"/>
          </calcext:conditional-format>
          <calcext:conditional-format calcext:target-range-address="'Village pêcheur taverne seule'.B40:'Village pêcheur taverne seule'.B40">
            <calcext:condition calcext:apply-style-name="cellule normale" calcext:value="!=&quot;&quot;" calcext:base-cell-address="'Village pêcheur taverne seule'.B40"/>
          </calcext:conditional-format>
          <calcext:conditional-format calcext:target-range-address="'Village pêcheur taverne seule'.B34:'Village pêcheur taverne seule'.B34">
            <calcext:condition calcext:apply-style-name="cellule normale" calcext:value="!=&quot;&quot;" calcext:base-cell-address="'Village pêcheur taverne seule'.B34"/>
          </calcext:conditional-format>
          <calcext:conditional-format calcext:target-range-address="'Village pêcheur taverne seule'.B35:'Village pêcheur taverne seule'.B35">
            <calcext:condition calcext:apply-style-name="cellule normale" calcext:value="!=&quot;&quot;" calcext:base-cell-address="'Village pêcheur taverne seule'.B35"/>
          </calcext:conditional-format>
          <calcext:conditional-format calcext:target-range-address="'Village pêcheur taverne seule'.B37:'Village pêcheur taverne seule'.B37">
            <calcext:condition calcext:apply-style-name="cellule normale" calcext:value="!=&quot;&quot;" calcext:base-cell-address="'Village pêcheur taverne seule'.B37"/>
          </calcext:conditional-format>
          <calcext:conditional-format calcext:target-range-address="'Village pêcheur taverne seule'.A40:'Village pêcheur taverne seule'.A40">
            <calcext:condition calcext:apply-style-name="cellule normale" calcext:value="!=&quot;&quot;" calcext:base-cell-address="'Village pêcheur taverne seule'.A40"/>
          </calcext:conditional-format>
          <calcext:conditional-format calcext:target-range-address="'Village pêcheur taverne seule'.A37:'Village pêcheur taverne seule'.A37">
            <calcext:condition calcext:apply-style-name="cellule normale" calcext:value="!=&quot;&quot;" calcext:base-cell-address="'Village pêcheur taverne seule'.A37"/>
          </calcext:conditional-format>
          <calcext:conditional-format calcext:target-range-address="'Village pêcheur taverne seule'.A36:'Village pêcheur taverne seule'.A36">
            <calcext:condition calcext:apply-style-name="cellule normale" calcext:value="!=&quot;&quot;" calcext:base-cell-address="'Village pêcheur taverne seule'.A36"/>
          </calcext:conditional-format>
          <calcext:conditional-format calcext:target-range-address="'Village pêcheur taverne seule'.B34:'Village pêcheur taverne seule'.B34">
            <calcext:condition calcext:apply-style-name="cellule normale" calcext:value="!=&quot;&quot;" calcext:base-cell-address="'Village pêcheur taverne seule'.B34"/>
          </calcext:conditional-format>
        </calcext:conditional-formats>
      </table:table>
      <table:table table:name="Village pêcheur avec maçon" table:style-name="ta1">
        <table:table-column table:style-name="co11" table:default-cell-style-name="ce114"/>
        <table:table-column table:style-name="co14" table:default-cell-style-name="ce114"/>
        <table:table-column table:style-name="co14" table:default-cell-style-name="Default"/>
        <table:table-column table:style-name="co14" table:default-cell-style-name="ce114"/>
        <table:table-column table:style-name="co15" table:default-cell-style-name="ce114"/>
        <table:table-column table:style-name="co16" table:default-cell-style-name="ce114"/>
        <table:table-column table:style-name="co17" table:default-cell-style-name="ce114"/>
        <table:table-column table:style-name="co18" table:default-cell-style-name="ce114"/>
        <table:table-column table:style-name="co19" table:default-cell-style-name="ce114"/>
        <table:table-column table:style-name="co3" table:number-columns-repeated="28" table:default-cell-style-name="ce114"/>
        <table:table-row table:style-name="ro10">
          <table:table-cell table:style-name="ce169" office:value-type="string" calcext:value-type="string">
            <text:p>Nom</text:p>
          </table:table-cell>
          <table:table-cell table:style-name="ce169" office:value-type="string" calcext:value-type="string">
            <text:p>Fréquence / 5</text:p>
          </table:table-cell>
          <table:table-cell table:style-name="ce963"/>
          <table:table-cell table:style-name="Default" table:number-columns-repeated="34"/>
        </table:table-row>
        <table:table-row table:style-name="ro10">
          <table:table-cell table:style-name="ce170" office:value-type="string" calcext:value-type="string">
            <text:p>Taverne</text:p>
          </table:table-cell>
          <table:table-cell table:style-name="ce170" office:value-type="float" office:value="2" calcext:value-type="float">
            <text:p>2</text:p>
          </table:table-cell>
          <table:table-cell table:style-name="ce964"/>
          <table:table-cell table:style-name="Default" table:number-columns-repeated="34"/>
        </table:table-row>
        <table:table-row table:style-name="ro54">
          <table:table-cell table:style-name="ce816" office:value-type="string" calcext:value-type="string">
            <text:p>Narrator : Après avoir évité une vingtaine de bateau de pêche, le bateau accoste dans un petit port. L'air empeste le poisson.</text:p>
          </table:table-cell>
          <table:table-cell table:style-name="ce930"/>
          <table:table-cell table:style-name="ce965"/>
          <table:table-cell table:style-name="ce993"/>
          <table:table-cell table:style-name="ce1017"/>
          <table:table-cell table:style-name="ce1029"/>
          <table:table-cell table:style-name="ce1043"/>
          <table:table-cell table:number-columns-repeated="30"/>
        </table:table-row>
        <table:table-row table:style-name="ro16">
          <table:table-cell table:style-name="ce817" office:value-type="string" calcext:value-type="string">
            <text:p>SetChoices3</text:p>
          </table:table-cell>
          <table:table-cell table:style-name="ce817" table:number-columns-repeated="2"/>
          <table:table-cell table:style-name="ce994"/>
          <table:table-cell table:style-name="ce1018"/>
          <table:table-cell table:style-name="ce1030"/>
          <table:table-cell table:style-name="ce1044"/>
          <table:table-cell table:number-columns-repeated="30"/>
        </table:table-row>
        <table:table-row table:style-name="ro16">
          <table:table-cell table:style-name="ce818" office:value-type="string" calcext:value-type="string">
            <text:p>Aller voir les pêcheurs</text:p>
          </table:table-cell>
          <table:table-cell table:style-name="ce818"/>
          <table:table-cell table:style-name="ce966" office:value-type="string" calcext:value-type="string">
            <text:p>Entrer dans le village</text:p>
          </table:table-cell>
          <table:table-cell table:style-name="ce995" office:value-type="string" calcext:value-type="string">
            <text:p>Repartir</text:p>
          </table:table-cell>
          <table:table-cell table:style-name="ce1019"/>
          <table:table-cell table:style-name="ce1031"/>
          <table:table-cell table:style-name="ce1045"/>
          <table:table-cell table:number-columns-repeated="30"/>
        </table:table-row>
        <table:table-row table:style-name="ro16">
          <table:table-cell table:style-name="ce819" office:value-type="string" calcext:value-type="string">
            <text:p>randomCharacter</text:p>
          </table:table-cell>
          <table:table-cell table:style-name="ce819"/>
          <table:table-cell table:style-name="ce967" office:value-type="string" calcext:value-type="string">
            <text:p>checkDay</text:p>
          </table:table-cell>
          <table:table-cell table:style-name="ce996" office:value-type="string" calcext:value-type="string">
            <text:p>PlayerSpeak : Ça pue on s'casse.</text:p>
          </table:table-cell>
          <table:table-cell table:style-name="ce1020"/>
          <table:table-cell table:style-name="ce1032"/>
          <table:table-cell table:style-name="ce1046"/>
          <table:table-cell table:number-columns-repeated="30"/>
        </table:table-row>
        <table:table-row table:style-name="ro55">
          <table:table-cell table:style-name="ce820" office:value-type="string" calcext:value-type="string">
            <text:p>PlayerSpeak : Bonjour pêcheur !</text:p>
          </table:table-cell>
          <table:table-cell table:style-name="ce931"/>
          <table:table-cell table:style-name="ce968" office:value-type="string" calcext:value-type="string">
            <text:p>Narrator : Le village est petit mais vivant, c'est un jour de marché. Des bruits de marteaux et de scies viennent d'un petit hangar. Une petite rue s'ouvre vers la gauche</text:p>
          </table:table-cell>
          <table:table-cell table:style-name="ce997" office:value-type="string" calcext:value-type="string">
            <text:p>Leave</text:p>
          </table:table-cell>
          <table:table-cell table:style-name="ce1021"/>
          <table:table-cell table:style-name="Default"/>
          <table:table-cell table:style-name="ce1047" office:value-type="string" calcext:value-type="string">
            <text:p>Narrator : Le village est sombre et calme. La place est éclairée par quelques torches.</text:p>
          </table:table-cell>
          <table:table-cell table:number-columns-repeated="30"/>
        </table:table-row>
        <table:table-row table:style-name="ro16">
          <table:table-cell table:style-name="ce821" office:value-type="string" calcext:value-type="string">
            <text:p>OtherSpeak : Salut à toi</text:p>
          </table:table-cell>
          <table:table-cell/>
          <table:table-cell table:style-name="ce969" office:value-type="string" calcext:value-type="string">
            <text:p>SetChoices3</text:p>
          </table:table-cell>
          <table:table-cell table:style-name="Default"/>
          <table:table-cell table:style-name="ce1022"/>
          <table:table-cell table:style-name="ce1033"/>
          <table:table-cell table:style-name="ce1048" office:value-type="string" calcext:value-type="string">
            <text:p>SetChoices3</text:p>
          </table:table-cell>
          <table:table-cell table:style-name="ce1054"/>
          <table:table-cell table:style-name="ce1060"/>
          <table:table-cell table:number-columns-repeated="28"/>
        </table:table-row>
        <table:table-row table:style-name="ro16">
          <table:table-cell table:style-name="ce822" office:value-type="string" calcext:value-type="string">
            <text:p>SetChoices2</text:p>
          </table:table-cell>
          <table:table-cell table:style-name="ce932"/>
          <table:table-cell table:style-name="ce970" office:value-type="string" calcext:value-type="string">
            <text:p>Retourner sur les quais</text:p>
          </table:table-cell>
          <table:table-cell table:style-name="ce998" office:value-type="string" calcext:value-type="string">
            <text:p>Vers le hangar !</text:p>
          </table:table-cell>
          <table:table-cell table:style-name="ce1023" office:value-type="string" calcext:value-type="string">
            <text:p>S'aventurer dans le village</text:p>
          </table:table-cell>
          <table:table-cell table:style-name="ce1034"/>
          <table:table-cell table:style-name="ce1049" office:value-type="string" calcext:value-type="string">
            <text:p>Retourner sur les quais</text:p>
          </table:table-cell>
          <table:table-cell table:style-name="ce1055" office:value-type="string" calcext:value-type="string">
            <text:p>S'aventurer dans le village</text:p>
          </table:table-cell>
          <table:table-cell table:style-name="ce1061"/>
          <table:table-cell table:number-columns-repeated="28"/>
        </table:table-row>
        <table:table-row table:style-name="ro56">
          <table:table-cell table:style-name="ce823" office:value-type="string" calcext:value-type="string">
            <text:p>Bobby Dick, ça te dit quelque chose ?</text:p>
          </table:table-cell>
          <table:table-cell table:style-name="ce933" office:value-type="string" calcext:value-type="string">
            <text:p>Tu AS du poisson, ou autre, à me vendre non ?</text:p>
          </table:table-cell>
          <table:table-cell table:style-name="ce971" office:value-type="string" calcext:value-type="string">
            <text:p>goTo1/2</text:p>
          </table:table-cell>
          <table:table-cell table:style-name="Default"/>
          <table:table-cell table:style-name="ce1024" office:value-type="string" calcext:value-type="string">
            <text:p>Narrator : La rue mène sur un impasse et sur la chaleur d'une taverne.</text:p>
          </table:table-cell>
          <table:table-cell table:style-name="ce1035"/>
          <table:table-cell table:style-name="ce1050" office:value-type="string" calcext:value-type="string">
            <text:p>goTo1/2</text:p>
          </table:table-cell>
          <table:table-cell table:style-name="ce1056" office:value-type="string" calcext:value-type="string">
            <text:p>Narrator : La rue mène sur un impasse et sur la chaleur d'une taverne. Toutes les boutiques sont fermées</text:p>
          </table:table-cell>
          <table:table-cell table:style-name="ce1062"/>
          <table:table-cell table:number-columns-repeated="28"/>
        </table:table-row>
        <table:table-row table:style-name="ro58">
          <table:table-cell table:style-name="ce824" office:value-type="string" calcext:value-type="string">
            <text:p>Narrator : Tu dois coder le système d'indice enculé : si le mec te donne un indice ou pas, tu coche l'île</text:p>
          </table:table-cell>
          <table:table-cell table:style-name="ce934" office:value-type="string" calcext:value-type="string">
            <text:p>OtherSpeak : Et comment !</text:p>
          </table:table-cell>
          <table:table-cell table:style-name="ce114"/>
          <table:table-cell table:style-name="Default"/>
          <table:table-cell table:style-name="ce1025" office:value-type="string" calcext:value-type="string">
            <text:p>SetChoices2</text:p>
          </table:table-cell>
          <table:table-cell table:style-name="ce1036"/>
          <table:table-cell/>
          <table:table-cell table:style-name="ce1057" office:value-type="string" calcext:value-type="string">
            <text:p>SetChoices2</text:p>
          </table:table-cell>
          <table:table-cell table:style-name="ce1063"/>
          <table:table-cell table:number-columns-repeated="28"/>
        </table:table-row>
        <table:table-row table:style-name="ro48">
          <table:table-cell office:value-type="string" calcext:value-type="string">
            <text:p>goTo1/2</text:p>
          </table:table-cell>
          <table:table-cell table:style-name="ce935" office:value-type="string" calcext:value-type="string">
            <text:p>tradeFood</text:p>
          </table:table-cell>
          <table:table-cell table:style-name="ce972"/>
          <table:table-cell table:style-name="Default"/>
          <table:table-cell table:style-name="ce1026" office:value-type="string" calcext:value-type="string">
            <text:p>Entrons</text:p>
          </table:table-cell>
          <table:table-cell table:style-name="ce1037" office:value-type="string" calcext:value-type="string">
            <text:p>Revenons en arrière</text:p>
          </table:table-cell>
          <table:table-cell table:style-name="ce1051"/>
          <table:table-cell table:style-name="ce1058" office:value-type="string" calcext:value-type="string">
            <text:p>Entrons</text:p>
          </table:table-cell>
          <table:table-cell table:style-name="ce1064" office:value-type="string" calcext:value-type="string">
            <text:p>Revenons en arrière</text:p>
          </table:table-cell>
          <table:table-cell table:number-columns-repeated="28"/>
        </table:table-row>
        <table:table-row table:style-name="ro48">
          <table:table-cell table:style-name="ce825"/>
          <table:table-cell table:style-name="ce936" office:value-type="string" calcext:value-type="string">
            <text:p>PlayerSpeak : Merci bien !</text:p>
          </table:table-cell>
          <table:table-cell table:style-name="ce973"/>
          <table:table-cell table:style-name="Default"/>
          <table:table-cell table:style-name="ce1027" office:value-type="string" calcext:value-type="string">
            <text:p>goTo1/22</text:p>
          </table:table-cell>
          <table:table-cell table:style-name="ce1038" office:value-type="string" calcext:value-type="string">
            <text:p>goTo3/5</text:p>
          </table:table-cell>
          <table:table-cell table:style-name="ce1052"/>
          <table:table-cell table:style-name="ce1059" office:value-type="string" calcext:value-type="string">
            <text:p>goTo1/22</text:p>
          </table:table-cell>
          <table:table-cell table:style-name="ce1065" office:value-type="string" calcext:value-type="string">
            <text:p>goTo3/5</text:p>
          </table:table-cell>
          <table:table-cell table:number-columns-repeated="28"/>
        </table:table-row>
        <table:table-row table:style-name="ro48">
          <table:table-cell/>
          <table:table-cell table:style-name="ce937" office:value-type="string" calcext:value-type="string">
            <text:p>OtherSpeak : Au plaisir</text:p>
          </table:table-cell>
          <table:table-cell table:style-name="ce114"/>
          <table:table-cell table:style-name="Default" table:number-columns-repeated="2"/>
          <table:table-cell table:style-name="ce1039"/>
          <table:table-cell/>
          <table:table-cell table:style-name="Default"/>
          <table:table-cell table:style-name="ce1066"/>
          <table:table-cell table:number-columns-repeated="28"/>
        </table:table-row>
        <table:table-row table:style-name="ro48">
          <table:table-cell/>
          <table:table-cell table:style-name="ce938" office:value-type="string" calcext:value-type="string">
            <text:p>deleteOther</text:p>
          </table:table-cell>
          <table:table-cell table:style-name="ce114"/>
          <table:table-cell table:style-name="Default" table:number-columns-repeated="2"/>
          <table:table-cell table:style-name="ce1040"/>
          <table:table-cell/>
          <table:table-cell table:style-name="Default"/>
          <table:table-cell table:style-name="ce1067"/>
          <table:table-cell table:number-columns-repeated="28"/>
        </table:table-row>
        <table:table-row table:style-name="ro59">
          <table:table-cell/>
          <table:table-cell office:value-type="string" calcext:value-type="string">
            <text:p>goTo1/2</text:p>
          </table:table-cell>
          <table:table-cell table:style-name="ce114"/>
          <table:table-cell table:style-name="Default" table:number-columns-repeated="2"/>
          <table:table-cell table:style-name="ce1041"/>
          <table:table-cell/>
          <table:table-cell table:style-name="Default"/>
          <table:table-cell table:style-name="ce1068"/>
          <table:table-cell table:number-columns-repeated="28"/>
        </table:table-row>
        <table:table-row table:style-name="ro10">
          <table:table-cell table:style-name="ce826"/>
          <table:table-cell table:style-name="Default"/>
          <table:table-cell table:style-name="ce826"/>
          <table:table-cell table:style-name="Default" table:number-columns-repeated="2"/>
          <table:table-cell table:style-name="ce1042"/>
          <table:table-cell table:style-name="ce1053"/>
          <table:table-cell table:style-name="Default"/>
          <table:table-cell table:style-name="ce1069"/>
          <table:table-cell table:number-columns-repeated="28"/>
        </table:table-row>
        <table:table-row table:style-name="ro10">
          <table:table-cell table:style-name="ce827" table:number-columns-repeated="3"/>
          <table:table-cell table:style-name="Default" table:number-columns-repeated="5"/>
          <table:table-cell table:number-columns-repeated="29"/>
        </table:table-row>
        <table:table-row table:style-name="ro10">
          <table:table-cell table:style-name="ce828" table:number-columns-repeated="3"/>
          <table:table-cell/>
          <table:table-cell table:style-name="Default" table:number-columns-repeated="4"/>
          <table:table-cell table:number-columns-repeated="29"/>
        </table:table-row>
        <table:table-row table:style-name="ro10">
          <table:table-cell table:style-name="ce829" table:number-columns-repeated="3"/>
          <table:table-cell/>
          <table:table-cell table:style-name="Default" table:number-columns-repeated="4"/>
          <table:table-cell table:number-columns-repeated="29"/>
        </table:table-row>
        <table:table-row table:style-name="ro10">
          <table:table-cell table:style-name="ce830"/>
          <table:table-cell table:style-name="ce939" table:number-columns-repeated="2"/>
          <table:table-cell table:number-columns-repeated="2"/>
          <table:table-cell table:style-name="Default" table:number-columns-repeated="3"/>
          <table:table-cell table:number-columns-repeated="29"/>
        </table:table-row>
        <table:table-row table:style-name="ro10">
          <table:table-cell table:style-name="ce831"/>
          <table:table-cell table:style-name="ce940" table:number-columns-repeated="2"/>
          <table:table-cell table:number-columns-repeated="2"/>
          <table:table-cell table:style-name="Default" table:number-columns-repeated="3"/>
          <table:table-cell table:number-columns-repeated="29"/>
        </table:table-row>
        <table:table-row table:style-name="ro10">
          <table:table-cell table:style-name="ce832"/>
          <table:table-cell table:style-name="ce941" table:number-columns-repeated="2"/>
          <table:table-cell table:number-columns-repeated="2"/>
          <table:table-cell table:style-name="Default" table:number-columns-repeated="3"/>
          <table:table-cell table:number-columns-repeated="29"/>
        </table:table-row>
        <table:table-row table:style-name="ro10">
          <table:table-cell table:style-name="ce833" office:value-type="string" calcext:value-type="string">
            <text:p>randomCrew</text:p>
          </table:table-cell>
          <table:table-cell table:style-name="ce942"/>
          <table:table-cell table:style-name="ce974"/>
          <table:table-cell table:number-columns-repeated="2"/>
          <table:table-cell table:style-name="Default" table:number-columns-repeated="3"/>
          <table:table-cell table:number-columns-repeated="29"/>
        </table:table-row>
        <table:table-row table:style-name="ro57">
          <table:table-cell table:style-name="ce834" office:value-type="string" calcext:value-type="string">
            <text:p>OtherSpeak : Qu'est-ce que je peux faire pour vous ?</text:p>
          </table:table-cell>
          <table:table-cell table:style-name="ce943"/>
          <table:table-cell table:style-name="ce975"/>
          <table:table-cell table:number-columns-repeated="2"/>
          <table:table-cell table:style-name="Default" table:number-columns-repeated="3"/>
          <table:table-cell table:number-columns-repeated="29"/>
        </table:table-row>
        <table:table-row table:style-name="ro10">
          <table:table-cell table:style-name="ce835" office:value-type="string" calcext:value-type="string">
            <text:p>SetChoices3</text:p>
          </table:table-cell>
          <table:table-cell table:style-name="ce944"/>
          <table:table-cell table:style-name="ce976"/>
          <table:table-cell table:number-columns-repeated="2"/>
          <table:table-cell table:style-name="Default" table:number-columns-repeated="3"/>
          <table:table-cell table:number-columns-repeated="29"/>
        </table:table-row>
        <table:table-row table:style-name="ro10">
          <table:table-cell table:style-name="ce836" office:value-type="string" calcext:value-type="string">
            <text:p>Des chambres pour mes hommes !</text:p>
          </table:table-cell>
          <table:table-cell table:style-name="ce945"/>
          <table:table-cell table:style-name="ce977"/>
          <table:table-cell table:style-name="ce836" office:value-type="string" calcext:value-type="string">
            <text:p>On a faim !</text:p>
          </table:table-cell>
          <table:table-cell table:style-name="ce836" office:value-type="string" calcext:value-type="string">
            <text:p>Ça ira pour aujourdh'ui</text:p>
          </table:table-cell>
          <table:table-cell table:style-name="Default" table:number-columns-repeated="3"/>
          <table:table-cell table:number-columns-repeated="29"/>
        </table:table-row>
        <table:table-row table:style-name="ro57">
          <table:table-cell table:style-name="ce837" office:value-type="string" calcext:value-type="string">
            <text:p>OtherSpeak : Ça sera 50 pièces d'or</text:p>
          </table:table-cell>
          <table:table-cell table:style-name="ce946"/>
          <table:table-cell table:style-name="ce978"/>
          <table:table-cell table:style-name="ce837" office:value-type="string" calcext:value-type="string">
            <text:p>OtherSpeak : Regardez voir ce que j'ai</text:p>
          </table:table-cell>
          <table:table-cell table:style-name="ce837" office:value-type="string" calcext:value-type="string">
            <text:p>OtherSpeak : Bon bah à la prochaine !</text:p>
          </table:table-cell>
          <table:table-cell table:style-name="Default" table:number-columns-repeated="3"/>
          <table:table-cell table:number-columns-repeated="29"/>
        </table:table-row>
        <table:table-row table:style-name="ro16">
          <table:table-cell table:style-name="ce838" office:value-type="string" calcext:value-type="string">
            <text:p>SetChoices2</text:p>
          </table:table-cell>
          <table:table-cell table:style-name="ce947"/>
          <table:table-cell table:style-name="ce979"/>
          <table:table-cell table:style-name="ce838" office:value-type="string" calcext:value-type="string">
            <text:p>tradeFood</text:p>
          </table:table-cell>
          <table:table-cell table:style-name="ce838" office:value-type="string" calcext:value-type="string">
            <text:p>hideOther</text:p>
          </table:table-cell>
          <table:table-cell table:style-name="Default" table:number-columns-repeated="3"/>
          <table:table-cell table:number-columns-repeated="29"/>
        </table:table-row>
        <table:table-row table:style-name="ro34">
          <table:table-cell table:style-name="ce839" office:value-type="string" calcext:value-type="string">
            <text:p>Tenez !</text:p>
          </table:table-cell>
          <table:table-cell table:style-name="ce948"/>
          <table:table-cell table:style-name="ce980" office:value-type="string" calcext:value-type="string">
            <text:p>Je n'ai pas assez…</text:p>
          </table:table-cell>
          <table:table-cell table:style-name="ce999" office:value-type="string" calcext:value-type="string">
            <text:p>goTo1/23</text:p>
          </table:table-cell>
          <table:table-cell table:style-name="ce1028" office:value-type="string" calcext:value-type="string">
            <text:p>goTo5/8</text:p>
          </table:table-cell>
          <table:table-cell table:style-name="Default" table:number-columns-repeated="3"/>
          <table:table-cell table:number-columns-repeated="29"/>
        </table:table-row>
        <table:table-row table:style-name="ro57">
          <table:table-cell table:style-name="ce840" office:value-type="string" calcext:value-type="string">
            <text:p>checkGold50</text:p>
          </table:table-cell>
          <table:table-cell table:style-name="ce949"/>
          <table:table-cell table:style-name="ce981" office:value-type="string" calcext:value-type="string">
            <text:p>OtherSpeak : Alors je peux rien faire pour vous</text:p>
          </table:table-cell>
          <table:table-cell table:style-name="ce1000" table:number-columns-repeated="2"/>
          <table:table-cell/>
          <table:table-cell table:style-name="Default" table:number-columns-repeated="2"/>
          <table:table-cell table:number-columns-repeated="29"/>
        </table:table-row>
        <table:table-row table:style-name="ro57">
          <table:table-cell table:style-name="ce841" office:value-type="string" calcext:value-type="string">
            <text:p>OtherSpeak : Prenez le dortoir à gauche en haut des escaliers !</text:p>
          </table:table-cell>
          <table:table-cell table:style-name="ce950" office:value-type="string" calcext:value-type="string">
            <text:p>OtherSpeak : Désolé mon bon m'sieur mais c'est pas assez</text:p>
          </table:table-cell>
          <table:table-cell table:style-name="ce982" office:value-type="string" calcext:value-type="string">
            <text:p>goTo1/23</text:p>
          </table:table-cell>
          <table:table-cell table:style-name="ce1001" table:number-columns-repeated="2"/>
          <table:table-cell/>
          <table:table-cell table:style-name="Default" table:number-columns-repeated="2"/>
          <table:table-cell table:number-columns-repeated="29"/>
        </table:table-row>
        <table:table-row table:style-name="ro10">
          <table:table-cell table:style-name="ce842" office:value-type="string" calcext:value-type="string">
            <text:p>OtherSpeak : Bonne nuit</text:p>
          </table:table-cell>
          <table:table-cell table:style-name="ce951" office:value-type="string" calcext:value-type="string">
            <text:p>goTo1/23</text:p>
          </table:table-cell>
          <table:table-cell table:style-name="ce983"/>
          <table:table-cell table:style-name="ce1002" table:number-columns-repeated="2"/>
          <table:table-cell/>
          <table:table-cell table:style-name="Default" table:number-columns-repeated="2"/>
          <table:table-cell table:number-columns-repeated="29"/>
        </table:table-row>
        <table:table-row table:style-name="ro23">
          <table:table-cell table:style-name="ce843" office:value-type="string" calcext:value-type="string">
            <text:p>setWeatherDay</text:p>
          </table:table-cell>
          <table:table-cell table:style-name="ce952"/>
          <table:table-cell table:style-name="ce984"/>
          <table:table-cell table:style-name="ce1003" table:number-columns-repeated="2"/>
          <table:table-cell table:number-columns-repeated="32"/>
        </table:table-row>
        <table:table-row table:style-name="ro23">
          <table:table-cell table:style-name="ce844" office:value-type="string" calcext:value-type="string">
            <text:p>nextDay</text:p>
          </table:table-cell>
          <table:table-cell table:style-name="ce953"/>
          <table:table-cell table:style-name="ce985"/>
          <table:table-cell table:style-name="ce1004" table:number-columns-repeated="2"/>
          <table:table-cell table:number-columns-repeated="32"/>
        </table:table-row>
        <table:table-row table:style-name="ro25">
          <table:table-cell table:style-name="ce845" office:value-type="string" calcext:value-type="string">
            <text:p>Narrator : L'équipe se réveille au son des mouettes…</text:p>
          </table:table-cell>
          <table:table-cell/>
          <table:table-cell table:style-name="ce986"/>
          <table:table-cell table:style-name="ce1005" table:number-columns-repeated="2"/>
          <table:table-cell table:number-columns-repeated="32"/>
        </table:table-row>
        <table:table-row table:style-name="ro23">
          <table:table-cell table:style-name="ce846" office:value-type="string" calcext:value-type="string">
            <text:p>OtherSpeak : Alors, bien dormis ?</text:p>
          </table:table-cell>
          <table:table-cell table:style-name="ce954"/>
          <table:table-cell table:style-name="ce987"/>
          <table:table-cell table:style-name="ce1006" table:number-columns-repeated="2"/>
          <table:table-cell table:number-columns-repeated="32"/>
        </table:table-row>
        <table:table-row table:style-name="ro23">
          <table:table-cell table:style-name="ce847" office:value-type="string" calcext:value-type="string">
            <text:p>SetChoices2</text:p>
          </table:table-cell>
          <table:table-cell table:style-name="ce955"/>
          <table:table-cell table:style-name="ce988"/>
          <table:table-cell table:style-name="ce1007" table:number-columns-repeated="2"/>
          <table:table-cell table:number-columns-repeated="32"/>
        </table:table-row>
        <table:table-row table:style-name="ro23">
          <table:table-cell table:style-name="ce848" office:value-type="string" calcext:value-type="string">
            <text:p>Non j'ai très mal dormis</text:p>
          </table:table-cell>
          <table:table-cell table:style-name="ce956" office:value-type="string" calcext:value-type="string">
            <text:p>Oui merci</text:p>
          </table:table-cell>
          <table:table-cell table:style-name="ce989"/>
          <table:table-cell table:style-name="ce1008" table:number-columns-repeated="2"/>
          <table:table-cell table:number-columns-repeated="32"/>
        </table:table-row>
        <table:table-row table:style-name="ro23">
          <table:table-cell table:style-name="ce849" office:value-type="string" calcext:value-type="string">
            <text:p>OtherSpeak : Mince alors</text:p>
          </table:table-cell>
          <table:table-cell table:style-name="ce957" office:value-type="string" calcext:value-type="string">
            <text:p>OtherSpeak : Comme toujours !</text:p>
          </table:table-cell>
          <table:table-cell/>
          <table:table-cell table:style-name="ce1009" table:number-columns-repeated="2"/>
          <table:table-cell table:number-columns-repeated="32"/>
        </table:table-row>
        <table:table-row table:style-name="ro23">
          <table:table-cell table:number-columns-repeated="2" table:style-name="ce228" office:value-type="string" calcext:value-type="string">
            <text:p>goTo1/23</text:p>
          </table:table-cell>
          <table:table-cell/>
          <table:table-cell table:style-name="ce1010" table:number-columns-repeated="2"/>
          <table:table-cell table:number-columns-repeated="32"/>
        </table:table-row>
        <table:table-row table:style-name="ro10">
          <table:table-cell table:style-name="Default" table:number-columns-repeated="2"/>
          <table:table-cell/>
          <table:table-cell table:style-name="ce1011" table:number-columns-repeated="2"/>
          <table:table-cell table:number-columns-repeated="32"/>
        </table:table-row>
        <table:table-row table:style-name="ro10">
          <table:table-cell table:style-name="ce850"/>
          <table:table-cell table:style-name="ce958"/>
          <table:table-cell/>
          <table:table-cell table:style-name="ce1012" table:number-columns-repeated="2"/>
          <table:table-cell table:number-columns-repeated="32"/>
        </table:table-row>
        <table:table-row table:style-name="ro10">
          <table:table-cell table:style-name="ce851"/>
          <table:table-cell table:style-name="ce959"/>
          <table:table-cell/>
          <table:table-cell table:style-name="ce1013" table:number-columns-repeated="2"/>
          <table:table-cell table:number-columns-repeated="32"/>
        </table:table-row>
        <table:table-row table:style-name="ro10">
          <table:table-cell table:style-name="ce852"/>
          <table:table-cell table:style-name="ce960"/>
          <table:table-cell table:style-name="ce990"/>
          <table:table-cell table:style-name="ce1014" table:number-columns-repeated="2"/>
          <table:table-cell table:number-columns-repeated="32"/>
        </table:table-row>
        <table:table-row table:style-name="ro10">
          <table:table-cell table:style-name="ce853"/>
          <table:table-cell table:style-name="ce961"/>
          <table:table-cell table:style-name="ce991"/>
          <table:table-cell table:style-name="ce1015" table:number-columns-repeated="2"/>
          <table:table-cell table:number-columns-repeated="32"/>
        </table:table-row>
        <table:table-row table:style-name="ro10">
          <table:table-cell table:style-name="ce854"/>
          <table:table-cell table:style-name="ce962"/>
          <table:table-cell table:style-name="ce992"/>
          <table:table-cell table:style-name="ce1016" table:number-columns-repeated="2"/>
          <table:table-cell table:number-columns-repeated="32"/>
        </table:table-row>
        <table:table-row table:style-name="ro10">
          <table:table-cell table:style-name="ce855" table:number-columns-repeated="3"/>
          <table:table-cell table:number-columns-repeated="34"/>
        </table:table-row>
        <table:table-row table:style-name="ro10">
          <table:table-cell table:style-name="ce856" table:number-columns-repeated="3"/>
          <table:table-cell table:number-columns-repeated="34"/>
        </table:table-row>
        <table:table-row table:style-name="ro10">
          <table:table-cell table:style-name="ce857" table:number-columns-repeated="3"/>
          <table:table-cell table:number-columns-repeated="34"/>
        </table:table-row>
        <table:table-row table:style-name="ro10">
          <table:table-cell table:style-name="ce858" table:number-columns-repeated="3"/>
          <table:table-cell table:number-columns-repeated="34"/>
        </table:table-row>
        <table:table-row table:style-name="ro10">
          <table:table-cell table:style-name="ce859" table:number-columns-repeated="3"/>
          <table:table-cell table:number-columns-repeated="34"/>
        </table:table-row>
        <table:table-row table:style-name="ro10">
          <table:table-cell table:style-name="ce860" table:number-columns-repeated="3"/>
          <table:table-cell table:number-columns-repeated="34"/>
        </table:table-row>
        <table:table-row table:style-name="ro10">
          <table:table-cell table:style-name="ce861" table:number-columns-repeated="3"/>
          <table:table-cell table:number-columns-repeated="34"/>
        </table:table-row>
        <table:table-row table:style-name="ro10">
          <table:table-cell table:style-name="ce862" table:number-columns-repeated="3"/>
          <table:table-cell table:number-columns-repeated="34"/>
        </table:table-row>
        <table:table-row table:style-name="ro10">
          <table:table-cell table:style-name="ce863" table:number-columns-repeated="3"/>
          <table:table-cell table:number-columns-repeated="34"/>
        </table:table-row>
        <table:table-row table:style-name="ro10">
          <table:table-cell table:style-name="ce864" table:number-columns-repeated="3"/>
          <table:table-cell table:number-columns-repeated="34"/>
        </table:table-row>
        <table:table-row table:style-name="ro10">
          <table:table-cell table:style-name="ce865" table:number-columns-repeated="3"/>
          <table:table-cell table:number-columns-repeated="34"/>
        </table:table-row>
        <table:table-row table:style-name="ro10">
          <table:table-cell table:style-name="ce866" table:number-columns-repeated="3"/>
          <table:table-cell table:number-columns-repeated="34"/>
        </table:table-row>
        <table:table-row table:style-name="ro10">
          <table:table-cell table:style-name="ce867" table:number-columns-repeated="3"/>
          <table:table-cell table:number-columns-repeated="34"/>
        </table:table-row>
        <table:table-row table:style-name="ro10">
          <table:table-cell table:style-name="ce868" table:number-columns-repeated="3"/>
          <table:table-cell table:number-columns-repeated="34"/>
        </table:table-row>
        <table:table-row table:style-name="ro10">
          <table:table-cell table:style-name="ce869" table:number-columns-repeated="3"/>
          <table:table-cell table:number-columns-repeated="34"/>
        </table:table-row>
        <table:table-row table:style-name="ro10">
          <table:table-cell table:style-name="ce870" table:number-columns-repeated="3"/>
          <table:table-cell table:number-columns-repeated="34"/>
        </table:table-row>
        <table:table-row table:style-name="ro10">
          <table:table-cell table:style-name="ce871" table:number-columns-repeated="3"/>
          <table:table-cell table:number-columns-repeated="34"/>
        </table:table-row>
        <table:table-row table:style-name="ro10">
          <table:table-cell table:style-name="ce872" table:number-columns-repeated="3"/>
          <table:table-cell table:number-columns-repeated="34"/>
        </table:table-row>
        <table:table-row table:style-name="ro10">
          <table:table-cell table:style-name="ce873" table:number-columns-repeated="3"/>
          <table:table-cell table:number-columns-repeated="34"/>
        </table:table-row>
        <table:table-row table:style-name="ro10">
          <table:table-cell table:style-name="ce874" table:number-columns-repeated="3"/>
          <table:table-cell table:number-columns-repeated="34"/>
        </table:table-row>
        <table:table-row table:style-name="ro10">
          <table:table-cell table:style-name="ce875" table:number-columns-repeated="3"/>
          <table:table-cell table:number-columns-repeated="34"/>
        </table:table-row>
        <table:table-row table:style-name="ro10">
          <table:table-cell table:style-name="ce876" table:number-columns-repeated="3"/>
          <table:table-cell table:number-columns-repeated="34"/>
        </table:table-row>
        <table:table-row table:style-name="ro10">
          <table:table-cell table:style-name="ce877" table:number-columns-repeated="3"/>
          <table:table-cell table:number-columns-repeated="34"/>
        </table:table-row>
        <table:table-row table:style-name="ro10">
          <table:table-cell table:style-name="ce878" table:number-columns-repeated="3"/>
          <table:table-cell table:number-columns-repeated="34"/>
        </table:table-row>
        <table:table-row table:style-name="ro10">
          <table:table-cell table:style-name="ce879" table:number-columns-repeated="3"/>
          <table:table-cell table:number-columns-repeated="34"/>
        </table:table-row>
        <table:table-row table:style-name="ro10">
          <table:table-cell table:style-name="ce880" table:number-columns-repeated="3"/>
          <table:table-cell table:number-columns-repeated="34"/>
        </table:table-row>
        <table:table-row table:style-name="ro10">
          <table:table-cell table:style-name="ce881" table:number-columns-repeated="3"/>
          <table:table-cell table:number-columns-repeated="34"/>
        </table:table-row>
        <table:table-row table:style-name="ro10">
          <table:table-cell table:style-name="ce882" table:number-columns-repeated="3"/>
          <table:table-cell table:number-columns-repeated="34"/>
        </table:table-row>
        <table:table-row table:style-name="ro10">
          <table:table-cell table:style-name="ce883" table:number-columns-repeated="3"/>
          <table:table-cell table:number-columns-repeated="34"/>
        </table:table-row>
        <table:table-row table:style-name="ro10">
          <table:table-cell table:style-name="ce884" table:number-columns-repeated="3"/>
          <table:table-cell table:number-columns-repeated="34"/>
        </table:table-row>
        <table:table-row table:style-name="ro10">
          <table:table-cell table:style-name="ce885" table:number-columns-repeated="3"/>
          <table:table-cell table:number-columns-repeated="34"/>
        </table:table-row>
        <table:table-row table:style-name="ro10">
          <table:table-cell table:style-name="ce886" table:number-columns-repeated="3"/>
          <table:table-cell table:number-columns-repeated="34"/>
        </table:table-row>
        <table:table-row table:style-name="ro10">
          <table:table-cell table:style-name="ce887" table:number-columns-repeated="3"/>
          <table:table-cell table:number-columns-repeated="34"/>
        </table:table-row>
        <table:table-row table:style-name="ro10">
          <table:table-cell table:style-name="ce888" table:number-columns-repeated="3"/>
          <table:table-cell table:number-columns-repeated="34"/>
        </table:table-row>
        <table:table-row table:style-name="ro10">
          <table:table-cell table:style-name="ce889" table:number-columns-repeated="3"/>
          <table:table-cell table:number-columns-repeated="34"/>
        </table:table-row>
        <table:table-row table:style-name="ro10">
          <table:table-cell table:style-name="ce890" table:number-columns-repeated="3"/>
          <table:table-cell table:number-columns-repeated="34"/>
        </table:table-row>
        <table:table-row table:style-name="ro10">
          <table:table-cell table:style-name="ce891" table:number-columns-repeated="3"/>
          <table:table-cell table:number-columns-repeated="34"/>
        </table:table-row>
        <table:table-row table:style-name="ro10">
          <table:table-cell table:style-name="ce892" table:number-columns-repeated="3"/>
          <table:table-cell table:number-columns-repeated="34"/>
        </table:table-row>
        <table:table-row table:style-name="ro10">
          <table:table-cell table:style-name="ce893" table:number-columns-repeated="3"/>
          <table:table-cell table:number-columns-repeated="34"/>
        </table:table-row>
        <table:table-row table:style-name="ro10">
          <table:table-cell table:style-name="ce894" table:number-columns-repeated="3"/>
          <table:table-cell table:number-columns-repeated="34"/>
        </table:table-row>
        <table:table-row table:style-name="ro10">
          <table:table-cell table:style-name="ce895" table:number-columns-repeated="3"/>
          <table:table-cell table:number-columns-repeated="34"/>
        </table:table-row>
        <table:table-row table:style-name="ro10">
          <table:table-cell table:style-name="ce896" table:number-columns-repeated="3"/>
          <table:table-cell table:number-columns-repeated="34"/>
        </table:table-row>
        <table:table-row table:style-name="ro10">
          <table:table-cell table:style-name="ce897" table:number-columns-repeated="3"/>
          <table:table-cell table:number-columns-repeated="34"/>
        </table:table-row>
        <table:table-row table:style-name="ro10">
          <table:table-cell table:style-name="ce898" table:number-columns-repeated="3"/>
          <table:table-cell table:number-columns-repeated="34"/>
        </table:table-row>
        <table:table-row table:style-name="ro10">
          <table:table-cell table:style-name="ce899" table:number-columns-repeated="3"/>
          <table:table-cell table:number-columns-repeated="34"/>
        </table:table-row>
        <table:table-row table:style-name="ro10">
          <table:table-cell table:style-name="ce900" table:number-columns-repeated="3"/>
          <table:table-cell table:number-columns-repeated="34"/>
        </table:table-row>
        <table:table-row table:style-name="ro10">
          <table:table-cell table:style-name="ce901" table:number-columns-repeated="3"/>
          <table:table-cell table:number-columns-repeated="34"/>
        </table:table-row>
        <table:table-row table:style-name="ro10">
          <table:table-cell table:style-name="ce902" table:number-columns-repeated="3"/>
          <table:table-cell table:number-columns-repeated="34"/>
        </table:table-row>
        <table:table-row table:style-name="ro10">
          <table:table-cell table:style-name="ce903" table:number-columns-repeated="3"/>
          <table:table-cell table:number-columns-repeated="34"/>
        </table:table-row>
        <table:table-row table:style-name="ro10">
          <table:table-cell table:style-name="ce904" table:number-columns-repeated="3"/>
          <table:table-cell table:number-columns-repeated="34"/>
        </table:table-row>
        <table:table-row table:style-name="ro10">
          <table:table-cell table:style-name="ce905" table:number-columns-repeated="3"/>
          <table:table-cell table:number-columns-repeated="34"/>
        </table:table-row>
        <table:table-row table:style-name="ro10">
          <table:table-cell table:style-name="ce906" table:number-columns-repeated="3"/>
          <table:table-cell table:number-columns-repeated="34"/>
        </table:table-row>
        <table:table-row table:style-name="ro10">
          <table:table-cell table:style-name="ce907" table:number-columns-repeated="3"/>
          <table:table-cell table:number-columns-repeated="34"/>
        </table:table-row>
        <table:table-row table:style-name="ro10">
          <table:table-cell table:style-name="ce908" table:number-columns-repeated="3"/>
          <table:table-cell table:number-columns-repeated="34"/>
        </table:table-row>
        <table:table-row table:style-name="ro10">
          <table:table-cell table:style-name="ce909" table:number-columns-repeated="3"/>
          <table:table-cell table:number-columns-repeated="34"/>
        </table:table-row>
        <table:table-row table:style-name="ro10">
          <table:table-cell table:style-name="ce910" table:number-columns-repeated="3"/>
          <table:table-cell table:number-columns-repeated="34"/>
        </table:table-row>
        <table:table-row table:style-name="ro10">
          <table:table-cell table:style-name="ce911" table:number-columns-repeated="3"/>
          <table:table-cell table:number-columns-repeated="34"/>
        </table:table-row>
        <table:table-row table:style-name="ro10">
          <table:table-cell table:style-name="ce912" table:number-columns-repeated="3"/>
          <table:table-cell table:number-columns-repeated="34"/>
        </table:table-row>
        <table:table-row table:style-name="ro10">
          <table:table-cell table:style-name="ce913" table:number-columns-repeated="3"/>
          <table:table-cell table:number-columns-repeated="34"/>
        </table:table-row>
        <table:table-row table:style-name="ro10">
          <table:table-cell table:style-name="ce914" table:number-columns-repeated="3"/>
          <table:table-cell table:number-columns-repeated="34"/>
        </table:table-row>
        <table:table-row table:style-name="ro10">
          <table:table-cell table:style-name="ce915" table:number-columns-repeated="3"/>
          <table:table-cell table:number-columns-repeated="34"/>
        </table:table-row>
        <table:table-row table:style-name="ro10">
          <table:table-cell table:style-name="ce916" table:number-columns-repeated="3"/>
          <table:table-cell table:number-columns-repeated="34"/>
        </table:table-row>
        <table:table-row table:style-name="ro10">
          <table:table-cell table:style-name="ce917" table:number-columns-repeated="3"/>
          <table:table-cell table:number-columns-repeated="34"/>
        </table:table-row>
        <table:table-row table:style-name="ro10">
          <table:table-cell table:style-name="ce918" table:number-columns-repeated="3"/>
          <table:table-cell table:number-columns-repeated="34"/>
        </table:table-row>
        <table:table-row table:style-name="ro10">
          <table:table-cell table:style-name="ce919" table:number-columns-repeated="3"/>
          <table:table-cell table:number-columns-repeated="34"/>
        </table:table-row>
        <table:table-row table:style-name="ro10">
          <table:table-cell table:style-name="ce920" table:number-columns-repeated="3"/>
          <table:table-cell table:number-columns-repeated="34"/>
        </table:table-row>
        <table:table-row table:style-name="ro10">
          <table:table-cell table:style-name="ce921" table:number-columns-repeated="3"/>
          <table:table-cell table:number-columns-repeated="34"/>
        </table:table-row>
        <table:table-row table:style-name="ro10">
          <table:table-cell table:style-name="ce922" table:number-columns-repeated="3"/>
          <table:table-cell table:number-columns-repeated="34"/>
        </table:table-row>
        <table:table-row table:style-name="ro10">
          <table:table-cell table:style-name="ce923" table:number-columns-repeated="3"/>
          <table:table-cell table:number-columns-repeated="34"/>
        </table:table-row>
        <table:table-row table:style-name="ro10">
          <table:table-cell table:style-name="ce924" table:number-columns-repeated="3"/>
          <table:table-cell table:number-columns-repeated="34"/>
        </table:table-row>
        <table:table-row table:style-name="ro10">
          <table:table-cell table:style-name="ce925" table:number-columns-repeated="3"/>
          <table:table-cell table:number-columns-repeated="34"/>
        </table:table-row>
        <table:table-row table:style-name="ro10">
          <table:table-cell table:style-name="ce926" table:number-columns-repeated="3"/>
          <table:table-cell table:number-columns-repeated="34"/>
        </table:table-row>
        <table:table-row table:style-name="ro10">
          <table:table-cell table:style-name="ce927" table:number-columns-repeated="3"/>
          <table:table-cell table:number-columns-repeated="34"/>
        </table:table-row>
        <table:table-row table:style-name="ro10">
          <table:table-cell table:style-name="ce928" table:number-columns-repeated="3"/>
          <table:table-cell table:number-columns-repeated="34"/>
        </table:table-row>
        <table:table-row table:style-name="ro10">
          <table:table-cell table:style-name="ce929" table:number-columns-repeated="3"/>
          <table:table-cell table:number-columns-repeated="34"/>
        </table:table-row>
        <calcext:conditional-formats>
          <calcext:conditional-format calcext:target-range-address="'Village pêcheur avec maçon'.C17:'Village pêcheur avec maçon'.C17 'Village pêcheur avec maçon'.A17:'Village pêcheur avec maçon'.A17">
            <calcext:condition calcext:apply-style-name="cellule normale" calcext:value="!=&quot;&quot;" calcext:base-cell-address="'Village pêcheur avec maçon'.A17"/>
          </calcext:conditional-format>
          <calcext:conditional-format calcext:target-range-address="'Village pêcheur avec maçon'.A18:'Village pêcheur avec maçon'.C18">
            <calcext:condition calcext:apply-style-name="cellule normale" calcext:value="!=&quot;&quot;" calcext:base-cell-address="'Village pêcheur avec maçon'.A18"/>
          </calcext:conditional-format>
          <calcext:conditional-format calcext:target-range-address="'Village pêcheur avec maçon'.A19:'Village pêcheur avec maçon'.C19">
            <calcext:condition calcext:apply-style-name="cellule normale" calcext:value="!=&quot;&quot;" calcext:base-cell-address="'Village pêcheur avec maçon'.A19"/>
          </calcext:conditional-format>
          <calcext:conditional-format calcext:target-range-address="'Village pêcheur avec maçon'.A20:'Village pêcheur avec maçon'.C20">
            <calcext:condition calcext:apply-style-name="cellule normale" calcext:value="!=&quot;&quot;" calcext:base-cell-address="'Village pêcheur avec maçon'.A20"/>
          </calcext:conditional-format>
          <calcext:conditional-format calcext:target-range-address="'Village pêcheur avec maçon'.A21:'Village pêcheur avec maçon'.A21">
            <calcext:condition calcext:apply-style-name="cellule normale" calcext:value="!=&quot;&quot;" calcext:base-cell-address="'Village pêcheur avec maçon'.A21"/>
          </calcext:conditional-format>
          <calcext:conditional-format calcext:target-range-address="'Village pêcheur avec maçon'.A22:'Village pêcheur avec maçon'.A22">
            <calcext:condition calcext:apply-style-name="cellule normale" calcext:value="!=&quot;&quot;" calcext:base-cell-address="'Village pêcheur avec maçon'.A22"/>
          </calcext:conditional-format>
          <calcext:conditional-format calcext:target-range-address="'Village pêcheur avec maçon'.A23:'Village pêcheur avec maçon'.A23">
            <calcext:condition calcext:apply-style-name="cellule normale" calcext:value="!=&quot;&quot;" calcext:base-cell-address="'Village pêcheur avec maçon'.A23"/>
          </calcext:conditional-format>
          <calcext:conditional-format calcext:target-range-address="'Village pêcheur avec maçon'.C45:'Village pêcheur avec maçon'.C45">
            <calcext:condition calcext:apply-style-name="cellule normale" calcext:value="!=&quot;&quot;" calcext:base-cell-address="'Village pêcheur avec maçon'.C45"/>
          </calcext:conditional-format>
          <calcext:conditional-format calcext:target-range-address="'Village pêcheur avec maçon'.C46:'Village pêcheur avec maçon'.C46">
            <calcext:condition calcext:apply-style-name="cellule normale" calcext:value="!=&quot;&quot;" calcext:base-cell-address="'Village pêcheur avec maçon'.C46"/>
          </calcext:conditional-format>
          <calcext:conditional-format calcext:target-range-address="'Village pêcheur avec maçon'.C47:'Village pêcheur avec maçon'.C47">
            <calcext:condition calcext:apply-style-name="cellule normale" calcext:value="!=&quot;&quot;" calcext:base-cell-address="'Village pêcheur avec maçon'.C47"/>
          </calcext:conditional-format>
          <calcext:conditional-format calcext:target-range-address="'Village pêcheur avec maçon'.A48:'Village pêcheur avec maçon'.C48">
            <calcext:condition calcext:apply-style-name="cellule normale" calcext:value="!=&quot;&quot;" calcext:base-cell-address="'Village pêcheur avec maçon'.A48"/>
          </calcext:conditional-format>
          <calcext:conditional-format calcext:target-range-address="'Village pêcheur avec maçon'.A49:'Village pêcheur avec maçon'.C49">
            <calcext:condition calcext:apply-style-name="cellule normale" calcext:value="!=&quot;&quot;" calcext:base-cell-address="'Village pêcheur avec maçon'.A49"/>
          </calcext:conditional-format>
          <calcext:conditional-format calcext:target-range-address="'Village pêcheur avec maçon'.A50:'Village pêcheur avec maçon'.C50">
            <calcext:condition calcext:apply-style-name="cellule normale" calcext:value="!=&quot;&quot;" calcext:base-cell-address="'Village pêcheur avec maçon'.A50"/>
          </calcext:conditional-format>
          <calcext:conditional-format calcext:target-range-address="'Village pêcheur avec maçon'.A51:'Village pêcheur avec maçon'.C51">
            <calcext:condition calcext:apply-style-name="cellule normale" calcext:value="!=&quot;&quot;" calcext:base-cell-address="'Village pêcheur avec maçon'.A51"/>
          </calcext:conditional-format>
          <calcext:conditional-format calcext:target-range-address="'Village pêcheur avec maçon'.A52:'Village pêcheur avec maçon'.C52">
            <calcext:condition calcext:apply-style-name="cellule normale" calcext:value="!=&quot;&quot;" calcext:base-cell-address="'Village pêcheur avec maçon'.A52"/>
          </calcext:conditional-format>
          <calcext:conditional-format calcext:target-range-address="'Village pêcheur avec maçon'.A53:'Village pêcheur avec maçon'.C53">
            <calcext:condition calcext:apply-style-name="cellule normale" calcext:value="!=&quot;&quot;" calcext:base-cell-address="'Village pêcheur avec maçon'.A53"/>
          </calcext:conditional-format>
          <calcext:conditional-format calcext:target-range-address="'Village pêcheur avec maçon'.A54:'Village pêcheur avec maçon'.C54">
            <calcext:condition calcext:apply-style-name="cellule normale" calcext:value="!=&quot;&quot;" calcext:base-cell-address="'Village pêcheur avec maçon'.A54"/>
          </calcext:conditional-format>
          <calcext:conditional-format calcext:target-range-address="'Village pêcheur avec maçon'.A55:'Village pêcheur avec maçon'.C55">
            <calcext:condition calcext:apply-style-name="cellule normale" calcext:value="!=&quot;&quot;" calcext:base-cell-address="'Village pêcheur avec maçon'.A55"/>
          </calcext:conditional-format>
          <calcext:conditional-format calcext:target-range-address="'Village pêcheur avec maçon'.A56:'Village pêcheur avec maçon'.C56">
            <calcext:condition calcext:apply-style-name="cellule normale" calcext:value="!=&quot;&quot;" calcext:base-cell-address="'Village pêcheur avec maçon'.A56"/>
          </calcext:conditional-format>
          <calcext:conditional-format calcext:target-range-address="'Village pêcheur avec maçon'.A57:'Village pêcheur avec maçon'.C57">
            <calcext:condition calcext:apply-style-name="cellule normale" calcext:value="!=&quot;&quot;" calcext:base-cell-address="'Village pêcheur avec maçon'.A57"/>
          </calcext:conditional-format>
          <calcext:conditional-format calcext:target-range-address="'Village pêcheur avec maçon'.A58:'Village pêcheur avec maçon'.C58">
            <calcext:condition calcext:apply-style-name="cellule normale" calcext:value="!=&quot;&quot;" calcext:base-cell-address="'Village pêcheur avec maçon'.A58"/>
          </calcext:conditional-format>
          <calcext:conditional-format calcext:target-range-address="'Village pêcheur avec maçon'.A59:'Village pêcheur avec maçon'.C59">
            <calcext:condition calcext:apply-style-name="cellule normale" calcext:value="!=&quot;&quot;" calcext:base-cell-address="'Village pêcheur avec maçon'.A59"/>
          </calcext:conditional-format>
          <calcext:conditional-format calcext:target-range-address="'Village pêcheur avec maçon'.A60:'Village pêcheur avec maçon'.C60">
            <calcext:condition calcext:apply-style-name="cellule normale" calcext:value="!=&quot;&quot;" calcext:base-cell-address="'Village pêcheur avec maçon'.A60"/>
          </calcext:conditional-format>
          <calcext:conditional-format calcext:target-range-address="'Village pêcheur avec maçon'.A61:'Village pêcheur avec maçon'.C61">
            <calcext:condition calcext:apply-style-name="cellule normale" calcext:value="!=&quot;&quot;" calcext:base-cell-address="'Village pêcheur avec maçon'.A61"/>
          </calcext:conditional-format>
          <calcext:conditional-format calcext:target-range-address="'Village pêcheur avec maçon'.A62:'Village pêcheur avec maçon'.C62">
            <calcext:condition calcext:apply-style-name="cellule normale" calcext:value="!=&quot;&quot;" calcext:base-cell-address="'Village pêcheur avec maçon'.A62"/>
          </calcext:conditional-format>
          <calcext:conditional-format calcext:target-range-address="'Village pêcheur avec maçon'.A63:'Village pêcheur avec maçon'.C63">
            <calcext:condition calcext:apply-style-name="cellule normale" calcext:value="!=&quot;&quot;" calcext:base-cell-address="'Village pêcheur avec maçon'.A63"/>
          </calcext:conditional-format>
          <calcext:conditional-format calcext:target-range-address="'Village pêcheur avec maçon'.A64:'Village pêcheur avec maçon'.C64">
            <calcext:condition calcext:apply-style-name="cellule normale" calcext:value="!=&quot;&quot;" calcext:base-cell-address="'Village pêcheur avec maçon'.A64"/>
          </calcext:conditional-format>
          <calcext:conditional-format calcext:target-range-address="'Village pêcheur avec maçon'.A65:'Village pêcheur avec maçon'.C65">
            <calcext:condition calcext:apply-style-name="cellule normale" calcext:value="!=&quot;&quot;" calcext:base-cell-address="'Village pêcheur avec maçon'.A65"/>
          </calcext:conditional-format>
          <calcext:conditional-format calcext:target-range-address="'Village pêcheur avec maçon'.A66:'Village pêcheur avec maçon'.C66">
            <calcext:condition calcext:apply-style-name="cellule normale" calcext:value="!=&quot;&quot;" calcext:base-cell-address="'Village pêcheur avec maçon'.A66"/>
          </calcext:conditional-format>
          <calcext:conditional-format calcext:target-range-address="'Village pêcheur avec maçon'.A67:'Village pêcheur avec maçon'.C67">
            <calcext:condition calcext:apply-style-name="cellule normale" calcext:value="!=&quot;&quot;" calcext:base-cell-address="'Village pêcheur avec maçon'.A67"/>
          </calcext:conditional-format>
          <calcext:conditional-format calcext:target-range-address="'Village pêcheur avec maçon'.A68:'Village pêcheur avec maçon'.C68">
            <calcext:condition calcext:apply-style-name="cellule normale" calcext:value="!=&quot;&quot;" calcext:base-cell-address="'Village pêcheur avec maçon'.A68"/>
          </calcext:conditional-format>
          <calcext:conditional-format calcext:target-range-address="'Village pêcheur avec maçon'.A69:'Village pêcheur avec maçon'.C69">
            <calcext:condition calcext:apply-style-name="cellule normale" calcext:value="!=&quot;&quot;" calcext:base-cell-address="'Village pêcheur avec maçon'.A69"/>
          </calcext:conditional-format>
          <calcext:conditional-format calcext:target-range-address="'Village pêcheur avec maçon'.A70:'Village pêcheur avec maçon'.C70">
            <calcext:condition calcext:apply-style-name="cellule normale" calcext:value="!=&quot;&quot;" calcext:base-cell-address="'Village pêcheur avec maçon'.A70"/>
          </calcext:conditional-format>
          <calcext:conditional-format calcext:target-range-address="'Village pêcheur avec maçon'.A71:'Village pêcheur avec maçon'.C71">
            <calcext:condition calcext:apply-style-name="cellule normale" calcext:value="!=&quot;&quot;" calcext:base-cell-address="'Village pêcheur avec maçon'.A71"/>
          </calcext:conditional-format>
          <calcext:conditional-format calcext:target-range-address="'Village pêcheur avec maçon'.A72:'Village pêcheur avec maçon'.C72">
            <calcext:condition calcext:apply-style-name="cellule normale" calcext:value="!=&quot;&quot;" calcext:base-cell-address="'Village pêcheur avec maçon'.A72"/>
          </calcext:conditional-format>
          <calcext:conditional-format calcext:target-range-address="'Village pêcheur avec maçon'.A73:'Village pêcheur avec maçon'.C73">
            <calcext:condition calcext:apply-style-name="cellule normale" calcext:value="!=&quot;&quot;" calcext:base-cell-address="'Village pêcheur avec maçon'.A73"/>
          </calcext:conditional-format>
          <calcext:conditional-format calcext:target-range-address="'Village pêcheur avec maçon'.A74:'Village pêcheur avec maçon'.C74">
            <calcext:condition calcext:apply-style-name="cellule normale" calcext:value="!=&quot;&quot;" calcext:base-cell-address="'Village pêcheur avec maçon'.A74"/>
          </calcext:conditional-format>
          <calcext:conditional-format calcext:target-range-address="'Village pêcheur avec maçon'.A75:'Village pêcheur avec maçon'.C75">
            <calcext:condition calcext:apply-style-name="cellule normale" calcext:value="!=&quot;&quot;" calcext:base-cell-address="'Village pêcheur avec maçon'.A75"/>
          </calcext:conditional-format>
          <calcext:conditional-format calcext:target-range-address="'Village pêcheur avec maçon'.A76:'Village pêcheur avec maçon'.C76">
            <calcext:condition calcext:apply-style-name="cellule normale" calcext:value="!=&quot;&quot;" calcext:base-cell-address="'Village pêcheur avec maçon'.A76"/>
          </calcext:conditional-format>
          <calcext:conditional-format calcext:target-range-address="'Village pêcheur avec maçon'.A77:'Village pêcheur avec maçon'.C77">
            <calcext:condition calcext:apply-style-name="cellule normale" calcext:value="!=&quot;&quot;" calcext:base-cell-address="'Village pêcheur avec maçon'.A77"/>
          </calcext:conditional-format>
          <calcext:conditional-format calcext:target-range-address="'Village pêcheur avec maçon'.A78:'Village pêcheur avec maçon'.C78">
            <calcext:condition calcext:apply-style-name="cellule normale" calcext:value="!=&quot;&quot;" calcext:base-cell-address="'Village pêcheur avec maçon'.A78"/>
          </calcext:conditional-format>
          <calcext:conditional-format calcext:target-range-address="'Village pêcheur avec maçon'.A79:'Village pêcheur avec maçon'.C79">
            <calcext:condition calcext:apply-style-name="cellule normale" calcext:value="!=&quot;&quot;" calcext:base-cell-address="'Village pêcheur avec maçon'.A79"/>
          </calcext:conditional-format>
          <calcext:conditional-format calcext:target-range-address="'Village pêcheur avec maçon'.A80:'Village pêcheur avec maçon'.C80">
            <calcext:condition calcext:apply-style-name="cellule normale" calcext:value="!=&quot;&quot;" calcext:base-cell-address="'Village pêcheur avec maçon'.A80"/>
          </calcext:conditional-format>
          <calcext:conditional-format calcext:target-range-address="'Village pêcheur avec maçon'.A81:'Village pêcheur avec maçon'.C81">
            <calcext:condition calcext:apply-style-name="cellule normale" calcext:value="!=&quot;&quot;" calcext:base-cell-address="'Village pêcheur avec maçon'.A81"/>
          </calcext:conditional-format>
          <calcext:conditional-format calcext:target-range-address="'Village pêcheur avec maçon'.A82:'Village pêcheur avec maçon'.C82">
            <calcext:condition calcext:apply-style-name="cellule normale" calcext:value="!=&quot;&quot;" calcext:base-cell-address="'Village pêcheur avec maçon'.A82"/>
          </calcext:conditional-format>
          <calcext:conditional-format calcext:target-range-address="'Village pêcheur avec maçon'.A83:'Village pêcheur avec maçon'.C83">
            <calcext:condition calcext:apply-style-name="cellule normale" calcext:value="!=&quot;&quot;" calcext:base-cell-address="'Village pêcheur avec maçon'.A83"/>
          </calcext:conditional-format>
          <calcext:conditional-format calcext:target-range-address="'Village pêcheur avec maçon'.A84:'Village pêcheur avec maçon'.C84">
            <calcext:condition calcext:apply-style-name="cellule normale" calcext:value="!=&quot;&quot;" calcext:base-cell-address="'Village pêcheur avec maçon'.A84"/>
          </calcext:conditional-format>
          <calcext:conditional-format calcext:target-range-address="'Village pêcheur avec maçon'.A85:'Village pêcheur avec maçon'.C85">
            <calcext:condition calcext:apply-style-name="cellule normale" calcext:value="!=&quot;&quot;" calcext:base-cell-address="'Village pêcheur avec maçon'.A85"/>
          </calcext:conditional-format>
          <calcext:conditional-format calcext:target-range-address="'Village pêcheur avec maçon'.A86:'Village pêcheur avec maçon'.C86">
            <calcext:condition calcext:apply-style-name="cellule normale" calcext:value="!=&quot;&quot;" calcext:base-cell-address="'Village pêcheur avec maçon'.A86"/>
          </calcext:conditional-format>
          <calcext:conditional-format calcext:target-range-address="'Village pêcheur avec maçon'.A87:'Village pêcheur avec maçon'.C87">
            <calcext:condition calcext:apply-style-name="cellule normale" calcext:value="!=&quot;&quot;" calcext:base-cell-address="'Village pêcheur avec maçon'.A87"/>
          </calcext:conditional-format>
          <calcext:conditional-format calcext:target-range-address="'Village pêcheur avec maçon'.A88:'Village pêcheur avec maçon'.C88">
            <calcext:condition calcext:apply-style-name="cellule normale" calcext:value="!=&quot;&quot;" calcext:base-cell-address="'Village pêcheur avec maçon'.A88"/>
          </calcext:conditional-format>
          <calcext:conditional-format calcext:target-range-address="'Village pêcheur avec maçon'.A89:'Village pêcheur avec maçon'.C89">
            <calcext:condition calcext:apply-style-name="cellule normale" calcext:value="!=&quot;&quot;" calcext:base-cell-address="'Village pêcheur avec maçon'.A89"/>
          </calcext:conditional-format>
          <calcext:conditional-format calcext:target-range-address="'Village pêcheur avec maçon'.A90:'Village pêcheur avec maçon'.C90">
            <calcext:condition calcext:apply-style-name="cellule normale" calcext:value="!=&quot;&quot;" calcext:base-cell-address="'Village pêcheur avec maçon'.A90"/>
          </calcext:conditional-format>
          <calcext:conditional-format calcext:target-range-address="'Village pêcheur avec maçon'.A91:'Village pêcheur avec maçon'.C91">
            <calcext:condition calcext:apply-style-name="cellule normale" calcext:value="!=&quot;&quot;" calcext:base-cell-address="'Village pêcheur avec maçon'.A91"/>
          </calcext:conditional-format>
          <calcext:conditional-format calcext:target-range-address="'Village pêcheur avec maçon'.A92:'Village pêcheur avec maçon'.C92">
            <calcext:condition calcext:apply-style-name="cellule normale" calcext:value="!=&quot;&quot;" calcext:base-cell-address="'Village pêcheur avec maçon'.A92"/>
          </calcext:conditional-format>
          <calcext:conditional-format calcext:target-range-address="'Village pêcheur avec maçon'.A93:'Village pêcheur avec maçon'.C93">
            <calcext:condition calcext:apply-style-name="cellule normale" calcext:value="!=&quot;&quot;" calcext:base-cell-address="'Village pêcheur avec maçon'.A93"/>
          </calcext:conditional-format>
          <calcext:conditional-format calcext:target-range-address="'Village pêcheur avec maçon'.A94:'Village pêcheur avec maçon'.C94">
            <calcext:condition calcext:apply-style-name="cellule normale" calcext:value="!=&quot;&quot;" calcext:base-cell-address="'Village pêcheur avec maçon'.A94"/>
          </calcext:conditional-format>
          <calcext:conditional-format calcext:target-range-address="'Village pêcheur avec maçon'.A95:'Village pêcheur avec maçon'.C95">
            <calcext:condition calcext:apply-style-name="cellule normale" calcext:value="!=&quot;&quot;" calcext:base-cell-address="'Village pêcheur avec maçon'.A95"/>
          </calcext:conditional-format>
          <calcext:conditional-format calcext:target-range-address="'Village pêcheur avec maçon'.A96:'Village pêcheur avec maçon'.C96">
            <calcext:condition calcext:apply-style-name="cellule normale" calcext:value="!=&quot;&quot;" calcext:base-cell-address="'Village pêcheur avec maçon'.A96"/>
          </calcext:conditional-format>
          <calcext:conditional-format calcext:target-range-address="'Village pêcheur avec maçon'.A97:'Village pêcheur avec maçon'.C97">
            <calcext:condition calcext:apply-style-name="cellule normale" calcext:value="!=&quot;&quot;" calcext:base-cell-address="'Village pêcheur avec maçon'.A97"/>
          </calcext:conditional-format>
          <calcext:conditional-format calcext:target-range-address="'Village pêcheur avec maçon'.A98:'Village pêcheur avec maçon'.C98">
            <calcext:condition calcext:apply-style-name="cellule normale" calcext:value="!=&quot;&quot;" calcext:base-cell-address="'Village pêcheur avec maçon'.A98"/>
          </calcext:conditional-format>
          <calcext:conditional-format calcext:target-range-address="'Village pêcheur avec maçon'.A99:'Village pêcheur avec maçon'.C99">
            <calcext:condition calcext:apply-style-name="cellule normale" calcext:value="!=&quot;&quot;" calcext:base-cell-address="'Village pêcheur avec maçon'.A99"/>
          </calcext:conditional-format>
          <calcext:conditional-format calcext:target-range-address="'Village pêcheur avec maçon'.A100:'Village pêcheur avec maçon'.C100">
            <calcext:condition calcext:apply-style-name="cellule normale" calcext:value="!=&quot;&quot;" calcext:base-cell-address="'Village pêcheur avec maçon'.A100"/>
          </calcext:conditional-format>
          <calcext:conditional-format calcext:target-range-address="'Village pêcheur avec maçon'.A101:'Village pêcheur avec maçon'.C101">
            <calcext:condition calcext:apply-style-name="cellule normale" calcext:value="!=&quot;&quot;" calcext:base-cell-address="'Village pêcheur avec maçon'.A101"/>
          </calcext:conditional-format>
          <calcext:conditional-format calcext:target-range-address="'Village pêcheur avec maçon'.A102:'Village pêcheur avec maçon'.C102">
            <calcext:condition calcext:apply-style-name="cellule normale" calcext:value="!=&quot;&quot;" calcext:base-cell-address="'Village pêcheur avec maçon'.A102"/>
          </calcext:conditional-format>
          <calcext:conditional-format calcext:target-range-address="'Village pêcheur avec maçon'.A103:'Village pêcheur avec maçon'.C103">
            <calcext:condition calcext:apply-style-name="cellule normale" calcext:value="!=&quot;&quot;" calcext:base-cell-address="'Village pêcheur avec maçon'.A103"/>
          </calcext:conditional-format>
          <calcext:conditional-format calcext:target-range-address="'Village pêcheur avec maçon'.A104:'Village pêcheur avec maçon'.C104">
            <calcext:condition calcext:apply-style-name="cellule normale" calcext:value="!=&quot;&quot;" calcext:base-cell-address="'Village pêcheur avec maçon'.A104"/>
          </calcext:conditional-format>
          <calcext:conditional-format calcext:target-range-address="'Village pêcheur avec maçon'.A105:'Village pêcheur avec maçon'.C105">
            <calcext:condition calcext:apply-style-name="cellule normale" calcext:value="!=&quot;&quot;" calcext:base-cell-address="'Village pêcheur avec maçon'.A105"/>
          </calcext:conditional-format>
          <calcext:conditional-format calcext:target-range-address="'Village pêcheur avec maçon'.A106:'Village pêcheur avec maçon'.C106">
            <calcext:condition calcext:apply-style-name="cellule normale" calcext:value="!=&quot;&quot;" calcext:base-cell-address="'Village pêcheur avec maçon'.A106"/>
          </calcext:conditional-format>
          <calcext:conditional-format calcext:target-range-address="'Village pêcheur avec maçon'.A107:'Village pêcheur avec maçon'.C107">
            <calcext:condition calcext:apply-style-name="cellule normale" calcext:value="!=&quot;&quot;" calcext:base-cell-address="'Village pêcheur avec maçon'.A107"/>
          </calcext:conditional-format>
          <calcext:conditional-format calcext:target-range-address="'Village pêcheur avec maçon'.A108:'Village pêcheur avec maçon'.C108">
            <calcext:condition calcext:apply-style-name="cellule normale" calcext:value="!=&quot;&quot;" calcext:base-cell-address="'Village pêcheur avec maçon'.A108"/>
          </calcext:conditional-format>
          <calcext:conditional-format calcext:target-range-address="'Village pêcheur avec maçon'.A109:'Village pêcheur avec maçon'.C109">
            <calcext:condition calcext:apply-style-name="cellule normale" calcext:value="!=&quot;&quot;" calcext:base-cell-address="'Village pêcheur avec maçon'.A109"/>
          </calcext:conditional-format>
          <calcext:conditional-format calcext:target-range-address="'Village pêcheur avec maçon'.A110:'Village pêcheur avec maçon'.C110">
            <calcext:condition calcext:apply-style-name="cellule normale" calcext:value="!=&quot;&quot;" calcext:base-cell-address="'Village pêcheur avec maçon'.A110"/>
          </calcext:conditional-format>
          <calcext:conditional-format calcext:target-range-address="'Village pêcheur avec maçon'.A111:'Village pêcheur avec maçon'.C111">
            <calcext:condition calcext:apply-style-name="cellule normale" calcext:value="!=&quot;&quot;" calcext:base-cell-address="'Village pêcheur avec maçon'.A111"/>
          </calcext:conditional-format>
          <calcext:conditional-format calcext:target-range-address="'Village pêcheur avec maçon'.A112:'Village pêcheur avec maçon'.C112">
            <calcext:condition calcext:apply-style-name="cellule normale" calcext:value="!=&quot;&quot;" calcext:base-cell-address="'Village pêcheur avec maçon'.A112"/>
          </calcext:conditional-format>
          <calcext:conditional-format calcext:target-range-address="'Village pêcheur avec maçon'.A113:'Village pêcheur avec maçon'.C113">
            <calcext:condition calcext:apply-style-name="cellule normale" calcext:value="!=&quot;&quot;" calcext:base-cell-address="'Village pêcheur avec maçon'.A113"/>
          </calcext:conditional-format>
          <calcext:conditional-format calcext:target-range-address="'Village pêcheur avec maçon'.A114:'Village pêcheur avec maçon'.C114">
            <calcext:condition calcext:apply-style-name="cellule normale" calcext:value="!=&quot;&quot;" calcext:base-cell-address="'Village pêcheur avec maçon'.A114"/>
          </calcext:conditional-format>
          <calcext:conditional-format calcext:target-range-address="'Village pêcheur avec maçon'.A115:'Village pêcheur avec maçon'.C115">
            <calcext:condition calcext:apply-style-name="cellule normale" calcext:value="!=&quot;&quot;" calcext:base-cell-address="'Village pêcheur avec maçon'.A115"/>
          </calcext:conditional-format>
          <calcext:conditional-format calcext:target-range-address="'Village pêcheur avec maçon'.A116:'Village pêcheur avec maçon'.C116">
            <calcext:condition calcext:apply-style-name="cellule normale" calcext:value="!=&quot;&quot;" calcext:base-cell-address="'Village pêcheur avec maçon'.A116"/>
          </calcext:conditional-format>
          <calcext:conditional-format calcext:target-range-address="'Village pêcheur avec maçon'.A117:'Village pêcheur avec maçon'.C117">
            <calcext:condition calcext:apply-style-name="cellule normale" calcext:value="!=&quot;&quot;" calcext:base-cell-address="'Village pêcheur avec maçon'.A117"/>
          </calcext:conditional-format>
          <calcext:conditional-format calcext:target-range-address="'Village pêcheur avec maçon'.A118:'Village pêcheur avec maçon'.C118">
            <calcext:condition calcext:apply-style-name="cellule normale" calcext:value="!=&quot;&quot;" calcext:base-cell-address="'Village pêcheur avec maçon'.A118"/>
          </calcext:conditional-format>
          <calcext:conditional-format calcext:target-range-address="'Village pêcheur avec maçon'.A119:'Village pêcheur avec maçon'.C119">
            <calcext:condition calcext:apply-style-name="cellule normale" calcext:value="!=&quot;&quot;" calcext:base-cell-address="'Village pêcheur avec maçon'.A119"/>
          </calcext:conditional-format>
          <calcext:conditional-format calcext:target-range-address="'Village pêcheur avec maçon'.A120:'Village pêcheur avec maçon'.C120">
            <calcext:condition calcext:apply-style-name="cellule normale" calcext:value="!=&quot;&quot;" calcext:base-cell-address="'Village pêcheur avec maçon'.A120"/>
          </calcext:conditional-format>
          <calcext:conditional-format calcext:target-range-address="'Village pêcheur avec maçon'.A121:'Village pêcheur avec maçon'.C121">
            <calcext:condition calcext:apply-style-name="cellule normale" calcext:value="!=&quot;&quot;" calcext:base-cell-address="'Village pêcheur avec maçon'.A121"/>
          </calcext:conditional-format>
          <calcext:conditional-format calcext:target-range-address="'Village pêcheur avec maçon'.A122:'Village pêcheur avec maçon'.C122">
            <calcext:condition calcext:apply-style-name="cellule normale" calcext:value="!=&quot;&quot;" calcext:base-cell-address="'Village pêcheur avec maçon'.A122"/>
          </calcext:conditional-format>
          <calcext:conditional-format calcext:target-range-address="'Village pêcheur avec maçon'.A4:'Village pêcheur avec maçon'.C4">
            <calcext:condition calcext:apply-style-name="cellule normale" calcext:value="!=&quot;&quot;" calcext:base-cell-address="'Village pêcheur avec maçon'.A4"/>
          </calcext:conditional-format>
          <calcext:conditional-format calcext:target-range-address="'Village pêcheur avec maçon'.D3:'Village pêcheur avec maçon'.D3">
            <calcext:condition calcext:apply-style-name="cellule normale" calcext:value="!=&quot;&quot;" calcext:base-cell-address="'Village pêcheur avec maçon'.D3"/>
          </calcext:conditional-format>
          <calcext:conditional-format calcext:target-range-address="'Village pêcheur avec maçon'.D4:'Village pêcheur avec maçon'.D4">
            <calcext:condition calcext:apply-style-name="cellule normale" calcext:value="!=&quot;&quot;" calcext:base-cell-address="'Village pêcheur avec maçon'.D4"/>
          </calcext:conditional-format>
          <calcext:conditional-format calcext:target-range-address="'Village pêcheur avec maçon'.A6:'Village pêcheur avec maçon'.B6">
            <calcext:condition calcext:apply-style-name="cellule normale" calcext:value="!=&quot;&quot;" calcext:base-cell-address="'Village pêcheur avec maçon'.A6"/>
          </calcext:conditional-format>
          <calcext:conditional-format calcext:target-range-address="'Village pêcheur avec maçon'.A7:'Village pêcheur avec maçon'.A7">
            <calcext:condition calcext:apply-style-name="cellule normale" calcext:value="!=&quot;&quot;" calcext:base-cell-address="'Village pêcheur avec maçon'.A7"/>
          </calcext:conditional-format>
          <calcext:conditional-format calcext:target-range-address="'Village pêcheur avec maçon'.A9:'Village pêcheur avec maçon'.A9">
            <calcext:condition calcext:apply-style-name="cellule normale" calcext:value="!=&quot;&quot;" calcext:base-cell-address="'Village pêcheur avec maçon'.A9"/>
          </calcext:conditional-format>
          <calcext:conditional-format calcext:target-range-address="'Village pêcheur avec maçon'.A10:'Village pêcheur avec maçon'.A10">
            <calcext:condition calcext:apply-style-name="cellule normale" calcext:value="!=&quot;&quot;" calcext:base-cell-address="'Village pêcheur avec maçon'.A10"/>
          </calcext:conditional-format>
          <calcext:conditional-format calcext:target-range-address="'Village pêcheur avec maçon'.A13:'Village pêcheur avec maçon'.A13">
            <calcext:condition calcext:apply-style-name="cellule normale" calcext:value="!=&quot;&quot;" calcext:base-cell-address="'Village pêcheur avec maçon'.A13"/>
          </calcext:conditional-format>
          <calcext:conditional-format calcext:target-range-address="'Village pêcheur avec maçon'.A5:'Village pêcheur avec maçon'.B5">
            <calcext:condition calcext:apply-style-name="cellule normale" calcext:value="!=&quot;&quot;" calcext:base-cell-address="'Village pêcheur avec maçon'.A5"/>
          </calcext:conditional-format>
          <calcext:conditional-format calcext:target-range-address="'Village pêcheur avec maçon'.E3:'Village pêcheur avec maçon'.E3">
            <calcext:condition calcext:apply-style-name="cellule normale" calcext:value="!=&quot;&quot;" calcext:base-cell-address="'Village pêcheur avec maçon'.E3"/>
          </calcext:conditional-format>
          <calcext:conditional-format calcext:target-range-address="'Village pêcheur avec maçon'.E4:'Village pêcheur avec maçon'.E4">
            <calcext:condition calcext:apply-style-name="cellule normale" calcext:value="!=&quot;&quot;" calcext:base-cell-address="'Village pêcheur avec maçon'.E4"/>
          </calcext:conditional-format>
          <calcext:conditional-format calcext:target-range-address="'Village pêcheur avec maçon'.E5:'Village pêcheur avec maçon'.E5">
            <calcext:condition calcext:apply-style-name="cellule normale" calcext:value="!=&quot;&quot;" calcext:base-cell-address="'Village pêcheur avec maçon'.E5"/>
          </calcext:conditional-format>
          <calcext:conditional-format calcext:target-range-address="'Village pêcheur avec maçon'.E6:'Village pêcheur avec maçon'.E6">
            <calcext:condition calcext:apply-style-name="cellule normale" calcext:value="!=&quot;&quot;" calcext:base-cell-address="'Village pêcheur avec maçon'.E6"/>
          </calcext:conditional-format>
          <calcext:conditional-format calcext:target-range-address="'Village pêcheur avec maçon'.A8:'Village pêcheur avec maçon'.A8">
            <calcext:condition calcext:apply-style-name="cellule normale" calcext:value="!=&quot;&quot;" calcext:base-cell-address="'Village pêcheur avec maçon'.A8"/>
          </calcext:conditional-format>
          <calcext:conditional-format calcext:target-range-address="'Village pêcheur avec maçon'.A11:'Village pêcheur avec maçon'.A11">
            <calcext:condition calcext:apply-style-name="cellule normale" calcext:value="!=&quot;&quot;" calcext:base-cell-address="'Village pêcheur avec maçon'.A11"/>
          </calcext:conditional-format>
          <calcext:conditional-format calcext:target-range-address="'Village pêcheur avec maçon'.C6:'Village pêcheur avec maçon'.C6">
            <calcext:condition calcext:apply-style-name="cellule normale" calcext:value="!=&quot;&quot;" calcext:base-cell-address="'Village pêcheur avec maçon'.C6"/>
          </calcext:conditional-format>
          <calcext:conditional-format calcext:target-range-address="'Village pêcheur avec maçon'.C5:'Village pêcheur avec maçon'.C5">
            <calcext:condition calcext:apply-style-name="cellule normale" calcext:value="!=&quot;&quot;" calcext:base-cell-address="'Village pêcheur avec maçon'.C5"/>
          </calcext:conditional-format>
          <calcext:conditional-format calcext:target-range-address="'Village pêcheur avec maçon'.A24:'Village pêcheur avec maçon'.A24">
            <calcext:condition calcext:apply-style-name="cellule normale" calcext:value="!=&quot;&quot;" calcext:base-cell-address="'Village pêcheur avec maçon'.A24"/>
          </calcext:conditional-format>
          <calcext:conditional-format calcext:target-range-address="'Village pêcheur avec maçon'.A25:'Village pêcheur avec maçon'.A25">
            <calcext:condition calcext:apply-style-name="cellule normale" calcext:value="!=&quot;&quot;" calcext:base-cell-address="'Village pêcheur avec maçon'.A25"/>
          </calcext:conditional-format>
          <calcext:conditional-format calcext:target-range-address="'Village pêcheur avec maçon'.A26:'Village pêcheur avec maçon'.A26">
            <calcext:condition calcext:apply-style-name="cellule normale" calcext:value="!=&quot;&quot;" calcext:base-cell-address="'Village pêcheur avec maçon'.A26"/>
          </calcext:conditional-format>
          <calcext:conditional-format calcext:target-range-address="'Village pêcheur avec maçon'.D27:'Village pêcheur avec maçon'.E27 'Village pêcheur avec maçon'.A27:'Village pêcheur avec maçon'.A27">
            <calcext:condition calcext:apply-style-name="cellule normale" calcext:value="!=&quot;&quot;" calcext:base-cell-address="'Village pêcheur avec maçon'.A27"/>
          </calcext:conditional-format>
          <calcext:conditional-format calcext:target-range-address="'Village pêcheur avec maçon'.D28:'Village pêcheur avec maçon'.E28 'Village pêcheur avec maçon'.A28:'Village pêcheur avec maçon'.A28">
            <calcext:condition calcext:apply-style-name="cellule normale" calcext:value="!=&quot;&quot;" calcext:base-cell-address="'Village pêcheur avec maçon'.A28"/>
          </calcext:conditional-format>
          <calcext:conditional-format calcext:target-range-address="'Village pêcheur avec maçon'.D29:'Village pêcheur avec maçon'.E29 'Village pêcheur avec maçon'.A29:'Village pêcheur avec maçon'.A29">
            <calcext:condition calcext:apply-style-name="cellule normale" calcext:value="!=&quot;&quot;" calcext:base-cell-address="'Village pêcheur avec maçon'.A29"/>
          </calcext:conditional-format>
          <calcext:conditional-format calcext:target-range-address="'Village pêcheur avec maçon'.A30:'Village pêcheur avec maçon'.A30">
            <calcext:condition calcext:apply-style-name="cellule normale" calcext:value="!=&quot;&quot;" calcext:base-cell-address="'Village pêcheur avec maçon'.A30"/>
          </calcext:conditional-format>
          <calcext:conditional-format calcext:target-range-address="'Village pêcheur avec maçon'.A31:'Village pêcheur avec maçon'.A31">
            <calcext:condition calcext:apply-style-name="cellule normale" calcext:value="!=&quot;&quot;" calcext:base-cell-address="'Village pêcheur avec maçon'.A31"/>
          </calcext:conditional-format>
          <calcext:conditional-format calcext:target-range-address="'Village pêcheur avec maçon'.A32:'Village pêcheur avec maçon'.A32">
            <calcext:condition calcext:apply-style-name="cellule normale" calcext:value="!=&quot;&quot;" calcext:base-cell-address="'Village pêcheur avec maçon'.A32"/>
          </calcext:conditional-format>
          <calcext:conditional-format calcext:target-range-address="'Village pêcheur avec maçon'.B32:'Village pêcheur avec maçon'.B32">
            <calcext:condition calcext:apply-style-name="cellule normale" calcext:value="!=&quot;&quot;" calcext:base-cell-address="'Village pêcheur avec maçon'.B32"/>
          </calcext:conditional-format>
          <calcext:conditional-format calcext:target-range-address="'Village pêcheur avec maçon'.A33:'Village pêcheur avec maçon'.A33">
            <calcext:condition calcext:apply-style-name="cellule normale" calcext:value="!=&quot;&quot;" calcext:base-cell-address="'Village pêcheur avec maçon'.A33"/>
          </calcext:conditional-format>
          <calcext:conditional-format calcext:target-range-address="'Village pêcheur avec maçon'.A33:'Village pêcheur avec maçon'.A33">
            <calcext:condition calcext:apply-style-name="cellule normale" calcext:value="!=&quot;&quot;" calcext:base-cell-address="'Village pêcheur avec maçon'.A33"/>
          </calcext:conditional-format>
          <calcext:conditional-format calcext:target-range-address="'Village pêcheur avec maçon'.B33:'Village pêcheur avec maçon'.B33">
            <calcext:condition calcext:apply-style-name="cellule normale" calcext:value="!=&quot;&quot;" calcext:base-cell-address="'Village pêcheur avec maçon'.B33"/>
          </calcext:conditional-format>
          <calcext:conditional-format calcext:target-range-address="'Village pêcheur avec maçon'.C30:'Village pêcheur avec maçon'.C30">
            <calcext:condition calcext:apply-style-name="cellule normale" calcext:value="!=&quot;&quot;" calcext:base-cell-address="'Village pêcheur avec maçon'.C30"/>
          </calcext:conditional-format>
          <calcext:conditional-format calcext:target-range-address="'Village pêcheur avec maçon'.C31:'Village pêcheur avec maçon'.C31">
            <calcext:condition calcext:apply-style-name="cellule normale" calcext:value="!=&quot;&quot;" calcext:base-cell-address="'Village pêcheur avec maçon'.C31"/>
          </calcext:conditional-format>
          <calcext:conditional-format calcext:target-range-address="'Village pêcheur avec maçon'.G3:'Village pêcheur avec maçon'.G3">
            <calcext:condition calcext:apply-style-name="cellule normale" calcext:value="!=&quot;&quot;" calcext:base-cell-address="'Village pêcheur avec maçon'.G3"/>
          </calcext:conditional-format>
          <calcext:conditional-format calcext:target-range-address="'Village pêcheur avec maçon'.F3:'Village pêcheur avec maçon'.F3">
            <calcext:condition calcext:apply-style-name="cellule normale" calcext:value="!=&quot;&quot;" calcext:base-cell-address="'Village pêcheur avec maçon'.F3"/>
          </calcext:conditional-format>
          <calcext:conditional-format calcext:target-range-address="'Village pêcheur avec maçon'.G4:'Village pêcheur avec maçon'.G4">
            <calcext:condition calcext:apply-style-name="cellule normale" calcext:value="!=&quot;&quot;" calcext:base-cell-address="'Village pêcheur avec maçon'.G4"/>
          </calcext:conditional-format>
          <calcext:conditional-format calcext:target-range-address="'Village pêcheur avec maçon'.F4:'Village pêcheur avec maçon'.F4">
            <calcext:condition calcext:apply-style-name="cellule normale" calcext:value="!=&quot;&quot;" calcext:base-cell-address="'Village pêcheur avec maçon'.F4"/>
          </calcext:conditional-format>
          <calcext:conditional-format calcext:target-range-address="'Village pêcheur avec maçon'.G5:'Village pêcheur avec maçon'.G5">
            <calcext:condition calcext:apply-style-name="cellule normale" calcext:value="!=&quot;&quot;" calcext:base-cell-address="'Village pêcheur avec maçon'.G5"/>
          </calcext:conditional-format>
          <calcext:conditional-format calcext:target-range-address="'Village pêcheur avec maçon'.F5:'Village pêcheur avec maçon'.F5">
            <calcext:condition calcext:apply-style-name="cellule normale" calcext:value="!=&quot;&quot;" calcext:base-cell-address="'Village pêcheur avec maçon'.F5"/>
          </calcext:conditional-format>
          <calcext:conditional-format calcext:target-range-address="'Village pêcheur avec maçon'.G6:'Village pêcheur avec maçon'.G6">
            <calcext:condition calcext:apply-style-name="cellule normale" calcext:value="!=&quot;&quot;" calcext:base-cell-address="'Village pêcheur avec maçon'.G6"/>
          </calcext:conditional-format>
          <calcext:conditional-format calcext:target-range-address="'Village pêcheur avec maçon'.F6:'Village pêcheur avec maçon'.F6">
            <calcext:condition calcext:apply-style-name="cellule normale" calcext:value="!=&quot;&quot;" calcext:base-cell-address="'Village pêcheur avec maçon'.F6"/>
          </calcext:conditional-format>
          <calcext:conditional-format calcext:target-range-address="'Village pêcheur avec maçon'.F8:'Village pêcheur avec maçon'.F8">
            <calcext:condition calcext:apply-style-name="cellule normale" calcext:value="!=&quot;&quot;" calcext:base-cell-address="'Village pêcheur avec maçon'.F8"/>
          </calcext:conditional-format>
          <calcext:conditional-format calcext:target-range-address="'Village pêcheur avec maçon'.F9:'Village pêcheur avec maçon'.F9">
            <calcext:condition calcext:apply-style-name="cellule normale" calcext:value="!=&quot;&quot;" calcext:base-cell-address="'Village pêcheur avec maçon'.F9"/>
          </calcext:conditional-format>
          <calcext:conditional-format calcext:target-range-address="'Village pêcheur avec maçon'.F10:'Village pêcheur avec maçon'.F10">
            <calcext:condition calcext:apply-style-name="cellule normale" calcext:value="!=&quot;&quot;" calcext:base-cell-address="'Village pêcheur avec maçon'.F10"/>
          </calcext:conditional-format>
          <calcext:conditional-format calcext:target-range-address="'Village pêcheur avec maçon'.F11:'Village pêcheur avec maçon'.F11">
            <calcext:condition calcext:apply-style-name="cellule normale" calcext:value="!=&quot;&quot;" calcext:base-cell-address="'Village pêcheur avec maçon'.F11"/>
          </calcext:conditional-format>
          <calcext:conditional-format calcext:target-range-address="'Village pêcheur avec maçon'.F14:'Village pêcheur avec maçon'.F14">
            <calcext:condition calcext:apply-style-name="cellule normale" calcext:value="!=&quot;&quot;" calcext:base-cell-address="'Village pêcheur avec maçon'.F14"/>
          </calcext:conditional-format>
          <calcext:conditional-format calcext:target-range-address="'Village pêcheur avec maçon'.F15:'Village pêcheur avec maçon'.F15">
            <calcext:condition calcext:apply-style-name="cellule normale" calcext:value="!=&quot;&quot;" calcext:base-cell-address="'Village pêcheur avec maçon'.F15"/>
          </calcext:conditional-format>
          <calcext:conditional-format calcext:target-range-address="'Village pêcheur avec maçon'.F16:'Village pêcheur avec maçon'.F16">
            <calcext:condition calcext:apply-style-name="cellule normale" calcext:value="!=&quot;&quot;" calcext:base-cell-address="'Village pêcheur avec maçon'.F16"/>
          </calcext:conditional-format>
          <calcext:conditional-format calcext:target-range-address="'Village pêcheur avec maçon'.F17:'Village pêcheur avec maçon'.F17">
            <calcext:condition calcext:apply-style-name="cellule normale" calcext:value="!=&quot;&quot;" calcext:base-cell-address="'Village pêcheur avec maçon'.F17"/>
          </calcext:conditional-format>
          <calcext:conditional-format calcext:target-range-address="'Village pêcheur avec maçon'.F12:'Village pêcheur avec maçon'.F12">
            <calcext:condition calcext:apply-style-name="cellule normale" calcext:value="!=&quot;&quot;" calcext:base-cell-address="'Village pêcheur avec maçon'.F12"/>
          </calcext:conditional-format>
          <calcext:conditional-format calcext:target-range-address="'Village pêcheur avec maçon'.F13:'Village pêcheur avec maçon'.F13">
            <calcext:condition calcext:apply-style-name="cellule normale" calcext:value="!=&quot;&quot;" calcext:base-cell-address="'Village pêcheur avec maçon'.F13"/>
          </calcext:conditional-format>
          <calcext:conditional-format calcext:target-range-address="'Village pêcheur avec maçon'.C32:'Village pêcheur avec maçon'.C32">
            <calcext:condition calcext:apply-style-name="cellule normale" calcext:value="!=&quot;&quot;" calcext:base-cell-address="'Village pêcheur avec maçon'.C32"/>
          </calcext:conditional-format>
          <calcext:conditional-format calcext:target-range-address="'Village pêcheur avec maçon'.C1:'Village pêcheur avec maçon'.C1">
            <calcext:condition calcext:apply-style-name="cellule normale" calcext:value="!=&quot;&quot;" calcext:base-cell-address="'Village pêcheur avec maçon'.C1"/>
          </calcext:conditional-format>
          <calcext:conditional-format calcext:target-range-address="'Village pêcheur avec maçon'.C2:'Village pêcheur avec maçon'.C2">
            <calcext:condition calcext:apply-style-name="cellule normale" calcext:value="!=&quot;&quot;" calcext:base-cell-address="'Village pêcheur avec maçon'.C2"/>
          </calcext:conditional-format>
          <calcext:conditional-format calcext:target-range-address="'Village pêcheur avec maçon'.C3:'Village pêcheur avec maçon'.C3">
            <calcext:condition calcext:apply-style-name="cellule normale" calcext:value="!=&quot;&quot;" calcext:base-cell-address="'Village pêcheur avec maçon'.C3"/>
          </calcext:conditional-format>
          <calcext:conditional-format calcext:target-range-address="'Village pêcheur avec maçon'.B43:'Village pêcheur avec maçon'.B43">
            <calcext:condition calcext:apply-style-name="cellule normale" calcext:value="!=&quot;&quot;" calcext:base-cell-address="'Village pêcheur avec maçon'.B43"/>
          </calcext:conditional-format>
          <calcext:conditional-format calcext:target-range-address="'Village pêcheur avec maçon'.B44:'Village pêcheur avec maçon'.B44">
            <calcext:condition calcext:apply-style-name="cellule normale" calcext:value="!=&quot;&quot;" calcext:base-cell-address="'Village pêcheur avec maçon'.B44"/>
          </calcext:conditional-format>
          <calcext:conditional-format calcext:target-range-address="'Village pêcheur avec maçon'.A44:'Village pêcheur avec maçon'.A44">
            <calcext:condition calcext:apply-style-name="cellule normale" calcext:value="!=&quot;&quot;" calcext:base-cell-address="'Village pêcheur avec maçon'.A44"/>
          </calcext:conditional-format>
          <calcext:conditional-format calcext:target-range-address="'Village pêcheur avec maçon'.B45:'Village pêcheur avec maçon'.B45">
            <calcext:condition calcext:apply-style-name="cellule normale" calcext:value="!=&quot;&quot;" calcext:base-cell-address="'Village pêcheur avec maçon'.B45"/>
          </calcext:conditional-format>
          <calcext:conditional-format calcext:target-range-address="'Village pêcheur avec maçon'.A45:'Village pêcheur avec maçon'.A45">
            <calcext:condition calcext:apply-style-name="cellule normale" calcext:value="!=&quot;&quot;" calcext:base-cell-address="'Village pêcheur avec maçon'.A45"/>
          </calcext:conditional-format>
          <calcext:conditional-format calcext:target-range-address="'Village pêcheur avec maçon'.B46:'Village pêcheur avec maçon'.B46">
            <calcext:condition calcext:apply-style-name="cellule normale" calcext:value="!=&quot;&quot;" calcext:base-cell-address="'Village pêcheur avec maçon'.B46"/>
          </calcext:conditional-format>
          <calcext:conditional-format calcext:target-range-address="'Village pêcheur avec maçon'.A46:'Village pêcheur avec maçon'.A46">
            <calcext:condition calcext:apply-style-name="cellule normale" calcext:value="!=&quot;&quot;" calcext:base-cell-address="'Village pêcheur avec maçon'.A46"/>
          </calcext:conditional-format>
          <calcext:conditional-format calcext:target-range-address="'Village pêcheur avec maçon'.B47:'Village pêcheur avec maçon'.B47">
            <calcext:condition calcext:apply-style-name="cellule normale" calcext:value="!=&quot;&quot;" calcext:base-cell-address="'Village pêcheur avec maçon'.B47"/>
          </calcext:conditional-format>
          <calcext:conditional-format calcext:target-range-address="'Village pêcheur avec maçon'.A47:'Village pêcheur avec maçon'.A47">
            <calcext:condition calcext:apply-style-name="cellule normale" calcext:value="!=&quot;&quot;" calcext:base-cell-address="'Village pêcheur avec maçon'.A47"/>
          </calcext:conditional-format>
          <calcext:conditional-format calcext:target-range-address="'Village pêcheur avec maçon'.D30:'Village pêcheur avec maçon'.D30">
            <calcext:condition calcext:apply-style-name="cellule normale" calcext:value="!=&quot;&quot;" calcext:base-cell-address="'Village pêcheur avec maçon'.D30"/>
          </calcext:conditional-format>
          <calcext:conditional-format calcext:target-range-address="'Village pêcheur avec maçon'.G7:'Village pêcheur avec maçon'.G7">
            <calcext:condition calcext:apply-style-name="cellule normale" calcext:value="!=&quot;&quot;" calcext:base-cell-address="'Village pêcheur avec maçon'.G7"/>
          </calcext:conditional-format>
          <calcext:conditional-format calcext:target-range-address="'Village pêcheur avec maçon'.B7:'Village pêcheur avec maçon'.B7">
            <calcext:condition calcext:apply-style-name="cellule normale" calcext:value="!=&quot;&quot;" calcext:base-cell-address="'Village pêcheur avec maçon'.B7"/>
          </calcext:conditional-format>
          <calcext:conditional-format calcext:target-range-address="'Village pêcheur avec maçon'.B9:'Village pêcheur avec maçon'.B9">
            <calcext:condition calcext:apply-style-name="cellule normale" calcext:value="!=&quot;&quot;" calcext:base-cell-address="'Village pêcheur avec maçon'.B9"/>
          </calcext:conditional-format>
          <calcext:conditional-format calcext:target-range-address="'Village pêcheur avec maçon'.B13:'Village pêcheur avec maçon'.B13">
            <calcext:condition calcext:apply-style-name="cellule normale" calcext:value="!=&quot;&quot;" calcext:base-cell-address="'Village pêcheur avec maçon'.B13"/>
          </calcext:conditional-format>
          <calcext:conditional-format calcext:target-range-address="'Village pêcheur avec maçon'.B10:'Village pêcheur avec maçon'.B10">
            <calcext:condition calcext:apply-style-name="cellule normale" calcext:value="!=&quot;&quot;" calcext:base-cell-address="'Village pêcheur avec maçon'.B10"/>
          </calcext:conditional-format>
          <calcext:conditional-format calcext:target-range-address="'Village pêcheur avec maçon'.B11:'Village pêcheur avec maçon'.B11">
            <calcext:condition calcext:apply-style-name="cellule normale" calcext:value="!=&quot;&quot;" calcext:base-cell-address="'Village pêcheur avec maçon'.B11"/>
          </calcext:conditional-format>
          <calcext:conditional-format calcext:target-range-address="'Village pêcheur avec maçon'.B12:'Village pêcheur avec maçon'.B12">
            <calcext:condition calcext:apply-style-name="cellule normale" calcext:value="!=&quot;&quot;" calcext:base-cell-address="'Village pêcheur avec maçon'.B12"/>
          </calcext:conditional-format>
          <calcext:conditional-format calcext:target-range-address="'Village pêcheur avec maçon'.B14:'Village pêcheur avec maçon'.B14">
            <calcext:condition calcext:apply-style-name="cellule normale" calcext:value="!=&quot;&quot;" calcext:base-cell-address="'Village pêcheur avec maçon'.B14"/>
          </calcext:conditional-format>
          <calcext:conditional-format calcext:target-range-address="'Village pêcheur avec maçon'.E7:'Village pêcheur avec maçon'.E7">
            <calcext:condition calcext:apply-style-name="cellule normale" calcext:value="!=&quot;&quot;" calcext:base-cell-address="'Village pêcheur avec maçon'.E7"/>
          </calcext:conditional-format>
          <calcext:conditional-format calcext:target-range-address="'Village pêcheur avec maçon'.E8:'Village pêcheur avec maçon'.E8">
            <calcext:condition calcext:apply-style-name="cellule normale" calcext:value="!=&quot;&quot;" calcext:base-cell-address="'Village pêcheur avec maçon'.E8"/>
          </calcext:conditional-format>
          <calcext:conditional-format calcext:target-range-address="'Village pêcheur avec maçon'.E9:'Village pêcheur avec maçon'.E9">
            <calcext:condition calcext:apply-style-name="cellule normale" calcext:value="!=&quot;&quot;" calcext:base-cell-address="'Village pêcheur avec maçon'.E9"/>
          </calcext:conditional-format>
          <calcext:conditional-format calcext:target-range-address="'Village pêcheur avec maçon'.E10:'Village pêcheur avec maçon'.E10">
            <calcext:condition calcext:apply-style-name="cellule normale" calcext:value="!=&quot;&quot;" calcext:base-cell-address="'Village pêcheur avec maçon'.E10"/>
          </calcext:conditional-format>
          <calcext:conditional-format calcext:target-range-address="'Village pêcheur avec maçon'.E11:'Village pêcheur avec maçon'.E11">
            <calcext:condition calcext:apply-style-name="cellule normale" calcext:value="!=&quot;&quot;" calcext:base-cell-address="'Village pêcheur avec maçon'.E11"/>
          </calcext:conditional-format>
          <calcext:conditional-format calcext:target-range-address="'Village pêcheur avec maçon'.E12:'Village pêcheur avec maçon'.E12">
            <calcext:condition calcext:apply-style-name="cellule normale" calcext:value="!=&quot;&quot;" calcext:base-cell-address="'Village pêcheur avec maçon'.E12"/>
          </calcext:conditional-format>
          <calcext:conditional-format calcext:target-range-address="'Village pêcheur avec maçon'.E13:'Village pêcheur avec maçon'.E13">
            <calcext:condition calcext:apply-style-name="cellule normale" calcext:value="!=&quot;&quot;" calcext:base-cell-address="'Village pêcheur avec maçon'.E13"/>
          </calcext:conditional-format>
          <calcext:conditional-format calcext:target-range-address="'Village pêcheur avec maçon'.C9:'Village pêcheur avec maçon'.C9">
            <calcext:condition calcext:apply-style-name="cellule normale" calcext:value="!=&quot;&quot;" calcext:base-cell-address="'Village pêcheur avec maçon'.C9"/>
          </calcext:conditional-format>
          <calcext:conditional-format calcext:target-range-address="'Village pêcheur avec maçon'.C12:'Village pêcheur avec maçon'.C12">
            <calcext:condition calcext:apply-style-name="cellule normale" calcext:value="!=&quot;&quot;" calcext:base-cell-address="'Village pêcheur avec maçon'.C12"/>
          </calcext:conditional-format>
          <calcext:conditional-format calcext:target-range-address="'Village pêcheur avec maçon'.C13:'Village pêcheur avec maçon'.C13">
            <calcext:condition calcext:apply-style-name="cellule normale" calcext:value="!=&quot;&quot;" calcext:base-cell-address="'Village pêcheur avec maçon'.C13"/>
          </calcext:conditional-format>
          <calcext:conditional-format calcext:target-range-address="'Village pêcheur avec maçon'.C7:'Village pêcheur avec maçon'.C7">
            <calcext:condition calcext:apply-style-name="cellule normale" calcext:value="!=&quot;&quot;" calcext:base-cell-address="'Village pêcheur avec maçon'.C7"/>
          </calcext:conditional-format>
          <calcext:conditional-format calcext:target-range-address="'Village pêcheur avec maçon'.C8:'Village pêcheur avec maçon'.C8">
            <calcext:condition calcext:apply-style-name="cellule normale" calcext:value="!=&quot;&quot;" calcext:base-cell-address="'Village pêcheur avec maçon'.C8"/>
          </calcext:conditional-format>
          <calcext:conditional-format calcext:target-range-address="'Village pêcheur avec maçon'.C10:'Village pêcheur avec maçon'.C10">
            <calcext:condition calcext:apply-style-name="cellule normale" calcext:value="!=&quot;&quot;" calcext:base-cell-address="'Village pêcheur avec maçon'.C10"/>
          </calcext:conditional-format>
          <calcext:conditional-format calcext:target-range-address="'Village pêcheur avec maçon'.G17:'Village pêcheur avec maçon'.G17">
            <calcext:condition calcext:apply-style-name="cellule normale" calcext:value="!=&quot;&quot;" calcext:base-cell-address="'Village pêcheur avec maçon'.G17"/>
          </calcext:conditional-format>
          <calcext:conditional-format calcext:target-range-address="'Village pêcheur avec maçon'.I8:'Village pêcheur avec maçon'.I8">
            <calcext:condition calcext:apply-style-name="cellule normale" calcext:value="!=&quot;&quot;" calcext:base-cell-address="'Village pêcheur avec maçon'.I8"/>
          </calcext:conditional-format>
          <calcext:conditional-format calcext:target-range-address="'Village pêcheur avec maçon'.I9:'Village pêcheur avec maçon'.I9">
            <calcext:condition calcext:apply-style-name="cellule normale" calcext:value="!=&quot;&quot;" calcext:base-cell-address="'Village pêcheur avec maçon'.I9"/>
          </calcext:conditional-format>
          <calcext:conditional-format calcext:target-range-address="'Village pêcheur avec maçon'.I10:'Village pêcheur avec maçon'.I10">
            <calcext:condition calcext:apply-style-name="cellule normale" calcext:value="!=&quot;&quot;" calcext:base-cell-address="'Village pêcheur avec maçon'.I10"/>
          </calcext:conditional-format>
          <calcext:conditional-format calcext:target-range-address="'Village pêcheur avec maçon'.I11:'Village pêcheur avec maçon'.I11">
            <calcext:condition calcext:apply-style-name="cellule normale" calcext:value="!=&quot;&quot;" calcext:base-cell-address="'Village pêcheur avec maçon'.I11"/>
          </calcext:conditional-format>
          <calcext:conditional-format calcext:target-range-address="'Village pêcheur avec maçon'.I14:'Village pêcheur avec maçon'.I14">
            <calcext:condition calcext:apply-style-name="cellule normale" calcext:value="!=&quot;&quot;" calcext:base-cell-address="'Village pêcheur avec maçon'.I14"/>
          </calcext:conditional-format>
          <calcext:conditional-format calcext:target-range-address="'Village pêcheur avec maçon'.I15:'Village pêcheur avec maçon'.I15">
            <calcext:condition calcext:apply-style-name="cellule normale" calcext:value="!=&quot;&quot;" calcext:base-cell-address="'Village pêcheur avec maçon'.I15"/>
          </calcext:conditional-format>
          <calcext:conditional-format calcext:target-range-address="'Village pêcheur avec maçon'.I16:'Village pêcheur avec maçon'.I16">
            <calcext:condition calcext:apply-style-name="cellule normale" calcext:value="!=&quot;&quot;" calcext:base-cell-address="'Village pêcheur avec maçon'.I16"/>
          </calcext:conditional-format>
          <calcext:conditional-format calcext:target-range-address="'Village pêcheur avec maçon'.I17:'Village pêcheur avec maçon'.I17">
            <calcext:condition calcext:apply-style-name="cellule normale" calcext:value="!=&quot;&quot;" calcext:base-cell-address="'Village pêcheur avec maçon'.I17"/>
          </calcext:conditional-format>
          <calcext:conditional-format calcext:target-range-address="'Village pêcheur avec maçon'.I12:'Village pêcheur avec maçon'.I12">
            <calcext:condition calcext:apply-style-name="cellule normale" calcext:value="!=&quot;&quot;" calcext:base-cell-address="'Village pêcheur avec maçon'.I12"/>
          </calcext:conditional-format>
          <calcext:conditional-format calcext:target-range-address="'Village pêcheur avec maçon'.I13:'Village pêcheur avec maçon'.I13">
            <calcext:condition calcext:apply-style-name="cellule normale" calcext:value="!=&quot;&quot;" calcext:base-cell-address="'Village pêcheur avec maçon'.I13"/>
          </calcext:conditional-format>
          <calcext:conditional-format calcext:target-range-address="'Village pêcheur avec maçon'.H8:'Village pêcheur avec maçon'.H8">
            <calcext:condition calcext:apply-style-name="cellule normale" calcext:value="!=&quot;&quot;" calcext:base-cell-address="'Village pêcheur avec maçon'.H8"/>
          </calcext:conditional-format>
          <calcext:conditional-format calcext:target-range-address="'Village pêcheur avec maçon'.H9:'Village pêcheur avec maçon'.H9">
            <calcext:condition calcext:apply-style-name="cellule normale" calcext:value="!=&quot;&quot;" calcext:base-cell-address="'Village pêcheur avec maçon'.H9"/>
          </calcext:conditional-format>
          <calcext:conditional-format calcext:target-range-address="'Village pêcheur avec maçon'.H10:'Village pêcheur avec maçon'.H10">
            <calcext:condition calcext:apply-style-name="cellule normale" calcext:value="!=&quot;&quot;" calcext:base-cell-address="'Village pêcheur avec maçon'.H10"/>
          </calcext:conditional-format>
          <calcext:conditional-format calcext:target-range-address="'Village pêcheur avec maçon'.H11:'Village pêcheur avec maçon'.H11">
            <calcext:condition calcext:apply-style-name="cellule normale" calcext:value="!=&quot;&quot;" calcext:base-cell-address="'Village pêcheur avec maçon'.H11"/>
          </calcext:conditional-format>
          <calcext:conditional-format calcext:target-range-address="'Village pêcheur avec maçon'.H12:'Village pêcheur avec maçon'.H12">
            <calcext:condition calcext:apply-style-name="cellule normale" calcext:value="!=&quot;&quot;" calcext:base-cell-address="'Village pêcheur avec maçon'.H12"/>
          </calcext:conditional-format>
          <calcext:conditional-format calcext:target-range-address="'Village pêcheur avec maçon'.H13:'Village pêcheur avec maçon'.H13">
            <calcext:condition calcext:apply-style-name="cellule normale" calcext:value="!=&quot;&quot;" calcext:base-cell-address="'Village pêcheur avec maçon'.H13"/>
          </calcext:conditional-format>
          <calcext:conditional-format calcext:target-range-address="'Village pêcheur avec maçon'.G9:'Village pêcheur avec maçon'.G9">
            <calcext:condition calcext:apply-style-name="cellule normale" calcext:value="!=&quot;&quot;" calcext:base-cell-address="'Village pêcheur avec maçon'.G9"/>
          </calcext:conditional-format>
          <calcext:conditional-format calcext:target-range-address="'Village pêcheur avec maçon'.G12:'Village pêcheur avec maçon'.G12">
            <calcext:condition calcext:apply-style-name="cellule normale" calcext:value="!=&quot;&quot;" calcext:base-cell-address="'Village pêcheur avec maçon'.G12"/>
          </calcext:conditional-format>
          <calcext:conditional-format calcext:target-range-address="'Village pêcheur avec maçon'.G13:'Village pêcheur avec maçon'.G13">
            <calcext:condition calcext:apply-style-name="cellule normale" calcext:value="!=&quot;&quot;" calcext:base-cell-address="'Village pêcheur avec maçon'.G13"/>
          </calcext:conditional-format>
          <calcext:conditional-format calcext:target-range-address="'Village pêcheur avec maçon'.G8:'Village pêcheur avec maçon'.G8">
            <calcext:condition calcext:apply-style-name="cellule normale" calcext:value="!=&quot;&quot;" calcext:base-cell-address="'Village pêcheur avec maçon'.G8"/>
          </calcext:conditional-format>
          <calcext:conditional-format calcext:target-range-address="'Village pêcheur avec maçon'.G10:'Village pêcheur avec maçon'.G10">
            <calcext:condition calcext:apply-style-name="cellule normale" calcext:value="!=&quot;&quot;" calcext:base-cell-address="'Village pêcheur avec maçon'.G10"/>
          </calcext:conditional-format>
          <calcext:conditional-format calcext:target-range-address="'Village pêcheur avec maçon'.B21:'Village pêcheur avec maçon'.C21">
            <calcext:condition calcext:apply-style-name="cellule normale" calcext:value="!=&quot;&quot;" calcext:base-cell-address="'Village pêcheur avec maçon'.B21"/>
          </calcext:conditional-format>
          <calcext:conditional-format calcext:target-range-address="'Village pêcheur avec maçon'.B22:'Village pêcheur avec maçon'.C22">
            <calcext:condition calcext:apply-style-name="cellule normale" calcext:value="!=&quot;&quot;" calcext:base-cell-address="'Village pêcheur avec maçon'.B22"/>
          </calcext:conditional-format>
          <calcext:conditional-format calcext:target-range-address="'Village pêcheur avec maçon'.B23:'Village pêcheur avec maçon'.C23">
            <calcext:condition calcext:apply-style-name="cellule normale" calcext:value="!=&quot;&quot;" calcext:base-cell-address="'Village pêcheur avec maçon'.B23"/>
          </calcext:conditional-format>
          <calcext:conditional-format calcext:target-range-address="'Village pêcheur avec maçon'.B24:'Village pêcheur avec maçon'.B24">
            <calcext:condition calcext:apply-style-name="cellule normale" calcext:value="!=&quot;&quot;" calcext:base-cell-address="'Village pêcheur avec maçon'.B24"/>
          </calcext:conditional-format>
          <calcext:conditional-format calcext:target-range-address="'Village pêcheur avec maçon'.B25:'Village pêcheur avec maçon'.B25">
            <calcext:condition calcext:apply-style-name="cellule normale" calcext:value="!=&quot;&quot;" calcext:base-cell-address="'Village pêcheur avec maçon'.B25"/>
          </calcext:conditional-format>
          <calcext:conditional-format calcext:target-range-address="'Village pêcheur avec maçon'.B26:'Village pêcheur avec maçon'.B26">
            <calcext:condition calcext:apply-style-name="cellule normale" calcext:value="!=&quot;&quot;" calcext:base-cell-address="'Village pêcheur avec maçon'.B26"/>
          </calcext:conditional-format>
          <calcext:conditional-format calcext:target-range-address="'Village pêcheur avec maçon'.B27:'Village pêcheur avec maçon'.B27">
            <calcext:condition calcext:apply-style-name="cellule normale" calcext:value="!=&quot;&quot;" calcext:base-cell-address="'Village pêcheur avec maçon'.B27"/>
          </calcext:conditional-format>
          <calcext:conditional-format calcext:target-range-address="'Village pêcheur avec maçon'.B28:'Village pêcheur avec maçon'.B28">
            <calcext:condition calcext:apply-style-name="cellule normale" calcext:value="!=&quot;&quot;" calcext:base-cell-address="'Village pêcheur avec maçon'.B28"/>
          </calcext:conditional-format>
          <calcext:conditional-format calcext:target-range-address="'Village pêcheur avec maçon'.B29:'Village pêcheur avec maçon'.B29">
            <calcext:condition calcext:apply-style-name="cellule normale" calcext:value="!=&quot;&quot;" calcext:base-cell-address="'Village pêcheur avec maçon'.B29"/>
          </calcext:conditional-format>
          <calcext:conditional-format calcext:target-range-address="'Village pêcheur avec maçon'.B30:'Village pêcheur avec maçon'.B30">
            <calcext:condition calcext:apply-style-name="cellule normale" calcext:value="!=&quot;&quot;" calcext:base-cell-address="'Village pêcheur avec maçon'.B30"/>
          </calcext:conditional-format>
          <calcext:conditional-format calcext:target-range-address="'Village pêcheur avec maçon'.B31:'Village pêcheur avec maçon'.B31">
            <calcext:condition calcext:apply-style-name="cellule normale" calcext:value="!=&quot;&quot;" calcext:base-cell-address="'Village pêcheur avec maçon'.B31"/>
          </calcext:conditional-format>
          <calcext:conditional-format calcext:target-range-address="'Village pêcheur avec maçon'.C24:'Village pêcheur avec maçon'.C24">
            <calcext:condition calcext:apply-style-name="cellule normale" calcext:value="!=&quot;&quot;" calcext:base-cell-address="'Village pêcheur avec maçon'.C24"/>
          </calcext:conditional-format>
          <calcext:conditional-format calcext:target-range-address="'Village pêcheur avec maçon'.C25:'Village pêcheur avec maçon'.C25">
            <calcext:condition calcext:apply-style-name="cellule normale" calcext:value="!=&quot;&quot;" calcext:base-cell-address="'Village pêcheur avec maçon'.C25"/>
          </calcext:conditional-format>
          <calcext:conditional-format calcext:target-range-address="'Village pêcheur avec maçon'.C26:'Village pêcheur avec maçon'.C26">
            <calcext:condition calcext:apply-style-name="cellule normale" calcext:value="!=&quot;&quot;" calcext:base-cell-address="'Village pêcheur avec maçon'.C26"/>
          </calcext:conditional-format>
          <calcext:conditional-format calcext:target-range-address="'Village pêcheur avec maçon'.C27:'Village pêcheur avec maçon'.C27">
            <calcext:condition calcext:apply-style-name="cellule normale" calcext:value="!=&quot;&quot;" calcext:base-cell-address="'Village pêcheur avec maçon'.C27"/>
          </calcext:conditional-format>
          <calcext:conditional-format calcext:target-range-address="'Village pêcheur avec maçon'.C28:'Village pêcheur avec maçon'.C28">
            <calcext:condition calcext:apply-style-name="cellule normale" calcext:value="!=&quot;&quot;" calcext:base-cell-address="'Village pêcheur avec maçon'.C28"/>
          </calcext:conditional-format>
          <calcext:conditional-format calcext:target-range-address="'Village pêcheur avec maçon'.C29:'Village pêcheur avec maçon'.C29">
            <calcext:condition calcext:apply-style-name="cellule normale" calcext:value="!=&quot;&quot;" calcext:base-cell-address="'Village pêcheur avec maçon'.C29"/>
          </calcext:conditional-format>
          <calcext:conditional-format calcext:target-range-address="'Village pêcheur avec maçon'.C34:'Village pêcheur avec maçon'.C34">
            <calcext:condition calcext:apply-style-name="cellule normale" calcext:value="!=&quot;&quot;" calcext:base-cell-address="'Village pêcheur avec maçon'.C34"/>
          </calcext:conditional-format>
          <calcext:conditional-format calcext:target-range-address="'Village pêcheur avec maçon'.C36:'Village pêcheur avec maçon'.C36">
            <calcext:condition calcext:apply-style-name="cellule normale" calcext:value="!=&quot;&quot;" calcext:base-cell-address="'Village pêcheur avec maçon'.C36"/>
          </calcext:conditional-format>
          <calcext:conditional-format calcext:target-range-address="'Village pêcheur avec maçon'.C37:'Village pêcheur avec maçon'.C37">
            <calcext:condition calcext:apply-style-name="cellule normale" calcext:value="!=&quot;&quot;" calcext:base-cell-address="'Village pêcheur avec maçon'.C37"/>
          </calcext:conditional-format>
          <calcext:conditional-format calcext:target-range-address="'Village pêcheur avec maçon'.C38:'Village pêcheur avec maçon'.C38">
            <calcext:condition calcext:apply-style-name="cellule normale" calcext:value="!=&quot;&quot;" calcext:base-cell-address="'Village pêcheur avec maçon'.C38"/>
          </calcext:conditional-format>
          <calcext:conditional-format calcext:target-range-address="'Village pêcheur avec maçon'.C39:'Village pêcheur avec maçon'.C39">
            <calcext:condition calcext:apply-style-name="cellule normale" calcext:value="!=&quot;&quot;" calcext:base-cell-address="'Village pêcheur avec maçon'.C39"/>
          </calcext:conditional-format>
          <calcext:conditional-format calcext:target-range-address="'Village pêcheur avec maçon'.C33:'Village pêcheur avec maçon'.C33">
            <calcext:condition calcext:apply-style-name="cellule normale" calcext:value="!=&quot;&quot;" calcext:base-cell-address="'Village pêcheur avec maçon'.C33"/>
          </calcext:conditional-format>
          <calcext:conditional-format calcext:target-range-address="'Village pêcheur avec maçon'.D31:'Village pêcheur avec maçon'.E31">
            <calcext:condition calcext:apply-style-name="cellule normale" calcext:value="!=&quot;&quot;" calcext:base-cell-address="'Village pêcheur avec maçon'.D31"/>
          </calcext:conditional-format>
          <calcext:conditional-format calcext:target-range-address="'Village pêcheur avec maçon'.D32:'Village pêcheur avec maçon'.E32">
            <calcext:condition calcext:apply-style-name="cellule normale" calcext:value="!=&quot;&quot;" calcext:base-cell-address="'Village pêcheur avec maçon'.D32"/>
          </calcext:conditional-format>
          <calcext:conditional-format calcext:target-range-address="'Village pêcheur avec maçon'.D33:'Village pêcheur avec maçon'.E33">
            <calcext:condition calcext:apply-style-name="cellule normale" calcext:value="!=&quot;&quot;" calcext:base-cell-address="'Village pêcheur avec maçon'.D33"/>
          </calcext:conditional-format>
          <calcext:conditional-format calcext:target-range-address="'Village pêcheur avec maçon'.D34:'Village pêcheur avec maçon'.E34">
            <calcext:condition calcext:apply-style-name="cellule normale" calcext:value="!=&quot;&quot;" calcext:base-cell-address="'Village pêcheur avec maçon'.D34"/>
          </calcext:conditional-format>
          <calcext:conditional-format calcext:target-range-address="'Village pêcheur avec maçon'.D35:'Village pêcheur avec maçon'.E35">
            <calcext:condition calcext:apply-style-name="cellule normale" calcext:value="!=&quot;&quot;" calcext:base-cell-address="'Village pêcheur avec maçon'.D35"/>
          </calcext:conditional-format>
          <calcext:conditional-format calcext:target-range-address="'Village pêcheur avec maçon'.D36:'Village pêcheur avec maçon'.E36">
            <calcext:condition calcext:apply-style-name="cellule normale" calcext:value="!=&quot;&quot;" calcext:base-cell-address="'Village pêcheur avec maçon'.D36"/>
          </calcext:conditional-format>
          <calcext:conditional-format calcext:target-range-address="'Village pêcheur avec maçon'.D37:'Village pêcheur avec maçon'.E37">
            <calcext:condition calcext:apply-style-name="cellule normale" calcext:value="!=&quot;&quot;" calcext:base-cell-address="'Village pêcheur avec maçon'.D37"/>
          </calcext:conditional-format>
          <calcext:conditional-format calcext:target-range-address="'Village pêcheur avec maçon'.D38:'Village pêcheur avec maçon'.E38">
            <calcext:condition calcext:apply-style-name="cellule normale" calcext:value="!=&quot;&quot;" calcext:base-cell-address="'Village pêcheur avec maçon'.D38"/>
          </calcext:conditional-format>
          <calcext:conditional-format calcext:target-range-address="'Village pêcheur avec maçon'.D39:'Village pêcheur avec maçon'.E39">
            <calcext:condition calcext:apply-style-name="cellule normale" calcext:value="!=&quot;&quot;" calcext:base-cell-address="'Village pêcheur avec maçon'.D39"/>
          </calcext:conditional-format>
          <calcext:conditional-format calcext:target-range-address="'Village pêcheur avec maçon'.D40:'Village pêcheur avec maçon'.E40">
            <calcext:condition calcext:apply-style-name="cellule normale" calcext:value="!=&quot;&quot;" calcext:base-cell-address="'Village pêcheur avec maçon'.D40"/>
          </calcext:conditional-format>
          <calcext:conditional-format calcext:target-range-address="'Village pêcheur avec maçon'.D41:'Village pêcheur avec maçon'.E41">
            <calcext:condition calcext:apply-style-name="cellule normale" calcext:value="!=&quot;&quot;" calcext:base-cell-address="'Village pêcheur avec maçon'.D41"/>
          </calcext:conditional-format>
          <calcext:conditional-format calcext:target-range-address="'Village pêcheur avec maçon'.D42:'Village pêcheur avec maçon'.E42">
            <calcext:condition calcext:apply-style-name="cellule normale" calcext:value="!=&quot;&quot;" calcext:base-cell-address="'Village pêcheur avec maçon'.D42"/>
          </calcext:conditional-format>
          <calcext:conditional-format calcext:target-range-address="'Village pêcheur avec maçon'.D43:'Village pêcheur avec maçon'.E43">
            <calcext:condition calcext:apply-style-name="cellule normale" calcext:value="!=&quot;&quot;" calcext:base-cell-address="'Village pêcheur avec maçon'.D43"/>
          </calcext:conditional-format>
          <calcext:conditional-format calcext:target-range-address="'Village pêcheur avec maçon'.D44:'Village pêcheur avec maçon'.E44">
            <calcext:condition calcext:apply-style-name="cellule normale" calcext:value="!=&quot;&quot;" calcext:base-cell-address="'Village pêcheur avec maçon'.D44"/>
          </calcext:conditional-format>
          <calcext:conditional-format calcext:target-range-address="'Village pêcheur avec maçon'.D45:'Village pêcheur avec maçon'.E45">
            <calcext:condition calcext:apply-style-name="cellule normale" calcext:value="!=&quot;&quot;" calcext:base-cell-address="'Village pêcheur avec maçon'.D45"/>
          </calcext:conditional-format>
          <calcext:conditional-format calcext:target-range-address="'Village pêcheur avec maçon'.D46:'Village pêcheur avec maçon'.E46">
            <calcext:condition calcext:apply-style-name="cellule normale" calcext:value="!=&quot;&quot;" calcext:base-cell-address="'Village pêcheur avec maçon'.D46"/>
          </calcext:conditional-format>
          <calcext:conditional-format calcext:target-range-address="'Village pêcheur avec maçon'.D47:'Village pêcheur avec maçon'.E47">
            <calcext:condition calcext:apply-style-name="cellule normale" calcext:value="!=&quot;&quot;" calcext:base-cell-address="'Village pêcheur avec maçon'.D47"/>
          </calcext:conditional-format>
          <calcext:conditional-format calcext:target-range-address="'Village pêcheur avec maçon'.A3:'Village pêcheur avec maçon'.A3">
            <calcext:condition calcext:apply-style-name="cellule normale" calcext:value="!=&quot;&quot;" calcext:base-cell-address="'Village pêcheur avec maçon'.A3"/>
          </calcext:conditional-format>
          <calcext:conditional-format calcext:target-range-address="'Village pêcheur avec maçon'.B3:'Village pêcheur avec maçon'.B3">
            <calcext:condition calcext:apply-style-name="cellule normale" calcext:value="!=&quot;&quot;" calcext:base-cell-address="'Village pêcheur avec maçon'.B3"/>
          </calcext:conditional-format>
          <calcext:conditional-format calcext:target-range-address="'Village pêcheur avec maçon'.B15:'Village pêcheur avec maçon'.B15">
            <calcext:condition calcext:apply-style-name="cellule normale" calcext:value="!=&quot;&quot;" calcext:base-cell-address="'Village pêcheur avec maçon'.B15"/>
          </calcext:conditional-format>
          <calcext:conditional-format calcext:target-range-address="'Village pêcheur avec maçon'.B15:'Village pêcheur avec maçon'.B15">
            <calcext:condition calcext:apply-style-name="cellule normale" calcext:value="!=&quot;&quot;" calcext:base-cell-address="'Village pêcheur avec maçon'.B15"/>
          </calcext:conditional-format>
          <calcext:conditional-format calcext:target-range-address="'Village pêcheur avec maçon'.D5:'Village pêcheur avec maçon'.D5">
            <calcext:condition calcext:apply-style-name="cellule normale" calcext:value="!=&quot;&quot;" calcext:base-cell-address="'Village pêcheur avec maçon'.D5"/>
          </calcext:conditional-format>
          <calcext:conditional-format calcext:target-range-address="'Village pêcheur avec maçon'.D6:'Village pêcheur avec maçon'.D6">
            <calcext:condition calcext:apply-style-name="cellule normale" calcext:value="!=&quot;&quot;" calcext:base-cell-address="'Village pêcheur avec maçon'.D6"/>
          </calcext:conditional-format>
          <calcext:conditional-format calcext:target-range-address="'Village pêcheur avec maçon'.D7:'Village pêcheur avec maçon'.D7">
            <calcext:condition calcext:apply-style-name="cellule normale" calcext:value="!=&quot;&quot;" calcext:base-cell-address="'Village pêcheur avec maçon'.D7"/>
          </calcext:conditional-format>
          <calcext:conditional-format calcext:target-range-address="'Village pêcheur avec maçon'.A43:'Village pêcheur avec maçon'.A43">
            <calcext:condition calcext:apply-style-name="cellule normale" calcext:value="!=&quot;&quot;" calcext:base-cell-address="'Village pêcheur avec maçon'.A43"/>
          </calcext:conditional-format>
          <calcext:conditional-format calcext:target-range-address="'Village pêcheur avec maçon'.E30:'Village pêcheur avec maçon'.E30">
            <calcext:condition calcext:apply-style-name="cellule normale" calcext:value="!=&quot;&quot;" calcext:base-cell-address="'Village pêcheur avec maçon'.E30"/>
          </calcext:conditional-format>
          <calcext:conditional-format calcext:target-range-address="'Village pêcheur avec maçon'.C35:'Village pêcheur avec maçon'.C35">
            <calcext:condition calcext:apply-style-name="cellule normale" calcext:value="!=[.C1]" calcext:base-cell-address="'Village pêcheur avec maçon'.C35"/>
          </calcext:conditional-format>
          <calcext:conditional-format calcext:target-range-address="'Village pêcheur avec maçon'.A34:'Village pêcheur avec maçon'.A34">
            <calcext:condition calcext:apply-style-name="cellule normale" calcext:value="!=&quot;&quot;" calcext:base-cell-address="'Village pêcheur avec maçon'.A34"/>
          </calcext:conditional-format>
          <calcext:conditional-format calcext:target-range-address="'Village pêcheur avec maçon'.A34:'Village pêcheur avec maçon'.A34">
            <calcext:condition calcext:apply-style-name="cellule normale" calcext:value="!=&quot;&quot;" calcext:base-cell-address="'Village pêcheur avec maçon'.A34"/>
          </calcext:conditional-format>
          <calcext:conditional-format calcext:target-range-address="'Village pêcheur avec maçon'.A35:'Village pêcheur avec maçon'.A35">
            <calcext:condition calcext:apply-style-name="cellule normale" calcext:value="!=&quot;&quot;" calcext:base-cell-address="'Village pêcheur avec maçon'.A35"/>
          </calcext:conditional-format>
          <calcext:conditional-format calcext:target-range-address="'Village pêcheur avec maçon'.A38:'Village pêcheur avec maçon'.A38">
            <calcext:condition calcext:apply-style-name="cellule normale" calcext:value="!=&quot;&quot;" calcext:base-cell-address="'Village pêcheur avec maçon'.A38"/>
          </calcext:conditional-format>
          <calcext:conditional-format calcext:target-range-address="'Village pêcheur avec maçon'.B38:'Village pêcheur avec maçon'.B38">
            <calcext:condition calcext:apply-style-name="cellule normale" calcext:value="!=&quot;&quot;" calcext:base-cell-address="'Village pêcheur avec maçon'.B38"/>
          </calcext:conditional-format>
          <calcext:conditional-format calcext:target-range-address="'Village pêcheur avec maçon'.A39:'Village pêcheur avec maçon'.A39">
            <calcext:condition calcext:apply-style-name="cellule normale" calcext:value="!=&quot;&quot;" calcext:base-cell-address="'Village pêcheur avec maçon'.A39"/>
          </calcext:conditional-format>
          <calcext:conditional-format calcext:target-range-address="'Village pêcheur avec maçon'.B39:'Village pêcheur avec maçon'.B39">
            <calcext:condition calcext:apply-style-name="cellule normale" calcext:value="!=&quot;&quot;" calcext:base-cell-address="'Village pêcheur avec maçon'.B39"/>
          </calcext:conditional-format>
          <calcext:conditional-format calcext:target-range-address="'Village pêcheur avec maçon'.B40:'Village pêcheur avec maçon'.B40">
            <calcext:condition calcext:apply-style-name="cellule normale" calcext:value="!=&quot;&quot;" calcext:base-cell-address="'Village pêcheur avec maçon'.B40"/>
          </calcext:conditional-format>
          <calcext:conditional-format calcext:target-range-address="'Village pêcheur avec maçon'.B34:'Village pêcheur avec maçon'.B34">
            <calcext:condition calcext:apply-style-name="cellule normale" calcext:value="!=&quot;&quot;" calcext:base-cell-address="'Village pêcheur avec maçon'.B34"/>
          </calcext:conditional-format>
          <calcext:conditional-format calcext:target-range-address="'Village pêcheur avec maçon'.B35:'Village pêcheur avec maçon'.B35">
            <calcext:condition calcext:apply-style-name="cellule normale" calcext:value="!=&quot;&quot;" calcext:base-cell-address="'Village pêcheur avec maçon'.B35"/>
          </calcext:conditional-format>
          <calcext:conditional-format calcext:target-range-address="'Village pêcheur avec maçon'.B37:'Village pêcheur avec maçon'.B37">
            <calcext:condition calcext:apply-style-name="cellule normale" calcext:value="!=&quot;&quot;" calcext:base-cell-address="'Village pêcheur avec maçon'.B37"/>
          </calcext:conditional-format>
          <calcext:conditional-format calcext:target-range-address="'Village pêcheur avec maçon'.A40:'Village pêcheur avec maçon'.A40">
            <calcext:condition calcext:apply-style-name="cellule normale" calcext:value="!=&quot;&quot;" calcext:base-cell-address="'Village pêcheur avec maçon'.A40"/>
          </calcext:conditional-format>
          <calcext:conditional-format calcext:target-range-address="'Village pêcheur avec maçon'.A37:'Village pêcheur avec maçon'.A37">
            <calcext:condition calcext:apply-style-name="cellule normale" calcext:value="!=&quot;&quot;" calcext:base-cell-address="'Village pêcheur avec maçon'.A37"/>
          </calcext:conditional-format>
          <calcext:conditional-format calcext:target-range-address="'Village pêcheur avec maçon'.A36:'Village pêcheur avec maçon'.A36">
            <calcext:condition calcext:apply-style-name="cellule normale" calcext:value="!=&quot;&quot;" calcext:base-cell-address="'Village pêcheur avec maçon'.A36"/>
          </calcext:conditional-format>
          <calcext:conditional-format calcext:target-range-address="'Village pêcheur avec maçon'.B34:'Village pêcheur avec maçon'.B34">
            <calcext:condition calcext:apply-style-name="cellule normale" calcext:value="!=&quot;&quot;" calcext:base-cell-address="'Village pêcheur avec maçon'.B34"/>
          </calcext:conditional-format>
          <calcext:conditional-format calcext:target-range-address="'Village pêcheur avec maçon'.D9:'Village pêcheur avec maçon'.D9">
            <calcext:condition calcext:apply-style-name="cellule normale" calcext:value="!=&quot;&quot;" calcext:base-cell-address="'Village pêcheur avec maçon'.D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1" svg:font-family="Cambria"/>
    <style:font-face style:name="Cambria" svg:font-family="Cambr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ellule_20_normale" style:display-name="cellule normale" style:family="table-cell" style:parent-style-name="Default">
      <style:table-cell-properties fo:background-color="#dddddd" fo:border="0.06pt solid #000000" fo:padding="1.99mm" loext:vertical-justify="auto"/>
      <style:paragraph-properties css3t:text-justify="auto"/>
      <style:text-properties fo:font-size="12pt"/>
    </style:style>
    <style:style style:name="cellule_20_narrateur" style:display-name="cellule narrateur" style:family="table-cell" style:parent-style-name="Default">
      <style:table-cell-properties fo:background-color="#ffcc00" loext:vertical-justify="auto"/>
      <style:paragraph-properties css3t:text-justify="auto"/>
      <style:text-properties fo:font-style="italic"/>
    </style:style>
    <style:style style:name="cellule_20_random" style:display-name="cellule random" style:family="table-cell" style:parent-style-name="cellule_20_normale">
      <style:table-cell-properties fo:background-color="#ccff66"/>
      <style:text-properties fo:font-weight="bold"/>
    </style:style>
    <style:style style:name="cellule_20_personnages" style:display-name="cellule personnages" style:family="table-cell" style:parent-style-name="cellule_20_random">
      <style:table-cell-properties fo:background-color="#ff99ff"/>
    </style:style>
    <style:style style:name="cellule_20_dialogue" style:display-name="cellule dialogue" style:family="table-cell" style:parent-style-name="cellule_20_normale">
      <style:table-cell-properties fo:background-color="#ffffcc"/>
    </style:style>
    <style:style style:name="cellule_20_histoire" style:display-name="cellule histoire" style:family="table-cell" style:parent-style-name="cellule_20_normale">
      <style:table-cell-properties fo:background-color="#333333"/>
      <style:text-properties fo:color="#ffffff"/>
    </style:style>
    <style:style style:name="cellule_20_argent" style:display-name="cellule argent" style:family="table-cell" style:parent-style-name="Default"/>
    <style:style style:name="Sans_20_nom1" style:display-name="Sans nom1" style:family="table-cell" style:parent-style-name="cellule_20_normale">
      <style:table-cell-properties fo:background-color="#ffff00" loext:vertical-justify="auto"/>
      <style:paragraph-properties css3t:text-justify="auto"/>
    </style:style>
    <style:style style:name="cellule_20_gold" style:display-name="cellule gold" style:family="table-cell" style:parent-style-name="Default">
      <style:table-cell-properties fo:background-color="#ffff00"/>
    </style:style>
    <style:style style:name="cellule_20_combat" style:display-name="cellule combat" style:family="table-cell" style:parent-style-name="cellule_20_narrateur">
      <style:table-cell-properties fo:background-color="#ff0000"/>
    </style:style>
    <style:style style:name="cellule_20_temps" style:display-name="cellule temps" style:family="table-cell" style:parent-style-name="Default">
      <style:table-cell-properties fo:background-color="#cfe7f5"/>
    </style:style>
    <style:style style:name="cellule_20_indice" style:display-name="cellule indice" style:family="table-cell" style:parent-style-name="cellule_20_normale">
      <style:table-cell-properties fo:background-color="#ff66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6">00/00/0000</text:date>, <text:time style:data-style-name="N2" text:time-value="21:36:52.1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6T22:07:46.853000000</dc:date>
    <meta:editing-duration>PT11H22M25S</meta:editing-duration>
    <meta:editing-cycles>67</meta:editing-cycles>
    <meta:generator>LibreOffice/5.0.6.3$Windows_x86 LibreOffice_project/490fc03b25318460cfc54456516ea2519c11d1aa</meta:generator>
    <meta:document-statistic meta:table-count="9" meta:cell-count="498" meta:object-count="0"/>
  </office:meta>
</office:document-meta>
</file>